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783in"/>
    </style:style>
    <style:style style:name="co2" style:family="table-column">
      <style:table-column-properties fo:break-before="auto" style:column-width="4.8244in"/>
    </style:style>
    <style:style style:name="co3" style:family="table-column">
      <style:table-column-properties fo:break-before="auto" style:column-width="4.2563in"/>
    </style:style>
    <style:style style:name="co4" style:family="table-column">
      <style:table-column-properties fo:break-before="auto" style:column-width="4.6311in"/>
    </style:style>
    <style:style style:name="co5" style:family="table-column">
      <style:table-column-properties fo:break-before="auto" style:column-width="3.5055in"/>
    </style:style>
    <style:style style:name="co6" style:family="table-column">
      <style:table-column-properties fo:break-before="auto" style:column-width="3.1626in"/>
    </style:style>
    <style:style style:name="co7" style:family="table-column">
      <style:table-column-properties fo:break-before="auto" style:column-width="0.6598in"/>
    </style:style>
    <style:style style:name="co8" style:family="table-column">
      <style:table-column-properties fo:break-before="auto" style:column-width="1.4043in"/>
    </style:style>
    <style:style style:name="co9" style:family="table-column">
      <style:table-column-properties fo:break-before="auto" style:column-width="1.5327in"/>
    </style:style>
    <style:style style:name="co10" style:family="table-column">
      <style:table-column-properties fo:break-before="auto" style:column-width="2.6161in"/>
    </style:style>
    <style:style style:name="co11" style:family="table-column">
      <style:table-column-properties fo:break-before="auto" style:column-width="2.5516in"/>
    </style:style>
    <style:style style:name="co12" style:family="table-column">
      <style:table-column-properties fo:break-before="auto" style:column-width="1.3291in"/>
    </style:style>
    <style:style style:name="co13" style:family="table-column">
      <style:table-column-properties fo:break-before="auto" style:column-width="1.2543in"/>
    </style:style>
    <style:style style:name="co14" style:family="table-column">
      <style:table-column-properties fo:break-before="auto" style:column-width="1.211in"/>
    </style:style>
    <style:style style:name="co15" style:family="table-column">
      <style:table-column-properties fo:break-before="auto" style:column-width="2.7083in"/>
    </style:style>
    <style:style style:name="co16" style:family="table-column">
      <style:table-column-properties fo:break-before="auto" style:column-width="2.6862in"/>
    </style:style>
    <style:style style:name="co17" style:family="table-column">
      <style:table-column-properties fo:break-before="auto" style:column-width="7.7626in"/>
    </style:style>
    <style:style style:name="co18" style:family="table-column">
      <style:table-column-properties fo:break-before="auto" style:column-width="0.7043in"/>
    </style:style>
    <style:style style:name="ro1" style:family="table-row">
      <style:table-row-properties style:row-height="0.3in" fo:break-before="auto" style:use-optimal-row-height="false"/>
    </style:style>
    <style:style style:name="ro2" style:family="table-row">
      <style:table-row-properties style:row-height="0.448in" fo:break-before="auto" style:use-optimal-row-height="false"/>
    </style:style>
    <style:style style:name="ta1" style:family="table" style:master-page-name="PageStyle_5f_Museen">
      <style:table-properties table:display="true" style:writing-mode="lr-tb"/>
    </style:style>
    <number:number-style style:name="N1">
      <number:number number:decimal-places="0" number:min-decimal-places="0" number:min-integer-digits="1"/>
    </number:number-style>
    <style:style style:name="ce13" style:family="table-cell" style:parent-style-name="Default">
      <style:table-cell-properties style:glyph-orientation-vertical="0" fo:background-color="#dee6ef"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2" style:family="table-cell" style:parent-style-name="Default">
      <style:table-cell-properties style:glyph-orientation-vertical="0" fo:background-color="#339966"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1" style:family="table-cell" style:parent-style-name="Default">
      <style:table-cell-properties style:glyph-orientation-vertical="0" fo:background-color="#dee6ef"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8" style:family="table-cell" style:parent-style-name="Default">
      <style:table-cell-properties style:glyph-orientation-vertical="0" fo:background-color="#ffa6a6"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6" style:family="table-cell" style:parent-style-name="Default">
      <style:table-cell-properties style:glyph-orientation-vertical="0" fo:background-color="#dee6ef"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style>
    <style:style style:name="ce22" style:family="table-cell" style:parent-style-name="Default">
      <style:table-cell-properties style:glyph-orientation-vertical="0" fo:background-color="#ffd7d7"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7" style:family="table-cell" style:parent-style-name="Default">
      <style:table-cell-properties style:glyph-orientation-vertical="0" fo:background-color="#dee6ef"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vertical-align="top"/>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padding="0.028in"/>
    </style:style>
    <style:style style:name="ce3" style:family="table-cell" style:parent-style-name="Default">
      <style:table-cell-properties style:glyph-orientation-vertical="0" fo:background-color="#dee6ef"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
      <style:table-cell-properties style:glyph-orientation-vertical="0" fo:background-color="#dee6ef" style:cell-protect="protected" style:print-content="true"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data-style-name="N1">
      <style:table-cell-properties style:glyph-orientation-vertical="0" style:cell-protect="protected" style:print-content="true"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
      <style:table-cell-properties fo:padding="0.028in"/>
    </style:style>
    <style:style style:name="ce9" style:family="table-cell" style:parent-style-name="Default">
      <style:table-cell-properties style:glyph-orientation-vertical="0" fo:background-color="#dee6ef" style:cell-protect="protected" style:print-content="true"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cell-protect="protected" style:print-content="true" style:text-align-source="value-type" style:repeat-content="false" fo:background-color="transparent"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dee6ef" fo:padding="0.028in"/>
      <style:text-properties fo:font-weight="bold" style:font-weight-asian="bold" style:font-weight-complex="bold"/>
    </style:style>
    <style:style style:name="ce12" style:family="table-cell" style:parent-style-name="Default">
      <style:table-cell-properties fo:background-color="#dee6ef"/>
      <style:text-properties fo:font-weight="bold" style:font-weight-asian="bold" style:font-weight-complex="bold"/>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Museen" table:style-name="ta1">
        <office:forms form:automatic-focus="false" form:apply-design-mode="false"/>
        <table:table-column table:style-name="co1" table:default-cell-style-name="ce1"/>
        <table:table-column table:style-name="co2" table:number-columns-repeated="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8"/>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6" table:default-cell-style-name="ce5"/>
        <table:table-column table:style-name="co18" table:number-columns-repeated="235" table:default-cell-style-name="ce5"/>
        <table:table-column table:style-name="co18" table:number-columns-repeated="765" table:default-cell-style-name="Default"/>
        <table:table-row table:style-name="ro1">
          <table:table-cell table:style-name="ce13" office:value-type="string" calcext:value-type="string">
            <text:p>MUS</text:p>
          </table:table-cell>
          <table:table-cell table:style-name="ce17" office:value-type="string" calcext:value-type="string">
            <text:p>NAME_IT</text:p>
          </table:table-cell>
          <table:table-cell table:style-name="ce3" office:value-type="string" calcext:value-type="string">
            <text:p>BEZEICHNUNG_D</text:p>
          </table:table-cell>
          <table:table-cell table:style-name="ce3" office:value-type="string" calcext:value-type="string">
            <text:p>BEZEICHNUNG_I</text:p>
          </table:table-cell>
          <table:table-cell table:style-name="ce3" office:value-type="string" calcext:value-type="string">
            <text:p>BEZEICHNUNG_E</text:p>
          </table:table-cell>
          <table:table-cell table:style-name="ce3" office:value-type="string" calcext:value-type="string">
            <text:p>ADRESSE_D</text:p>
          </table:table-cell>
          <table:table-cell table:style-name="ce3" office:value-type="string" calcext:value-type="string">
            <text:p>ADRESSE_I</text:p>
          </table:table-cell>
          <table:table-cell table:style-name="ce6" office:value-type="string" calcext:value-type="string">
            <text:p>PLZ</text:p>
          </table:table-cell>
          <table:table-cell table:style-name="ce3" office:value-type="string" calcext:value-type="string">
            <text:p>ORTSCHAFT_D</text:p>
          </table:table-cell>
          <table:table-cell table:style-name="ce3" office:value-type="string" calcext:value-type="string">
            <text:p>ORTSCHAFT_I</text:p>
          </table:table-cell>
          <table:table-cell table:style-name="ce3" office:value-type="string" calcext:value-type="string">
            <text:p>HOMEPAGE_D</text:p>
          </table:table-cell>
          <table:table-cell table:style-name="ce3" office:value-type="string" calcext:value-type="string">
            <text:p>HOMEPAGE_I</text:p>
          </table:table-cell>
          <table:table-cell table:style-name="ce3" office:value-type="string" calcext:value-type="string">
            <text:p>TELEFON</text:p>
          </table:table-cell>
          <table:table-cell table:style-name="ce3" office:value-type="string" calcext:value-type="string">
            <text:p>TELEFON 2</text:p>
          </table:table-cell>
          <table:table-cell table:style-name="ce3" office:value-type="string" calcext:value-type="string">
            <text:p>FAX</text:p>
          </table:table-cell>
          <table:table-cell table:style-name="ce3" office:value-type="string" calcext:value-type="string">
            <text:p>EMAIL_I</text:p>
          </table:table-cell>
          <table:table-cell table:style-name="ce3" office:value-type="string" calcext:value-type="string">
            <text:p>EMAIL_D</text:p>
          </table:table-cell>
          <table:table-cell table:style-name="ce9" office:value-type="string" calcext:value-type="string">
            <text:p>EINTRITT_D</text:p>
          </table:table-cell>
          <table:table-cell table:style-name="ce9" office:value-type="string" calcext:value-type="string">
            <text:p>EINTRITT_I</text:p>
          </table:table-cell>
          <table:table-cell table:style-name="ce9" office:value-type="string" calcext:value-type="string">
            <text:p>EINTRITT_E</text:p>
          </table:table-cell>
          <table:table-cell table:style-name="ce9" office:value-type="string" calcext:value-type="string">
            <text:p>ÖFFNUNGSZEITEN_D</text:p>
          </table:table-cell>
          <table:table-cell table:style-name="ce9" office:value-type="string" calcext:value-type="string">
            <text:p>ÖFFNUNGSZEITEN_I</text:p>
          </table:table-cell>
          <table:table-cell table:style-name="ce9" office:value-type="string" calcext:value-type="string">
            <text:p>ÖFFNUNGSZEITEN_E</text:p>
          </table:table-cell>
          <table:table-cell table:style-name="ce9" office:value-type="string" calcext:value-type="string">
            <text:p>BESCHREIBUNG_D</text:p>
          </table:table-cell>
          <table:table-cell table:style-name="ce9" office:value-type="string" calcext:value-type="string">
            <text:p>BESCHREIBUNG_I</text:p>
          </table:table-cell>
          <table:table-cell table:style-name="ce9" office:value-type="string" calcext:value-type="string">
            <text:p>BESCHREIBUNG_E</text:p>
          </table:table-cell>
          <table:table-cell table:style-name="ce9" office:value-type="string" calcext:value-type="string">
            <text:p>GEOKOORDINATE_X</text:p>
          </table:table-cell>
          <table:table-cell table:style-name="ce9" office:value-type="string" calcext:value-type="string">
            <text:p>GEOKOORDINATE_Y</text:p>
          </table:table-cell>
          <table:table-cell table:style-name="ce11" table:number-columns-repeated="230"/>
          <table:table-cell table:style-name="ce12" table:number-columns-repeated="765"/>
        </table:table-row>
        <table:table-row table:style-name="ro1" table:visibility="filter">
          <table:table-cell table:style-name="ce2" table:number-columns-repeated="2"/>
          <table:table-cell table:style-name="ce4" office:value-type="string" calcext:value-type="string">
            <text:p>Krippensammlung Stabinger</text:p>
          </table:table-cell>
          <table:table-cell table:style-name="ce4" office:value-type="string" calcext:value-type="string">
            <text:p>Collezione di presepi Stabinger</text:p>
          </table:table-cell>
          <table:table-cell table:style-name="ce4" office:value-type="string" calcext:value-type="string">
            <text:p>Stabinger Crib Collection </text:p>
          </table:table-cell>
          <table:table-cell table:style-name="ce4" office:value-type="string" calcext:value-type="string">
            <text:p>Hotel Mondschein, Dolomitenstraße 5</text:p>
          </table:table-cell>
          <table:table-cell table:style-name="ce4" office:value-type="string" calcext:value-type="string">
            <text:p>Albergo Mondschein, via Dolomiti, 5</text:p>
          </table:table-cell>
          <table:table-cell table:style-name="ce7" office:value-type="float" office:value="39030" calcext:value-type="float">
            <text:p>39030</text:p>
          </table:table-cell>
          <table:table-cell table:style-name="ce4" office:value-type="string" calcext:value-type="string">
            <text:p>Sexten</text:p>
          </table:table-cell>
          <table:table-cell table:style-name="ce4" office:value-type="string" calcext:value-type="string">
            <text:p>Sesto</text:p>
          </table:table-cell>
          <table:table-cell table:number-columns-repeated="2" table:style-name="ce4" office:value-type="string" calcext:value-type="string">
            <text:p>www.hotelmondschein.com</text:p>
          </table:table-cell>
          <table:table-cell table:style-name="ce4" office:value-type="string" calcext:value-type="string">
            <text:p>+39 0474 710322</text:p>
          </table:table-cell>
          <table:table-cell table:style-name="ce4"/>
          <table:table-cell table:style-name="ce4" office:value-type="string" calcext:value-type="string">
            <text:p>+39 0474 710252</text:p>
          </table:table-cell>
          <table:table-cell table:number-columns-repeated="2" table:style-name="ce4" office:value-type="string" calcext:value-type="string">
            <text:p>info@hotelmondschein.com</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free offering</text:p>
          </table:table-cell>
          <table:table-cell table:style-name="ce10" office:value-type="string" calcext:value-type="string">
            <text:p>25. Dez - 15. Apr, 15. Juni - 15. Okt</text:p>
            <text:p>Mi - So 8 - 12 Uhr</text:p>
          </table:table-cell>
          <table:table-cell table:style-name="ce10" office:value-type="string" calcext:value-type="string">
            <text:p>25 dic-15 apr, 15 giu-15 ott</text:p>
            <text:p>mer-dom ore 8-12</text:p>
          </table:table-cell>
          <table:table-cell table:style-name="ce10" office:value-type="string" calcext:value-type="string">
            <text:p>25/12 - 15/04, 15/06 - 15/10</text:p>
            <text:p>Thu - Sun 8 am - 12 am</text:p>
          </table:table-cell>
          <table:table-cell table:style-name="ce10" office:value-type="string" calcext:value-type="string">
            <text:p>Die Sammlung umfasst vier Panoramakrippen mit klassisch-orientalischem Charakter und verschiedene Tiroler Krippen, die Anton Stabinger nach einer Pilgerreise nach Palästina im Jahre 1906 originalgetreu nachgebaut hat.</text:p>
          </table:table-cell>
          <table:table-cell table:style-name="ce10" office:value-type="string" calcext:value-type="string">
            <text:p>La collezione comprende quattro presepi panoramici di carattere classico-orientale e diversi presepi tirolesi, realizzati su schizzi originali dei Luoghi Santi da Anton Stabinger, originario di Sesto, dopo un pellegrinaggio in Palestina nel 1906.</text:p>
          </table:table-cell>
          <table:table-cell table:style-name="ce10" office:value-type="string" calcext:value-type="string">
            <text:p>The collection includes four panorama nativity scenes with a classical oriental character and various Tyrolean nativity scenes, which Anton Stabinger faithfully recreated after a pilgrimage to Palestine in 1906.</text:p>
          </table:table-cell>
          <table:table-cell table:style-name="ce10" office:value-type="string" calcext:value-type="string">
            <text:p>12.35007</text:p>
          </table:table-cell>
          <table:table-cell table:style-name="ce10" office:value-type="string" calcext:value-type="string">
            <text:p>46.70246</text:p>
          </table:table-cell>
          <table:table-cell table:number-columns-repeated="995"/>
        </table:table-row>
        <table:table-row table:style-name="ro1" table:visibility="filter">
          <table:table-cell table:style-name="ce2" table:number-columns-repeated="2"/>
          <table:table-cell table:style-name="ce4" office:value-type="string" calcext:value-type="string">
            <text:p>Pfarrmuseum St. Michael</text:p>
          </table:table-cell>
          <table:table-cell table:style-name="ce4" office:value-type="string" calcext:value-type="string">
            <text:p>Museo parrocchiale di S. Michele</text:p>
          </table:table-cell>
          <table:table-cell table:style-name="ce4" office:value-type="string" calcext:value-type="string">
            <text:p>St. Michael Parish Museum</text:p>
          </table:table-cell>
          <table:table-cell table:style-name="ce4" office:value-type="string" calcext:value-type="string">
            <text:p>Kirche St. Michael, Kirchgasse</text:p>
          </table:table-cell>
          <table:table-cell table:style-name="ce4" office:value-type="string" calcext:value-type="string">
            <text:p>Chiesa di San Michele, via della chiesa</text:p>
          </table:table-cell>
          <table:table-cell table:style-name="ce7" office:value-type="float" office:value="39020" calcext:value-type="float">
            <text:p>39020</text:p>
          </table:table-cell>
          <table:table-cell table:style-name="ce4" office:value-type="string" calcext:value-type="string">
            <text:p>Taufers im Münstertal</text:p>
          </table:table-cell>
          <table:table-cell table:style-name="ce4" office:value-type="string" calcext:value-type="string">
            <text:p>Tubre</text:p>
          </table:table-cell>
          <table:table-cell table:style-name="ce4" table:number-columns-repeated="2"/>
          <table:table-cell table:style-name="ce4" office:value-type="string" calcext:value-type="string">
            <text:p>+39 0473 831190</text:p>
          </table:table-cell>
          <table:table-cell table:style-name="ce4" table:number-columns-repeated="4"/>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entrance</text:p>
          </table:table-cell>
          <table:table-cell table:style-name="ce10" office:value-type="string" calcext:value-type="string">
            <text:p>Juli-Mitte Okt</text:p>
            <text:p>Mi 10-12 h</text:p>
          </table:table-cell>
          <table:table-cell table:style-name="ce10" office:value-type="string" calcext:value-type="string">
            <text:p>giu-metà ott</text:p>
            <text:p>mer h 10-12</text:p>
          </table:table-cell>
          <table:table-cell table:style-name="ce10" office:value-type="string" calcext:value-type="string">
            <text:p>July-mid-Oct</text:p>
            <text:p>Wed 10-12</text:p>
          </table:table-cell>
          <table:table-cell table:style-name="ce10" office:value-type="string" calcext:value-type="string">
            <text:p>Die Kirche St. Michael ist seit 2000 ein Museum und beherbergt sakrale Kunstwerke aus den umliegenden Tauferer Kirchen.</text:p>
          </table:table-cell>
          <table:table-cell table:style-name="ce10" office:value-type="string" calcext:value-type="string">
            <text:p>Dal 2000 la chiesa di San Michele è un museo che custodisce opere d’arte sacra provenienti dalle vicine chiese di Tubre.</text:p>
          </table:table-cell>
          <table:table-cell table:style-name="ce10" office:value-type="string" calcext:value-type="string">
            <text:p>The church of St. Michael has been a museum since 2000 and houses sacred works of art from the surrounding churches in Taufers/Tubre.</text:p>
          </table:table-cell>
          <table:table-cell table:style-name="ce10" office:value-type="string" calcext:value-type="string">
            <text:p>10.467359</text:p>
          </table:table-cell>
          <table:table-cell table:style-name="ce10" office:value-type="string" calcext:value-type="string">
            <text:p>46.648747</text:p>
          </table:table-cell>
          <table:table-cell table:number-columns-repeated="995"/>
        </table:table-row>
        <table:table-row table:style-name="ro1" table:visibility="filter">
          <table:table-cell table:style-name="ce2" table:number-columns-repeated="2"/>
          <table:table-cell table:style-name="ce4" office:value-type="string" calcext:value-type="string">
            <text:p>Dolomythos: Das Museum zum Welt-Naturerbe</text:p>
          </table:table-cell>
          <table:table-cell table:style-name="ce4" office:value-type="string" calcext:value-type="string">
            <text:p>Dolomythos - Il museo del Patrimonio Naturale </text:p>
          </table:table-cell>
          <table:table-cell table:style-name="ce4" office:value-type="string" calcext:value-type="string">
            <text:p>Dolomythos - The Natural Heritage of Humanity Museum</text:p>
          </table:table-cell>
          <table:table-cell table:style-name="ce4" office:value-type="string" calcext:value-type="string">
            <text:p>Villa Wachtler, P.-P.-Rainer-Straße 11</text:p>
          </table:table-cell>
          <table:table-cell table:style-name="ce4" office:value-type="string" calcext:value-type="string">
            <text:p>Villa Wachtler, via P. P. Rainer, 11</text:p>
          </table:table-cell>
          <table:table-cell table:style-name="ce7" office:value-type="float" office:value="39038" calcext:value-type="float">
            <text:p>39038</text:p>
          </table:table-cell>
          <table:table-cell table:style-name="ce4" office:value-type="string" calcext:value-type="string">
            <text:p>Innichen</text:p>
          </table:table-cell>
          <table:table-cell table:style-name="ce4" office:value-type="string" calcext:value-type="string">
            <text:p>San Candido</text:p>
          </table:table-cell>
          <table:table-cell table:number-columns-repeated="2" table:style-name="ce4" office:value-type="string" calcext:value-type="string">
            <text:p>www.dolomythos.com</text:p>
          </table:table-cell>
          <table:table-cell table:style-name="ce4" office:value-type="string" calcext:value-type="string">
            <text:p>+39 0474 913462</text:p>
          </table:table-cell>
          <table:table-cell table:style-name="ce4"/>
          <table:table-cell table:style-name="ce4" office:value-type="string" calcext:value-type="string">
            <text:p>+39 0474 913092</text:p>
          </table:table-cell>
          <table:table-cell table:number-columns-repeated="2" table:style-name="ce4" office:value-type="string" calcext:value-type="string">
            <text:p>info@dolomythos.com</text:p>
          </table:table-cell>
          <table:table-cell table:style-name="ce10" office:value-type="string" calcext:value-type="string">
            <text:p>10,00 € Erwachsene </text:p>
            <text:p>6,00 € Kinder (4-14 Jahre) </text:p>
            <text:p>Kinder bis 4 Jahren frei</text:p>
            <text:p>24,00 € Familienkarte (Eltern, Kinder bis 14 J.)</text:p>
            <text:p>8,50 € Gruppen ab 15 Personen, Senioren (ab 60), Studenten (unter 27)</text:p>
            <text:p>3,50 € Schulklassen </text:p>
            <text:p>25,00 € Führung (nur auf Anfrage)</text:p>
          </table:table-cell>
          <table:table-cell table:style-name="ce10" office:value-type="string" calcext:value-type="string">
            <text:p>€ 10,00 adulti</text:p>
            <text:p>€ 6,00 bambini (4-14 anni) </text:p>
            <text:p>bambini fino ai 4 anni gratuito</text:p>
            <text:p>€ 24,00 biglietto famiglia (genitori e bambini fino ai 14 anni)</text:p>
            <text:p>€ 8,50 gruppi da 15 persone in sù, anziani (dai 60 anni), studenti (sotto i 27 anni)</text:p>
            <text:p>€ 3,50 scolaresche </text:p>
            <text:p>€ 25,00 visita guidata (solo su richiesta)</text:p>
          </table:table-cell>
          <table:table-cell table:style-name="ce10" office:value-type="string" calcext:value-type="string">
            <text:p>€10.00 adults</text:p>
            <text:p>€6.00 children (4-14 years) </text:p>
            <text:p>free for children up to 4 years</text:p>
            <text:p>€24.00 families (parents and children up to 14)</text:p>
            <text:p>€8.50 groups (15 or more), elderly (60 years or more), students (under 27)</text:p>
            <text:p>€3.50 school classes </text:p>
            <text:p>€25.00 guided tours (on request)</text:p>
          </table:table-cell>
          <table:table-cell table:style-name="ce10" office:value-type="string" calcext:value-type="string">
            <text:p>täglich 8-19 h</text:p>
            <text:p>geschl. 25. Dez</text:p>
          </table:table-cell>
          <table:table-cell table:style-name="ce10" office:value-type="string" calcext:value-type="string">
            <text:p>tutti i giorni h 8-19</text:p>
            <text:p>chiuso 25 dic</text:p>
          </table:table-cell>
          <table:table-cell table:style-name="ce10" office:value-type="string" calcext:value-type="string">
            <text:p>daily 8-7 pm</text:p>
            <text:p>closed 25 Dec</text:p>
          </table:table-cell>
          <table:table-cell table:style-name="ce10" office:value-type="string" calcext:value-type="string">
            <text:p>Im Zentrum stehen die Dolomiten als UNESCO-Welterbe, deren Entstehung und die Erforschung der geologischen Besonderheiten sowie die Pflanzen- und Tierwelt der „bleichen Berge“ – auch Dinosaurier. Weitere Themen sind Mythen und Legenden sowie die Welt der Kräuter. Kinder können sich auf Schatzsuche begeben und nach Fossilien, Bergkristallen und Gold graben.</text:p>
          </table:table-cell>
          <table:table-cell table:style-name="ce10" office:value-type="string" calcext:value-type="string">
            <text:p>Al centro della mostra si situano le Dolomiti Patrimonio naturale dell’umanità UNESCO, la loro genesi e la loro geologia, nonché il mondo vegetale e animale dei “monti pallidi” – compresi i dinosauri. Ulteriori temi sono i miti e le leggende e il mondo delle erbe. I bambini possono intraprendere una caccia al tesoro e cercare fossili, cristalli e oro.</text:p>
          </table:table-cell>
          <table:table-cell table:style-name="ce10" office:value-type="string" calcext:value-type="string">
            <text:p>The focus is on the Dolomites as a UNESCO World Heritage Site, their formation and research into the geological features as well as the flora and fauna of the “pale mountains” - including dinosaurs. Other topics include myths and legends and the world of herbs. Children can go on a treasure hunt and dig for fossils, rock crystals and gold.</text:p>
          </table:table-cell>
          <table:table-cell table:style-name="ce10" office:value-type="string" calcext:value-type="string">
            <text:p>12.280102</text:p>
          </table:table-cell>
          <table:table-cell table:style-name="ce10" office:value-type="string" calcext:value-type="string">
            <text:p>46.7334555</text:p>
          </table:table-cell>
          <table:table-cell table:number-columns-repeated="995"/>
        </table:table-row>
        <table:table-row table:style-name="ro1" table:visibility="filter">
          <table:table-cell table:style-name="ce2" table:number-columns-repeated="2"/>
          <table:table-cell table:style-name="ce4" office:value-type="string" calcext:value-type="string">
            <text:p>Jaufenburg</text:p>
          </table:table-cell>
          <table:table-cell table:style-name="ce4" office:value-type="string" calcext:value-type="string">
            <text:p>Castel Giovo</text:p>
          </table:table-cell>
          <table:table-cell table:style-name="ce4" office:value-type="string" calcext:value-type="string">
            <text:p>Jaufenburg Castle</text:p>
          </table:table-cell>
          <table:table-cell table:style-name="ce4" office:value-type="string" calcext:value-type="string">
            <text:p>Schlossweg 45</text:p>
          </table:table-cell>
          <table:table-cell table:style-name="ce4" office:value-type="string" calcext:value-type="string">
            <text:p>Via Castello 45</text:p>
          </table:table-cell>
          <table:table-cell table:style-name="ce7" office:value-type="float" office:value="39015" calcext:value-type="float">
            <text:p>39015</text:p>
          </table:table-cell>
          <table:table-cell table:style-name="ce4" office:value-type="string" calcext:value-type="string">
            <text:p>St. Leonhard in Passeier</text:p>
          </table:table-cell>
          <table:table-cell table:style-name="ce4" office:value-type="string" calcext:value-type="string">
            <text:p>San Leonardo in Passiria</text:p>
          </table:table-cell>
          <table:table-cell table:number-columns-repeated="2" table:style-name="ce4" office:value-type="string" calcext:value-type="string">
            <text:p>www.museum.passeier.it</text:p>
          </table:table-cell>
          <table:table-cell table:style-name="ce4" office:value-type="string" calcext:value-type="string">
            <text:p>+39 0473 659086</text:p>
          </table:table-cell>
          <table:table-cell table:style-name="ce4"/>
          <table:table-cell table:style-name="ce4" office:value-type="string" calcext:value-type="string">
            <text:p>+39 0473 657721</text:p>
          </table:table-cell>
          <table:table-cell table:style-name="ce4" office:value-type="string" calcext:value-type="string">
            <text:p>info@museum.passeier.it </text:p>
          </table:table-cell>
          <table:table-cell table:style-name="ce4" office:value-type="string" calcext:value-type="string">
            <text:p>info@museum.passeier.it</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free donation</text:p>
          </table:table-cell>
          <table:table-cell table:style-name="ce10" office:value-type="string" calcext:value-type="string">
            <text:p>Juni-Sep</text:p>
            <text:p>Mo 10-13 h</text:p>
            <text:p>Führungen auf Anmeldung</text:p>
          </table:table-cell>
          <table:table-cell table:style-name="ce10" office:value-type="string" calcext:value-type="string">
            <text:p>giu-set</text:p>
            <text:p>lun h 10-13</text:p>
            <text:p>visite guidate su prenotazione</text:p>
          </table:table-cell>
          <table:table-cell table:style-name="ce10" office:value-type="string" calcext:value-type="string">
            <text:p>June-Sep</text:p>
            <text:p>Mon 10-1 pm</text:p>
          </table:table-cell>
          <table:table-cell table:style-name="ce10" office:value-type="string" calcext:value-type="string">
            <text:p>Die Ruine der Jaufenburg dokumentiert neben ihrer Geschichte auch talbezogene Themen wie das Gericht Passeier, die Schildhöfe und die beeindruckenden Renaissance-Malereien von Bartlme Dill Riemenschneider von 1538.</text:p>
          </table:table-cell>
          <table:table-cell table:style-name="ce10" office:value-type="string" calcext:value-type="string">
            <text:p>Le rovine di Castel Giovo documentano, accanto alla storia del castello, anche temi legati al territorio, come il Tribunale della Val Passiria, i masi detti “Schildhöfe” e gli impressionanti affreschi rinascimentali del 1538 di Bartlme Dill Riemenschneider.</text:p>
          </table:table-cell>
          <table:table-cell table:style-name="ce10" office:value-type="string" calcext:value-type="string">
            <text:p>The ruins of the Jaufenburg Castle document it's history as well as aspects of the valley, such as the local court, the peculiar "shield" farms and the especially impressive Renaissance paintings by Bartlme Dill Riemenschneider from 1538.</text:p>
          </table:table-cell>
          <table:table-cell table:style-name="ce10" office:value-type="string" calcext:value-type="string">
            <text:p>11.25216722</text:p>
          </table:table-cell>
          <table:table-cell table:style-name="ce10" office:value-type="string" calcext:value-type="string">
            <text:p>46.81534828</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useum Ladin Ursus ladinicus</text:p>
          </table:table-cell>
          <table:table-cell table:style-name="ce4" office:value-type="string" calcext:value-type="string">
            <text:p>Strada Micurá de Rü 26</text:p>
          </table:table-cell>
          <table:table-cell table:style-name="ce4" office:value-type="string" calcext:value-type="string">
            <text:p>Strada Micurá de Rü, 26</text:p>
          </table:table-cell>
          <table:table-cell table:style-name="ce7" office:value-type="float" office:value="39030" calcext:value-type="float">
            <text:p>39030</text:p>
          </table:table-cell>
          <table:table-cell table:style-name="ce4" office:value-type="string" calcext:value-type="string">
            <text:p>St. Kassian</text:p>
          </table:table-cell>
          <table:table-cell table:style-name="ce4" office:value-type="string" calcext:value-type="string">
            <text:p>San Cassiano</text:p>
          </table:table-cell>
          <table:table-cell table:number-columns-repeated="2" table:style-name="ce4" office:value-type="string" calcext:value-type="string">
            <text:p>www.museumladin.it</text:p>
          </table:table-cell>
          <table:table-cell table:style-name="ce4" office:value-type="string" calcext:value-type="string">
            <text:p>+39 0474 524020</text:p>
          </table:table-cell>
          <table:table-cell table:style-name="ce4"/>
          <table:table-cell table:style-name="ce4" office:value-type="string" calcext:value-type="string">
            <text:p>+39 0474 524263</text:p>
          </table:table-cell>
          <table:table-cell table:number-columns-repeated="2" table:style-name="ce4" office:value-type="string" calcext:value-type="string">
            <text:p>info@museumladin.it</text:p>
          </table:table-cell>
          <table:table-cell table:style-name="ce10" office:value-type="string" calcext:value-type="string">
            <text:p>Kombiticket Museum Ladin Ursus Ladinicus + Museum Ladin Ciastel de Tor:</text:p>
            <text:p/>
            <text:p>10,00 € Erwachsene </text:p>
            <text:p>8,00 € Senioren (ab 65 J.), Gruppen (ab 15 Pers.), Jugendliche, Studenten (bis 27), Menschen mit Beeinträchtigung </text:p>
            <text:p>2,00 € Schulklassen + € 1,00 für jede didaktische Tätigkeit (nur in ladinischer, deutscher und italienischer Sprache )</text:p>
            <text:p>20,00 € Familien (2 Erwachsene, Kinder bis 16 J.) </text:p>
            <text:p>Kinder bis 6 Jahre frei</text:p>
            <text:p/>
            <text:p>Nur Museum Ladin Ursus ladinicus:</text:p>
            <text:p>6,00 € Erwachsene </text:p>
            <text:p>4,50 € Senioren (ab 65 J.), Gruppen (ab 15 Pers.), Jugendliche, Studenten (bis 27), Menschen mit Beeinträchtigung </text:p>
            <text:p>2,00 € Schulklassen + € 1,00 für jede didaktische Tätigkeit (nur in ladinischer, deutscher und italienischer Sprache )</text:p>
            <text:p>12,00 € Familien (2 Erwachsene, Kinder bis 16 J.) </text:p>
            <text:p>Kinder bis 6 Jahre frei</text:p>
          </table:table-cell>
          <table:table-cell table:style-name="ce10" office:value-type="string" calcext:value-type="string">
            <text:p>Biglietto combinato Museum Ladin Ursus ladinicus + Museum Ladin Ciastel de Tor:</text:p>
            <text:p>€ 10,00 adulti </text:p>
            <text:p>€ 8,00 anziani (oltre 65 a.). gruppi (a part. da 15 pers.), giovani, studenti (fino ai 27 a.), persone con disabilità </text:p>
            <text:p>€ 2,00 scolaresche + € 1,00 per ogni attività didattica (solo in lingua ladina, tedesca e italiana)</text:p>
            <text:p>€ 20,00 famiglie (2 adulti, bimbi fino ai 16) </text:p>
            <text:p>bambini fino a 6 anni gratis</text:p>
            <text:p/>
            <text:p>Solo Museum Ladin Ursus ladinicus:</text:p>
            <text:p>€ 6,00 adulti </text:p>
            <text:p>€ 4,50 anziani (oltre 65 a.). gruppi (a part. da 15 pers.), giovani, studenti (fino ai 27 a.), persone con disabilità </text:p>
            <text:p>€ 2,00 scolaresche + € 1,00 per ogni attività didattica (solo in lingua ladina, tedesca e italiana)</text:p>
            <text:p>€ 12,00 famiglie (2 adulti, bimbi fino ai 16) </text:p>
            <text:p>bambini fino a 6 anni gratis</text:p>
          </table:table-cell>
          <table:table-cell table:style-name="ce10" office:value-type="string" calcext:value-type="string">
            <text:p>Combiticket  Museum Ladin Ursus ladinicus + Museum Ladin Ciastel de Tor:</text:p>
            <text:p>€10.00 € adults </text:p>
            <text:p>€8.00 € seniors (over 65 years), groups (15 or more), students (up to 27 years) disabled persons </text:p>
            <text:p>€2.00 € students (with class) + €1.00 € for each Educational  activity (Ladin, German and Italian are the only languages used during  the activities)</text:p>
            <text:p>€20.00 families (2 adults, children up to 16 years) </text:p>
            <text:p>children up to 6 years free</text:p>
            <text:p/>
            <text:p>Only Museum Ladin Ursus ladinicus:</text:p>
            <text:p>€6.00 € adults </text:p>
            <text:p>€4.50 € seniors (over 65 years), groups (15 or more), students (up to 27 years), disabled persons </text:p>
            <text:p>€2.00 € students (with class) + €1.00 € for each Educational   activity (Ladin, German and Italian are the only languages used during   the activities)</text:p>
            <text:p>€12.00 families (2 adults, children up to 16 years) </text:p>
            <text:p>children up to 6 years free</text:p>
          </table:table-cell>
          <table:table-cell table:style-name="ce10" office:value-type="string" calcext:value-type="string">
            <text:p>26. Dez - 15. März</text:p>
            <text:p>Do, Fr 10 - 18 Uhr</text:p>
            <text:p>1. Mai - 1. So im Nov</text:p>
            <text:p>Di - So 10 - 18 Uhr</text:p>
          </table:table-cell>
          <table:table-cell table:style-name="ce10" office:value-type="string" calcext:value-type="string">
            <text:p>26 dic-15 marzo</text:p>
            <text:p>gio, ven ore 10-18</text:p>
            <text:p>1 mag-1a dom nov</text:p>
            <text:p>mar-dom ore 10-18</text:p>
          </table:table-cell>
          <table:table-cell table:style-name="ce10" office:value-type="string" calcext:value-type="string">
            <text:p>26/12 - 15/03</text:p>
            <text:p>Thu, Fri 10 am - 6 pm</text:p>
            <text:p>1st May - 1st Sun in Nov</text:p>
            <text:p>Tue - Sun 10 am - 6 pm</text:p>
          </table:table-cell>
          <table:table-cell table:style-name="ce10" office:value-type="string" calcext:value-type="string">
            <text:p>Das Museum ist dem prähistorischen Höhlenbären und der Geologie der Dolomiten gewidmet. Auf drei Stockwerken erklärt es die Geschichte und den Lebensraum der vor rund 40.000 Jahren lebenden Höhlenbären. Kernstück sind die originalen Knochen, Zähne und Schädel der im Jahr 1984 entdeckten Höhlenbärenart „Ursus ladinicus“. Videoinstallationen, ein vollständiges Skelett und die detailgetreue Nachbildung des schlafenden Ursus ladinicus bereichern den Rundgang.</text:p>
          </table:table-cell>
          <table:table-cell table:style-name="ce10" office:value-type="string" calcext:value-type="string">
            <text:p>Il museo è dedicato all’orso preistorico e alla geologia delle Dolomiti. Su tre piani, fa conoscere la storia e l’ambiente dell’orso delle caverne vissuto 40.000 anni fa, scoperto nel 1984 nella grotta delle Conturines e chiamato “Ursus ladinicus”. Pezzi forti dell’esposizione sono ossa originali, denti e crani. Installazioni video, uno scheletro intero di orso delle caverne, una riproduzione dell’“orso che dorme” e bellissimi fossili arricchiscono il percorso espositivo.</text:p>
          </table:table-cell>
          <table:table-cell table:style-name="ce10" office:value-type="string" calcext:value-type="string">
            <text:p>The museum is dedicated to the prehistoric cave bear and the geology of the Dolomites. It explains the history and habitat of the cave bears that lived around 40,000 years ago on three floors. Centerpieces are the original bones, teeth, and skull of the cave bear species "Ursus ladinicus" discovered in 1984. Video installations, a complete skeleton and a detailed replica of a sleeping Ursus ladinicus enrich the tour.</text:p>
          </table:table-cell>
          <table:table-cell table:style-name="ce10" office:value-type="string" calcext:value-type="string">
            <text:p>11.932975</text:p>
          </table:table-cell>
          <table:table-cell table:style-name="ce10" office:value-type="string" calcext:value-type="string">
            <text:p>46.571271</text:p>
          </table:table-cell>
          <table:table-cell table:number-columns-repeated="995"/>
        </table:table-row>
        <table:table-row table:style-name="ro1">
          <table:table-cell office:value-type="string" calcext:value-type="string">
            <text:p>STM</text:p>
          </table:table-cell>
          <table:table-cell table:style-name="ce4" office:value-type="string" calcext:value-type="string">
            <text:p>Touriseum - Museo provinciale del Turismo (Alto Adige) - Castel Trauttmansdorff</text:p>
          </table:table-cell>
          <table:table-cell table:style-name="ce4" office:value-type="string" calcext:value-type="string">
            <text:p>Touriseum - Landesmuseum für Tourismus - Schloss Trauttmansdorff</text:p>
          </table:table-cell>
          <table:table-cell table:style-name="ce4" office:value-type="string" calcext:value-type="string">
            <text:p>Touriseum - Museo provinciale del Turismo - Castel Trauttmansdorff</text:p>
          </table:table-cell>
          <table:table-cell table:style-name="ce4" office:value-type="string" calcext:value-type="string">
            <text:p>Touriseum - South Tyrol Museum of Tourism - Trauttmansdorff Castle</text:p>
          </table:table-cell>
          <table:table-cell table:style-name="ce4" office:value-type="string" calcext:value-type="string">
            <text:p>St. Valentin-Straße 51a</text:p>
          </table:table-cell>
          <table:table-cell table:style-name="ce4" office:value-type="string" calcext:value-type="string">
            <text:p>via S. Valentino, 51a</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touriseum.it</text:p>
          </table:table-cell>
          <table:table-cell table:style-name="ce4" office:value-type="string" calcext:value-type="string">
            <text:p>+39 0473 255655</text:p>
          </table:table-cell>
          <table:table-cell table:style-name="ce4"/>
          <table:table-cell table:style-name="ce4" office:value-type="string" calcext:value-type="string">
            <text:p>+39 0473 255656</text:p>
          </table:table-cell>
          <table:table-cell table:number-columns-repeated="2" table:style-name="ce4" office:value-type="string" calcext:value-type="string">
            <text:p>info@touriseum.it</text:p>
          </table:table-cell>
          <table:table-cell table:style-name="ce10" office:value-type="string" calcext:value-type="string">
            <text:p>Gärten und Touriseum:</text:p>
            <text:p>15,00 € Erwachsene</text:p>
            <text:p>13,00 € Senioren (ab 65) </text:p>
            <text:p>12,00 € Gruppen (ab 15 Pers.)</text:p>
            <text:p>12,00 € Kinder/Schüler (unter 18 J.), Studenten (unter 28 J.), Personen mit Behinderung, Zivildiener</text:p>
            <text:p>4,00 € Schulklassen (pro SchülerIn, nur mit Anmeldung, inklusive didaktische Aktion Touriseum)</text:p>
            <text:p>32,00 € Familienkarte (2 Erwachsene, Kinder unter 18 J.) </text:p>
            <text:p>17,00 € Familienkarte "mini" (1 Erwachsene/r, Kinder unter 18 J.)</text:p>
            <text:p>Kinder bis 6 Jahre frei </text:p>
            <text:p>8,50 € Sommerabend-Ticket (Juni-Aug ab 18 h) </text:p>
            <text:p>8,50 € Spätherbst-Ticket (3.-15. Nov)</text:p>
          </table:table-cell>
          <table:table-cell table:style-name="ce10" office:value-type="string" calcext:value-type="string">
            <text:p>Giardini e Touriseum:</text:p>
            <text:p>€ 15,00 adulti </text:p>
            <text:p>€ 13,00 anziani (oltre i 65 anni) </text:p>
            <text:p>€ 12,00 gruppi (minimo 15 pers.) </text:p>
            <text:p>€ 12,00 bambini/scolari (fino ai 18 anni), studenti (fino ai 28 anni), disabili, obiettori </text:p>
            <text:p>€ 4,00 scolaresche(a scolaro/a, solo su prenotazione, azione didattica del Touriseum inclusa)</text:p>
            <text:p>€ 32,00 biglietto famiglia (2 adulti, ragazzi fino ai 18 anni) </text:p>
            <text:p>€ 17,00 biglietto famiglia "mini" (1 adulto/a, ragazzi fino ai 18 anni)</text:p>
            <text:p>entrata gratuita per bambini fino ai 6 anni </text:p>
            <text:p>€ 8,50 biglietto "sera d'estate" (giu-ago dopo le ore 18) </text:p>
            <text:p>€ 8,50 biglietto di tardo autunno (3-15 nov)</text:p>
          </table:table-cell>
          <table:table-cell table:style-name="ce10" office:value-type="string" calcext:value-type="string">
            <text:p>Gardens and Touriseum</text:p>
            <text:p>€15.00 adults </text:p>
            <text:p>€13.00 elderly (over 65 years) </text:p>
            <text:p>€12.00 groups (15 or more) </text:p>
            <text:p>€12.00 students (up to 28), disabled persons, military </text:p>
            <text:p>€4.00 students (with class) </text:p>
            <text:p>€32.00 family ticket (2 adults, children up to 18) </text:p>
            <text:p>€17.00 family ticket "mini" (1 adult, children up to 18)</text:p>
            <text:p>free for children (up to 6) </text:p>
            <text:p>€8.50 summer nights ticket (Juny-Aug from 6 pm) </text:p>
            <text:p>€8.50 Late-Autumn Ticket (3-15 Nov)</text:p>
          </table:table-cell>
          <table:table-cell table:style-name="ce10" office:value-type="string" calcext:value-type="string">
            <text:p>1. April-15. Okt täglich 9-19 h</text:p>
            <text:p>16. Okt-31. Okt täglich 9-18 h</text:p>
            <text:p>Juni, Juli, Aug freitags bis 23 h</text:p>
            <text:p>1.-15. Nov täglich 9-17 h</text:p>
          </table:table-cell>
          <table:table-cell table:style-name="ce10" office:value-type="string" calcext:value-type="string">
            <text:p>1 aprile-15 ott tutti i giorni h 9-19</text:p>
            <text:p>16 ott-31 ott tutti i giorni h 9-18</text:p>
            <text:p>giu, lug, ago ogni ven fino h 23</text:p>
            <text:p>1°-15 nov tutti i giorni h 9-17</text:p>
          </table:table-cell>
          <table:table-cell table:style-name="ce10" office:value-type="string" calcext:value-type="string">
            <text:p>1th April-15 Oct daily 9-7 pm</text:p>
            <text:p>16 Oct-31 Oct daily 9-6 pm</text:p>
            <text:p>June, July, Aug Fri to 11 pm</text:p>
            <text:p>1-15 Nov daily 9-5 pm</text:p>
          </table:table-cell>
          <table:table-cell table:style-name="ce10" office:value-type="string" calcext:value-type="string">
            <text:p>Auf Schloss Trauttmansdorff bei Meran, dem ehemaligen Feriendomizil der Kaiserin Elisabeth von Österreich („Sissi“), befindet sich heute ein unterhaltsames Erlebnismuseum: das Südtiroler Landesmuseum für Tourismus. Inmitten des Botanischen Gartens gelegen, ist es das erste Museum des Alpenraums, das sich der Geschichte des Tourismus in Tirol widmet. Eine spannende Zeitreise durch lebendig inszenierte Räume erzählt 200 Jahre Tourismusgeschichte aus der Sicht der Reisenden wie auch der Gastgeber*innen.</text:p>
          </table:table-cell>
          <table:table-cell table:style-name="ce10" office:value-type="string" calcext:value-type="string">
            <text:p>Un tempo residenza estiva dell’imperatrice Elisabetta d’Austria, meglio nota come Sissi, Castel Trauttmansdorff oggi ospita il Touriseum, il Museo provinciale del Turismo. Circondato dallo spettacolare orto botanico di Castel Trauttmansdorff, è il primo museo in tutto l’arco alpino specializzato nella storia del turismo. Il percorso offre, grazie a pannelli illustrati, un emozionante viaggio nel tempo alla scoperta dei 200 anni di tradizione turistica del Tirolo, sia dal punto di vista dei villeggianti sia da quello della popolazione locale.</text:p>
          </table:table-cell>
          <table:table-cell table:style-name="ce10" office:value-type="string" calcext:value-type="string">
            <text:p>Castle Trauttmansdorff near Meran/Merano, the former holiday home of Empress Elisabeth of Austria ("Sissi"), is now home to an entertaining adventure museum. Located in the middle of the Botanical Garden, it is the first museum in the Alpine region dedicated to the history of tourism in Tyrol. An exciting journey through time in vividly staged rooms recounts 200 years of tourism history from the perspective of both travellers and hosts.</text:p>
          </table:table-cell>
          <table:table-cell table:style-name="ce10" office:value-type="string" calcext:value-type="string">
            <text:p>11.18513345</text:p>
          </table:table-cell>
          <table:table-cell table:style-name="ce10" office:value-type="string" calcext:value-type="string">
            <text:p>46.66071804</text:p>
          </table:table-cell>
          <table:table-cell table:number-columns-repeated="995"/>
        </table:table-row>
        <table:table-row table:style-name="ro1" table:visibility="filter">
          <table:table-cell table:style-name="ce2" table:number-columns-repeated="2"/>
          <table:table-cell table:style-name="ce4" office:value-type="string" calcext:value-type="string">
            <text:p>Gebietsmuseum Deutschnofen - Schloss Thurn</text:p>
          </table:table-cell>
          <table:table-cell table:style-name="ce4" office:value-type="string" calcext:value-type="string">
            <text:p>Museo territoriale di Nova Ponente - Castel Thurn</text:p>
          </table:table-cell>
          <table:table-cell table:style-name="ce4" office:value-type="string" calcext:value-type="string">
            <text:p>Deutschnofen Museum - Thurn Castle</text:p>
          </table:table-cell>
          <table:table-cell table:style-name="ce4" office:value-type="string" calcext:value-type="string">
            <text:p>Schloss-Thurn-Straße 1</text:p>
          </table:table-cell>
          <table:table-cell table:style-name="ce4" office:value-type="string" calcext:value-type="string">
            <text:p>via Castel Thurn, 1</text:p>
          </table:table-cell>
          <table:table-cell table:style-name="ce7" office:value-type="float" office:value="39050" calcext:value-type="float">
            <text:p>39050</text:p>
          </table:table-cell>
          <table:table-cell table:style-name="ce4" office:value-type="string" calcext:value-type="string">
            <text:p>Deutschnofen</text:p>
          </table:table-cell>
          <table:table-cell table:style-name="ce4" office:value-type="string" calcext:value-type="string">
            <text:p>Nova Ponente</text:p>
          </table:table-cell>
          <table:table-cell table:style-name="ce4" office:value-type="string" calcext:value-type="string">
            <text:p>www.deutschnofen.eu</text:p>
          </table:table-cell>
          <table:table-cell table:style-name="ce4" office:value-type="string" calcext:value-type="string">
            <text:p>www.nova-ponente.eu</text:p>
          </table:table-cell>
          <table:table-cell table:style-name="ce4" office:value-type="string" calcext:value-type="string">
            <text:p>+39 0471 617500</text:p>
          </table:table-cell>
          <table:table-cell table:style-name="ce4"/>
          <table:table-cell table:style-name="ce4" office:value-type="string" calcext:value-type="string">
            <text:p>+39 0471 617555</text:p>
          </table:table-cell>
          <table:table-cell table:style-name="ce4" office:value-type="string" calcext:value-type="string">
            <text:p>info@nova-ponente.eu</text:p>
          </table:table-cell>
          <table:table-cell table:style-name="ce4" office:value-type="string" calcext:value-type="string">
            <text:p>info@deutschnofen.eu</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Mo-Fr 8-12.30 h, Mo auch 14-17.45 h</text:p>
          </table:table-cell>
          <table:table-cell table:style-name="ce10" office:value-type="string" calcext:value-type="string">
            <text:p>lun-ven h 8-12.30, lun anche h 14-17.45</text:p>
          </table:table-cell>
          <table:table-cell table:style-name="ce10" office:value-type="string" calcext:value-type="string">
            <text:p>Mon-Fri 8-12.30, Mon also 2-5.45 pm</text:p>
          </table:table-cell>
          <table:table-cell table:style-name="ce10" office:value-type="string" calcext:value-type="string">
            <text:p>Im Erdgeschoss des Schlosses Thurn (13. Jahrhundert), ehemals Gericht und heutiges Gemeindehaus, können sakrale Kunstgegenstände wie Altarblätter aus dem 16. Jahrhundert, Gemälde, frühbarocke Heiligenstatuen und Weiheurkunden aus der näheren Umgebung besichtigt werden.</text:p>
          </table:table-cell>
          <table:table-cell table:style-name="ce10" office:value-type="string" calcext:value-type="string">
            <text:p>A pianterreno di Castel Thurn (XIII sec.), antica sede giudiziaria e attuale municipio, è possibile ammirare una preziosa collezione di opere d’arte religiosa – pale d’altare, dipinti e statue di santi del primo barocco – e atti di consacrazione.</text:p>
          </table:table-cell>
          <table:table-cell table:style-name="ce10" office:value-type="string" calcext:value-type="string">
            <text:p>On the ground floor of Castle Thurn (13th century), formerly a court and today's town hall, sacred art objects such as 16th century altarpieces, paintings, early Baroque statues of saints and consecration documents from the surrounding area can be viewed.</text:p>
          </table:table-cell>
          <table:table-cell table:style-name="ce10" office:value-type="string" calcext:value-type="string">
            <text:p>11.425513</text:p>
          </table:table-cell>
          <table:table-cell table:style-name="ce10" office:value-type="string" calcext:value-type="string">
            <text:p>46.414321</text:p>
          </table:table-cell>
          <table:table-cell table:number-columns-repeated="995"/>
        </table:table-row>
        <table:table-row table:style-name="ro1" table:visibility="filter">
          <table:table-cell table:style-name="ce2" table:number-columns-repeated="2"/>
          <table:table-cell table:style-name="ce4" office:value-type="string" calcext:value-type="string">
            <text:p>Südtiroler Weinmuseum</text:p>
          </table:table-cell>
          <table:table-cell table:style-name="ce4" office:value-type="string" calcext:value-type="string">
            <text:p>Museo provinciale del vino</text:p>
          </table:table-cell>
          <table:table-cell table:style-name="ce4" office:value-type="string" calcext:value-type="string">
            <text:p>South Tyrolean Wine Museum</text:p>
          </table:table-cell>
          <table:table-cell table:style-name="ce4" office:value-type="string" calcext:value-type="string">
            <text:p>Goldgasse 1</text:p>
          </table:table-cell>
          <table:table-cell table:style-name="ce4" office:value-type="string" calcext:value-type="string">
            <text:p>vicolo dell'Oro, 1</text:p>
          </table:table-cell>
          <table:table-cell table:style-name="ce7" office:value-type="float" office:value="39052" calcext:value-type="float">
            <text:p>39052</text:p>
          </table:table-cell>
          <table:table-cell table:style-name="ce4" office:value-type="string" calcext:value-type="string">
            <text:p>Kaltern</text:p>
          </table:table-cell>
          <table:table-cell table:style-name="ce4" office:value-type="string" calcext:value-type="string">
            <text:p>Caldaro</text:p>
          </table:table-cell>
          <table:table-cell table:style-name="ce4" office:value-type="string" calcext:value-type="string">
            <text:p>www.weinmuseum.it</text:p>
          </table:table-cell>
          <table:table-cell table:style-name="ce4" office:value-type="string" calcext:value-type="string">
            <text:p>www.museo-del-vino.it</text:p>
          </table:table-cell>
          <table:table-cell table:style-name="ce4" office:value-type="string" calcext:value-type="string">
            <text:p>+39 0471 963168</text:p>
          </table:table-cell>
          <table:table-cell table:style-name="ce4"/>
          <table:table-cell table:style-name="ce4" office:value-type="string" calcext:value-type="string">
            <text:p>+39 0471 963168</text:p>
          </table:table-cell>
          <table:table-cell table:style-name="ce4" office:value-type="string" calcext:value-type="string">
            <text:p>info@museo-del-vino.it</text:p>
          </table:table-cell>
          <table:table-cell table:style-name="ce4" office:value-type="string" calcext:value-type="string">
            <text:p>info@weinmuseum.it</text:p>
          </table:table-cell>
          <table:table-cell table:style-name="ce10" office:value-type="string" calcext:value-type="string">
            <text:p>6,00 € Erwachsene </text:p>
            <text:p>4,50 € Gruppen ab 15 Personen, Senioren ab 65 J., Studenten von 16 bis 27  J., Jugendliche ab 16 J., Personen mit Beeinträchtigung</text:p>
            <text:p>1,00 € Schüler (Klasse) </text:p>
            <text:p>12,00 € Familienkarte (2 Erwachsene, Kinder bis 16 J.)</text:p>
            <text:p>6,00 € kleine Familienkarte (1 Erwachsener, Kinder bis 16 J.)</text:p>
            <text:p>30,00 € Führungen für Schulklassen</text:p>
            <text:p>40,00 € Führungen für Gruppen</text:p>
            <text:p>6,00 € Weinprobe</text:p>
          </table:table-cell>
          <table:table-cell table:style-name="ce10" office:value-type="string" calcext:value-type="string">
            <text:p>€ 6,00 adulti </text:p>
            <text:p>€ 4,50 gruppi a partire da 15 persone, anziani dai 65 anni di età, studenti dai 16 ai 27 anni, ragazzi dai 16 anni, persone disabili</text:p>
            <text:p>€ 1,00 alunni di gruppi scolastici</text:p>
            <text:p>€ 12,00 biglietto famiglia (2 adulti, bambini fino ai 16 anni)</text:p>
            <text:p>€ 6,00 biglietto famiglia mini (1 adulto, bambini fino ai 16 anni)</text:p>
            <text:p>€ 30,00 visita guidata per scolaresche</text:p>
            <text:p>€ 40,00 visita guidata per gruppi</text:p>
            <text:p>€ 6,00 degustazione vini</text:p>
          </table:table-cell>
          <table:table-cell table:style-name="ce10" office:value-type="string" calcext:value-type="string">
            <text:p>€6.00 adults </text:p>
            <text:p>€4.50 groups from 15 people upwards, seniors from 65 years up, students up to 27 years, teenagers from 16 years up, disabled people </text:p>
            <text:p>€1.00 pupils in school classes</text:p>
            <text:p>€12,00 family card (2 adults, children to 16 years)</text:p>
            <text:p>€6,00 family card mini (1 adult, children to 16 years)</text:p>
            <text:p>€30.00 guided tours for school classes </text:p>
            <text:p>€40.00 guided tours for groups</text:p>
            <text:p>€6.00 wine tasting</text:p>
          </table:table-cell>
          <table:table-cell table:style-name="ce10" office:value-type="string" calcext:value-type="string">
            <text:p>1. April-11. Nov</text:p>
            <text:p>Di-Sa 10-17 h</text:p>
            <text:p>sonn- und feiertags geschlossen (für Gruppen auf Anfrage)</text:p>
          </table:table-cell>
          <table:table-cell table:style-name="ce10" office:value-type="string" calcext:value-type="string">
            <text:p>1° apr-11 nov</text:p>
            <text:p>mar-sab h 10-17</text:p>
            <text:p>dom e festivi chiuso (per gruppi su richiesta)</text:p>
          </table:table-cell>
          <table:table-cell table:style-name="ce10" office:value-type="string" calcext:value-type="string">
            <text:p>1 Apr-11 Nov</text:p>
            <text:p>Tue-Sat 10-5 pm</text:p>
            <text:p>closed Sun and public holidays (for groups on request)</text:p>
          </table:table-cell>
          <table:table-cell table:style-name="ce10" office:value-type="string" calcext:value-type="string">
            <text:p>Das Südtiroler Weinmuseum hat seinen Sitz im Zentrum von Kaltern, im ehemaligen Zehentkeller der Herrschaft Kaltern-Laimburg. Das Museum gibt Einblick in die Kulturgeschichte des Südtiroler Weinbaus: von historischen Geräten, die durch das Arbeitsjahr am Weinhof führen, bis zu religiösen Darstellungen, die auf die vielen Schnittpunkte zwischen Wein und Religion hinweisen. Im museumseigenen kleinen Weingarten werden über 30 verschiedene Rebsorten kultiviert und können im Herbst auch verkostet werden.</text:p>
          </table:table-cell>
          <table:table-cell table:style-name="ce10" office:value-type="string" calcext:value-type="string">
            <text:p>Il Museo provinciale del vino si trova nel centro di Caldaro, in quello che fu l’edificio amministrativo della signoria Caldaro-Laimburg. Il museo offre uno sguardo sulla storia della viticoltura in Alto Adige: dagli attrezzi storici che accompagnavano l’annata lavorativa del viticoltore, fino alle rappresentazioni religiose che illustrano il rapporto tra vino e religione. Nel piccolo vigneto del museo si coltivano oltre 30 vitigni diversi le cui uve si possono assaggiare in autunno.</text:p>
          </table:table-cell>
          <table:table-cell table:style-name="ce10" office:value-type="string" calcext:value-type="string">
            <text:p>The South Tyrol Wine Museum is located in the centre of Kaltern/Caldaro, in the former tithe cellar of the lordship of Kaltern-Laimburg. The museum provides an insight into the cultural history of South Tyrolean viticulture: from historical tools used over the working year on the vineyard to religious displays that point to the many intersections between wine and religion. More than 30 different grape varieties are cultivated in the museum's own small vineyard and can also be tasted in autumn.</text:p>
          </table:table-cell>
          <table:table-cell table:style-name="ce10" office:value-type="string" calcext:value-type="string">
            <text:p>11.246588</text:p>
          </table:table-cell>
          <table:table-cell table:style-name="ce10" office:value-type="string" calcext:value-type="string">
            <text:p>46.412772</text:p>
          </table:table-cell>
          <table:table-cell table:number-columns-repeated="995"/>
        </table:table-row>
        <table:table-row table:style-name="ro1">
          <table:table-cell table:style-name="ce18" office:value-type="string" calcext:value-type="string">
            <text:p>SBM</text:p>
          </table:table-cell>
          <table:table-cell table:style-name="ce4"/>
          <table:table-cell table:style-name="ce4" office:value-type="string" calcext:value-type="string">
            <text:p>Landesmuseum Bergbau - Standort Ridnaun</text:p>
          </table:table-cell>
          <table:table-cell table:style-name="ce4" office:value-type="string" calcext:value-type="string">
            <text:p>Museo provinciale Miniere - sede Ridanna</text:p>
          </table:table-cell>
          <table:table-cell table:style-name="ce4" office:value-type="string" calcext:value-type="string">
            <text:p>South Tyrol Museum of Mining - Site Ridnaun</text:p>
          </table:table-cell>
          <table:table-cell table:style-name="ce4" office:value-type="string" calcext:value-type="string">
            <text:p>Maiern 48, Ridnaun</text:p>
          </table:table-cell>
          <table:table-cell table:style-name="ce4" office:value-type="string" calcext:value-type="string">
            <text:p>Masseria 48, Ridanna</text:p>
          </table:table-cell>
          <table:table-cell table:style-name="ce7" office:value-type="float" office:value="39040" calcext:value-type="float">
            <text:p>39040</text:p>
          </table:table-cell>
          <table:table-cell table:style-name="ce4" office:value-type="string" calcext:value-type="string">
            <text:p>Ratschings</text:p>
          </table:table-cell>
          <table:table-cell table:style-name="ce4" office:value-type="string" calcext:value-type="string">
            <text:p>Racines</text:p>
          </table:table-cell>
          <table:table-cell table:style-name="ce4" office:value-type="string" calcext:value-type="string">
            <text:p>www.bergbaumuseum.it</text:p>
          </table:table-cell>
          <table:table-cell table:style-name="ce4" office:value-type="string" calcext:value-type="string">
            <text:p>www.museominiere.it</text:p>
          </table:table-cell>
          <table:table-cell table:style-name="ce4" office:value-type="string" calcext:value-type="string">
            <text:p>+39 0472 656364</text:p>
          </table:table-cell>
          <table:table-cell table:style-name="ce4"/>
          <table:table-cell table:style-name="ce4" office:value-type="string" calcext:value-type="string">
            <text:p>+39 0472 656404</text:p>
          </table:table-cell>
          <table:table-cell table:style-name="ce4" office:value-type="string" calcext:value-type="string">
            <text:p>ridanna@museiprovinciali.it</text:p>
          </table:table-cell>
          <table:table-cell table:style-name="ce4" office:value-type="string" calcext:value-type="string">
            <text:p>ridnaun@landesmuseen.it</text:p>
          </table:table-cell>
          <table:table-cell table:style-name="ce10" office:value-type="string" calcext:value-type="string">
            <text:p>Museumsgelände und Dauerausstellung ohne Führung</text:p>
            <text:p>5,00 € Erwachsene </text:p>
            <text:p>4,00 € Gruppen ab 15 Personen, SeniorInnen und Senioren ab 65 Jahren</text:p>
            <text:p>2,50 € SchülerInnen/StudentInnen (bis 27), Personen mit Behinderung </text:p>
            <text:p>10,00 € Familienkarte (mit Kindern bis 16 Jahren) </text:p>
            <text:p/>
            <text:p>Ridnaun Kompakt - geführte Tour:</text:p>
            <text:p>10,00 € Erwachsene </text:p>
            <text:p>8,00 € Gruppen ab 15 Personen, SeniorInnen und Senioren ab 65 Jahren</text:p>
            <text:p>4,00 € SchülerInnen/StudentInnen (bis 27), Personen mit Behinderung </text:p>
            <text:p>20,00 € Familienkarte (mit Kindern bis 16 Jahren) </text:p>
            <text:p/>
            <text:p> Abenteuer Schicht - geführte Tour:</text:p>
            <text:p>25,00 € Erwachsene </text:p>
            <text:p>17,00 € SeniorInnen, Personen mit Behinderung</text:p>
            <text:p>16,00 € Kinder bis 16 Jahre, SchülerInnen, StudentInnen</text:p>
            <text:p/>
            <text:p>Erlebnis Bergbau - geführte Tagestour:</text:p>
            <text:p>36,00 € Erwachsene </text:p>
            <text:p>22,00 € SeniorInnen, Personen mit Behinderung</text:p>
            <text:p>20,00 € Kinder bis 16 Jahre, SchülerInnen, StudentInnen </text:p>
            <text:p>15,00 € Kinder bis 16 Jahre mit Eltern </text:p>
            <text:p/>
            <text:p>Bergbau Junior - Kinderführung:</text:p>
            <text:p>8,00 € Kinder, SchülerInnen, StudentInnen</text:p>
            <text:p>10,00 € Erwachsene</text:p>
          </table:table-cell>
          <table:table-cell table:style-name="ce10" office:value-type="string" calcext:value-type="string">
            <text:p>Area museale ed esposizione permanente senza guida</text:p>
            <text:p>€ 5,00 adulti </text:p>
            <text:p>€ 4,00 gruppi (min. 15 pers.), anziani oltre 65 anni</text:p>
            <text:p>€ 2,50 scolaresche, studenti (fino ai 27 anni), disabili </text:p>
            <text:p>€ 10,00 carta famiglia (con bambini fino ai 16 anni) </text:p>
            <text:p/>
            <text:p>&lt;span&gt;Ridanna compact - visita guidata:</text:p>
            <text:p>€ 10,00 adulti </text:p>
            <text:p>€ 8,00 gruppi (min. 15 pers.), anziani oltre 65 anni</text:p>
            <text:p>€ 4,00 scolaresche, studenti (fino ai 27 anni), disabili </text:p>
            <text:p>€ 20,00 carta famiglia (con bambini fino ai 16 anni) </text:p>
            <text:p/>
            <text:p>&lt;span&gt;Tour del minatore - visita guidata:</text:p>
            <text:p>€ 25,00 adulti </text:p>
            <text:p>€ 17,00 anziani, disabil</text:p>
            <text:p>€ 16,00 bambini fino ai 16 anni, scolaresche, studenti </text:p>
            <text:p/>
            <text:p>&lt;span&gt;Un giorno in miniera -  visita guidata (giornata intera):</text:p>
            <text:p>€ 36,00 adulti </text:p>
            <text:p>€ 22,00 anziani, disabili </text:p>
            <text:p>€ 20,00 bambini fino ai 16 anni, scolaresche, studenti</text:p>
            <text:p>€ 15,00 bambini fino ai 16 anni con genitori </text:p>
            <text:p/>
            <text:p>&lt;span&gt;Miniera for kids - visita guidata:</text:p>
            <text:p>€ 8,00 bambini, scolaresche, studenti</text:p>
            <text:p>€ 10,00 adulti</text:p>
          </table:table-cell>
          <table:table-cell table:style-name="ce10" office:value-type="string" calcext:value-type="string">
            <text:p>Museum grounds and permanent exhibition without guide</text:p>
            <text:p>€5.00 adults </text:p>
            <text:p>€4.00 groups (15 or more), elderly over 65 years</text:p>
            <text:p>€2.50 school groups, students (up to 27), handicapped </text:p>
            <text:p>€10.00 family card (with children up to 16 years) </text:p>
            <text:p/>
            <text:p>&lt;span&gt;Ridnaun Compact - guided tour:</text:p>
            <text:p>€10.00 adults </text:p>
            <text:p>€8.00 groups (15 or more), elderlyover 65 years</text:p>
            <text:p>€4.00 school groups, students (up to 27), people with disabilities </text:p>
            <text:p>€20.00 family card (with children up to 16 years) </text:p>
            <text:p/>
            <text:p>&lt;span&gt;Adventure Shift - guided tour:</text:p>
            <text:p>€25.00 adults </text:p>
            <text:p>€17.00 elderly, people with disabilities</text:p>
            <text:p>€16.00 children up to 16, school classes, students</text:p>
            <text:p/>
            <text:p>&lt;span&gt;Mining Experience - guided full-day tour:</text:p>
            <text:p>€36.00 adults </text:p>
            <text:p>€22.00 elderly, people with disabilities</text:p>
            <text:p>€20.00 children up to 16, school classes, students</text:p>
            <text:p>€15.00 children up to 16 with parents </text:p>
            <text:p/>
            <text:p>&lt;span&gt;Mining for Juniors - children's tour:</text:p>
            <text:p>€8.00 children, school classes, students</text:p>
            <text:p>€10.00 adults</text:p>
          </table:table-cell>
          <table:table-cell table:style-name="ce10" office:value-type="string" calcext:value-type="string">
            <text:p>14. Apr-6. Nov</text:p>
            <text:p>Di-So 10-17 h</text:p>
            <text:p>geschl. Mo (außer Feiertage)</text:p>
          </table:table-cell>
          <table:table-cell table:style-name="ce10" office:value-type="string" calcext:value-type="string">
            <text:p>14 apr-6 nov</text:p>
            <text:p>mar-dom h 10-17</text:p>
            <text:p>chiuso lun (eccetto festivi)</text:p>
          </table:table-cell>
          <table:table-cell table:style-name="ce10" office:value-type="string" calcext:value-type="string">
            <text:p>14 Apr-6 Nov</text:p>
            <text:p>Tue-Sun 10-5 pm</text:p>
            <text:p>closed Mon (except on public holidays)</text:p>
          </table:table-cell>
          <table:table-cell table:style-name="ce10" office:value-type="string" calcext:value-type="string">
            <text:p>Der Standort Ridnaun ist ein einmaliges Denkmal der industriellen Revolution. Hier entstand vor 150 Jahren eine Erzaufbereitungsanlage modernster Machart. Gewaltige Maschinen brechen und zermalmen das Gestein, große Flotationsbecken fördern die Erze zutage. Beeindruckende Bremsberge und Pferdebahnstrecken ziehen als weltweit größte Übertageförderanlage zum Erzrevier ins Hochgebirge. Der Poschhausstollen führt auf 6 km Länge quer durch den Berg in das Passeiertal.</text:p>
          </table:table-cell>
          <table:table-cell table:style-name="ce10" office:value-type="string" calcext:value-type="string">
            <text:p>La sede di Ridanna è una testimonianza unica della rivoluzione industriale. 150 anni fa qui fu realizzato un modernissimo impianto di arricchimento del minerale. Potenti macchinari frantumano e macinano finemente la roccia, mentre grandi bacini di flottazione separano il minerale. L'impianto di trasporto su rotaia all’aperto, con impressionanti piani inclinati e binari per il traino con i cavalli, è il più grande del mondo. La galleria Poschhaus attraversa la montagna per 6 km e sbocca in Val Passiria.</text:p>
          </table:table-cell>
          <table:table-cell table:style-name="ce10" office:value-type="string" calcext:value-type="string">
            <text:p>This area is a unique monument to the industrial revolution. A state-of-the-art ore processing plant was built here 150 years ago. Huge machines break and crush the rock, large flotation basins bring the ores to the surface. Impressive brake inclines and horse-drawn railway lines pull the world's largest surface conveyor system to the ore district in the high mountains. The Poschhaus gallery leads 6 km across the mountain into the Passeier valley.</text:p>
          </table:table-cell>
          <table:table-cell table:style-name="ce10" office:value-type="string" calcext:value-type="string">
            <text:p>11.27167224</text:p>
          </table:table-cell>
          <table:table-cell table:style-name="ce10" office:value-type="string" calcext:value-type="string">
            <text:p>46.92822754</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ulmuseum Bozen</text:p>
          </table:table-cell>
          <table:table-cell table:style-name="ce4" office:value-type="string" calcext:value-type="string">
            <text:p>Museo della Scuola Bolzano</text:p>
          </table:table-cell>
          <table:table-cell table:style-name="ce4" office:value-type="string" calcext:value-type="string">
            <text:p>School Museum Bolzano</text:p>
          </table:table-cell>
          <table:table-cell table:style-name="ce4" office:value-type="string" calcext:value-type="string">
            <text:p>Rentschnerstraße, 51/B</text:p>
          </table:table-cell>
          <table:table-cell table:style-name="ce4" office:value-type="string" calcext:value-type="string">
            <text:p>via Rencio, 51/B</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gemeinde.bozen.it/schulmuseum</text:p>
          </table:table-cell>
          <table:table-cell table:style-name="ce4" office:value-type="string" calcext:value-type="string">
            <text:p>www.comune.bolzano.it/museodellascuola</text:p>
          </table:table-cell>
          <table:table-cell table:style-name="ce4" office:value-type="string" calcext:value-type="string">
            <text:p>+39 0471 997581</text:p>
          </table:table-cell>
          <table:table-cell table:style-name="ce4" office:value-type="string" calcext:value-type="string">
            <text:p>+39 0471 997588</text:p>
          </table:table-cell>
          <table:table-cell table:style-name="ce4"/>
          <table:table-cell table:style-name="ce4" office:value-type="string" calcext:value-type="string">
            <text:p>museo.scuola@comune.bolzano.it</text:p>
          </table:table-cell>
          <table:table-cell table:style-name="ce4" office:value-type="string" calcext:value-type="string">
            <text:p>schulmuseum@gemeinde.bozen.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Sa, So 15-18 h (Juli, Aug nur mit Vormerkung)</text:p>
            <text:p>täglich mit Vormerkung (mindestens 6 Personen)</text:p>
            <text:p>Führungen mit Vormerkung:</text:p>
            <text:p> Tel. +39 0471 095474, &lt;a href="mailto: museenvormerkungen@gemeinde.bozen.it"&gt;museenvormerkungen@gemeinde.bozen.it&lt;/a&gt;</text:p>
            <text:p>geschl. 1. Jan, Ostern, 1. Mai, 24., 25. und 31. Dez</text:p>
          </table:table-cell>
          <table:table-cell table:style-name="ce10" office:value-type="string" calcext:value-type="string">
            <text:p>sab, dom h 15-18 (lug, ago solo su prenotazione)</text:p>
            <text:p>tutti i giorni su prenotazione (gruppi min. 6 persone)</text:p>
            <text:p>visite guidate su prenotazione:</text:p>
            <text:p>tel. +39 0471 095474, &lt;a href="mailto: prenotazionimusei@comune.bolzano.it"&gt;prenotazionimusei@comune.bolzano.it&lt;/a&gt;</text:p>
            <text:p>chiuso 1° gen, Pasqua, 1° mag, 24, 25 e 31 dic</text:p>
          </table:table-cell>
          <table:table-cell table:style-name="ce10" office:value-type="string" calcext:value-type="string">
            <text:p>Sat, Sun 3-6 pm (July, Aug only by booking)</text:p>
            <text:p>daily by booking (at least 6 persons)</text:p>
            <text:p>guided tours by booking:</text:p>
            <text:p>phone +39 0471 095474, &lt;a href="mailto: museumsbookings@comune.bolzano.it"&gt;museumsbookings@comune.bolzano.it&lt;/a&gt;</text:p>
            <text:p>closed 1 Jan, Easter, 1 May, 24, 25 and 31 Dec</text:p>
          </table:table-cell>
          <table:table-cell table:style-name="ce10" office:value-type="string" calcext:value-type="string">
            <text:p>Das Schulmuseum Bozen wurde als offenes Museum konzipiert. Die ausgestellten Objekte (Lehrmaterial, Fotos, Dokumente, Mobiliar, Wandbilder) spiegeln die Geschichte der drei Sprachgruppen dieses Landes wider. Persönliche Erfahrungen und kollektive Geschichte begegnen sich.</text:p>
          </table:table-cell>
          <table:table-cell table:style-name="ce10" office:value-type="string" calcext:value-type="string">
            <text:p>Il Museo della Scuola di Bolzano è stato concepito come museo aperto. Gli oggetti esposti (materiali didattici, fotografie, documenti, arredi, cartelloni) rispecchiano la storia dei tre gruppi linguistici di questa terra, in un incontro tra esperienze personali e vicende collettive.</text:p>
          </table:table-cell>
          <table:table-cell table:style-name="ce10" office:value-type="string" calcext:value-type="string">
            <text:p>The city's school museum was conceived as an open museum. The exhibits (teaching materials, photos, documents, furniture, murals) reflect the history of the three linguistic groups of South Tyrol. Personal experiences and collective history meet.</text:p>
          </table:table-cell>
          <table:table-cell table:style-name="ce10" office:value-type="string" calcext:value-type="string">
            <text:p>11.375946</text:p>
          </table:table-cell>
          <table:table-cell table:style-name="ce10" office:value-type="string" calcext:value-type="string">
            <text:p>46.498573</text:p>
          </table:table-cell>
          <table:table-cell table:number-columns-repeated="995"/>
        </table:table-row>
        <table:table-row table:style-name="ro1" table:visibility="filter">
          <table:table-cell table:style-name="ce2" table:number-columns-repeated="2"/>
          <table:table-cell table:style-name="ce4" office:value-type="string" calcext:value-type="string">
            <text:p>Speckworld – die Speck Erlebniswelt</text:p>
          </table:table-cell>
          <table:table-cell table:style-name="ce4" office:value-type="string" calcext:value-type="string">
            <text:p>Speckworld – il mondo avventura dello Speck </text:p>
          </table:table-cell>
          <table:table-cell table:style-name="ce4" office:value-type="string" calcext:value-type="string">
            <text:p>Speckworld – the bacon adventure world</text:p>
          </table:table-cell>
          <table:table-cell table:style-name="ce4" office:value-type="string" calcext:value-type="string">
            <text:p>Stein 17, 39025 Naturns </text:p>
          </table:table-cell>
          <table:table-cell table:style-name="ce4" office:value-type="string" calcext:value-type="string">
            <text:p>Stein 17, 39025 Naturno</text:p>
          </table:table-cell>
          <table:table-cell table:style-name="ce7" office:value-type="float" office:value="39025" calcext:value-type="float">
            <text:p>39025</text:p>
          </table:table-cell>
          <table:table-cell table:style-name="ce4" office:value-type="string" calcext:value-type="string">
            <text:p>Naturns</text:p>
          </table:table-cell>
          <table:table-cell table:style-name="ce4" office:value-type="string" calcext:value-type="string">
            <text:p>Naturno</text:p>
          </table:table-cell>
          <table:table-cell table:number-columns-repeated="2" table:style-name="ce4" office:value-type="string" calcext:value-type="string">
            <text:p>www.speckworld.com </text:p>
          </table:table-cell>
          <table:table-cell table:style-name="ce4" office:value-type="string" calcext:value-type="string">
            <text:p>39 0473 671008</text:p>
          </table:table-cell>
          <table:table-cell table:style-name="ce4" table:number-columns-repeated="2"/>
          <table:table-cell table:number-columns-repeated="2" table:style-name="ce4" office:value-type="string" calcext:value-type="string">
            <text:p>info@speckworld.com</text:p>
          </table:table-cell>
          <table:table-cell table:style-name="ce10" office:value-type="string" calcext:value-type="string">
            <text:p>frei</text:p>
          </table:table-cell>
          <table:table-cell table:style-name="ce10" office:value-type="string" calcext:value-type="string">
            <text:p>gratuito</text:p>
          </table:table-cell>
          <table:table-cell table:style-name="ce10" office:value-type="string" calcext:value-type="string">
            <text:p>free</text:p>
          </table:table-cell>
          <table:table-cell table:style-name="ce10" office:value-type="string" calcext:value-type="string">
            <text:p>Jan-März</text:p>
            <text:p>Mo-Fr 9-18 h</text:p>
            <text:p>Sa, So 9-14 h</text:p>
            <text:p>Apr-Dez</text:p>
            <text:p>täglich 9-18 h</text:p>
          </table:table-cell>
          <table:table-cell table:style-name="ce10" office:value-type="string" calcext:value-type="string">
            <text:p>gen-marzo</text:p>
            <text:p>lun-ven h 9-18</text:p>
            <text:p>sab, dom h 9-14</text:p>
            <text:p>apr-dic</text:p>
            <text:p>tutti i giorni h 9-18</text:p>
          </table:table-cell>
          <table:table-cell table:style-name="ce10" office:value-type="string" calcext:value-type="string">
            <text:p>Jan-March</text:p>
            <text:p>Mon-Fri 9-6 pm</text:p>
            <text:p>Sat, Sun 9-2 pm</text:p>
            <text:p>Apr-Dec</text:p>
            <text:p>daily 9-6 pm</text:p>
          </table:table-cell>
          <table:table-cell table:style-name="ce10" office:value-type="string" calcext:value-type="string">
            <text:p>Die Moser Speckworld zeigt die Geschichte des Specks. Zu sehen sind eine traditionelle Selchküche mit altem Herd, ein originaler „Fockentrog“ (deutsch: Schweinetrog), eine originale Wurstspritze, eine alte Produktwaage und viele weitere Geräte. Interaktive Stationen und Informationstafeln erklären die traditionelle sowie die moderne Speckherstellung.</text:p>
          </table:table-cell>
          <table:table-cell table:style-name="ce10" office:value-type="string" calcext:value-type="string">
            <text:p>Lo Speckworld Moser mostra la storia dello speck. Vi si possono ammirare un affumicatoio, una mangiatoia per i maiali e una siringa per le salsicce originale, un’antica bilancia e molti altri utensili utilizzati nella produzione dello speck. Stazioni interattive e tavole informative illustrano il metodo di produzione tradizionale e quello moderno.</text:p>
          </table:table-cell>
          <table:table-cell table:style-name="ce10" office:value-type="string" calcext:value-type="string">
            <text:p>The Speckworld is dedicated to the history of speck (bacon). A traditional smoked meat kitchen with an old cooker, an original pig trough, an original sausage syringe, an old product scale and many other tools are on display. Interactive stations and information boards explain traditional as well as modern speck production.</text:p>
          </table:table-cell>
          <table:table-cell table:style-name="ce10" office:value-type="string" calcext:value-type="string">
            <text:p>11.0397393</text:p>
          </table:table-cell>
          <table:table-cell table:style-name="ce10" office:value-type="string" calcext:value-type="string">
            <text:p>46.6588934</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Schenna</text:p>
          </table:table-cell>
          <table:table-cell table:style-name="ce4" office:value-type="string" calcext:value-type="string">
            <text:p>Castello di Scena</text:p>
          </table:table-cell>
          <table:table-cell table:style-name="ce4" office:value-type="string" calcext:value-type="string">
            <text:p>Schenna Castle</text:p>
          </table:table-cell>
          <table:table-cell table:style-name="ce4" office:value-type="string" calcext:value-type="string">
            <text:p>Schlossweg 14</text:p>
          </table:table-cell>
          <table:table-cell table:style-name="ce4" office:value-type="string" calcext:value-type="string">
            <text:p>al Castello, 14</text:p>
          </table:table-cell>
          <table:table-cell table:style-name="ce7" office:value-type="float" office:value="39017" calcext:value-type="float">
            <text:p>39017</text:p>
          </table:table-cell>
          <table:table-cell table:style-name="ce4" office:value-type="string" calcext:value-type="string">
            <text:p>Schenna</text:p>
          </table:table-cell>
          <table:table-cell table:style-name="ce4" office:value-type="string" calcext:value-type="string">
            <text:p>Scena</text:p>
          </table:table-cell>
          <table:table-cell table:number-columns-repeated="2" table:style-name="ce4" office:value-type="string" calcext:value-type="string">
            <text:p>www.schloss-schenna.com</text:p>
          </table:table-cell>
          <table:table-cell table:style-name="ce4" office:value-type="string" calcext:value-type="string">
            <text:p>+39 0473 945630</text:p>
          </table:table-cell>
          <table:table-cell table:style-name="ce4" table:number-columns-repeated="2"/>
          <table:table-cell table:number-columns-repeated="2" table:style-name="ce4" office:value-type="string" calcext:value-type="string">
            <text:p>info@schloss-schenna.com</text:p>
          </table:table-cell>
          <table:table-cell table:style-name="ce10" office:value-type="string" calcext:value-type="string">
            <text:p>11,00 € Erwachsene </text:p>
            <text:p>3,00 € Kinder (bis 6 Jahre)</text:p>
            <text:p>5,00 € Kinder (7-14 Jahre)</text:p>
            <text:p>7,00 € p.P. + pauschal 30,00 € Gruppen (ab 20 Personen, auf Anmeldung)</text:p>
            <text:p/>
            <text:p>Mausoleum</text:p>
            <text:p>5,00 € pro Person</text:p>
            <text:p>Kinder bis 10 Jahre frei</text:p>
          </table:table-cell>
          <table:table-cell table:style-name="ce10" office:value-type="string" calcext:value-type="string">
            <text:p>€ 11,00 adulti </text:p>
            <text:p>€ 3,00 bambini (fino 6 anni)</text:p>
            <text:p>€ 5,00 bambini (7-14 anni)</text:p>
            <text:p>€ 7,00 p.p. + forfait € 30,00 gruppi (a partire da 20 persone, su prenotazione)</text:p>
            <text:p/>
            <text:p>Mausoleo</text:p>
            <text:p>€ 5,00 a persona</text:p>
            <text:p>gratuito per bambini fino a 10 anni</text:p>
          </table:table-cell>
          <table:table-cell table:style-name="ce10" office:value-type="string" calcext:value-type="string">
            <text:p>€11.00 adults </text:p>
            <text:p>€3.00 children (until 6 years)</text:p>
            <text:p>€5.00 children (until 7-14 years)</text:p>
            <text:p>€7.00 p.p. + flat-rate €30.00 groups (up to 20 persons, on reservation only)</text:p>
            <text:p/>
            <text:p>Mausoleum</text:p>
            <text:p>€5.00 adults</text:p>
            <text:p>free for children up to 10</text:p>
          </table:table-cell>
          <table:table-cell table:style-name="ce10" office:value-type="string" calcext:value-type="string">
            <text:p>Schloss:</text:p>
            <text:p>Ostermontag-Allerheiligen, nur mit Führung</text:p>
            <text:p>Mo, Do 21 h, Di-Fr 11.30, 15</text:p>
            <text:p>Online-Anmeldung erforderlich: &lt;a href="https://www.schloss-schenna.com/anmeldung-fuehrungen.html"&gt;www.schloss-schenna.com&lt;/a&gt;</text:p>
            <text:p>Anfrage von Gruppen: &lt;a href="mailto: info@schloss-schenna.com"&gt;info@schloss-schenna.com&lt;/a&gt;, Tel. 0473 945630</text:p>
            <text:p>Mausoleum:</text:p>
            <text:p>Karwoche-Allerheiligen, nur mit Führung</text:p>
            <text:p>Di, Do 9.30 h</text:p>
            <text:p>Anfrage von Gruppen: &lt;a href="mailto: info@schloss-schenna.com"&gt;info@schloss-schenna.com&lt;/a&gt;, Tel. 0473 945630</text:p>
          </table:table-cell>
          <table:table-cell table:style-name="ce10" office:value-type="string" calcext:value-type="string">
            <text:p>Castello: </text:p>
            <text:p>Lunedì di Pasqua-Ognissanti, solo con visita guidata</text:p>
            <text:p>lun, gio h 21, mar-ven h 11.30</text:p>
            <text:p>Prenotazione online obbligatoria: &lt;a href="https://www.schloss-schenna.com/informazioni-italiano.html"&gt;www.schloss-schenna.com&lt;/a&gt;</text:p>
            <text:p>Richiesta gruppi: &lt;a href="mailto: info@schloss-schenna.com"&gt;info@schloss-schenna.com&lt;/a&gt;, tel. 0473 945630</text:p>
            <text:p>Mausoleo:</text:p>
            <text:p>Settimana Santa-Ognissanti, solo con visita guidata</text:p>
            <text:p>mar, gio h 9.30</text:p>
            <text:p>Richiesta gruppi: &lt;a href="mailto: info@schloss-schenna.com"&gt;info@schloss-schenna.com&lt;/a&gt;, tel. 0473 945630</text:p>
          </table:table-cell>
          <table:table-cell table:style-name="ce10" office:value-type="string" calcext:value-type="string">
            <text:p>Castle: </text:p>
            <text:p>Easter Monday-All Saints, only with guided tours</text:p>
            <text:p>Mon, Thu 9 pm, Tue-Fri 11.30</text:p>
            <text:p>By online-reservation only: &lt;a href="https://www.schloss-schenna.com/anmeldung-fuehrungen-831191.html"&gt;www.schloss-schenna.com&lt;/a&gt;</text:p>
            <text:p>For groups: &lt;a href="mailto: info@schloss-schenna.com"&gt;info@schloss-schenna.com&lt;/a&gt;, phone 0473 945630</text:p>
            <text:p>Mausoleum:</text:p>
            <text:p>Holy Week-All Saints, only with guided tours</text:p>
            <text:p>Tue, Thu 9.30</text:p>
            <text:p>For groups: &lt;a href="mailto: info@schloss-schenna.com"&gt;info@schloss-schenna.com&lt;/a&gt;, phone 0473 945630</text:p>
          </table:table-cell>
          <table:table-cell table:style-name="ce10" office:value-type="string" calcext:value-type="string">
            <text:p>Schloss Schenna (14.–18. Jh.) ist die ehemalige Residenz des Erzherzogs Johann von Österreich. Möbel, Gemälde, Waffen und andere Exponate informieren über Geschichte, Kunst und Kultur Tirols. Die Grabstätte des Erzherzogs befindet sich im darunter liegenden neugotischen Mausoleum.</text:p>
          </table:table-cell>
          <table:table-cell table:style-name="ce10" office:value-type="string" calcext:value-type="string">
            <text:p>Il castello di Scena (XIV–XVIII sec.) fu residenza dall’arciduca Giovanni d’Asburgo. Custodisce collezioni su storia, cultura e arte tirolesi, armi storiche, arredi originali e dipinti. Nel sottostante mausoleo neogotico si trova la tomba dell’arciduca.</text:p>
          </table:table-cell>
          <table:table-cell table:style-name="ce10" office:value-type="string" calcext:value-type="string">
            <text:p>Castle Schenna (14th – 18th c.) is the former residence of Archduke John of Austria. Furniture, paintings, weapons and other exhibits provide information about Tyrol's history, art and culture. The Archduke's tomb is in the neo-Gothic mausoleum below.</text:p>
          </table:table-cell>
          <table:table-cell table:style-name="ce10" office:value-type="string" calcext:value-type="string">
            <text:p>11.187644</text:p>
          </table:table-cell>
          <table:table-cell table:style-name="ce10" office:value-type="string" calcext:value-type="string">
            <text:p>46.69169428</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iftsmuseum Innichen</text:p>
          </table:table-cell>
          <table:table-cell table:style-name="ce4" office:value-type="string" calcext:value-type="string">
            <text:p>Museo della Collegiata di San Candido</text:p>
          </table:table-cell>
          <table:table-cell table:style-name="ce4" office:value-type="string" calcext:value-type="string">
            <text:p>Innichen Monastery Museum</text:p>
          </table:table-cell>
          <table:table-cell table:style-name="ce4" office:value-type="string" calcext:value-type="string">
            <text:p>Attostraße 2</text:p>
          </table:table-cell>
          <table:table-cell table:style-name="ce4" office:value-type="string" calcext:value-type="string">
            <text:p>via Atto, 2</text:p>
          </table:table-cell>
          <table:table-cell table:style-name="ce7" office:value-type="float" office:value="39038" calcext:value-type="float">
            <text:p>39038</text:p>
          </table:table-cell>
          <table:table-cell table:style-name="ce4" office:value-type="string" calcext:value-type="string">
            <text:p>Innichen</text:p>
          </table:table-cell>
          <table:table-cell table:style-name="ce4" office:value-type="string" calcext:value-type="string">
            <text:p>San Candido</text:p>
          </table:table-cell>
          <table:table-cell table:style-name="ce4" table:number-columns-repeated="2"/>
          <table:table-cell table:style-name="ce4" office:value-type="string" calcext:value-type="string">
            <text:p>+39 0471 972912</text:p>
          </table:table-cell>
          <table:table-cell table:style-name="ce4" table:number-columns-repeated="2"/>
          <table:table-cell table:number-columns-repeated="2" table:style-name="ce4" office:value-type="string" calcext:value-type="string">
            <text:p>info@candimus.com</text:p>
          </table:table-cell>
          <table:table-cell table:style-name="ce10" office:value-type="string" calcext:value-type="string">
            <text:p>4,00 € Erwachsene </text:p>
            <text:p>Kinder bis 10 Jahre frei </text:p>
          </table:table-cell>
          <table:table-cell table:style-name="ce10" office:value-type="string" calcext:value-type="string">
            <text:p>€ 4,00 adulti </text:p>
            <text:p>ingresso gratuito per bambini fino ai 10 anni </text:p>
          </table:table-cell>
          <table:table-cell table:style-name="ce10" office:value-type="string" calcext:value-type="string">
            <text:p>€4.00 adults </text:p>
            <text:p>free admission for children up to 10 </text:p>
          </table:table-cell>
          <table:table-cell table:style-name="ce10" office:value-type="string" calcext:value-type="string">
            <text:p>Juni-Mitte Sep</text:p>
            <text:p>Di-Sa 14-19 h</text:p>
          </table:table-cell>
          <table:table-cell table:style-name="ce10" office:value-type="string" calcext:value-type="string">
            <text:p>giu-metà sett</text:p>
            <text:p>mar-sab h 14-19</text:p>
          </table:table-cell>
          <table:table-cell table:style-name="ce10" office:value-type="string" calcext:value-type="string">
            <text:p>June-mid-Sep</text:p>
            <text:p>Tue-Sat 2-7 pm</text:p>
          </table:table-cell>
          <table:table-cell table:style-name="ce10" office:value-type="string" calcext:value-type="string">
            <text:p>Im Stiftsmuseum zeugen sakrale Kunst, der Domschatz, Bücher aus dem 15. bis 18. Jahrhundert und eine beachtliche Handschriftensammlung von der geistigen und geistlichen Leistung des ältesten Tiroler Stiftes.</text:p>
          </table:table-cell>
          <table:table-cell table:style-name="ce10" office:value-type="string" calcext:value-type="string">
            <text:p>Nel museo della Collegiata l’arte sacra della chiesa, il tesoro del Duomo, i libri risalenti ai secoli XV–XVIII e una significativa raccolta di manoscritti sono testimonianza dell’attività intellettuale e spirituale della più antica Collegiata del Tirolo.</text:p>
          </table:table-cell>
          <table:table-cell table:style-name="ce10" office:value-type="string" calcext:value-type="string">
            <text:p>In the Cloister Museum, sacred art, the cathedral treasure, books from the 15th to 18th centuries and a considerable collection of manuscripts bear witness to the intellectual and spiritual achievements of Tyrol's oldest abbey.</text:p>
          </table:table-cell>
          <table:table-cell table:style-name="ce10" office:value-type="string" calcext:value-type="string">
            <text:p>12.282916</text:p>
          </table:table-cell>
          <table:table-cell table:style-name="ce10" office:value-type="string" calcext:value-type="string">
            <text:p>46.733216</text:p>
          </table:table-cell>
          <table:table-cell table:number-columns-repeated="995"/>
        </table:table-row>
        <table:table-row table:style-name="ro1" table:visibility="filter">
          <table:table-cell table:style-name="ce2" table:number-columns-repeated="2"/>
          <table:table-cell table:style-name="ce4" office:value-type="string" calcext:value-type="string">
            <text:p>Pfarrmuseum Taufers</text:p>
          </table:table-cell>
          <table:table-cell table:style-name="ce4" office:value-type="string" calcext:value-type="string">
            <text:p>Museo parrocchiale di Tures</text:p>
          </table:table-cell>
          <table:table-cell table:style-name="ce4" office:value-type="string" calcext:value-type="string">
            <text:p>Taufers Parish Museum</text:p>
          </table:table-cell>
          <table:table-cell table:style-name="ce4" office:value-type="string" calcext:value-type="string">
            <text:p>Pfarre 14</text:p>
          </table:table-cell>
          <table:table-cell table:style-name="ce4" office:value-type="string" calcext:value-type="string">
            <text:p>Parrocchia, 14</text:p>
          </table:table-cell>
          <table:table-cell table:style-name="ce7" office:value-type="float" office:value="39032" calcext:value-type="float">
            <text:p>39032</text:p>
          </table:table-cell>
          <table:table-cell table:style-name="ce4" office:value-type="string" calcext:value-type="string">
            <text:p>Sand in Taufers</text:p>
          </table:table-cell>
          <table:table-cell table:style-name="ce4" office:value-type="string" calcext:value-type="string">
            <text:p>Campo Tures</text:p>
          </table:table-cell>
          <table:table-cell table:style-name="ce4" table:number-columns-repeated="2"/>
          <table:table-cell table:style-name="ce4" office:value-type="string" calcext:value-type="string">
            <text:p>+39 0474 678076</text:p>
          </table:table-cell>
          <table:table-cell table:style-name="ce4" office:value-type="string" calcext:value-type="string">
            <text:p>+39 0474 678060</text:p>
          </table:table-cell>
          <table:table-cell table:style-name="ce4"/>
          <table:table-cell table:number-columns-repeated="2" table:style-name="ce4" office:value-type="string" calcext:value-type="string">
            <text:p>info@taufers.com</text:p>
          </table:table-cell>
          <table:table-cell table:style-name="ce10" office:value-type="string" calcext:value-type="string">
            <text:p>2,50 €; 1,00 € mit Guest Pass, ab 14 Jahren</text:p>
            <text:p>kostenlos bis 13 Jahren</text:p>
            <text:p>40,00 € Mindestpreis für Sonderführung</text:p>
          </table:table-cell>
          <table:table-cell table:style-name="ce10" office:value-type="string" calcext:value-type="string">
            <text:p>€ 2,50; 1,00 con Guest Pass, dai 14 anni</text:p>
            <text:p>gratis fino ai 13 anni</text:p>
            <text:p>€ 40,00 tariffa minima per visita guidata</text:p>
          </table:table-cell>
          <table:table-cell table:style-name="ce10" office:value-type="string" calcext:value-type="string">
            <text:p>€2,50; €1.00 with Guest Pass, from 14 years</text:p>
            <text:p>free entrance up to 13 years</text:p>
            <text:p>€40.00 minimum price for guided tours</text:p>
          </table:table-cell>
          <table:table-cell table:style-name="ce10" office:value-type="string" calcext:value-type="string">
            <text:p>1. und 3. Fr im Monat 17-18 h</text:p>
            <text:p>feiertags geschl.</text:p>
            <text:p>Sonderführungen max 10 Pers. auf Voranmeldung</text:p>
          </table:table-cell>
          <table:table-cell table:style-name="ce10" office:value-type="string" calcext:value-type="string">
            <text:p>1° e 3° ven del mese h 17-18</text:p>
            <text:p>chiuso nei festivi</text:p>
            <text:p>visite guidate max 10 persone su prenotazione</text:p>
          </table:table-cell>
          <table:table-cell table:style-name="ce10" office:value-type="string" calcext:value-type="string">
            <text:p>First and third Fri in the month 5-6 pm</text:p>
            <text:p>closed in the public holidays</text:p>
            <text:p>guided tours for max 10 persons on reservation</text:p>
          </table:table-cell>
          <table:table-cell table:style-name="ce10" office:value-type="string" calcext:value-type="string">
            <text:p>Das Pfarrmuseum zeigt sorgfältig kuratiert rund 50 Werke sakraler Kunst. Die Exponate, darunter Statuen und Gemälde, erzählen über 700 Jahre regionaler Geschichte. Das Museum befindet sich seit 1984 im gotischen Kornkasten in der Nordostecke des Pfarrgartens. Im Torbogen der Eingangstür weist die Jahreszahl 1559 auf einen Umbau des kleinen Gebäudes hin.</text:p>
          </table:table-cell>
          <table:table-cell table:style-name="ce10" office:value-type="string" calcext:value-type="string">
            <text:p>Il museo propone circa 50 opere di arte sacra, allestite con cura. Le statue, i dipinti e gli altri tesori esposti raccontano oltre 700 anni di storia regionale. Dal 1984 il museo è ospitato nel granaio gotico, nell’angolo nord-est del giardino della canonica. Sopra il portone d’entrata è incisa la cifra 1559, data di ristrutturazione dell’edificio.</text:p>
          </table:table-cell>
          <table:table-cell table:style-name="ce10" office:value-type="string" calcext:value-type="string">
            <text:p>The museum is located since 1984 in the  Gothic granary in the north-east corner of the parish garden since 1984. In the archway of the entrance door, the date 1559 indicates that the small building was rebuilt. Around 50 works of sacred art, including statues and paintings, tell over 700 years of regional history.</text:p>
          </table:table-cell>
          <table:table-cell table:style-name="ce10" office:value-type="string" calcext:value-type="string">
            <text:p>11.948455</text:p>
          </table:table-cell>
          <table:table-cell table:style-name="ce10" office:value-type="string" calcext:value-type="string">
            <text:p>46.910463</text:p>
          </table:table-cell>
          <table:table-cell table:number-columns-repeated="995"/>
        </table:table-row>
        <table:table-row table:style-name="ro1" table:visibility="filter">
          <table:table-cell table:style-name="ce2" table:number-columns-repeated="2"/>
          <table:table-cell table:style-name="ce4" office:value-type="string" calcext:value-type="string">
            <text:p>Al Plan Dolomites Hotel Museum</text:p>
          </table:table-cell>
          <table:table-cell table:style-name="ce4" office:value-type="string" calcext:value-type="string">
            <text:p>Al Plan Dolomites Hotel Museo</text:p>
          </table:table-cell>
          <table:table-cell table:style-name="ce4"/>
          <table:table-cell table:style-name="ce4" office:value-type="string" calcext:value-type="string">
            <text:p>Ciasè Straße 11</text:p>
          </table:table-cell>
          <table:table-cell table:style-name="ce4" office:value-type="string" calcext:value-type="string">
            <text:p>via Ciasè, 11</text:p>
          </table:table-cell>
          <table:table-cell table:style-name="ce7" office:value-type="float" office:value="39030" calcext:value-type="float">
            <text:p>39030</text:p>
          </table:table-cell>
          <table:table-cell table:style-name="ce4" office:value-type="string" calcext:value-type="string">
            <text:p>St. Vigil in Enneberg</text:p>
          </table:table-cell>
          <table:table-cell table:style-name="ce4" office:value-type="string" calcext:value-type="string">
            <text:p>San Vigilio a Marebbe</text:p>
          </table:table-cell>
          <table:table-cell table:number-columns-repeated="2" table:style-name="ce4" office:value-type="string" calcext:value-type="string">
            <text:p>www.alplan.it</text:p>
          </table:table-cell>
          <table:table-cell table:style-name="ce4" office:value-type="string" calcext:value-type="string">
            <text:p>+39 0474 501025</text:p>
          </table:table-cell>
          <table:table-cell table:style-name="ce4" table:number-columns-repeated="2"/>
          <table:table-cell table:number-columns-repeated="2" table:style-name="ce4" office:value-type="string" calcext:value-type="string">
            <text:p>info@alplan.it</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access</text:p>
          </table:table-cell>
          <table:table-cell table:style-name="ce10" office:value-type="string" calcext:value-type="string">
            <text:p>Dez-März, Juni-Sep</text:p>
            <text:p>täglich geöffnet 10-18 h</text:p>
          </table:table-cell>
          <table:table-cell table:style-name="ce10" office:value-type="string" calcext:value-type="string">
            <text:p>dic-marzo, giu-sett</text:p>
            <text:p>aperto tutti i giorni h 10-18</text:p>
          </table:table-cell>
          <table:table-cell table:style-name="ce10" office:value-type="string" calcext:value-type="string">
            <text:p>Dec-March, Juni-Sep</text:p>
            <text:p>open daily 10-6 pm</text:p>
          </table:table-cell>
          <table:table-cell table:style-name="ce10" office:value-type="string" calcext:value-type="string">
            <text:p>Wanduhren, Schnitzereien, Masken, Flaschenstöpsel, Korkenzieher, Pfeifen, Kaffeemühlen und Küchengeräte, religiöse Gegenstände, Oldtimer und Motorräder, etwa mehrere Vespas, zählen zur privaten Sammlung der Familie Trebo. Die Objekte erzählen Geschichten aus den letzten 150 Jahren und sind auf die unterschiedlichen Räume des Hotels verteilt.</text:p>
          </table:table-cell>
          <table:table-cell table:style-name="ce10" office:value-type="string" calcext:value-type="string">
            <text:p>Orologi a muro, opere in legno intagliato, maschere, tappi di bottiglia, cavatappi, pipe, macinini per il caffè e utensili da cucina, oggetti religiosi, oldtimer e motociclette, come diversi modelli di Vespa: fanno parte della collezione della famiglia Trebo. Raccontano storie anche di 150 anni fa e sono disseminati nei diversi locali dell’hotel.</text:p>
          </table:table-cell>
          <table:table-cell table:style-name="ce10" office:value-type="string" calcext:value-type="string">
            <text:p>Wall clocks, carvings, masks, bottle stoppers, corkscrews, pipes, coffee grinders and kitchen equipment, religious objects, antique cars and motorcycles, such as several Vespas, are part of the Trebo family’s private collection. The objects tell stories from the last 150 years and are distributed across different rooms of the hotel.</text:p>
          </table:table-cell>
          <table:table-cell table:style-name="ce10" office:value-type="string" calcext:value-type="string">
            <text:p>12.033979</text:p>
          </table:table-cell>
          <table:table-cell table:style-name="ce10" office:value-type="string" calcext:value-type="string">
            <text:p>46.6377536</text:p>
          </table:table-cell>
          <table:table-cell table:number-columns-repeated="995"/>
        </table:table-row>
        <table:table-row table:style-name="ro1">
          <table:table-cell office:value-type="string" calcext:value-type="string">
            <text:p>SAM</text:p>
          </table:table-cell>
          <table:table-cell table:style-name="ce28" office:value-type="string" calcext:value-type="string">
            <text:p>Museo Archeologico dell'Alto Adige</text:p>
          </table:table-cell>
          <table:table-cell table:style-name="ce4" office:value-type="string" calcext:value-type="string">
            <text:p>Südtiroler Archäologiemuseum</text:p>
          </table:table-cell>
          <table:table-cell table:style-name="ce4" office:value-type="string" calcext:value-type="string">
            <text:p>Museo Archeologico dell'Alto Adige</text:p>
          </table:table-cell>
          <table:table-cell table:style-name="ce4" office:value-type="string" calcext:value-type="string">
            <text:p>South Tyrol Museum of Archaeology</text:p>
          </table:table-cell>
          <table:table-cell table:style-name="ce4" office:value-type="string" calcext:value-type="string">
            <text:p>Museumstraße 43</text:p>
          </table:table-cell>
          <table:table-cell table:style-name="ce4" office:value-type="string" calcext:value-type="string">
            <text:p>via Museo, 43</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iceman.it</text:p>
          </table:table-cell>
          <table:table-cell table:style-name="ce4" office:value-type="string" calcext:value-type="string">
            <text:p>+39 0471 320100</text:p>
          </table:table-cell>
          <table:table-cell table:style-name="ce4" table:number-columns-repeated="2"/>
          <table:table-cell table:number-columns-repeated="2" table:style-name="ce4" office:value-type="string" calcext:value-type="string">
            <text:p>info@iceman.it</text:p>
          </table:table-cell>
          <table:table-cell table:style-name="ce10" office:value-type="string" calcext:value-type="string">
            <text:p>13,00 € Erwachsene </text:p>
            <text:p>10,00 € Gruppen (ab 20 Personen), Schüler, Lehrlinge, Studenten (unter 27), Senioren (ab 65), Personen mit Behinderung, Zivildiener </text:p>
            <text:p>3,00 € Schulklassen</text:p>
            <text:p>Kinder unter 6 J. frei </text:p>
            <text:p>26,00 € Familienkarte (2 Erwachsene, beliebig viele Kinder unter 16 J.)</text:p>
            <text:p>13,00 € Familienkarte "mini" (1 Erwachsener, beliebig viele Kinder unter 16 J.)</text:p>
            <text:p/>
            <text:p>Reservierung der Eintrittskarten wird empfohlen.</text:p>
          </table:table-cell>
          <table:table-cell table:style-name="ce10" office:value-type="string" calcext:value-type="string">
            <text:p>€ 13,00 adulti </text:p>
            <text:p>€ 10,00 gruppi (oltre 20 persone), studenti (sotto i 27 anni), anziani (oltre 65), disabili, obiettori </text:p>
            <text:p>€ 3,00 scolaresche</text:p>
            <text:p>gratuito per bambini sotto i 6 anni </text:p>
            <text:p>€ 26,00 carta famiglia (2 adulti con bambini sotto i 16 anni) </text:p>
            <text:p>€ 13,00 carta famiglia "mini" (1 adulto con bambini sotto i 16 anni)</text:p>
            <text:p/>
            <text:p>Si consiglia la prenotazione dei biglietti d'entrata.</text:p>
          </table:table-cell>
          <table:table-cell table:style-name="ce10" office:value-type="string" calcext:value-type="string">
            <text:p>€13.00 adults </text:p>
            <text:p>€10.00 groups (20 or more), students (under 27 years), elderly (over 65), handicapped, military </text:p>
            <text:p>€3.00 students (class)</text:p>
            <text:p>free for children up to 6 years</text:p>
            <text:p>€26.00 family card (2 adults, a random number of children under 16 years) </text:p>
            <text:p>€13,00 family card "mini" (1 adult, a random number of children under 16 years)</text:p>
            <text:p/>
            <text:p>The reservation of tickets is recommended.</text:p>
          </table:table-cell>
          <table:table-cell table:style-name="ce10" office:value-type="string" calcext:value-type="string">
            <text:p>Di-So 10-18 h (letzter Einlass 17.30 h)</text:p>
            <text:p>Juli-Sep, Dez auch Mo</text:p>
            <text:p>24., 31. Dez 10-15 h (letzter Einlass 14.30 h)</text:p>
            <text:p>geschl. 1. Jan, 1. Mai, 25. Dez</text:p>
          </table:table-cell>
          <table:table-cell table:style-name="ce10" office:value-type="string" calcext:value-type="string">
            <text:p>mar-dom h 10-18 (ultimo ingresso h 17.30)</text:p>
            <text:p>lug-set, dic anche lun</text:p>
            <text:p>24, 31 dic h 10-15 (ultimo ingresso h 14.30)</text:p>
            <text:p>chiuso 1 gen, 1 mag, 25 dic</text:p>
          </table:table-cell>
          <table:table-cell table:style-name="ce10" office:value-type="string" calcext:value-type="string">
            <text:p>Tue-Sun 10-6 pm (last admission 5.30 pm)</text:p>
            <text:p>July-Sep, Dec daily</text:p>
            <text:p>24, 31 Dec 10-3 pm (last admission 2.30 pm)</text:p>
            <text:p>Closed 1 Jan, 1 May, 25 Dec</text:p>
          </table:table-cell>
          <table:table-cell table:style-name="ce10" office:value-type="string" calcext:value-type="string">
            <text:p>Das Südtiroler Archäologiemuseum präsentiert die Originalfunde und die Geschichte des Mannes aus dem Eis – auch Ötzi genannt –, vom Medienhype bei der Entdeckung über die Forschung rund um die 5.000 Jahre alte, außerordentlich gut erhaltene Eismumie und ihre Beifunde sowie spannende Interviews und interaktive Erlebnispunkte. Höhepunkt der Ausstellung ist die lebensechte Rekonstruktion des Mannes aus dem Eis. Zusätzlich wechselnde Sonderausstellungen zu archäologischen Themen.</text:p>
          </table:table-cell>
          <table:table-cell table:style-name="ce10" office:value-type="string" calcext:value-type="string">
            <text:p>Al Museo Archeologico dell’Alto Adige presenta i ritrovamenti originali dell’Uomo venuto dal ghiaccio – detto anche Ötzi – e la sua storia: dalle reazioni dei media alla scoperta, alla ricerca scientifica sulla mummia dei ghiacci vecchia di 5.000 anni ma straordinariamente ben conservata e sul suo corredo, fino a interviste e postazioni interattive. Pezzo forte è la ricostruzione dell’Uomo venuto dal ghiaccio come doveva essere da vivo. Il museo ospita mostre temporanee su temi archeologici.</text:p>
          </table:table-cell>
          <table:table-cell table:style-name="ce10" office:value-type="string" calcext:value-type="string">
            <text:p>The South Tyrol Museum of Archaeology presents the original finds and the story of the Iceman, also known as Ötzi, from the media hype surrounding the discovery to the research surrounding the 5,000-year-old, extraordinarily well-preserved ice mummy and its associated finds, as well as exciting interviews and interactive experience. The highlight of the exhibition is the lifelike reconstruction of the Iceman. In addition, changing special exhibitions on archaeological themes.</text:p>
          </table:table-cell>
          <table:table-cell table:style-name="ce10" office:value-type="string" calcext:value-type="string">
            <text:p>11.34939193</text:p>
          </table:table-cell>
          <table:table-cell table:style-name="ce10" office:value-type="string" calcext:value-type="string">
            <text:p>46.49994318</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ionalparkhaus aquaprad</text:p>
          </table:table-cell>
          <table:table-cell table:style-name="ce4" office:value-type="string" calcext:value-type="string">
            <text:p>Centro visite aquaprad</text:p>
          </table:table-cell>
          <table:table-cell table:style-name="ce4" office:value-type="string" calcext:value-type="string">
            <text:p>National Park visitor centre aquaprad</text:p>
          </table:table-cell>
          <table:table-cell table:style-name="ce4" office:value-type="string" calcext:value-type="string">
            <text:p>Kreuzweg 4/c</text:p>
          </table:table-cell>
          <table:table-cell table:style-name="ce4" office:value-type="string" calcext:value-type="string">
            <text:p>via Croce, 4/c</text:p>
          </table:table-cell>
          <table:table-cell table:style-name="ce7" office:value-type="float" office:value="39026" calcext:value-type="float">
            <text:p>39026</text:p>
          </table:table-cell>
          <table:table-cell table:style-name="ce4" office:value-type="string" calcext:value-type="string">
            <text:p>Prad am Stilfserjoch</text:p>
          </table:table-cell>
          <table:table-cell table:style-name="ce4" office:value-type="string" calcext:value-type="string">
            <text:p>Prato allo Stelvio</text:p>
          </table:table-cell>
          <table:table-cell table:style-name="ce4" office:value-type="string" calcext:value-type="string">
            <text:p>www.nationalpark-stelvio.it</text:p>
          </table:table-cell>
          <table:table-cell table:style-name="ce4" office:value-type="string" calcext:value-type="string">
            <text:p>www.parconazionale-stelvio.it</text:p>
          </table:table-cell>
          <table:table-cell table:style-name="ce4" office:value-type="string" calcext:value-type="string">
            <text:p>+39 0473 618212</text:p>
          </table:table-cell>
          <table:table-cell table:style-name="ce4"/>
          <table:table-cell table:style-name="ce4" office:value-type="string" calcext:value-type="string">
            <text:p>+39 0473 628213</text:p>
          </table:table-cell>
          <table:table-cell table:number-columns-repeated="2" table:style-name="ce4" office:value-type="string" calcext:value-type="string">
            <text:p>info@aquaprad.com</text:p>
          </table:table-cell>
          <table:table-cell table:style-name="ce10" office:value-type="string" calcext:value-type="string">
            <text:p>6,00 € Erwachsene / Einzelperson</text:p>
            <text:p>2,00 € Kinder von 7 bis 14 Jahren</text:p>
            <text:p>für Kinder bis zu 6 Jahren - Eintritt frei</text:p>
            <text:p>13,00 € Familienticket (2 Erwachsene mit Kindern zwischen 7 und 14 Jahren)</text:p>
            <text:p>7,00 € Mini-Familienticket (1 Erwachsene/-r mit Kindern zwischen 7 und 14 Jahren)</text:p>
            <text:p>4,00 € Schülerinnen und Schüler (15-17 J.), Studentinnen und Studenten, Miltär- bzw. Zivildienstleistende, Personen mit Behinderungen, Seniorinnen und Senioren ab 65 J., Gruppen mit mind. 10 Personen</text:p>
            <text:p>15,00 € Führungen (5 bis 15 Personen) zzg. Eintrittspreis</text:p>
            <text:p>1,00 € Führungen 16 bis 25 Personen, zzg. Eintrittspreis pro Person</text:p>
          </table:table-cell>
          <table:table-cell table:style-name="ce10" office:value-type="string" calcext:value-type="string">
            <text:p>€ 6,00 adulti</text:p>
            <text:p>2,00 € bambini dai 7 ai 14 anni</text:p>
            <text:p>gratuito per bambini fino a 6 anni</text:p>
            <text:p>€ 13,00 biglietto famiglia (2 genitori con ragazzi di età tra 7 e 14 anni)</text:p>
            <text:p>€ 7,00 biglietto famiglia mini (1 genitore con ragazzi di età tra 7 e 14 anni)</text:p>
            <text:p>€ 4,00 scolari (15-17 anni), studenti, militari di leva ed in servizio civile, disabili, anziani da 65 anni, gruppi di almeno 10 persone</text:p>
            <text:p>€ 15,00 guida (da 5 a 20 persone) oltre al prezzo d'ingresso</text:p>
            <text:p>€ 1,00 guida da 16 a 25 persone (a persona oltre al prezzo d'ingresso)</text:p>
          </table:table-cell>
          <table:table-cell table:style-name="ce10" office:value-type="string" calcext:value-type="string">
            <text:p>€6.00 Adult</text:p>
            <text:p>€2.00 children between 7 and 14 years</text:p>
            <text:p>children up to 6 years old - free entrance</text:p>
            <text:p>€13.00 family ticket (2 adults with children between 7 and 14 years)</text:p>
            <text:p>€7.00 mini family ticket (1 adult with children between 7 and 14 years)</text:p>
            <text:p>€4.00 Student (15-17 y.), person with handicap, senior from 65 y., groups with at least 10 persons</text:p>
            <text:p>€15.00 Tour guide (from 5 to 15 persons) to add to the ticket</text:p>
            <text:p>€1.00 Tour guide (from 16 to 25 persons) per person to add to the ticket </text:p>
          </table:table-cell>
          <table:table-cell table:style-name="ce10" office:value-type="string" calcext:value-type="string">
            <text:p>Di-Fr 9.30-12.30, 14.30-18 h</text:p>
            <text:p>Sa, So, Feiertage 14.30-18 h</text:p>
            <text:p>geschl. 1. und 7.-27. Nov, 24., 25. und 31. Dez, 1. Jan</text:p>
            <text:p>Führungen nur mit Voranmeldung</text:p>
          </table:table-cell>
          <table:table-cell table:style-name="ce10" office:value-type="string" calcext:value-type="string">
            <text:p>mar-ven h 9.30-12.30, 14.30-18</text:p>
            <text:p>sab, dom e festivi h 14.30-18</text:p>
            <text:p>chiuso 1° e 7-27 nov, 24, 25 e 31 dic, 1° gen</text:p>
            <text:p>visite guidate solo su appuntamento</text:p>
          </table:table-cell>
          <table:table-cell table:style-name="ce10" office:value-type="string" calcext:value-type="string">
            <text:p>Tue-Fri 9.30-12.30, 2.30-6 pm</text:p>
            <text:p>Sat, Sun and public holidays 2.30-6 pm</text:p>
            <text:p>closed 1st and 7-27 Nov, 24, 25 and 31 Dec, 1st Jan</text:p>
            <text:p>guided tours by appointment only</text:p>
          </table:table-cell>
          <table:table-cell table:style-name="ce10" office:value-type="string" calcext:value-type="string">
            <text:p>Dieses Nationalparkhaus des Nationalparks Stilfserjoch ist eine umweltdidaktische Einrichtung. In 14 Aquarien wird die unbekannte Welt der heimischen Fische und anderer ans Wasser gebundener Lebewesen vermittelt. Im Obergeschoss werden Sonderausstellungen gezeigt.</text:p>
          </table:table-cell>
          <table:table-cell table:style-name="ce10" office:value-type="string" calcext:value-type="string">
            <text:p>Il Centro visite del Parco Nazionale dello Stelvio “aquaprad” è un’istituzione didattica dedicata all’acqua. 14 acquari mostrano il mondo sconosciuto dei pesci locali e di altre forme di vita acquatiche. Al piano superiore si alternano mostre temporanee.</text:p>
          </table:table-cell>
          <table:table-cell table:style-name="ce10" office:value-type="string" calcext:value-type="string">
            <text:p>This visitor centre of the Stilfserjoch/Stelvio National Park is an environmental educational institution. In 14 aquariums, the unknown world of native fish and other waterbound creatures can be discovered. Special exhibitions are shown on the upper floor.</text:p>
          </table:table-cell>
          <table:table-cell table:style-name="ce10" office:value-type="string" calcext:value-type="string">
            <text:p>10.589865</text:p>
          </table:table-cell>
          <table:table-cell table:style-name="ce10" office:value-type="string" calcext:value-type="string">
            <text:p>46.617316</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Prösels</text:p>
          </table:table-cell>
          <table:table-cell table:style-name="ce4" office:value-type="string" calcext:value-type="string">
            <text:p>Castel Prösels</text:p>
          </table:table-cell>
          <table:table-cell table:style-name="ce4" office:value-type="string" calcext:value-type="string">
            <text:p>Prösels Castle</text:p>
          </table:table-cell>
          <table:table-cell table:style-name="ce4" office:value-type="string" calcext:value-type="string">
            <text:p>Prösler Straße, 2</text:p>
          </table:table-cell>
          <table:table-cell table:style-name="ce4" office:value-type="string" calcext:value-type="string">
            <text:p>via Presule, 2</text:p>
          </table:table-cell>
          <table:table-cell table:style-name="ce7" office:value-type="float" office:value="39050" calcext:value-type="float">
            <text:p>39050</text:p>
          </table:table-cell>
          <table:table-cell table:style-name="ce4" office:value-type="string" calcext:value-type="string">
            <text:p>Völs am Schlern</text:p>
          </table:table-cell>
          <table:table-cell table:style-name="ce4" office:value-type="string" calcext:value-type="string">
            <text:p>Fie' allo Sciliar</text:p>
          </table:table-cell>
          <table:table-cell table:number-columns-repeated="2" table:style-name="ce4" office:value-type="string" calcext:value-type="string">
            <text:p>www.schloss-proesels.it</text:p>
          </table:table-cell>
          <table:table-cell table:style-name="ce4" office:value-type="string" calcext:value-type="string">
            <text:p>+39 0471 601062</text:p>
          </table:table-cell>
          <table:table-cell table:style-name="ce4"/>
          <table:table-cell table:style-name="ce4" office:value-type="string" calcext:value-type="string">
            <text:p>+39 0471 601062</text:p>
          </table:table-cell>
          <table:table-cell table:number-columns-repeated="2" table:style-name="ce4" office:value-type="string" calcext:value-type="string">
            <text:p>info@schloss-proesels.it</text:p>
          </table:table-cell>
          <table:table-cell table:style-name="ce10" office:value-type="string" calcext:value-type="string">
            <text:p>9,00 € Erwachsene </text:p>
            <text:p>6,00 € Gruppen (ab 20 Personen) </text:p>
            <text:p>5,00 € Kinder (6-14 Jahre)</text:p>
          </table:table-cell>
          <table:table-cell table:style-name="ce10" office:value-type="string" calcext:value-type="string">
            <text:p>€ 9,00 adulti </text:p>
            <text:p>€ 6,00 gruppi (oltre 20 persone) </text:p>
            <text:p>€ 5,00 bambini (6-14 anni)</text:p>
          </table:table-cell>
          <table:table-cell table:style-name="ce10" office:value-type="string" calcext:value-type="string">
            <text:p>€9.00 adults </text:p>
            <text:p>€6.00 groups (20 or more) </text:p>
            <text:p>€5.00 children (from 6 to 14 years)</text:p>
          </table:table-cell>
          <table:table-cell table:style-name="ce10" office:value-type="string" calcext:value-type="string">
            <text:p>Mai-Okt</text:p>
            <text:p>nur mit Führung (Gruppen mit Vormerkung)</text:p>
            <text:p>Info siehe Webseite</text:p>
          </table:table-cell>
          <table:table-cell table:style-name="ce10" office:value-type="string" calcext:value-type="string">
            <text:p>mag-ott</text:p>
            <text:p>solo con visita guidata (con prenotazione per gruppi)</text:p>
            <text:p>info vedi sito web</text:p>
          </table:table-cell>
          <table:table-cell table:style-name="ce10" office:value-type="string" calcext:value-type="string">
            <text:p>May - Oct</text:p>
            <text:p>guided tours (groups on request)</text:p>
            <text:p>info see website</text:p>
            <text:p>audio-guides in English available</text:p>
          </table:table-cell>
          <table:table-cell table:style-name="ce10" office:value-type="string" calcext:value-type="string">
            <text:p>Schloss Prösels war der Stammsitz der Herren Völs-Colonna und beherbergt neben den Bildern und Zeichnungen der Batzenhäusl-Sammlung aus dem 19. und 20. Jahrhundert eine Waffensammlung aus dem 19. Jahrhundert, Bilder aus einer  Schenkung der Künstlerin Lotte Copi und die Dauerausstellung archäologischer Funde „finff Majolica Schaln“ im Tischlerhaus.</text:p>
          </table:table-cell>
          <table:table-cell table:style-name="ce10" office:value-type="string" calcext:value-type="string">
            <text:p>Castel Prösels, un tempo residenza dinastica dei signori Völs-Colonna, ospita, accanto a dipinti e disegni del XIX e XX secolo della raccolta “Cà de Bezzi”, una collezione d’armi del XIX secolo, dipinti della Donazione Lotte Copi e la mostra permanente di ritrovamenti archeologici “finff Majolica Schaln”.</text:p>
          </table:table-cell>
          <table:table-cell table:style-name="ce10" office:value-type="string" calcext:value-type="string">
            <text:p>The Prösels Castle was the family seat of the Lords of Völs-Colonna. In addition to pictures and drawings from the Batzenhäusl collection from the 19th and 20th centuries, it accommodates a collection of 19th century weapons, paintings of the Donation Lotte Copi and the permanent exhibition of archaeological finds "finff Majolica Schaln".</text:p>
          </table:table-cell>
          <table:table-cell table:style-name="ce10" office:value-type="string" calcext:value-type="string">
            <text:p>11.4957118</text:p>
          </table:table-cell>
          <table:table-cell table:style-name="ce10" office:value-type="string" calcext:value-type="string">
            <text:p>46.50511261</text:p>
          </table:table-cell>
          <table:table-cell table:number-columns-repeated="995"/>
        </table:table-row>
        <table:table-row table:style-name="ro1">
          <table:table-cell office:value-type="string" calcext:value-type="string">
            <text:p>SME</text:p>
          </table:table-cell>
          <table:table-cell table:style-name="ce28" office:value-type="string" calcext:value-type="string">
            <text:p>Palais Mamming Museum</text:p>
          </table:table-cell>
          <table:table-cell table:number-columns-repeated="3" table:style-name="ce4" office:value-type="string" calcext:value-type="string">
            <text:p>Palais Mamming Museum</text:p>
          </table:table-cell>
          <table:table-cell table:style-name="ce4" office:value-type="string" calcext:value-type="string">
            <text:p>Pfarrplatz 6</text:p>
          </table:table-cell>
          <table:table-cell table:style-name="ce4" office:value-type="string" calcext:value-type="string">
            <text:p>piazza Duomo, 6</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palaismamming.it</text:p>
          </table:table-cell>
          <table:table-cell table:style-name="ce4" office:value-type="string" calcext:value-type="string">
            <text:p>+39 0473 270038</text:p>
          </table:table-cell>
          <table:table-cell table:style-name="ce4" table:number-columns-repeated="2"/>
          <table:table-cell table:style-name="ce4" office:value-type="string" calcext:value-type="string">
            <text:p>museo@comune.merano.bz.it</text:p>
          </table:table-cell>
          <table:table-cell table:style-name="ce4" office:value-type="string" calcext:value-type="string">
            <text:p>museum@gemeinde.meran.bz.it</text:p>
          </table:table-cell>
          <table:table-cell table:style-name="ce10" office:value-type="string" calcext:value-type="string">
            <text:p>6,00 € Erwachsene </text:p>
            <text:p>5,00 € ermäßigt (alle Karten, Senioren, Studenten, Ortsansässige, Gruppen über 10 Personen, Menschen mit Behinderung) </text:p>
            <text:p>8,00 € Combi Palais Mamming Museum &amp; Landesfürstliche Burg</text:p>
            <text:p>10,00 € Familienticket</text:p>
            <text:p>Freier Eintritt für Jugendliche bis 18 Jahre u. Mitglieder "Museumsverein"</text:p>
          </table:table-cell>
          <table:table-cell table:style-name="ce10" office:value-type="string" calcext:value-type="string">
            <text:p>€ 6,00 adulti </text:p>
            <text:p>€ 5,00 ridotto (tutte le carte, anziani, studenti, residenti, gruppi con più di 10 persone, diversamente abili)</text:p>
            <text:p>€ 8,00 Combi Palais Mamming Museum &amp; Castello Principesco</text:p>
            <text:p>€ 10,00 biglietto famiglia</text:p>
            <text:p>Ingresso libero per ragazzi fino a 18 anni e membri associazione "Pro Museo"</text:p>
          </table:table-cell>
          <table:table-cell table:style-name="ce10" office:value-type="string" calcext:value-type="string">
            <text:p>€6.00 adults </text:p>
            <text:p>€5.00 reduced ticket price (all cards, elderly people, students, Merano residents, groups over 10 people, people with special needs)</text:p>
            <text:p>€8.00 Combi Palais Mamming Museum &amp; Prince's Castle </text:p>
            <text:p>€10.00 family ticket</text:p>
            <text:p>Free entry for children or young people up to 18 years</text:p>
          </table:table-cell>
          <table:table-cell table:style-name="ce10" office:value-type="string" calcext:value-type="string">
            <text:p>Karwoche-6. Jan</text:p>
            <text:p>Di-Sa 10.30-17 h</text:p>
            <text:p>So, Feiertage 10.30-13 h</text:p>
            <text:p>an "Dienstag-Abenden" im Sommer</text:p>
            <text:p>10.30-13, 18-22 h</text:p>
          </table:table-cell>
          <table:table-cell table:style-name="ce10" office:value-type="string" calcext:value-type="string">
            <text:p>settimana di Pasqua-6 gen</text:p>
            <text:p>mar-sab h 10.30-17</text:p>
            <text:p>dom, festivi h 10.30-13</text:p>
            <text:p>nei "Martedìsera" estivi</text:p>
            <text:p>h 10.30-13, 18-22</text:p>
          </table:table-cell>
          <table:table-cell table:style-name="ce10" office:value-type="string" calcext:value-type="string">
            <text:p>week before Easter-6 Jan</text:p>
            <text:p>Tue-Sat 10.30-5 pm</text:p>
            <text:p>Sun, public holidays 10.30-1 pm</text:p>
            <text:p>on the "Late Tuesdays" in summer</text:p>
            <text:p>10.30-1 pm, 6-10 pm</text:p>
          </table:table-cell>
          <table:table-cell table:style-name="ce10" office:value-type="string" calcext:value-type="string">
            <text:p>Das Palais Mamming Museum präsentiert im restaurierten Barockpalais am Pfarrplatz die Sammlungen des Stadtmuseums und erzählt die historische Entwicklung der Stadt. Der Rundgang startet mit der Ur- und Frühgeschichte und bespricht alle Lebensbereiche, um mit der modernen Kunst zu enden – eine eigenwillige Sammlung mit so einigen überraschenden Objekten.</text:p>
          </table:table-cell>
          <table:table-cell table:style-name="ce10" office:value-type="string" calcext:value-type="string">
            <text:p>Il Palais Mamming Museum, in un palazzo barocco ristrutturato, presenta le collezioni del Museo Civico di Merano. La collezione fornisce una panoramica sull'evoluzione storica della città. Il percorso ha inizio dalla preistoria e protostoria, toccando via via tutti gli ambiti, fino all’arte del XX secolo, e anche alcuni pezzi curiosi.</text:p>
          </table:table-cell>
          <table:table-cell table:style-name="ce10" office:value-type="string" calcext:value-type="string">
            <text:p>The Palais Mamming Museum presents the collections of the City Museum in the restored baroque palace on Pfarrplatz and tells the story of the historical development of the city. The tour starts with prehistory and early history and discusses all areas of life, ending with modern art – an idiosyncratic collection with so many surprising objects.</text:p>
          </table:table-cell>
          <table:table-cell table:style-name="ce10" office:value-type="string" calcext:value-type="string">
            <text:p>11.165809</text:p>
          </table:table-cell>
          <table:table-cell table:style-name="ce10" office:value-type="string" calcext:value-type="string">
            <text:p>46.671555</text:p>
          </table:table-cell>
          <table:table-cell table:number-columns-repeated="995"/>
        </table:table-row>
        <table:table-row table:style-name="ro1" table:visibility="filter">
          <table:table-cell table:style-name="ce2" table:number-columns-repeated="2"/>
          <table:table-cell table:style-name="ce4" office:value-type="string" calcext:value-type="string">
            <text:p>Jüdisches Museum</text:p>
          </table:table-cell>
          <table:table-cell table:style-name="ce4" office:value-type="string" calcext:value-type="string">
            <text:p>Museo ebraico</text:p>
          </table:table-cell>
          <table:table-cell table:style-name="ce4" office:value-type="string" calcext:value-type="string">
            <text:p>Jewish Museum</text:p>
          </table:table-cell>
          <table:table-cell table:style-name="ce4" office:value-type="string" calcext:value-type="string">
            <text:p>Schillerstraße 14</text:p>
          </table:table-cell>
          <table:table-cell table:style-name="ce4" office:value-type="string" calcext:value-type="string">
            <text:p>via Schiller, 14</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style-name="ce4" table:number-columns-repeated="2"/>
          <table:table-cell table:style-name="ce4" office:value-type="string" calcext:value-type="string">
            <text:p>+39 0473 236127</text:p>
          </table:table-cell>
          <table:table-cell table:style-name="ce4" table:number-columns-repeated="2"/>
          <table:table-cell table:number-columns-repeated="2" table:style-name="ce4" office:value-type="string" calcext:value-type="string">
            <text:p>museum@meranoebraica.bz</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Mo-Fr 9-12 h</text:p>
            <text:p>geschl. Sa, So und an</text:p>
            <text:p>jüdischen Feiertagen</text:p>
          </table:table-cell>
          <table:table-cell table:style-name="ce10" office:value-type="string" calcext:value-type="string">
            <text:p>lun-ven h 9-12</text:p>
            <text:p>chiuso sab, dom</text:p>
            <text:p>e festività ebraiche</text:p>
          </table:table-cell>
          <table:table-cell table:style-name="ce10" office:value-type="string" calcext:value-type="string">
            <text:p>Mon-Fri 9-12</text:p>
            <text:p>Closed Sat, Sun</text:p>
            <text:p>and on Jewish holidays</text:p>
          </table:table-cell>
          <table:table-cell table:style-name="ce10" office:value-type="string" calcext:value-type="string">
            <text:p>Im Museum in der Synagoge zeugen Dokumente und Objekte von der Bedeutung der jüdischen Kultusgemeinde, die sich um die Jahrhundertwende in Meran gebildet hat. Sie wurde bis in die 1930er-Jahre von einem wachsenden jüdischen Tourismus begleitet.</text:p>
          </table:table-cell>
          <table:table-cell table:style-name="ce10" office:value-type="string" calcext:value-type="string">
            <text:p>Nel museo allestito nell’edificio della sinagoga, documenti e oggetti offrono testimonianze della comunità ebraica formatasi a Merano tra fine ‘800 e inizio ‘900 e accompagnata fino agli anni ’30 da un fiorente turismo ebraico.</text:p>
          </table:table-cell>
          <table:table-cell table:style-name="ce10" office:value-type="string" calcext:value-type="string">
            <text:p>In the museum in the synagogue, documents and objects bear witness to the importance of the Jewish religious community that formed in Meran/Merano at the turn of the century. Until the 1930s it was accompanied by growing Jewish tourism.</text:p>
          </table:table-cell>
          <table:table-cell table:style-name="ce10" office:value-type="string" calcext:value-type="string">
            <text:p>11.15768909</text:p>
          </table:table-cell>
          <table:table-cell table:style-name="ce10" office:value-type="string" calcext:value-type="string">
            <text:p>46.66808092</text:p>
          </table:table-cell>
          <table:table-cell table:number-columns-repeated="995"/>
        </table:table-row>
        <table:table-row table:style-name="ro1" table:visibility="filter">
          <table:table-cell table:style-name="ce2" table:number-columns-repeated="2"/>
          <table:table-cell table:style-name="ce4" office:value-type="string" calcext:value-type="string">
            <text:p>Merkantilmuseum</text:p>
          </table:table-cell>
          <table:table-cell table:style-name="ce4" office:value-type="string" calcext:value-type="string">
            <text:p>Museo Mercantile</text:p>
          </table:table-cell>
          <table:table-cell table:style-name="ce4" office:value-type="string" calcext:value-type="string">
            <text:p>Mercantile Museum</text:p>
          </table:table-cell>
          <table:table-cell table:style-name="ce4" office:value-type="string" calcext:value-type="string">
            <text:p>Lauben 39</text:p>
          </table:table-cell>
          <table:table-cell table:style-name="ce4" office:value-type="string" calcext:value-type="string">
            <text:p>via Portici, 39</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handelskammer.bz.it</text:p>
          </table:table-cell>
          <table:table-cell table:style-name="ce4" office:value-type="string" calcext:value-type="string">
            <text:p>www.camcom.bz.it</text:p>
          </table:table-cell>
          <table:table-cell table:style-name="ce4" office:value-type="string" calcext:value-type="string">
            <text:p>+39 0471 945702</text:p>
          </table:table-cell>
          <table:table-cell table:style-name="ce4" table:number-columns-repeated="2"/>
          <table:table-cell table:style-name="ce4" office:value-type="string" calcext:value-type="string">
            <text:p>mm@camcom.bz.it</text:p>
          </table:table-cell>
          <table:table-cell table:style-name="ce4" office:value-type="string" calcext:value-type="string">
            <text:p>mm@handelskammer.bz.it</text:p>
          </table:table-cell>
          <table:table-cell table:style-name="ce10" office:value-type="string" calcext:value-type="string">
            <text:p>7,00 € Erwachsene </text:p>
            <text:p>2,00 € Schüler und Studenten (6-26 Jahren)</text:p>
            <text:p>4,00 € Senioren (ab 65), Gruppen (mindestens€ 4,00  10 Personen)</text:p>
            <text:p>Kinder unter 6 Jahren frei</text:p>
            <text:p>14,00 € Familienkarte (2 Erwachsene mit Kindern bis 16 Jahren)</text:p>
            <text:p>3,00 € Audioguide</text:p>
          </table:table-cell>
          <table:table-cell table:style-name="ce10" office:value-type="string" calcext:value-type="string">
            <text:p>€ 7,00 adulti </text:p>
            <text:p>€ 2,00 scolari e studenti (6-26 anni)</text:p>
            <text:p>€ 4,00 gruppi (almeno 10 persone), anziani (dai 65 anni)</text:p>
            <text:p>gratuito per bambini sotto i 6 anni</text:p>
            <text:p>€ 14,00 carta famiglia (2 adulti con bambini fino a 16 anni)</text:p>
            <text:p>€ 3,00 audioguida</text:p>
          </table:table-cell>
          <table:table-cell table:style-name="ce10" office:value-type="string" calcext:value-type="string">
            <text:p>€7.00 adults </text:p>
            <text:p>€2.00 students (6-26 years)</text:p>
            <text:p>€4.00 groups (10 or more), elderly (over 65) </text:p>
            <text:p>free for children up to 6 years</text:p>
            <text:p>€14.00 family card (2 adults with children up to 16 years)</text:p>
            <text:p>€3.00 audioguide</text:p>
          </table:table-cell>
          <table:table-cell table:style-name="ce10" office:value-type="string" calcext:value-type="string">
            <text:p>Mo, Di, Mi, Fr, Sa 10-12.30 h</text:p>
            <text:p>Do 10-13, 14-16</text:p>
            <text:p>Führungen auf Anmeldung</text:p>
          </table:table-cell>
          <table:table-cell table:style-name="ce10" office:value-type="string" calcext:value-type="string">
            <text:p>lun. mar, mer, ven, sab h 10-12.30</text:p>
            <text:p>gio 10-13, 14-16</text:p>
            <text:p>visite guidate su prenotazione</text:p>
          </table:table-cell>
          <table:table-cell table:style-name="ce10" office:value-type="string" calcext:value-type="string">
            <text:p>Mon, Tue, Wed, Fri, Sat 10-12.30</text:p>
            <text:p>Thu 10-1 pm, 2-4 pm</text:p>
            <text:p>guided tours on reservation</text:p>
          </table:table-cell>
          <table:table-cell table:style-name="ce10" office:value-type="string" calcext:value-type="string">
            <text:p>Im ehemaligen Sitz des Merkantilmagistrats wird mit wertvollen Einrichtungsgegenständen aus dem 18. Jh., Gemälden aus der Barockzeit und Originalurkunden die Tradition der Bozner Messen als internationale Handelsstadt aufgezeigt.</text:p>
          </table:table-cell>
          <table:table-cell table:style-name="ce10" office:value-type="string" calcext:value-type="string">
            <text:p>Nell’antica sede del Magistrato Mercantile i preziosi oggetti d’arredo del XVIII sec., i dipinti di epoca barocca e i documenti originali testimoniano la tradizione delle fiere di Bolzano, centro mercantile di fama internazionale.</text:p>
          </table:table-cell>
          <table:table-cell table:style-name="ce10" office:value-type="string" calcext:value-type="string">
            <text:p>The former seat of the Mercantile Magistrate houses valuable furnishings from the 18th century, paintings from the Baroque period and original documents that illustrate the tradition of the city's fairs and markets as an international commercial centre.</text:p>
          </table:table-cell>
          <table:table-cell table:style-name="ce10" office:value-type="string" calcext:value-type="string">
            <text:p>11.354203</text:p>
          </table:table-cell>
          <table:table-cell table:style-name="ce10" office:value-type="string" calcext:value-type="string">
            <text:p>46.499574</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essner Mountain Museum Ripa</text:p>
          </table:table-cell>
          <table:table-cell table:style-name="ce4" office:value-type="string" calcext:value-type="string">
            <text:p>Schloss Bruneck, Schloßweg 2</text:p>
          </table:table-cell>
          <table:table-cell table:style-name="ce4" office:value-type="string" calcext:value-type="string">
            <text:p>Castel Brunico, via del Castello 2</text:p>
          </table:table-cell>
          <table:table-cell table:style-name="ce7" office:value-type="float" office:value="39031" calcext:value-type="float">
            <text:p>39031</text:p>
          </table:table-cell>
          <table:table-cell table:style-name="ce4" office:value-type="string" calcext:value-type="string">
            <text:p>Bruneck</text:p>
          </table:table-cell>
          <table:table-cell table:style-name="ce4" office:value-type="string" calcext:value-type="string">
            <text:p>Brunico</text:p>
          </table:table-cell>
          <table:table-cell table:number-columns-repeated="2" table:style-name="ce4" office:value-type="string" calcext:value-type="string">
            <text:p>www.messner-mountain-museum.it</text:p>
          </table:table-cell>
          <table:table-cell table:style-name="ce4" office:value-type="string" calcext:value-type="string">
            <text:p>+39 0474 410220</text:p>
          </table:table-cell>
          <table:table-cell table:style-name="ce4" table:number-columns-repeated="2"/>
          <table:table-cell table:number-columns-repeated="2" table:style-name="ce4" office:value-type="string" calcext:value-type="string">
            <text:p>ripa@messner-mountain-museum.it</text:p>
          </table:table-cell>
          <table:table-cell table:style-name="ce10" office:value-type="string" calcext:value-type="string">
            <text:p>14,00 € Erwachsene</text:p>
            <text:p>6,00 € Kinder </text:p>
            <text:p>12,00 € Studenten, Senioren, Gruppen ab 15 Personen</text:p>
            <text:p>32,00 € Euro Familienkarte</text:p>
            <text:p>6,00 € Schulklassen</text:p>
            <text:p/>
            <text:p>MMM Tour-Ticket:</text:p>
            <text:p>55,00 € Erwachsene </text:p>
            <text:p>45,00 € Gruppen (ab 15 Personen), Studenten, Senioren (ab 65 Jahre) </text:p>
            <text:p>125,00 € Familienkarte</text:p>
            <text:p>25,00 € Kinder</text:p>
          </table:table-cell>
          <table:table-cell table:style-name="ce10" office:value-type="string" calcext:value-type="string">
            <text:p>€ 14,00 adulti </text:p>
            <text:p>€ 6,00 bambini  </text:p>
            <text:p>€ 12,00 studenti, anziani, gruppi a partire da 15 persone  </text:p>
            <text:p>€ 32,00 Carta famiglia </text:p>
            <text:p>€ 6,00 scolaresche</text:p>
            <text:p/>
            <text:p>MMM Tour-Ticket:</text:p>
            <text:p>€ 55,00 adulti</text:p>
            <text:p>€ 45,00 gruppi oltre 15 persone, studenti, anziani (oltre 65 anni)</text:p>
            <text:p>€ 125,00 famiglie</text:p>
            <text:p>€ 25,00 bambini</text:p>
          </table:table-cell>
          <table:table-cell table:style-name="ce10" office:value-type="string" calcext:value-type="string">
            <text:p>€14.00 adults </text:p>
            <text:p>€6.00 children </text:p>
            <text:p>€12.00 students, elderlie, groups (15 or more) </text:p>
            <text:p>€32.00 Family Card</text:p>
            <text:p>€6,00 scool classes</text:p>
            <text:p/>
            <text:p>MMM Tour-Ticket:</text:p>
            <text:p>€55.00 adults</text:p>
            <text:p>€45.00 groups (15 or more), students, elderly (over 65)</text:p>
            <text:p>€125.00 families</text:p>
            <text:p>€25,00 children</text:p>
          </table:table-cell>
          <table:table-cell table:style-name="ce10" office:value-type="string" calcext:value-type="string">
            <text:p>2. So im Mai-1. Nov 10-18 h</text:p>
            <text:p>7. Dez-25. Apr 12-18 h</text:p>
            <text:p>letzter Einlass 17 h</text:p>
            <text:p>geschl. Di</text:p>
          </table:table-cell>
          <table:table-cell table:style-name="ce10" office:value-type="string" calcext:value-type="string">
            <text:p>2a dom mag-1° nov h 10-18</text:p>
            <text:p>7 dic-25 apr h 12-18</text:p>
            <text:p>ultimo ingresso h 17</text:p>
            <text:p>chiuso mar</text:p>
          </table:table-cell>
          <table:table-cell table:style-name="ce10" office:value-type="string" calcext:value-type="string">
            <text:p>2nd Sun in May-1 Nov 10-6 pm</text:p>
            <text:p>7 Dec-25 Apr 12-6 pm </text:p>
            <text:p>Last admission 5 pm</text:p>
            <text:p>Closed Tue</text:p>
          </table:table-cell>
          <table:table-cell table:style-name="ce10" office:value-type="string" calcext:value-type="string">
            <text:p>Das MMM Ripa (tibetanisch „ri“ für den Berg und „pa“ für den Menschen) auf Schloss Bruneck, dem einstigen Sommersitz der Fürstbischöfe, ist den Bergvölkern der Welt – Asien, Afrika, Südamerika und Europa – und ihren unterschiedlichen Kulturen und Religionen gewidmet. Bergkultur fußt auf persönlicher Verantwortung, auf Konsumverzicht und gegenseitiger Hilfe.</text:p>
          </table:table-cell>
          <table:table-cell table:style-name="ce10" office:value-type="string" calcext:value-type="string">
            <text:p>Situato nel Castello di Brunico, un tempo residenza estiva dei principi vescovi, il MMM Ripa (in tibetano “ri” sta per montagna e “pa” per uomo) presenta i popoli di montagna di tutto il mondo – Asia, Africa, Sudamerica ed Europa - e le loro differenti religioni e culture, basate sulla responsabilità personale, sulla rinuncia al consumo e sul mutuo aiuto.</text:p>
          </table:table-cell>
          <table:table-cell table:style-name="ce10" office:value-type="string" calcext:value-type="string">
            <text:p>The MMM Ripa (Tibetan "ri" for mountain and "pa" for man) at the former summer residence of the prince-bishops, is dedicated to the mountain peoples of the world –Asia, Africa, South America and Europe– and their different cultures and religions. Mountain culture is based on personal responsibility, consumerism and mutual assistance.</text:p>
          </table:table-cell>
          <table:table-cell table:style-name="ce10" office:value-type="string" calcext:value-type="string">
            <text:p>11.939645</text:p>
          </table:table-cell>
          <table:table-cell table:style-name="ce10" office:value-type="string" calcext:value-type="string">
            <text:p>46.794354</text:p>
          </table:table-cell>
          <table:table-cell table:number-columns-repeated="995"/>
        </table:table-row>
        <table:table-row table:style-name="ro1" table:visibility="filter">
          <table:table-cell table:style-name="ce2" table:number-columns-repeated="2"/>
          <table:table-cell table:style-name="ce4" office:value-type="string" calcext:value-type="string">
            <text:p>Pfarrmuseum und Archäologiemuseum Völs</text:p>
          </table:table-cell>
          <table:table-cell table:style-name="ce4" office:value-type="string" calcext:value-type="string">
            <text:p>Museo parrocchiale e Museo archeologico di Fiè</text:p>
          </table:table-cell>
          <table:table-cell table:style-name="ce4" office:value-type="string" calcext:value-type="string">
            <text:p>Parish Museum and Museum of Archeology Völs</text:p>
          </table:table-cell>
          <table:table-cell table:style-name="ce4" office:value-type="string" calcext:value-type="string">
            <text:p>St. Michaels-Kapelle</text:p>
          </table:table-cell>
          <table:table-cell table:style-name="ce4" office:value-type="string" calcext:value-type="string">
            <text:p>Cappella di S. Michele</text:p>
          </table:table-cell>
          <table:table-cell table:style-name="ce7" office:value-type="float" office:value="39050" calcext:value-type="float">
            <text:p>39050</text:p>
          </table:table-cell>
          <table:table-cell table:style-name="ce4" office:value-type="string" calcext:value-type="string">
            <text:p>Völs am Schlern</text:p>
          </table:table-cell>
          <table:table-cell table:style-name="ce4" office:value-type="string" calcext:value-type="string">
            <text:p>Fie' allo Sciliar</text:p>
          </table:table-cell>
          <table:table-cell table:style-name="ce4" table:number-columns-repeated="2"/>
          <table:table-cell table:style-name="ce4" office:value-type="string" calcext:value-type="string">
            <text:p>+39 0471 725087</text:p>
          </table:table-cell>
          <table:table-cell table:style-name="ce4" table:number-columns-repeated="4"/>
          <table:table-cell table:style-name="ce10" office:value-type="string" calcext:value-type="string">
            <text:p>Freier Eintritt.</text:p>
          </table:table-cell>
          <table:table-cell table:style-name="ce10" office:value-type="string" calcext:value-type="string">
            <text:p>Entrata gratuita.</text:p>
          </table:table-cell>
          <table:table-cell table:style-name="ce10" office:value-type="string" calcext:value-type="string">
            <text:p>Free admission.</text:p>
          </table:table-cell>
          <table:table-cell table:style-name="ce10" office:value-type="string" calcext:value-type="string">
            <text:p>Juni-Okt</text:p>
            <text:p>Führung Do 10.30 h</text:p>
          </table:table-cell>
          <table:table-cell table:style-name="ce10" office:value-type="string" calcext:value-type="string">
            <text:p>giu-ott</text:p>
            <text:p>visita guidata gio h 10.30</text:p>
          </table:table-cell>
          <table:table-cell table:style-name="ce10" office:value-type="string" calcext:value-type="string">
            <text:p>June-Oct</text:p>
            <text:p>guided tour Thu 10.30</text:p>
          </table:table-cell>
          <table:table-cell table:style-name="ce10" office:value-type="string" calcext:value-type="string">
            <text:p>In der St&lt;ins datetime="2022-04-04T15:15" cite="mailto:Siller,%20Notburga"&gt;.&lt;/ins&gt;-Michaels-Kapelle neben der Pfarrkirche wird im Obergeschoss spätgotische sakrale Kunst aus den umliegenden Filialkirchen gezeigt. Im Erdgeschoss befindet sich das Archäologiemuseum mit Funden vom Peterbühel und der Umgebung aus der Jungsteinzeit und der Spätantike bis zum Mittelalter.</text:p>
          </table:table-cell>
          <table:table-cell table:style-name="ce10" office:value-type="string" calcext:value-type="string">
            <text:p>Nell’antica cappella cimiteriale di San Michele è possibile ammirare arte sacra tardo-gotica proveniente dalle chiese filiali del circondario. Al pianterreno si trova il Museo archeologico con ritrovamenti dalla zona di Peterbühel che vanno dalla preistoria al tardo-antico al medioevo.</text:p>
          </table:table-cell>
          <table:table-cell table:style-name="ce10" office:value-type="string" calcext:value-type="string">
            <text:p>Late Gothic sacred art from the subsidiary churches is on display on the upper floor of the St. Michael's Chapel next to the parish church in Völs/Fiè. The ground floor houses archeological finds from Peterbühel and the surrounding area dating from the Neolithic and Late Antiquity to the Middle Ages.</text:p>
          </table:table-cell>
          <table:table-cell table:style-name="ce10" office:value-type="string" calcext:value-type="string">
            <text:p>11.502863</text:p>
          </table:table-cell>
          <table:table-cell table:style-name="ce10" office:value-type="string" calcext:value-type="string">
            <text:p>46.51761</text:p>
          </table:table-cell>
          <table:table-cell table:number-columns-repeated="995"/>
        </table:table-row>
        <table:table-row table:style-name="ro1" table:visibility="filter">
          <table:table-cell table:style-name="ce2" table:number-columns-repeated="2"/>
          <table:table-cell table:style-name="ce4" office:value-type="string" calcext:value-type="string">
            <text:p>Bauernmuseum Völlan</text:p>
          </table:table-cell>
          <table:table-cell table:style-name="ce4" office:value-type="string" calcext:value-type="string">
            <text:p>Museo contadino di Foiana</text:p>
          </table:table-cell>
          <table:table-cell table:style-name="ce4" office:value-type="string" calcext:value-type="string">
            <text:p>Völlan Museum of Farm Life</text:p>
          </table:table-cell>
          <table:table-cell table:style-name="ce4" office:value-type="string" calcext:value-type="string">
            <text:p>Völlan, Badlweg 2</text:p>
          </table:table-cell>
          <table:table-cell table:style-name="ce4" office:value-type="string" calcext:value-type="string">
            <text:p>Foiana, via Bagni, 2</text:p>
          </table:table-cell>
          <table:table-cell table:style-name="ce7" office:value-type="float" office:value="39011" calcext:value-type="float">
            <text:p>39011</text:p>
          </table:table-cell>
          <table:table-cell table:number-columns-repeated="2" table:style-name="ce4" office:value-type="string" calcext:value-type="string">
            <text:p>Lana</text:p>
          </table:table-cell>
          <table:table-cell table:style-name="ce4" table:number-columns-repeated="5"/>
          <table:table-cell table:number-columns-repeated="2" table:style-name="ce4" office:value-type="string" calcext:value-type="string">
            <text:p>museumvoellan@hotmail.com</text:p>
          </table:table-cell>
          <table:table-cell table:style-name="ce10" office:value-type="string" calcext:value-type="string">
            <text:p>Freier Eintritt</text:p>
          </table:table-cell>
          <table:table-cell table:style-name="ce10" office:value-type="string" calcext:value-type="string">
            <text:p>Entrata gratuita</text:p>
          </table:table-cell>
          <table:table-cell table:style-name="ce10" office:value-type="string" calcext:value-type="string">
            <text:p>Free admission</text:p>
          </table:table-cell>
          <table:table-cell table:style-name="ce10" office:value-type="string" calcext:value-type="string">
            <text:p>Ostern-Allerheiligen</text:p>
            <text:p>Di, Fr 15-17 h</text:p>
            <text:p>Sondertermine auf Anfrage</text:p>
          </table:table-cell>
          <table:table-cell table:style-name="ce10" office:value-type="string" calcext:value-type="string">
            <text:p>Pasqua-Ognissanti</text:p>
            <text:p>mar, ven h 15-17</text:p>
            <text:p>Visite fuori orario su richiesta</text:p>
          </table:table-cell>
          <table:table-cell table:style-name="ce10" office:value-type="string" calcext:value-type="string">
            <text:p>Easter-All Saints</text:p>
            <text:p>Tue, Fri 3-5 pm</text:p>
            <text:p>Visits out of onening hours on request</text:p>
          </table:table-cell>
          <table:table-cell table:style-name="ce10" office:value-type="string" calcext:value-type="string">
            <text:p>Im Bauernmuseum Völlan kann eine Vielfalt an Geräten, Werkzeugen und Gegenständen vorwiegend aus dem 19. Jahrhundert besichtigt werden, so dass ein Einblick in den bäuerlichen Alltag der vorindustriellen Zeit vermittelt wird.</text:p>
          </table:table-cell>
          <table:table-cell table:style-name="ce10" office:value-type="string" calcext:value-type="string">
            <text:p>Al museo contadino è possibile ammirare una grande varietà di attrezzi, utensili e oggetti risalenti prevalentemente al XIX secolo. Essi offrono a chi lo visita uno sguardo sulla vita contadina dell’età preindustriale.</text:p>
          </table:table-cell>
          <table:table-cell table:style-name="ce10" office:value-type="string" calcext:value-type="string">
            <text:p>This museum of rural life exhibits a variety of tools and objects, mainly from the 19th century, and provides an insight into everyday farming life in pre-industrial times.</text:p>
          </table:table-cell>
          <table:table-cell table:style-name="ce10" office:value-type="string" calcext:value-type="string">
            <text:p>11.1466639</text:p>
          </table:table-cell>
          <table:table-cell table:style-name="ce10" office:value-type="string" calcext:value-type="string">
            <text:p>46.588451</text:p>
          </table:table-cell>
          <table:table-cell table:number-columns-repeated="995"/>
        </table:table-row>
        <table:table-row table:style-name="ro1">
          <table:table-cell office:value-type="string" calcext:value-type="string">
            <text:p>UTM</text:p>
          </table:table-cell>
          <table:table-cell table:style-name="ce28" office:value-type="string" calcext:value-type="string">
            <text:p>Museo della Val d’Ultimo</text:p>
          </table:table-cell>
          <table:table-cell table:style-name="ce4" office:value-type="string" calcext:value-type="string">
            <text:p>Ultner Talmuseum</text:p>
          </table:table-cell>
          <table:table-cell table:style-name="ce4" office:value-type="string" calcext:value-type="string">
            <text:p>Museo della Val d'Ultimo</text:p>
          </table:table-cell>
          <table:table-cell table:style-name="ce4" office:value-type="string" calcext:value-type="string">
            <text:p>Ulten Valley Museum</text:p>
          </table:table-cell>
          <table:table-cell table:style-name="ce4" office:value-type="string" calcext:value-type="string">
            <text:p>St. Nikolaus 107</text:p>
          </table:table-cell>
          <table:table-cell table:style-name="ce4" office:value-type="string" calcext:value-type="string">
            <text:p>S. Nicolò, 107</text:p>
          </table:table-cell>
          <table:table-cell table:style-name="ce7" office:value-type="float" office:value="39016" calcext:value-type="float">
            <text:p>39016</text:p>
          </table:table-cell>
          <table:table-cell table:style-name="ce4" office:value-type="string" calcext:value-type="string">
            <text:p>Ulten</text:p>
          </table:table-cell>
          <table:table-cell table:style-name="ce4" office:value-type="string" calcext:value-type="string">
            <text:p>Ultimo</text:p>
          </table:table-cell>
          <table:table-cell table:style-name="ce4" table:number-columns-repeated="2"/>
          <table:table-cell table:style-name="ce4" office:value-type="string" calcext:value-type="string">
            <text:p>+39 0473 428900</text:p>
          </table:table-cell>
          <table:table-cell table:style-name="ce4" table:number-columns-repeated="2"/>
          <table:table-cell table:number-columns-repeated="2" table:style-name="ce4" office:value-type="string" calcext:value-type="string">
            <text:p>info@culten.it</text:p>
          </table:table-cell>
          <table:table-cell table:style-name="ce10" office:value-type="string" calcext:value-type="string">
            <text:p>5,00 € Erwachsene</text:p>
            <text:p>4,00 € Gruppen ab 10 Personen (pro Person)</text:p>
            <text:p>3,00 € Schüler, Studenten, Menschen mit Beeinträchtigung</text:p>
            <text:p>2,00 € Schulklassen (pro Person)</text:p>
            <text:p>2,00 € Führungen (pro Person)</text:p>
          </table:table-cell>
          <table:table-cell table:style-name="ce10" office:value-type="string" calcext:value-type="string">
            <text:p>€ 5,00 adulti</text:p>
            <text:p>€ 4,00 gruppi a partire da 10 persone (a persona)</text:p>
            <text:p>€ 3,00 bambini e ragazzi 6-14, studenti, persone con disabilità</text:p>
            <text:p>€ 2,00 scolaresche (a persona)</text:p>
            <text:p>€ 2,00 visita guidata (a persona)</text:p>
          </table:table-cell>
          <table:table-cell table:style-name="ce10" office:value-type="string" calcext:value-type="string">
            <text:p>€5.00 adults</text:p>
            <text:p>€4.00 groups of 10 or more</text:p>
            <text:p>€3.00 children and young people 6-14, students, handicapped</text:p>
            <text:p>€2.00 schools</text:p>
            <text:p>€2.00 guided tour</text:p>
          </table:table-cell>
          <table:table-cell table:style-name="ce10" office:value-type="string" calcext:value-type="string">
            <text:p>Mitte Mai-Anfang Nov</text:p>
            <text:p>So 14-18 h</text:p>
            <text:p>Sa auf Anfrage</text:p>
          </table:table-cell>
          <table:table-cell table:style-name="ce10" office:value-type="string" calcext:value-type="string">
            <text:p>metà mag - inizio nov</text:p>
            <text:p>dom h 14-18</text:p>
            <text:p>sab su richiesta</text:p>
          </table:table-cell>
          <table:table-cell table:style-name="ce10" office:value-type="string" calcext:value-type="string">
            <text:p>mid-May - beginning of Nov</text:p>
            <text:p>Sun 2-6 pm</text:p>
            <text:p>Sat on request</text:p>
          </table:table-cell>
          <table:table-cell table:style-name="ce10" office:value-type="string" calcext:value-type="string">
            <text:p>1963 ist im ehemaligen Schulhaus ein Museum eingerichtet worden. Es ist ein lebendiges Bilderbuch und bietet einen Überblick über die Entwicklung der Volkskunst und bäuerlichen Kultur im Ultner Tal.</text:p>
          </table:table-cell>
          <table:table-cell table:style-name="ce10" office:value-type="string" calcext:value-type="string">
            <text:p>Nel 1963 è stato allestito un museo nell’antico edificio scolastico. Offre una panoramica dello sviluppo dell’arte popolare e della cultura contadina della Val d’Ultimo.</text:p>
          </table:table-cell>
          <table:table-cell table:style-name="ce10" office:value-type="string" calcext:value-type="string">
            <text:p>In 1963, a museum was established in the former schoolhouse. It offers a lively overview of the development of folk art and rural culture in the valley.</text:p>
          </table:table-cell>
          <table:table-cell table:style-name="ce10" office:value-type="string" calcext:value-type="string">
            <text:p>10.92397212</text:p>
          </table:table-cell>
          <table:table-cell table:style-name="ce10" office:value-type="string" calcext:value-type="string">
            <text:p>46.51195027</text:p>
          </table:table-cell>
          <table:table-cell table:number-columns-repeated="995"/>
        </table:table-row>
        <table:table-row table:style-name="ro1" table:visibility="filter">
          <table:table-cell table:style-name="ce2" table:number-columns-repeated="2"/>
          <table:table-cell table:style-name="ce4" office:value-type="string" calcext:value-type="string">
            <text:p>Südtiroler Burgenmuseum Trostburg</text:p>
          </table:table-cell>
          <table:table-cell table:style-name="ce4" office:value-type="string" calcext:value-type="string">
            <text:p>Museo dei castelli dell'Alto Adige Castel Trostburg</text:p>
          </table:table-cell>
          <table:table-cell table:style-name="ce4" office:value-type="string" calcext:value-type="string">
            <text:p>Trostburg Castle</text:p>
          </table:table-cell>
          <table:table-cell table:style-name="ce4" office:value-type="string" calcext:value-type="string">
            <text:p>Burgfriedenweg 22</text:p>
          </table:table-cell>
          <table:table-cell table:style-name="ce4" office:value-type="string" calcext:value-type="string">
            <text:p>via Burgfrieden 22</text:p>
          </table:table-cell>
          <table:table-cell table:style-name="ce7" office:value-type="float" office:value="39040" calcext:value-type="float">
            <text:p>39040</text:p>
          </table:table-cell>
          <table:table-cell table:style-name="ce4" office:value-type="string" calcext:value-type="string">
            <text:p>Waidbruck</text:p>
          </table:table-cell>
          <table:table-cell table:style-name="ce4" office:value-type="string" calcext:value-type="string">
            <text:p>Ponte Gardena</text:p>
          </table:table-cell>
          <table:table-cell table:number-columns-repeated="2" table:style-name="ce4" office:value-type="string" calcext:value-type="string">
            <text:p>www.burgeninstitut.com</text:p>
          </table:table-cell>
          <table:table-cell table:style-name="ce4" office:value-type="string" calcext:value-type="string">
            <text:p>+39 0471 654401</text:p>
          </table:table-cell>
          <table:table-cell table:style-name="ce4" table:number-columns-repeated="2"/>
          <table:table-cell table:number-columns-repeated="2" table:style-name="ce4" office:value-type="string" calcext:value-type="string">
            <text:p>info@burgeninstitut.com</text:p>
          </table:table-cell>
          <table:table-cell table:style-name="ce10" office:value-type="string" calcext:value-type="string">
            <text:p>Eintritt inklusive Führung</text:p>
            <text:p>8,00 € Erwachsene </text:p>
            <text:p>6,00 € Gruppen, Studenten, Senioren (ab 65 Jahre)</text:p>
            <text:p>5,00 € Kinder (6-14 Jahre) </text:p>
            <text:p>3,50 € Kindergruppen</text:p>
          </table:table-cell>
          <table:table-cell table:style-name="ce10" office:value-type="string" calcext:value-type="string">
            <text:p>ingresso con visita guidata</text:p>
            <text:p>€ 8,00 adulti </text:p>
            <text:p>€ 6,00 gruppi, studenti, anziani (oltre 65 anni)</text:p>
            <text:p>€ 5,00 bambini (6-14 anni)</text:p>
            <text:p>€ 3,50 scolaresche (gruppi)</text:p>
          </table:table-cell>
          <table:table-cell table:style-name="ce10" office:value-type="string" calcext:value-type="string">
            <text:p>entrance and guided tour</text:p>
            <text:p>€8.00 adults </text:p>
            <text:p>€6.00 groups, students, elderly (over 65)</text:p>
            <text:p>€5.00 children (6-14 years)</text:p>
            <text:p>€3,50 school classes </text:p>
          </table:table-cell>
          <table:table-cell table:style-name="ce10" office:value-type="string" calcext:value-type="string">
            <text:p>nur mit Führung</text:p>
            <text:p>Gründonnerstag-Okt</text:p>
            <text:p>Di-So 11, 14, 15 h</text:p>
            <text:p>Juli, Aug auch 12, 16 h</text:p>
          </table:table-cell>
          <table:table-cell table:style-name="ce10" office:value-type="string" calcext:value-type="string">
            <text:p>solo con visita guidata</text:p>
            <text:p>gio santo-ott</text:p>
            <text:p>mar-dom h 11, 14, 15</text:p>
            <text:p>lug, ago anche h 12, 16</text:p>
          </table:table-cell>
          <table:table-cell table:style-name="ce10" office:value-type="string" calcext:value-type="string">
            <text:p>Guided tours only</text:p>
            <text:p>Holy Thursday-Oct</text:p>
            <text:p>Tue-Sun 11, 2, 3 pm</text:p>
            <text:p>July, Aug also 12, 4 pm</text:p>
          </table:table-cell>
          <table:table-cell table:style-name="ce10" office:value-type="string" calcext:value-type="string">
            <text:p>Die im 12. Jahrhundert errichtete Burg wurde im 14. und 15. Jahrhundert erweitert, das heutige Erscheinungsbild ist geprägt von Umbauten der Renaissance. Der Rundgang durch die Burg schließt auch die Ausstellung von rund 80 einzigartigen Modellen Südtiroler Burgen von Ludwig Mitterdorfer (1885–1963) ein.</text:p>
          </table:table-cell>
          <table:table-cell table:style-name="ce10" office:value-type="string" calcext:value-type="string">
            <text:p>Edificato nel XII e ampliato nei secoli XIV e XV, il castello è caratterizzato da interventi architettonici rinascimentali. Il percorso offre anche l’opportunità di ammirare un’ottantina di plastici di castelli sudtirolesi realizzati da Ludwig Mitterdorfer (1885-1963).</text:p>
          </table:table-cell>
          <table:table-cell table:style-name="ce10" office:value-type="string" calcext:value-type="string">
            <text:p>The castle, built in the 12th century, was extended in the 14th and 15th centuries. Its present appearance is marked by Renaissance alterations. The tour includes an exhibition of around 80 unique models of South Tyrolean castles by Ludwig Mitterdorfer (1885 – 1963).</text:p>
          </table:table-cell>
          <table:table-cell table:style-name="ce10" office:value-type="string" calcext:value-type="string">
            <text:p>11.53429806</text:p>
          </table:table-cell>
          <table:table-cell table:style-name="ce10" office:value-type="string" calcext:value-type="string">
            <text:p>46.59518106</text:p>
          </table:table-cell>
          <table:table-cell table:number-columns-repeated="995"/>
        </table:table-row>
        <table:table-row table:style-name="ro1">
          <table:table-cell table:style-name="ce18" office:value-type="string" calcext:value-type="string">
            <text:p>RUS</text:p>
          </table:table-cell>
          <table:table-cell table:style-name="ce4"/>
          <table:table-cell table:style-name="ce4" office:value-type="string" calcext:value-type="string">
            <text:p>Russisch-orthodoxe Gedenkstätte Nadezhda Ivanovna Borodina</text:p>
          </table:table-cell>
          <table:table-cell table:style-name="ce4" office:value-type="string" calcext:value-type="string">
            <text:p>Raccolta russo-ortodossa Nadezhda Ivanovna Borodina</text:p>
          </table:table-cell>
          <table:table-cell table:style-name="ce4" office:value-type="string" calcext:value-type="string">
            <text:p>Russian Orthodox Memorial Nadezhda Ivanovna Borodina</text:p>
          </table:table-cell>
          <table:table-cell table:style-name="ce4" office:value-type="string" calcext:value-type="string">
            <text:p>St. Nikolaus der Wundertäter-Kirche, Schafferstraße 23</text:p>
          </table:table-cell>
          <table:table-cell table:style-name="ce4" office:value-type="string" calcext:value-type="string">
            <text:p>Chiesa di S. Nicola Taumaturgo, via Schaffer, 23</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rus-bz.it</text:p>
          </table:table-cell>
          <table:table-cell table:style-name="ce4" office:value-type="string" calcext:value-type="string">
            <text:p>+39 335 6158588 (9-18 h)</text:p>
          </table:table-cell>
          <table:table-cell table:style-name="ce4" table:number-columns-repeated="2"/>
          <table:table-cell table:number-columns-repeated="2" table:style-name="ce4" office:value-type="string" calcext:value-type="string">
            <text:p>rus.bz@tiscali.it</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free offering</text:p>
          </table:table-cell>
          <table:table-cell table:style-name="ce10" office:value-type="string" calcext:value-type="string">
            <text:p>werktags geöffnet nur nach Vereinbarung</text:p>
            <text:p>feiertags geschlossen</text:p>
          </table:table-cell>
          <table:table-cell table:style-name="ce10" office:value-type="string" calcext:value-type="string">
            <text:p>aperto nei giorni feriali solo su appuntamento</text:p>
            <text:p>chiuso nei festivi</text:p>
          </table:table-cell>
          <table:table-cell table:style-name="ce10" office:value-type="string" calcext:value-type="string">
            <text:p>open on workdays on request only</text:p>
            <text:p>closed on public holidays</text:p>
          </table:table-cell>
          <table:table-cell table:style-name="ce10" office:value-type="string" calcext:value-type="string">
            <text:p>Das Ensemble um die 1897 geweihte Kirche St. Nikolaus der Wundertäter geht auf die Hinterlassenschaft der Moskauerin Nadezhda Iwanowna Borodina zurück. Die Sammlung zeigt Ikonen, Kultusobjekte, Dokumente und Bücher der russisch-orthodoxen Gemeinschaft um die Jahrhundertwende in Meran.</text:p>
          </table:table-cell>
          <table:table-cell table:style-name="ce10" office:value-type="string" calcext:value-type="string">
            <text:p>Il complesso, di cui fa parte la chiesa dedicata a San Nicola Taumaturgo consacrata nel 1897, è sorto grazie al lascito della signora moscovita Nadezhda Ivanovna Borodina. La raccolta espone icone, oggetti di culto, documenti, libri e testimonianze della comunità russo-ortodossa che visse a Merano sin dalla fine dell’Ottocento.</text:p>
          </table:table-cell>
          <table:table-cell table:style-name="ce10" office:value-type="string" calcext:value-type="string">
            <text:p>The ensemble around the church of St. Nicholas the Wonderworker, consecrated in 1897, was bequeathed by  Nadezhda Ivanovna Borodina of Moscow. The collection shows icons, cult objects, documents and books of the  Russian Orthodox community around the turn of the century in Meran/Merano.</text:p>
          </table:table-cell>
          <table:table-cell table:style-name="ce10" office:value-type="string" calcext:value-type="string">
            <text:p>11.1683425</text:p>
          </table:table-cell>
          <table:table-cell table:style-name="ce10" office:value-type="string" calcext:value-type="string">
            <text:p>46.6648236</text:p>
          </table:table-cell>
          <table:table-cell table:number-columns-repeated="995"/>
        </table:table-row>
        <table:table-row table:style-name="ro1" table:visibility="filter">
          <table:table-cell table:style-name="ce2" table:number-columns-repeated="2"/>
          <table:table-cell table:style-name="ce4" office:value-type="string" calcext:value-type="string">
            <text:p>VUSEUM - 's Vintschger Museum</text:p>
          </table:table-cell>
          <table:table-cell table:style-name="ce4" office:value-type="string" calcext:value-type="string">
            <text:p>VUSEUM - Museo della Val Venosta</text:p>
          </table:table-cell>
          <table:table-cell table:style-name="ce4" office:value-type="string" calcext:value-type="string">
            <text:p>VUSEUM - Vinschgau Valley Museum</text:p>
          </table:table-cell>
          <table:table-cell table:style-name="ce4" office:value-type="string" calcext:value-type="string">
            <text:p>Meraner Straße 1</text:p>
          </table:table-cell>
          <table:table-cell table:style-name="ce4" office:value-type="string" calcext:value-type="string">
            <text:p>via Merano, 1</text:p>
          </table:table-cell>
          <table:table-cell table:style-name="ce7" office:value-type="float" office:value="39020" calcext:value-type="float">
            <text:p>39020</text:p>
          </table:table-cell>
          <table:table-cell table:style-name="ce4" office:value-type="string" calcext:value-type="string">
            <text:p>Schluderns</text:p>
          </table:table-cell>
          <table:table-cell table:style-name="ce4" office:value-type="string" calcext:value-type="string">
            <text:p>Sluderno</text:p>
          </table:table-cell>
          <table:table-cell table:number-columns-repeated="2" table:style-name="ce4" office:value-type="string" calcext:value-type="string">
            <text:p>www.vuseum.it</text:p>
          </table:table-cell>
          <table:table-cell table:style-name="ce4" office:value-type="string" calcext:value-type="string">
            <text:p>+39 0473 615590</text:p>
          </table:table-cell>
          <table:table-cell table:style-name="ce4"/>
          <table:table-cell table:style-name="ce4" office:value-type="string" calcext:value-type="string">
            <text:p>+39 0473 615590</text:p>
          </table:table-cell>
          <table:table-cell table:number-columns-repeated="2" table:style-name="ce4" office:value-type="string" calcext:value-type="string">
            <text:p>info@vuseum.it</text:p>
          </table:table-cell>
          <table:table-cell table:style-name="ce10" office:value-type="string" calcext:value-type="string">
            <text:p>6,00 € Erwachsene </text:p>
            <text:p>5,00 € Ermäßigt</text:p>
            <text:p>2,00 € Schülerinnen und Schüler </text:p>
            <text:p>12,00 € Familienkarte</text:p>
            <text:p>5,00 € Gruppen ab 10 Personen (pro Person)</text:p>
          </table:table-cell>
          <table:table-cell table:style-name="ce10" office:value-type="string" calcext:value-type="string">
            <text:p>€ 6,00 adulti </text:p>
            <text:p>€ 5,00 ridotto</text:p>
            <text:p>€ 2,00 scolari </text:p>
            <text:p>€ 12,00 carta famiglia</text:p>
            <text:p>€ 5,00 gruppi min. 10 persone (a persona)</text:p>
          </table:table-cell>
          <table:table-cell table:style-name="ce10" office:value-type="string" calcext:value-type="string">
            <text:p>€6.00 adults</text:p>
            <text:p>€5.00 reduced</text:p>
            <text:p>€2.00 students </text:p>
            <text:p>€12.00 family ticket </text:p>
            <text:p>€5.00 groups from 10 persons (per person)</text:p>
          </table:table-cell>
          <table:table-cell table:style-name="ce10" office:value-type="string" calcext:value-type="string">
            <text:p>Mitte März-8. Nov</text:p>
            <text:p>Di-So 10-12.30 , 14-18 h</text:p>
          </table:table-cell>
          <table:table-cell table:style-name="ce10" office:value-type="string" calcext:value-type="string">
            <text:p>metà mar-8 nov</text:p>
            <text:p>mar-dom h 10-12.30, 14-18</text:p>
          </table:table-cell>
          <table:table-cell table:style-name="ce10" office:value-type="string" calcext:value-type="string">
            <text:p>mid-March-8 Nov</text:p>
            <text:p>Tue-Sun 10 am - 12.30 am, 2 pm - 6 pm</text:p>
          </table:table-cell>
          <table:table-cell table:style-name="ce10" office:value-type="string" calcext:value-type="string">
            <text:p>Das VUSEUM – `s Vintschger Museum zeigt mit drei Dauerausstellungen die Besonderheiten des Tales auf: die Geschichte der Waale, jene der Schwabenkinder und in der Archäologieausstellung die Kultur der Räter, die die Gegend einst besiedelten.</text:p>
          </table:table-cell>
          <table:table-cell table:style-name="ce10" office:value-type="string" calcext:value-type="string">
            <text:p>Il Museo della Val Venosta mostra le particolarità della valle con tre mostre permanenti: la storia delle rogge dette "Waale", quella dei "bambini di Svevia" e, nella mostra archeologica, la cultura dei Reti, che un tempo popolavano la zona.</text:p>
          </table:table-cell>
          <table:table-cell table:style-name="ce10" office:value-type="string" calcext:value-type="string">
            <text:p>The VUSEUM highlights the peculiarities of the valley with three permanent exhibitions: the ancient irrigation canals known as "Waale", the history of the "Swabian children" and in the archaeology exhibition the culture of the Rhaeti, who once settled the area.</text:p>
          </table:table-cell>
          <table:table-cell table:style-name="ce10" office:value-type="string" calcext:value-type="string">
            <text:p>10.5863462</text:p>
          </table:table-cell>
          <table:table-cell table:style-name="ce10" office:value-type="string" calcext:value-type="string">
            <text:p>46.6648111</text:p>
          </table:table-cell>
          <table:table-cell table:number-columns-repeated="995"/>
        </table:table-row>
        <table:table-row table:style-name="ro1" table:visibility="filter">
          <table:table-cell table:style-name="ce2" table:number-columns-repeated="2"/>
          <table:table-cell table:style-name="ce4" office:value-type="string" calcext:value-type="string">
            <text:p>Glashaus III</text:p>
          </table:table-cell>
          <table:table-cell table:style-name="ce4" office:value-type="string" calcext:value-type="string">
            <text:p>Serra III</text:p>
          </table:table-cell>
          <table:table-cell table:style-name="ce4" office:value-type="string" calcext:value-type="string">
            <text:p>Greenhouse III</text:p>
          </table:table-cell>
          <table:table-cell table:style-name="ce4" office:value-type="string" calcext:value-type="string">
            <text:p>Meraner Straße 75 A</text:p>
          </table:table-cell>
          <table:table-cell table:style-name="ce4" office:value-type="string" calcext:value-type="string">
            <text:p>via Merano, 75 A</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schullian.it </text:p>
          </table:table-cell>
          <table:table-cell table:style-name="ce4" office:value-type="string" calcext:value-type="string">
            <text:p>+39 0471 933006</text:p>
          </table:table-cell>
          <table:table-cell table:style-name="ce4"/>
          <table:table-cell table:style-name="ce4" office:value-type="string" calcext:value-type="string">
            <text:p>+39 0471 513237 </text:p>
          </table:table-cell>
          <table:table-cell table:number-columns-repeated="2" table:style-name="ce4" office:value-type="string" calcext:value-type="string">
            <text:p>info@schullian.it</text:p>
          </table:table-cell>
          <table:table-cell table:style-name="ce10" office:value-type="string" calcext:value-type="string">
            <text:p>Freier Eintritt</text:p>
          </table:table-cell>
          <table:table-cell table:style-name="ce10" office:value-type="string" calcext:value-type="string">
            <text:p>Ingresso gratuito</text:p>
          </table:table-cell>
          <table:table-cell table:style-name="ce10" office:value-type="string" calcext:value-type="string">
            <text:p>Free admission</text:p>
          </table:table-cell>
          <table:table-cell table:style-name="ce10" office:value-type="string" calcext:value-type="string">
            <text:p>Mo-Fr 8.30-12.30, 14-18 h</text:p>
            <text:p>Sa 8.30-12.30 h</text:p>
            <text:p>feiertags geschl. mit Ausnahmen (bitte die Webseite beachten)</text:p>
            <text:p>Führungen auf Anmeldung</text:p>
          </table:table-cell>
          <table:table-cell table:style-name="ce10" office:value-type="string" calcext:value-type="string">
            <text:p>lun-ven h 8.30-12.30, 14-18</text:p>
            <text:p>sab h 8.30-12.30</text:p>
            <text:p>chiuso nei festivi con eccezioni (consultare il sito web)</text:p>
            <text:p>visite guidate su prenotazione</text:p>
          </table:table-cell>
          <table:table-cell table:style-name="ce10" office:value-type="string" calcext:value-type="string">
            <text:p>Mon-Fri 8.30-12.30, 2-6 pm</text:p>
            <text:p>Sat 8.30-12.30</text:p>
            <text:p>closed on public holidays with exceptions (see the website)</text:p>
            <text:p>guided tours on request</text:p>
          </table:table-cell>
          <table:table-cell table:style-name="ce10" office:value-type="string" calcext:value-type="string">
            <text:p>Das Glashaus III in der Gärtnerei Schullian ist das letzte seiner Art in Südtirol. Der Künstler Paul Thuile hat hier eine Dauerausstellung konzipiert. Objekte und historische Fotografien, Texte, Videos und Interviews führen durch die Geschichte der Gartenkultur in Südtirol, die Franz Schullian, der Gründer der Gärtnerei, über viele Jahre mitgeprägt hat.</text:p>
          </table:table-cell>
          <table:table-cell table:style-name="ce10" office:value-type="string" calcext:value-type="string">
            <text:p>Nella “serra III”, l’ultima del suo genere in Alto Adige, una mostra permanente dell’artista Paul Thuile presenta attraverso oggetti e fotografie d’epoca, testi, filmati e interviste la storia dell’ortofrutticoltura, segnata a livello locale da Franz Schullian, fondatore della floricoltura che ospita l’esposizione.</text:p>
          </table:table-cell>
          <table:table-cell table:style-name="ce10" office:value-type="string" calcext:value-type="string">
            <text:p>The glasshouse in the Schullian Nursery is the last of its kind in South Tyrol. The artist Paul Thuile has designed a permanent exhibition here. Objects and historical photographs, texts, videos and interviews guide visitors through the history of garden culture in South Tyrol, which Franz Schullian, founder of the nursery, helped shape over many years.</text:p>
          </table:table-cell>
          <table:table-cell table:style-name="ce10" office:value-type="string" calcext:value-type="string">
            <text:p>11.306176</text:p>
          </table:table-cell>
          <table:table-cell table:style-name="ce10" office:value-type="string" calcext:value-type="string">
            <text:p>46.496029</text:p>
          </table:table-cell>
          <table:table-cell table:number-columns-repeated="995"/>
        </table:table-row>
        <table:table-row table:style-name="ro1">
          <table:table-cell office:value-type="string" calcext:value-type="string">
            <text:p>GUF</text:p>
          </table:table-cell>
          <table:table-cell table:style-name="ce28" office:value-type="string" calcext:value-type="string">
            <text:p>Museo locale di Gudon</text:p>
          </table:table-cell>
          <table:table-cell table:style-name="ce4" office:value-type="string" calcext:value-type="string">
            <text:p>Dorfmuseum Gufidaun</text:p>
          </table:table-cell>
          <table:table-cell table:style-name="ce4" office:value-type="string" calcext:value-type="string">
            <text:p>Museo locale di Gudon</text:p>
          </table:table-cell>
          <table:table-cell table:style-name="ce4" office:value-type="string" calcext:value-type="string">
            <text:p>Gufidaun Museum</text:p>
          </table:table-cell>
          <table:table-cell table:style-name="ce4" office:value-type="string" calcext:value-type="string">
            <text:p>Pfleghaus, Gufidaun 47</text:p>
          </table:table-cell>
          <table:table-cell table:style-name="ce4" office:value-type="string" calcext:value-type="string">
            <text:p>Gudon 47</text:p>
          </table:table-cell>
          <table:table-cell table:style-name="ce7" office:value-type="float" office:value="39043" calcext:value-type="float">
            <text:p>39043</text:p>
          </table:table-cell>
          <table:table-cell table:style-name="ce4" office:value-type="string" calcext:value-type="string">
            <text:p>Klausen</text:p>
          </table:table-cell>
          <table:table-cell table:style-name="ce4" office:value-type="string" calcext:value-type="string">
            <text:p>Chiusa</text:p>
          </table:table-cell>
          <table:table-cell table:number-columns-repeated="2" table:style-name="ce4" office:value-type="string" calcext:value-type="string">
            <text:p>www.dorfmuseum-gufidaun.it</text:p>
          </table:table-cell>
          <table:table-cell table:style-name="ce4" office:value-type="string" calcext:value-type="string">
            <text:p>+39 348 7747339</text:p>
          </table:table-cell>
          <table:table-cell table:style-name="ce4" table:number-columns-repeated="2"/>
          <table:table-cell table:number-columns-repeated="2" table:style-name="ce4" office:value-type="string" calcext:value-type="string">
            <text:p>info@dorfmuseum-gufidaun.it</text:p>
          </table:table-cell>
          <table:table-cell table:style-name="ce10" office:value-type="string" calcext:value-type="string">
            <text:p>4,00 € Erwachsene </text:p>
            <text:p>3,00 € Senioren (ab 60 J.) </text:p>
            <text:p>2,50 € Gruppen (ab 8 Personen) </text:p>
            <text:p>2,00 € Kinder und Jugendliche (12-18 Jahre) </text:p>
            <text:p>Kinder bis 12 Jahre kostenlos</text:p>
          </table:table-cell>
          <table:table-cell table:style-name="ce10" office:value-type="string" calcext:value-type="string">
            <text:p>€ 4,00 adulti </text:p>
            <text:p>€ 3,00 anziani (oltre 60 anni) </text:p>
            <text:p>€ 2,50 gruppi (oltre 8 persone) </text:p>
            <text:p>€ 2,00 giovani (12-18 anni) </text:p>
            <text:p>gratuito per bambini fino ai 12 anni</text:p>
          </table:table-cell>
          <table:table-cell table:style-name="ce10" office:value-type="string" calcext:value-type="string">
            <text:p>€4.00 adults </text:p>
            <text:p>€3.00 elderly (over 60 years) </text:p>
            <text:p>€2,50 groups (8 or more) </text:p>
            <text:p>€2.00 children (12-18 years) </text:p>
            <text:p>free for children up to 12 years</text:p>
          </table:table-cell>
          <table:table-cell table:style-name="ce10" office:value-type="string" calcext:value-type="string">
            <text:p>Ostern-Allerheiligen</text:p>
            <text:p>Mi, Do 17-19 h</text:p>
            <text:p>Fr 10-12 h</text:p>
            <text:p>ganzjährig auf Anfrage</text:p>
          </table:table-cell>
          <table:table-cell table:style-name="ce10" office:value-type="string" calcext:value-type="string">
            <text:p>Pasqua-Ognissanti</text:p>
            <text:p>mer, gio h 17-19</text:p>
            <text:p>ven h 10-12</text:p>
            <text:p>tutto l'anno su richiesta</text:p>
          </table:table-cell>
          <table:table-cell table:style-name="ce10" office:value-type="string" calcext:value-type="string">
            <text:p>Easter-All Saints</text:p>
            <text:p>Wed, Thu 5-7 pm</text:p>
            <text:p>Fri 10-12</text:p>
            <text:p>all year round on request</text:p>
          </table:table-cell>
          <table:table-cell table:style-name="ce10" office:value-type="string" calcext:value-type="string">
            <text:p>Das Dorfmuseum ist im historischen Pfleghaus untergebracht. Auf vier Etagen werden Geräte aus dem bäuerlichen, handwerklichen und hauswirtschaftlichen Bereich sowie Objekte zur profanen und religiösen Volkskunst gezeigt.</text:p>
          </table:table-cell>
          <table:table-cell table:style-name="ce10" office:value-type="string" calcext:value-type="string">
            <text:p>Il Museo locale è alloggiato nella storica “Pfleghaus”. Espone su quattro piani utensili dalla quotidianità contadina, artigianale e domestica e oggetti di arte popolare profana e religiosa.</text:p>
          </table:table-cell>
          <table:table-cell table:style-name="ce10" office:value-type="string" calcext:value-type="string">
            <text:p>The village museum is housed in the historic Pfleghaus. On four floors, tools from the rural, handicraft and domestic sectors as well as objects of profane and religious folk art are on display.</text:p>
          </table:table-cell>
          <table:table-cell table:style-name="ce10" office:value-type="string" calcext:value-type="string">
            <text:p>11.60192728</text:p>
          </table:table-cell>
          <table:table-cell table:style-name="ce10" office:value-type="string" calcext:value-type="string">
            <text:p>46.64826512</text:p>
          </table:table-cell>
          <table:table-cell table:number-columns-repeated="995"/>
        </table:table-row>
        <table:table-row table:style-name="ro1">
          <table:table-cell office:value-type="string" calcext:value-type="string">
            <text:p>SML</text:p>
          </table:table-cell>
          <table:table-cell table:style-name="ce28" office:value-type="string" calcext:value-type="string">
            <text:p>Museum Ladin Ciastel de Tor</text:p>
          </table:table-cell>
          <table:table-cell table:number-columns-repeated="2" table:style-name="ce4" office:value-type="string" calcext:value-type="string">
            <text:p>Museum Ladin Ciastel de Tor</text:p>
          </table:table-cell>
          <table:table-cell table:style-name="ce4" office:value-type="string" calcext:value-type="string">
            <text:p>Ladin Museum - Tor Castle</text:p>
          </table:table-cell>
          <table:table-cell table:style-name="ce4" office:value-type="string" calcext:value-type="string">
            <text:p>Schloss Thurn, Torstraße 65</text:p>
          </table:table-cell>
          <table:table-cell table:style-name="ce4" office:value-type="string" calcext:value-type="string">
            <text:p>Castel Tor, via Tor, 65</text:p>
          </table:table-cell>
          <table:table-cell table:style-name="ce7" office:value-type="float" office:value="39030" calcext:value-type="float">
            <text:p>39030</text:p>
          </table:table-cell>
          <table:table-cell table:style-name="ce4" office:value-type="string" calcext:value-type="string">
            <text:p>St. Martin in Thurn</text:p>
          </table:table-cell>
          <table:table-cell table:style-name="ce4" office:value-type="string" calcext:value-type="string">
            <text:p>San Martino in Badia</text:p>
          </table:table-cell>
          <table:table-cell table:number-columns-repeated="2" table:style-name="ce4" office:value-type="string" calcext:value-type="string">
            <text:p>www.museumladin.it</text:p>
          </table:table-cell>
          <table:table-cell table:style-name="ce4" office:value-type="string" calcext:value-type="string">
            <text:p>+39 0474 524020</text:p>
          </table:table-cell>
          <table:table-cell table:style-name="ce4"/>
          <table:table-cell table:style-name="ce4" office:value-type="string" calcext:value-type="string">
            <text:p>+39 0474 524263</text:p>
          </table:table-cell>
          <table:table-cell table:number-columns-repeated="2" table:style-name="ce4" office:value-type="string" calcext:value-type="string">
            <text:p>info@museumladin.it</text:p>
          </table:table-cell>
          <table:table-cell table:style-name="ce10" office:value-type="string" calcext:value-type="string">
            <text:p>&lt;/ul&gt;</text:p>
            <text:p>Kombiticket Museum Ladin Ciastel de Tor + Museum Ladin Ursus Ladinicus:</text:p>
            <text:p>10,00 € Erwachsene </text:p>
            <text:p>8,00 € Senioren (ab 65 J.), Gruppen (ab 15 Pers.), Jugendliche, Studenten (bis 27), Menschen mit Beeinträchtigung </text:p>
            <text:p>2,00 € Schulklassen + € 1,00 für jede didaktische Tätigkeit (nur in ladinischer, deutscher und italienischer Sprache )</text:p>
            <text:p>20,00 € Familien (2 Erwachsene, Kinder bis 16 J.) </text:p>
            <text:p>Kinder bis 6 Jahre frei</text:p>
            <text:p/>
            <text:p>Nur Museum Ladin Ciastel de Tor:</text:p>
            <text:p>8,00 € Erwachsene </text:p>
            <text:p>6,50 € Senioren (ab 65 J.), Gruppen (ab 15 Pers.), Jugendliche, Studenten (bis 27), Menschen mit Beeinträchtigung </text:p>
            <text:p>2,00 € Schulklassen + € 1,00 für jede didaktische Tätigkeit (nur in ladinischer, deutscher und italienischer Sprache )</text:p>
            <text:p>16,00 € Familien (2 Erwachsene, Kinder bis 16 J.) </text:p>
            <text:p>Kinder bis 6 Jahre frei</text:p>
            <text:p/>
            <text:p> </text:p>
          </table:table-cell>
          <table:table-cell table:style-name="ce10" office:value-type="string" calcext:value-type="string">
            <text:p>Biglietto combinato Museum Ladin Ciastel de Tor + Museum Ladin Ursus ladinicus:</text:p>
            <text:p>€ 10,00 adulti </text:p>
            <text:p>€ 8,00 anziani (oltre 65 a.). gruppi (a part. da 15 pers.), giovani, studenti (fino ai 27 a.), persone con disabilità </text:p>
            <text:p>€ 2,00 scolaresche + € 1,00 per ogni attività didattica (solo in lingua ladina, tedesca e italiana)</text:p>
            <text:p>€ 20,00 famiglie (2 adulti, bimbi fino ai 16) </text:p>
            <text:p>bambini fino a 6 anni gratis</text:p>
            <text:p/>
            <text:p>Solo Museum Ladin Ciastel de Tor:</text:p>
            <text:p>€ 8,00 adulti </text:p>
            <text:p>€ 6,50 anziani (oltre 65 a.). gruppi (a part. da 15 pers.), giovani, studenti (fino ai 27 a.), persone con disabilità </text:p>
            <text:p>€ 2,00 scolaresche + € 1,00 per ogni attività didattica (solo in lingua ladina, tedesca e italiana)</text:p>
            <text:p>€ 16,00 famiglie (2 adulti, bimbi fino ai 16) </text:p>
            <text:p>bambini fino a 6 anni gratis</text:p>
          </table:table-cell>
          <table:table-cell table:style-name="ce10" office:value-type="string" calcext:value-type="string">
            <text:p>&lt;/ul&gt;</text:p>
            <text:p>Combiticket Museum Ladin Ciastel de Tor + Museum Ladin Ursus ladinicus:</text:p>
            <text:p>€10.00 € adults </text:p>
            <text:p>€8.00 € seniors (over 65 years), groups (15 or more), students (up to 27 years) disabled persons </text:p>
            <text:p>€2.00 € students (with class) + €1.00 € for each Educational activity (Ladin, German and Italian are the only languages used during the activities)</text:p>
            <text:p>€20.00 families (2 adults, children up to 16 years) </text:p>
            <text:p>children up to 6 years free</text:p>
            <text:p/>
            <text:p>Only Museum Ladin Ciastel de Tor:</text:p>
            <text:p/>
            <text:p>€8.00 € adults </text:p>
            <text:p>€6.50 € seniors (over 65 years), groups (15 or more), students (up to 27 years), disabled persons </text:p>
            <text:p>€2.00 € students (with class) + €1.00 € for each Educational  activity (Ladin, German and Italian are the only languages used during  the activities)</text:p>
            <text:p>€16.00 families (2 adults, children up to 16 years) </text:p>
            <text:p>children up to 6 years free</text:p>
          </table:table-cell>
          <table:table-cell table:style-name="ce10" office:value-type="string" calcext:value-type="string">
            <text:p>1. Mai - 1. So im Nov</text:p>
            <text:p>Di - So 10 - 18 Uhr</text:p>
          </table:table-cell>
          <table:table-cell table:style-name="ce10" office:value-type="string" calcext:value-type="string">
            <text:p>1 mag-1a dom nov</text:p>
            <text:p>mar-dom ore 10-18</text:p>
          </table:table-cell>
          <table:table-cell table:style-name="ce10" office:value-type="string" calcext:value-type="string">
            <text:p>1st May - 1st Sun in Nov</text:p>
            <text:p>Tue - Sun 10 am - 6 pm</text:p>
          </table:table-cell>
          <table:table-cell table:style-name="ce10" office:value-type="string" calcext:value-type="string">
            <text:p>Das ladinische Landesmuseum in Schloss Thurn, dem einstigen Mittelpunkt des Gerichts „Thurn an der Gader“ (13. Jahrhundert), vermittelt die Kultur der über 30.000 Ladiner*innen , deren gemeinsame Identität zwei wesentliche Elemente bestimmen: ihre Sprache, zurückgehend auf das Volkslatein und die einzigartige Gebirgslandschaft der Dolomiten. Das Museum bietet einen unterhaltsamen Einstieg in Geologie, Archäologie, Geschichte, Sprache, Tourismus und Kunsthandwerk der fünf ladinischen Täler.</text:p>
          </table:table-cell>
          <table:table-cell table:style-name="ce10" office:value-type="string" calcext:value-type="string">
            <text:p>Ciastel de Tor, famoso per la sua caratteristica torre e nel XIII secolo sede del giudizio “Thurn an der Gader”, ospita il Museo provinciale ladino ed è luogo di riferimento della cultura degli oltre 30.000 ladini, uniti nella loro identità da due elementi essenziali: la lingua derivata dal latino volgare e lo straordinario paesaggio montuoso delle Dolomiti. Esso fornisce preziose informazioni sulla geologia, archeologia, storia, lingua, sul turismo e artigianato artistico delle cinque valli ladine.</text:p>
          </table:table-cell>
          <table:table-cell table:style-name="ce10" office:value-type="string" calcext:value-type="string">
            <text:p>The South Tyrolean Ladin Museum in Ciastel de Tor, the former centre of the court "Thurn an der Gader" (13th century), conveys the culture of the more than 30,000 Ladins, whose common identity is determined by two essential elements: their language, dating back to popular Latin, and the unique mountain landscape of the Dolomites. The museum offers an entertaining introduction to the geology, archaeology, history, language, tourism and handicrafts of the five Ladin valleys.</text:p>
          </table:table-cell>
          <table:table-cell table:style-name="ce10" office:value-type="string" calcext:value-type="string">
            <text:p>11.893119</text:p>
          </table:table-cell>
          <table:table-cell table:style-name="ce10" office:value-type="string" calcext:value-type="string">
            <text:p>46.680518</text:p>
          </table:table-cell>
          <table:table-cell table:number-columns-repeated="995"/>
        </table:table-row>
        <table:table-row table:style-name="ro1" table:visibility="filter">
          <table:table-cell table:style-name="ce2" table:number-columns-repeated="2"/>
          <table:table-cell table:style-name="ce4" office:value-type="string" calcext:value-type="string">
            <text:p>Mineralienmuseum Kirchler</text:p>
          </table:table-cell>
          <table:table-cell table:style-name="ce4" office:value-type="string" calcext:value-type="string">
            <text:p>Museo mineralogico Kirchler</text:p>
          </table:table-cell>
          <table:table-cell table:style-name="ce4" office:value-type="string" calcext:value-type="string">
            <text:p>Mineralogical Museum Kirchler</text:p>
          </table:table-cell>
          <table:table-cell table:style-name="ce4" office:value-type="string" calcext:value-type="string">
            <text:p>Mühlegg 101 in St. Johann</text:p>
          </table:table-cell>
          <table:table-cell table:style-name="ce4" office:value-type="string" calcext:value-type="string">
            <text:p>S. Giovanni, Mühlegg 101</text:p>
          </table:table-cell>
          <table:table-cell table:style-name="ce7" office:value-type="float" office:value="39030" calcext:value-type="float">
            <text:p>39030</text:p>
          </table:table-cell>
          <table:table-cell table:style-name="ce4" office:value-type="string" calcext:value-type="string">
            <text:p>Ahrntal</text:p>
          </table:table-cell>
          <table:table-cell table:style-name="ce4" office:value-type="string" calcext:value-type="string">
            <text:p>Valle Aurina</text:p>
          </table:table-cell>
          <table:table-cell table:style-name="ce4" office:value-type="string" calcext:value-type="string">
            <text:p>www.mineralienmuseum.com</text:p>
          </table:table-cell>
          <table:table-cell table:style-name="ce4" office:value-type="string" calcext:value-type="string">
            <text:p>www.museo-mineralogico.it</text:p>
          </table:table-cell>
          <table:table-cell table:style-name="ce4" office:value-type="string" calcext:value-type="string">
            <text:p>+39 0474 652145</text:p>
          </table:table-cell>
          <table:table-cell table:style-name="ce4" table:number-columns-repeated="2"/>
          <table:table-cell table:number-columns-repeated="2" table:style-name="ce4" office:value-type="string" calcext:value-type="string">
            <text:p>info@arturkirchler.com</text:p>
          </table:table-cell>
          <table:table-cell table:style-name="ce10" office:value-type="string" calcext:value-type="string">
            <text:p>5,00 € Erwachsene </text:p>
            <text:p>4,00 € Gruppen (ab 10 Personen) </text:p>
            <text:p>3,00 € Kinder (6-14 Jahre) </text:p>
            <text:p>2,50 € Schulklassen (bis 14 J.)</text:p>
          </table:table-cell>
          <table:table-cell table:style-name="ce10" office:value-type="string" calcext:value-type="string">
            <text:p>€ 5,00 adulti </text:p>
            <text:p>€ 4,00 gruppi (oltre 10 persone) </text:p>
            <text:p>€ 3,00 bambini (da 6 a 14 anni) </text:p>
            <text:p>€ 2,50 scolaresche (fino a 14 anni)</text:p>
          </table:table-cell>
          <table:table-cell table:style-name="ce10" office:value-type="string" calcext:value-type="string">
            <text:p>€5.00 adults </text:p>
            <text:p>€4.00 groups (10 or more) </text:p>
            <text:p>€3.00 children (6-14 years) </text:p>
            <text:p>€2.50 students (class, up to 14 years)</text:p>
          </table:table-cell>
          <table:table-cell table:style-name="ce10" office:value-type="string" calcext:value-type="string">
            <text:p>Juni-Sep Mo-Sa 9.30-12, 14-18.30 h</text:p>
            <text:p>Juli, Aug auch So</text:p>
            <text:p>Okt-Mai Mo-Sa 9.30-12, 15-18 h</text:p>
            <text:p>geschl. 25. Dez</text:p>
          </table:table-cell>
          <table:table-cell table:style-name="ce10" office:value-type="string" calcext:value-type="string">
            <text:p>giu-set lun-sab h 9.30-12, 14-18.30</text:p>
            <text:p>lug-ago anche dom</text:p>
            <text:p>ott-mag lun-sab h 9.30-12, 15-18</text:p>
            <text:p>chiuso 25 dic</text:p>
          </table:table-cell>
          <table:table-cell table:style-name="ce10" office:value-type="string" calcext:value-type="string">
            <text:p>June-Sep Mon-Sat 9.30-12, 2-6.30 pm</text:p>
            <text:p>July, Aug also Sun</text:p>
            <text:p>Oct-May Mon-Sat 9.30-12, 3-6 pm</text:p>
            <text:p>closed 25 Dec</text:p>
          </table:table-cell>
          <table:table-cell table:style-name="ce10" office:value-type="string" calcext:value-type="string">
            <text:p>Entstanden durch eine jahrzehntelange Leidenschaft, Mineralien zu suchen und zu sammeln, zeigt dieses Museum ca. 1.000 Mineralien aus den Zillertaler Alpen und den Hohen Tauern. Besondere Attraktion ist neben den größten Rauchquarzen Südtirols das vielleicht schönste „Bergkristallgwindl“ der Welt aus dem Bergwerk von Prettau.</text:p>
          </table:table-cell>
          <table:table-cell table:style-name="ce10" office:value-type="string" calcext:value-type="string">
            <text:p>Frutto di un impegnativo lavoro di ricerca decennale, il museo espone circa 1.000 minerali provenienti dalle Alpi Aurine e dagli Alti Tauri. Tra essi, meritano attenzione i più grossi quarzi affumicati mai trovati in Alto Adige e un rarissimo cristallo di rocca “ritorto” ritrovato nella miniera di Predoi.</text:p>
          </table:table-cell>
          <table:table-cell table:style-name="ce10" office:value-type="string" calcext:value-type="string">
            <text:p>Born out of a decades-long passion to search for and collect minerals, this museum displays around 1,000 minerals from the Zillertal Alps and the Hohe Tauern. In addition to the largest smoky quartz crystals in South Tyrol, a special attraction is perhaps the world's most beautiful “Bergkristallgwindl” from the Prettau mine.</text:p>
          </table:table-cell>
          <table:table-cell table:style-name="ce10" office:value-type="string" calcext:value-type="string">
            <text:p>11.960507</text:p>
          </table:table-cell>
          <table:table-cell table:style-name="ce10" office:value-type="string" calcext:value-type="string">
            <text:p>46.98938</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Mansio Sebatum</text:p>
          </table:table-cell>
          <table:table-cell table:style-name="ce4" office:value-type="string" calcext:value-type="string">
            <text:p>Museo Mansio Sebatum</text:p>
          </table:table-cell>
          <table:table-cell table:style-name="ce4" office:value-type="string" calcext:value-type="string">
            <text:p>Museum Mansio Sebatum</text:p>
          </table:table-cell>
          <table:table-cell table:style-name="ce4" office:value-type="string" calcext:value-type="string">
            <text:p>J. Renzler Straße 9</text:p>
          </table:table-cell>
          <table:table-cell table:style-name="ce4" office:value-type="string" calcext:value-type="string">
            <text:p>via J. Renzler 9</text:p>
          </table:table-cell>
          <table:table-cell table:style-name="ce7" office:value-type="float" office:value="39030" calcext:value-type="float">
            <text:p>39030</text:p>
          </table:table-cell>
          <table:table-cell table:style-name="ce4" office:value-type="string" calcext:value-type="string">
            <text:p>Sankt Lorenzen</text:p>
          </table:table-cell>
          <table:table-cell table:style-name="ce4" office:value-type="string" calcext:value-type="string">
            <text:p>San Lorenzo di Sebato</text:p>
          </table:table-cell>
          <table:table-cell table:number-columns-repeated="2" table:style-name="ce4" office:value-type="string" calcext:value-type="string">
            <text:p>www.mansio-sebatum.it</text:p>
          </table:table-cell>
          <table:table-cell table:style-name="ce4" office:value-type="string" calcext:value-type="string">
            <text:p>+39 0474 538196</text:p>
          </table:table-cell>
          <table:table-cell table:style-name="ce4" table:number-columns-repeated="2"/>
          <table:table-cell table:number-columns-repeated="2" table:style-name="ce4" office:value-type="string" calcext:value-type="string">
            <text:p>info@mansio-sebatum.it</text:p>
          </table:table-cell>
          <table:table-cell table:style-name="ce10" office:value-type="string" calcext:value-type="string">
            <text:p>5,00 € Erwachsene</text:p>
            <text:p>3,00 € ermäßigt (Studenten, Zivildiener, Senioren ab 65 Jahren)</text:p>
            <text:p>10,00 € Familienkarte (2 Erwachsene und Kinder bis 11 Jahre)</text:p>
            <text:p>3,00 € Schulklassen (pro Schüler) jeder Alterstufe inkl. Führung</text:p>
            <text:p>3,50 € Gruppen ab 8 Personen</text:p>
          </table:table-cell>
          <table:table-cell table:style-name="ce10" office:value-type="string" calcext:value-type="string">
            <text:p>€5,00 adulti</text:p>
            <text:p>€3,00 ridotto (studenti, servizio civile, anziani dai 65 anni)</text:p>
            <text:p>€10,00 carta famiglia (2 adulti con bambini fino agli 11 anni)</text:p>
            <text:p>€3,00 scolaresche (a persona) di tutte le età inclusa visita guidata</text:p>
            <text:p>€3,50 gruppi a partire da 8 persone </text:p>
          </table:table-cell>
          <table:table-cell table:style-name="ce10" office:value-type="string" calcext:value-type="string">
            <text:p>€5.00 adults </text:p>
            <text:p>€3.00 students, elderly (up to 65 years)</text:p>
            <text:p>€10.00 Family Card (2 adults with children up to 11) </text:p>
            <text:p>€3.00 school classes (per person) incl. guided tour </text:p>
            <text:p>€3.50 groups (8 people or more)</text:p>
          </table:table-cell>
          <table:table-cell table:style-name="ce10" office:value-type="string" calcext:value-type="string">
            <text:p>Mo-Fr 9-12, 15-18 h</text:p>
            <text:p>Sa 9-12 h</text:p>
            <text:p>Juli, Aug</text:p>
            <text:p>Mo-Sa 9-13, 15-18 h</text:p>
            <text:p>feiertags geschlossen</text:p>
          </table:table-cell>
          <table:table-cell table:style-name="ce10" office:value-type="string" calcext:value-type="string">
            <text:p>lun-ven h 9-12, 15-18</text:p>
            <text:p>sab h 9-12</text:p>
            <text:p>lug, ago</text:p>
            <text:p>lun-sab h 9-13, 15-18</text:p>
            <text:p>festivi chiuso</text:p>
          </table:table-cell>
          <table:table-cell table:style-name="ce10" office:value-type="string" calcext:value-type="string">
            <text:p>Mon-Fri 9-12, 3-6 pm</text:p>
            <text:p>Sat 9-12</text:p>
            <text:p>July, Aug</text:p>
            <text:p>Mon-Sat 9-13, 3-6 pm</text:p>
            <text:p>Closed on public holidays</text:p>
          </table:table-cell>
          <table:table-cell table:style-name="ce10" office:value-type="string" calcext:value-type="string">
            <text:p>Das Museum Mansio Sebatum ist der römischen Besiedelung von St. Lorenzen gewidmet. Die ausgestellten Fundstücke geben Einblick in den Alltag einer römischen Straßenstation im Alpenraum, Thermen, Marktplatz, Handel und Verkehr sowie in den Bestattungskult und die römische Götterwelt.</text:p>
          </table:table-cell>
          <table:table-cell table:style-name="ce10" office:value-type="string" calcext:value-type="string">
            <text:p>Il Museo Mansio Sebatum è dedicato all’insediamento romano di San Lorenzo. I reperti esposti offrono una panoramica della vita nell’antica stazione di sosta di “Sebatum”, con le sue terme, il suo mercato e i suoi scambi, oltre che dei riti funebri e del mondo delle divinità dei Romani.</text:p>
          </table:table-cell>
          <table:table-cell table:style-name="ce10" office:value-type="string" calcext:value-type="string">
            <text:p>Mansio Sebatum is dedicated to the Roman settlement of St. Lorenzen/San Lorenzo di Sebato. The exhibited finds provide an insight into the everyday life of a Roman road station in the Alpine region, thermal baths, marketplace, trade and traffic, as well as into the burial cult and the Roman world of gods.</text:p>
          </table:table-cell>
          <table:table-cell table:style-name="ce10" office:value-type="string" calcext:value-type="string">
            <text:p>11.902283</text:p>
          </table:table-cell>
          <table:table-cell table:style-name="ce10" office:value-type="string" calcext:value-type="string">
            <text:p>46.783039</text:p>
          </table:table-cell>
          <table:table-cell table:number-columns-repeated="995"/>
        </table:table-row>
        <table:table-row table:style-name="ro1" table:visibility="filter">
          <table:table-cell table:style-name="ce2" table:number-columns-repeated="2"/>
          <table:table-cell table:style-name="ce4" office:value-type="string" calcext:value-type="string">
            <text:p>Landwirtschaftsmuseum - Brunnenburg</text:p>
          </table:table-cell>
          <table:table-cell table:style-name="ce4" office:value-type="string" calcext:value-type="string">
            <text:p>Museo agricolo di Castel Fontana</text:p>
          </table:table-cell>
          <table:table-cell table:style-name="ce4" office:value-type="string" calcext:value-type="string">
            <text:p>Agricultural Museum - Brunnenburg Castle</text:p>
          </table:table-cell>
          <table:table-cell table:style-name="ce4" office:value-type="string" calcext:value-type="string">
            <text:p>Ezra-Pound-Straße 3</text:p>
          </table:table-cell>
          <table:table-cell table:style-name="ce4" office:value-type="string" calcext:value-type="string">
            <text:p>via Ezra Pound, 3</text:p>
          </table:table-cell>
          <table:table-cell table:style-name="ce7" office:value-type="float" office:value="39019" calcext:value-type="float">
            <text:p>39019</text:p>
          </table:table-cell>
          <table:table-cell table:style-name="ce4" office:value-type="string" calcext:value-type="string">
            <text:p>Tirol</text:p>
          </table:table-cell>
          <table:table-cell table:style-name="ce4" office:value-type="string" calcext:value-type="string">
            <text:p>Tirolo</text:p>
          </table:table-cell>
          <table:table-cell table:number-columns-repeated="2" table:style-name="ce4" office:value-type="string" calcext:value-type="string">
            <text:p>www.brunnenburg.net</text:p>
          </table:table-cell>
          <table:table-cell table:style-name="ce4" office:value-type="string" calcext:value-type="string">
            <text:p>+39 0473 923533</text:p>
          </table:table-cell>
          <table:table-cell table:style-name="ce4" office:value-type="string" calcext:value-type="string">
            <text:p>+39 339 1803086</text:p>
          </table:table-cell>
          <table:table-cell table:style-name="ce4"/>
          <table:table-cell table:number-columns-repeated="2" table:style-name="ce4" office:value-type="string" calcext:value-type="string">
            <text:p>info@brunnenburg.net</text:p>
          </table:table-cell>
          <table:table-cell table:style-name="ce10" office:value-type="string" calcext:value-type="string">
            <text:p>6,00 € Erwachsene</text:p>
            <text:p>5,00 € Erwachsene ermäßigt (Gästekarte)</text:p>
            <text:p>4,00 € Gruppen (ab 10 Personen)</text:p>
            <text:p>3,00 € Studenten mit gültigem Studentenausweis</text:p>
            <text:p>2,50 € Kinder von 6 bis 14 Jahre</text:p>
            <text:p>freier Eintritt für Kinder bis 6 Jahre</text:p>
            <text:p>2,00 € pro Person: Zuschlag für Führungen</text:p>
          </table:table-cell>
          <table:table-cell table:style-name="ce10" office:value-type="string" calcext:value-type="string">
            <text:p>€6,00 adulti </text:p>
            <text:p>€5,00 ridotto (carte turistiche) </text:p>
            <text:p>€4,00 gruppi (almeno 10 persone)</text:p>
            <text:p>€3,00 studenti con tessera</text:p>
            <text:p>€2,50 bambini (6-14 anni)</text:p>
            <text:p>ingresso libero per bambini fino a 6 anni</text:p>
            <text:p>€2,00 a persona: supplemento per visite guidate</text:p>
          </table:table-cell>
          <table:table-cell table:style-name="ce10" office:value-type="string" calcext:value-type="string">
            <text:p>€6.00 adults</text:p>
            <text:p>€5,00 reduced (tourist cards)</text:p>
            <text:p>€4,00 groups (at least 10 persons)</text:p>
            <text:p>€3.00 students with student identity card </text:p>
            <text:p>€2.50 children (6-14)</text:p>
            <text:p>free entrance for children under 6</text:p>
            <text:p>€2,00 per head: supplementary charge for guided tours</text:p>
          </table:table-cell>
          <table:table-cell table:style-name="ce10" office:value-type="string" calcext:value-type="string">
            <text:p>Ostern-Allerheiligen</text:p>
            <text:p>So-Do 10-17 h</text:p>
          </table:table-cell>
          <table:table-cell table:style-name="ce10" office:value-type="string" calcext:value-type="string">
            <text:p>Pasqua-Ognissanti</text:p>
            <text:p>dom-gio h 10-17</text:p>
          </table:table-cell>
          <table:table-cell table:style-name="ce10" office:value-type="string" calcext:value-type="string">
            <text:p>Easter-All Saints</text:p>
            <text:p>Sun-Thu 10-5 pm</text:p>
          </table:table-cell>
          <table:table-cell table:style-name="ce10" office:value-type="string" calcext:value-type="string">
            <text:p>Die Brunnenburg beherbergt ein landwirtschaftliches Museum zum Leben am Steilhang, einen Tiergarten mit seltenen Haustierrassen, ein internationales Studienzentrum und die Gedächtnisstätte für den Dichter Ezra Pound.</text:p>
          </table:table-cell>
          <table:table-cell table:style-name="ce10" office:value-type="string" calcext:value-type="string">
            <text:p>Castel Fontana ospita un museo agricolo incentrato sul tema “vita in pendio”, una fattoria con razze rare di animali domestici, un centro studi internazionale e il memoriale del poeta Ezra Pound.</text:p>
          </table:table-cell>
          <table:table-cell table:style-name="ce10" office:value-type="string" calcext:value-type="string">
            <text:p>The Brunnenburg Castle houses an agricultural museum on life on the escarpment, rare breeds of domestic animals, an international study centre and the memorial to the poet Ezra Pound.</text:p>
          </table:table-cell>
          <table:table-cell table:style-name="ce10" office:value-type="string" calcext:value-type="string">
            <text:p>11.1482048</text:p>
          </table:table-cell>
          <table:table-cell table:style-name="ce10" office:value-type="string" calcext:value-type="string">
            <text:p>46.69213583</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Zeitreise Mensch</text:p>
          </table:table-cell>
          <table:table-cell table:style-name="ce4" office:value-type="string" calcext:value-type="string">
            <text:p>Museo Uomo nel tempo</text:p>
          </table:table-cell>
          <table:table-cell table:style-name="ce4" office:value-type="string" calcext:value-type="string">
            <text:p>Museum of People through Time</text:p>
          </table:table-cell>
          <table:table-cell table:style-name="ce4" office:value-type="string" calcext:value-type="string">
            <text:p>Ansitz am Orth, Botengasse 2</text:p>
          </table:table-cell>
          <table:table-cell table:style-name="ce4" office:value-type="string" calcext:value-type="string">
            <text:p>Ansitz am Orth, via Botengasse, 2</text:p>
          </table:table-cell>
          <table:table-cell table:style-name="ce7" office:value-type="float" office:value="39040" calcext:value-type="float">
            <text:p>39040</text:p>
          </table:table-cell>
          <table:table-cell table:style-name="ce4" office:value-type="string" calcext:value-type="string">
            <text:p>Kurtatsch</text:p>
          </table:table-cell>
          <table:table-cell table:style-name="ce4" office:value-type="string" calcext:value-type="string">
            <text:p>Cortaccia</text:p>
          </table:table-cell>
          <table:table-cell table:number-columns-repeated="2" table:style-name="ce4" office:value-type="string" calcext:value-type="string">
            <text:p>www.museumzeitreisemensch.it</text:p>
          </table:table-cell>
          <table:table-cell table:style-name="ce4" office:value-type="string" calcext:value-type="string">
            <text:p>+39 0471 880267</text:p>
          </table:table-cell>
          <table:table-cell table:style-name="ce4" office:value-type="string" calcext:value-type="string">
            <text:p><text:s/>+39 338 2032429</text:p>
          </table:table-cell>
          <table:table-cell table:style-name="ce4" office:value-type="string" calcext:value-type="string">
            <text:p>+39 0471 881481</text:p>
          </table:table-cell>
          <table:table-cell table:number-columns-repeated="2" table:style-name="ce4" office:value-type="string" calcext:value-type="string">
            <text:p>info@museumzeitreisemensch.it</text:p>
          </table:table-cell>
          <table:table-cell table:style-name="ce10" office:value-type="string" calcext:value-type="string">
            <text:p>8,00 € Erwachsene </text:p>
            <text:p>5,00 € Gruppen (ab 10 Personen) </text:p>
            <text:p>5,00 € Menschen mit besonderen Bedürfnissen</text:p>
            <text:p>4,00 € Kinder (7-14 Jahre)</text:p>
            <text:p>4,00 € Schulklassen </text:p>
            <text:p>16,00 € Familien</text:p>
          </table:table-cell>
          <table:table-cell table:style-name="ce10" office:value-type="string" calcext:value-type="string">
            <text:p>€ 8,00 adulti </text:p>
            <text:p>€ 5,00 gruppi (oltre 10 persone) </text:p>
            <text:p>€ 5,00 diversamente abili</text:p>
            <text:p>€ 4,00 bambini (dai 7 ai 14 anni)</text:p>
            <text:p>€ 4,00 scolaresche </text:p>
            <text:p>€ 16,00 famiglie</text:p>
          </table:table-cell>
          <table:table-cell table:style-name="ce10" office:value-type="string" calcext:value-type="string">
            <text:p>€8.00 adults </text:p>
            <text:p>€5.00 groups (10 or more) </text:p>
            <text:p>€5.00 persons with special needs</text:p>
            <text:p>€4.00 children (7-14 years)</text:p>
            <text:p>€4.00 classes</text:p>
            <text:p>€16.00 families</text:p>
          </table:table-cell>
          <table:table-cell table:style-name="ce10" office:value-type="string" calcext:value-type="string">
            <text:p>März-Nov Führungen nach Anmeldung</text:p>
            <text:p>Ostern-Allerheiligen Fr 10 h ohne Anmeldung</text:p>
          </table:table-cell>
          <table:table-cell table:style-name="ce10" office:value-type="string" calcext:value-type="string">
            <text:p>marzo-nov visite guidate su prenotazione</text:p>
            <text:p>Pasqua-Ognissanti ven h 10 senza prenotazione</text:p>
          </table:table-cell>
          <table:table-cell table:style-name="ce10" office:value-type="string" calcext:value-type="string">
            <text:p>March-Nov guided tours on request</text:p>
            <text:p>Easter-All Saints Fri 10 am without booking</text:p>
          </table:table-cell>
          <table:table-cell table:style-name="ce10" office:value-type="string" calcext:value-type="string">
            <text:p>Das Museum Zeitreise Mensch vermittelt das Leben der Menschen in Südtirol von der Steinzeit bis zur jüngsten Vergangenheit. Originale Objekte, Experimente und Animationen stellen die verschiedenen Epochen anschaulich dar. Jährlich wechselnde Ausstellungen bieten zusätzlich Einblicke in die umfangreiche Sammlung.</text:p>
          </table:table-cell>
          <table:table-cell table:style-name="ce10" office:value-type="string" calcext:value-type="string">
            <text:p>Il museo Uomo nel tempo ripercorre la vita dell'uomo in Alto Adige dall’età della pietra fino al recente passato. Le diverse epoche sono rappresentate attraverso innumerevoli oggetti originali, esperimenti e animazioni. Mostre temporanee a cadenza annuale offrono in più sguardi nell’ampia collezione.</text:p>
          </table:table-cell>
          <table:table-cell table:style-name="ce10" office:value-type="string" calcext:value-type="string">
            <text:p>Here the life of the people in South Tyrol from the Stone Age to the recent past is on display. Original objects, experiments and animations vividly depict the different eras. Annually changing exhibitions offer additional insights into the extensive collection.</text:p>
          </table:table-cell>
          <table:table-cell table:style-name="ce10" office:value-type="string" calcext:value-type="string">
            <text:p>11.224115</text:p>
          </table:table-cell>
          <table:table-cell table:style-name="ce10" office:value-type="string" calcext:value-type="string">
            <text:p>46.313823</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Lebenberg</text:p>
          </table:table-cell>
          <table:table-cell table:style-name="ce4" office:value-type="string" calcext:value-type="string">
            <text:p>Castel Monteleone</text:p>
          </table:table-cell>
          <table:table-cell table:style-name="ce4" office:value-type="string" calcext:value-type="string">
            <text:p>Lebenberg Castle</text:p>
          </table:table-cell>
          <table:table-cell table:style-name="ce4" office:value-type="string" calcext:value-type="string">
            <text:p>Lebenbergstraße 15</text:p>
          </table:table-cell>
          <table:table-cell table:style-name="ce4" office:value-type="string" calcext:value-type="string">
            <text:p>via Monteleone, 15</text:p>
          </table:table-cell>
          <table:table-cell table:style-name="ce7" office:value-type="float" office:value="39010" calcext:value-type="float">
            <text:p>39010</text:p>
          </table:table-cell>
          <table:table-cell table:style-name="ce4" office:value-type="string" calcext:value-type="string">
            <text:p>Tscherms</text:p>
          </table:table-cell>
          <table:table-cell table:style-name="ce4" office:value-type="string" calcext:value-type="string">
            <text:p>Cermes</text:p>
          </table:table-cell>
          <table:table-cell table:style-name="ce4" table:number-columns-repeated="2"/>
          <table:table-cell table:style-name="ce4" office:value-type="string" calcext:value-type="string">
            <text:p>+39 39 320 4018511</text:p>
          </table:table-cell>
          <table:table-cell table:style-name="ce4" table:number-columns-repeated="2"/>
          <table:table-cell table:number-columns-repeated="2" table:style-name="ce4" office:value-type="string" calcext:value-type="string">
            <text:p>anouschkavanrossem@gmail.com</text:p>
          </table:table-cell>
          <table:table-cell table:style-name="ce10" office:value-type="string" calcext:value-type="string">
            <text:p>8,00 € Erwachsene </text:p>
            <text:p>7,50 € Inhaber der Touristcard </text:p>
            <text:p>6,00 € Gruppen ab 15 Personen </text:p>
            <text:p>3,00 € Kinder (bis 14 Jahre)</text:p>
          </table:table-cell>
          <table:table-cell table:style-name="ce10" office:value-type="string" calcext:value-type="string">
            <text:p>€ 8,00 adulti </text:p>
            <text:p>€ 7,50 con Touristcard </text:p>
            <text:p>€ 6,00 gruppi (oltre 15 persone) </text:p>
            <text:p>€ 3,00 bambini (fino a 14 anni)</text:p>
          </table:table-cell>
          <table:table-cell table:style-name="ce10" office:value-type="string" calcext:value-type="string">
            <text:p>€8.00 adults </text:p>
            <text:p>€7.50 with Touristcard </text:p>
            <text:p>€6.00 groups (15 or more) </text:p>
            <text:p>€3.00 children (up to 14 years)</text:p>
          </table:table-cell>
          <table:table-cell table:style-name="ce10" office:value-type="string" calcext:value-type="string">
            <text:p>Apr-Okt</text:p>
            <text:p>Mo-Sa 10.30-12.30, 14-16.30 h</text:p>
            <text:p>geschl. So</text:p>
          </table:table-cell>
          <table:table-cell table:style-name="ce10" office:value-type="string" calcext:value-type="string">
            <text:p>apr-ott</text:p>
            <text:p>lun-sab h 10.30-12.30,14-16.30</text:p>
            <text:p>chiuso dom</text:p>
          </table:table-cell>
          <table:table-cell table:style-name="ce10" office:value-type="string" calcext:value-type="string">
            <text:p>Apr-Oct</text:p>
            <text:p>Mon-Sat 10.30-12.30, 2-4.30 pm</text:p>
            <text:p>Closed Sun</text:p>
          </table:table-cell>
          <table:table-cell table:style-name="ce10" office:value-type="string" calcext:value-type="string">
            <text:p>Schloss Lebenberg ist eine Burganlage aus dem 13. Jahrhundert mit Erweiterungen im 16., 17. und 18. Jahrhundert. Die Räume, der Ziergarten, malerische Innenhöfe und die gotische Kapelle bieten einen kunsthistorischen Rundgang vom Mittelalter bis zum Rokoko.</text:p>
          </table:table-cell>
          <table:table-cell table:style-name="ce10" office:value-type="string" calcext:value-type="string">
            <text:p>Castel Monteleone è una fortificazione del XIII secolo, ampliata nei secoli XVI, XVII e XVIII. Un percorso storico-artistico che si snoda attraverso giardini, cortili e sale offre un viaggio nei secoli, dal medioevo al periodo del rococò.</text:p>
          </table:table-cell>
          <table:table-cell table:style-name="ce10" office:value-type="string" calcext:value-type="string">
            <text:p>Castle Lebenberg/Monteleone is a 13th century castle complex with extensions in the 16th, 17th and 18th centuries. The rooms, the ornamental garden, picturesque courtyards and the Gothic chapel offer a tour through art-history from the Middle Ages to the Rococo.</text:p>
          </table:table-cell>
          <table:table-cell table:style-name="ce10" office:value-type="string" calcext:value-type="string">
            <text:p>11.136167</text:p>
          </table:table-cell>
          <table:table-cell table:style-name="ce10" office:value-type="string" calcext:value-type="string">
            <text:p>46.63785</text:p>
          </table:table-cell>
          <table:table-cell table:number-columns-repeated="995"/>
        </table:table-row>
        <table:table-row table:style-name="ro1">
          <table:table-cell table:style-name="ce16" office:value-type="string" calcext:value-type="string">
            <office:annotation draw:style-name="gr1" draw:text-style-name="P2" svg:width="1.1413in" svg:height="0.7083in" svg:x="0.8146in" svg:y="2.1094in" draw:caption-point-x="-0.2402in" draw:caption-point-y="0.5945in">
              <dc:date>2023-06-29T00:00:00</dc:date>
              <text:p text:style-name="P1"><text:span text:style-name="T1">aggiunto dal confronto dei dati</text:span></text:p>
            </office:annotation>
            <text:p>SMM</text:p>
          </table:table-cell>
          <table:table-cell table:style-name="ce19" office:value-type="string" calcext:value-type="string">
            <text:p>Museo delle macchine da scrivere - Peter Mitterhofer</text:p>
          </table:table-cell>
          <table:table-cell table:style-name="ce4" office:value-type="string" calcext:value-type="string">
            <text:p>Schreibmaschinenmuseum Peter Mitterhofer</text:p>
          </table:table-cell>
          <table:table-cell table:style-name="ce4" office:value-type="string" calcext:value-type="string">
            <text:p>Museo delle macchine da scrivere Peter Mitterhofer</text:p>
          </table:table-cell>
          <table:table-cell table:style-name="ce4" office:value-type="string" calcext:value-type="string">
            <text:p>Typewriter Museum Peter Mitterhofer</text:p>
          </table:table-cell>
          <table:table-cell table:style-name="ce4" office:value-type="string" calcext:value-type="string">
            <text:p>Kirchplatz 10</text:p>
          </table:table-cell>
          <table:table-cell table:style-name="ce4" office:value-type="string" calcext:value-type="string">
            <text:p>piazza della Chiesa, 10</text:p>
          </table:table-cell>
          <table:table-cell table:style-name="ce7" office:value-type="float" office:value="39020" calcext:value-type="float">
            <text:p>39020</text:p>
          </table:table-cell>
          <table:table-cell table:style-name="ce4" office:value-type="string" calcext:value-type="string">
            <text:p>Partschins</text:p>
          </table:table-cell>
          <table:table-cell table:style-name="ce4" office:value-type="string" calcext:value-type="string">
            <text:p>Parcines</text:p>
          </table:table-cell>
          <table:table-cell table:number-columns-repeated="2" table:style-name="ce4" office:value-type="string" calcext:value-type="string">
            <text:p>www.typewritermuseum.com</text:p>
          </table:table-cell>
          <table:table-cell table:style-name="ce4" office:value-type="string" calcext:value-type="string">
            <text:p>+39 0473 967581</text:p>
          </table:table-cell>
          <table:table-cell table:style-name="ce4"/>
          <table:table-cell table:style-name="ce4" office:value-type="string" calcext:value-type="string">
            <text:p>+39 0473 965477</text:p>
          </table:table-cell>
          <table:table-cell table:number-columns-repeated="2" table:style-name="ce4" office:value-type="string" calcext:value-type="string">
            <text:p>info@typewritermuseum.com</text:p>
          </table:table-cell>
          <table:table-cell table:style-name="ce10" office:value-type="string" calcext:value-type="string">
            <text:p>7,00 € Erwachsene </text:p>
            <text:p>6,30 € GuestCard, Gruppen ab 10 Personen, Seniorinnen und Senioren (ab 65 J.)</text:p>
            <text:p>2,00 € Jugendliche (bis 16 J.), Schülerinnen und Schüler, Studentinnen und Studenten</text:p>
            <text:p>8,00 € geführte Gruppen (ab 10 Personen)</text:p>
            <text:p>15,00 € Familienkarte</text:p>
            <text:p>frei für Kinder (bis 6 J.) </text:p>
          </table:table-cell>
          <table:table-cell table:style-name="ce10" office:value-type="string" calcext:value-type="string">
            <text:p>€ 7,00 adulti </text:p>
            <text:p>€ 6,30 GuestCard, gruppi oltre 10 persone, anziani (oltre i 65 anni) </text:p>
            <text:p>€ 2,00 giovani (fino a 16 anni), studenti </text:p>
            <text:p>€ 8,00 gruppi guidati (a partire da 10 persone)</text:p>
            <text:p>€ 15,00 carta famiglia</text:p>
            <text:p>gratuito per bambini (fino ai 6 anni)</text:p>
          </table:table-cell>
          <table:table-cell table:style-name="ce10" office:value-type="string" calcext:value-type="string">
            <text:p>€7.00 adults </text:p>
            <text:p>€6.30 GuestCard, groups (10 or more), elderly (over 60 years) </text:p>
            <text:p>€2.00 children (up to 16 years), students </text:p>
            <text:p>€8.00 guided groups (10 or more)</text:p>
            <text:p>€15.00 Family Card</text:p>
            <text:p>free admission for children (up to 6 years)</text:p>
          </table:table-cell>
          <table:table-cell table:style-name="ce10" office:value-type="string" calcext:value-type="string">
            <text:p>Apr-Okt</text:p>
            <text:p>Mo 14-18 h</text:p>
            <text:p>Di-Fr 10-12, 14-18 h</text:p>
            <text:p>Sa 10-12 h</text:p>
            <text:p>Juni-Okt</text:p>
            <text:p>jeden 1. So im Monat 14-18 h (freier Eintritt)</text:p>
            <text:p>Nov-März</text:p>
            <text:p>Di 10-12 h</text:p>
          </table:table-cell>
          <table:table-cell table:style-name="ce10" office:value-type="string" calcext:value-type="string">
            <text:p>apr-ott</text:p>
            <text:p>lun h 14-18</text:p>
            <text:p>mar-ven h 10-12, 14-18</text:p>
            <text:p>sab h 10-12</text:p>
            <text:p>giu-ott</text:p>
            <text:p>ogni 1ma dom del mese h 14-18 (ingresso libero)</text:p>
            <text:p>nov-marzo</text:p>
            <text:p>mar h 10-12</text:p>
          </table:table-cell>
          <table:table-cell table:style-name="ce10" office:value-type="string" calcext:value-type="string">
            <text:p>Apr-Oct</text:p>
            <text:p>Mon 2-6 pm</text:p>
            <text:p>Tue-Fri 10-12, 2-6 pm</text:p>
            <text:p>Sat 10-12</text:p>
            <text:p>June-Oct</text:p>
            <text:p>every first Sun in the month 2-6 pm (freee entrance)</text:p>
            <text:p>Nov-March</text:p>
            <text:p>Tue 10-12</text:p>
          </table:table-cell>
          <table:table-cell table:style-name="ce10" office:value-type="string" calcext:value-type="string">
            <text:p>Ausgehend von den Erfindungen Peter Mitterhofers aus Partschins wird anhand einer umfangreichen Sammlung die Entwicklungsgeschichte der Schreibmaschine vom 19. Jh. bis in die 1980er-Jahre aufgezeigt.</text:p>
          </table:table-cell>
          <table:table-cell table:style-name="ce10" office:value-type="string" calcext:value-type="string">
            <text:p>Prendendo le mosse dalle invenzioni di Peter Mitterhofer, originario di Parcines, un’ampia collezione illustra la storia della macchina da scrivere dal XIX secolo agli anni ‘80.</text:p>
          </table:table-cell>
          <table:table-cell table:style-name="ce10" office:value-type="string" calcext:value-type="string">
            <text:p>Centred on the inventions of Peter Mitterhofer from Partschins/Parcines, the history of the development of the typewriter from the 19th century to the 1980s is shown with the extensive collection.</text:p>
          </table:table-cell>
          <table:table-cell table:style-name="ce10" office:value-type="string" calcext:value-type="string">
            <text:p>11.07363939</text:p>
          </table:table-cell>
          <table:table-cell table:style-name="ce10" office:value-type="string" calcext:value-type="string">
            <text:p>46.68449654</text:p>
          </table:table-cell>
          <table:table-cell table:number-columns-repeated="995"/>
        </table:table-row>
        <table:table-row table:style-name="ro1">
          <table:table-cell office:value-type="string" calcext:value-type="string">
            <office:annotation draw:style-name="gr1" draw:text-style-name="P2" svg:width="1.1413in" svg:height="0.7083in" svg:x="0.8146in" svg:y="2.4094in" draw:caption-point-x="-0.2402in" draw:caption-point-y="0.5945in">
              <dc:date>2023-06-29T00:00:00</dc:date>
              <text:p text:style-name="P1"><text:span text:style-name="T2">aggiunto dal confronto dei dati</text:span></text:p>
            </office:annotation>
            <text:p>TRA</text:p>
          </table:table-cell>
          <table:table-cell table:style-name="ce20" office:value-type="string" calcext:value-type="string">
            <text:p>Hoamet Tramin Museum</text:p>
          </table:table-cell>
          <table:table-cell table:style-name="ce4" office:value-type="string" calcext:value-type="string">
            <text:p>Hoamet Tramin Museum - Leben an der Grenze</text:p>
          </table:table-cell>
          <table:table-cell table:style-name="ce4" office:value-type="string" calcext:value-type="string">
            <text:p>Hoamet Tramin Museum - Vivere tra nord e sud</text:p>
          </table:table-cell>
          <table:table-cell table:style-name="ce4" office:value-type="string" calcext:value-type="string">
            <text:p>Hoamet Tramin Museum - Living on the frontier</text:p>
          </table:table-cell>
          <table:table-cell table:style-name="ce4" office:value-type="string" calcext:value-type="string">
            <text:p>Rathausplatz 9</text:p>
          </table:table-cell>
          <table:table-cell table:style-name="ce4" office:value-type="string" calcext:value-type="string">
            <text:p>piazza Municipio 9</text:p>
          </table:table-cell>
          <table:table-cell table:style-name="ce7" office:value-type="float" office:value="39040" calcext:value-type="float">
            <text:p>39040</text:p>
          </table:table-cell>
          <table:table-cell table:style-name="ce4" office:value-type="string" calcext:value-type="string">
            <text:p>Tramin</text:p>
          </table:table-cell>
          <table:table-cell table:style-name="ce4" office:value-type="string" calcext:value-type="string">
            <text:p>Termeno</text:p>
          </table:table-cell>
          <table:table-cell table:number-columns-repeated="2" table:style-name="ce4" office:value-type="string" calcext:value-type="string">
            <text:p>www.hoamet-tramin-museum.com</text:p>
          </table:table-cell>
          <table:table-cell table:style-name="ce4" office:value-type="string" calcext:value-type="string">
            <text:p>+39 328 5603645</text:p>
          </table:table-cell>
          <table:table-cell table:style-name="ce4" table:number-columns-repeated="2"/>
          <table:table-cell table:number-columns-repeated="2" table:style-name="ce4" office:value-type="string" calcext:value-type="string">
            <text:p>info@hoamet-tramin-museum.com</text:p>
          </table:table-cell>
          <table:table-cell table:style-name="ce10" office:value-type="string" calcext:value-type="string">
            <text:p>3,50 € Erwachsene</text:p>
            <text:p>freier Eintritt für Kinder bis 16 J. und mit Winepass</text:p>
            <text:p>10,00 € Führung "Tramin und der Gewürztraminer" (mit Verkostung)</text:p>
            <text:p>7,00 € Führung "Autonomie und Unterland"</text:p>
          </table:table-cell>
          <table:table-cell table:style-name="ce10" office:value-type="string" calcext:value-type="string">
            <text:p>€ 3,50 adulti</text:p>
            <text:p>gratuito per bambini fino a 16 anni e con Winepass</text:p>
            <text:p>€ 10 visita guidata "Termeno e il Gewürztraminer" (con degustazione)</text:p>
          </table:table-cell>
          <table:table-cell table:style-name="ce10" office:value-type="string" calcext:value-type="string">
            <text:p>€3.50 adults</text:p>
            <text:p>free for children up to 16 years and with Winepass</text:p>
          </table:table-cell>
          <table:table-cell table:style-name="ce10" office:value-type="string" calcext:value-type="string">
            <text:p>Gründonnerstag-Okt</text:p>
            <text:p>Di-Fr 10-12 h, Mi auch 16-18 h</text:p>
            <text:p>Führung "Tramin und der Gewürztraminer" Mi, Do 10.30-12 h</text:p>
          </table:table-cell>
          <table:table-cell table:style-name="ce10" office:value-type="string" calcext:value-type="string">
            <text:p>Giovedì Santo-ott</text:p>
            <text:p>mar-ven h 10-12, mer anche h 16-18</text:p>
            <text:p>visita guidata "Termeno e il Gewürztraminer" su richiesta</text:p>
          </table:table-cell>
          <table:table-cell table:style-name="ce10" office:value-type="string" calcext:value-type="string">
            <text:p>Maundy Thursday-Oct</text:p>
            <text:p>Tue-Fr 10-12, Wed also 4-6 pm</text:p>
          </table:table-cell>
          <table:table-cell table:style-name="ce10" office:value-type="string" calcext:value-type="string">
            <text:p>Das Museum erzählt vor allem vom Weinbau, der Land- und Hauswirtschaft und dem Handwerk im Unterland. Es thematisiert aber auch die lokalen Bräuche wie den Egetmann-Umzug und das „Leben an der Grenze“.</text:p>
          </table:table-cell>
          <table:table-cell table:style-name="ce10" office:value-type="string" calcext:value-type="string">
            <text:p>Il museo mostra principalmente attrezzi tipici dell’artigianato, della viticoltura, dell’agricoltura, della conduzione della casa e del maso della Bassa Atesina, ma tematizza anche il corteo “Egetmann” di Termeno e il “Vivere tra Nord e Sud”.</text:p>
          </table:table-cell>
          <table:table-cell table:style-name="ce10" office:value-type="string" calcext:value-type="string">
            <text:p>The museum chronicles viticulture, agriculture and domestic economy and handicrafts in the area. It talks about local customs such as the Egetmann carnival parade and about the titular life at the border, between north and south.</text:p>
          </table:table-cell>
          <table:table-cell table:style-name="ce10" office:value-type="string" calcext:value-type="string">
            <text:p>11.239989</text:p>
          </table:table-cell>
          <table:table-cell table:style-name="ce10" office:value-type="string" calcext:value-type="string">
            <text:p>46.341236</text:p>
          </table:table-cell>
          <table:table-cell table:number-columns-repeated="995"/>
        </table:table-row>
        <table:table-row table:style-name="ro1" table:visibility="filter">
          <table:table-cell table:style-name="ce2" table:number-columns-repeated="2"/>
          <table:table-cell table:style-name="ce4" office:value-type="string" calcext:value-type="string">
            <text:p>Skulpturengarten</text:p>
          </table:table-cell>
          <table:table-cell table:style-name="ce4" office:value-type="string" calcext:value-type="string">
            <text:p>Giardino di sculture</text:p>
          </table:table-cell>
          <table:table-cell table:style-name="ce4" office:value-type="string" calcext:value-type="string">
            <text:p>Garden of sculptures</text:p>
          </table:table-cell>
          <table:table-cell table:style-name="ce4" office:value-type="string" calcext:value-type="string">
            <text:p>39040 Buchholz</text:p>
          </table:table-cell>
          <table:table-cell table:style-name="ce4" office:value-type="string" calcext:value-type="string">
            <text:p>39040 Pochi di Salorno</text:p>
          </table:table-cell>
          <table:table-cell table:style-name="ce7" office:value-type="float" office:value="39040" calcext:value-type="float">
            <text:p>39040</text:p>
          </table:table-cell>
          <table:table-cell table:style-name="ce4" office:value-type="string" calcext:value-type="string">
            <text:p>Salurn</text:p>
          </table:table-cell>
          <table:table-cell table:style-name="ce4" office:value-type="string" calcext:value-type="string">
            <text:p>Salorno</text:p>
          </table:table-cell>
          <table:table-cell table:style-name="ce4" table:number-columns-repeated="2"/>
          <table:table-cell table:style-name="ce4" office:value-type="string" calcext:value-type="string">
            <text:p>+39 0471 810231</text:p>
          </table:table-cell>
          <table:table-cell table:style-name="ce4" table:number-columns-repeated="2"/>
          <table:table-cell table:number-columns-repeated="2" table:style-name="ce4" office:value-type="string" calcext:value-type="string">
            <text:p>info@castelfeder.info</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ganzjährig geöffnet</text:p>
          </table:table-cell>
          <table:table-cell table:style-name="ce10" office:value-type="string" calcext:value-type="string">
            <text:p>aperto tutto l'anno</text:p>
          </table:table-cell>
          <table:table-cell table:style-name="ce10" office:value-type="string" calcext:value-type="string">
            <text:p>open all year round</text:p>
          </table:table-cell>
          <table:table-cell table:style-name="ce10" office:value-type="string" calcext:value-type="string">
            <text:p>Der private Skulpturengarten von Sieglinde Tatz Borgogno in Buchholz ist bevölkert von weiblichen und männlichen Figuren, zumeist aus Bronze, in den unterschiedlichsten Größen, die zum Anfassen einladen. Der Garten gewährt zugleich eine beeindruckende Aussicht auf das Etschtal. Weitere Informationen beim Tourismusbüro Castelfeder.</text:p>
          </table:table-cell>
          <table:table-cell table:style-name="ce10" office:value-type="string" calcext:value-type="string">
            <text:p>Nel Giardino di sculture di Sieglinde Tatz Borgogno a Pochi si possono ammirare e toccare centinaia di figure, fatte prevalentemente di bronzo e di dimensioni diverse, sedute, sdraiate, in piedi. Il giardino inoltre regala un panorama stupendo sulla sottostante Val d'Adige. Ulteriori informazioni presso l'Ufficio turistico Castelfeder.</text:p>
          </table:table-cell>
          <table:table-cell table:style-name="ce10" office:value-type="string" calcext:value-type="string">
            <text:p>Sieglinde Tatz Borgogno's private sculpture garden in Buchholz/Pochi is populated by female and male figures, mostly made of bronze, in a wide variety of sizes. The garden also offers an impressive view of the valley and the river Etsch/Adige. Further information at the Castelfeder Tourist Office.</text:p>
          </table:table-cell>
          <table:table-cell table:style-name="ce10" office:value-type="string" calcext:value-type="string">
            <text:p>11.239309</text:p>
          </table:table-cell>
          <table:table-cell table:style-name="ce10" office:value-type="string" calcext:value-type="string">
            <text:p>46.247464</text:p>
          </table:table-cell>
          <table:table-cell table:number-columns-repeated="995"/>
        </table:table-row>
        <table:table-row table:style-name="ro1" table:visibility="filter">
          <table:table-cell table:style-name="ce2" table:number-columns-repeated="2"/>
          <table:table-cell table:style-name="ce4" office:value-type="string" calcext:value-type="string">
            <text:p>Burg Taufers</text:p>
          </table:table-cell>
          <table:table-cell table:style-name="ce4" office:value-type="string" calcext:value-type="string">
            <text:p>Castel Taufers</text:p>
          </table:table-cell>
          <table:table-cell table:style-name="ce4" office:value-type="string" calcext:value-type="string">
            <text:p>Taufers Castle</text:p>
          </table:table-cell>
          <table:table-cell table:style-name="ce4" office:value-type="string" calcext:value-type="string">
            <text:p>Burg Taufers Weg 4</text:p>
          </table:table-cell>
          <table:table-cell table:style-name="ce4" office:value-type="string" calcext:value-type="string">
            <text:p>via Castel Taufers, 4</text:p>
          </table:table-cell>
          <table:table-cell table:style-name="ce7" office:value-type="float" office:value="39032" calcext:value-type="float">
            <text:p>39032</text:p>
          </table:table-cell>
          <table:table-cell table:style-name="ce4" office:value-type="string" calcext:value-type="string">
            <text:p>Sand in Taufers</text:p>
          </table:table-cell>
          <table:table-cell table:style-name="ce4" office:value-type="string" calcext:value-type="string">
            <text:p>Campo Tures</text:p>
          </table:table-cell>
          <table:table-cell table:number-columns-repeated="2" table:style-name="ce4" office:value-type="string" calcext:value-type="string">
            <text:p>www.burgeninstitut.com</text:p>
          </table:table-cell>
          <table:table-cell table:style-name="ce4" office:value-type="string" calcext:value-type="string">
            <text:p>+39 0474 678053</text:p>
          </table:table-cell>
          <table:table-cell table:style-name="ce4" table:number-columns-repeated="2"/>
          <table:table-cell table:number-columns-repeated="2" table:style-name="ce4" office:value-type="string" calcext:value-type="string">
            <text:p>taufers@burgeninstitut.com</text:p>
          </table:table-cell>
          <table:table-cell table:style-name="ce10" office:value-type="string" calcext:value-type="string">
            <text:p>Winter:</text:p>
            <text:p>8,00 € Erwachsene</text:p>
            <text:p>6,00 € Studenten, Senioren (ab 65 Jahre)</text:p>
            <text:p>3,00 € Kinder (6-14 Jahre)</text:p>
            <text:p/>
            <text:p>Sommer:</text:p>
            <text:p>10,00 € Erwachsene </text:p>
            <text:p>7,00 € Senioren, Studenten</text:p>
            <text:p>5,00 € Kinder (6-14 J.) </text:p>
          </table:table-cell>
          <table:table-cell table:style-name="ce10" office:value-type="string" calcext:value-type="string">
            <text:p>Inverno:</text:p>
            <text:p>€ 8,00 adulti </text:p>
            <text:p>€ 6,00 studenti, anziani (dai 65 anni)</text:p>
            <text:p>€ 3,00 bambini (6-14 anni) </text:p>
            <text:p/>
            <text:p>Estate:</text:p>
            <text:p>€ 10,00 adulti </text:p>
            <text:p>€ 7,00 anziani, studenti (dai 65 anni)</text:p>
            <text:p>€ 5,00 bambini (6-14 anni)</text:p>
          </table:table-cell>
          <table:table-cell table:style-name="ce10" office:value-type="string" calcext:value-type="string">
            <text:p>Winter:</text:p>
            <text:p>€8.00 adults </text:p>
            <text:p>€6.00 students, elderly (over 65)</text:p>
            <text:p>€3.00 children (6-14 years) </text:p>
            <text:p/>
            <text:p>Summer:</text:p>
            <text:p>€10.00 adults </text:p>
            <text:p>€7.00 elderly, students</text:p>
            <text:p>€5.00 children (6-14 years) </text:p>
          </table:table-cell>
          <table:table-cell table:style-name="ce10" office:value-type="string" calcext:value-type="string">
            <text:p>ganzjährig mit Führung</text:p>
            <text:p>täglich geöffnet</text:p>
            <text:p>Öffnungszeiten siehe: &lt;a title="[Externer Link] - Webseite vom Burgeninstitut" href="http://www.burgeninstitut.com/taufers_besucherinfo.htm"&gt;Webseite vom Burgeninstitut&lt;/a&gt;</text:p>
          </table:table-cell>
          <table:table-cell table:style-name="ce10" office:value-type="string" calcext:value-type="string">
            <text:p>tutto l'anno con guida</text:p>
            <text:p>aperto tutti i giorni</text:p>
            <text:p>orari di apertura vedi: &lt;a title="[Link esterno] - Sito web del Burgeninstitut" href="http://www.burgeninstitut.com/castel_taufers_informazioni_vi.htm"&gt;pagina web del Burgeninstitut&lt;/a&gt;</text:p>
          </table:table-cell>
          <table:table-cell table:style-name="ce10" office:value-type="string" calcext:value-type="string">
            <text:p>all year round guided tours</text:p>
            <text:p>daily open</text:p>
            <text:p>opening hours: &lt;a title="[External Link] - Website Burgeninstitut" href="http://www.burgeninstitut.com/information_taufers_en.htm"&gt;website Burgeninstitut&lt;/a&gt;</text:p>
          </table:table-cell>
          <table:table-cell table:style-name="ce10" office:value-type="string" calcext:value-type="string">
            <text:p>Die mächtige mittelalterliche Burganlage beherbergt eine sehenswerte Sammlung von Einrichtungs- und Kunstgegenständen des 12. bis frühen 17. Jahrhunderts. Besonders wertvoll sind die Fresken von Friedrich Pacher in der Burgkapelle.</text:p>
          </table:table-cell>
          <table:table-cell table:style-name="ce10" office:value-type="string" calcext:value-type="string">
            <text:p>L’imponente castello medievale ospita un’interessante collezione di oggetti di arredo e opere d’arte dal XII secolo agli inizi del XVII secolo Particolarmente preziosi sono gli affreschi della cappella realizzati da Friedrich Pacher.</text:p>
          </table:table-cell>
          <table:table-cell table:style-name="ce10" office:value-type="string" calcext:value-type="string">
            <text:p>The mighty medieval castle complex houses a collection of furnishings and art objects from the 12th to the early 17th century that is well worth seeing. The frescoes by Friedrich Pacher in the castle chapel are particularly valuable.</text:p>
          </table:table-cell>
          <table:table-cell table:style-name="ce10" office:value-type="string" calcext:value-type="string">
            <text:p>11.94911241</text:p>
          </table:table-cell>
          <table:table-cell table:style-name="ce10" office:value-type="string" calcext:value-type="string">
            <text:p>46.92343555</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adt- und Multschermuseum Sterzing</text:p>
          </table:table-cell>
          <table:table-cell table:style-name="ce4" office:value-type="string" calcext:value-type="string">
            <text:p>Museo civico e Museo Multscher di Vipiteno</text:p>
          </table:table-cell>
          <table:table-cell table:style-name="ce4" office:value-type="string" calcext:value-type="string">
            <text:p>Municipal Museum and Multscher Museum of Sterzing</text:p>
          </table:table-cell>
          <table:table-cell table:style-name="ce4" office:value-type="string" calcext:value-type="string">
            <text:p>Deutschhaus, Deutschhausstraße 11</text:p>
          </table:table-cell>
          <table:table-cell table:style-name="ce4" office:value-type="string" calcext:value-type="string">
            <text:p>Commenda dell'Ordine Teutonico, via della Commenda, 11</text:p>
          </table:table-cell>
          <table:table-cell table:style-name="ce7" office:value-type="float" office:value="39049" calcext:value-type="float">
            <text:p>39049</text:p>
          </table:table-cell>
          <table:table-cell table:style-name="ce4" office:value-type="string" calcext:value-type="string">
            <text:p>Sterzing</text:p>
          </table:table-cell>
          <table:table-cell table:style-name="ce4" office:value-type="string" calcext:value-type="string">
            <text:p>Vipiteno</text:p>
          </table:table-cell>
          <table:table-cell table:style-name="ce4" table:number-columns-repeated="2"/>
          <table:table-cell table:style-name="ce4" office:value-type="string" calcext:value-type="string">
            <text:p>+39 0472 766464</text:p>
          </table:table-cell>
          <table:table-cell table:style-name="ce4"/>
          <table:table-cell table:style-name="ce4" office:value-type="string" calcext:value-type="string">
            <text:p>+39 0472 767060</text:p>
          </table:table-cell>
          <table:table-cell table:style-name="ce4" office:value-type="string" calcext:value-type="string">
            <text:p>museo@vipiteno.eu</text:p>
          </table:table-cell>
          <table:table-cell table:style-name="ce4" office:value-type="string" calcext:value-type="string">
            <text:p>museum@sterzing.eu</text:p>
          </table:table-cell>
          <table:table-cell table:style-name="ce10" office:value-type="string" calcext:value-type="string">
            <text:p>2,50 € Erwachsene, Gruppen mit Führung </text:p>
            <text:p>1,20 € Kinder 6-14 Jahre</text:p>
          </table:table-cell>
          <table:table-cell table:style-name="ce10" office:value-type="string" calcext:value-type="string">
            <text:p>€ 2,50 adulti, gruppi con visita guidata </text:p>
            <text:p>€ 1,20 bambini (6-14 anni)</text:p>
          </table:table-cell>
          <table:table-cell table:style-name="ce10" office:value-type="string" calcext:value-type="string">
            <text:p>€2.50 adults, groups </text:p>
            <text:p>€1.20 children (6-14 years)</text:p>
          </table:table-cell>
          <table:table-cell table:style-name="ce10" office:value-type="string" calcext:value-type="string">
            <text:p>Apr-Okt</text:p>
            <text:p>Di-Sa 10-13, 14-17 h</text:p>
          </table:table-cell>
          <table:table-cell table:style-name="ce10" office:value-type="string" calcext:value-type="string">
            <text:p>apr-ott</text:p>
            <text:p>mar-sab h 10-13, 14-17</text:p>
          </table:table-cell>
          <table:table-cell table:style-name="ce10" office:value-type="string" calcext:value-type="string">
            <text:p>Apr-Oct</text:p>
            <text:p>Tue-Sat 10-1 pm, 2 pm-5 pm</text:p>
          </table:table-cell>
          <table:table-cell table:style-name="ce10" office:value-type="string" calcext:value-type="string">
            <text:p>Das Stadt- und Multschermuseum ist im Ansitz des Deutschordens beheimatet. Herzstück der Sammlung sind die spätgotischen Altartafeln des Ulmer Meisters Hans Multscher aus dem 15. Jahrhundert. Weitere Teile dieses Altars, der damals einer der teuersten und größten Altäre im Tiroler Raum war, sind ebenfalls ausgestellt.</text:p>
          </table:table-cell>
          <table:table-cell table:style-name="ce10" office:value-type="string" calcext:value-type="string">
            <text:p>Il Museo Civico e Museo Multscher è collocato all'interno della Commenda dell'Ordine Teutonico. Gioiello della collezione sono le portelle dell’altare maggiore tardogotico (XV sec.) di Hans Multscher di Ulma, esposte insieme ad altre parti conservate di uno dei più grandi e costosi altari, all’epoca, dell’arco alpino.</text:p>
          </table:table-cell>
          <table:table-cell table:style-name="ce10" office:value-type="string" calcext:value-type="string">
            <text:p>The former seat of the Teutonic Order in Sterzing/Vipiteno houses the city's museum. Highlight of the collection are the late Gothic altarpieces by the Ulm master craftsman Hans Multscher from the 15th century. Also on display are other parts of this altar, which was one of the most expensive and largest altars in the region at the time.</text:p>
          </table:table-cell>
          <table:table-cell table:style-name="ce10" office:value-type="string" calcext:value-type="string">
            <text:p>11.43283</text:p>
          </table:table-cell>
          <table:table-cell table:style-name="ce10" office:value-type="string" calcext:value-type="string">
            <text:p>46.89037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Fossilia</text:p>
          </table:table-cell>
          <table:table-cell table:style-name="ce4" office:value-type="string" calcext:value-type="string">
            <text:p>Möltnerstraße 1/A</text:p>
          </table:table-cell>
          <table:table-cell table:style-name="ce4" office:value-type="string" calcext:value-type="string">
            <text:p>via Möltner, 1/A</text:p>
          </table:table-cell>
          <table:table-cell table:style-name="ce7" office:value-type="float" office:value="39010" calcext:value-type="float">
            <text:p>39010</text:p>
          </table:table-cell>
          <table:table-cell table:style-name="ce4" office:value-type="string" calcext:value-type="string">
            <text:p>Moelten</text:p>
          </table:table-cell>
          <table:table-cell table:style-name="ce4" office:value-type="string" calcext:value-type="string">
            <text:p>Meltina</text:p>
          </table:table-cell>
          <table:table-cell table:style-name="ce4" office:value-type="string" calcext:value-type="string">
            <text:p>www.gemeinde.moelten.bz.it</text:p>
          </table:table-cell>
          <table:table-cell table:style-name="ce4" office:value-type="string" calcext:value-type="string">
            <text:p>www.comune.meltina.bz.it</text:p>
          </table:table-cell>
          <table:table-cell table:style-name="ce4" office:value-type="string" calcext:value-type="string">
            <text:p>+39 0471 668001</text:p>
          </table:table-cell>
          <table:table-cell table:style-name="ce4"/>
          <table:table-cell table:style-name="ce4" office:value-type="string" calcext:value-type="string">
            <text:p>+39 0471 668201</text:p>
          </table:table-cell>
          <table:table-cell table:style-name="ce4" office:value-type="string" calcext:value-type="string">
            <text:p>info@meltina.eu</text:p>
          </table:table-cell>
          <table:table-cell table:style-name="ce4" office:value-type="string" calcext:value-type="string">
            <text:p>info@moelten.eu</text:p>
          </table:table-cell>
          <table:table-cell table:style-name="ce10" office:value-type="string" calcext:value-type="string">
            <text:p>freier Eintritt</text:p>
          </table:table-cell>
          <table:table-cell table:style-name="ce10" office:value-type="string" calcext:value-type="string">
            <text:p>entrata libera</text:p>
          </table:table-cell>
          <table:table-cell table:style-name="ce10" office:value-type="string" calcext:value-type="string">
            <text:p>free admission</text:p>
          </table:table-cell>
          <table:table-cell table:style-name="ce10" office:value-type="string" calcext:value-type="string">
            <text:p>ganzjährig geöffnet, jederzeit frei zugänglich</text:p>
          </table:table-cell>
          <table:table-cell table:style-name="ce10" office:value-type="string" calcext:value-type="string">
            <text:p>accesso libero tutto l'anno</text:p>
          </table:table-cell>
          <table:table-cell table:style-name="ce10" office:value-type="string" calcext:value-type="string">
            <text:p>Open all year round free admission at all times</text:p>
          </table:table-cell>
          <table:table-cell table:style-name="ce10" office:value-type="string" calcext:value-type="string">
            <text:p>Fossilia zeigt die schönsten Funde aus der Umgebung von Mölten und gibt Zeugnis geologischer Prozesse, die über Millionen Jahre gewirkt haben. Besondere Aufmerksamkeit verdienen die fossilen Baumreste.</text:p>
          </table:table-cell>
          <table:table-cell table:style-name="ce10" office:value-type="string" calcext:value-type="string">
            <text:p>Fossilia mostra i più bei reperti della zona di Meltina e testimonia i complessi fenomeni geologici avvenuti nel corso di milioni di anni. Particolarmente interessanti sono i resti fossili di alberi.</text:p>
          </table:table-cell>
          <table:table-cell table:style-name="ce10" office:value-type="string" calcext:value-type="string">
            <text:p>The most beautiful fossil finds from the area around Mölten/Meltina are shown. They bear witness to geological processes that have been at work for millions of years. The fossil tree remains deserve special attention.</text:p>
          </table:table-cell>
          <table:table-cell table:style-name="ce10" office:value-type="string" calcext:value-type="string">
            <text:p>11.253673</text:p>
          </table:table-cell>
          <table:table-cell table:style-name="ce10" office:value-type="string" calcext:value-type="string">
            <text:p>46.586661</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Eccel Kreuzer </text:p>
          </table:table-cell>
          <table:table-cell table:style-name="ce4" office:value-type="string" calcext:value-type="string">
            <text:p>Museo Eccel Kreuzer</text:p>
          </table:table-cell>
          <table:table-cell table:style-name="ce4" office:value-type="string" calcext:value-type="string">
            <text:p>Eccel Kreuzer Museum</text:p>
          </table:table-cell>
          <table:table-cell table:style-name="ce4" office:value-type="string" calcext:value-type="string">
            <text:p>Silbergasse 10</text:p>
          </table:table-cell>
          <table:table-cell table:style-name="ce4" office:value-type="string" calcext:value-type="string">
            <text:p>via Argentieri 10</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eccel-kreuzer.it/de</text:p>
          </table:table-cell>
          <table:table-cell table:style-name="ce4" office:value-type="string" calcext:value-type="string">
            <text:p>www.eccel-kreuzer.it/it</text:p>
          </table:table-cell>
          <table:table-cell table:style-name="ce4" office:value-type="string" calcext:value-type="string">
            <text:p>+39 0471 301621</text:p>
          </table:table-cell>
          <table:table-cell table:style-name="ce4" table:number-columns-repeated="2"/>
          <table:table-cell table:number-columns-repeated="2" table:style-name="ce4" office:value-type="string" calcext:value-type="string">
            <text:p>museum@eccel-kreuzer.it</text:p>
          </table:table-cell>
          <table:table-cell table:style-name="ce10" office:value-type="string" calcext:value-type="string">
            <text:p>&lt;/ul&gt;</text:p>
            <text:p>Dauerausstellung</text:p>
            <text:p>14,00 € Erwachsene</text:p>
            <text:p>11,00 € reduzierter Eintritt (Gruppen ab 6 Personen, Schüler*innen/Studierende/Lehrlinge unter 27 Jahre, Personen ab 65 Jahre, Personen mit Behinderung, Zivildiener*innen)</text:p>
            <text:p>gratis Kinder unter 6 Jahre</text:p>
            <text:p>5,00 € Schulklassen</text:p>
            <text:p>28,00 € Familien (2 Erwachsene mit beliebig vielen Kindern unter 16 Jahre)</text:p>
            <text:p>14,00 € Familien "mini" (1 Erwachsener mit beliebig vielen Kindern unter 16 Jahre)</text:p>
            <text:p/>
            <text:p>Wachselausstellung</text:p>
            <text:p>4,00 € Erwachsene</text:p>
            <text:p>3,00 € reduzierter Eintritt (Gruppen  ab 12 Personen, Schüler*innen/Studierende/Lehrlinge unter 27 Jahre,  Personen ab 65 Jahre, Personen mit Behinderung, Zivildiener*innen)</text:p>
            <text:p>gratis Kinder unter 6 Jahre</text:p>
            <text:p>1,00 € Schulklassen</text:p>
            <text:p>8,00 € Familien (2 Erwachsene mit beliebig vielen Kindern unter 16 Jahre)</text:p>
            <text:p>4,00 € Familien "mini" (1 Erwachsener mit beliebig vielen Kindern unter 16 Jahre)</text:p>
            <text:p>2,50 € Führungen</text:p>
          </table:table-cell>
          <table:table-cell table:style-name="ce10" office:value-type="string" calcext:value-type="string">
            <text:p>Mostra permanente</text:p>
            <text:p> 14,00 adulti</text:p>
            <text:p>€ 11,00 ridotto (gruppi da 6 persone, studentesse/studenti, apprendisti sotto i 27 anni, persone sopra i 65 anni, persone con disabilità, servizio civile)</text:p>
            <text:p>gratis bambini sotto i 6 anni</text:p>
            <text:p>€ 5,00 classi scolastiche</text:p>
            <text:p>€ 28,00 famiglie (2 adulti e bambini sotto i 16 anni)</text:p>
            <text:p>€ 14,00 famiglia "mini" (1 adulto e bambini sotto i 16 anni)</text:p>
            <text:p/>
            <text:p>Mostra temporanea</text:p>
            <text:p> 4,00 adulti</text:p>
            <text:p>€ 3,00 ridotto (gruppi da 12 persone,  studentesse/studenti, apprendisti sotto i 27 anni, persone sopra i 65  anni, persone con disabilità, servizio civile)</text:p>
            <text:p>gratis bambini sotto i 6 anni</text:p>
            <text:p>€ 1,00 classi scolastiche</text:p>
            <text:p>€ 8,00 famiglie (2 adulti e bambini sotto i 16 anni)</text:p>
            <text:p>€ 4,00 famiglia "mini" (1 adulto e bambini sotto i 16 anni)</text:p>
            <text:p>€ 2,50 visite guidate</text:p>
          </table:table-cell>
          <table:table-cell table:style-name="ce10" office:value-type="string" calcext:value-type="string">
            <text:p>Permanent exhibition</text:p>
            <text:p>€14.00 adults</text:p>
            <text:p>€11.00 reduced admission (groups of 6 or more, pupils/students/apprentices under 27 years, Persons aged 65 and over, persons with disabilities, civil servants)</text:p>
            <text:p>free children under 6 years</text:p>
            <text:p>€28.00 families (2 adults with any number of children under the age of 16)</text:p>
            <text:p>€14.00 families "mini" (1 adult with any number of children under 16 years)</text:p>
            <text:p/>
            <text:p>Temporary exhibition</text:p>
            <text:p>€4.00 adults</text:p>
            <text:p>€3.00 reduced admission (groups of 12 or  more, pupils/students/apprentices under 27 years, Persons aged 65 and  over, persons with disabilities, civil servants)</text:p>
            <text:p>free children under 6 years</text:p>
            <text:p>€8.00 families (2 adults with any number of children under the age of 16)</text:p>
            <text:p>€4.00 families "mini" (1 adult with any number of children under 16 years)</text:p>
            <text:p>€2.50 guided tours</text:p>
          </table:table-cell>
          <table:table-cell table:style-name="ce10" office:value-type="string" calcext:value-type="string">
            <text:p>Dauerausstellung</text:p>
            <text:p>Di-Fr 10-18 h nur mit Führung auf Voranmeldung</text:p>
            <text:p>auf Anfrage auch Sa und So</text:p>
            <text:p>Sonderausstellung "Paul Flora und die satirische Kunst in der Sammlung Eccel Kreuzer" </text:p>
            <text:p>Di-So 10-18 h</text:p>
            <text:p>(bis 31. Okt 2022)</text:p>
          </table:table-cell>
          <table:table-cell table:style-name="ce10" office:value-type="string" calcext:value-type="string">
            <text:p>Mostra permanente</text:p>
            <text:p>mar-ven h 10-18 solo con visita guidata su prenotazione</text:p>
            <text:p>su richiesta anche sab e dom</text:p>
            <text:p>Mostra temporanea "Paul Flora e l'arte satirica nella Collezione Eccel Kreuzer" </text:p>
            <text:p>mar-dom h 10-18</text:p>
            <text:p>(fino al 31 ott 2022)</text:p>
          </table:table-cell>
          <table:table-cell table:style-name="ce10" office:value-type="string" calcext:value-type="string">
            <text:p>Permanent exhibition</text:p>
            <text:p>Tue-Fri 10-6 pm only guided tours on reservation</text:p>
            <text:p>on request also Sat and Sun</text:p>
            <text:p>Special exhibition "Paul Flora and the Satirical Art in the Eccel Kreuzer Collection" </text:p>
            <text:p>Tue-Sun 10-6 pm</text:p>
            <text:p>(until 31 Oct 2022)</text:p>
          </table:table-cell>
          <table:table-cell table:style-name="ce10" office:value-type="string" calcext:value-type="string">
            <text:p>Der Bozner Richter, Unternehmer und Kunstsammler Josef Kreuzer schenkte 2017 dem Land Südtirol testamentarisch sein Haus unter den Bozner Lauben und die darin enthaltene Sammlung mit über 1.500 Werken von rund 300 Kunstschaffenden aus Südtirol, Tirol und dem Trentino. Die Bedingung, die er dabei stellte, war die, das Gebäude einem breiten Publikum zugänglich zu machen. Im Erdgeschoss befindet sich der Kunstraum Eccel Kreuzer für Kunstausstellungen. Das Museum wird vom Landesmuseum Festung Franzensfeste geleitet.</text:p>
          </table:table-cell>
          <table:table-cell table:style-name="ce10" office:value-type="string" calcext:value-type="string">
            <text:p>Nel 2017 il magistrato, imprenditore e collezionista bolzanino Josef Kreuzer donò per testamento alla Provincia di Bolzano la sua collezione di oltre 1.500 opere di circa 300 artisti del Tirolo, dell’Alto Adige e del Trentino, insieme al palazzo che la ospita in pieno centro storico a Bolzano, a condizione di farne un museo accessibile al pubblico. A pianterreno è stato ricavato un ambiente per mostre temporanee d’arte, lo Spazio Eccel Kreuzer. Il museo è gestito dal Museo provinciale Forte di Fortezza.</text:p>
          </table:table-cell>
          <table:table-cell table:style-name="ce10" office:value-type="string" calcext:value-type="string">
            <text:p>In 2017, Josef Kreuzer, a judge, entrepreneur and art collector from the city, bequeathed his building in the city's porticos and his art collection of over 1,500 works by around 300 artists from South Tyrol, Tyrol and Trentino to the province of South Tyrol. His condition: the building should be accessible to the public. Art exhibitions are shown in the Kunstraum/Spazio Eccel Kreuzer on the ground floor. The museum is run by the South Tyrolean Museum in Franzensfeste/Fortezza.</text:p>
          </table:table-cell>
          <table:table-cell table:style-name="ce10" office:value-type="string" calcext:value-type="string">
            <text:p>11.353894</text:p>
          </table:table-cell>
          <table:table-cell table:style-name="ce10" office:value-type="string" calcext:value-type="string">
            <text:p>46.499065</text:p>
          </table:table-cell>
          <table:table-cell table:number-columns-repeated="995"/>
        </table:table-row>
        <table:table-row table:style-name="ro1" table:visibility="filter">
          <table:table-cell table:style-name="ce2" table:number-columns-repeated="2"/>
          <table:table-cell table:style-name="ce4" office:value-type="string" calcext:value-type="string">
            <text:p>Imkereimuseum Plattner Bienenhof</text:p>
          </table:table-cell>
          <table:table-cell table:style-name="ce4" office:value-type="string" calcext:value-type="string">
            <text:p>Museo dell'apicoltura maso Plattner</text:p>
          </table:table-cell>
          <table:table-cell table:style-name="ce4" office:value-type="string" calcext:value-type="string">
            <text:p>Apiculture Museum</text:p>
          </table:table-cell>
          <table:table-cell table:style-name="ce4" office:value-type="string" calcext:value-type="string">
            <text:p>Oberbozen, Wolfsgruben 15</text:p>
          </table:table-cell>
          <table:table-cell table:style-name="ce4" office:value-type="string" calcext:value-type="string">
            <text:p>Soprabolzano, Costalovara 15</text:p>
          </table:table-cell>
          <table:table-cell table:style-name="ce7" office:value-type="float" office:value="39054" calcext:value-type="float">
            <text:p>39054</text:p>
          </table:table-cell>
          <table:table-cell table:style-name="ce4" office:value-type="string" calcext:value-type="string">
            <text:p>Ritten</text:p>
          </table:table-cell>
          <table:table-cell table:style-name="ce4" office:value-type="string" calcext:value-type="string">
            <text:p>Renon</text:p>
          </table:table-cell>
          <table:table-cell table:number-columns-repeated="2" table:style-name="ce4" office:value-type="string" calcext:value-type="string">
            <text:p>www.museo-plattner.it</text:p>
          </table:table-cell>
          <table:table-cell table:style-name="ce4" office:value-type="string" calcext:value-type="string">
            <text:p>+39 0471 345350</text:p>
          </table:table-cell>
          <table:table-cell table:style-name="ce4"/>
          <table:table-cell table:style-name="ce4" office:value-type="string" calcext:value-type="string">
            <text:p>+39 0471 345350</text:p>
          </table:table-cell>
          <table:table-cell table:number-columns-repeated="2" table:style-name="ce4" office:value-type="string" calcext:value-type="string">
            <text:p>info.plattner@gramm-spa.it</text:p>
          </table:table-cell>
          <table:table-cell table:style-name="ce10" office:value-type="string" calcext:value-type="string">
            <text:p>kostenlos für Kinder bis 6 Jahre</text:p>
            <text:p>4,00 € Kinder (6-12 Jahre) </text:p>
            <text:p>5,00 € Gruppen ab 8 Personen</text:p>
            <text:p>7,00 € Erwachsene </text:p>
            <text:p>14,00 € Familien </text:p>
            <text:p>5,00 € Schulklassen</text:p>
          </table:table-cell>
          <table:table-cell table:style-name="ce10" office:value-type="string" calcext:value-type="string">
            <text:p>gratuito per bambini fino a 6 anni</text:p>
            <text:p>€ 4,00 bambini (6 - 12 anni) </text:p>
            <text:p>€ 5,00 gruppi oltre 8 persone </text:p>
            <text:p>€ 7,00 adulti </text:p>
            <text:p>€ 14,00 famiglie </text:p>
            <text:p>€ 5,00 scolaresche</text:p>
          </table:table-cell>
          <table:table-cell table:style-name="ce10" office:value-type="string" calcext:value-type="string">
            <text:p>free for children up to 6 years</text:p>
            <text:p>€4.00 children (6-12 years) </text:p>
            <text:p>€5.00 groups of 8 or more </text:p>
            <text:p>€7.00 adults </text:p>
            <text:p>€14.00 families </text:p>
          </table:table-cell>
          <table:table-cell table:style-name="ce10" office:value-type="string" calcext:value-type="string">
            <text:p>Ostern-Okt</text:p>
            <text:p>täglich 10-18 h</text:p>
          </table:table-cell>
          <table:table-cell table:style-name="ce10" office:value-type="string" calcext:value-type="string">
            <text:p>Pasqua-ott</text:p>
            <text:p>tutti i giorni h 10-18</text:p>
          </table:table-cell>
          <table:table-cell table:style-name="ce10" office:value-type="string" calcext:value-type="string">
            <text:p>Easter-October</text:p>
            <text:p>daily 10-6 pm</text:p>
          </table:table-cell>
          <table:table-cell table:style-name="ce10" office:value-type="string" calcext:value-type="string">
            <text:p>Das Imkereimuseum im Plattnerhof zeigt mit historischen Gegenständen die Geschichte und Entwicklung der Imkerei in Südtirol. Im Freigelände gibt es einen Lehrpfad mit alten Bienenständen und einen Bauerngarten.</text:p>
          </table:table-cell>
          <table:table-cell table:style-name="ce10" office:value-type="string" calcext:value-type="string">
            <text:p>Sulla scorta di varie attrezzature per la produzione del miele, il museo nel maso Plattner illustra la storia e lo sviluppo dell’apicoltura in Alto Adige. L’area esterna al maso ospita un percorso didattico con vecchi apiari e un orto contadino.</text:p>
          </table:table-cell>
          <table:table-cell table:style-name="ce10" office:value-type="string" calcext:value-type="string">
            <text:p>The apiculture museum in the Plattnerhof farm shows the history and development of beekeeping in South Tyrol with historical objects. In the open-air area there is a nature trail with old apiaries and a farmer's garden.</text:p>
          </table:table-cell>
          <table:table-cell table:style-name="ce10" office:value-type="string" calcext:value-type="string">
            <text:p>11.427767</text:p>
          </table:table-cell>
          <table:table-cell table:style-name="ce10" office:value-type="string" calcext:value-type="string">
            <text:p>46.52513</text:p>
          </table:table-cell>
          <table:table-cell table:number-columns-repeated="995"/>
        </table:table-row>
        <table:table-row table:style-name="ro1" table:visibility="filter">
          <table:table-cell table:style-name="ce2" table:number-columns-repeated="2"/>
          <table:table-cell table:style-name="ce4" office:value-type="string" calcext:value-type="string">
            <text:p>Bauernmuseum im Tschötscherhof</text:p>
          </table:table-cell>
          <table:table-cell table:style-name="ce4" office:value-type="string" calcext:value-type="string">
            <text:p>Museo contadino maso Tschötscher</text:p>
          </table:table-cell>
          <table:table-cell table:style-name="ce4" office:value-type="string" calcext:value-type="string">
            <text:p>Farmer's Museum in Tschötscher Hof</text:p>
          </table:table-cell>
          <table:table-cell table:style-name="ce4" office:value-type="string" calcext:value-type="string">
            <text:p>Tschötscherhof, St. Oswald 19</text:p>
          </table:table-cell>
          <table:table-cell table:style-name="ce4" office:value-type="string" calcext:value-type="string">
            <text:p>maso Tschötscher, Sant'Osvaldo, 19</text:p>
          </table:table-cell>
          <table:table-cell table:style-name="ce7" office:value-type="float" office:value="39040" calcext:value-type="float">
            <text:p>39040</text:p>
          </table:table-cell>
          <table:table-cell table:style-name="ce4" office:value-type="string" calcext:value-type="string">
            <text:p>Kastelruth</text:p>
          </table:table-cell>
          <table:table-cell table:style-name="ce4" office:value-type="string" calcext:value-type="string">
            <text:p>Castelrotto</text:p>
          </table:table-cell>
          <table:table-cell table:number-columns-repeated="2" table:style-name="ce4" office:value-type="string" calcext:value-type="string">
            <text:p>www.museum-kastelruth.com</text:p>
          </table:table-cell>
          <table:table-cell table:style-name="ce4" office:value-type="string" calcext:value-type="string">
            <text:p>+39 0471 706013</text:p>
          </table:table-cell>
          <table:table-cell table:style-name="ce4" table:number-columns-repeated="2"/>
          <table:table-cell table:number-columns-repeated="2" table:style-name="ce4" office:value-type="string" calcext:value-type="string">
            <text:p>info@museum-kastelruth.com</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ontary contribution</text:p>
          </table:table-cell>
          <table:table-cell table:style-name="ce10" office:value-type="string" calcext:value-type="string">
            <text:p>März-Allerheiligen</text:p>
            <text:p>Do-Di 8-22 h</text:p>
          </table:table-cell>
          <table:table-cell table:style-name="ce10" office:value-type="string" calcext:value-type="string">
            <text:p>marzo-Ognissanti</text:p>
            <text:p>gio-mar h 8-22</text:p>
          </table:table-cell>
          <table:table-cell table:style-name="ce10" office:value-type="string" calcext:value-type="string">
            <text:p>March-All Saints</text:p>
            <text:p>Thu-Tue 8-10 pm</text:p>
          </table:table-cell>
          <table:table-cell table:style-name="ce10" office:value-type="string" calcext:value-type="string">
            <text:p>Im 500 Jahre alten Bauernhaus erzählen Geräte, Werkzeuge und Gegenstände aus dem Alltag und zur Volksfrömmigkeit vom bäuerlichen Leben.</text:p>
          </table:table-cell>
          <table:table-cell table:style-name="ce10" office:value-type="string" calcext:value-type="string">
            <text:p>Nell’antica casa colonica, risalente a 500 anni fa, una ricca collezione di macchinari, attrezzi e oggetti d’uso quotidiano e di devozione documenta la vita della civiltà contadina.</text:p>
          </table:table-cell>
          <table:table-cell table:style-name="ce10" office:value-type="string" calcext:value-type="string">
            <text:p>In the 500-year-old farmhouse, tools and objects from everyday life and popular piety tell of peasant life.</text:p>
          </table:table-cell>
          <table:table-cell table:style-name="ce10" office:value-type="string" calcext:value-type="string">
            <text:p>11.521436</text:p>
          </table:table-cell>
          <table:table-cell table:style-name="ce10" office:value-type="string" calcext:value-type="string">
            <text:p>46.556021</text:p>
          </table:table-cell>
          <table:table-cell table:number-columns-repeated="995"/>
        </table:table-row>
        <table:table-row table:style-name="ro1" table:visibility="filter">
          <table:table-cell table:style-name="ce2" table:number-columns-repeated="2"/>
          <table:table-cell table:style-name="ce4" office:value-type="string" calcext:value-type="string">
            <text:p>Gustav-Mahler-Komponierhäuschen</text:p>
          </table:table-cell>
          <table:table-cell table:style-name="ce4" office:value-type="string" calcext:value-type="string">
            <text:p>Casetta di composizione di Gustav Mahler</text:p>
          </table:table-cell>
          <table:table-cell table:style-name="ce4" office:value-type="string" calcext:value-type="string">
            <text:p>Gustav Mahler composing hut</text:p>
          </table:table-cell>
          <table:table-cell table:style-name="ce4" office:value-type="string" calcext:value-type="string">
            <text:p>Altschluderbach 3</text:p>
          </table:table-cell>
          <table:table-cell table:style-name="ce4" office:value-type="string" calcext:value-type="string">
            <text:p>Carbonin Vecchia, 3</text:p>
          </table:table-cell>
          <table:table-cell table:style-name="ce7" office:value-type="float" office:value="39034" calcext:value-type="float">
            <text:p>39034</text:p>
          </table:table-cell>
          <table:table-cell table:style-name="ce4" office:value-type="string" calcext:value-type="string">
            <text:p>Toblach</text:p>
          </table:table-cell>
          <table:table-cell table:style-name="ce4" office:value-type="string" calcext:value-type="string">
            <text:p>Dobbiaco</text:p>
          </table:table-cell>
          <table:table-cell table:style-name="ce4" office:value-type="string" calcext:value-type="string">
            <text:p>www.mahlernaturklangpark.com</text:p>
          </table:table-cell>
          <table:table-cell table:style-name="ce4" office:value-type="string" calcext:value-type="string">
            <text:p>www.mahlernaturklangpark.com/italiano</text:p>
          </table:table-cell>
          <table:table-cell table:style-name="ce4" office:value-type="string" calcext:value-type="string">
            <text:p>+39 0474 972142</text:p>
          </table:table-cell>
          <table:table-cell table:style-name="ce4" table:number-columns-repeated="2"/>
          <table:table-cell table:number-columns-repeated="2" table:style-name="ce4" office:value-type="string" calcext:value-type="string">
            <text:p>saskia@santer.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Besichtigung nur mit vorzeitiger Terminabsprache</text:p>
            <text:p>14 -23 Juli 2023: täglich 12-14 h</text:p>
            <text:p>Anfang Juli - Anfang Sep</text:p>
            <text:p>Führung Fr 15-17 h:</text:p>
            <text:p>Ticket erforderlich, Infos +39 0474 972132, &lt;a href="mailto: info@toblach.info"&gt;info@toblach.info&lt;/a&gt;</text:p>
          </table:table-cell>
          <table:table-cell table:style-name="ce10" office:value-type="string" calcext:value-type="string">
            <text:p>visita solo previo appuntamento</text:p>
            <text:p>14-23 lug 2023: tutti i giorni h 12-14</text:p>
            <text:p>inizio lug - inizio sett</text:p>
            <text:p>visita guidata ven h 15-17:</text:p>
            <text:p>richiesto il biglietto, info +39 0474 972132, &lt;a href="mailto: info@toblach.info"&gt;info@toblach.info&lt;/a&gt;</text:p>
          </table:table-cell>
          <table:table-cell table:style-name="ce10" office:value-type="string" calcext:value-type="string">
            <text:p>viewing by appointment only</text:p>
            <text:p>14-23/07/2023: daily noon-2 pm</text:p>
            <text:p>beginning of July - beginning of Sep</text:p>
            <text:p>guided tour Fri 3-5 pm:</text:p>
            <text:p>ticket required, info: +39 0474 972132, &lt;a href="mailto: info@toblach.info"&gt;info@toblach.info&lt;/a&gt;</text:p>
          </table:table-cell>
          <table:table-cell table:style-name="ce10" office:value-type="string" calcext:value-type="string">
            <text:p>Gustav Mahler verweilte in den Sommermonaten der Jahre 1908 bis 1910 auf dem Trenkerhof in Altschluderbach, wo er die Neunte Symphonie, die unvollendete Zehnte Symphonie und „Das Lied von der Erde“ schuf. Das Komponierhäuschen ist Zeugnis seines Aufenthaltes in Toblach.</text:p>
          </table:table-cell>
          <table:table-cell table:style-name="ce10" office:value-type="string" calcext:value-type="string">
            <text:p>Gustav Mahler trascorse le estati dal 1908 al 1910 a Dobbiaco, presso il maso Trenker, a Carbonin Vecchia. Qui compose la Nona Sinfonia, la Decima Sinfonia (rimasta incompiuta) e “Das Lied von der Erde”. La casetta di composizione testimonia il suo soggiorno a Dobbiaco.</text:p>
          </table:table-cell>
          <table:table-cell table:style-name="ce10" office:value-type="string" calcext:value-type="string">
            <text:p>Gustav Mahler stayed at the Trenkerhof in Altschluderbach/Carbonin Vecchia during the summer months of 1908 to 1910, where he composed the Ninth Symphony, the unfinished Tenth Symphony and "Das Lied von der Erde". The composer's cabin is evidence of his stay in Toblach/Dobbiaco.</text:p>
          </table:table-cell>
          <table:table-cell table:style-name="ce10" office:value-type="string" calcext:value-type="string">
            <text:p>12.20089</text:p>
          </table:table-cell>
          <table:table-cell table:style-name="ce10" office:value-type="string" calcext:value-type="string">
            <text:p>46.72751</text:p>
          </table:table-cell>
          <table:table-cell table:number-columns-repeated="995"/>
        </table:table-row>
        <table:table-row table:style-name="ro1" table:visibility="filter">
          <table:table-cell table:style-name="ce2" table:number-columns-repeated="2"/>
          <table:table-cell table:style-name="ce4" office:value-type="string" calcext:value-type="string">
            <text:p>Fremdenverkehrsmuseum Hochpustertal</text:p>
          </table:table-cell>
          <table:table-cell table:style-name="ce4" office:value-type="string" calcext:value-type="string">
            <text:p>Museo del turismo dell'Alta Pusteria</text:p>
          </table:table-cell>
          <table:table-cell table:style-name="ce4" office:value-type="string" calcext:value-type="string">
            <text:p>Tourism Museum of the Upper Puster Valley</text:p>
          </table:table-cell>
          <table:table-cell table:style-name="ce4" office:value-type="string" calcext:value-type="string">
            <text:p>Haus Wassermann, Hans-Wassermann-Str. 8</text:p>
          </table:table-cell>
          <table:table-cell table:style-name="ce4" office:value-type="string" calcext:value-type="string">
            <text:p>Casa Wassermann, via Hans Wassermann 8</text:p>
          </table:table-cell>
          <table:table-cell table:style-name="ce7" office:value-type="float" office:value="39039" calcext:value-type="float">
            <text:p>39039</text:p>
          </table:table-cell>
          <table:table-cell table:style-name="ce4" office:value-type="string" calcext:value-type="string">
            <text:p>Niederdorf</text:p>
          </table:table-cell>
          <table:table-cell table:style-name="ce4" office:value-type="string" calcext:value-type="string">
            <text:p>Villabassa</text:p>
          </table:table-cell>
          <table:table-cell table:style-name="ce4" office:value-type="string" calcext:value-type="string">
            <text:p>www.niederdorf.eu</text:p>
          </table:table-cell>
          <table:table-cell table:style-name="ce4" office:value-type="string" calcext:value-type="string">
            <text:p>www.villabassa.eu</text:p>
          </table:table-cell>
          <table:table-cell table:style-name="ce4" office:value-type="string" calcext:value-type="string">
            <text:p>+39 0474 745133</text:p>
          </table:table-cell>
          <table:table-cell table:style-name="ce4"/>
          <table:table-cell table:style-name="ce4" office:value-type="string" calcext:value-type="string">
            <text:p>+39 0474 745305</text:p>
          </table:table-cell>
          <table:table-cell table:style-name="ce4" office:value-type="string" calcext:value-type="string">
            <text:p>info@ villabassa.eu</text:p>
          </table:table-cell>
          <table:table-cell table:style-name="ce4" office:value-type="string" calcext:value-type="string">
            <text:p>info@niederdorf.eu</text:p>
          </table:table-cell>
          <table:table-cell table:style-name="ce10" office:value-type="string" calcext:value-type="string">
            <text:p>5,00 € Erwachsene </text:p>
            <text:p>3,00 € Schüler und Studenten, Senioren (über 65), pro Person für Gruppen ab 10 Personen </text:p>
            <text:p>Kinder bis 6 Jahre: Eintritt frei</text:p>
          </table:table-cell>
          <table:table-cell table:style-name="ce10" office:value-type="string" calcext:value-type="string">
            <text:p>€ 5,00 adulti </text:p>
            <text:p>€ 3,00 scolari e studenti, anziani (over 65), a persona per gruppi di 10 o più persone </text:p>
            <text:p>gratuito per bambini fino ai 6 anni</text:p>
          </table:table-cell>
          <table:table-cell table:style-name="ce10" office:value-type="string" calcext:value-type="string">
            <text:p>€5.00 adults </text:p>
            <text:p>€3.00 students, elderly (over 65), per person for groups of 10 or more </text:p>
            <text:p>free for children up to 6 years</text:p>
          </table:table-cell>
          <table:table-cell table:style-name="ce10" office:value-type="string" calcext:value-type="string">
            <text:p>Juli-Aug Mo-Sa 16-18 h</text:p>
            <text:p>Sep-Okt Di, Fr 16-18 h</text:p>
          </table:table-cell>
          <table:table-cell table:style-name="ce10" office:value-type="string" calcext:value-type="string">
            <text:p>lug-ago lun-sab h 16-18</text:p>
            <text:p> sett-ott mar, ven h 16-18</text:p>
          </table:table-cell>
          <table:table-cell table:style-name="ce10" office:value-type="string" calcext:value-type="string">
            <text:p>July-Aug Mon-Sat 4-6 pm</text:p>
            <text:p>Sep-Oct Tue, Fri 4-6 pm</text:p>
          </table:table-cell>
          <table:table-cell table:style-name="ce10" office:value-type="string" calcext:value-type="string">
            <text:p>Das Fremdenverkehrsmuseum im Haus Wassermann dokumentiert die Geschichte des Tourismus im Hochpustertal. Es wird auf die Bedeutung der Wirtshäuser, der Bäder, den Bau der Pustertaler Bahn und den frühen Alpinismus eingegangen. Sonderausstellungen ergänzen das Programm.</text:p>
          </table:table-cell>
          <table:table-cell table:style-name="ce10" office:value-type="string" calcext:value-type="string">
            <text:p>Il museo allestito in Casa Wassermann documenta la storia del turismo in Alta Pusteria, con riferimenti agli albori del turismo (antichi alberghi e osterie, bagni termali), alla ferrovia della Pusteria e alle origini dell’alpinismo nella regione. Integrano il programma mostre temporanee.</text:p>
          </table:table-cell>
          <table:table-cell table:style-name="ce10" office:value-type="string" calcext:value-type="string">
            <text:p>The museum in the Wassermann House documents the history of tourism in the Upper Puster valley. The significance of the inns, the spas, the construction of the railway and early alpinism are covered. Special exhibitions extend the narration.</text:p>
          </table:table-cell>
          <table:table-cell table:style-name="ce10" office:value-type="string" calcext:value-type="string">
            <text:p>12.167634</text:p>
          </table:table-cell>
          <table:table-cell table:style-name="ce10" office:value-type="string" calcext:value-type="string">
            <text:p>46.738213</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HinterPasseier - Stieber Mooseum</text:p>
          </table:table-cell>
          <table:table-cell table:style-name="ce4" office:value-type="string" calcext:value-type="string">
            <text:p>MuseoAltaPassiria - Stieber Mooseum</text:p>
          </table:table-cell>
          <table:table-cell table:style-name="ce4" office:value-type="string" calcext:value-type="string">
            <text:p>MuseumHinterPasseier - Stieber Mooseum</text:p>
          </table:table-cell>
          <table:table-cell table:style-name="ce4" office:value-type="string" calcext:value-type="string">
            <text:p>Industriezone, Stieber Kraftwerk</text:p>
          </table:table-cell>
          <table:table-cell table:style-name="ce4" office:value-type="string" calcext:value-type="string">
            <text:p>zona industriale, centrale idroelettrica Stieber</text:p>
          </table:table-cell>
          <table:table-cell table:style-name="ce7" office:value-type="float" office:value="39013" calcext:value-type="float">
            <text:p>39013</text:p>
          </table:table-cell>
          <table:table-cell table:style-name="ce4" office:value-type="string" calcext:value-type="string">
            <text:p>Moos in Passeier</text:p>
          </table:table-cell>
          <table:table-cell table:style-name="ce4" office:value-type="string" calcext:value-type="string">
            <text:p>Moso in Passiria</text:p>
          </table:table-cell>
          <table:table-cell table:number-columns-repeated="2" table:style-name="ce4" office:value-type="string" calcext:value-type="string">
            <text:p>www.museum.hinterpasseier.it</text:p>
          </table:table-cell>
          <table:table-cell table:style-name="ce4" office:value-type="string" calcext:value-type="string">
            <text:p>+39 0473 648529</text:p>
          </table:table-cell>
          <table:table-cell table:style-name="ce4"/>
          <table:table-cell table:style-name="ce4" office:value-type="string" calcext:value-type="string">
            <text:p>+39 0473 648703</text:p>
          </table:table-cell>
          <table:table-cell table:number-columns-repeated="2" table:style-name="ce4" office:value-type="string" calcext:value-type="string">
            <text:p>info@museum.hinterpasseier.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entrance</text:p>
          </table:table-cell>
          <table:table-cell table:style-name="ce10" office:value-type="string" calcext:value-type="string">
            <text:p>Apr-Okt</text:p>
            <text:p>Di-So 10-17 h</text:p>
          </table:table-cell>
          <table:table-cell table:style-name="ce10" office:value-type="string" calcext:value-type="string">
            <text:p>apr-ott</text:p>
            <text:p>mar-dom h 10-17</text:p>
          </table:table-cell>
          <table:table-cell table:style-name="ce10" office:value-type="string" calcext:value-type="string">
            <text:p>Apr-Oct</text:p>
            <text:p>Tue-Sun h 10-5 pm</text:p>
          </table:table-cell>
          <table:table-cell table:style-name="ce10" office:value-type="string" calcext:value-type="string">
            <text:p>Erbaut von der Gemeinde Moos im Jahr 1965 versorgte die Anlage bis 2006 die Umgebung mit elektrischer Energie. Heute werden hier Wissen und Geschichten rund um diesen zentralen Bereich der Gesellschaft vermittelt, Einblicke in die technischen und maschinellen Grundlagen geboten, und die Relevanz für das Hinterpasseier als Musterregion dargestellt.</text:p>
          </table:table-cell>
          <table:table-cell table:style-name="ce10" office:value-type="string" calcext:value-type="string">
            <text:p>Edificato dal Comune di Moso nel 1965, l’impianto rifornì di energia elettrica i dintorni fino al 2006. Oggi è usato per presentare conoscenze e storie relative a questo settore centrale per la nostra società, per offrire una panoramica sui principi tecnici e meccanici su cui si basa, e per illustrarne la rilevanza per l’Alta Passiria.</text:p>
          </table:table-cell>
          <table:table-cell table:style-name="ce10" office:value-type="string" calcext:value-type="string">
            <text:p>Built by the municipality of Moos in 1965, the plant supplied the surrounding area with electrical energy until 2006. Today it conveys knowledge and stories about this central area of society, offers insights into the technical and mechanical basics, and underlines the relevance for the valley.</text:p>
          </table:table-cell>
          <table:table-cell table:style-name="ce10" office:value-type="string" calcext:value-type="string">
            <text:p>11.166528</text:p>
          </table:table-cell>
          <table:table-cell table:style-name="ce10" office:value-type="string" calcext:value-type="string">
            <text:p>46.82745</text:p>
          </table:table-cell>
          <table:table-cell table:number-columns-repeated="995"/>
        </table:table-row>
        <table:table-row table:style-name="ro1" table:visibility="filter">
          <table:table-cell table:style-name="ce2" table:number-columns-repeated="2"/>
          <table:table-cell table:style-name="ce4" office:value-type="string" calcext:value-type="string">
            <text:p>Landesfürstliche Burg</text:p>
          </table:table-cell>
          <table:table-cell table:style-name="ce4" office:value-type="string" calcext:value-type="string">
            <text:p>Castello Principesco</text:p>
          </table:table-cell>
          <table:table-cell table:style-name="ce4" office:value-type="string" calcext:value-type="string">
            <text:p>Prince's Castle</text:p>
          </table:table-cell>
          <table:table-cell table:style-name="ce4" office:value-type="string" calcext:value-type="string">
            <text:p>Galilei-Straße </text:p>
          </table:table-cell>
          <table:table-cell table:style-name="ce4" office:value-type="string" calcext:value-type="string">
            <text:p>Via Galilei</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style-name="ce4" office:value-type="string" calcext:value-type="string">
            <text:p>www.gemeinde.meran.bz.it/de/Landesfuerstliche_Burg </text:p>
          </table:table-cell>
          <table:table-cell table:style-name="ce4" office:value-type="string" calcext:value-type="string">
            <text:p>www.comune.merano.bz.it/it/castello_principesco </text:p>
          </table:table-cell>
          <table:table-cell table:style-name="ce4" office:value-type="string" calcext:value-type="string">
            <text:p>+39 329 0186390</text:p>
          </table:table-cell>
          <table:table-cell table:style-name="ce4" table:number-columns-repeated="2"/>
          <table:table-cell table:style-name="ce4" office:value-type="string" calcext:value-type="string">
            <text:p>museo@comune.merano.bz.it</text:p>
          </table:table-cell>
          <table:table-cell table:style-name="ce4" office:value-type="string" calcext:value-type="string">
            <text:p>museum@gemeinde.meran.bz.it</text:p>
          </table:table-cell>
          <table:table-cell table:style-name="ce10" office:value-type="string" calcext:value-type="string">
            <text:p>5,00 € Erwachsene </text:p>
            <text:p>4,00 € mit Ermäßigung </text:p>
            <text:p>freier Eintritt für Jugendliche bis 18 Jahre</text:p>
          </table:table-cell>
          <table:table-cell table:style-name="ce10" office:value-type="string" calcext:value-type="string">
            <text:p>€5,00 adulti </text:p>
            <text:p>€4,00 ridotto </text:p>
            <text:p>ingresso gratuito per giovani fino a 18 anni</text:p>
          </table:table-cell>
          <table:table-cell table:style-name="ce10" office:value-type="string" calcext:value-type="string">
            <text:p>€5.00 adults </text:p>
            <text:p>€4.00 with reduction</text:p>
            <text:p>€free entrance for young people up to 18 years</text:p>
          </table:table-cell>
          <table:table-cell table:style-name="ce10" office:value-type="string" calcext:value-type="string">
            <text:p>Osterwoche-6. Jan</text:p>
            <text:p>Di-Sa 10.30-17 h</text:p>
            <text:p>So, Feiertage 10.30-13 h</text:p>
            <text:p>an "Dienstag-Abenden" im Sommer</text:p>
            <text:p>10.30-13, 18-22 h</text:p>
          </table:table-cell>
          <table:table-cell table:style-name="ce10" office:value-type="string" calcext:value-type="string">
            <text:p>Settimana di Pasqua-6 gen</text:p>
            <text:p>mar-sab h 10.30-17</text:p>
            <text:p>dom, festivi h 10.30-13</text:p>
            <text:p>nei "Martedìsera" estivi</text:p>
            <text:p>h 10.30-13, 18-22</text:p>
          </table:table-cell>
          <table:table-cell table:style-name="ce10" office:value-type="string" calcext:value-type="string">
            <text:p>week before Easter-6 Jan</text:p>
            <text:p>Tue-Sat 10.30-5 pm</text:p>
            <text:p>Sun, public holidays 10.30-1 pm</text:p>
            <text:p>on the "Late Tuesdays" in summer</text:p>
            <text:p>10.30-1 pm, 6-10 pm</text:p>
          </table:table-cell>
          <table:table-cell table:style-name="ce10" office:value-type="string" calcext:value-type="string">
            <text:p>Die Landesfürstliche Burg am Fuße des Küchelberges im Herzen von Meran ist ein erstklassiges Objekt, um die spätmittelalterlichen Lebensgewohnheiten zu studieren. Möbel des alltäglichen Bedarfs, Küchengeräte, einer der ältesten erhaltenen Kachelöfen, Porträts, Musikinstrumente und Waffen lassen eine längst vergangene Epoche wiedererstehen.</text:p>
          </table:table-cell>
          <table:table-cell table:style-name="ce10" office:value-type="string" calcext:value-type="string">
            <text:p>Ai piedi di Monte Benedetto, nel cuore di Merano, il Castello Principesco offre una preziosa occasione per studiare abitudini e modi di vita del tardo Medioevo. Arredi di uso quotidiano, utensili da cucina, una delle più antiche stufe di maiolica giunte fino a noi, ritratti, strumenti musicali e armi consentono di toccare con mano un passato ormai remoto.</text:p>
          </table:table-cell>
          <table:table-cell table:style-name="ce10" office:value-type="string" calcext:value-type="string">
            <text:p>The Prince's Castle in the heart of Meran/Merano is a prime object for studying late medieval lifestyles. Furniture, kitchen utensils, one of the oldest surviving tiled stoves, portraits, musical instruments and weapons bring a bygone era back to life.</text:p>
          </table:table-cell>
          <table:table-cell table:style-name="ce10" office:value-type="string" calcext:value-type="string">
            <text:p>11.1617875</text:p>
          </table:table-cell>
          <table:table-cell table:style-name="ce10" office:value-type="string" calcext:value-type="string">
            <text:p>46.67251289</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Vinschger Oberland</text:p>
          </table:table-cell>
          <table:table-cell table:style-name="ce4" office:value-type="string" calcext:value-type="string">
            <text:p>Museo Alta Val Venosta</text:p>
          </table:table-cell>
          <table:table-cell table:style-name="ce4" office:value-type="string" calcext:value-type="string">
            <text:p>Upper Vinschgau Valley Museum</text:p>
          </table:table-cell>
          <table:table-cell table:style-name="ce4" office:value-type="string" calcext:value-type="string">
            <text:p>Altes Gemeindehaus</text:p>
          </table:table-cell>
          <table:table-cell table:style-name="ce4" office:value-type="string" calcext:value-type="string">
            <text:p>Antico Municipio</text:p>
          </table:table-cell>
          <table:table-cell table:style-name="ce7" office:value-type="float" office:value="39020" calcext:value-type="float">
            <text:p>39020</text:p>
          </table:table-cell>
          <table:table-cell table:style-name="ce4" office:value-type="string" calcext:value-type="string">
            <text:p>Graun in Vinschgau</text:p>
          </table:table-cell>
          <table:table-cell table:style-name="ce4" office:value-type="string" calcext:value-type="string">
            <text:p>Curon Venosta</text:p>
          </table:table-cell>
          <table:table-cell table:style-name="ce4" table:number-columns-repeated="2"/>
          <table:table-cell table:style-name="ce4" office:value-type="string" calcext:value-type="string">
            <text:p>+39 0473 633101</text:p>
          </table:table-cell>
          <table:table-cell table:style-name="ce4" table:number-columns-repeated="4"/>
          <table:table-cell table:style-name="ce10" office:value-type="string" calcext:value-type="string">
            <text:p>freiwillige Spende</text:p>
            <text:p>freier Eintritt mit Tourist- und Goldcard</text:p>
          </table:table-cell>
          <table:table-cell table:style-name="ce10" office:value-type="string" calcext:value-type="string">
            <text:p>offerta libera</text:p>
            <text:p>ingresso libero con tourist card e Goldcard </text:p>
          </table:table-cell>
          <table:table-cell table:style-name="ce10" office:value-type="string" calcext:value-type="string">
            <text:p>by contribution</text:p>
            <text:p>free entrance with tourist card and Goldcard</text:p>
          </table:table-cell>
          <table:table-cell table:style-name="ce10" office:value-type="string" calcext:value-type="string">
            <text:p>Juli-Sep </text:p>
            <text:p>Mi 17 h mit Anmeldung</text:p>
            <text:p>für Gruppentermine Tel. +39 348 0609560</text:p>
          </table:table-cell>
          <table:table-cell table:style-name="ce10" office:value-type="string" calcext:value-type="string">
            <text:p>lug-set</text:p>
            <text:p>mer h 17 previa prenotazione</text:p>
            <text:p>Appuntamenti per gruppi su richiesta: tel. +39 348 0609560</text:p>
          </table:table-cell>
          <table:table-cell table:style-name="ce10" office:value-type="string" calcext:value-type="string">
            <text:p>July-Sep </text:p>
            <text:p>Wed 5 pm by arrangement</text:p>
            <text:p>Special guided tours for groups on request: Tel. +39 348 0609560</text:p>
          </table:table-cell>
          <table:table-cell table:style-name="ce10" office:value-type="string" calcext:value-type="string">
            <text:p>Das Museum erzählt in Bildern und Objekten von der Landschaft und den Dörfern vor der Seestauung, von der Flutung und dem Wiederaufbau der Dörfer, Weiler und Höfe um Reschensee und Grauner See. Sakrale Gegenstände und Figuren aus den alten Dorfkirchen ergänzen die Sammlung. Modelle zeigen die Ausdehnung von Graun.</text:p>
          </table:table-cell>
          <table:table-cell table:style-name="ce10" office:value-type="string" calcext:value-type="string">
            <text:p>Il museo racconta il paesaggio e i centri abitati com’erano prima che il livello dell’acqua venisse artificialmente innalzato, il successivo allagamento e la ricostruzione dei paesi e dei masi intorno al Lago di Resia e al Lago di Curon. Esposti anche oggetti e figure sacre dalle antiche chiese di paese. Dei modelli mostrano l'espansione di Curon.</text:p>
          </table:table-cell>
          <table:table-cell table:style-name="ce10" office:value-type="string" calcext:value-type="string">
            <text:p>Using pictures and objects, the museum illustrates the landscape and the villages before the lake was dammed, the flooding and the reconstruction of the villages, hamlets and farms around the lakes. Sacred objects and figures from the old village churches complete the collection. Models show the area of Graun/Curon.</text:p>
          </table:table-cell>
          <table:table-cell table:style-name="ce10" office:value-type="string" calcext:value-type="string">
            <text:p>10.542165</text:p>
          </table:table-cell>
          <table:table-cell table:style-name="ce10" office:value-type="string" calcext:value-type="string">
            <text:p>46.8084204</text:p>
          </table:table-cell>
          <table:table-cell table:number-columns-repeated="995"/>
        </table:table-row>
        <table:table-row table:style-name="ro1" table:visibility="filter">
          <table:table-cell table:style-name="ce2" table:number-columns-repeated="2"/>
          <table:table-cell table:style-name="ce4" office:value-type="string" calcext:value-type="string">
            <text:p>Churburg</text:p>
          </table:table-cell>
          <table:table-cell table:style-name="ce4" office:value-type="string" calcext:value-type="string">
            <text:p>Castel Coira</text:p>
          </table:table-cell>
          <table:table-cell table:style-name="ce4" office:value-type="string" calcext:value-type="string">
            <text:p>Churburg Castle</text:p>
          </table:table-cell>
          <table:table-cell table:style-name="ce4" office:value-type="string" calcext:value-type="string">
            <text:p>Churburg 1</text:p>
          </table:table-cell>
          <table:table-cell table:style-name="ce4" office:value-type="string" calcext:value-type="string">
            <text:p>Castel Coira, 1</text:p>
          </table:table-cell>
          <table:table-cell table:style-name="ce7" office:value-type="float" office:value="39020" calcext:value-type="float">
            <text:p>39020</text:p>
          </table:table-cell>
          <table:table-cell table:style-name="ce4" office:value-type="string" calcext:value-type="string">
            <text:p>Schluderns</text:p>
          </table:table-cell>
          <table:table-cell table:style-name="ce4" office:value-type="string" calcext:value-type="string">
            <text:p>Sluderno</text:p>
          </table:table-cell>
          <table:table-cell table:number-columns-repeated="2" table:style-name="ce4" office:value-type="string" calcext:value-type="string">
            <text:p>www.churburg.com</text:p>
          </table:table-cell>
          <table:table-cell table:style-name="ce4" office:value-type="string" calcext:value-type="string">
            <text:p>+39 0473 615241</text:p>
          </table:table-cell>
          <table:table-cell table:style-name="ce4"/>
          <table:table-cell table:style-name="ce4" office:value-type="string" calcext:value-type="string">
            <text:p>+39 0473 615113</text:p>
          </table:table-cell>
          <table:table-cell table:number-columns-repeated="2" table:style-name="ce4" office:value-type="string" calcext:value-type="string">
            <text:p>info@churburg.com</text:p>
          </table:table-cell>
          <table:table-cell table:style-name="ce10" office:value-type="string" calcext:value-type="string">
            <text:p>10,00 € Erwachsene </text:p>
            <text:p>22,00 € Familien (Eltern mit Kindern 6-17 J.)</text:p>
            <text:p>9,00 € Studenten</text:p>
            <text:p>5,00 € Kinder 6-14 J.</text:p>
            <text:p>Kinder bis 5 J. kostenlos</text:p>
            <text:p>8,00 € Gruppenpreis Erwachsene (min. 15 Personen)</text:p>
            <text:p>4,00 € Gruppenpreis Schüler </text:p>
            <text:p>5,00 € Gruppenpreis Studenten </text:p>
          </table:table-cell>
          <table:table-cell table:style-name="ce10" office:value-type="string" calcext:value-type="string">
            <text:p>€ 10,00 adulti </text:p>
            <text:p>€ 22,00 famiglie</text:p>
            <text:p>€ 9,00 studenti </text:p>
            <text:p>€ 5,00 bambini 6-14 anni</text:p>
            <text:p>bambini fino ai 5 anni gratis</text:p>
            <text:p>€ 8,00 gruppi adulti (min. 15 persone) </text:p>
            <text:p>€ 4,00 gruppi scolari</text:p>
            <text:p>€ 5,00 gruppi studenti</text:p>
          </table:table-cell>
          <table:table-cell table:style-name="ce10" office:value-type="string" calcext:value-type="string">
            <text:p>€10.00 adults </text:p>
            <text:p>€22.00 families</text:p>
            <text:p>€9.00 students</text:p>
            <text:p>€5.00 children 6-14 y.</text:p>
            <text:p>children up to 5 y. free admission</text:p>
            <text:p>€8.00 adults groups (min. 15 persons)</text:p>
            <text:p>€4.00 scholars groups</text:p>
            <text:p>€5.00 students groups</text:p>
          </table:table-cell>
          <table:table-cell table:style-name="ce10" office:value-type="string" calcext:value-type="string">
            <text:p>nur mit Führung</text:p>
            <text:p>Ende März-Anfang Nov</text:p>
            <text:p> Di-So</text:p>
            <text:p>geschl. Mo außer an Feiertagen</text:p>
            <text:p>Beginnzeiten Führungen: siehe Webseite</text:p>
          </table:table-cell>
          <table:table-cell table:style-name="ce10" office:value-type="string" calcext:value-type="string">
            <text:p>solo con visita guidata</text:p>
            <text:p>fine marzo-inizio nov </text:p>
            <text:p>mar-dom</text:p>
            <text:p>chiuso lun eccetto festivi</text:p>
            <text:p>orario inizio visite guidate: vedi sito web</text:p>
          </table:table-cell>
          <table:table-cell table:style-name="ce10" office:value-type="string" calcext:value-type="string">
            <text:p>Guided tours only</text:p>
            <text:p>end of March-beginning of Nov</text:p>
            <text:p>Tue-Sun</text:p>
            <text:p>Closed Mon expect on public holidays</text:p>
            <text:p>start times of the guided tours: see website</text:p>
          </table:table-cell>
          <table:table-cell table:style-name="ce10" office:value-type="string" calcext:value-type="string">
            <text:p>Die Burganlage der Churburg reicht bis ins 12.–16. Jahrhundert zurück. Seit 1504 ist sie Stammsitz der Grafen Trapp. Die Churburg beherbergt kostbares Mobiliar, Kunst aus verschiedenen Epochen und eine der umfangreichsten privaten Rüstkammern.</text:p>
          </table:table-cell>
          <table:table-cell table:style-name="ce10" office:value-type="string" calcext:value-type="string">
            <text:p>La struttura di Castel Coira risale ai secoli XII-XVI e dal 1504 è proprietà dei conti Trapp. Custodisce mobilia di pregevole fattura, arte di epoche diverse e una delle maggiori collezioni private di armi.</text:p>
          </table:table-cell>
          <table:table-cell table:style-name="ce10" office:value-type="string" calcext:value-type="string">
            <text:p>The Churburg castle complex dates back to the 12th – 16th centuries. It has been the ancestral seat of the Counts Trapp since 1504. The Churburg houses precious furniture, art from various epochs and one of the most extensive private armouries.</text:p>
          </table:table-cell>
          <table:table-cell table:style-name="ce10" office:value-type="string" calcext:value-type="string">
            <text:p>10.58764457</text:p>
          </table:table-cell>
          <table:table-cell table:style-name="ce10" office:value-type="string" calcext:value-type="string">
            <text:p>46.66353078</text:p>
          </table:table-cell>
          <table:table-cell table:number-columns-repeated="995"/>
        </table:table-row>
        <table:table-row table:style-name="ro1">
          <table:table-cell office:value-type="string" calcext:value-type="string">
            <text:p>MVB</text:p>
          </table:table-cell>
          <table:table-cell table:style-name="ce28" office:value-type="string" calcext:value-type="string">
            <text:p>Società del Museo di Bolzano</text:p>
          </table:table-cell>
          <table:table-cell table:style-name="ce4" office:value-type="string" calcext:value-type="string">
            <text:p>Stadtmuseum Bozen</text:p>
          </table:table-cell>
          <table:table-cell table:style-name="ce4" office:value-type="string" calcext:value-type="string">
            <text:p>Museo Civico di Bolzano</text:p>
          </table:table-cell>
          <table:table-cell table:style-name="ce4" office:value-type="string" calcext:value-type="string">
            <text:p>Bolzano Municipal Museum</text:p>
          </table:table-cell>
          <table:table-cell table:style-name="ce4" office:value-type="string" calcext:value-type="string">
            <text:p>Sparkassenstraße 14</text:p>
          </table:table-cell>
          <table:table-cell table:style-name="ce4" office:value-type="string" calcext:value-type="string">
            <text:p>via Cassa di Risparmio, 14</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gemeinde.bozen.it/stadtmuseum</text:p>
          </table:table-cell>
          <table:table-cell table:style-name="ce4" office:value-type="string" calcext:value-type="string">
            <text:p>www.comune.bolzano.it/museo_civico</text:p>
          </table:table-cell>
          <table:table-cell table:style-name="ce4" office:value-type="string" calcext:value-type="string">
            <text:p>+39 0471 997960</text:p>
          </table:table-cell>
          <table:table-cell table:style-name="ce4" table:number-columns-repeated="2"/>
          <table:table-cell table:style-name="ce4" office:value-type="string" calcext:value-type="string">
            <text:p>museo.civico@comune.bolzano.it</text:p>
          </table:table-cell>
          <table:table-cell table:style-name="ce4" office:value-type="string" calcext:value-type="string">
            <text:p>stadtmuseum@gemeinde.bozen.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So 10-18 h</text:p>
            <text:p>31. Dez bis 16 h</text:p>
            <text:p>geschl. 24. und 25. Dez, 1. Jan</text:p>
            <text:p>Führungen mit Vormerkung:</text:p>
            <text:p>Tel. +39 0471 095474, &lt;a href="mailto: museenvormerkungen@gemeinde.bozen.it"&gt;museenvormerkungen@gemeinde.bozen.it&lt;/a&gt;</text:p>
          </table:table-cell>
          <table:table-cell table:style-name="ce10" office:value-type="string" calcext:value-type="string">
            <text:p>mar-dom h 10-18</text:p>
            <text:p>31 dic fino h 16</text:p>
            <text:p>chiuso 24 e 25 dic, 1° gen</text:p>
            <text:p>visite guidate su prenotazione:</text:p>
            <text:p>tel. +39 0471 095474, &lt;a href="mailto: prenotazionimusei@comune.bolzano.it"&gt;prenotazionimusei@comune.bolzano.it&lt;/a&gt;</text:p>
          </table:table-cell>
          <table:table-cell table:style-name="ce10" office:value-type="string" calcext:value-type="string">
            <text:p>Tue-Sun 10-6 pm</text:p>
            <text:p>31 Dec until 4 pm</text:p>
            <text:p>closed 24.12., 25.12., 01.01.</text:p>
            <text:p>guided tours by booking:</text:p>
            <text:p>phone +39 0471 095474, &lt;a href="mailto: museumsbookings@comune.bolzano.it"&gt;museumsbookings@comune.bolzano.it&lt;/a&gt;</text:p>
          </table:table-cell>
          <table:table-cell table:style-name="ce10" office:value-type="string" calcext:value-type="string">
            <text:p>Das älteste Museum Südtirols besitzt eine kostbare Sammlung archäologischer Funde, Zeugnisse mittelalterlicher, gotischer und barocker Kunst sowie traditioneller Trachten des 19. Jahrhunderts und Objekte der Tiroler Volkskultur. Ein Saal mit Werken von Tullia Socin und Enrico Carmassi wird von der Stiftung Socin kuratiert.</text:p>
          </table:table-cell>
          <table:table-cell table:style-name="ce10" office:value-type="string" calcext:value-type="string">
            <text:p>Il più antico museo dell’Alto Adige offre una preziosa raccolta di reperti archeologici, testimonianze dell’arte medioevale, gotica e barocca, una pregevole esposizione di costumi del XIX secolo e oggetti tradizionali della cultura popolare tirolese. Il museo ospita una sala curata dalla Fondazione Socin, con opere di Tullia Socin ed Enrico Carmassi.</text:p>
          </table:table-cell>
          <table:table-cell table:style-name="ce10" office:value-type="string" calcext:value-type="string">
            <text:p>The oldest museum in South Tyrol possesses a precious collection of archaeological finds, evidence of medieval, Gothic and Baroque art as well as traditional costumes of the 19th century and objects of Tyrolean folk culture. A room with works by Tullia Socin and Enrico Carmassi is curated by the Socin Foundation.</text:p>
          </table:table-cell>
          <table:table-cell table:style-name="ce10" office:value-type="string" calcext:value-type="string">
            <text:p>11.34912371</text:p>
          </table:table-cell>
          <table:table-cell table:style-name="ce10" office:value-type="string" calcext:value-type="string">
            <text:p>46.49987671</text:p>
          </table:table-cell>
          <table:table-cell table:number-columns-repeated="995"/>
        </table:table-row>
        <table:table-row table:style-name="ro1">
          <table:table-cell office:value-type="string" calcext:value-type="string">
            <office:annotation draw:style-name="gr1" draw:text-style-name="P2" svg:width="1.1413in" svg:height="0.7083in" svg:x="0.8146in" svg:y="3.0094in" draw:caption-point-x="-0.2402in" draw:caption-point-y="0.5945in">
              <dc:date>2023-06-29T00:00:00</dc:date>
              <text:p text:style-name="P1"><text:span text:style-name="T2">aggiunto dal confronto dei dati</text:span></text:p>
            </office:annotation>
            <text:p>MUR</text:p>
          </table:table-cell>
          <table:table-cell table:style-name="ce19" office:value-type="string" calcext:value-type="string">
            <text:p>Collezione di presepi del Convento Muri Gries</text:p>
          </table:table-cell>
          <table:table-cell table:style-name="ce4" office:value-type="string" calcext:value-type="string">
            <text:p>Krippensammlung Kloster Muri Gries</text:p>
          </table:table-cell>
          <table:table-cell table:style-name="ce4" office:value-type="string" calcext:value-type="string">
            <text:p>Collezione di presepi del Convento Muri Gries</text:p>
          </table:table-cell>
          <table:table-cell table:style-name="ce4" office:value-type="string" calcext:value-type="string">
            <text:p>Crib Collection, Muri Gries Monastery</text:p>
          </table:table-cell>
          <table:table-cell table:style-name="ce4" office:value-type="string" calcext:value-type="string">
            <text:p>Kloster Muri Gries, Grieser Platz 21</text:p>
          </table:table-cell>
          <table:table-cell table:style-name="ce4" office:value-type="string" calcext:value-type="string">
            <text:p>Convento Muri Gries, piazza Gries, 2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krippenmuseum.it</text:p>
          </table:table-cell>
          <table:table-cell table:style-name="ce4" office:value-type="string" calcext:value-type="string">
            <text:p>www.krippenmuseum.it/it</text:p>
          </table:table-cell>
          <table:table-cell table:style-name="ce4" office:value-type="string" calcext:value-type="string">
            <text:p>+39 0471 281116</text:p>
          </table:table-cell>
          <table:table-cell table:style-name="ce4" table:number-columns-repeated="2"/>
          <table:table-cell table:number-columns-repeated="2" table:style-name="ce4" office:value-type="string" calcext:value-type="string">
            <text:p>info@krippenmuseum.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Feb-Nov 1. Sa im Monat 15-17 h</text:p>
            <text:p>1. Sa Adventzeit-2. Feb Sa 15-17 h</text:p>
            <text:p>Dez auch So 15-17 h</text:p>
            <text:p>Juli, Aug nur nach Vereinbarung (T 0471 921016)</text:p>
          </table:table-cell>
          <table:table-cell table:style-name="ce10" office:value-type="string" calcext:value-type="string">
            <text:p>feb-nov 1° sab del mese h 15-17</text:p>
            <text:p>1° sab di Avvento-2 feb sab h 15-17</text:p>
            <text:p>dic anche dom h 15-17</text:p>
            <text:p>lug, ago solo su appuntamento (T 0471 921016)</text:p>
          </table:table-cell>
          <table:table-cell table:style-name="ce10" office:value-type="string" calcext:value-type="string">
            <text:p>Feb-Nov 1st Sat of the month 3-5 pm</text:p>
            <text:p>1st Sat Adventseason-2 Feb Sat 3-5 pm</text:p>
            <text:p>Dec also Sun 3-5 pm</text:p>
            <text:p>July, Aug by arrangement (T 0471 921016)</text:p>
          </table:table-cell>
          <table:table-cell table:style-name="ce10" office:value-type="string" calcext:value-type="string">
            <text:p>Die Sammlung im romanischen Turm der ehemaligen Burg Gries, heute in den Klosterbau integriert, zeigt alte und neue Krippen, Weihnachtsdarstellungen und Passionskrippen.</text:p>
          </table:table-cell>
          <table:table-cell table:style-name="ce10" office:value-type="string" calcext:value-type="string">
            <text:p>Nella torre romanica dell’antico castello di Gries, oggi annesso al convento, si può ammirare una piccola collezione di presepi – antichi e più recenti – e di raffigurazioni della Natività e della Passione.</text:p>
          </table:table-cell>
          <table:table-cell table:style-name="ce10" office:value-type="string" calcext:value-type="string">
            <text:p>The collection in the Romanesque tower of the former Gries Castle, today integrated into the monastery building, shows old and new nativity scenes, representations of Christmas and Passion nativity scenes.</text:p>
          </table:table-cell>
          <table:table-cell table:style-name="ce10" office:value-type="string" calcext:value-type="string">
            <text:p>11.33457541</text:p>
          </table:table-cell>
          <table:table-cell table:style-name="ce10" office:value-type="string" calcext:value-type="string">
            <text:p>46.50324059</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Archimod</text:p>
          </table:table-cell>
          <table:table-cell table:style-name="ce4" office:value-type="string" calcext:value-type="string">
            <text:p>Giotto Straße 13</text:p>
          </table:table-cell>
          <table:table-cell table:style-name="ce4" office:value-type="string" calcext:value-type="string">
            <text:p>via Giotto, 13</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provinz.bz.it/kunst-kultur/archimod/</text:p>
          </table:table-cell>
          <table:table-cell table:style-name="ce4" office:value-type="string" calcext:value-type="string">
            <text:p>www.provincia.bz.it/arte-cultura/archimod/</text:p>
          </table:table-cell>
          <table:table-cell table:style-name="ce4" office:value-type="string" calcext:value-type="string">
            <text:p>+39 0471 412330</text:p>
          </table:table-cell>
          <table:table-cell table:style-name="ce4" table:number-columns-repeated="2"/>
          <table:table-cell table:style-name="ce4" office:value-type="string" calcext:value-type="string">
            <text:p>ripartizione.edilizia@provincia.bz.it</text:p>
          </table:table-cell>
          <table:table-cell table:style-name="ce4" office:value-type="string" calcext:value-type="string">
            <text:p>abteilung.hochbau@provinz.bz.it</text:p>
          </table:table-cell>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admission</text:p>
          </table:table-cell>
          <table:table-cell table:style-name="ce10" office:value-type="string" calcext:value-type="string">
            <text:p>nur mit Anmeldung</text:p>
          </table:table-cell>
          <table:table-cell table:style-name="ce10" office:value-type="string" calcext:value-type="string">
            <text:p>solo su prenotazione</text:p>
          </table:table-cell>
          <table:table-cell table:style-name="ce10" office:value-type="string" calcext:value-type="string">
            <text:p>only on appointment</text:p>
          </table:table-cell>
          <table:table-cell table:style-name="ce10" office:value-type="string" calcext:value-type="string">
            <text:p>Die Ausstellung Archimod zeigt knapp 50 architektonische Projektmodelle der Autonomen Provinz Bozen - Südtirol (Plätze, Schulen, Bürohäuser, Museen, Wohnsiedlungen, Krankenhäuser, Straßen, Tunnels, Brücken), welche in den vergangenen 30 Jahren realisiert wurden bzw. sich zurzeit in der Planungs- oder Ausführungsphase befinden.</text:p>
          </table:table-cell>
          <table:table-cell table:style-name="ce10" office:value-type="string" calcext:value-type="string">
            <text:p>La mostra Archimod presenta una cinquantina di modelli architettonici della Provincia Autonoma di Bolzano - Alto Adige (piazze, scuole, palazzi per uffici, musei, complessi residenziali, ospedali, strade, gallerie, ponti), realizzati nell’arco degli ultimi 30 anni o in fase di progettazione o costruzione.</text:p>
          </table:table-cell>
          <table:table-cell table:style-name="ce10" office:value-type="string" calcext:value-type="string">
            <text:p>The Archimod exhibition shows almost 50 architectural project models of the Autonomous Province of Bolzano - South Tyrol (squares, schools, office buildings, museums, housing estates, hospitals, roads, tunnels, bridges), which have been realised in the past 30 years or are currently in the planning or execution phase.</text:p>
          </table:table-cell>
          <table:table-cell table:style-name="ce10" office:value-type="string" calcext:value-type="string">
            <text:p>11.331279</text:p>
          </table:table-cell>
          <table:table-cell table:style-name="ce10" office:value-type="string" calcext:value-type="string">
            <text:p>46.469714</text:p>
          </table:table-cell>
          <table:table-cell table:number-columns-repeated="995"/>
        </table:table-row>
        <table:table-row table:style-name="ro1">
          <table:table-cell office:value-type="string" calcext:value-type="string">
            <text:p>NUS</text:p>
          </table:table-cell>
          <table:table-cell table:style-name="ce28" office:value-type="string" calcext:value-type="string">
            <text:p>Villa Freischütz - La Casa Museo</text:p>
          </table:table-cell>
          <table:table-cell table:style-name="ce4" office:value-type="string" calcext:value-type="string">
            <text:p>Villa Freischütz - Das Hausmuseum</text:p>
          </table:table-cell>
          <table:table-cell table:style-name="ce4" office:value-type="string" calcext:value-type="string">
            <text:p>Villa Freischütz - La Casa Museo</text:p>
          </table:table-cell>
          <table:table-cell table:style-name="ce4" office:value-type="string" calcext:value-type="string">
            <text:p>Villa Freischütz - The House Museum</text:p>
          </table:table-cell>
          <table:table-cell table:style-name="ce4" office:value-type="string" calcext:value-type="string">
            <text:p>Priamiweg 7</text:p>
          </table:table-cell>
          <table:table-cell table:style-name="ce4" office:value-type="string" calcext:value-type="string">
            <text:p>via Priami 7</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villafreischuetz.org</text:p>
          </table:table-cell>
          <table:table-cell table:style-name="ce4" office:value-type="string" calcext:value-type="string">
            <text:p>+39 0473 425149</text:p>
          </table:table-cell>
          <table:table-cell table:style-name="ce4" office:value-type="string" calcext:value-type="string">
            <text:p>+39 339 4321283</text:p>
          </table:table-cell>
          <table:table-cell table:style-name="ce4"/>
          <table:table-cell table:number-columns-repeated="2" table:style-name="ce4" office:value-type="string" calcext:value-type="string">
            <text:p>info@villafreischuetz.org</text:p>
          </table:table-cell>
          <table:table-cell table:style-name="ce10" office:value-type="string" calcext:value-type="string">
            <text:p>10,00 € Erwachsene (Hauptgeschoss)</text:p>
            <text:p>8,00 € ermäßigt (Senior*innen 65+, Kinder bis 18 Jahre, Student*innen, Menschen mit Behinderung)</text:p>
            <text:p>10,00 € Führungen (Wohnung im 2. Stock)</text:p>
          </table:table-cell>
          <table:table-cell table:style-name="ce10" office:value-type="string" calcext:value-type="string">
            <text:p>€ 10,00 adulti (piano principale)</text:p>
            <text:p>€ 8,00 ridotto (senior 65+, bambini fino ai 18 anni, studenti, portatori di handicap)</text:p>
            <text:p>€ 10,00 visite guidate (ambienti al 2° piano)</text:p>
          </table:table-cell>
          <table:table-cell table:style-name="ce10" office:value-type="string" calcext:value-type="string">
            <text:p>€10.00 adults (first floor)</text:p>
            <text:p>€8.00 reduced (seniors over 65, children under 18, students, disabled persons)</text:p>
            <text:p>€10.00 guided tours (rooms on the second floor)</text:p>
          </table:table-cell>
          <table:table-cell table:style-name="ce10" office:value-type="string" calcext:value-type="string">
            <text:p>Ostern-Allerheiligen, geschl. Aug</text:p>
            <text:p>Mo-Fr 14-18 h</text:p>
            <text:p>Sa 10-13 h</text:p>
            <text:p>Sonderöffnung für Gruppen auf Vormerkung</text:p>
          </table:table-cell>
          <table:table-cell table:style-name="ce10" office:value-type="string" calcext:value-type="string">
            <text:p>Pasqua-Ognissanti, chiuso ago</text:p>
            <text:p>lun-ven h 14-18</text:p>
            <text:p>sab h 10-13</text:p>
            <text:p>gruppi su prenotazione anche fuori orario</text:p>
          </table:table-cell>
          <table:table-cell table:style-name="ce10" office:value-type="string" calcext:value-type="string">
            <text:p>Easter-All Saints, closed Aug</text:p>
            <text:p>Mon-Fri 2-6pm</text:p>
            <text:p>Sat 10-1pm</text:p>
            <text:p>Group tours outside opening hours on request</text:p>
          </table:table-cell>
          <table:table-cell table:style-name="ce10" office:value-type="string" calcext:value-type="string">
            <text:p>In der 1909 erbauten Villa fand Kaufmann und Sammler Franz Fromm mit seiner Familie ein Zuhause. Die Villa, ein für das „goldene Zeitalter“ der Kurstadt charakteristisches Gebäude, beherbergt eine vielfältige Sammlung an Kunst und Kunstgewerbe. Objekte und persönliche Geschichten verflechten sich zu einem Porträt einer bürgerlichen Familie der Zeit.</text:p>
          </table:table-cell>
          <table:table-cell table:style-name="ce10" office:value-type="string" calcext:value-type="string">
            <text:p>Costruita nel 1909, la villa divenne per il commerciante e collezionista Franz Fromm e la sua famiglia il definitivo approdo. Tipico edificio della “età dell’oro” della città di cura, custodisce una varia collezione di opere d’arte e d’arte applicata. L’intreccio degli oggetti e delle storie personali traccia un ritratto di una famiglia borghese dell’epoca.</text:p>
          </table:table-cell>
          <table:table-cell table:style-name="ce10" office:value-type="string" calcext:value-type="string">
            <text:p>The villa, built in 1909, was home to merchant and collector Franz Fromm and his family. The building is characteristic of the "golden age" of the spa town. It houses a diverse collection of art and applied arts. Objects and personal stories intertwine to form a portrait of a bourgeois family of the time.</text:p>
          </table:table-cell>
          <table:table-cell table:style-name="ce10" office:value-type="string" calcext:value-type="string">
            <text:p>11.176901</text:p>
          </table:table-cell>
          <table:table-cell table:style-name="ce10" office:value-type="string" calcext:value-type="string">
            <text:p>46.672067</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essner Mountain Museum Firmian</text:p>
          </table:table-cell>
          <table:table-cell table:style-name="ce4" office:value-type="string" calcext:value-type="string">
            <text:p>Schloss Sigmundskron, Sigmundskroner Straße 53</text:p>
          </table:table-cell>
          <table:table-cell table:style-name="ce4" office:value-type="string" calcext:value-type="string">
            <text:p>Castel Firmiano, via Castel Firmiano, 53</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messner-mountain-museum.it</text:p>
          </table:table-cell>
          <table:table-cell table:style-name="ce4" office:value-type="string" calcext:value-type="string">
            <text:p>+39 0471 631264</text:p>
          </table:table-cell>
          <table:table-cell table:style-name="ce4" table:number-columns-repeated="2"/>
          <table:table-cell table:number-columns-repeated="2" table:style-name="ce4" office:value-type="string" calcext:value-type="string">
            <text:p>info@messner-mountain-museum.it</text:p>
          </table:table-cell>
          <table:table-cell table:style-name="ce10" office:value-type="string" calcext:value-type="string">
            <text:p>15,00 € Erwachsene </text:p>
            <text:p>13,00 € Gruppen (ab 15 Personen), Studenten, Senioren (ab 65 Jahre) </text:p>
            <text:p>6,00 € Kinder (6-14 Jahre) </text:p>
            <text:p>34,00 € Familienkarte</text:p>
            <text:p/>
            <text:p>MMM Tour-Ticket:</text:p>
            <text:p>55,00 € Erwachsene </text:p>
            <text:p>45,00 € Gruppen (ab 15 Personen), Studenten, Senioren (ab 65 Jahre) </text:p>
            <text:p>25,00 € Kinder (6-14 Jahre)</text:p>
            <text:p>125,00 € Familienkarte</text:p>
          </table:table-cell>
          <table:table-cell table:style-name="ce10" office:value-type="string" calcext:value-type="string">
            <text:p>€ 15,00 adulti </text:p>
            <text:p>€ 13,00 gruppi oltre 15 persone, studenti, anziani (oltre 65 anni) </text:p>
            <text:p>€ 6,00 bambini (dai 6 ai 14 anni) </text:p>
            <text:p>€ 34,00 famiglie</text:p>
            <text:p/>
            <text:p>MMM Tour-Ticket:</text:p>
            <text:p>€ 55,00 adulti</text:p>
            <text:p>€ 45,00 gruppi oltre 15 persone, studenti, anziani (oltre 65 anni)</text:p>
            <text:p>€ 25,00 Kinder (6-14 Jahre)</text:p>
            <text:p>€ 125,00 famiglie</text:p>
          </table:table-cell>
          <table:table-cell table:style-name="ce10" office:value-type="string" calcext:value-type="string">
            <text:p>€15.00 adults </text:p>
            <text:p>€13.00 groups (15 or more), students, elderly (over 65) </text:p>
            <text:p>€6.00 children (6-14 years) </text:p>
            <text:p>€34.00 families</text:p>
            <text:p/>
            <text:p>MMM Tour-Ticket:</text:p>
            <text:p>€55.00 adults</text:p>
            <text:p>€45.00 groups (15 or more), students, elderly (over 65)</text:p>
            <text:p>€25.00 children (6-14 years)</text:p>
            <text:p>€125.00 families</text:p>
          </table:table-cell>
          <table:table-cell table:style-name="ce10" office:value-type="string" calcext:value-type="string">
            <text:p>3. So im März-2. So im Nov</text:p>
            <text:p>10-18 h</text:p>
            <text:p>letzter Einlass 17 h</text:p>
            <text:p>geschl. Do</text:p>
          </table:table-cell>
          <table:table-cell table:style-name="ce10" office:value-type="string" calcext:value-type="string">
            <text:p>3a dom marzo-2a dom nov</text:p>
            <text:p>h 10-18</text:p>
            <text:p>ultimo ingresso h 17</text:p>
            <text:p>chiuso gio</text:p>
          </table:table-cell>
          <table:table-cell table:style-name="ce10" office:value-type="string" calcext:value-type="string">
            <text:p>3rd Sun in March-2rd Sun in Nov</text:p>
            <text:p>10-6 pm</text:p>
            <text:p>last admission 5 pm</text:p>
            <text:p>Closed Thu</text:p>
          </table:table-cell>
          <table:table-cell table:style-name="ce10" office:value-type="string" calcext:value-type="string">
            <text:p>Das MMM Firmian auf Schloss Sigmundskron, thematisiert die Auseinandersetzung Mensch-Berg, und erzählt mit Kunst, Installationen, Reliquien von Entstehung und Ausbeutung der Berge, von der religiösen Bedeutung der Gipfel als Orientierungshilfe und Brücke zum Jenseits sowie die Geschichte des Bergsteigens und des alpinen Tourismus unserer Tage.</text:p>
          </table:table-cell>
          <table:table-cell table:style-name="ce10" office:value-type="string" calcext:value-type="string">
            <text:p>Il MMM Firmian a Castel Firmiano tematizza il rapporto uomo-montagna e racconta con opere, quadri, cimeli e reperti naturali l’orogenesi delle catene montuose, il legame montagna-religione e la storia dell’alpinismo fino all’odierno turismo alpino.</text:p>
          </table:table-cell>
          <table:table-cell table:style-name="ce10" office:value-type="string" calcext:value-type="string">
            <text:p>This Museum focuses on the confrontation between humans and the mountains, talks about the origins and exploitation of the mountains, of the religious significance of the peaks as a guide and bridge to the beyond, as well as the history of mountaineering and alpine tourism of our time, using art, installations and relics.</text:p>
          </table:table-cell>
          <table:table-cell table:style-name="ce10" office:value-type="string" calcext:value-type="string">
            <text:p>11.3052778</text:p>
          </table:table-cell>
          <table:table-cell table:style-name="ce10" office:value-type="string" calcext:value-type="string">
            <text:p>46.4802778</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iftung Antonio Dalle Nogare</text:p>
          </table:table-cell>
          <table:table-cell table:style-name="ce4" office:value-type="string" calcext:value-type="string">
            <text:p>Fondazione Antonio Dalle Nogare</text:p>
          </table:table-cell>
          <table:table-cell table:style-name="ce4" office:value-type="string" calcext:value-type="string">
            <text:p>Antonio Dalle Nogare Foundation</text:p>
          </table:table-cell>
          <table:table-cell table:style-name="ce4" office:value-type="string" calcext:value-type="string">
            <text:p>Rafensteiner Weg 19 </text:p>
          </table:table-cell>
          <table:table-cell table:style-name="ce4" office:value-type="string" calcext:value-type="string">
            <text:p>via Rafenstein 19</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fondazioneantoniodallenogare.com</text:p>
          </table:table-cell>
          <table:table-cell table:style-name="ce4" office:value-type="string" calcext:value-type="string">
            <text:p>+39 0471 971626</text:p>
          </table:table-cell>
          <table:table-cell table:style-name="ce4" table:number-columns-repeated="2"/>
          <table:table-cell table:number-columns-repeated="2" table:style-name="ce4" office:value-type="string" calcext:value-type="string">
            <text:p>visit@fondazioneantoniodallenogare.com</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Fr nach Vereinbarung</text:p>
            <text:p>Sa 9.30-19.30, kostenlose Führung h 11</text:p>
          </table:table-cell>
          <table:table-cell table:style-name="ce10" office:value-type="string" calcext:value-type="string">
            <text:p>mar-ven su prenotazione</text:p>
            <text:p>sab 9.30-19.30, visita guidata gratuita h 11</text:p>
          </table:table-cell>
          <table:table-cell table:style-name="ce10" office:value-type="string" calcext:value-type="string">
            <text:p>Tue-Fri by appointment</text:p>
            <text:p>Sat 9.30-7.30 pm, 11 free guided tour</text:p>
          </table:table-cell>
          <table:table-cell table:style-name="ce10" office:value-type="string" calcext:value-type="string">
            <text:p>Die Stiftung Antonio Dalle Nogare will zeitgenössische Kunst fördern und zeigt Teile der Sammlung von konzeptueller und abstrakter Kunst des Besitzers und Sonderausstellungen. Die Stiftung organisiert auch Tätigkeiten für Schulen und Führungen, bietet Residenzen für Kunstschaffende an und nimmt an museumsübergreifenden Veranstaltungen teil.</text:p>
          </table:table-cell>
          <table:table-cell table:style-name="ce10" office:value-type="string" calcext:value-type="string">
            <text:p>La Fondazione Antonio Dalle Nogare nasce per promuovere l’arte contemporanea. Espone periodicamente parti della collezione di arte astratta e concettuale del suo fondatore e ospita mostre temporanee. Organizza attività didattiche e visite guidate, promuove residenze d'artista e aderisce a manifestazioni intermuseali.</text:p>
          </table:table-cell>
          <table:table-cell table:style-name="ce10" office:value-type="string" calcext:value-type="string">
            <text:p>The Antonio Dalle Nogare Foundation aims to promote contemporary art and shows parts of the owner's collection of conceptualand abstract art and special exhibitions. The foundation also organises activities for schools and guided tours, offers residencies for artists and participates in cross-museum events.</text:p>
          </table:table-cell>
          <table:table-cell table:style-name="ce10" office:value-type="string" calcext:value-type="string">
            <text:p>11.351898</text:p>
          </table:table-cell>
          <table:table-cell table:style-name="ce10" office:value-type="string" calcext:value-type="string">
            <text:p>46.515889</text:p>
          </table:table-cell>
          <table:table-cell table:number-columns-repeated="995"/>
        </table:table-row>
        <table:table-row table:style-name="ro1" table:visibility="filter">
          <table:table-cell table:style-name="ce2" table:number-columns-repeated="2"/>
          <table:table-cell table:style-name="ce4" office:value-type="string" calcext:value-type="string">
            <text:p>Landesmuseum Bergbau - Standort Steinhaus</text:p>
          </table:table-cell>
          <table:table-cell table:style-name="ce4" office:value-type="string" calcext:value-type="string">
            <text:p>Museo provinciale Miniere - sede Cadipietra</text:p>
          </table:table-cell>
          <table:table-cell table:style-name="ce4" office:value-type="string" calcext:value-type="string">
            <text:p>South Tyrol Museum of Mining - Site Steinhaus</text:p>
          </table:table-cell>
          <table:table-cell table:style-name="ce4" office:value-type="string" calcext:value-type="string">
            <text:p>Klausbergstraße 103</text:p>
          </table:table-cell>
          <table:table-cell table:style-name="ce4" office:value-type="string" calcext:value-type="string">
            <text:p>via Klausberg 103</text:p>
          </table:table-cell>
          <table:table-cell table:style-name="ce7" office:value-type="float" office:value="39030" calcext:value-type="float">
            <text:p>39030</text:p>
          </table:table-cell>
          <table:table-cell table:style-name="ce4" office:value-type="string" calcext:value-type="string">
            <text:p>Ahrntal</text:p>
          </table:table-cell>
          <table:table-cell table:style-name="ce4" office:value-type="string" calcext:value-type="string">
            <text:p>Valle Aurina</text:p>
          </table:table-cell>
          <table:table-cell table:style-name="ce4" office:value-type="string" calcext:value-type="string">
            <text:p>www.bergbaumuseum.it</text:p>
          </table:table-cell>
          <table:table-cell table:style-name="ce4" office:value-type="string" calcext:value-type="string">
            <text:p>www.museominiere.it</text:p>
          </table:table-cell>
          <table:table-cell table:style-name="ce4" office:value-type="string" calcext:value-type="string">
            <text:p>+39 0474 651043</text:p>
          </table:table-cell>
          <table:table-cell table:style-name="ce4"/>
          <table:table-cell table:style-name="ce4" office:value-type="string" calcext:value-type="string">
            <text:p>+39 0474 651326</text:p>
          </table:table-cell>
          <table:table-cell table:style-name="ce4" office:value-type="string" calcext:value-type="string">
            <text:p>cadipietra@museiprovinciali.it</text:p>
          </table:table-cell>
          <table:table-cell table:style-name="ce4" office:value-type="string" calcext:value-type="string">
            <text:p>steinhaus@landesmuseen.it</text:p>
          </table:table-cell>
          <table:table-cell table:style-name="ce10" office:value-type="string" calcext:value-type="string">
            <text:p>Dauerausstellung:</text:p>
            <text:p>6,00 € Erwachsene </text:p>
            <text:p>4,50 € Gruppen (ab 15 Pers.), SeniorInnen (ab 65), Personen mit      Behinderung </text:p>
            <text:p>2,50 € Kinder (ab 7), SchülerInnen, StudentInnen (bis 27), Zivildiener </text:p>
            <text:p>10,00 € Familienkarte (mit Kindern bis 16 J.) </text:p>
            <text:p>23,00 € Führung für Gruppen durch die Dauerausstellung (je Gruppe, nur auf      Vormerkung)</text:p>
            <text:p/>
            <text:p>Kombiticket Dorfführung &amp; Dauerausstellung</text:p>
            <text:p>8,00 € Erwachsene </text:p>
            <text:p>6,00 € SeniorInnen (ab 65 J.), </text:p>
            <text:p>4,00 € SchülerInnen, StudentInnen (bis 27) </text:p>
            <text:p>14,00 € Familienkarte (mit Kindern bis 16 J.) </text:p>
            <text:p/>
            <text:p>Kombikarte Dauerausstellung &amp; Standort Prettau (geführte Tour - Abenteuer Stollen):</text:p>
            <text:p>13,00 € Erwachsene </text:p>
            <text:p>9,00 € SeniorInnen (ab 65 J.), </text:p>
            <text:p>5,00 € SchülerInnen, StudentInnen (bis 27) </text:p>
            <text:p>25,00 € Familienkarte (mit Kindern bis 16 J.) </text:p>
            <text:p>12,50 € "kleine" Familienkarte (1 Erziehungsberechtigte/r mit Kindern bis 16 J.)</text:p>
            <text:p/>
            <text:p>Feuriger Ton</text:p>
            <text:p>10,00 € Kinder (inkl. Verbrauchsmaterial)</text:p>
          </table:table-cell>
          <table:table-cell table:style-name="ce10" office:value-type="string" calcext:value-type="string">
            <text:p>Mostra permanente</text:p>
            <text:p>€ 6,00 adulti </text:p>
            <text:p>€ 4,50 gruppi (min. 15 pers.),      anziani (oltre 65), disabili </text:p>
            <text:p>€ 2,50 bambini (oltre 7 anni),      studenti (fino ai 27), obiettori </text:p>
            <text:p>€ 10,00 carta famiglia (con      bambini fino ai 16 anni) </text:p>
            <text:p>€ 23,00 visita guidata mostra      permanente per gruppi (a gruppo, solo con prenotazione)</text:p>
            <text:p/>
            <text:p>Biglietto combinato mostra permanente &amp; escursione centro storico</text:p>
            <text:p>€ 8,00 adulti</text:p>
            <text:p>€ 6,00 anziani (oltre      65),</text:p>
            <text:p>€ 4,00 scolari/studenti (fino ai      27)</text:p>
            <text:p>€ 14,00 biglietto famiglia (con bambini fino ai 16 anni) </text:p>
            <text:p/>
            <text:p>Biglietto combinato mostra permanente &amp; sede Predoi (visita guidata - Avventura in galleria)</text:p>
            <text:p>€ 13,00 adulti</text:p>
            <text:p>€ 9,00 anziani (oltre      65),</text:p>
            <text:p>€ 5,00 scolari/studenti (fino ai      27)</text:p>
            <text:p>€ 25,00 biglietto famiglia (con bambini fino ai 16 anni) </text:p>
            <text:p>€ 12,50 biglietto famiglia "piccolo" (1 genitore con bambini fino ai 16 anni)</text:p>
            <text:p/>
            <text:p>Terra cotta</text:p>
            <text:p>€ 10,00 a bambino (compresi i materiali)</text:p>
          </table:table-cell>
          <table:table-cell table:style-name="ce10" office:value-type="string" calcext:value-type="string">
            <text:p>Permanent exhibition</text:p>
            <text:p>€6.00 adults </text:p>
            <text:p>€4.50 groups (15 or more), seniors (over 65), persons with disabilities </text:p>
            <text:p>€2.50 children (over 7), students (up to 27)</text:p>
            <text:p>€10.00 family card (with children up to 16) </text:p>
            <text:p>€23,00 guided group tours of      permanent exhibition (per group, booking required) </text:p>
            <text:p/>
            <text:p>Combined ticket permanent exhibition &amp; guided village tour</text:p>
            <text:p>€8.00 adults </text:p>
            <text:p>€6.00 seniors (over 65), </text:p>
            <text:p>€4.00 students (up to      27)</text:p>
            <text:p>€14.00 family ticket (with children up to 16)</text:p>
            <text:p/>
            <text:p>Combinate ticket permanent exhibition &amp; location Prettau (guided tour - gallery adventure):</text:p>
            <text:p>€13.00 adults </text:p>
            <text:p>€9.00 seniors (over 65), </text:p>
            <text:p>€5.00 students (up to      27)</text:p>
            <text:p>€25.00 family ticket (with children up to 16) </text:p>
            <text:p>€12.50 "small" family ticket (1 parent with children up to 16)</text:p>
            <text:p/>
            <text:p>Fiery Clay   </text:p>
            <text:p>€10.00 children (materials included)</text:p>
          </table:table-cell>
          <table:table-cell table:style-name="ce10" office:value-type="string" calcext:value-type="string">
            <text:p>14. Apr-6. Nov</text:p>
            <text:p>Di-So 10-17 h</text:p>
            <text:p>geschl. Mo (außer Feiertage)</text:p>
          </table:table-cell>
          <table:table-cell table:style-name="ce10" office:value-type="string" calcext:value-type="string">
            <text:p>14 apr-6 nov</text:p>
            <text:p>mar-dom h 10-17</text:p>
            <text:p>chiuso lun (eccetto festivi)</text:p>
          </table:table-cell>
          <table:table-cell table:style-name="ce10" office:value-type="string" calcext:value-type="string">
            <text:p>14 Apr-6 Nov</text:p>
            <text:p>Tue-Sun 10-5 pm</text:p>
            <text:p>closed Mon (except on public holidays)</text:p>
          </table:table-cell>
          <table:table-cell table:style-name="ce10" office:value-type="string" calcext:value-type="string">
            <text:p>Steinhaus war das Verwaltungszentrum des Bergbaus im Ahrntal. Der im Jahr 1700 erbaute „Kornkasten“ diente als Lagerhaus für all jene Güter, die der Bergwerksbetrieb benötigte. Heute ist in den historischen Mauern eine Dauerausstellung untergebracht, die die Geschichten der im Bergbau tätigen Menschen erzählt. Neben der Dauerausstellung und wechselnden Sonderausstellungen bieten wir auch einen geführten Rundgang durch den historischen Dorfkern und didaktische Programme für Kinder an.</text:p>
            <text:p/>
          </table:table-cell>
          <table:table-cell table:style-name="ce10" office:value-type="string" calcext:value-type="string">
            <text:p>Cadipietra era il centro amministrativo delle miniere in Valle Aurina. Il granaio costruito nel 1700 fungeva da magazzino per tutte le merci che erano necessarie all'attività mineraria. Oggi le sue mura secolari ospitano una mostra permanente che narra le storie delle persone che lavorarono nella miniera. Accanto alla mostra permanente e alle diverse mostre temporanee vengono proposti anche una visita guidata del centro storico di Cadipietra e programmi didattici per bambini.</text:p>
          </table:table-cell>
          <table:table-cell table:style-name="ce10" office:value-type="string" calcext:value-type="string">
            <text:p>Steinhaus/Cadipietra was the administrative centre of mining in the valley. The granary, built in 1700, served as a warehouse for all the goods needed by the mining operations. Today, the historic walls house a permanent exhibition that tells the stories of the people who worked in the mining industry. In addition to the permanent exhibition and changing special exhibitions, a guided tour of the historic village centre and educational programmes for children are also offered.</text:p>
          </table:table-cell>
          <table:table-cell table:style-name="ce10" office:value-type="string" calcext:value-type="string">
            <text:p>11.98097705</text:p>
          </table:table-cell>
          <table:table-cell table:style-name="ce10" office:value-type="string" calcext:value-type="string">
            <text:p>46.99510938</text:p>
          </table:table-cell>
          <table:table-cell table:number-columns-repeated="995"/>
        </table:table-row>
        <table:table-row table:style-name="ro1" table:visibility="filter">
          <table:table-cell table:style-name="ce2" table:number-columns-repeated="2"/>
          <table:table-cell table:style-name="ce4" office:value-type="string" calcext:value-type="string">
            <text:p>Monumentalrelief am Bozner Gerichtsplatz</text:p>
          </table:table-cell>
          <table:table-cell table:style-name="ce4" office:value-type="string" calcext:value-type="string">
            <text:p>Bassorilievo monumentale in piazza del Tribunale a Bolzano</text:p>
          </table:table-cell>
          <table:table-cell table:style-name="ce4" office:value-type="string" calcext:value-type="string">
            <text:p>Momumental bas-relief at the Gerichtsplatz/piazza del Tribunale</text:p>
          </table:table-cell>
          <table:table-cell table:style-name="ce4" office:value-type="string" calcext:value-type="string">
            <text:p>Gerichtsplatz</text:p>
          </table:table-cell>
          <table:table-cell table:style-name="ce4" office:value-type="string" calcext:value-type="string">
            <text:p>piazza del Tribunale</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monumentalrelief-bozen.com</text:p>
          </table:table-cell>
          <table:table-cell table:style-name="ce4" office:value-type="string" calcext:value-type="string">
            <text:p>www.bassorilievomonumentale-bolzano.com</text:p>
          </table:table-cell>
          <table:table-cell table:style-name="ce4" table:number-columns-repeated="5"/>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ganzjährig geöffnet, jederzeit frei zugänglich</text:p>
          </table:table-cell>
          <table:table-cell table:style-name="ce10" office:value-type="string" calcext:value-type="string">
            <text:p>accesso libero tutto l'anno</text:p>
          </table:table-cell>
          <table:table-cell table:style-name="ce10" office:value-type="string" calcext:value-type="string">
            <text:p>Open all year round free admission at all times</text:p>
          </table:table-cell>
          <table:table-cell table:style-name="ce10" office:value-type="string" calcext:value-type="string">
            <text:p>„Kein Mensch hat das Recht zu gehorchen“: Seit 2017 prangt dieser Satz nach Hannah Arendt in den drei Landessprachen über dem Mussolini-Relief am Finanzgebäude. Er soll das faschistische Monumentalrelief von Hans Piffrader mit dem Motto „Credere, obbedire, combattere“ („Glauben, gehorchen, kämpfen“) auf nachhaltige Weise umdeuten.</text:p>
          </table:table-cell>
          <table:table-cell table:style-name="ce10" office:value-type="string" calcext:value-type="string">
            <text:p>“Nessuno ha il diritto di obbedire”: dal 2017 questa frase tratta da Hannah Arendt spicca in tre lingue sull’edificio degli Uffici finanziari. Si contrappone al motto “Credere, obbedire, combattere” del monumento fascista col suo carattere autoritario. La scritta intende dare nuovo significato al bassorilievo monumentale di Hans Piffrader.</text:p>
          </table:table-cell>
          <table:table-cell table:style-name="ce10" office:value-type="string" calcext:value-type="string">
            <text:p>"No human has the right to obey": In 2017, this sentence inspired by Hannah Arendt was placed in three languages above the Mussolini relief on the Finance Building. It is meant to reinterpret the fascist monumental relief by Hans Piffrader with the motto "Credere, obbedire, combattere" ("Believe, obey, fight") with a lasting effect.</text:p>
          </table:table-cell>
          <table:table-cell table:style-name="ce10" office:value-type="string" calcext:value-type="string">
            <text:p>11.339393</text:p>
          </table:table-cell>
          <table:table-cell table:style-name="ce10" office:value-type="string" calcext:value-type="string">
            <text:p>46.497454</text:p>
          </table:table-cell>
          <table:table-cell table:number-columns-repeated="995"/>
        </table:table-row>
        <table:table-row table:style-name="ro1">
          <table:table-cell office:value-type="string" calcext:value-type="string">
            <text:p>DBX</text:p>
          </table:table-cell>
          <table:table-cell table:style-name="ce28" office:value-type="string" calcext:value-type="string">
            <text:p>Museo Diocesano Hofburg di Bressanone</text:p>
          </table:table-cell>
          <table:table-cell table:style-name="ce4" office:value-type="string" calcext:value-type="string">
            <text:p>Diözesanmuseum Hofburg Brixen</text:p>
          </table:table-cell>
          <table:table-cell table:style-name="ce4" office:value-type="string" calcext:value-type="string">
            <text:p>Museo Diocesano Hofburg di Bressanone</text:p>
          </table:table-cell>
          <table:table-cell table:style-name="ce4" office:value-type="string" calcext:value-type="string">
            <text:p>Diocesan Museum Hofburg Brixen</text:p>
          </table:table-cell>
          <table:table-cell table:style-name="ce4" office:value-type="string" calcext:value-type="string">
            <text:p>Hofburgplatz 2</text:p>
          </table:table-cell>
          <table:table-cell table:style-name="ce4" office:value-type="string" calcext:value-type="string">
            <text:p>piazza Palazzo Vescovile, 2</text:p>
          </table:table-cell>
          <table:table-cell table:style-name="ce7" office:value-type="float" office:value="39042" calcext:value-type="float">
            <text:p>39042</text:p>
          </table:table-cell>
          <table:table-cell table:style-name="ce4" office:value-type="string" calcext:value-type="string">
            <text:p>Brixen</text:p>
          </table:table-cell>
          <table:table-cell table:style-name="ce4" office:value-type="string" calcext:value-type="string">
            <text:p>Bressanone</text:p>
          </table:table-cell>
          <table:table-cell table:number-columns-repeated="2" table:style-name="ce4" office:value-type="string" calcext:value-type="string">
            <text:p>www.hofburg.it</text:p>
          </table:table-cell>
          <table:table-cell table:style-name="ce4" office:value-type="string" calcext:value-type="string">
            <text:p>+39 0472 830505</text:p>
          </table:table-cell>
          <table:table-cell table:style-name="ce4"/>
          <table:table-cell table:style-name="ce4" office:value-type="string" calcext:value-type="string">
            <text:p>+39 0472 208282</text:p>
          </table:table-cell>
          <table:table-cell table:number-columns-repeated="2" table:style-name="ce4" office:value-type="string" calcext:value-type="string">
            <text:p>info@hofburg.it</text:p>
          </table:table-cell>
          <table:table-cell table:style-name="ce10" office:value-type="string" calcext:value-type="string">
            <text:p>10,00 € Erwachsene </text:p>
            <text:p>8,00 € Senioren (ab 65 Jahre), Gruppen (ab 10 Personen), Studierende</text:p>
            <text:p>5,00 € Kinder/Jugendliche (6-18 Jahre)</text:p>
            <text:p>Freier Eintritt Kinder bis 6 Jahren</text:p>
            <text:p>5,00 € Zuschlag für Führungen</text:p>
          </table:table-cell>
          <table:table-cell table:style-name="ce10" office:value-type="string" calcext:value-type="string">
            <text:p>€ 10,00 adulti </text:p>
            <text:p>€ 8,00 anziani (oltre i 65 anni), gruppi (minimo 10 persone), studenti</text:p>
            <text:p>€ 5,00 bambini, ragazzi (6-18 anni)</text:p>
            <text:p>ingresso libero bambini fino ai 6 anni</text:p>
            <text:p>€ 5,00 supplemento per visita guidata</text:p>
          </table:table-cell>
          <table:table-cell table:style-name="ce10" office:value-type="string" calcext:value-type="string">
            <text:p>€10.00 adults </text:p>
            <text:p>€8.00 elderly (over 65 years), groups (10 or more). students</text:p>
            <text:p>€5.00 children, young people 6-18 years</text:p>
            <text:p>free admission for children until 6 years</text:p>
            <text:p>€5.00 additional charges for guided tours</text:p>
          </table:table-cell>
          <table:table-cell table:style-name="ce10" office:value-type="string" calcext:value-type="string">
            <text:p>Okt - Mai</text:p>
            <text:p>täglich 10 - 17 Uhr</text:p>
            <text:p>Juni - Sep</text:p>
            <text:p>täglich 10 - 18.30 Uhr</text:p>
            <text:p>geschl. 24., 25. Dez, Ostern</text:p>
          </table:table-cell>
          <table:table-cell table:style-name="ce10" office:value-type="string" calcext:value-type="string">
            <text:p>ott-mag</text:p>
            <text:p>tutti i giorni ore 10-17</text:p>
            <text:p>giu-sett</text:p>
            <text:p>tutti i giorni ore 10-18.30</text:p>
            <text:p>chiuso 24-25 dic, Pasqua</text:p>
          </table:table-cell>
          <table:table-cell table:style-name="ce10" office:value-type="string" calcext:value-type="string">
            <text:p>Oct - May</text:p>
            <text:p>daily 10 am - 5 pm</text:p>
            <text:p>June - Sep</text:p>
            <text:p>daily 10 am - 6.30 pm</text:p>
            <text:p>closed 24/12, 25/12, Easter</text:p>
          </table:table-cell>
          <table:table-cell table:style-name="ce10" office:value-type="string" calcext:value-type="string">
            <text:p>der Brixner Fürstbischöfe, zeigt das Diözesanmuseum sakrale Kunst von der Romanik bis zur Moderne, den Domschatz von Brixen, Werke Tiroler Kunstschaffender des 19. Jahrhundert, eine Krippensammlung und wechselnde Sonderausstellungen. Vom Glanz alter Zeiten zeugen die Wohnräume der Fürstbischöfe und der Kaisertrakt.</text:p>
          </table:table-cell>
          <table:table-cell table:style-name="ce10" office:value-type="string" calcext:value-type="string">
            <text:p>Il Palazzo Vescovile, l’antica residenza dei principi vescovi di Bressanone, ospita il Museo Diocesano con opere d’arte sacra dal romanico fino all’età moderna, il tesoro del Duomo, opere di artisti tirolesi del XIX secolo, una collezione di presepi e mostre temporanee. Le sontuose stanze degli appartamenti sono impreziosite con stufe di pregio e mobili storici.</text:p>
          </table:table-cell>
          <table:table-cell table:style-name="ce10" office:value-type="string" calcext:value-type="string">
            <text:p>Here, in the former residence of the princebishops, you can see Romanesque to modern sacred art, the city's cathedral treasury, works by 19th century Tyrolean artists, a collection of nativity scenes and changing special exhibitions. Living quarters of the prince-bishops and the imperial wing show old time splendour.</text:p>
          </table:table-cell>
          <table:table-cell table:style-name="ce10" office:value-type="string" calcext:value-type="string">
            <text:p>11.6562</text:p>
          </table:table-cell>
          <table:table-cell table:style-name="ce10" office:value-type="string" calcext:value-type="string">
            <text:p>46.714998</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Schloss Moos-Schulthaus</text:p>
          </table:table-cell>
          <table:table-cell table:style-name="ce4" office:value-type="string" calcext:value-type="string">
            <text:p>Museo Castel Moos-Schulthaus</text:p>
          </table:table-cell>
          <table:table-cell table:style-name="ce4" office:value-type="string" calcext:value-type="string">
            <text:p>Museum Schloss Moos-Schulthaus</text:p>
          </table:table-cell>
          <table:table-cell table:style-name="ce4" office:value-type="string" calcext:value-type="string">
            <text:p>Schulthauserweg 4, Eppan Berg</text:p>
          </table:table-cell>
          <table:table-cell table:style-name="ce4" office:value-type="string" calcext:value-type="string">
            <text:p>via Palù, 4, Appiano Monte</text:p>
          </table:table-cell>
          <table:table-cell table:style-name="ce7" office:value-type="float" office:value="39057" calcext:value-type="float">
            <text:p>39057</text:p>
          </table:table-cell>
          <table:table-cell table:style-name="ce4" office:value-type="string" calcext:value-type="string">
            <text:p>Eppan</text:p>
          </table:table-cell>
          <table:table-cell table:style-name="ce4" office:value-type="string" calcext:value-type="string">
            <text:p>Appiano</text:p>
          </table:table-cell>
          <table:table-cell table:number-columns-repeated="2" table:style-name="ce4" office:value-type="string" calcext:value-type="string">
            <text:p>www.moos-schulthaus.it</text:p>
          </table:table-cell>
          <table:table-cell table:style-name="ce4" office:value-type="string" calcext:value-type="string">
            <text:p>+39 0471 053906</text:p>
          </table:table-cell>
          <table:table-cell table:style-name="ce4" office:value-type="string" calcext:value-type="string">
            <text:p>+39 335 7068118</text:p>
          </table:table-cell>
          <table:table-cell table:style-name="ce4"/>
          <table:table-cell table:number-columns-repeated="2" table:style-name="ce4" office:value-type="string" calcext:value-type="string">
            <text:p>info@moos-schulthaus.it</text:p>
          </table:table-cell>
          <table:table-cell table:style-name="ce10" office:value-type="string" calcext:value-type="string">
            <text:p>7,00 € Erwachsene </text:p>
            <text:p>5,00 € ermäßigt, Gruppen (ab 10 Personen), Kinder (6-12 Jahre), Studenten, Senioren, Menschen mit Behinderung </text:p>
            <text:p>2,50 € Schulklassen (bis 18 Jahre)</text:p>
            <text:p>15,00 € Familien kostenlos für Kinder bis 6 Jahre</text:p>
          </table:table-cell>
          <table:table-cell table:style-name="ce10" office:value-type="string" calcext:value-type="string">
            <text:p>€ 7,00 adulti </text:p>
            <text:p>€ 5,00 ridotti, gruppi (oltre 10 persone), bambini (dai 6 ai 12 anni), studenti, anziani, disabili </text:p>
            <text:p>€ 2,50 scolaresche (fino ai 18 anni) </text:p>
            <text:p>€ 15,00 famiglie gratuito per bambini fino ai 6 anni</text:p>
          </table:table-cell>
          <table:table-cell table:style-name="ce10" office:value-type="string" calcext:value-type="string">
            <text:p>€7.00 adults </text:p>
            <text:p>€5.00 discounted, groups (10-15 people), children (6-12 years), students, elderly, handicapped people </text:p>
            <text:p>€2.50 student classes (up to 18 years) </text:p>
            <text:p>€15.00 families free entrance for children up to 6 years</text:p>
          </table:table-cell>
          <table:table-cell table:style-name="ce10" office:value-type="string" calcext:value-type="string">
            <text:p>Ostern-Okt</text:p>
            <text:p>Do-So</text:p>
            <text:p>nur mit Führung gegen Voranmeldung</text:p>
          </table:table-cell>
          <table:table-cell table:style-name="ce10" office:value-type="string" calcext:value-type="string">
            <text:p>Pasqua-ott</text:p>
            <text:p>gio-dom</text:p>
            <text:p>solo con visita guidata previa prenotazione</text:p>
          </table:table-cell>
          <table:table-cell table:style-name="ce10" office:value-type="string" calcext:value-type="string">
            <text:p>Easter-Oct</text:p>
            <text:p>Thu-Sun</text:p>
            <text:p>Guided tours only only on reservation</text:p>
          </table:table-cell>
          <table:table-cell table:style-name="ce10" office:value-type="string" calcext:value-type="string">
            <text:p>Schloss Moos-Schulthaus geht auf einen mittelalterlichen Wehr- und Wohnturm zurück. Das Schloss ist Teil der Stiftung Walther Amonn und kann seit dem Jahr 1983 als Museum für mittelalterliche Wohnkultur und Volkskunst besichtigt werden.</text:p>
          </table:table-cell>
          <table:table-cell table:style-name="ce10" office:value-type="string" calcext:value-type="string">
            <text:p>Castel Moos-Schulthaus risale a una torre residenza fortificata medievale. Il castello è parte della Fondazione Walther Amonn e dal 1983 è aperto al pubblico come museo dedicato alla cultura abitativa e all'arte popolare medievale.</text:p>
          </table:table-cell>
          <table:table-cell table:style-name="ce10" office:value-type="string" calcext:value-type="string">
            <text:p>Moos-Schulthaus Castle dates back to a medieval defence and residential tower. The castle is administered by the foundation Walther Amonn and has been open to the public since 1983 as a museum of medieval living culture and folk art.</text:p>
          </table:table-cell>
          <table:table-cell table:style-name="ce10" office:value-type="string" calcext:value-type="string">
            <text:p>11.247613</text:p>
          </table:table-cell>
          <table:table-cell table:style-name="ce10" office:value-type="string" calcext:value-type="string">
            <text:p>46.453943</text:p>
          </table:table-cell>
          <table:table-cell table:number-columns-repeated="995"/>
        </table:table-row>
        <table:table-row table:style-name="ro1">
          <table:table-cell office:value-type="string" calcext:value-type="string">
            <text:p>MAL</text:p>
          </table:table-cell>
          <table:table-cell table:style-name="ce28" office:value-type="string" calcext:value-type="string">
            <text:p>Museo di cultura popolare di Egna</text:p>
          </table:table-cell>
          <table:table-cell table:style-name="ce4" office:value-type="string" calcext:value-type="string">
            <text:p>Museum für Alltagskultur</text:p>
          </table:table-cell>
          <table:table-cell table:style-name="ce4" office:value-type="string" calcext:value-type="string">
            <text:p>Museo di cultura popolare</text:p>
          </table:table-cell>
          <table:table-cell table:style-name="ce4" office:value-type="string" calcext:value-type="string">
            <text:p>Museum of Popular Culture </text:p>
          </table:table-cell>
          <table:table-cell table:style-name="ce4" office:value-type="string" calcext:value-type="string">
            <text:p>Andreas-Hofer-Straße 50</text:p>
          </table:table-cell>
          <table:table-cell table:style-name="ce4" office:value-type="string" calcext:value-type="string">
            <text:p>via Andreas Hofer, 50</text:p>
          </table:table-cell>
          <table:table-cell table:style-name="ce7" office:value-type="float" office:value="39044" calcext:value-type="float">
            <text:p>39044</text:p>
          </table:table-cell>
          <table:table-cell table:style-name="ce4" office:value-type="string" calcext:value-type="string">
            <text:p>Neumarkt</text:p>
          </table:table-cell>
          <table:table-cell table:style-name="ce4" office:value-type="string" calcext:value-type="string">
            <text:p>Egna</text:p>
          </table:table-cell>
          <table:table-cell table:style-name="ce4" office:value-type="string" calcext:value-type="string">
            <text:p>www.museum-alltagskultur.it </text:p>
          </table:table-cell>
          <table:table-cell table:style-name="ce4" office:value-type="string" calcext:value-type="string">
            <text:p>www.museum-alltagskultur.it/it </text:p>
          </table:table-cell>
          <table:table-cell table:style-name="ce4" office:value-type="string" calcext:value-type="string">
            <text:p>+39 335 8187598</text:p>
          </table:table-cell>
          <table:table-cell table:style-name="ce4" office:value-type="string" calcext:value-type="string">
            <text:p>+39 333 2394540 </text:p>
          </table:table-cell>
          <table:table-cell table:style-name="ce4"/>
          <table:table-cell table:number-columns-repeated="2" table:style-name="ce4" office:value-type="string" calcext:value-type="string">
            <text:p>info@museum-alltagskultur.it</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untary contribution</text:p>
          </table:table-cell>
          <table:table-cell table:style-name="ce10" office:value-type="string" calcext:value-type="string">
            <text:p>Di nach Ostern-Allerheiligen</text:p>
            <text:p>Di, Fr, So 10-12 h</text:p>
            <text:p>und auf Anfrage</text:p>
            <text:p>Gruppen ab 10 Personen nach Vereinbarung</text:p>
          </table:table-cell>
          <table:table-cell table:style-name="ce10" office:value-type="string" calcext:value-type="string">
            <text:p>mar dopo Pasqua-Ognissanti</text:p>
            <text:p>mar, ven, dom h 10-12</text:p>
            <text:p>e su richiesta</text:p>
            <text:p>gruppi a partire da 10 persone previo appuntamento</text:p>
          </table:table-cell>
          <table:table-cell table:style-name="ce10" office:value-type="string" calcext:value-type="string">
            <text:p>Tue after Easter-All Saints</text:p>
            <text:p>Tue, Fri, Sun 10-12</text:p>
            <text:p>Outside opening times on request</text:p>
            <text:p>groups up to 10 people by arrangement</text:p>
          </table:table-cell>
          <table:table-cell table:style-name="ce10" office:value-type="string" calcext:value-type="string">
            <text:p>Das Museum ist in einem historischen Laubenhaus untergebracht. Es zeigt Einrichtungs- und Gebrauchsgegenstände aus dem Alltag eines bürgerlichen Haushaltes aus dem 19. und 20. Jahrhundert, arrangiert in ihrem gewohnten Umfeld.</text:p>
          </table:table-cell>
          <table:table-cell table:style-name="ce10" office:value-type="string" calcext:value-type="string">
            <text:p>Ubicato in una delle ultime case a portico di Egna, il museo espone oggetti d’arredamento e d’uso quotidiano tipici dell’abitazione borghese del XIX e XX secolo, disposti nel loro ambiente come se la casa fosse ancora abitata.</text:p>
          </table:table-cell>
          <table:table-cell table:style-name="ce10" office:value-type="string" calcext:value-type="string">
            <text:p>The museum is housed in a historical building in the town's porticos. It shows furnishings and utensils from the everyday life of a middle-class household from the 19th and 20th centuries, arranged in their familiar surroundings.</text:p>
          </table:table-cell>
          <table:table-cell table:style-name="ce10" office:value-type="string" calcext:value-type="string">
            <text:p>11.2696608</text:p>
          </table:table-cell>
          <table:table-cell table:style-name="ce10" office:value-type="string" calcext:value-type="string">
            <text:p>46.3119503</text:p>
          </table:table-cell>
          <table:table-cell table:number-columns-repeated="995"/>
        </table:table-row>
        <table:table-row table:style-name="ro1">
          <table:table-cell office:value-type="string" calcext:value-type="string">
            <text:p>NMS</text:p>
          </table:table-cell>
          <table:table-cell table:style-name="ce28" office:value-type="string" calcext:value-type="string">
            <text:p>Museo di Scienze Naturali dell'Alto Adige</text:p>
          </table:table-cell>
          <table:table-cell table:style-name="ce4" office:value-type="string" calcext:value-type="string">
            <text:p>Naturmuseum Südtirol</text:p>
          </table:table-cell>
          <table:table-cell table:style-name="ce4" office:value-type="string" calcext:value-type="string">
            <text:p>Museo di Scienze Naturali dell'Alto Adige</text:p>
          </table:table-cell>
          <table:table-cell table:style-name="ce4" office:value-type="string" calcext:value-type="string">
            <text:p>South Tyrol Museum of Natural History</text:p>
          </table:table-cell>
          <table:table-cell table:style-name="ce4" office:value-type="string" calcext:value-type="string">
            <text:p>Bindergasse 1</text:p>
          </table:table-cell>
          <table:table-cell table:style-name="ce4" office:value-type="string" calcext:value-type="string">
            <text:p>via Bottai, 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natura.museum/de/</text:p>
          </table:table-cell>
          <table:table-cell table:style-name="ce4" office:value-type="string" calcext:value-type="string">
            <text:p>www.natura.museum/it/</text:p>
          </table:table-cell>
          <table:table-cell table:style-name="ce4" office:value-type="string" calcext:value-type="string">
            <text:p>+39 0471 412964</text:p>
          </table:table-cell>
          <table:table-cell table:style-name="ce4"/>
          <table:table-cell table:style-name="ce4" office:value-type="string" calcext:value-type="string">
            <text:p>+39 0471 412979</text:p>
          </table:table-cell>
          <table:table-cell table:style-name="ce4" office:value-type="string" calcext:value-type="string">
            <text:p>info@museonatura.it</text:p>
          </table:table-cell>
          <table:table-cell table:style-name="ce4" office:value-type="string" calcext:value-type="string">
            <text:p>info@naturmuseum.it</text:p>
          </table:table-cell>
          <table:table-cell table:style-name="ce10" office:value-type="string" calcext:value-type="string">
            <text:p>7,00 € Erwachsene </text:p>
            <text:p>5,00 € Gruppen ab 15 Pers., Senioren (ab 65), Personen mit Behinderung, Schüler, Studenten (bis 26), Zivildiener </text:p>
            <text:p>1,50 € Schulklassen </text:p>
            <text:p>14,00 € Familien (2 Erwachsene, Kinder bis 16 J.)</text:p>
            <text:p>7,00 € Minifamilien (1 Erwachsener, Kinder bis 16 J.)</text:p>
            <text:p>Kinder bis 6 Jahre frei</text:p>
          </table:table-cell>
          <table:table-cell table:style-name="ce10" office:value-type="string" calcext:value-type="string">
            <text:p>€ 7,00 adulti </text:p>
            <text:p>€ 5,00 gruppi di 15 pers., anziani, disabili, scolari, studenti fino ai 26 anni, militari </text:p>
            <text:p>€ 1,50 scolaresche </text:p>
            <text:p>€ 14,00 famiglie (2 adulti, bambini fino ai 16 anni)</text:p>
            <text:p>€ 7,00 minifamiglie (1 adulto, bambini fino ai 16 anni)</text:p>
            <text:p>gratuito per bambini fino ai 6 anni</text:p>
          </table:table-cell>
          <table:table-cell table:style-name="ce10" office:value-type="string" calcext:value-type="string">
            <text:p>€7.00 adults </text:p>
            <text:p>€5.00 groups of 15 or more, seniors, handicapped, students up to 26, military </text:p>
            <text:p>€1.50 children (with class) </text:p>
            <text:p>€14.00 families (2 adults, children up to 16 years)</text:p>
            <text:p>€7.00 minifamilies (1 adult, children up to 16 years)</text:p>
            <text:p>free for children up to 6</text:p>
          </table:table-cell>
          <table:table-cell table:style-name="ce10" office:value-type="string" calcext:value-type="string">
            <text:p>Di-So, Feiertage</text:p>
            <text:p>10-18 h</text:p>
            <text:p>geschl. 1. Jan, 1. Mai, 25. Dez</text:p>
            <text:p>Schulen ab 9 h</text:p>
            <text:p>(Vormerkung erforderlich)</text:p>
          </table:table-cell>
          <table:table-cell table:style-name="ce10" office:value-type="string" calcext:value-type="string">
            <text:p>mar-dom, festivi</text:p>
            <text:p>h 10-18</text:p>
            <text:p>chiuso 1 gen, 1o mag, 25 dic</text:p>
            <text:p>scuole dalle h 9</text:p>
            <text:p>(su prenotazione)</text:p>
          </table:table-cell>
          <table:table-cell table:style-name="ce10" office:value-type="string" calcext:value-type="string">
            <text:p>Tue-Sun, public holidays</text:p>
            <text:p>10-6 pm</text:p>
            <text:p>Closed 1 Jan, 1 May, 25 Dec</text:p>
            <text:p>Schools from 9</text:p>
            <text:p>(booking required)</text:p>
          </table:table-cell>
          <table:table-cell table:style-name="ce10" office:value-type="string" calcext:value-type="string">
            <text:p>Das Südtiroler Landesmuseum für Naturkunde zeigt im ehemaligen Amtshaus Kaiser Maximilians I. auf einer Gesamtfläche von etwa 1.000 m² Südtirols Landschafts- und Naturgeschichte. Die Ausstellung ist eine Wanderung durch die Zeit. Modelle, Dioramen, Experimente und Multimediastationen geben Einblicke in Südtirols Erdgeschichte, in die Entstehung und Entwicklung der Lebensräume. Im Erdgeschoss werden Wechselausstellungen gezeigt.</text:p>
          </table:table-cell>
          <table:table-cell table:style-name="ce10" office:value-type="string" calcext:value-type="string">
            <text:p>Situato nell’antica residenza urbana e sede degli uffici amministrativi dell’imperatore Massimiliano I, il museo illustra su circa 1.000 mq la storia naturale e paesaggistica dell’Alto Adige. In un viaggio nel tempo scandito da plastici, diorami e postazioni sperimentali e multimediali, il museo permette di scoprire i momenti più importanti delle origini della terra e della nascita e dello sviluppo dei vari ambienti naturali. Il piano terra ospita mostre temporanee.</text:p>
          </table:table-cell>
          <table:table-cell table:style-name="ce10" office:value-type="string" calcext:value-type="string">
            <text:p>The South Tyrolean Museum of Natural History shows South Tyrol's landscape and natural history in the former official residence of Emperor Maximilian I on a total area of about 1,000 m². The exhibition is a journey through time. Models, dioramas, experiments and multimedia stations provide insights into the local geologic history, into the formation and development of habitats. Temporary exhibitions are shown on the ground floor.</text:p>
          </table:table-cell>
          <table:table-cell table:style-name="ce10" office:value-type="string" calcext:value-type="string">
            <text:p>11.35689139</text:p>
          </table:table-cell>
          <table:table-cell table:style-name="ce10" office:value-type="string" calcext:value-type="string">
            <text:p>46.50109527</text:p>
          </table:table-cell>
          <table:table-cell table:number-columns-repeated="995"/>
        </table:table-row>
        <table:table-row table:style-name="ro1">
          <table:table-cell office:value-type="string" calcext:value-type="string">
            <text:p>MGH</text:p>
          </table:table-cell>
          <table:table-cell table:style-name="ce28" office:value-type="string" calcext:value-type="string">
            <text:p>Museum Gherdëina</text:p>
          </table:table-cell>
          <table:table-cell table:number-columns-repeated="2" table:style-name="ce4" office:value-type="string" calcext:value-type="string">
            <text:p>Museum Gherdëina</text:p>
          </table:table-cell>
          <table:table-cell table:style-name="ce4" office:value-type="string" calcext:value-type="string">
            <text:p>Gherdëina Museum</text:p>
          </table:table-cell>
          <table:table-cell table:style-name="ce4" office:value-type="string" calcext:value-type="string">
            <text:p>Cësa di Ladins, Reziastraße 83</text:p>
          </table:table-cell>
          <table:table-cell table:style-name="ce4" office:value-type="string" calcext:value-type="string">
            <text:p>Cësa di Ladins, via Rezia, 83</text:p>
          </table:table-cell>
          <table:table-cell table:style-name="ce7" office:value-type="float" office:value="39046" calcext:value-type="float">
            <text:p>39046</text:p>
          </table:table-cell>
          <table:table-cell table:style-name="ce4" office:value-type="string" calcext:value-type="string">
            <text:p>St. Ulrich</text:p>
          </table:table-cell>
          <table:table-cell table:style-name="ce4" office:value-type="string" calcext:value-type="string">
            <text:p>Ortisei</text:p>
          </table:table-cell>
          <table:table-cell table:number-columns-repeated="2" table:style-name="ce4" office:value-type="string" calcext:value-type="string">
            <text:p>www.museumgherdeina.it</text:p>
          </table:table-cell>
          <table:table-cell table:style-name="ce4" office:value-type="string" calcext:value-type="string">
            <text:p>+39 0471 797554</text:p>
          </table:table-cell>
          <table:table-cell table:style-name="ce4"/>
          <table:table-cell table:style-name="ce4" office:value-type="string" calcext:value-type="string">
            <text:p>+39 0471 789798</text:p>
          </table:table-cell>
          <table:table-cell table:number-columns-repeated="2" table:style-name="ce4" office:value-type="string" calcext:value-type="string">
            <text:p>info@museumgherdeina.it</text:p>
          </table:table-cell>
          <table:table-cell table:style-name="ce10" office:value-type="string" calcext:value-type="string">
            <text:p>8,00 € Erwachsene </text:p>
            <text:p>6,00 € Ermäßigt (Senioren über 65 Jahre, Menschen mit Beeinträchtigungen, Gruppen über 10 Personen) </text:p>
            <text:p>16,00 € Familienkarte</text:p>
            <text:p>2,50 € Studenten von 18 bis 26 Jahre </text:p>
            <text:p>1,50 € Schüler im Klassenverband</text:p>
            <text:p>Eintritt frei bis 18 Jahren</text:p>
          </table:table-cell>
          <table:table-cell table:style-name="ce10" office:value-type="string" calcext:value-type="string">
            <text:p>€ 8,00  intero </text:p>
            <text:p>€ 6,00  ridotto (over 65, gruppi di minimo 10 persone, diversamente abili) </text:p>
            <text:p>€ 16,00 famiglia </text:p>
            <text:p>€ 2,50 studenti dai 18 ai 26 anni</text:p>
            <text:p>€ 1,50  scolaresche (a studente)</text:p>
            <text:p>ingresso libero fino ai 18 anni</text:p>
          </table:table-cell>
          <table:table-cell table:style-name="ce10" office:value-type="string" calcext:value-type="string">
            <text:p>8,00 € adults </text:p>
            <text:p>6,00 € discounts (65 years +, groups over 10 persons, visitors with disabilities) </text:p>
            <text:p>16,00 € family card </text:p>
            <text:p>2,50 € students from 18 to 26 years</text:p>
            <text:p>1,50 € students (in school groups)</text:p>
            <text:p>free entrance up to 18 years</text:p>
          </table:table-cell>
          <table:table-cell table:style-name="ce10" office:value-type="string" calcext:value-type="string">
            <text:p>Sommer</text:p>
            <text:p>15.05.-30.06.: Mo-Fr 10-12.30, 14-18 h</text:p>
            <text:p>01.07.-31.08.: auch Sa 10-12.30 h</text:p>
            <text:p>01.09.-15.10.: Mo-Fr 10-12.30, 14-18 h</text:p>
            <text:p>geschlossen: 15.08.</text:p>
            <text:p>Winter</text:p>
            <text:p>26.12.-06.01.: täglich 14-18 h</text:p>
            <text:p>07.01.-31.03.: Di-Fr 14-18 h</text:p>
            <text:p>geschl.: 24., 25. und 31.12., 01.01.</text:p>
            <text:p>Besuche außerhalb der regulären Öffnungszeiten auf Anfrage möglich</text:p>
          </table:table-cell>
          <table:table-cell table:style-name="ce10" office:value-type="string" calcext:value-type="string">
            <text:p>Estate</text:p>
            <text:p>15.05-30.06: lun-ven h 10-12.30, 14-18</text:p>
            <text:p>01.07-31.08: anche sab h 10-12.30</text:p>
            <text:p>01.09-15.10: lun-ven h 10-12.30, 14-18</text:p>
            <text:p>chiuso: 15.08</text:p>
            <text:p>Inverno</text:p>
            <text:p>26.12-06.01: tutti i giorni h 14-18</text:p>
            <text:p>07.01-31.03: mar-ven h 14-18</text:p>
            <text:p>chiuso: 24, 25 e 31.12, 01.01</text:p>
            <text:p>possibili su richiesta visite fuori dagli orari di apertura regolari</text:p>
          </table:table-cell>
          <table:table-cell table:style-name="ce10" office:value-type="string" calcext:value-type="string">
            <text:p>Summer</text:p>
            <text:p>15.5-30.6: Mon-Fri 10-12.30 2 pm-6 pm</text:p>
            <text:p>1.7-31.8: also Sat 10 am - 12.30 am</text:p>
            <text:p>1.9-15.10: Mon-Fri 10-12.30, 2 pm-6 pm</text:p>
            <text:p>15.8 closed</text:p>
            <text:p>Winter</text:p>
            <text:p>26.12-6.1: daily 2 pm-6 pm</text:p>
            <text:p>7.1-31.3: Tue-Fri 2 pm-6 pm</text:p>
            <text:p>closed: 24, 25, 31.12, 1.1</text:p>
            <text:p>on request it is possible to visit the museum outside the regular opening times</text:p>
          </table:table-cell>
          <table:table-cell table:style-name="ce10" office:value-type="string" calcext:value-type="string">
            <text:p>Das Museum zeigt die Natur- und Kulturgeschichte des Tals: die Entstehung der Dolomiten, archäologische Funde, Holzschnitzkunst, Spielzeugheimindustrie, die Bergfilm-Legende Luis Trenker, das Fastentuch von St. Jakob und die spätmittelalterliche Schlafkammer „Bierjun“. In der virtuellen Realität zeigt sich der Fischsaurier der Secëda hautnah.</text:p>
          </table:table-cell>
          <table:table-cell table:style-name="ce10" office:value-type="string" calcext:value-type="string">
            <text:p>Il museo illustra la storia naturale e culturale della valle: la nascita delle Dolomiti, testimonianze archeologiche, sculture lignee gardenesi, l’industria dei giocattoli, il regista e attore Luis Trenker, la tela quaresimale di San Giacomo, la camera da letto “Bierjun” del tardo Medioevo e, tramite la realtà virtuale, l’ittiosauro del Monte Secëda.</text:p>
          </table:table-cell>
          <table:table-cell table:style-name="ce10" office:value-type="string" calcext:value-type="string">
            <text:p>The museum shows the natural and cultural history of the valley: the formation of the Dolomites, archaeological finds, woodcarving art, toy cottage industry, the mountain film legend Luis Trenker, the Lenten cloth of St. Jakob and the late medieval sleeping chamber “Bierjun”. In virtual reality, the Secëda fish dinosaur shows itself up close.</text:p>
          </table:table-cell>
          <table:table-cell table:style-name="ce10" office:value-type="string" calcext:value-type="string">
            <text:p>11.67439</text:p>
          </table:table-cell>
          <table:table-cell table:style-name="ce10" office:value-type="string" calcext:value-type="string">
            <text:p>46.573614</text:p>
          </table:table-cell>
          <table:table-cell table:number-columns-repeated="995"/>
        </table:table-row>
        <table:table-row table:style-name="ro1">
          <table:table-cell office:value-type="string" calcext:value-type="string">
            <text:p>SVM</text:p>
          </table:table-cell>
          <table:table-cell table:style-name="ce28" office:value-type="string" calcext:value-type="string">
            <text:p>Museo provinciale degli usi e costumi (Alto Adige)</text:p>
          </table:table-cell>
          <table:table-cell table:style-name="ce4" office:value-type="string" calcext:value-type="string">
            <text:p>Südtiroler Landesmuseum für Volkskunde</text:p>
          </table:table-cell>
          <table:table-cell table:style-name="ce4" office:value-type="string" calcext:value-type="string">
            <text:p>Museo provinciale degli usi e costumi</text:p>
          </table:table-cell>
          <table:table-cell table:style-name="ce4" office:value-type="string" calcext:value-type="string">
            <text:p>South Tyrolean Folklore Museum</text:p>
          </table:table-cell>
          <table:table-cell table:style-name="ce4" office:value-type="string" calcext:value-type="string">
            <text:p>Dietenheim, Herzog-Diet-Str. 24</text:p>
          </table:table-cell>
          <table:table-cell table:style-name="ce4" office:value-type="string" calcext:value-type="string">
            <text:p>Teodone, via Duca Diet, 24</text:p>
          </table:table-cell>
          <table:table-cell table:style-name="ce7" office:value-type="float" office:value="39031" calcext:value-type="float">
            <text:p>39031</text:p>
          </table:table-cell>
          <table:table-cell table:style-name="ce4" office:value-type="string" calcext:value-type="string">
            <text:p>Bruneck</text:p>
          </table:table-cell>
          <table:table-cell table:style-name="ce4" office:value-type="string" calcext:value-type="string">
            <text:p>Brunico</text:p>
          </table:table-cell>
          <table:table-cell table:style-name="ce4" office:value-type="string" calcext:value-type="string">
            <text:p>www.volkskundemuseum.it</text:p>
          </table:table-cell>
          <table:table-cell table:style-name="ce4" office:value-type="string" calcext:value-type="string">
            <text:p>www.museo-etnografico.it</text:p>
          </table:table-cell>
          <table:table-cell table:style-name="ce4" office:value-type="string" calcext:value-type="string">
            <text:p>+39 0474 552087</text:p>
          </table:table-cell>
          <table:table-cell table:style-name="ce4"/>
          <table:table-cell table:style-name="ce4" office:value-type="string" calcext:value-type="string">
            <text:p>+39 0474 551764</text:p>
          </table:table-cell>
          <table:table-cell table:style-name="ce4" office:value-type="string" calcext:value-type="string">
            <text:p>info@museo-etnografico.it</text:p>
          </table:table-cell>
          <table:table-cell table:style-name="ce4" office:value-type="string" calcext:value-type="string">
            <text:p>info@volkskundemuseum.it</text:p>
          </table:table-cell>
          <table:table-cell table:style-name="ce10" office:value-type="string" calcext:value-type="string">
            <text:p>9,00 € Erwachsene </text:p>
            <text:p>6,70 € Gruppen ab 15 Personen, Senioren ab 65 J., Studenten von 16 bis 27  J., Jugendliche ab 16 J., Personen mit Beeinträchtigung</text:p>
            <text:p>1,50 € Schüler (Klasse) </text:p>
            <text:p>18,00 € Familien (2 Erwachsene, Kinder bis 16 J.) </text:p>
            <text:p>9,00 € Kleine Familienkarte (1 Erwachsener mit Kindern unter 16 J.)</text:p>
            <text:p>Kinder unter 6 Jahre freier Eintritt</text:p>
            <text:p>50,00 € normale Führung</text:p>
            <text:p>40,00 € Führung für Schulklassen</text:p>
          </table:table-cell>
          <table:table-cell table:style-name="ce10" office:value-type="string" calcext:value-type="string">
            <text:p>€ 9,00 adulti </text:p>
            <text:p>€ 6,70 gruppi a partire da 15 persone, anziani dai 65 anni di età, studenti dai 16 ai 27 anni, ragazzi dai 16 anni, persone disabili</text:p>
            <text:p>€ 1,50 alunni di scolaresche </text:p>
            <text:p>€ 18,00 biglietto famiglia (2 adulti con ragazzi sotto ai 16 anni)</text:p>
            <text:p>€ 9,00 biglietto famiglia mini (1 adulto con ragazzi sotto ai 16 anni)</text:p>
            <text:p>bambini fino ai 6 anni entrano gratis </text:p>
            <text:p>€ 50,00 visita guidata normale </text:p>
            <text:p>€ 40,00 visita guidata per scolaresche</text:p>
          </table:table-cell>
          <table:table-cell table:style-name="ce10" office:value-type="string" calcext:value-type="string">
            <text:p>€9.00 adults </text:p>
            <text:p>€6.70 groups from 15 people upwards, seniors from 65 years up, students up to 27 years, teenagers from 16 years up, disabled people </text:p>
            <text:p>€1.50 pupils in school classes </text:p>
            <text:p>€18.00 family card (2 adults with children up to 16 years)</text:p>
            <text:p>€9.00 mini family card (1 adult with children up to 16 years)</text:p>
            <text:p>free for children up to 6</text:p>
            <text:p>€50.00 normal guided tour </text:p>
            <text:p>€40.00 guided tour for schools</text:p>
          </table:table-cell>
          <table:table-cell table:style-name="ce10" office:value-type="string" calcext:value-type="string">
            <text:p>15. Apr-31. Okt </text:p>
            <text:p>Di-So, Feiertage 10-17 h (letzter Einlass 16 h)</text:p>
          </table:table-cell>
          <table:table-cell table:style-name="ce10" office:value-type="string" calcext:value-type="string">
            <text:p>15 apr-31 ott </text:p>
            <text:p>mar-dom, festivi h 10-17 (ultimo ingresso h 16)</text:p>
          </table:table-cell>
          <table:table-cell table:style-name="ce10" office:value-type="string" calcext:value-type="string">
            <text:p>15 Apr-31 Oct </text:p>
            <text:p>Tue-Sun, public holidays 10-5 pm (last admission 4 pm)</text:p>
          </table:table-cell>
          <table:table-cell table:style-name="ce10" office:value-type="string" calcext:value-type="string">
            <text:p>Das Volkskundemuseum zeigt die Lebenswelt der ländlichen Bevölkerung in vorindustrieller Zeit vom Landadel über die selbstversorgenden Bauernfamilien bis zu den im Tagelohn Arbeitenden. Mittelpunkt ist der barocke Ansitz „Mair am Hof“ aus dem Ende des 17. Jahrhunderts mit den herrschaftlichen Räumen und den volkskundlichen Sammlungen. Auf dem rund drei Hektar großen Freigelände sind hingegen alte, originale Bauernhäuser, Handwerksstätten, Bauerngärten und Haustiere zu sehen.</text:p>
          </table:table-cell>
          <table:table-cell table:style-name="ce10" office:value-type="string" calcext:value-type="string">
            <text:p>Il Museo degli usi e costumi di Teodone illustra la vita della società rurale in epoca preindustriale, dal nobile al contadino fino al bracciante. Al centro si trova la residenza barocca Mair am Hof (costruita alla fine del XVII secolo) con le sale padronali e le collezioni etnografiche. Nell’area all’aperto di oltre tre ettari, i masi contadini originali, le officine degli artigiani, gli orti agricoli e gli animali domestici raccontano la vita quotidiana di una volta.</text:p>
          </table:table-cell>
          <table:table-cell table:style-name="ce10" office:value-type="string" calcext:value-type="string">
            <text:p>The South Tyrolean Folklore Museum shows the life of the rural population in pre-industrial times, from the landed gentry to the farming families and the day labourers. The centrepiece is the baroque "Mair am Hof" manor house from the end of the 17th century with stately rooms and folklore collections. Old, original farmhouses, handicraft workshops, farm gardens and domestic animals can be seen on the approximately three-hectare open-air site.</text:p>
          </table:table-cell>
          <table:table-cell table:style-name="ce10" office:value-type="string" calcext:value-type="string">
            <text:p>11.95402622</text:p>
          </table:table-cell>
          <table:table-cell table:style-name="ce10" office:value-type="string" calcext:value-type="string">
            <text:p>46.80282086</text:p>
          </table:table-cell>
          <table:table-cell table:number-columns-repeated="995"/>
        </table:table-row>
        <table:table-row table:style-name="ro1">
          <table:table-cell office:value-type="string" calcext:value-type="string">
            <office:annotation draw:style-name="gr1" draw:text-style-name="P2" svg:width="1.1413in" svg:height="0.7083in" svg:x="0.8146in" svg:y="5.1094in" draw:caption-point-x="-0.2402in" draw:caption-point-y="0.5945in">
              <dc:date>2023-06-29T00:00:00</dc:date>
              <text:p text:style-name="P1"><text:span text:style-name="T2">corretto da PBX per confronto</text:span></text:p>
            </office:annotation>
            <text:p>PMB</text:p>
          </table:table-cell>
          <table:table-cell table:style-name="ce4" office:value-type="string" calcext:value-type="string">
            <text:p>Museo della Farmacia di Bressanone</text:p>
          </table:table-cell>
          <table:table-cell table:style-name="ce4" office:value-type="string" calcext:value-type="string">
            <text:p>Pharmaziemuseum Brixen</text:p>
          </table:table-cell>
          <table:table-cell table:style-name="ce4" office:value-type="string" calcext:value-type="string">
            <text:p>Museo della Farmacia di Bressanone</text:p>
          </table:table-cell>
          <table:table-cell table:style-name="ce4" office:value-type="string" calcext:value-type="string">
            <text:p>Pharmacy Museum of Brixen/Bressanone</text:p>
          </table:table-cell>
          <table:table-cell table:style-name="ce4" office:value-type="string" calcext:value-type="string">
            <text:p>Adlerbrückengasse 4</text:p>
          </table:table-cell>
          <table:table-cell table:style-name="ce4" office:value-type="string" calcext:value-type="string">
            <text:p>via Ponte Aquila, 4</text:p>
          </table:table-cell>
          <table:table-cell table:style-name="ce7" office:value-type="float" office:value="39042" calcext:value-type="float">
            <text:p>39042</text:p>
          </table:table-cell>
          <table:table-cell table:style-name="ce4" office:value-type="string" calcext:value-type="string">
            <text:p>Brixen</text:p>
          </table:table-cell>
          <table:table-cell table:style-name="ce4" office:value-type="string" calcext:value-type="string">
            <text:p>Bressanone</text:p>
          </table:table-cell>
          <table:table-cell table:style-name="ce4" office:value-type="string" calcext:value-type="string">
            <text:p>www.pharmaziemuseum.it</text:p>
          </table:table-cell>
          <table:table-cell table:style-name="ce4" office:value-type="string" calcext:value-type="string">
            <text:p>www.museofarmacia.it</text:p>
          </table:table-cell>
          <table:table-cell table:style-name="ce4" office:value-type="string" calcext:value-type="string">
            <text:p>+39 0472 209112</text:p>
          </table:table-cell>
          <table:table-cell table:style-name="ce4"/>
          <table:table-cell table:style-name="ce4" office:value-type="string" calcext:value-type="string">
            <text:p>+39 0472 832777</text:p>
          </table:table-cell>
          <table:table-cell table:style-name="ce4" office:value-type="string" calcext:value-type="string">
            <text:p>mail@museofarmacia.it</text:p>
          </table:table-cell>
          <table:table-cell table:style-name="ce4" office:value-type="string" calcext:value-type="string">
            <text:p>mail@pharmaziemuseum.it</text:p>
          </table:table-cell>
          <table:table-cell table:style-name="ce10" office:value-type="string" calcext:value-type="string">
            <text:p>5,00 € Erwachsene </text:p>
            <text:p>4,00 € Jugendliche bis 18 Jahren, Schüler, Studenten, Senioren (ab 60), Gruppen ab 10 Personen </text:p>
            <text:p>12,00  Familienkarte</text:p>
            <text:p>8,00 € Führungen ab 10 Personen (pro Kopf)</text:p>
            <text:p>Kinder bis 10 Jahre frei</text:p>
          </table:table-cell>
          <table:table-cell table:style-name="ce10" office:value-type="string" calcext:value-type="string">
            <text:p>€ 5,00 adulti </text:p>
            <text:p>€ 4,00 ragazzi fino a 18 anni, scolari, studenti, anziani (oltre ai 60 anni), gruppi a partire da 10 persone</text:p>
            <text:p>€ 12,00 biglietto famiglia</text:p>
            <text:p>€ 8,00 visite guidate a partire da 10 persone (a persona)</text:p>
            <text:p>gratuito per bambini fino ai 10 anni</text:p>
          </table:table-cell>
          <table:table-cell table:style-name="ce10" office:value-type="string" calcext:value-type="string">
            <text:p>€5.00 adults </text:p>
            <text:p>€4.00 young people (11-18), students, elderly (over 60), groups of 10 or more</text:p>
            <text:p>€12.00 family ticket</text:p>
            <text:p>Free for children under 10</text:p>
          </table:table-cell>
          <table:table-cell table:style-name="ce10" office:value-type="string" calcext:value-type="string">
            <text:p>Di-Mi 14-18 h, Sa 11-16 h</text:p>
            <text:p>Juli-Aug</text:p>
            <text:p>Di-Fr 14-18 h, Sa 11-16 h</text:p>
            <text:p>Advent: zusätzlich sonn- und feiertags 11-16 h</text:p>
          </table:table-cell>
          <table:table-cell table:style-name="ce10" office:value-type="string" calcext:value-type="string">
            <text:p>mar-mer h 14-18, sab h 11-16</text:p>
            <text:p>lug-ago</text:p>
            <text:p>mar-ven h 14-18, sab h 11-16</text:p>
            <text:p>Avvento: in più, dom e festivi h 11-16</text:p>
          </table:table-cell>
          <table:table-cell table:style-name="ce10" office:value-type="string" calcext:value-type="string">
            <text:p>Tue-Wed 2-6 pm, Sat 11-4 pm</text:p>
            <text:p>July-Aug</text:p>
            <text:p>Tue-Fri 2-6 pm, Sat 11-4 pm</text:p>
            <text:p>on Sun and holydays during Advent 11-4pm too</text:p>
          </table:table-cell>
          <table:table-cell table:style-name="ce10" office:value-type="string" calcext:value-type="string">
            <text:p>Seit Gründung der Brixner Stadtapotheke im Jahr 1602 hat sich im Peer-Haus ein großartiger Bestand an kostbaren Apothekengefäßen, wertvollen Kräuterbüchern, pharmazeutischen Geräten und Heilmitteln aus allen Erdteilen erhalten. Das Museum erzählt Arzneigeschichte seit den Tagen des Paracelsus und gibt Einblick in das bürgerliche Leben der Stadt.</text:p>
          </table:table-cell>
          <table:table-cell table:style-name="ce10" office:value-type="string" calcext:value-type="string">
            <text:p>Fin dalla fondazione della Farmacia Cittadina di Bressanone nel 1602, nella Casa Peer si è conservata una straordinaria collezione di pregevoli albarelli (tipici vasetti), erbari di gran valore, apparecchi farmaceutici e farmaci da tutto il mondo. Il museo narra la storia dei farmaci da Paracelso a oggi, indagando altresì la vita borghese della città.</text:p>
          </table:table-cell>
          <table:table-cell table:style-name="ce10" office:value-type="string" calcext:value-type="string">
            <text:p>The municipal dispensary in the Peer House was established in 1602. It's collection contains precious pharmacy jars, valuable herb books, pharmaceutical equipment and remedies from all parts of the world. The museum tells the history of medicine since the days of Paracelsus and provides an insight into the bourgeois life of the town.</text:p>
          </table:table-cell>
          <table:table-cell table:style-name="ce10" office:value-type="string" calcext:value-type="string">
            <text:p>11.6583585</text:p>
          </table:table-cell>
          <table:table-cell table:style-name="ce10" office:value-type="string" calcext:value-type="string">
            <text:p>46.7166785</text:p>
          </table:table-cell>
          <table:table-cell table:number-columns-repeated="995"/>
        </table:table-row>
        <table:table-row table:style-name="ro1" table:visibility="filter">
          <table:table-cell table:style-name="ce2" table:number-columns-repeated="2"/>
          <table:table-cell table:style-name="ce4" office:value-type="string" calcext:value-type="string">
            <text:p>Tecneum - Museum für technische Kulturgüter</text:p>
          </table:table-cell>
          <table:table-cell table:style-name="ce4" office:value-type="string" calcext:value-type="string">
            <text:p>Tecneum - Museo della tecnica</text:p>
          </table:table-cell>
          <table:table-cell table:style-name="ce4" office:value-type="string" calcext:value-type="string">
            <text:p>Tecneum - Museum of Technology</text:p>
          </table:table-cell>
          <table:table-cell table:style-name="ce4" office:value-type="string" calcext:value-type="string">
            <text:p>Kuratorium für Technische Kulturgüter, Lauben 71</text:p>
          </table:table-cell>
          <table:table-cell table:style-name="ce4" office:value-type="string" calcext:value-type="string">
            <text:p>Curatorium per i beni tecnici culturali, via Portici 7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technikmuseum.it</text:p>
          </table:table-cell>
          <table:table-cell table:style-name="ce4" office:value-type="string" calcext:value-type="string">
            <text:p>www.museodellatecnica.it</text:p>
          </table:table-cell>
          <table:table-cell table:style-name="ce4" office:value-type="string" calcext:value-type="string">
            <text:p>+39 0471 301401</text:p>
          </table:table-cell>
          <table:table-cell table:style-name="ce4" table:number-columns-repeated="2"/>
          <table:table-cell table:number-columns-repeated="2" table:style-name="ce4" office:value-type="string" calcext:value-type="string">
            <text:p>kuratorium@virgilio.it</text:p>
          </table:table-cell>
          <table:table-cell table:style-name="ce10" table:number-columns-repeated="3"/>
          <table:table-cell table:style-name="ce10" office:value-type="string" calcext:value-type="string">
            <text:p>Siehe Webseite, Unterseite "Sammlungen"</text:p>
          </table:table-cell>
          <table:table-cell table:style-name="ce10" office:value-type="string" calcext:value-type="string">
            <text:p>consultare il sito alla voce "Collezioni"</text:p>
          </table:table-cell>
          <table:table-cell table:style-name="ce10" office:value-type="string" calcext:value-type="string">
            <text:p>See the web page under the heading "Collections"</text:p>
          </table:table-cell>
          <table:table-cell table:style-name="ce10" office:value-type="string" calcext:value-type="string">
            <text:p>Im Rahmen eines landesweiten Parcours macht das Tecneum mit der „Technikmeile“ technisch-historische Schauplätze wie Seilbahnen, Wasserkraftwerke und Eisenbahnanlagen virtuell und vor Ort zugänglich.</text:p>
          </table:table-cell>
          <table:table-cell table:style-name="ce10" office:value-type="string" calcext:value-type="string">
            <text:p>Con il “percorso della tecnica” attraverso il territorio provinciale il Tecneum rende accessibili virtualmente e in loco impianti che fanno parte della storia della tecnica quali funivie, centrali idroelettriche e ferrovie.</text:p>
          </table:table-cell>
          <table:table-cell table:style-name="ce10" office:value-type="string" calcext:value-type="string">
            <text:p>As part of a nationwide trail, Tecneum's “Technology Mile” makes technical and historical sites such as cable cars, hydroelectric power plants and railway facilities accessible virtually and on site.</text:p>
          </table:table-cell>
          <table:table-cell table:style-name="ce10" office:value-type="string" calcext:value-type="string">
            <text:p>11.35547</text:p>
          </table:table-cell>
          <table:table-cell table:style-name="ce10" office:value-type="string" calcext:value-type="string">
            <text:p>46.49972</text:p>
          </table:table-cell>
          <table:table-cell table:number-columns-repeated="995"/>
        </table:table-row>
        <table:table-row table:style-name="ro1" table:visibility="filter">
          <table:table-cell table:style-name="ce2" table:number-columns-repeated="2"/>
          <table:table-cell table:style-name="ce4" office:value-type="string" calcext:value-type="string">
            <text:p>Südtiroler Obstbaumuseum</text:p>
          </table:table-cell>
          <table:table-cell table:style-name="ce4" office:value-type="string" calcext:value-type="string">
            <text:p>Museo della frutticoltura sudtirolese</text:p>
          </table:table-cell>
          <table:table-cell table:style-name="ce4" office:value-type="string" calcext:value-type="string">
            <text:p>South Tyrol Museum of Fruit Growing</text:p>
          </table:table-cell>
          <table:table-cell table:style-name="ce4" office:value-type="string" calcext:value-type="string">
            <text:p>Ansitz Larchgut, Brandis-Waalweg 4</text:p>
          </table:table-cell>
          <table:table-cell table:style-name="ce4" office:value-type="string" calcext:value-type="string">
            <text:p>Residenza Larchgut, Passeggiata Brandis, 4</text:p>
          </table:table-cell>
          <table:table-cell table:style-name="ce7" office:value-type="float" office:value="39011" calcext:value-type="float">
            <text:p>39011</text:p>
          </table:table-cell>
          <table:table-cell table:number-columns-repeated="2" table:style-name="ce4" office:value-type="string" calcext:value-type="string">
            <text:p>Lana</text:p>
          </table:table-cell>
          <table:table-cell table:number-columns-repeated="2" table:style-name="ce4" office:value-type="string" calcext:value-type="string">
            <text:p>www.obstbaumuseum.it</text:p>
          </table:table-cell>
          <table:table-cell table:style-name="ce4" office:value-type="string" calcext:value-type="string">
            <text:p>+39 0473 564387</text:p>
          </table:table-cell>
          <table:table-cell table:style-name="ce4"/>
          <table:table-cell table:style-name="ce4" office:value-type="string" calcext:value-type="string">
            <text:p>+39 0473 565160</text:p>
          </table:table-cell>
          <table:table-cell table:number-columns-repeated="2" table:style-name="ce4" office:value-type="string" calcext:value-type="string">
            <text:p>info@obstbaumuseum.it</text:p>
          </table:table-cell>
          <table:table-cell table:style-name="ce10" office:value-type="string" calcext:value-type="string">
            <text:p>5,00 € Erwachsene </text:p>
            <text:p>4,00 € ermäßigt (Guestcard)</text:p>
            <text:p>2,50 € Gruppen ab 20 Personen (pro Kopf)</text:p>
            <text:p>2,00 € Kinder (6-18 Jahre)</text:p>
            <text:p>1,50 € Studenten/Schüler</text:p>
            <text:p>10,00 € Familienkarte (2 Erwachsene + Kinder)</text:p>
            <text:p>6,00 € Familienkarte Mini (1 Erwachsene/r + Kinder)</text:p>
            <text:p>3,00 € Führung (Preis zusätzlich zum Eintritt)</text:p>
            <text:p/>
            <text:p>SONNTAGS EINTRITT 1,00 €, BIS 18 J. FREI</text:p>
          </table:table-cell>
          <table:table-cell table:style-name="ce10" office:value-type="string" calcext:value-type="string">
            <text:p>€ 5,00 adulti </text:p>
            <text:p>€ 4,00 ridotto (guestcard)</text:p>
            <text:p>€ 2,50 gruppi di oltre 20 persone (a testa)</text:p>
            <text:p>€ 2,00 bambini (6-18 anni) </text:p>
            <text:p>€ 1,50 studenti/scolari</text:p>
            <text:p>€ 10,00 biglietto famiglia (2 adulti + bambini)</text:p>
            <text:p>€ 6,00 biglietto famiglia mini (1 adulto + bambini)</text:p>
            <text:p>€ 3,00 supplemento visita guidata</text:p>
            <text:p/>
            <text:p>DOMENICA INGRESSO € 1,00, GRATUITO FINO A 18 ANNI</text:p>
          </table:table-cell>
          <table:table-cell table:style-name="ce10" office:value-type="string" calcext:value-type="string">
            <text:p>€5.00 adults </text:p>
            <text:p>€4.00 reduced (Guestcard)</text:p>
            <text:p>€2.50 groups (20 or more) </text:p>
            <text:p>€2.00 children (6-18 years)</text:p>
            <text:p>€1,50 schools</text:p>
            <text:p>€10.00 family ticket (2 adults + children)</text:p>
            <text:p>€6.00 family ticket mini (1 adult + children)</text:p>
            <text:p>€3,00 guided tour</text:p>
            <text:p/>
            <text:p>ON SUNDAYS €1.00, FREE UP TO 18 </text:p>
          </table:table-cell>
          <table:table-cell table:style-name="ce10" office:value-type="string" calcext:value-type="string">
            <text:p>Apr - Okt</text:p>
            <text:p>Di - So 10 - 17 Uhr</text:p>
          </table:table-cell>
          <table:table-cell table:style-name="ce10" office:value-type="string" calcext:value-type="string">
            <text:p>apr-ott</text:p>
            <text:p>mar-dom ore 10-17</text:p>
          </table:table-cell>
          <table:table-cell table:style-name="ce10" office:value-type="string" calcext:value-type="string">
            <text:p>Apr - Oct</text:p>
            <text:p>Tue - Sun 10 am - 5 pm</text:p>
          </table:table-cell>
          <table:table-cell table:style-name="ce10" office:value-type="string" calcext:value-type="string">
            <text:p>Im mittelalterlichen Ansitz Larchgut dokumentieren zahlreiche Exponate und Schautafeln die Entwicklung des Obstbaus vom Mittelalter bis in die Gegenwart, von Anbauformen über alte und neue Obstsorten bis zur Bewässerung und Schädlingsbekämpfung.</text:p>
          </table:table-cell>
          <table:table-cell table:style-name="ce10" office:value-type="string" calcext:value-type="string">
            <text:p>Nella residenza medievale Larchgut numerosi oggetti e pannelli documentano lo sviluppo della viticoltura dal medioevo a oggi, dalle diverse forme di coltura, alle varietà di frutta antiche e nuove, fino all’irrigazione e alla lotta antiparassitaria.</text:p>
          </table:table-cell>
          <table:table-cell table:style-name="ce10" office:value-type="string" calcext:value-type="string">
            <text:p>In the medieval Larchgut estate, numerous exhibits and display boards document the development of fruit growing from the Middle Ages to the present day, from cultivation methods and old and new fruit varieties to irrigation and pest control.</text:p>
          </table:table-cell>
          <table:table-cell table:style-name="ce10" office:value-type="string" calcext:value-type="string">
            <text:p>11.16155147</text:p>
          </table:table-cell>
          <table:table-cell table:style-name="ce10" office:value-type="string" calcext:value-type="string">
            <text:p>46.59941997</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für das Ortlergebiet</text:p>
          </table:table-cell>
          <table:table-cell table:style-name="ce4" office:value-type="string" calcext:value-type="string">
            <text:p>Museo per la regione dell'Ortles</text:p>
          </table:table-cell>
          <table:table-cell table:style-name="ce4" office:value-type="string" calcext:value-type="string">
            <text:p>Ortler Area Museum</text:p>
          </table:table-cell>
          <table:table-cell table:style-name="ce4" office:value-type="string" calcext:value-type="string">
            <text:p>Sulden, Volksschule, Hauptstraße 140</text:p>
          </table:table-cell>
          <table:table-cell table:style-name="ce4" office:value-type="string" calcext:value-type="string">
            <text:p>Solda, scuola elementare, Via Principale, 140</text:p>
          </table:table-cell>
          <table:table-cell table:style-name="ce7" office:value-type="float" office:value="39029" calcext:value-type="float">
            <text:p>39029</text:p>
          </table:table-cell>
          <table:table-cell table:style-name="ce4" office:value-type="string" calcext:value-type="string">
            <text:p>Stilfs</text:p>
          </table:table-cell>
          <table:table-cell table:style-name="ce4" office:value-type="string" calcext:value-type="string">
            <text:p>Stelvio</text:p>
          </table:table-cell>
          <table:table-cell table:style-name="ce4" table:number-columns-repeated="2"/>
          <table:table-cell table:style-name="ce4" office:value-type="string" calcext:value-type="string">
            <text:p>+39 0473 613032</text:p>
          </table:table-cell>
          <table:table-cell table:style-name="ce4" table:number-columns-repeated="2"/>
          <table:table-cell table:number-columns-repeated="2" table:style-name="ce4" office:value-type="string" calcext:value-type="string">
            <text:p>info@hotelcornelia.com</text:p>
          </table:table-cell>
          <table:table-cell table:style-name="ce10" table:number-columns-repeated="3"/>
          <table:table-cell table:style-name="ce10" office:value-type="string" calcext:value-type="string">
            <text:p>Dez-Apr, Mitte Juni-Sept</text:p>
            <text:p>täglich 9-19 h</text:p>
          </table:table-cell>
          <table:table-cell table:style-name="ce10" office:value-type="string" calcext:value-type="string">
            <text:p>dic-apr, metà giu-sett</text:p>
            <text:p>h 9-19</text:p>
          </table:table-cell>
          <table:table-cell table:style-name="ce10" office:value-type="string" calcext:value-type="string">
            <text:p>Dec-April, mid of June-Sept</text:p>
            <text:p>9-7 pm</text:p>
          </table:table-cell>
          <table:table-cell table:style-name="ce10" office:value-type="string" calcext:value-type="string">
            <text:p>Das Museum in der alten Volksschule erzählt die Geschichte des Ortlergebietes, die Folgen der Erstbesteigung des Ortlers mit seiner touristischen Entwicklung, von der Front des Ersten Weltkrieges und zeigt Mineralienfunde.</text:p>
          </table:table-cell>
          <table:table-cell table:style-name="ce10" office:value-type="string" calcext:value-type="string">
            <text:p>Il museo, situato a pianterreno della vecchia scuola elementare, racconta la storia del territorio dell’Ortles, l’impulso dato al turismo dalla prima scalata dell’Ortles, il fronte della Prima Guerra Mondiale ed espone reperti minerali.</text:p>
          </table:table-cell>
          <table:table-cell table:style-name="ce10" office:value-type="string" calcext:value-type="string">
            <text:p>The museum in the former primary schools illustrates the history of the area, the consequences of the first ascent of the Ortler/Ortles with its touristic development, and the front of the First World War and shows mineral finds.</text:p>
          </table:table-cell>
          <table:table-cell table:style-name="ce10" office:value-type="string" calcext:value-type="string">
            <text:p>10.58633</text:p>
          </table:table-cell>
          <table:table-cell table:style-name="ce10" office:value-type="string" calcext:value-type="string">
            <text:p>46.528188</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 Prokulus Kirche und Museum</text:p>
          </table:table-cell>
          <table:table-cell table:style-name="ce4" office:value-type="string" calcext:value-type="string">
            <text:p>Chiesetta di San Procolo e Museo</text:p>
          </table:table-cell>
          <table:table-cell table:style-name="ce4" office:value-type="string" calcext:value-type="string">
            <text:p>St. Proculus Church and Museum</text:p>
          </table:table-cell>
          <table:table-cell table:style-name="ce4" office:value-type="string" calcext:value-type="string">
            <text:p>St.-Prokulus-Straße 1/a</text:p>
          </table:table-cell>
          <table:table-cell table:style-name="ce4" office:value-type="string" calcext:value-type="string">
            <text:p>via San Procolo, 1/a</text:p>
          </table:table-cell>
          <table:table-cell table:style-name="ce7" office:value-type="float" office:value="39025" calcext:value-type="float">
            <text:p>39025</text:p>
          </table:table-cell>
          <table:table-cell table:style-name="ce4" office:value-type="string" calcext:value-type="string">
            <text:p>Naturns</text:p>
          </table:table-cell>
          <table:table-cell table:style-name="ce4" office:value-type="string" calcext:value-type="string">
            <text:p>Naturno</text:p>
          </table:table-cell>
          <table:table-cell table:number-columns-repeated="2" table:style-name="ce4" office:value-type="string" calcext:value-type="string">
            <text:p>www.prokulus.org</text:p>
          </table:table-cell>
          <table:table-cell table:style-name="ce4" office:value-type="string" calcext:value-type="string">
            <text:p>+39 0473 673139</text:p>
          </table:table-cell>
          <table:table-cell table:style-name="ce4"/>
          <table:table-cell table:style-name="ce4" office:value-type="string" calcext:value-type="string">
            <text:p>+39 0473 673139</text:p>
          </table:table-cell>
          <table:table-cell table:style-name="ce4" office:value-type="string" calcext:value-type="string">
            <text:p>museosanprocolo@naturno.eu</text:p>
          </table:table-cell>
          <table:table-cell table:style-name="ce4" office:value-type="string" calcext:value-type="string">
            <text:p>prokulusmuseum@naturns.eu</text:p>
          </table:table-cell>
          <table:table-cell table:style-name="ce10" office:value-type="string" calcext:value-type="string">
            <text:p>6,00 € Kombiticket St. Prokulus Kirche und Museum (im Museum erhältlich)</text:p>
            <text:p>5,00 € reduziert (Gruppen ab zehn Personen)</text:p>
            <text:p>2,50 € Kinder (10-18 Jahre) und Studierende bis 27 Jahre</text:p>
            <text:p>12,00 € Familien (Eltern mit Kindern 10-18 Jahre)</text:p>
            <text:p>Kinder unter zehn Jahren frei</text:p>
            <text:p/>
            <text:p>Führungen (mit Anmeldung):</text:p>
            <text:p>35,00 € Zuschlag pro Führung und Gruppe</text:p>
          </table:table-cell>
          <table:table-cell table:style-name="ce10" office:value-type="string" calcext:value-type="string">
            <text:p>€ 6,00 biglietto combinato Chiesetta di San Procolo e Museo (acquistabile al museo)</text:p>
            <text:p>€ 5,00 ridotto (gruppi oltre dieci persone)</text:p>
            <text:p>2,50 bambine/i (10-18 anni) e studentesse e studenti fino a 27 anni</text:p>
            <text:p>€ 12,00 famiglie (genitori con bambini 10-18 anni)</text:p>
            <text:p>gratuito per bambine/i sotto i dieci anni</text:p>
            <text:p/>
            <text:p>Visite guidate (su prenotazione):</text:p>
            <text:p>€ 35,00 maggiorazione per guida e gruppo</text:p>
          </table:table-cell>
          <table:table-cell table:style-name="ce10" office:value-type="string" calcext:value-type="string">
            <text:p>€6.00 Combo Ticket St. Proculus Church and Museum (avalaible in the museum)</text:p>
            <text:p>€5.00 reduced (groups ten or more) </text:p>
            <text:p>€2,50 children (10-18 years) and students up to 27</text:p>
            <text:p>€12.00 families (parents with children 10-18 years)</text:p>
            <text:p>free for children up to ten years</text:p>
            <text:p/>
            <text:p>Guided tours (by appointement)</text:p>
            <text:p>€35.00 surcharge for groups</text:p>
          </table:table-cell>
          <table:table-cell table:style-name="ce10" office:value-type="string" calcext:value-type="string">
            <text:p>Ostern-Allerheiligen</text:p>
            <text:p>Di, Do, So 10-12.30, 14.30-17.30 h</text:p>
            <text:p>feiertags geöffnet</text:p>
            <text:p>Führungen Kirche</text:p>
            <text:p>10.30, 15 h außer an Feiertagen</text:p>
          </table:table-cell>
          <table:table-cell table:style-name="ce10" office:value-type="string" calcext:value-type="string">
            <text:p>Pasqua-Ognissanti</text:p>
            <text:p>mar, gio, dom h 10-12.30, 14.30-17.30</text:p>
            <text:p>aperto nei festivi</text:p>
            <text:p>visite guidate chiesa</text:p>
            <text:p>h 11.30, 16 eccetto festivi</text:p>
          </table:table-cell>
          <table:table-cell table:style-name="ce10" office:value-type="string" calcext:value-type="string">
            <text:p>Eastern-All Saints</text:p>
            <text:p>Tue, Thu, Sun 10-12.30, 2.30-5.30 pm</text:p>
            <text:p>open on public holidays</text:p>
          </table:table-cell>
          <table:table-cell table:style-name="ce10" office:value-type="string" calcext:value-type="string">
            <text:p>Der einzigartige Freskenzyklus in der Kirche (vermutlich spätes 8. Jh.) zählt zu den frühesten Beispielen vorromanischer Wandmalerei im Alpenraum. Das Museum dokumentiert die Forschung und archäologischen Funde, es erzählt die Geschichte von Naturns und Prokulus von der Spätantike über das Frühmittelalter bis zur Zeit der Pest im 17. Jahrhundert.</text:p>
          </table:table-cell>
          <table:table-cell table:style-name="ce10" office:value-type="string" calcext:value-type="string">
            <text:p>La Chiesetta di San Procolo (probabilmente fine dell’VIII sec.) ospita uno straordinario ciclo di affreschi, tra i primi esempi di pittura murale preromanica dell’arco alpino. Accanto alla chiesetta, il museo ne illustra la storia, assieme a quella di Naturno, dal tardo-antico all’alto medioevo fino al gotico e alla peste del XVII secolo.</text:p>
          </table:table-cell>
          <table:table-cell table:style-name="ce10" office:value-type="string" calcext:value-type="string">
            <text:p>The unique fresco cycle in the church (probably late 8th century) is one of the earliest examples of pre-Romanesque wall painting in the Alpine region. The museum documents research and archaeological finds, it tells the story of this area from late antiquity through the early Middle Ages to the time of the plague in the 17th century.</text:p>
          </table:table-cell>
          <table:table-cell table:style-name="ce10" office:value-type="string" calcext:value-type="string">
            <text:p>11.00819349</text:p>
          </table:table-cell>
          <table:table-cell table:style-name="ce10" office:value-type="string" calcext:value-type="string">
            <text:p>46.65173396</text:p>
          </table:table-cell>
          <table:table-cell table:number-columns-repeated="995"/>
        </table:table-row>
        <table:table-row table:style-name="ro1" table:visibility="filter">
          <table:table-cell table:style-name="ce2" table:number-columns-repeated="2"/>
          <table:table-cell table:style-name="ce4" office:value-type="string" calcext:value-type="string">
            <text:p>Klostermuseum Müstair</text:p>
          </table:table-cell>
          <table:table-cell table:style-name="ce4" office:value-type="string" calcext:value-type="string">
            <text:p>Museo del convento Müstair</text:p>
          </table:table-cell>
          <table:table-cell table:style-name="ce4" office:value-type="string" calcext:value-type="string">
            <text:p>Museum of the Convent Muestair</text:p>
          </table:table-cell>
          <table:table-cell table:style-name="ce4" office:value-type="string" calcext:value-type="string">
            <text:p>Kloster St. Johann, 7537 Müstair (CH)</text:p>
          </table:table-cell>
          <table:table-cell table:style-name="ce4" office:value-type="string" calcext:value-type="string">
            <text:p>Convento di S. Giovanni, 7537 Müstair (CH)</text:p>
          </table:table-cell>
          <table:table-cell table:style-name="ce7"/>
          <table:table-cell table:number-columns-repeated="2" table:style-name="ce4" office:value-type="string" calcext:value-type="string">
            <text:p>-</text:p>
          </table:table-cell>
          <table:table-cell table:number-columns-repeated="2" table:style-name="ce4" office:value-type="string" calcext:value-type="string">
            <text:p>www.muestair.ch</text:p>
          </table:table-cell>
          <table:table-cell table:style-name="ce4" office:value-type="string" calcext:value-type="string">
            <text:p>+41 81 8586189</text:p>
          </table:table-cell>
          <table:table-cell table:style-name="ce4" table:number-columns-repeated="2"/>
          <table:table-cell table:number-columns-repeated="2" table:style-name="ce4" office:value-type="string" calcext:value-type="string">
            <text:p>visit-museum@muestair.ch</text:p>
          </table:table-cell>
          <table:table-cell table:style-name="ce10" office:value-type="string" calcext:value-type="string">
            <text:p>CHF 12 ErwachseneCHF 8 Studenten und Lehrlinge (ab 16 Jahre)</text:p>
            <text:p/>
            <text:p>CHF 6 Kinder und Schüler (6-16 Jahre)</text:p>
            <text:p>Rollstuhlfahrer frei (nur Erdgeschoss)</text:p>
            <text:p>Kinder bis 6 Jahre frei</text:p>
            <text:p>Gruppenpreis auf Anfrage</text:p>
            <text:p/>
            <text:p/>
            <text:p>Es kann auch in Euro bezahlt werden</text:p>
          </table:table-cell>
          <table:table-cell table:style-name="ce10" office:value-type="string" calcext:value-type="string">
            <text:p>CHF 12 adulti</text:p>
            <text:p>CHF 8 studenti ed apprendisti (a partire dai 16 anni)CHF 6 bambini e scolari (6-16 anni)</text:p>
            <text:p/>
            <text:p>ingresso libero per persone su sedia a rotelle (solo piano terra)</text:p>
            <text:p>ingresso libero per bambini fino a 6 annitariffa gruppi su richiesta</text:p>
            <text:p/>
            <text:p>Si può pagare anche in Euro</text:p>
          </table:table-cell>
          <table:table-cell table:style-name="ce10" office:value-type="string" calcext:value-type="string">
            <text:p>CHF 12 adults</text:p>
            <text:p>CHF 8 school children, students and apprentices (from 16 years up)</text:p>
            <text:p>CHF 6 children and school children (6-16 years)</text:p>
            <text:p>free for disabled (only ground floor)</text:p>
            <text:p>free for children up to 6</text:p>
            <text:p>groups: price avlaible on request</text:p>
            <text:p/>
            <text:p>It is possible to pay in Euro</text:p>
          </table:table-cell>
          <table:table-cell table:style-name="ce10" office:value-type="string" calcext:value-type="string">
            <text:p>täglich außer 25. Dez</text:p>
            <text:p>Mai-Okt: Mo-Sa 9-17 h</text:p>
            <text:p>So, Feiertage 13.30-17 h</text:p>
            <text:p>Nov-Apr: Mo-Sa 10-12, 13.30-16.30 h</text:p>
            <text:p>So, Feiertage 13.30-16.30 h</text:p>
          </table:table-cell>
          <table:table-cell table:style-name="ce10" office:value-type="string" calcext:value-type="string">
            <text:p>aperto tutti i giorni escluso 25 dic</text:p>
            <text:p>mag-ott: lun-sab h 9-17</text:p>
            <text:p>dom e festivi h 13.30-17</text:p>
            <text:p>nov-apr: lun-sab h 10-12, 13.30-16.30</text:p>
            <text:p>dom, festivi h 13.30-16.30</text:p>
          </table:table-cell>
          <table:table-cell table:style-name="ce10" office:value-type="string" calcext:value-type="string">
            <text:p>daily except 25 Dec</text:p>
            <text:p>May-Oct: Mon-Sat 9-5 pm</text:p>
            <text:p>Sun, public holidays 1.30-5 pm</text:p>
            <text:p>Nov-Apr: Mon-Sat 10-12, 1.30-4.30 pm</text:p>
            <text:p>Sun, public holidays 1.30-4.30 pm</text:p>
          </table:table-cell>
          <table:table-cell table:style-name="ce10" office:value-type="string" calcext:value-type="string">
            <text:p>Das Klostermuseum befindet sich im Plantaturm aus dem 10. Jahrhundert und gibt einen Einblick in 1.200 Jahre Kloster- und Baugeschichte. Zu besichtigen sind archäologische Besonderheiten und Kunstschätze des Klosters. Ebenso wird das Klosterleben von einst und heute aufgezeigt. Das Kloster St. Johann in Müstair ist UNESCO-Welterbe.</text:p>
          </table:table-cell>
          <table:table-cell table:style-name="ce10" office:value-type="string" calcext:value-type="string">
            <text:p>Il museo si trova nella Torre Planta risalente al X secolo e offre uno sguardo nei 1.200 anni di storia del convento e dell'edificio. Vi si possono ammirare reperti archeologici e tesori artistici. Illustra inoltre la vita monastica di ieri e di oggi. Il convento è Patrimonio mondiale UNESCO.</text:p>
          </table:table-cell>
          <table:table-cell table:style-name="ce10" office:value-type="string" calcext:value-type="string">
            <text:p>The cloister museum is located in the 10th century Planta tower. It provides an insight into 1,200 years of monastery and building history. Archaeological finds and art treasures are on display. The monastery life of the past and present is also shown. The monastery of St. Johann in Müstair is a UNESCO World Heritage Site.</text:p>
          </table:table-cell>
          <table:table-cell table:style-name="ce10" office:value-type="string" calcext:value-type="string">
            <text:p>10.449082</text:p>
          </table:table-cell>
          <table:table-cell table:style-name="ce10" office:value-type="string" calcext:value-type="string">
            <text:p>46.629498</text:p>
          </table:table-cell>
          <table:table-cell table:number-columns-repeated="995"/>
        </table:table-row>
        <table:table-row table:style-name="ro1" table:visibility="filter">
          <table:table-cell table:style-name="ce2" table:number-columns-repeated="2"/>
          <table:table-cell table:style-name="ce4" office:value-type="string" calcext:value-type="string">
            <text:p>Kirchtorturm Paul Flora</text:p>
          </table:table-cell>
          <table:table-cell table:style-name="ce4" office:value-type="string" calcext:value-type="string">
            <text:p>Torre della chiesa Paul Flora</text:p>
          </table:table-cell>
          <table:table-cell table:style-name="ce4" office:value-type="string" calcext:value-type="string">
            <text:p>Church Tower Paul Flora</text:p>
          </table:table-cell>
          <table:table-cell table:style-name="ce4" office:value-type="string" calcext:value-type="string">
            <text:p>Florastraße 3</text:p>
          </table:table-cell>
          <table:table-cell table:style-name="ce4" office:value-type="string" calcext:value-type="string">
            <text:p>via Flora 3</text:p>
          </table:table-cell>
          <table:table-cell table:style-name="ce7" office:value-type="float" office:value="39020" calcext:value-type="float">
            <text:p>39020</text:p>
          </table:table-cell>
          <table:table-cell table:style-name="ce4" office:value-type="string" calcext:value-type="string">
            <text:p>Glurns</text:p>
          </table:table-cell>
          <table:table-cell table:style-name="ce4" office:value-type="string" calcext:value-type="string">
            <text:p>Glorenza</text:p>
          </table:table-cell>
          <table:table-cell table:number-columns-repeated="2" table:style-name="ce4" office:value-type="string" calcext:value-type="string">
            <text:p>www.glurns.eu</text:p>
          </table:table-cell>
          <table:table-cell table:style-name="ce4" office:value-type="string" calcext:value-type="string">
            <text:p>+39 0473 831288</text:p>
          </table:table-cell>
          <table:table-cell table:style-name="ce4" table:number-columns-repeated="2"/>
          <table:table-cell table:number-columns-repeated="2" table:style-name="ce4" office:value-type="string" calcext:value-type="string">
            <text:p>info@glurnsmarketing.it</text:p>
          </table:table-cell>
          <table:table-cell table:style-name="ce10" office:value-type="string" calcext:value-type="string">
            <text:p>5,00 € Erwachsene</text:p>
            <text:p>4,00 € Senioren (ab 60 J.), Gruppen (ab 10 Personen)</text:p>
            <text:p>2,50 € Kinder (bis 15 J.)</text:p>
          </table:table-cell>
          <table:table-cell table:style-name="ce10" office:value-type="string" calcext:value-type="string">
            <text:p>€ 5,00 adulti</text:p>
            <text:p>€ 4,00 anziani (dai 60 anni), gruppi (oltre 10 persone)</text:p>
            <text:p>€ 2,50 bambini (fino ai 15 anni)</text:p>
          </table:table-cell>
          <table:table-cell table:style-name="ce10" office:value-type="string" calcext:value-type="string">
            <text:p>€5.00 adults</text:p>
            <text:p>€4.00 elderly (over 60), groups (from 10 persons up)</text:p>
            <text:p>€2.50 children (up to 15)</text:p>
          </table:table-cell>
          <table:table-cell table:style-name="ce10" office:value-type="string" calcext:value-type="string">
            <text:p>Mai - Okt</text:p>
            <text:p>Di - So 11 - 13, 14 - 17 Uhr</text:p>
          </table:table-cell>
          <table:table-cell table:style-name="ce10" office:value-type="string" calcext:value-type="string">
            <text:p>mag-ott </text:p>
            <text:p>mar-dom ore 10-13, 14-17</text:p>
          </table:table-cell>
          <table:table-cell table:style-name="ce10" office:value-type="string" calcext:value-type="string">
            <text:p>May - Oct</text:p>
            <text:p>Tue - Sun 10 am - 1 pm, 2 pm - 5 pm</text:p>
          </table:table-cell>
          <table:table-cell table:style-name="ce10" office:value-type="string" calcext:value-type="string">
            <text:p>Im Kirchtorturm (auch Tauferer Torturm genannt) ist seit 2011 die Dauerausstellung „Leben und Werk“ zu dem aus Glurns stammenden Zeichner Paul Flora untergebracht. Zu sehen sind rund 60 Werke und Fotos aus seinem Leben.</text:p>
          </table:table-cell>
          <table:table-cell table:style-name="ce10" office:value-type="string" calcext:value-type="string">
            <text:p>La Torre della chiesa (detta anche Torre di Tubre) ospita dal 2011 la mostra permanente “Paul Flora – Vita e opera”, dedicata all’artista di Glorenza. Vi si possono ammirare 60 opere di Flora e immagini che documentano la sua vita.</text:p>
          </table:table-cell>
          <table:table-cell table:style-name="ce10" office:value-type="string" calcext:value-type="string">
            <text:p>Since 2011, the church gate tower (also known as the Taufer Gate Tower) has housed the permanent exhibition "Life and Work" on the artist Paul Flora, born in the city. On display are around 60 works and photos from his life.</text:p>
          </table:table-cell>
          <table:table-cell table:style-name="ce10" office:value-type="string" calcext:value-type="string">
            <text:p>10.552861</text:p>
          </table:table-cell>
          <table:table-cell table:style-name="ce10" office:value-type="string" calcext:value-type="string">
            <text:p>46.670167</text:p>
          </table:table-cell>
          <table:table-cell table:number-columns-repeated="995"/>
        </table:table-row>
        <table:table-row table:style-name="ro1" table:visibility="filter">
          <table:table-cell table:style-name="ce2" table:number-columns-repeated="2"/>
          <table:table-cell table:style-name="ce4" office:value-type="string" calcext:value-type="string">
            <text:p>Kartause Allerengelberg im Schnalstal</text:p>
          </table:table-cell>
          <table:table-cell table:style-name="ce4" office:value-type="string" calcext:value-type="string">
            <text:p>Certosa Monte degli Angeli Senales</text:p>
          </table:table-cell>
          <table:table-cell table:style-name="ce4" office:value-type="string" calcext:value-type="string">
            <text:p>Charterhouse Allerengelberg im Schnalstal</text:p>
          </table:table-cell>
          <table:table-cell table:style-name="ce4" office:value-type="string" calcext:value-type="string">
            <text:p>Karthaus 100</text:p>
          </table:table-cell>
          <table:table-cell table:style-name="ce4" office:value-type="string" calcext:value-type="string">
            <text:p>Certosa 100</text:p>
          </table:table-cell>
          <table:table-cell table:style-name="ce7" office:value-type="float" office:value="39020" calcext:value-type="float">
            <text:p>39020</text:p>
          </table:table-cell>
          <table:table-cell table:style-name="ce4" office:value-type="string" calcext:value-type="string">
            <text:p>Schnals</text:p>
          </table:table-cell>
          <table:table-cell table:style-name="ce4" office:value-type="string" calcext:value-type="string">
            <text:p>Senales</text:p>
          </table:table-cell>
          <table:table-cell table:number-columns-repeated="2" table:style-name="ce4" office:value-type="string" calcext:value-type="string">
            <text:p>www.kulturverein-schnals.it</text:p>
          </table:table-cell>
          <table:table-cell table:style-name="ce4" office:value-type="string" calcext:value-type="string">
            <text:p>+39 0473 679148</text:p>
          </table:table-cell>
          <table:table-cell table:style-name="ce4" table:number-columns-repeated="2"/>
          <table:table-cell table:number-columns-repeated="2" table:style-name="ce4" office:value-type="string" calcext:value-type="string">
            <text:p>info@kulturverein-schnals.it</text:p>
          </table:table-cell>
          <table:table-cell table:style-name="ce10" office:value-type="string" calcext:value-type="string">
            <text:p>Freier Eintritt.</text:p>
          </table:table-cell>
          <table:table-cell table:style-name="ce10" office:value-type="string" calcext:value-type="string">
            <text:p>Entrata gratuita.</text:p>
          </table:table-cell>
          <table:table-cell table:style-name="ce10" office:value-type="string" calcext:value-type="string">
            <text:p>Free admission.</text:p>
          </table:table-cell>
          <table:table-cell table:style-name="ce10" office:value-type="string" calcext:value-type="string">
            <text:p>Kunstausstellung:</text:p>
            <text:p>Mitte Juli-Ende Aug (in den ungeraden Jahren)</text:p>
            <text:p>täglich 14-18.30 h</text:p>
            <text:p>So, feiertags auch 10-12.30 h</text:p>
          </table:table-cell>
          <table:table-cell table:style-name="ce10" office:value-type="string" calcext:value-type="string">
            <text:p>Mostra d'arte:</text:p>
            <text:p>metà lug-fine ago (negli anni dispari)</text:p>
            <text:p>tutti i giorni h 14-18.30</text:p>
            <text:p>dom, festivi anche h 10-12.30</text:p>
          </table:table-cell>
          <table:table-cell table:style-name="ce10" office:value-type="string" calcext:value-type="string">
            <text:p>Art exhibition:</text:p>
            <text:p>mid-July-end-Aug (in the odd years)</text:p>
            <text:p>daily 2-6.30 pm</text:p>
            <text:p>Sun, public holidays also 10-12.30</text:p>
          </table:table-cell>
          <table:table-cell table:style-name="ce10" office:value-type="string" calcext:value-type="string">
            <text:p>Die Anlage des früheren Klosters ist beim Rundgang noch zu erkennen. Vor dem Kreuzgang erzählt ein Kurzfilm in poetischen Bildern die wechselvolle Geschichte der Kartause.</text:p>
            <text:p>Kunst in der Kartause: Jährlich wechseln sich eine Ausstellung zu Südtiroler Kunst im Kreuzgang von Mitte Juli bis Ende August und die talweite kulturelle Veranstaltung „Kulturlarch“ ab.</text:p>
          </table:table-cell>
          <table:table-cell table:style-name="ce10" office:value-type="string" calcext:value-type="string">
            <text:p>Nel visitare Certosa l’impianto dell’antico convento è ancora riconoscibile. Davanti al chiostro un breve film racconta con immagini poetiche le vicende storiche della certosa.</text:p>
            <text:p>Arte nella Certosa: annualmente si alternano una mostra di arte altoatesina nel chiostro, da metà luglio a fine agosto, e, nella valle, la manifestazione culturale "Kulturlarch".</text:p>
          </table:table-cell>
          <table:table-cell table:style-name="ce10" office:value-type="string" calcext:value-type="string">
            <text:p>The grounds of the former monastery can still be seen on the tour. In front of the cloister, a short film tells the eventful history of the Charterhouse in poetic images.</text:p>
            <text:p>Art at the Charterhouse: an exhibition of South Tyrolean art in the cloisters from mid-July to the end of August alternates yearly with the valley-wide cultural event "Kulturlarch".</text:p>
          </table:table-cell>
          <table:table-cell table:style-name="ce10" office:value-type="string" calcext:value-type="string">
            <text:p>10.90993</text:p>
          </table:table-cell>
          <table:table-cell table:style-name="ce10" office:value-type="string" calcext:value-type="string">
            <text:p>46.705077</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ionalparkhaus avimundus</text:p>
          </table:table-cell>
          <table:table-cell table:style-name="ce4" office:value-type="string" calcext:value-type="string">
            <text:p>Centro visite avimundus</text:p>
          </table:table-cell>
          <table:table-cell table:style-name="ce4" office:value-type="string" calcext:value-type="string">
            <text:p>National park visitor centre avimundus</text:p>
          </table:table-cell>
          <table:table-cell table:style-name="ce4" office:value-type="string" calcext:value-type="string">
            <text:p>Hauptstraße 67</text:p>
          </table:table-cell>
          <table:table-cell table:style-name="ce4" office:value-type="string" calcext:value-type="string">
            <text:p>via Principale 67</text:p>
          </table:table-cell>
          <table:table-cell table:style-name="ce7" office:value-type="float" office:value="39028" calcext:value-type="float">
            <text:p>39028</text:p>
          </table:table-cell>
          <table:table-cell table:style-name="ce4" office:value-type="string" calcext:value-type="string">
            <text:p>Schlanders</text:p>
          </table:table-cell>
          <table:table-cell table:style-name="ce4" office:value-type="string" calcext:value-type="string">
            <text:p>Silandro</text:p>
          </table:table-cell>
          <table:table-cell table:style-name="ce4" office:value-type="string" calcext:value-type="string">
            <text:p>www.nationalpark-stelvio.it</text:p>
          </table:table-cell>
          <table:table-cell table:style-name="ce4" office:value-type="string" calcext:value-type="string">
            <text:p>www.parconazionale-stelvio.it</text:p>
          </table:table-cell>
          <table:table-cell table:style-name="ce4" office:value-type="string" calcext:value-type="string">
            <text:p>+39 0473 730156</text:p>
          </table:table-cell>
          <table:table-cell table:style-name="ce4" table:number-columns-repeated="2"/>
          <table:table-cell table:number-columns-repeated="2" table:style-name="ce4" office:value-type="string" calcext:value-type="string">
            <text:p>info@avimundus.com </text:p>
          </table:table-cell>
          <table:table-cell table:style-name="ce10" office:value-type="string" calcext:value-type="string">
            <text:p>3,00 € Erwachsene</text:p>
            <text:p>2,00 € over 65, Schüler, Studenten, Menschen mit Beeinträchtigung, Gruppen ab 10 Personen</text:p>
            <text:p>0,00 € Kinder unter 6 Jahren</text:p>
            <text:p>7,00 € Familienticket (2 Erwachsene mit Kindern)</text:p>
            <text:p>4,00 € Familienticket (1 Erwachsener mit Kindern)</text:p>
            <text:p>1,50 € Schülergruppen (pro Person)</text:p>
            <text:p>Gästekarte: 10% Ermäßigung</text:p>
          </table:table-cell>
          <table:table-cell table:style-name="ce10" office:value-type="string" calcext:value-type="string">
            <text:p>€ 3,00 adulti</text:p>
            <text:p>€ 2,00 over 65, scolari, studenti, persone con disabilità, gruppi con più di 10 persone</text:p>
            <text:p>€ 0,00 bambini sotto i 6 anni</text:p>
            <text:p>€ 7,00 biglietto famiglia (2 adulti con bambini)</text:p>
            <text:p>€ 4,00 biglietto famiglia (1 adulto con bambini)</text:p>
            <text:p>€ 1,50 scolaresche (a persona)</text:p>
            <text:p>carte turistiche: riduzione del 10%</text:p>
          </table:table-cell>
          <table:table-cell table:style-name="ce10" office:value-type="string" calcext:value-type="string">
            <text:p>€3.00 adults</text:p>
            <text:p>€2.00 over 65, students, persons with disabilities, groups with more than 10 persons)</text:p>
            <text:p>€0.00 children under 6 years</text:p>
            <text:p>€7.00 family ticket (2 adults with children)</text:p>
            <text:p>€4.00 family ticket (1 adult with children)</text:p>
            <text:p>€1.50 school classes (per person)</text:p>
            <text:p>guest cards: 10% reduction</text:p>
          </table:table-cell>
          <table:table-cell table:style-name="ce10" office:value-type="string" calcext:value-type="string">
            <text:p>Di-Sa 9.30-12.30, 14.30-18 h</text:p>
            <text:p>feiertags geschl.</text:p>
          </table:table-cell>
          <table:table-cell table:style-name="ce10" office:value-type="string" calcext:value-type="string">
            <text:p>mar-sab h 9.30-12.30, 14.30-18</text:p>
            <text:p>chiuso nei festivi</text:p>
          </table:table-cell>
          <table:table-cell table:style-name="ce10" office:value-type="string" calcext:value-type="string">
            <text:p>Tue-Sat 9.30-12.30, 2.30 pm-6 pm</text:p>
            <text:p>closed on public holidays</text:p>
          </table:table-cell>
          <table:table-cell table:style-name="ce10" office:value-type="string" calcext:value-type="string">
            <text:p>Avimundus ist ein Informationspunkt des Nationalparks Stilfserjoch. Das Thema des Hauses ist die Welt der Vögel. Herzstück der Ausstellung ist die Vogelsammlung von Hansjörg Götsch mit über 400 Exemplaren.</text:p>
          </table:table-cell>
          <table:table-cell table:style-name="ce10" office:value-type="string" calcext:value-type="string">
            <text:p>Il Centro visite “avimundus” è un punto informativo del Parco Nazionale dello Stelvio. Il tema è il mondo degli uccelli. Il fulcro della mostra è rappresentato dalla collezione di uccelli di Hansjörg Götsch con oltre 400 esemplari.</text:p>
          </table:table-cell>
          <table:table-cell table:style-name="ce10" office:value-type="string" calcext:value-type="string">
            <text:p>Avimundus is an information point of the Stilfserjoch/Stelvio National Park. The theme of the house is the world of birds. The centrepiece of the exhibition is Hansjörg Götsch's bird collection with over 400 specimens.</text:p>
          </table:table-cell>
          <table:table-cell table:style-name="ce10" office:value-type="string" calcext:value-type="string">
            <text:p>10.77555</text:p>
          </table:table-cell>
          <table:table-cell table:style-name="ce10" office:value-type="string" calcext:value-type="string">
            <text:p>46.6288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essner Mountain Museum Juval</text:p>
          </table:table-cell>
          <table:table-cell table:style-name="ce4" table:number-columns-repeated="2"/>
          <table:table-cell table:style-name="ce7" office:value-type="float" office:value="39020" calcext:value-type="float">
            <text:p>39020</text:p>
          </table:table-cell>
          <table:table-cell table:style-name="ce4" office:value-type="string" calcext:value-type="string">
            <text:p>Kastelbell-Tschars</text:p>
          </table:table-cell>
          <table:table-cell table:style-name="ce4" office:value-type="string" calcext:value-type="string">
            <text:p>Castelbello-Ciardes</text:p>
          </table:table-cell>
          <table:table-cell table:number-columns-repeated="2" table:style-name="ce4" office:value-type="string" calcext:value-type="string">
            <text:p>www.messner-mountain-museum.it</text:p>
          </table:table-cell>
          <table:table-cell table:style-name="ce4" office:value-type="string" calcext:value-type="string">
            <text:p>+39 348 4433871</text:p>
          </table:table-cell>
          <table:table-cell table:style-name="ce4" office:value-type="string" calcext:value-type="string">
            <text:p><text:s/>+39 0471 631264</text:p>
          </table:table-cell>
          <table:table-cell table:style-name="ce4"/>
          <table:table-cell table:number-columns-repeated="2" table:style-name="ce4" office:value-type="string" calcext:value-type="string">
            <text:p>juval@messner-mountain-museum.it</text:p>
          </table:table-cell>
          <table:table-cell table:style-name="ce10" office:value-type="string" calcext:value-type="string">
            <text:p>14,00 € Erwachsene</text:p>
            <text:p>12,00 € Gruppen (ab 15 Personen), Studenten, Senioren (ab 65 Jahre) </text:p>
            <text:p>6,00 € Kinder (6-14 Jahre) </text:p>
            <text:p>32,00 € Familienkarte</text:p>
            <text:p/>
            <text:p>MMM Tour-Ticket:</text:p>
            <text:p>55,00 € Erwachsene </text:p>
            <text:p>45,00 € Gruppen (ab 15 Personen), Studenten, Senioren (ab 65 Jahre) </text:p>
            <text:p>25,00 € Kinder (6-14 Jahre)</text:p>
            <text:p>125,00 € Familienkarte</text:p>
          </table:table-cell>
          <table:table-cell table:style-name="ce10" office:value-type="string" calcext:value-type="string">
            <text:p>€14,00 adulti </text:p>
            <text:p>€12,00 gruppi oltre 15 persone, studenti, anziani (oltre 65 anni) </text:p>
            <text:p>€6,00 bambini (6-14 anni) </text:p>
            <text:p>€32,00 famiglie</text:p>
            <text:p/>
            <text:p>MMM Tour-Ticket:</text:p>
            <text:p>€ 55,00 adulti</text:p>
            <text:p>€ 45,00 gruppi oltre 15 persone, studenti, anziani (oltre 65 anni)</text:p>
            <text:p>€ 25,00 bambini (6-14 anni)</text:p>
            <text:p>€ 125,00 famiglie</text:p>
          </table:table-cell>
          <table:table-cell table:style-name="ce10" office:value-type="string" calcext:value-type="string">
            <text:p>€14.00 adults </text:p>
            <text:p>€12.00 groups (15 or more), students, elderly (over 65) </text:p>
            <text:p>€6.00 children (6-14 years) </text:p>
            <text:p>€32.00 families</text:p>
            <text:p/>
            <text:p>MMM Tour-Ticket:</text:p>
            <text:p>€55.00 adults</text:p>
            <text:p>€45.00 groups (15 or more), students, elderly (over 65)</text:p>
            <text:p>€25.00 children (6-14 years)</text:p>
            <text:p>€125.00 families</text:p>
          </table:table-cell>
          <table:table-cell table:style-name="ce10" office:value-type="string" calcext:value-type="string">
            <text:p>4. So im März-1. So im Nov</text:p>
            <text:p>10-17 h, geschl. Mi</text:p>
          </table:table-cell>
          <table:table-cell table:style-name="ce10" office:value-type="string" calcext:value-type="string">
            <text:p>4a dom marzo-1a dom nov</text:p>
            <text:p>h 10-17, chiuso mer </text:p>
          </table:table-cell>
          <table:table-cell table:style-name="ce10" office:value-type="string" calcext:value-type="string">
            <text:p>4th Sun in March-1st Sun in Nov</text:p>
            <text:p>10-5 pm, Closed Wed</text:p>
          </table:table-cell>
          <table:table-cell table:style-name="ce10" office:value-type="string" calcext:value-type="string">
            <text:p>Das MMM Juval im Privatschloss Reinhold Messners ist dem Mythos Berg gewidmet. Zu sehen sind seine umfangreiche Abenteuerbibliothek und Tibetika-Sammlung, eine Bildergalerie zu heiligen Bergen der Welt, die Maskensammlung aus fünf Kontinenten, sein Expeditionskeller, die Ausstellung zu Gesar Ling, der Tantra-Raum und Renaissancefresken.</text:p>
          </table:table-cell>
          <table:table-cell table:style-name="ce10" office:value-type="string" calcext:value-type="string">
            <text:p>Il MMM Juval, sito nel castello privato di Reinhold Messner, è dedicato al “mito” della montagna. Custodisce una raccolta di dipinti con vedute di montagne sacre, cimeli tibetani e maschere provenienti dai cinque continenti, la stanza del Tantra, la mostra su Gesar Ling, la biblioteca e le attrezzature usate da Messner e affreschi rinascimentali.</text:p>
          </table:table-cell>
          <table:table-cell table:style-name="ce10" office:value-type="string" calcext:value-type="string">
            <text:p>This is Reinhold Messner's private castle, which he dedicated to the myth of the mountain. On display are his extensive adventure library and Tibetika collection, a picture gallery on sacred mountains of the world, a collection of masks from five continents, his expedition cellar, the Gesar Ling exhibition, the Tantra room and Renaissance frescoes.</text:p>
          </table:table-cell>
          <table:table-cell table:style-name="ce10" office:value-type="string" calcext:value-type="string">
            <text:p>10.96613645</text:p>
          </table:table-cell>
          <table:table-cell table:style-name="ce10" office:value-type="string" calcext:value-type="string">
            <text:p>46.65168978</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Rudolf Stolz</text:p>
          </table:table-cell>
          <table:table-cell table:style-name="ce4" office:value-type="string" calcext:value-type="string">
            <text:p>Museo Rudolf Stolz</text:p>
          </table:table-cell>
          <table:table-cell table:style-name="ce4" office:value-type="string" calcext:value-type="string">
            <text:p>Rudolf Stolz Museum</text:p>
          </table:table-cell>
          <table:table-cell table:style-name="ce4" office:value-type="string" calcext:value-type="string">
            <text:p>Dolomitenstraße 16b</text:p>
          </table:table-cell>
          <table:table-cell table:style-name="ce4" office:value-type="string" calcext:value-type="string">
            <text:p>via Dolomiti, 16b</text:p>
          </table:table-cell>
          <table:table-cell table:style-name="ce7" office:value-type="float" office:value="39030" calcext:value-type="float">
            <text:p>39030</text:p>
          </table:table-cell>
          <table:table-cell table:style-name="ce4" office:value-type="string" calcext:value-type="string">
            <text:p>Sexten</text:p>
          </table:table-cell>
          <table:table-cell table:style-name="ce4" office:value-type="string" calcext:value-type="string">
            <text:p>Sesto</text:p>
          </table:table-cell>
          <table:table-cell table:number-columns-repeated="2" table:style-name="ce4" office:value-type="string" calcext:value-type="string">
            <text:p>www.museumrudolfstolz.eu</text:p>
          </table:table-cell>
          <table:table-cell table:style-name="ce4" office:value-type="string" calcext:value-type="string">
            <text:p>+39 349 7169126</text:p>
          </table:table-cell>
          <table:table-cell table:style-name="ce4" table:number-columns-repeated="2"/>
          <table:table-cell table:number-columns-repeated="2" table:style-name="ce4" office:value-type="string" calcext:value-type="string">
            <text:p>info@museumrudolfstolz.eu</text:p>
          </table:table-cell>
          <table:table-cell table:style-name="ce10" office:value-type="string" calcext:value-type="string">
            <text:p>Eintritt frei</text:p>
          </table:table-cell>
          <table:table-cell table:style-name="ce10" office:value-type="string" calcext:value-type="string">
            <text:p>entrata libera</text:p>
          </table:table-cell>
          <table:table-cell table:style-name="ce10" office:value-type="string" calcext:value-type="string">
            <text:p>free admission</text:p>
          </table:table-cell>
          <table:table-cell table:style-name="ce10" office:value-type="string" calcext:value-type="string">
            <text:p>Juli - Aug</text:p>
            <text:p>Di - So 14 - 18 Uhr</text:p>
            <text:p>Sep - Okt</text:p>
            <text:p>Mi, Fr, So 15 - 18 Uhr</text:p>
            <text:p>bei Sonderausstellungen erweiterte Öffnungszeiten möglich</text:p>
          </table:table-cell>
          <table:table-cell table:style-name="ce10" office:value-type="string" calcext:value-type="string">
            <text:p>lug-ago</text:p>
            <text:p>mar-dom ore 14-18</text:p>
            <text:p>sett-ott</text:p>
            <text:p>mer, ven, dom ore 15-18</text:p>
            <text:p>in caso di mostre temporanee possibili orari di apertura ampliati</text:p>
          </table:table-cell>
          <table:table-cell table:style-name="ce10" office:value-type="string" calcext:value-type="string">
            <text:p>July - Aug </text:p>
            <text:p>Tue - Sun 4 pm - 6 pm</text:p>
            <text:p>Sep - Oct</text:p>
            <text:p>Thu, Fri, Sun 3 pm -6 pm</text:p>
            <text:p>for temporary exhibitions extended opening times possible</text:p>
          </table:table-cell>
          <table:table-cell table:style-name="ce10" office:value-type="string" calcext:value-type="string">
            <text:p>Das Museum zeigt Skizzen und Entwürfe zu Fresken sowie Studien, Aquarelle und graphische Arbeiten des bekannten Südtiroler Künstlers Rudolf Stolz (1874–1960) sowie Bilder seines Bruders Albert Stolz (1875–1947) und präsentiert jährlich Sonderausstellungen mit Werken von Kunstschaffenden vorwiegend aus dem Tiroler Raum.</text:p>
          </table:table-cell>
          <table:table-cell table:style-name="ce10" office:value-type="string" calcext:value-type="string">
            <text:p>Il museo espone schizzi e bozzetti dei numerosi affreschi, oltre a studi, acquerelli e lavori di grafica del famoso pittore sudtirolese Rudolf Stolz (1874-1960), nonché dipinti del fratello Albert Stolz (1875-1947) e propone ogni anno mostre temporanee con opere di artisti prevalentemente di area tirolese.</text:p>
          </table:table-cell>
          <table:table-cell table:style-name="ce10" office:value-type="string" calcext:value-type="string">
            <text:p>The museum shows sketches and drafts for  frescoes as well as studies, watercolours and graphic works by the well-known South Tyrolean artist Rudolf Stolz (1874 – 1960) as well as paintings by his brother Albert Stolz (1875 – 1947) and presents annual special exhibitions with works by artists mainly from the Tyrolean region.</text:p>
          </table:table-cell>
          <table:table-cell table:style-name="ce10" office:value-type="string" calcext:value-type="string">
            <text:p>12.350552</text:p>
          </table:table-cell>
          <table:table-cell table:style-name="ce10" office:value-type="string" calcext:value-type="string">
            <text:p>46.701355</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Wolfsthurn - Südtiroler Landesmuseum für Jagd und Fischerei</text:p>
          </table:table-cell>
          <table:table-cell table:style-name="ce4" office:value-type="string" calcext:value-type="string">
            <text:p>Castel Wolfsthurn - Museo provinciale della caccia e della pesca</text:p>
          </table:table-cell>
          <table:table-cell table:style-name="ce4" office:value-type="string" calcext:value-type="string">
            <text:p>Wolfsthurn Castle – South Tyrolean Museum of Hunting and Fishing</text:p>
          </table:table-cell>
          <table:table-cell table:style-name="ce4" office:value-type="string" calcext:value-type="string">
            <text:p>Schloss Wolfsthurn, Mareit, Kirchdorf 25</text:p>
          </table:table-cell>
          <table:table-cell table:style-name="ce4" office:value-type="string" calcext:value-type="string">
            <text:p>Castel Wolfsthurn, Mareta, Kirchdorf 25</text:p>
          </table:table-cell>
          <table:table-cell table:style-name="ce7" office:value-type="float" office:value="39040" calcext:value-type="float">
            <text:p>39040</text:p>
          </table:table-cell>
          <table:table-cell table:style-name="ce4" office:value-type="string" calcext:value-type="string">
            <text:p>Ratschings</text:p>
          </table:table-cell>
          <table:table-cell table:style-name="ce4" office:value-type="string" calcext:value-type="string">
            <text:p>Racines</text:p>
          </table:table-cell>
          <table:table-cell table:number-columns-repeated="2" table:style-name="ce4" office:value-type="string" calcext:value-type="string">
            <text:p>www.wolfsthurn.it</text:p>
          </table:table-cell>
          <table:table-cell table:style-name="ce4" office:value-type="string" calcext:value-type="string">
            <text:p>+39 0472 758121</text:p>
          </table:table-cell>
          <table:table-cell table:style-name="ce4"/>
          <table:table-cell table:style-name="ce4" office:value-type="string" calcext:value-type="string">
            <text:p>+39 0472 758121</text:p>
          </table:table-cell>
          <table:table-cell table:number-columns-repeated="2" table:style-name="ce4" office:value-type="string" calcext:value-type="string">
            <text:p>info@wolfsthurn.it</text:p>
          </table:table-cell>
          <table:table-cell table:style-name="ce10" office:value-type="string" calcext:value-type="string">
            <text:p>7,00 € Erwachsene </text:p>
            <text:p>5,30 € Gruppen ab 15 Personen, Senioren ab 65 J., Studenten von 16 bis 27  J., Jugendliche ab 16 J., Personen mit Beeinträchtigung</text:p>
            <text:p>1,00 € Schüler (Klasse) </text:p>
            <text:p>14,00 € Familienkarte (2 Erwachsene, Kinder bis 16 J.)</text:p>
            <text:p>7,00 € kleine Familienkarte (1 Erwachsener, Kinder bis 16 J.)</text:p>
            <text:p>Kinder unter 6 Jahren: freier Eintritt</text:p>
            <text:p>30,00 € Führung für Schulklassen</text:p>
            <text:p>40,00 € Führung für Gruppen</text:p>
          </table:table-cell>
          <table:table-cell table:style-name="ce10" office:value-type="string" calcext:value-type="string">
            <text:p>€ 7,00 adulti </text:p>
            <text:p>€ 5,30 gruppi a partire da 15 persone, anziani dai 65 anni di età, studenti dai 16 ai 27 anni, ragazzi dai 16 anni, persone disabili</text:p>
            <text:p>€ 1,00 alunni di gruppi scolastici</text:p>
            <text:p>€ 14,00 biglietto famiglia (2 adulti, bambini fino ai 16 anni)</text:p>
            <text:p>€ 7,00 biglietto famiglia mini (1 adulto, bambini fino ai 16 anni)</text:p>
            <text:p>Bambini sotto i 6 anni: ingresso libero</text:p>
            <text:p>30,00 € visita guidata per scolaresche</text:p>
            <text:p>40,00 € visita guidata per gruppi</text:p>
          </table:table-cell>
          <table:table-cell table:style-name="ce10" office:value-type="string" calcext:value-type="string">
            <text:p>€7.00 adults </text:p>
            <text:p>€5.30 groups from 15 people upwards, seniors from 65 years up, students up to 27 years, teenagers from 16 years up, disabled people </text:p>
            <text:p>€1.00 pupils in school classes </text:p>
            <text:p>€14.00 family card (2 adults, children up to 16 years)</text:p>
            <text:p>€7.00 family card &amp;ldquo;mini&amp;rdquo; (1 adult with children up to 16 years)</text:p>
            <text:p>Children until 6 years: free entrance</text:p>
            <text:p>€30.00 guided tour for school classes</text:p>
            <text:p>€40.00 guided tour for groups</text:p>
          </table:table-cell>
          <table:table-cell table:style-name="ce10" office:value-type="string" calcext:value-type="string">
            <text:p>15. Apr-15. Nov</text:p>
            <text:p>Di-Sa 10-17 h</text:p>
            <text:p>So, Feiertage 13-17 h</text:p>
            <text:p>letzter Einlass 16.30 h</text:p>
            <text:p>geschl. 1. Nov</text:p>
          </table:table-cell>
          <table:table-cell table:style-name="ce10" office:value-type="string" calcext:value-type="string">
            <text:p>15 apr-15 nov</text:p>
            <text:p>mar-sab h 10-17</text:p>
            <text:p>dom, festivi h 13-17</text:p>
            <text:p>ultimo ingresso h 16.30</text:p>
            <text:p>chiuso 1° nov</text:p>
          </table:table-cell>
          <table:table-cell table:style-name="ce10" office:value-type="string" calcext:value-type="string">
            <text:p>15 Apr-15 Nov</text:p>
            <text:p>Tue-Sat 10-5 pm</text:p>
            <text:p>Sun, public holidays 1-5 pm</text:p>
            <text:p>last admission 4.30 pm</text:p>
            <text:p>Closed 1 Nov</text:p>
          </table:table-cell>
          <table:table-cell table:style-name="ce10" office:value-type="string" calcext:value-type="string">
            <text:p>In Schloss Wolfsthurn über dem Kirchdorf Mareit wird die Kulturgeschichte der Jagd und Fischerei erzählt. Der Rundgang führt durch die im Originalzustand erhaltenen Prunkräume der barocken Schlossanlage und vermittelt Eindrücke vom adeligen Leben im 18. und 19. Jahrhundert. Bei den Vermittlungsangeboten im Untergeschoss wird die heimische Tierwelt hautnah erfahrbar. Der rund einen Kilometer lange Themenweg „Wald und Wasser“ führt vom Dorf zum Schloss.</text:p>
          </table:table-cell>
          <table:table-cell table:style-name="ce10" office:value-type="string" calcext:value-type="string">
            <text:p>Castel Wolfsthurn sopra Mareta affronta il tema della caccia e della pesca da un punto di vista storico-culturale. Il percorso attraversa le sfarzose sale del castello, conservate allo stato originario, illustrando particolari della vita della nobiltà nei secoli XVIII e XIX. Le cantine del castello ospitano le attività di didattica museale per conoscere gli animali locali. Un sentiero tematico dedicato al bosco e all’acqua si snoda per circa 1 km dal paese al castello.</text:p>
          </table:table-cell>
          <table:table-cell table:style-name="ce10" office:value-type="string" calcext:value-type="string">
            <text:p>Wolfsthurn Castle stands above the village of Mareit/Mareta. It focuses on the cultural history of hunting and fishing. State rooms of the Baroque palace complex in their original state give evidence for aristocratic life in the 18th and 19th centuries. In the educational offerings in the basement, the local animal world can be experienced up close. An approximately one-kilometre-long ("Forest and Water") theme trail leads from the village to the castle.</text:p>
          </table:table-cell>
          <table:table-cell table:style-name="ce10" office:value-type="string" calcext:value-type="string">
            <text:p>11.349274</text:p>
          </table:table-cell>
          <table:table-cell table:style-name="ce10" office:value-type="string" calcext:value-type="string">
            <text:p>46.893056</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Ciné Museum</text:p>
          </table:table-cell>
          <table:table-cell table:style-name="ce4" office:value-type="string" calcext:value-type="string">
            <text:p>Johann-Kravogl-Straße 8</text:p>
          </table:table-cell>
          <table:table-cell table:style-name="ce4" office:value-type="string" calcext:value-type="string">
            <text:p>via Johann Kravogl 8</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cinemuseum.eu</text:p>
          </table:table-cell>
          <table:table-cell table:style-name="ce4" office:value-type="string" calcext:value-type="string">
            <text:p>+39 342 9665000</text:p>
          </table:table-cell>
          <table:table-cell table:style-name="ce4" table:number-columns-repeated="2"/>
          <table:table-cell table:number-columns-repeated="2" table:style-name="ce4" office:value-type="string" calcext:value-type="string">
            <text:p>cinemuseum@virgilio.it</text:p>
          </table:table-cell>
          <table:table-cell table:style-name="ce10" office:value-type="string" calcext:value-type="string">
            <text:p>5,00 € Erwachsene</text:p>
            <text:p>3,00 € Schüler und Studenten bis 26 Jahren, Seniores mit über 65 J., Gruppen ab 12 Personen, Menschen mit Behinderungen</text:p>
          </table:table-cell>
          <table:table-cell table:style-name="ce10" office:value-type="string" calcext:value-type="string">
            <text:p>€ 5,00 adulti</text:p>
            <text:p>€ 3,00 scolari e studenti fino ai 26 anni, anziani sopra i 65 anni, gruppi a partire da 12 persone, persone con disabilità</text:p>
          </table:table-cell>
          <table:table-cell table:style-name="ce10" office:value-type="string" calcext:value-type="string">
            <text:p>€5.00 adults</text:p>
            <text:p>€3.00 studens up to 26 years, elderly (over 65 y.), groups from 12 people up, disabled persons</text:p>
          </table:table-cell>
          <table:table-cell table:style-name="ce10" office:value-type="string" calcext:value-type="string">
            <text:p>Di, Mi, Fr, Sa 9.30-12, 15-18 h</text:p>
          </table:table-cell>
          <table:table-cell table:style-name="ce10" office:value-type="string" calcext:value-type="string">
            <text:p>mar, mer, ven, sab h 9.30-12, 15-18</text:p>
          </table:table-cell>
          <table:table-cell table:style-name="ce10" office:value-type="string" calcext:value-type="string">
            <text:p>Tue, Wed, Fri, Sat 9.30-12, 3-6 pm</text:p>
          </table:table-cell>
          <table:table-cell table:style-name="ce10" office:value-type="string" calcext:value-type="string">
            <text:p>Das Museum zur Kino- und Fernsehtechnologie zeigt verschiedene Projektionsgeräte, Videokameras, Schnitt- und Montageanlagen, Fernsehprojektoren, Filme sowie historische Dokumente, Plakate, Dokumentarfilme und weitere Zeugnisse der lokalen Kinogeschichte. Geboten werden auch Filmreihen, Vorträge, didaktische Tätigkeiten und Angebote zur Filmrestaurierung.</text:p>
          </table:table-cell>
          <table:table-cell table:style-name="ce10" office:value-type="string" calcext:value-type="string">
            <text:p>Espone tecnologia cinematografica e televisiva: diverse macchine di proiezione, telecamere, moviole, banchi di montaggio, videoproiettori, pellicole film, documenti storici, manifesti, documentari e altre testimonianze della storia del cinema nella regione. Propone rassegne cinematografiche, conferenze, attività di mediazione e didattiche e restauro film.</text:p>
          </table:table-cell>
          <table:table-cell table:style-name="ce10" office:value-type="string" calcext:value-type="string">
            <text:p>Various projection equipment, video cameras, editing and montage equipment, television projectors, films as well as historical documents, posters, documentaries, and other evidence of local cinema history are on display. The Ciné Museum also offers film projections, lectures, didactic activities, and film restoration services.</text:p>
          </table:table-cell>
          <table:table-cell table:style-name="ce10" office:value-type="string" calcext:value-type="string">
            <text:p>11.331651</text:p>
          </table:table-cell>
          <table:table-cell table:style-name="ce10" office:value-type="string" calcext:value-type="string">
            <text:p>46.469127</text:p>
          </table:table-cell>
          <table:table-cell table:number-columns-repeated="995"/>
        </table:table-row>
        <table:table-row table:style-name="ro1">
          <table:table-cell office:value-type="string" calcext:value-type="string">
            <office:annotation draw:style-name="gr1" draw:text-style-name="P2" svg:width="1.1413in" svg:height="0.7083in" svg:x="0.8146in" svg:y="5.4094in" draw:caption-point-x="-0.2402in" draw:caption-point-y="0.5945in">
              <dc:date>2023-06-29T00:00:00</dc:date>
              <text:p text:style-name="P1"><text:span text:style-name="T2">aggiunto dal confronto dei dati</text:span></text:p>
            </office:annotation>
            <text:p>TEI</text:p>
          </table:table-cell>
          <table:table-cell table:style-name="ce20" office:value-type="string" calcext:value-type="string">
            <text:p>Museo mineralogico di Tiso</text:p>
          </table:table-cell>
          <table:table-cell table:style-name="ce4" office:value-type="string" calcext:value-type="string">
            <text:p>Mineralienmuseum Teis</text:p>
          </table:table-cell>
          <table:table-cell table:style-name="ce4" office:value-type="string" calcext:value-type="string">
            <text:p>Museo Mineralogico di Tiso</text:p>
          </table:table-cell>
          <table:table-cell table:style-name="ce4" office:value-type="string" calcext:value-type="string">
            <text:p>Mineral Museum Tiso/Teis</text:p>
          </table:table-cell>
          <table:table-cell table:style-name="ce4" office:value-type="string" calcext:value-type="string">
            <text:p>Vereinshaus Teis, Teiser Straße 12</text:p>
          </table:table-cell>
          <table:table-cell table:style-name="ce4" office:value-type="string" calcext:value-type="string">
            <text:p>Pro Loco di Tiso, via Teiser 12</text:p>
          </table:table-cell>
          <table:table-cell table:style-name="ce7" office:value-type="float" office:value="39040" calcext:value-type="float">
            <text:p>39040</text:p>
          </table:table-cell>
          <table:table-cell table:style-name="ce4" office:value-type="string" calcext:value-type="string">
            <text:p>Villnöss</text:p>
          </table:table-cell>
          <table:table-cell table:style-name="ce4" office:value-type="string" calcext:value-type="string">
            <text:p>Funes</text:p>
          </table:table-cell>
          <table:table-cell table:style-name="ce4" office:value-type="string" calcext:value-type="string">
            <text:p>www.mineralienmuseum-teis.it</text:p>
          </table:table-cell>
          <table:table-cell table:style-name="ce4" office:value-type="string" calcext:value-type="string">
            <text:p>www.museomineralogicotiso.it</text:p>
          </table:table-cell>
          <table:table-cell table:style-name="ce4" office:value-type="string" calcext:value-type="string">
            <text:p>+39 0472 844522</text:p>
          </table:table-cell>
          <table:table-cell table:style-name="ce4" table:number-columns-repeated="2"/>
          <table:table-cell table:style-name="ce4" office:value-type="string" calcext:value-type="string">
            <text:p>info@museomineralogicotiso.it</text:p>
          </table:table-cell>
          <table:table-cell table:style-name="ce4" office:value-type="string" calcext:value-type="string">
            <text:p>info@mineralienmuseum-teis.it</text:p>
          </table:table-cell>
          <table:table-cell table:style-name="ce10" office:value-type="string" calcext:value-type="string">
            <text:p>8,00 € Erwachsene </text:p>
            <text:p>6,00 € Gruppen ab 15 Personen (pro Person)</text:p>
            <text:p>4,00 € Kinder (6-15 Jahre) </text:p>
            <text:p>2,00 € Schulklassen (pro Person)</text:p>
            <text:p>22,00 € Familienkarte</text:p>
            <text:p>25,00 € Führung, mit Anmeldung</text:p>
            <text:p>Kinder unter 6 Jahren gratis</text:p>
            <text:p>8,00 € Gruppen mit Führung (pro Person)</text:p>
            <text:p>4,00 € Schulklassen mit Führung (pro Schüler)</text:p>
          </table:table-cell>
          <table:table-cell table:style-name="ce10" office:value-type="string" calcext:value-type="string">
            <text:p>€ 8,00 adulti </text:p>
            <text:p>€ 6,00 gruppi di oltre 15 persone (a persona) </text:p>
            <text:p>€ 4,00 bambini (6-15 anni)</text:p>
            <text:p>€ 2,00 scolaresche (a persona) </text:p>
            <text:p>€ 22,00 biglietto famiglia</text:p>
            <text:p>€ 25,00 visita guidata, su prenotazione</text:p>
            <text:p>bambini sotto i 6 anni gratis</text:p>
            <text:p>€ 8,00 gruppi con visita guidata (a persona)</text:p>
            <text:p>€ 4,00 scolaresche con visita guidata (a persona)</text:p>
          </table:table-cell>
          <table:table-cell table:style-name="ce10" office:value-type="string" calcext:value-type="string">
            <text:p>€8.00 adults </text:p>
            <text:p>€6.00 groups (15 or more, pro person) </text:p>
            <text:p>€4.00 children (6-15 years) </text:p>
            <text:p>€2.00 school classes (pro person) </text:p>
            <text:p>€22.00 family ticket</text:p>
            <text:p>€25.00 guided tour, by appointment</text:p>
            <text:p>free for children under 6 years</text:p>
            <text:p>€8.00 groups with guided tour (pro person)</text:p>
            <text:p>€4.00 school classes with guided tour (pro person)</text:p>
          </table:table-cell>
          <table:table-cell table:style-name="ce10" office:value-type="string" calcext:value-type="string">
            <text:p>So vor Ostern-So nach Allerheiligen</text:p>
            <text:p>Di-Fr 10-12, 14-16 h</text:p>
            <text:p>Sa, So 14-17 h</text:p>
          </table:table-cell>
          <table:table-cell table:style-name="ce10" office:value-type="string" calcext:value-type="string">
            <text:p>dom prima di Pasqua-dom dopo Ognissanti</text:p>
            <text:p>mar-ven h 10-12, 14-16</text:p>
            <text:p>sab, dom h 14-17</text:p>
          </table:table-cell>
          <table:table-cell table:style-name="ce10" office:value-type="string" calcext:value-type="string">
            <text:p>Sun before Easter-Sun after All Saints</text:p>
            <text:p>Tue-Fri 10-12, 2-4 pm</text:p>
            <text:p>Sat, Sun 2-5 pm</text:p>
          </table:table-cell>
          <table:table-cell table:style-name="ce10" office:value-type="string" calcext:value-type="string">
            <text:p>Das umgebaute und vergrößerte Museum beherbergt die umfangreiche Sammlung des Mineraliensuchers Paul Fischnaller, darunter die berühmten Teiser Kugeln, Bergkristalle und andere Mineralien aus dem Alpenraum. Familien können in Begleitung nach den Kugeln suchen.</text:p>
          </table:table-cell>
          <table:table-cell table:style-name="ce10" office:value-type="string" calcext:value-type="string">
            <text:p>Il museo, ampliato di recente, custodisce la collezione mineralogica composta dai famosi geodi di Tiso, cristalli di rocca e altri minerali della zona alpina, raccolti dal collezionista Paul Fischnaller. Le famiglie possono cercare geodi insieme al collezionista.</text:p>
          </table:table-cell>
          <table:table-cell table:style-name="ce10" office:value-type="string" calcext:value-type="string">
            <text:p>The rebuilt and enlarged museum houses the extensive collection of mineral prospector Paul Fischnaller, including the famous Teis spheres, rock crystals and other minerals from the Alpine region. Families can be escorted to search for the spheres.</text:p>
          </table:table-cell>
          <table:table-cell table:style-name="ce10" office:value-type="string" calcext:value-type="string">
            <text:p>11.620145</text:p>
          </table:table-cell>
          <table:table-cell table:style-name="ce10" office:value-type="string" calcext:value-type="string">
            <text:p>46.652683</text:p>
          </table:table-cell>
          <table:table-cell table:number-columns-repeated="995"/>
        </table:table-row>
        <table:table-row table:style-name="ro1">
          <table:table-cell office:value-type="string" calcext:value-type="string">
            <text:p>ALD</text:p>
          </table:table-cell>
          <table:table-cell table:style-name="ce28" office:value-type="string" calcext:value-type="string">
            <text:p>Museo civico di Aldino</text:p>
          </table:table-cell>
          <table:table-cell table:style-name="ce4" office:value-type="string" calcext:value-type="string">
            <text:p>Dorfmuseum Aldein</text:p>
          </table:table-cell>
          <table:table-cell table:style-name="ce4" office:value-type="string" calcext:value-type="string">
            <text:p>Museo locale di Aldino</text:p>
          </table:table-cell>
          <table:table-cell table:style-name="ce4" office:value-type="string" calcext:value-type="string">
            <text:p>Aldein Museum</text:p>
          </table:table-cell>
          <table:table-cell table:style-name="ce4" office:value-type="string" calcext:value-type="string">
            <text:p>Dorfplatz <text:s/>41</text:p>
          </table:table-cell>
          <table:table-cell table:style-name="ce4" office:value-type="string" calcext:value-type="string">
            <text:p>piazza del Paese, 41</text:p>
          </table:table-cell>
          <table:table-cell table:style-name="ce7" office:value-type="float" office:value="39040" calcext:value-type="float">
            <text:p>39040</text:p>
          </table:table-cell>
          <table:table-cell table:style-name="ce4" office:value-type="string" calcext:value-type="string">
            <text:p>Aldein</text:p>
          </table:table-cell>
          <table:table-cell table:style-name="ce4" office:value-type="string" calcext:value-type="string">
            <text:p>Aldino</text:p>
          </table:table-cell>
          <table:table-cell table:style-name="ce4" office:value-type="string" calcext:value-type="string">
            <text:p>www.museum-aldein.com</text:p>
          </table:table-cell>
          <table:table-cell table:style-name="ce4" office:value-type="string" calcext:value-type="string">
            <text:p>www.museo-aldino.it</text:p>
          </table:table-cell>
          <table:table-cell table:style-name="ce4" office:value-type="string" calcext:value-type="string">
            <text:p>+39 338 1085870</text:p>
          </table:table-cell>
          <table:table-cell table:style-name="ce4" table:number-columns-repeated="2"/>
          <table:table-cell table:style-name="ce4" office:value-type="string" calcext:value-type="string">
            <text:p>info@museo-aldino.com</text:p>
          </table:table-cell>
          <table:table-cell table:style-name="ce4" office:value-type="string" calcext:value-type="string">
            <text:p>info@museum-aldein.com</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untary contribution</text:p>
          </table:table-cell>
          <table:table-cell table:style-name="ce10" office:value-type="string" calcext:value-type="string">
            <text:p>Mai-Okt</text:p>
            <text:p>Fr 16-18 h</text:p>
            <text:p>Juli, Aug auch Sa 16-18 h</text:p>
          </table:table-cell>
          <table:table-cell table:style-name="ce10" office:value-type="string" calcext:value-type="string">
            <text:p>mag-ott</text:p>
            <text:p>ven h 16-18</text:p>
            <text:p>luglio, ago anche sab h 16-18</text:p>
          </table:table-cell>
          <table:table-cell table:style-name="ce10" office:value-type="string" calcext:value-type="string">
            <text:p>May-Oct</text:p>
            <text:p>Fri 4-6 pm</text:p>
            <text:p>July, Aug also Sat 4-6 pm</text:p>
          </table:table-cell>
          <table:table-cell table:style-name="ce10" office:value-type="string" calcext:value-type="string">
            <text:p>Im Dorfmuseum ist sakrale Kunst ausgestellt, die Zeugnis von der Frömmigkeit und den Kunstformen des Barock und Rokoko gibt. Besonderes Juwel ist der Schatz vom Thalhof. Das Museum bewahrt auch Gemälde, Holzschnitte, Münzen und Medaillen aus privaten Sammlungen.</text:p>
          </table:table-cell>
          <table:table-cell table:style-name="ce10" office:value-type="string" calcext:value-type="string">
            <text:p>Il Museo locale espone opere di arte sacra che rispecchiano le forme di devozione religiosa e artistiche del barocco e del rococò. Un gioiello particolare è il tesoro del maso Thal. Il museo conserva anche dipinti, sculture lignee, monete e medaglie provenienti da collezioni private.</text:p>
          </table:table-cell>
          <table:table-cell table:style-name="ce10" office:value-type="string" calcext:value-type="string">
            <text:p>The village museum exhibits sacred art that bears witness to the piety and art forms of the Baroque and Rococo periods. A special jewel is the treasure of the Thalhof. The museum also preserves paintings, woodcuts, coins and medals from private collections.</text:p>
          </table:table-cell>
          <table:table-cell table:style-name="ce10" office:value-type="string" calcext:value-type="string">
            <text:p>11.354077</text:p>
          </table:table-cell>
          <table:table-cell table:style-name="ce10" office:value-type="string" calcext:value-type="string">
            <text:p>46.368122</text:p>
          </table:table-cell>
          <table:table-cell table:number-columns-repeated="995"/>
        </table:table-row>
        <table:table-row table:style-name="ro1" table:visibility="filter">
          <table:table-cell table:style-name="ce2" table:number-columns-repeated="2"/>
          <table:table-cell table:style-name="ce4" office:value-type="string" calcext:value-type="string">
            <text:p>LUMEN - Museum für Bergfotografie</text:p>
          </table:table-cell>
          <table:table-cell table:style-name="ce4" office:value-type="string" calcext:value-type="string">
            <text:p>LUMEN - Museo della fotografia di montagna</text:p>
          </table:table-cell>
          <table:table-cell table:style-name="ce4" office:value-type="string" calcext:value-type="string">
            <text:p>LUMEN - Museum of Mountain Photography</text:p>
          </table:table-cell>
          <table:table-cell table:style-name="ce4" office:value-type="string" calcext:value-type="string">
            <text:p>Seilbahnstraße 10, Reischach</text:p>
          </table:table-cell>
          <table:table-cell table:style-name="ce4" office:value-type="string" calcext:value-type="string">
            <text:p>via funivia 10, Riscone</text:p>
          </table:table-cell>
          <table:table-cell table:style-name="ce7" office:value-type="float" office:value="39031" calcext:value-type="float">
            <text:p>39031</text:p>
          </table:table-cell>
          <table:table-cell table:style-name="ce4" office:value-type="string" calcext:value-type="string">
            <text:p>Bruneck</text:p>
          </table:table-cell>
          <table:table-cell table:style-name="ce4" office:value-type="string" calcext:value-type="string">
            <text:p>Brunico</text:p>
          </table:table-cell>
          <table:table-cell table:number-columns-repeated="2" table:style-name="ce4" office:value-type="string" calcext:value-type="string">
            <text:p>www.lumenmuseum.it</text:p>
          </table:table-cell>
          <table:table-cell table:style-name="ce4" office:value-type="string" calcext:value-type="string">
            <text:p>+39 0474 431090</text:p>
          </table:table-cell>
          <table:table-cell table:style-name="ce4" office:value-type="string" calcext:value-type="string">
            <text:p>+39 340 1538906</text:p>
          </table:table-cell>
          <table:table-cell table:style-name="ce4"/>
          <table:table-cell table:number-columns-repeated="2" table:style-name="ce4" office:value-type="string" calcext:value-type="string">
            <text:p>info@lumenmuseum.it</text:p>
          </table:table-cell>
          <table:table-cell table:style-name="ce10" office:value-type="string" calcext:value-type="string">
            <text:p>17,00 € Erwachsene</text:p>
            <text:p>12,00 € 15 bis 25-Jährige, StudentInnen bis 25 Jahre, über 65-Jährige</text:p>
            <text:p>10,00 € 6 bis 14-Jährige</text:p>
            <text:p>12,00 € Personen mit Beeinträchtigung (Ausweis)</text:p>
            <text:p>34,00 € Familienticket (zwei Erwachsene + Kinder 6-14 J.)</text:p>
            <text:p>Schulklassen 6 bis 19 Jahre: Preis auf Anfrage</text:p>
            <text:p>HUNDE NICHT ERLAUBT</text:p>
            <text:p/>
            <text:p>Kombiticket LUMEN/MMM Corones (gültig an fünf aufeinanderfolgenden Tagen ab Kaufdatum)</text:p>
            <text:p>20,00 € Erwachsene</text:p>
            <text:p>10,00 € 6 bis 14-Jährige</text:p>
            <text:p>40,00 € Familienticket (zwei Erwachsene + Kinder 6-14 J.)</text:p>
            <text:p>Schulklassen 6 bis 19 Jahre: Preis auf Anfrage</text:p>
            <text:p/>
            <text:p>Kombiticket LUMEN + MMM Corones + Kabinenbahn Kronplatz 2000/K 1+2 (Reischach)</text:p>
            <text:p>39,00 € Erwachsene</text:p>
            <text:p>21,00 € 9-15 Jahre</text:p>
            <text:p/>
            <text:p>Kombiticket LUMEN + MMM Corones + Ried-Gipfelbahn (Percha)</text:p>
            <text:p>39,00 € Erwachsene</text:p>
            <text:p>21,00 € 9-15 Jahre</text:p>
            <text:p/>
            <text:p>Kombiticket LUMEN + MMM Corones + Kabinenbahn RUIS (Furkelpass) - nur in der Sommersaison</text:p>
            <text:p>36,00 € Erwachsene</text:p>
            <text:p>21,00 € 9-15 Jahre</text:p>
          </table:table-cell>
          <table:table-cell table:style-name="ce10" office:value-type="string" calcext:value-type="string">
            <text:p>€ 17,00 adulti</text:p>
            <text:p>€ 12,00 giovani dai 15 ai 25 anni, studenti fino a 25 anni, anziani oltre 65 anni</text:p>
            <text:p>€ 10,00 bambini e ragazzi dai 6 ai 14 anni</text:p>
            <text:p>€ 12,00 persone con disabilità (con tessera)</text:p>
            <text:p>€ 34,00 biglietto famiglia (due adulti + bambini 6-14 anni)</text:p>
            <text:p>classi scolastiche dai 6 ai 19 anni: tariffa a richiesta</text:p>
            <text:p>CANI NON AMMESSI</text:p>
            <text:p/>
            <text:p>Biglietto combinato LUMEN/MMM Corones (valido per cinque giorni consecutivi dal giorno di acquisto)</text:p>
            <text:p>€ 20,00 adulti</text:p>
            <text:p>€ 10,00 bambini e ragazzi dai 6 ai 14 anni</text:p>
            <text:p>€ 40,00 biglietto famiglia (due adulti + bambini 6-14 anni)</text:p>
            <text:p>classi scolastiche dai 6 ai 19 anni: tariffa a richiesta</text:p>
            <text:p/>
            <text:p>Biglietto combinato LUMEN + MMM Corones + cabinovia Plan de Corones 2000/K 1+2 (Riscone)</text:p>
            <text:p>€ 39,00 adulti</text:p>
            <text:p>€ 21,00 9-15 anni</text:p>
            <text:p/>
            <text:p>Biglietto combinato LUMEN + MMM Corones + cabinovia Ried-Gipfel (Perca)</text:p>
            <text:p>€ 39,00 adulti</text:p>
            <text:p>€ 21,00 9-15 anni</text:p>
            <text:p/>
            <text:p>Biglietto combinato LUMEN + MMM Corones + cabinovia RUIS (Passo Furcia) - solo nella stagione estiva</text:p>
            <text:p>€ 36,00 adulti</text:p>
            <text:p>€ 21,00 9-15 anni</text:p>
          </table:table-cell>
          <table:table-cell table:style-name="ce10" office:value-type="string" calcext:value-type="string">
            <text:p>€ 17 adults</text:p>
            <text:p>€ 12 juniors 15-25 years, students till 25 years, seniors from 65 years</text:p>
            <text:p>€ 10 juniors 6-14 years </text:p>
            <text:p>€ 12 persons with disabilities (with card)</text:p>
            <text:p>€ 34 family ticket (two adults + children 6-14 years)</text:p>
            <text:p>school classes 6-19 years: price on request</text:p>
            <text:p>NO DOGS</text:p>
            <text:p/>
            <text:p/>
            <text:p>Combined ticket LUMEN/MMM Corones (valid for five consecutive days)</text:p>
            <text:p>€20.00 adults</text:p>
            <text:p>€10.00 juniors 6-14 years</text:p>
            <text:p>€40.00 family ticket (two adults + children 6-14 years)</text:p>
            <text:p>school classes 6-19 years: price on request</text:p>
            <text:p/>
            <text:p>Combined ticket LUMEN + MMM Corones + gondola lift Kronplatz 2000/K 1+2 (Reischach/Riscone)</text:p>
            <text:p>€39.00 adults</text:p>
            <text:p>€21.00 9-15 years</text:p>
            <text:p/>
            <text:p>Combined ticket LUMEN + MMM Corones + gondola lift Ried-Gipfel (Percha/Perca)</text:p>
            <text:p>€39.00 adults</text:p>
            <text:p>€21.00 9-15 years</text:p>
            <text:p/>
            <text:p>Combined ticket LUMEN + MMM Corones + gondola lift RUIS (Furkelpass/Passo Furcia) - only in the summer season</text:p>
            <text:p>€36.00 adults</text:p>
            <text:p>€21.00 9-15 years</text:p>
          </table:table-cell>
          <table:table-cell table:style-name="ce10" office:value-type="string" calcext:value-type="string">
            <text:p>Ende Mai-Anfang Nov</text:p>
            <text:p>Ende Nov-Mitte Apr</text:p>
            <text:p>(entsprechend der Öffnungszeiten der Seilbahn Reischach)</text:p>
            <text:p>täglich 10-16 h</text:p>
            <text:p>letzter Einlass 15.30 h</text:p>
          </table:table-cell>
          <table:table-cell table:style-name="ce10" office:value-type="string" calcext:value-type="string">
            <text:p>fine mag-inizio nov</text:p>
            <text:p>fine nov-metà apr</text:p>
            <text:p>(conformemente agli orari di apertura della funivia di Riscone)</text:p>
            <text:p>tutti i giorni h 10-16</text:p>
            <text:p>ultimo ingresso h 15.30</text:p>
          </table:table-cell>
          <table:table-cell table:style-name="ce10" office:value-type="string" calcext:value-type="string">
            <text:p>end-May/beginning of Nov</text:p>
            <text:p>end-Nov - mid-Apr</text:p>
            <text:p>(according to the opening time of the cablecar of Reischach/Riscone)</text:p>
            <text:p>daily h 10-4 pm</text:p>
            <text:p>last entrance h 3.30 pm</text:p>
          </table:table-cell>
          <table:table-cell table:style-name="ce10" office:value-type="string" calcext:value-type="string">
            <text:p>Auf 2.275 Meter, am Gipfel des Kronplatzes führt das Lumen durch die Geschichte der Bergfotografie von ihren Anfängen bis hin zur Gegenwart und zeigt die Kunst der Bergfotografie aus aller Welt, historische Aufnahmen, digitale Innovationen, Sonderausstellungen sowie Inszenierungen.</text:p>
          </table:table-cell>
          <table:table-cell table:style-name="ce10" office:value-type="string" calcext:value-type="string">
            <text:p>Questo museo a 2.275 metri di altitudine in cima al Plan de Corones conduce alla scoperta della storia della fotografia di montagna dagli inizi ad oggi. Propone opere artistiche di fotografi e fotografe da tutto il mondo, fotografie storiche, innovazioni digitali, mostre temporanee e allestimenti scenografici.</text:p>
          </table:table-cell>
          <table:table-cell table:style-name="ce10" office:value-type="string" calcext:value-type="string">
            <text:p>Lumen focuses on the history of mountain  photography from its beginnings to the present day, at 2,275 metres, on the summit plateau of Kronplatz/Plan de Corones. It shows the art of mountain photography from all over the world, historical photographs, digital innovations, special exhibitions as well as staged rooms.</text:p>
          </table:table-cell>
          <table:table-cell table:style-name="ce10" office:value-type="string" calcext:value-type="string">
            <text:p>11.95582262</text:p>
          </table:table-cell>
          <table:table-cell table:style-name="ce10" office:value-type="string" calcext:value-type="string">
            <text:p>46.74139499</text:p>
          </table:table-cell>
          <table:table-cell table:number-columns-repeated="995"/>
        </table:table-row>
        <table:table-row table:style-name="ro1">
          <table:table-cell table:style-name="ce18" office:value-type="string" calcext:value-type="string">
            <text:p>AUG</text:p>
          </table:table-cell>
          <table:table-cell table:style-name="ce4"/>
          <table:table-cell table:style-name="ce4" office:value-type="string" calcext:value-type="string">
            <text:p>Augustiner Chorherrenstift Neustift</text:p>
          </table:table-cell>
          <table:table-cell table:style-name="ce4" office:value-type="string" calcext:value-type="string">
            <text:p>Abbazia dei Canonici Agostiniani di Novacella</text:p>
          </table:table-cell>
          <table:table-cell table:style-name="ce4" office:value-type="string" calcext:value-type="string">
            <text:p>Augustinian Abbey of Novacella</text:p>
          </table:table-cell>
          <table:table-cell table:style-name="ce4" office:value-type="string" calcext:value-type="string">
            <text:p>Stiftstraße 1</text:p>
          </table:table-cell>
          <table:table-cell table:style-name="ce4" office:value-type="string" calcext:value-type="string">
            <text:p>via Abbazia, 1</text:p>
          </table:table-cell>
          <table:table-cell table:style-name="ce7" office:value-type="float" office:value="39040" calcext:value-type="float">
            <text:p>39040</text:p>
          </table:table-cell>
          <table:table-cell table:style-name="ce4" office:value-type="string" calcext:value-type="string">
            <text:p>Vahrn</text:p>
          </table:table-cell>
          <table:table-cell table:style-name="ce4" office:value-type="string" calcext:value-type="string">
            <text:p>Varna</text:p>
          </table:table-cell>
          <table:table-cell table:style-name="ce4" office:value-type="string" calcext:value-type="string">
            <text:p>www.kloster-neustift.it</text:p>
          </table:table-cell>
          <table:table-cell table:style-name="ce4" office:value-type="string" calcext:value-type="string">
            <text:p>www.abbazianovacella.it</text:p>
          </table:table-cell>
          <table:table-cell table:style-name="ce4" office:value-type="string" calcext:value-type="string">
            <text:p>+39 0472 836189</text:p>
          </table:table-cell>
          <table:table-cell table:style-name="ce4" table:number-columns-repeated="2"/>
          <table:table-cell table:style-name="ce4" office:value-type="string" calcext:value-type="string">
            <text:p>info@abbazianovacella.it</text:p>
          </table:table-cell>
          <table:table-cell table:style-name="ce4" office:value-type="string" calcext:value-type="string">
            <text:p>info@kloster-neustift.it</text:p>
          </table:table-cell>
          <table:table-cell table:style-name="ce10" office:value-type="string" calcext:value-type="string">
            <text:p>10,00 € Erwachsene ohne Führung</text:p>
            <text:p>15,00 € Erwachsene mit Führung</text:p>
            <text:p>4,00 € Kinder und Jugendliche (6-17      Jahre)</text:p>
            <text:p>5,00 € Studenten</text:p>
            <text:p/>
            <text:p>Stiftsgarten:</text:p>
            <text:p>4,00 € Erwachsene</text:p>
            <text:p>2,00 € Kinder und Jugendliche (6-17      Jahre) </text:p>
            <text:p>12,00 € Sommerticket (Stiftsmuseum und      -garten ohne Führung)</text:p>
          </table:table-cell>
          <table:table-cell table:style-name="ce10" office:value-type="string" calcext:value-type="string">
            <text:p>€ 10,00 adulti senza visita guidata</text:p>
            <text:p>€ 15,00 adulti con visita guidata</text:p>
            <text:p>€ 4,00 bambini e ragazzi (6-17 anni)</text:p>
            <text:p>€ 5,00 studenti</text:p>
            <text:p/>
            <text:p>Giardino abbaziale:</text:p>
            <text:p>€ 4,00 adulti</text:p>
            <text:p>€ 2,00 bambini e ragazzi (6-17 anni) </text:p>
            <text:p>€ 12,00 biglietto      estivo (museo e giardino abbaziale senza visita guidata)</text:p>
          </table:table-cell>
          <table:table-cell table:style-name="ce10" office:value-type="string" calcext:value-type="string">
            <text:p>€10.00 adults without guided tour</text:p>
            <text:p>€15.00 adults with guided tour</text:p>
            <text:p>€ 4.00 children      and young people (6-17 years)</text:p>
            <text:p>€5.00 students</text:p>
            <text:p/>
            <text:p>Monastery Garden:</text:p>
            <text:p>€4.00 adults</text:p>
            <text:p>€2.00 children      and young people (6-17 years) </text:p>
            <text:p>€12.00 summer      ticket (Abbey Museum and Monastery Garden without guided tour)</text:p>
          </table:table-cell>
          <table:table-cell table:style-name="ce10" office:value-type="string" calcext:value-type="string">
            <text:p>Mo-Sa 10-17 h</text:p>
            <text:p>Führungen nach Anmeldung</text:p>
            <text:p>Mo-Fr 11, 14.30 h, Sa 11 h</text:p>
            <text:p>Sonderführungen für Gruppen, Kinder und Jugendliche</text:p>
            <text:p>geschl. So, kirchl. Feiertage</text:p>
            <text:p>Nov-Mär reduzierte Öffnungszeiten </text:p>
            <text:p/>
            <text:p>Stiftsgarten: </text:p>
            <text:p>Mai-Sep, Do-Sa 10-17 h</text:p>
          </table:table-cell>
          <table:table-cell table:style-name="ce10" office:value-type="string" calcext:value-type="string">
            <text:p>lun-sab h 10-17 </text:p>
            <text:p>visite guidate previa prenotazione</text:p>
            <text:p>lun-ven 11, 14.30 h, sab 11 h</text:p>
            <text:p>visite guidate speciali per gruppi, bambini e ragazzi</text:p>
            <text:p>chiuso dom, festività religiose</text:p>
            <text:p>nov-mar orari di apertura ridotti</text:p>
            <text:p/>
            <text:p>Giardino abbaziale:</text:p>
            <text:p>mag-set, gio-sab h 10-17</text:p>
          </table:table-cell>
          <table:table-cell table:style-name="ce10" office:value-type="string" calcext:value-type="string">
            <text:p>Mon-Sat 10-5pm</text:p>
            <text:p>Guided tours upon request</text:p>
            <text:p>Mon-Fri 11, 2.30pm, Sat 11</text:p>
            <text:p>Special tours for groups, children and young people</text:p>
            <text:p>Closed Sun, religious holidays</text:p>
            <text:p>Nov-Mar reduced opening hours </text:p>
            <text:p/>
            <text:p>Monastery Garden:</text:p>
            <text:p>May-Sep, Thu-Sat 10-5pm</text:p>
          </table:table-cell>
          <table:table-cell table:style-name="ce10" office:value-type="string" calcext:value-type="string">
            <text:p>Neustift ist mit Kirche, Bibliothekssaal und Garten (alle aus der Barockzeit) eines der bedeutendsten Klöster des Alpenraums. Das Stiftsmuseum präsentiert spätgotische Altartafeln und kostbar ausgemalte Handschriften sowie wissenschaftliche Instrumente und Globen.</text:p>
          </table:table-cell>
          <table:table-cell table:style-name="ce10" office:value-type="string" calcext:value-type="string">
            <text:p>Con la sua chiesa, la biblioteca e il giardino (tutti di epoca barocca), Novacella è uno dei monasteri più importanti dell’arco alpino. Il museo abbaziale custodisce pale d’altare tardogotiche e manoscritti riccamente miniati, nonché strumenti scientifici e mappamondi.</text:p>
          </table:table-cell>
          <table:table-cell table:style-name="ce10" office:value-type="string" calcext:value-type="string">
            <text:p>Neustift/Novacella is one of the most important monasteries in the Alpine region with its church, library hall and garden (all from the Baroque period). The museum presents late Gothic altarpieces and precious painted manuscripts as well as scientific instruments and globes.</text:p>
          </table:table-cell>
          <table:table-cell table:style-name="ce10" office:value-type="string" calcext:value-type="string">
            <text:p>11.64883375</text:p>
          </table:table-cell>
          <table:table-cell table:style-name="ce10" office:value-type="string" calcext:value-type="string">
            <text:p>46.74263981</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im Weißen Turm</text:p>
          </table:table-cell>
          <table:table-cell table:style-name="ce4" office:value-type="string" calcext:value-type="string">
            <text:p>Museo nella Torre Bianca</text:p>
          </table:table-cell>
          <table:table-cell table:style-name="ce4" office:value-type="string" calcext:value-type="string">
            <text:p>White Tower Museum</text:p>
          </table:table-cell>
          <table:table-cell table:style-name="ce4" office:value-type="string" calcext:value-type="string">
            <text:p>Pfarrkirche St. Michael, Pfarrplatz</text:p>
          </table:table-cell>
          <table:table-cell table:style-name="ce4" office:value-type="string" calcext:value-type="string">
            <text:p>Chiesa parrocchiale S. Michele, Piazza Parrocchia</text:p>
          </table:table-cell>
          <table:table-cell table:style-name="ce7" office:value-type="float" office:value="39042" calcext:value-type="float">
            <text:p>39042</text:p>
          </table:table-cell>
          <table:table-cell table:style-name="ce4" office:value-type="string" calcext:value-type="string">
            <text:p>Brixen</text:p>
          </table:table-cell>
          <table:table-cell table:style-name="ce4" office:value-type="string" calcext:value-type="string">
            <text:p>Bressanone</text:p>
          </table:table-cell>
          <table:table-cell table:style-name="ce4" table:number-columns-repeated="2"/>
          <table:table-cell table:style-name="ce4" office:value-type="string" calcext:value-type="string">
            <text:p>+39 0472 836333</text:p>
          </table:table-cell>
          <table:table-cell table:style-name="ce4" office:value-type="string" calcext:value-type="string">
            <text:p>+39 0472 837034</text:p>
          </table:table-cell>
          <table:table-cell table:style-name="ce4" office:value-type="string" calcext:value-type="string">
            <text:p>+39 0472 836312</text:p>
          </table:table-cell>
          <table:table-cell table:number-columns-repeated="2" table:style-name="ce4" office:value-type="string" calcext:value-type="string">
            <text:p>pfarramt@pfarrei-brixen.it</text:p>
          </table:table-cell>
          <table:table-cell table:style-name="ce10" office:value-type="string" calcext:value-type="string">
            <text:p>5,00 € Erwachsene </text:p>
            <text:p>3,00 € Kinder, Schülerinnen und Schüler bis 16 J.</text:p>
          </table:table-cell>
          <table:table-cell table:style-name="ce10" office:value-type="string" calcext:value-type="string">
            <text:p>€ 5,00 adulti </text:p>
            <text:p>€ 3,00 bambini, studenti fino ai 16 anni</text:p>
          </table:table-cell>
          <table:table-cell table:style-name="ce10" office:value-type="string" calcext:value-type="string">
            <text:p>€5.00 adults </text:p>
            <text:p>€3.00 children, students up to 16</text:p>
          </table:table-cell>
          <table:table-cell table:style-name="ce10" office:value-type="string" calcext:value-type="string">
            <text:p>Führungen von Karsamstag bis Allerheiligen</text:p>
            <text:p> Sa 10.30 h</text:p>
            <text:p>Gruppen ab 5 Personen auf Anmeldung:</text:p>
            <text:p>Tel. +39 0472 830505, &lt;a href="mailto: info@hofburg.it"&gt;info@hofburg.it&lt;/a&gt;</text:p>
          </table:table-cell>
          <table:table-cell table:style-name="ce10" office:value-type="string" calcext:value-type="string">
            <text:p>visite guidate sab Santo ad Ognissanti </text:p>
            <text:p>sab h 10.30</text:p>
            <text:p>gruppi a partire da 5 persone su prenotazione:</text:p>
            <text:p>tel. +39 0472 830505, &lt;a href="mailto: info@hofburg.it"&gt;info@hofburg.it&lt;/a&gt;</text:p>
          </table:table-cell>
          <table:table-cell table:style-name="ce10" office:value-type="string" calcext:value-type="string">
            <text:p>Guided tours from Easter Sat till All Saints </text:p>
            <text:p>Sat 10.30 (German/Italian)</text:p>
            <text:p>groups from 5 persons on reservation: </text:p>
            <text:p>phone +39 0472 830505, &lt;a href="mailto: info@hofburg.it"&gt;info@hofburg.it&lt;/a&gt;</text:p>
          </table:table-cell>
          <table:table-cell table:style-name="ce10" office:value-type="string" calcext:value-type="string">
            <text:p>Im Weißen Turm, einem der Wahrzeichen von Brixen, erklärt eine Ausstellung mit verschiedenen Modellen seine Bedeutung als Stadt- und Pfarrturm. Gezeigt werden u. a. Glocken im Miniaturformat, die Inhalte der Turmkugel, Turmuhren und die Aufgaben der Turmwächter.</text:p>
          </table:table-cell>
          <table:table-cell table:style-name="ce10" office:value-type="string" calcext:value-type="string">
            <text:p>La Torre Bianca, uno dei simboli di Bressanone, ospita un museo che, a partire da vari modelli, racconta il suo significato di torre cittadina e campanaria. Espone inoltre campane in miniatura, l’interno dell’originale globo del campanile e illustra i compiti dei guardiani del campanile.</text:p>
          </table:table-cell>
          <table:table-cell table:style-name="ce10" office:value-type="string" calcext:value-type="string">
            <text:p>In the White Tower, one of the city's landmarks, an exhibition with various models explains its significance as a town and parish tower. Among other things, miniature bells, the contents of the tower ball, tower sphere and the tasks of the tower guards are on display.</text:p>
          </table:table-cell>
          <table:table-cell table:style-name="ce10" office:value-type="string" calcext:value-type="string">
            <text:p>11.65786743</text:p>
          </table:table-cell>
          <table:table-cell table:style-name="ce10" office:value-type="string" calcext:value-type="string">
            <text:p>46.71654046</text:p>
          </table:table-cell>
          <table:table-cell table:number-columns-repeated="995"/>
        </table:table-row>
        <table:table-row table:style-name="ro1" table:visibility="filter">
          <table:table-cell table:style-name="ce2" table:number-columns-repeated="2"/>
          <table:table-cell table:style-name="ce4" office:value-type="string" calcext:value-type="string">
            <text:p>Semirurali-Haus</text:p>
          </table:table-cell>
          <table:table-cell table:style-name="ce4" office:value-type="string" calcext:value-type="string">
            <text:p>Casa Semirurale</text:p>
          </table:table-cell>
          <table:table-cell table:style-name="ce4" office:value-type="string" calcext:value-type="string">
            <text:p>Semi-rural House</text:p>
          </table:table-cell>
          <table:table-cell table:style-name="ce4" office:value-type="string" calcext:value-type="string">
            <text:p>Baristraße 11</text:p>
          </table:table-cell>
          <table:table-cell table:style-name="ce4" office:value-type="string" calcext:value-type="string">
            <text:p>via Bari 1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gemeinde.bozen.it/semiruralihaus</text:p>
          </table:table-cell>
          <table:table-cell table:style-name="ce4" office:value-type="string" calcext:value-type="string">
            <text:p>www.comune.bolzano.it/casasemirurale</text:p>
          </table:table-cell>
          <table:table-cell table:style-name="ce4" office:value-type="string" calcext:value-type="string">
            <text:p>+39 0471 997581</text:p>
          </table:table-cell>
          <table:table-cell table:style-name="ce4" office:value-type="string" calcext:value-type="string">
            <text:p>+39 0471 997588</text:p>
          </table:table-cell>
          <table:table-cell table:style-name="ce4"/>
          <table:table-cell table:style-name="ce4" office:value-type="string" calcext:value-type="string">
            <text:p>7.0.0@comune.bolzano.it</text:p>
          </table:table-cell>
          <table:table-cell table:style-name="ce4" office:value-type="string" calcext:value-type="string">
            <text:p>7.0.0@gemeinde.bozen.it</text:p>
          </table:table-cell>
          <table:table-cell table:style-name="ce10" office:value-type="string" calcext:value-type="string">
            <text:p>Eintritt frei</text:p>
          </table:table-cell>
          <table:table-cell table:style-name="ce10" office:value-type="string" calcext:value-type="string">
            <text:p>Inrgesso libero</text:p>
          </table:table-cell>
          <table:table-cell table:style-name="ce10" office:value-type="string" calcext:value-type="string">
            <text:p>Free access</text:p>
          </table:table-cell>
          <table:table-cell table:style-name="ce10" office:value-type="string" calcext:value-type="string">
            <text:p>Sa 14.30-17.30 h</text:p>
            <text:p>täglich mit Vormerkung (mindestens 6 Personen)</text:p>
            <text:p>Führungen mit Vormerkung: </text:p>
            <text:p>Tel. +39 0471 095474, &lt;a href="mailto: museenvormerkungen@gemeinde.bozen.it"&gt;museenvormerkungen@gemeinde.bozen.it&lt;/a&gt;</text:p>
            <text:p>geschl. 24., 25., 31. Dez, 1. Jan, Ostern</text:p>
          </table:table-cell>
          <table:table-cell table:style-name="ce10" office:value-type="string" calcext:value-type="string">
            <text:p>sab h 14.30-17.30</text:p>
            <text:p>tutti i giorni su prenotazione (gruppi min. 6 persone)</text:p>
            <text:p>visite guidate su prenotazione:</text:p>
            <text:p>tel. +39 0471 095474, &lt;a href="mailto: prenotazionimusei@comune.bolzano.it"&gt;prenotazionimusei@comune.bolzano.it&lt;/a&gt;</text:p>
            <text:p>chiuso 24, 25 e 31 dic, 1 gen, Pasqua</text:p>
          </table:table-cell>
          <table:table-cell table:style-name="ce10" office:value-type="string" calcext:value-type="string">
            <text:p>Sat 2.30-5.30pm</text:p>
            <text:p>daily by booking (mindst 6 persons)</text:p>
            <text:p>guided tours by booking: </text:p>
            <text:p>phone +39 0471 095474, &lt;a href="mailto: museumsbookings@comune.bolzano.it"&gt;museumsbookings@comune.bolzano.it&lt;/a&gt;</text:p>
            <text:p>closed 24, 25, 31 Dec, 1 Jan, Easter</text:p>
          </table:table-cell>
          <table:table-cell table:style-name="ce10" office:value-type="string" calcext:value-type="string">
            <text:p>Das Haus in der Baristraße 11 ist eines der letzten Häuser der Semirurali-Zone. Hunderte davon waren Ende der 1930er-Jahre für die Arbeiterfamilien der großen Industriebetriebe in Bozen gebaut worden. Ab den 1980er-Jahren entstanden an ihrer Stelle große Mehrfamilienhäuser. Seit 2015 wird hier eine Reise in die Vergangenheit geboten.</text:p>
          </table:table-cell>
          <table:table-cell table:style-name="ce10" office:value-type="string" calcext:value-type="string">
            <text:p>La Casa di via Bari 11 è uno dei pochi esempi ancora esistenti a Bolzano delle centinaia di case “semirurali” costruite alla fine degli anni Trenta e demolite a partire dagli anni Ottanta del Novecento per far posto a costruzioni a maggiore intensità abitativa. Il percorso espositivo, aperto nel 2015, propone un viaggio nella storia di questo luogo.</text:p>
          </table:table-cell>
          <table:table-cell table:style-name="ce10" office:value-type="string" calcext:value-type="string">
            <text:p>This building in Baristraße/via Bari 11 is one of the last remnants of the Semirurali zone. Hundreds of them had been built at the end of the 1930s for the families of the workers of the big industrial companies in Bozen/Bolzano. From the 1980s onwards, large apartment buildings were built in their place. Since 2015, a journey into the past has been offered here.</text:p>
          </table:table-cell>
          <table:table-cell table:style-name="ce10" office:value-type="string" calcext:value-type="string">
            <text:p>11.325624</text:p>
          </table:table-cell>
          <table:table-cell table:style-name="ce10" office:value-type="string" calcext:value-type="string">
            <text:p>46.486951</text:p>
          </table:table-cell>
          <table:table-cell table:number-columns-repeated="995"/>
        </table:table-row>
        <table:table-row table:style-name="ro1" table:visibility="filter">
          <table:table-cell table:style-name="ce2" table:number-columns-repeated="2"/>
          <table:table-cell table:style-name="ce4" office:value-type="string" calcext:value-type="string">
            <text:p>K.u.K. Museum Bad Egart</text:p>
          </table:table-cell>
          <table:table-cell table:style-name="ce4" office:value-type="string" calcext:value-type="string">
            <text:p>Museo Bagni Egart - K.u.K. - Museo reale e imperiale</text:p>
          </table:table-cell>
          <table:table-cell table:style-name="ce4" office:value-type="string" calcext:value-type="string">
            <text:p>Bad Egart Collection </text:p>
          </table:table-cell>
          <table:table-cell table:style-name="ce4" office:value-type="string" calcext:value-type="string">
            <text:p>Bahnhofstraße 17</text:p>
          </table:table-cell>
          <table:table-cell table:style-name="ce4" office:value-type="string" calcext:value-type="string">
            <text:p>Via Stazione, 17</text:p>
          </table:table-cell>
          <table:table-cell table:style-name="ce7" office:value-type="float" office:value="39020" calcext:value-type="float">
            <text:p>39020</text:p>
          </table:table-cell>
          <table:table-cell table:style-name="ce4" office:value-type="string" calcext:value-type="string">
            <text:p>Partschins</text:p>
          </table:table-cell>
          <table:table-cell table:style-name="ce4" office:value-type="string" calcext:value-type="string">
            <text:p>Parcines</text:p>
          </table:table-cell>
          <table:table-cell table:number-columns-repeated="2" table:style-name="ce4" office:value-type="string" calcext:value-type="string">
            <text:p>www.bad-egart.com</text:p>
          </table:table-cell>
          <table:table-cell table:style-name="ce4" office:value-type="string" calcext:value-type="string">
            <text:p>+39 0473 967342</text:p>
          </table:table-cell>
          <table:table-cell table:style-name="ce4" table:number-columns-repeated="2"/>
          <table:table-cell table:number-columns-repeated="2" table:style-name="ce4" office:value-type="string" calcext:value-type="string">
            <text:p>museum@bad-egart.com</text:p>
          </table:table-cell>
          <table:table-cell table:style-name="ce10" office:value-type="string" calcext:value-type="string">
            <text:p>9,50 € Erwachsene </text:p>
            <text:p>8,50 € Erwachsene ermäßigt (mit Gästekarte, Gruppen ab 15 Personen, Personen mit Behinderung) </text:p>
            <text:p>23 € Familienkarte (2 Erwachsene mit Kinder bis 14 Jahre) </text:p>
            <text:p>14,00 € Familienkarte Klein (ein Elternteil mit Kindern bis 14 Jahren)</text:p>
            <text:p>4,50 € Schüler (6-14 Jahre), Schulklassen </text:p>
            <text:p>Kinder bis 6 Jahre frei</text:p>
          </table:table-cell>
          <table:table-cell table:style-name="ce10" office:value-type="string" calcext:value-type="string">
            <text:p>€ 9,50 adulti </text:p>
            <text:p>€ 8,50 ridotto (con Meraner GuestCard, gruppi oltre 15 persone, persone con disabilità) </text:p>
            <text:p>€ 23 carta famiglia (due adulti con figli fino a 14 anni) </text:p>
            <text:p>€ 14,00 carta famiglia piccola (un genitore con figli fino a 14 anni)</text:p>
            <text:p>€ 4,50 scolari (6-14 anni), scolaresche</text:p>
            <text:p>entrata gratuita per bambini fino a 6 anni </text:p>
          </table:table-cell>
          <table:table-cell table:style-name="ce10" office:value-type="string" calcext:value-type="string">
            <text:p>€9.50 adults </text:p>
            <text:p>€8,50 adults with GuestCard, groups (over 15 people), persons with disabilities</text:p>
            <text:p>€23.00 Family Card (2 adults, children up to 14)</text:p>
            <text:p>€14,00 Familiy Card small (1 adult, children up to 14) </text:p>
            <text:p>€4.50 students (6-14), shool classes </text:p>
            <text:p>free admission for children up to 6 years</text:p>
          </table:table-cell>
          <table:table-cell table:style-name="ce10" office:value-type="string" calcext:value-type="string">
            <text:p>Apr-Allerheiligen</text:p>
            <text:p>Di-So 10.30-15 h</text:p>
          </table:table-cell>
          <table:table-cell table:style-name="ce10" office:value-type="string" calcext:value-type="string">
            <text:p>apr-Ognissanti</text:p>
            <text:p>mar-dom h 10.30-15</text:p>
          </table:table-cell>
          <table:table-cell table:style-name="ce10" office:value-type="string" calcext:value-type="string">
            <text:p>Apr-All Saints' Day</text:p>
            <text:p>Tue-Sun 10.30-3 pm</text:p>
          </table:table-cell>
          <table:table-cell table:style-name="ce10" office:value-type="string" calcext:value-type="string">
            <text:p>Im Bad Egart, dem ältesten Badl Tirols und heutiger Gaststätte, können volkskundliche Objekte und zahlreiche Kuriositäten rund um die K.-u.-k.-Zeit gesammelt von Karl Platino besichtigt werden.</text:p>
          </table:table-cell>
          <table:table-cell table:style-name="ce10" office:value-type="string" calcext:value-type="string">
            <text:p>A Bagni Egart, il più antico centro termale del Tirolo, oggi ristorante, è possibile ammirare un’ampia collezione privata sulle tradizioni locali e numerose curiosità sulla monarchia asburgica “imperialregia” (“K.-u.-k.”), raccolte da Karl Platino.</text:p>
          </table:table-cell>
          <table:table-cell table:style-name="ce10" office:value-type="string" calcext:value-type="string">
            <text:p>In Bad Egart, the oldest bath in Tyrol and today an inn, folkloristic objects and numerous curiosities relating to the Austro-Hungarian Empire period collected by Karl Platino can be viewed.</text:p>
          </table:table-cell>
          <table:table-cell table:style-name="ce10" office:value-type="string" calcext:value-type="string">
            <text:p>11.08078479</text:p>
          </table:table-cell>
          <table:table-cell table:style-name="ce10" office:value-type="string" calcext:value-type="string">
            <text:p>46.6719534</text:p>
          </table:table-cell>
          <table:table-cell table:number-columns-repeated="995"/>
        </table:table-row>
        <table:table-row table:style-name="ro1">
          <table:table-cell office:value-type="string" calcext:value-type="string">
            <text:p>ROH</text:p>
          </table:table-cell>
          <table:table-cell table:style-name="ce28" office:value-type="string" calcext:value-type="string">
            <text:p>Rohrerhaus</text:p>
          </table:table-cell>
          <table:table-cell table:number-columns-repeated="3" table:style-name="ce4" office:value-type="string" calcext:value-type="string">
            <text:p>Rohrerhaus</text:p>
          </table:table-cell>
          <table:table-cell table:style-name="ce4" office:value-type="string" calcext:value-type="string">
            <text:p>Runggenerstraße 10</text:p>
          </table:table-cell>
          <table:table-cell table:style-name="ce4" office:value-type="string" calcext:value-type="string">
            <text:p>Via Ronco, 10</text:p>
          </table:table-cell>
          <table:table-cell table:style-name="ce7" office:value-type="float" office:value="39058" calcext:value-type="float">
            <text:p>39058</text:p>
          </table:table-cell>
          <table:table-cell table:style-name="ce4" office:value-type="string" calcext:value-type="string">
            <text:p>Sarnthein</text:p>
          </table:table-cell>
          <table:table-cell table:style-name="ce4" office:value-type="string" calcext:value-type="string">
            <text:p>Sarentino</text:p>
          </table:table-cell>
          <table:table-cell table:number-columns-repeated="2" table:style-name="ce4" office:value-type="string" calcext:value-type="string">
            <text:p>www.rohrerhaus.it</text:p>
          </table:table-cell>
          <table:table-cell table:style-name="ce4" office:value-type="string" calcext:value-type="string">
            <text:p>+39 0471 622644</text:p>
          </table:table-cell>
          <table:table-cell table:style-name="ce4" table:number-columns-repeated="2"/>
          <table:table-cell table:number-columns-repeated="2" table:style-name="ce4" office:value-type="string" calcext:value-type="string">
            <text:p>info@rohrerhaus.it</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ontary contirbution</text:p>
          </table:table-cell>
          <table:table-cell table:style-name="ce10" office:value-type="string" calcext:value-type="string">
            <text:p>Mitte Juni-Ende Okt</text:p>
            <text:p>Di, Do, Sa, So 15-18 h</text:p>
            <text:p>Mi 17.30-20 h</text:p>
            <text:p>Führungen auf Anfrage</text:p>
          </table:table-cell>
          <table:table-cell table:style-name="ce10" office:value-type="string" calcext:value-type="string">
            <text:p>metà giu-fine ott</text:p>
            <text:p>mar, gio, sab, dom h 15-18</text:p>
            <text:p>mer h 17.30-20</text:p>
            <text:p>visite guidate su richiesta</text:p>
          </table:table-cell>
          <table:table-cell table:style-name="ce10" office:value-type="string" calcext:value-type="string">
            <text:p>Mid-June-end-Oct</text:p>
            <text:p>Tue, Thu, Sat, Sun 3-6 pm</text:p>
            <text:p>Wed 5.30-8 pm</text:p>
            <text:p>guided tours on request</text:p>
          </table:table-cell>
          <table:table-cell table:style-name="ce10" office:value-type="string" calcext:value-type="string">
            <text:p>Das Rohrerhaus, erstmals um 1280 erwähnt ist einer der größten Höfe des Sarntales. Es ist ein Ort der Begegnung mit musealem Charakter. Neben Stube, Küche und Stubenkammer gehören auch ein Backofen und eine Mühle zum Bauernhaus.</text:p>
          </table:table-cell>
          <table:table-cell table:style-name="ce10" office:value-type="string" calcext:value-type="string">
            <text:p>Il Rohrerhaus, menzionato già nel 1280 e uno dei maggiori masi della Val Sarentino, è un luogo di incontro a carattere museale. Oltre a Stube, cucina e un’altra piccola Stube, fanno parte del complesso anche il forno e il mulino.</text:p>
          </table:table-cell>
          <table:table-cell table:style-name="ce10" office:value-type="string" calcext:value-type="string">
            <text:p>The Rohrerhaus, first mentioned around 1280, is one of the largest farms in the valley. It is a meeting place with a museal character. In addition to the parlour, kitchen and parlour chamber, the farmhouse also has an oven and a mill.</text:p>
          </table:table-cell>
          <table:table-cell table:style-name="ce10" office:value-type="string" calcext:value-type="string">
            <text:p>11.354027</text:p>
          </table:table-cell>
          <table:table-cell table:style-name="ce10" office:value-type="string" calcext:value-type="string">
            <text:p>46.640225</text:p>
          </table:table-cell>
          <table:table-cell table:number-columns-repeated="995"/>
        </table:table-row>
        <table:table-row table:style-name="ro1">
          <table:table-cell table:style-name="ce18" office:value-type="string" calcext:value-type="string">
            <text:p>SBM</text:p>
          </table:table-cell>
          <table:table-cell table:style-name="ce4"/>
          <table:table-cell table:style-name="ce4" office:value-type="string" calcext:value-type="string">
            <text:p>Landesmuseum Bergbau - Standort Schneeberg</text:p>
          </table:table-cell>
          <table:table-cell table:style-name="ce4" office:value-type="string" calcext:value-type="string">
            <text:p>Museo provinciale Miniere - sede Monteneve</text:p>
          </table:table-cell>
          <table:table-cell table:style-name="ce4" office:value-type="string" calcext:value-type="string">
            <text:p>South Tyrol Mining Museum - Site Schneeberg</text:p>
          </table:table-cell>
          <table:table-cell table:style-name="ce4" office:value-type="string" calcext:value-type="string">
            <text:p>Besucherbergwerk</text:p>
          </table:table-cell>
          <table:table-cell table:style-name="ce4" office:value-type="string" calcext:value-type="string">
            <text:p>Miniera da visitare</text:p>
          </table:table-cell>
          <table:table-cell table:style-name="ce7" office:value-type="float" office:value="39013" calcext:value-type="float">
            <text:p>39013</text:p>
          </table:table-cell>
          <table:table-cell table:style-name="ce4" office:value-type="string" calcext:value-type="string">
            <text:p>Moos in Passeier</text:p>
          </table:table-cell>
          <table:table-cell table:style-name="ce4" office:value-type="string" calcext:value-type="string">
            <text:p>Moso in Passiria</text:p>
          </table:table-cell>
          <table:table-cell table:style-name="ce4" office:value-type="string" calcext:value-type="string">
            <text:p>www.bergbaumuseum.it</text:p>
          </table:table-cell>
          <table:table-cell table:style-name="ce4" office:value-type="string" calcext:value-type="string">
            <text:p>www.museominiere.it</text:p>
          </table:table-cell>
          <table:table-cell table:style-name="ce4" office:value-type="string" calcext:value-type="string">
            <text:p>+39 348 3100443</text:p>
          </table:table-cell>
          <table:table-cell table:style-name="ce4" table:number-columns-repeated="2"/>
          <table:table-cell table:style-name="ce4" office:value-type="string" calcext:value-type="string">
            <text:p>monteneve@museiprovinciali.it</text:p>
          </table:table-cell>
          <table:table-cell table:style-name="ce4" office:value-type="string" calcext:value-type="string">
            <text:p>schneeberg@landesmuseen.it </text:p>
          </table:table-cell>
          <table:table-cell table:style-name="ce10" office:value-type="string" calcext:value-type="string">
            <text:p>Erlebnistour Erzrevier</text:p>
            <text:p>25,00 € Erwachsene</text:p>
            <text:p>45,00 € Familienkarte</text:p>
            <text:p>20,00 € Senioren, Studenten, Menschen mit Beeinträchtigung</text:p>
            <text:p>20,00 € Gruppen (ab 12 Personen) </text:p>
            <text:p>12,00 € Schülergruppen (pro Person)</text:p>
            <text:p/>
            <text:p>Abenteuertour Schneeberg</text:p>
            <text:p>30,00 € Erwachsene</text:p>
            <text:p>25,00 € Senioren, Studenten, Menschen mit Beeinträchtigung</text:p>
            <text:p>15,00 € Kinder (7-16 Jahre) in Begleitung</text:p>
          </table:table-cell>
          <table:table-cell table:style-name="ce10" office:value-type="string" calcext:value-type="string">
            <text:p>Tour alla scoperta del distretto minerario</text:p>
            <text:p>€ 25,00 adulti</text:p>
            <text:p>€ 45,00 biglietto famiglia</text:p>
            <text:p>€ 20,00 seniores, studenti, disabili</text:p>
            <text:p>€ 20,00 gruppi (a partire da 12 persone)</text:p>
            <text:p>€ 12,00 scolaresche (a persona)</text:p>
            <text:p/>
            <text:p>Tour avventura a Monteneve</text:p>
            <text:p>€ 30,00 adulti</text:p>
            <text:p>€ 25,00 seniores, studenti, disabili</text:p>
            <text:p>€ 15,00 bambini e ragazzi 7-16 anni con accompagnatore </text:p>
          </table:table-cell>
          <table:table-cell table:style-name="ce10" office:value-type="string" calcext:value-type="string">
            <text:p>Exploring tour of mining area</text:p>
            <text:p>€25.00 adults</text:p>
            <text:p>€45.00 family ticket</text:p>
            <text:p>€20.00 seniors, students, people with dishabilities </text:p>
            <text:p>€20.00 groups (of 12 or more)</text:p>
            <text:p>€12.00 school students (pro person)</text:p>
            <text:p/>
            <text:p>Adventure tour of Schneeberg mountain</text:p>
            <text:p>€30.00 adults</text:p>
            <text:p>€25.00 seniors, students, people with dishabilities</text:p>
            <text:p>€15.00 children 7 - 16 years accompanied by parents </text:p>
          </table:table-cell>
          <table:table-cell table:style-name="ce10" office:value-type="string" calcext:value-type="string">
            <text:p>Mitte Juni-Mitte Okt</text:p>
            <text:p>Führungen mit Anmeldung (+39 348 3100443)</text:p>
            <text:p>Schutzhütte Schneeberg Tel.: +39 0473 932900</text:p>
          </table:table-cell>
          <table:table-cell table:style-name="ce10" office:value-type="string" calcext:value-type="string">
            <text:p>metà giu-metà ott</text:p>
            <text:p>visite guidate previa prenotazione (+39 348 3100443)</text:p>
            <text:p/>
            <text:p>Rifugio Monteneve tel.: +39 0473 932900</text:p>
          </table:table-cell>
          <table:table-cell table:style-name="ce10" office:value-type="string" calcext:value-type="string">
            <text:p>Mid of June-Mid of Oct</text:p>
            <text:p>Guided tours, booking required (+39 348 3100443)</text:p>
            <text:p/>
            <text:p>Alpine Refuge Tel.: +39 0473 932900</text:p>
          </table:table-cell>
          <table:table-cell table:style-name="ce10" office:value-type="string" calcext:value-type="string">
            <text:p>Hier oben haben Knappen jahrhundertelang nach Erz geschürft. Zuerst mit Schlägel und Eisen, später mit schwerem Gerät. In der Knappensiedlung St. Martin lebten bis zu 1.000 Menschen auf 2.355 Meereshöhe weit oberhalb der Waldgrenze. Die höchstgelegene Dauersiedlung Europas war bis in die 1960er-Jahre bewohnt. Heute durchziehen unvorstellbare 150 km Stollen das Bergmassiv. Über Tage hat der intensive Bergbau das Landschaftsbild geprägt und neu geformt. Der Standort Schneeberg ist nur zu Fuß erreichbar.</text:p>
          </table:table-cell>
          <table:table-cell table:style-name="ce10" office:value-type="string" calcext:value-type="string">
            <text:p>Qui i minatori hanno estratto minerali per secoli. All’inizio con l’ausilio di punta e mazzetta e poi di macchinari pesanti. Nel villaggio dei minatori di San Martino, l’insediamento permanente più alto d’Europa (2.355 metri s.l.m.), fino agli anni ‘60 del XX secolo vivevano fino a 1.000 persone. Oggi la montagna risulta percorsa da ben 150 chilometri di gallerie, mentre in superficie l’attività mineraria ha modificato e plasmato la conformazione del paesaggio. L’area è raggiungibile solo a piedi.</text:p>
          </table:table-cell>
          <table:table-cell table:style-name="ce10" office:value-type="string" calcext:value-type="string">
            <text:p>Up here, miners have been digging for ore for centuries. First with hammers and picks, later with heavy equipment. Up to 1,000 people lived in the miners' settlement of St. Martin/San Martino at 2,355 metres above sea level, far above the timberline. The highest permanent settlement in Europe was inhabited until the 1960s. Today, an unimaginable 150 km of tunnels criss-cross the massif. Above ground, intensive mining has shaped and reshaped the landscape. The site can only be reached on foot.</text:p>
          </table:table-cell>
          <table:table-cell table:style-name="ce10" office:value-type="string" calcext:value-type="string">
            <text:p>11.18158</text:p>
          </table:table-cell>
          <table:table-cell table:style-name="ce10" office:value-type="string" calcext:value-type="string">
            <text:p>46.89914</text:p>
          </table:table-cell>
          <table:table-cell table:number-columns-repeated="995"/>
        </table:table-row>
        <table:table-row table:style-name="ro1" table:visibility="filter">
          <table:table-cell table:style-name="ce2" table:number-columns-repeated="2"/>
          <table:table-cell table:style-name="ce4" office:value-type="string" calcext:value-type="string">
            <text:p>Weinbaumuseum Schloss Rametz</text:p>
          </table:table-cell>
          <table:table-cell table:style-name="ce4" office:value-type="string" calcext:value-type="string">
            <text:p>Museo del vino Castel Rametz</text:p>
          </table:table-cell>
          <table:table-cell table:style-name="ce4" office:value-type="string" calcext:value-type="string">
            <text:p>Winegrowing Museum Rametz Castle</text:p>
          </table:table-cell>
          <table:table-cell table:style-name="ce4" office:value-type="string" calcext:value-type="string">
            <text:p>Laberstraße 4</text:p>
          </table:table-cell>
          <table:table-cell table:style-name="ce4" office:value-type="string" calcext:value-type="string">
            <text:p>Via Labers, 4</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rametz.com</text:p>
          </table:table-cell>
          <table:table-cell table:style-name="ce4" office:value-type="string" calcext:value-type="string">
            <text:p>+39 0473 211011</text:p>
          </table:table-cell>
          <table:table-cell table:style-name="ce4" table:number-columns-repeated="2"/>
          <table:table-cell table:number-columns-repeated="2" table:style-name="ce4" office:value-type="string" calcext:value-type="string">
            <text:p>info@rametz.com</text:p>
          </table:table-cell>
          <table:table-cell table:style-name="ce10" office:value-type="string" calcext:value-type="string">
            <text:p>6 € Erwachsene</text:p>
            <text:p>Kinder und Jugendliche bis 16 Jahre frei</text:p>
          </table:table-cell>
          <table:table-cell table:style-name="ce10" office:value-type="string" calcext:value-type="string">
            <text:p>€ 6 adulti </text:p>
            <text:p>gratutito per bambini e adolescenti fino ai 16 anni</text:p>
          </table:table-cell>
          <table:table-cell table:style-name="ce10" office:value-type="string" calcext:value-type="string">
            <text:p>€ 6 adults</text:p>
            <text:p>free admission for children up to 16 years</text:p>
          </table:table-cell>
          <table:table-cell table:style-name="ce10" office:value-type="string" calcext:value-type="string">
            <text:p>Mo-Fr 10-17 h, Sa 10-12 h</text:p>
            <text:p>Führungen auf Voranmeldung</text:p>
          </table:table-cell>
          <table:table-cell table:style-name="ce10" office:value-type="string" calcext:value-type="string">
            <text:p>lun-ven h 10-17, sab h 10-12</text:p>
            <text:p>visite guidate su prenotazione</text:p>
          </table:table-cell>
          <table:table-cell table:style-name="ce10" office:value-type="string" calcext:value-type="string">
            <text:p>Mon-Fri 10-5 pm, Sat 10-12</text:p>
            <text:p>guided tours on reservation</text:p>
          </table:table-cell>
          <table:table-cell table:style-name="ce10" office:value-type="string" calcext:value-type="string">
            <text:p>Im privaten Museum der Familie Schmid dokumentieren Geräte und Werkzeuge die Entwicklung des Weinanbaus und der Weinverarbeitung, der Schädlingsbekämpfung und Landwirtschaft im Burggrafenamt sowie die Tradition der Speckherstellung.</text:p>
          </table:table-cell>
          <table:table-cell table:style-name="ce10" office:value-type="string" calcext:value-type="string">
            <text:p>In questo museo privato della famiglia Schmid, attrezzi e utensili illustrano lo sviluppo della viticoltura e della lavorazione del vino, della lotta antiparassitaria e dell’agricoltura nel Burgraviato, nonché la tradizione della produzione dello speck.</text:p>
          </table:table-cell>
          <table:table-cell table:style-name="ce10" office:value-type="string" calcext:value-type="string">
            <text:p>In the private museum of the Schmid family, equipment and tools document the development of viticulture and wine processing, pest control and agriculture in the area, as well as the tradition of speck production.</text:p>
          </table:table-cell>
          <table:table-cell table:style-name="ce10" office:value-type="string" calcext:value-type="string">
            <text:p>11.18547677</text:p>
          </table:table-cell>
          <table:table-cell table:style-name="ce10" office:value-type="string" calcext:value-type="string">
            <text:p>46.66758028</text:p>
          </table:table-cell>
          <table:table-cell table:number-columns-repeated="995"/>
        </table:table-row>
        <table:table-row table:style-name="ro1" table:visibility="filter">
          <table:table-cell table:style-name="ce2" table:number-columns-repeated="2"/>
          <table:table-cell table:style-name="ce4" office:value-type="string" calcext:value-type="string">
            <text:p>Domschatzkammer Bozen</text:p>
          </table:table-cell>
          <table:table-cell table:style-name="ce4" office:value-type="string" calcext:value-type="string">
            <text:p>Tesoro del duomo di Bolzano</text:p>
          </table:table-cell>
          <table:table-cell table:style-name="ce4" office:value-type="string" calcext:value-type="string">
            <text:p>Cathedral Treasure Chamber of Bozen (Bolzano)</text:p>
          </table:table-cell>
          <table:table-cell table:style-name="ce4" office:value-type="string" calcext:value-type="string">
            <text:p>Alte Propstei, Pfarrplatz 27</text:p>
          </table:table-cell>
          <table:table-cell table:style-name="ce4" office:value-type="string" calcext:value-type="string">
            <text:p>Antica prepositura, Piazza della Parrocchia, 27</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my.visim.eu/de/tour/domschatzkammer-bozen</text:p>
          </table:table-cell>
          <table:table-cell table:style-name="ce4" office:value-type="string" calcext:value-type="string">
            <text:p>my.visim.eu/it/tour/domschatzkammer-bozen</text:p>
          </table:table-cell>
          <table:table-cell table:style-name="ce4" office:value-type="string" calcext:value-type="string">
            <text:p>+39 0471 978676</text:p>
          </table:table-cell>
          <table:table-cell table:style-name="ce4" office:value-type="string" calcext:value-type="string">
            <text:p>+39 0471 323814</text:p>
          </table:table-cell>
          <table:table-cell table:style-name="ce4"/>
          <table:table-cell table:number-columns-repeated="2" table:style-name="ce4" office:value-type="string" calcext:value-type="string">
            <text:p>info@dompfarre.bz.it</text:p>
          </table:table-cell>
          <table:table-cell table:style-name="ce10" office:value-type="string" calcext:value-type="string">
            <text:p>3,00 € Erwachsene</text:p>
            <text:p>2,00 € Senioren (über 65 Jahre) und Studenten</text:p>
            <text:p>1,00 € Kinder und Jugendliche (6-18 Jahre) </text:p>
            <text:p>20,00 € Gruppen (bis 15 Personen) </text:p>
            <text:p>30,00 € Gruppen (bis 30 Personen)</text:p>
            <text:p>50,00 € Gruppen (über 30 Personen)</text:p>
            <text:p>1,00 € Schulklassen pro Schüler/-in</text:p>
          </table:table-cell>
          <table:table-cell table:style-name="ce10" office:value-type="string" calcext:value-type="string">
            <text:p>€ 3,00 adulti</text:p>
            <text:p>€ 2,00 anziani (oltre 65 anni) e studenti</text:p>
            <text:p>€ 1,00 bambini e giovani (6-18 anni)</text:p>
            <text:p>€ 20,00 gruppi (fino a 15 persone) </text:p>
            <text:p>€ 30,00 gruppi (fino a 30 persone)</text:p>
            <text:p>€ 50,00 gruppi (oltre 30 persone)</text:p>
            <text:p>€ 1,00 classi scolastiche a scolaro</text:p>
          </table:table-cell>
          <table:table-cell table:style-name="ce10" office:value-type="string" calcext:value-type="string">
            <text:p>€3.00 adults</text:p>
            <text:p>€2.00 elderly (over 65 years) and students </text:p>
            <text:p>€2.00 children and young people (6-18 years) </text:p>
            <text:p>€20.00 groups (under 15 persons) </text:p>
            <text:p>€30.00 groups (under 30 persons) </text:p>
            <text:p>€50.00 groups (over 30 persons)</text:p>
            <text:p>€1.00 school classes per student</text:p>
          </table:table-cell>
          <table:table-cell table:style-name="ce10" office:value-type="string" calcext:value-type="string">
            <text:p>Di-Sa 10-12.30 h</text:p>
          </table:table-cell>
          <table:table-cell table:style-name="ce10" office:value-type="string" calcext:value-type="string">
            <text:p>mar-sab h 10-12.30</text:p>
          </table:table-cell>
          <table:table-cell table:style-name="ce10" office:value-type="string" calcext:value-type="string">
            <text:p>Tue-Sat 10-12.30</text:p>
          </table:table-cell>
          <table:table-cell table:style-name="ce10" office:value-type="string" calcext:value-type="string">
            <text:p>Der Domschatz von Bozen enthält eines der umfangreichsten barocken Kircheninventare im Tiroler Raum. Darunter befinden sich liturgische Gewänder, Fahnenbilder und erlesene Goldschmiedearbeiten des 18. Jahrhunderts.</text:p>
          </table:table-cell>
          <table:table-cell table:style-name="ce10" office:value-type="string" calcext:value-type="string">
            <text:p>Il tesoro del Duomo di Bolzano è da annoverare fra le più ricche raccolte di arredi sacri di età barocca dell’area tirolese. Vi si trovano preziosi paramenti liturgici, gonfaloni e pregiati prodotti di oreficeria del XVIII secolo.</text:p>
          </table:table-cell>
          <table:table-cell table:style-name="ce10" office:value-type="string" calcext:value-type="string">
            <text:p>The cathedral treasury of Bozen/Bolzano contains one of the most extensive Baroque church inventories in the Tyrolean region. Among them are liturgical vestments, painted flags and exquisite 18th entury goldwork.</text:p>
          </table:table-cell>
          <table:table-cell table:style-name="ce10" office:value-type="string" calcext:value-type="string">
            <text:p>11.354621</text:p>
          </table:table-cell>
          <table:table-cell table:style-name="ce10" office:value-type="string" calcext:value-type="string">
            <text:p>46.497546</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Kastelbell</text:p>
          </table:table-cell>
          <table:table-cell table:style-name="ce4" office:value-type="string" calcext:value-type="string">
            <text:p>Castello di Castelbello</text:p>
          </table:table-cell>
          <table:table-cell table:style-name="ce4" office:value-type="string" calcext:value-type="string">
            <text:p>Kastelbell Castle</text:p>
          </table:table-cell>
          <table:table-cell table:style-name="ce4" office:value-type="string" calcext:value-type="string">
            <text:p>Schlossweg 1</text:p>
          </table:table-cell>
          <table:table-cell table:style-name="ce4" office:value-type="string" calcext:value-type="string">
            <text:p>via Castello 1</text:p>
          </table:table-cell>
          <table:table-cell table:style-name="ce7" office:value-type="float" office:value="39020" calcext:value-type="float">
            <text:p>39020</text:p>
          </table:table-cell>
          <table:table-cell table:style-name="ce4" office:value-type="string" calcext:value-type="string">
            <text:p>Kastelbell-Tschars</text:p>
          </table:table-cell>
          <table:table-cell table:style-name="ce4" office:value-type="string" calcext:value-type="string">
            <text:p>Castelbello-Ciardes</text:p>
          </table:table-cell>
          <table:table-cell table:number-columns-repeated="2" table:style-name="ce4" office:value-type="string" calcext:value-type="string">
            <text:p>www.schloss-kastelbell.com</text:p>
          </table:table-cell>
          <table:table-cell table:style-name="ce4" office:value-type="string" calcext:value-type="string">
            <text:p>+39 0473 624777</text:p>
          </table:table-cell>
          <table:table-cell table:style-name="ce4" office:value-type="string" calcext:value-type="string">
            <text:p>+39 0473 624193</text:p>
          </table:table-cell>
          <table:table-cell table:style-name="ce4"/>
          <table:table-cell table:number-columns-repeated="2" table:style-name="ce4" office:value-type="string" calcext:value-type="string">
            <text:p>info@schloss-kastelbell.com</text:p>
          </table:table-cell>
          <table:table-cell table:style-name="ce10" office:value-type="string" calcext:value-type="string">
            <text:p> Kunstausstellungen + Schloss:</text:p>
            <text:p>6,00 € Erwachsene</text:p>
            <text:p>5,00 € Senioren ab 65, Studenten, Schüler ab 14 Jahren, Zivilinvaliden, -diener</text:p>
            <text:p>kostenlos für Kinder bis 14 Jahren</text:p>
            <text:p>10% Ermäßigung mit VinschgauCard</text:p>
            <text:p>10% Gruppenermäßigung ab 15 Personen</text:p>
            <text:p>50% Ermäßigung mit Südtiroler Kulturpass</text:p>
            <text:p>kostenlos für Grund- und Mittelschüler mit Begleitperson während der Öffnungszeiten</text:p>
            <text:p/>
            <text:p>Führungen:</text:p>
            <text:p>6,00 € Erwachsene</text:p>
            <text:p>5,00 € Senioren ab 65, Studenten, Schüler ab 14 Jahren, Zivilinvaliden, -diener</text:p>
            <text:p>kostenlos für Kinder bis 14 Jahren</text:p>
            <text:p>10% Ermäßigung mit VinschgauCard</text:p>
            <text:p>10% Gruppenermäßigung ab 15 Personen</text:p>
            <text:p>kostenlos für Grund- und Mittelschüler mit Begleitperson während der Öffnungszeiten</text:p>
            <text:p>50,00 € Schlossführungen außerhalb der offiziellen Zeiten zzgl. Eintritt</text:p>
            <text:p>50,00 € Fachkundige Kunstführung 50 min. zzgl. Eintritt</text:p>
          </table:table-cell>
          <table:table-cell table:style-name="ce10" office:value-type="string" calcext:value-type="string">
            <text:p> Mostre d'arte + castello:</text:p>
            <text:p>€ 6,00 adulti</text:p>
            <text:p>€ 5,00 anziani over 65, studenti, ragazzi con più di 14 anni, invalidi civili, operatori servizio civile</text:p>
            <text:p>gratis per bambini con meno di 14 anni</text:p>
            <text:p>10% riduzione con VenostaCard</text:p>
            <text:p>10% riduzione per gruppi di min. 15 persone</text:p>
            <text:p>50 % riduzione con Kulturpass dell'Alto Adige</text:p>
            <text:p>gratis per studenti di elementari e medie con accompagnatore durante gli orari di apertura</text:p>
            <text:p/>
            <text:p>Visite guidate:</text:p>
            <text:p>€ 6,00 adulti</text:p>
            <text:p>€ 5,00 anziani over 65, studenti, ragazzi con più di 14 anni, invalidi civili, operatori servizio civile</text:p>
            <text:p>gratis per bambini con meno di 14 anni</text:p>
            <text:p>10% riduzione con VenostaCard</text:p>
            <text:p>10% riduzione per gruppi di min. 15 persone</text:p>
            <text:p>gratis per studenti di elementari e medie con accompagnatore durante gli orari di apertura</text:p>
            <text:p>€ 50,00 visite guidate del castello al di fuori degli orari ufficiali + ingresso</text:p>
            <text:p>€ 50,00 visita guidata con esperto d'arte, 50 min. + ingresso</text:p>
          </table:table-cell>
          <table:table-cell table:style-name="ce10" office:value-type="string" calcext:value-type="string">
            <text:p> Art exhibitions + castle:</text:p>
            <text:p>€6,00 adults</text:p>
            <text:p>€5,00 elderly (over 65), students, young people (over 14), disabled persons</text:p>
            <text:p>free for children up to 14</text:p>
            <text:p>10% reduction with VinschgauCard</text:p>
            <text:p>10% reduction for groups (min. 15 persons)</text:p>
            <text:p>50 % reduction with Kulturpass Südtirol</text:p>
            <text:p>free for students of elementary and middle schools with teacher during the opening time </text:p>
            <text:p/>
            <text:p>Guided tours:</text:p>
            <text:p>€6,00 adults</text:p>
            <text:p>€5,00 elderly (over 65), students, young people (over 14), disabled persons</text:p>
            <text:p>free for children up to 14</text:p>
            <text:p>10% reduction with VinschgauCard</text:p>
            <text:p>10% reduction for groups (min. 15 persons)</text:p>
            <text:p>50 % reduction with Kulturpass Südtirol</text:p>
            <text:p>free for students of elementary and middle schools with teacher during the opening time </text:p>
            <text:p>€ 50,00 guided tour of the castle out of the official hours + admission</text:p>
            <text:p>€ 50,00 guided tour with art expert, 50 min. + admission</text:p>
          </table:table-cell>
          <table:table-cell table:style-name="ce10" office:value-type="string" calcext:value-type="string">
            <text:p>Ausstellungen:</text:p>
            <text:p>Mitte April-Juni, Mitte Sep-Okt</text:p>
            <text:p>Di-Sa 14-18 h, So, feiertags 11-18 h</text:p>
            <text:p>Schlossführungen:</text:p>
            <text:p>Juli-Mitte Sep</text:p>
            <text:p>Di-So 10, 11, 14, 15 h</text:p>
          </table:table-cell>
          <table:table-cell table:style-name="ce10" office:value-type="string" calcext:value-type="string">
            <text:p>mostre:</text:p>
            <text:p>metà apr-giugno, metà set-ott </text:p>
            <text:p>mar-sab h 14-18, dom, festivi h 11-18</text:p>
            <text:p>visite guidate al castello:</text:p>
            <text:p>lug-metà set</text:p>
            <text:p>mar-dom h 10, 11, 14, 15</text:p>
          </table:table-cell>
          <table:table-cell table:style-name="ce10" office:value-type="string" calcext:value-type="string">
            <text:p>Exhibitions:</text:p>
            <text:p>mid-Apr-June, mid-Sep-Oct</text:p>
            <text:p>Tue-Sat 2-6 pm, Sun, public holidays 11-6 pm</text:p>
            <text:p>Castle guided tours:</text:p>
            <text:p>July-mid-Sep</text:p>
            <text:p>Tue-Sun 10, 11, 2, 3 pm</text:p>
          </table:table-cell>
          <table:table-cell table:style-name="ce10" office:value-type="string" calcext:value-type="string">
            <text:p>Schloss Kastelbell geht auf das 13. Jahrhundert zurück. Eine Dauerausstellung zur Via Claudia Augusta und zwei jährlich wechselnde zeitgenössische Kunstausstellungen zählen zum kulturellen Programm.</text:p>
          </table:table-cell>
          <table:table-cell table:style-name="ce10" office:value-type="string" calcext:value-type="string">
            <text:p>Il Castello di Castelbello risale al XIII secolo. Le sue proposte culturali includono una mostra permanente sulla Via Claudia Augusta e due mostre temporanee d’arte contemporanea all’anno.</text:p>
          </table:table-cell>
          <table:table-cell table:style-name="ce10" office:value-type="string" calcext:value-type="string">
            <text:p>The castle dates to the 13th century. A permanent exhibition on the Via Claudia Augusta and changing contemporary art exhibitions every year are part of the cultural programme.</text:p>
          </table:table-cell>
          <table:table-cell table:style-name="ce10" office:value-type="string" calcext:value-type="string">
            <text:p>10.898188</text:p>
          </table:table-cell>
          <table:table-cell table:style-name="ce10" office:value-type="string" calcext:value-type="string">
            <text:p>46.628266</text:p>
          </table:table-cell>
          <table:table-cell table:number-columns-repeated="995"/>
        </table:table-row>
        <table:table-row table:style-name="ro1" table:visibility="filter">
          <table:table-cell table:style-name="ce2" table:number-columns-repeated="2"/>
          <table:table-cell table:style-name="ce4" office:value-type="string" calcext:value-type="string">
            <text:p>7 Gärten Kränzelhof</text:p>
          </table:table-cell>
          <table:table-cell table:style-name="ce4" office:value-type="string" calcext:value-type="string">
            <text:p>7 Giardini Kränzelhof</text:p>
          </table:table-cell>
          <table:table-cell table:style-name="ce4" office:value-type="string" calcext:value-type="string">
            <text:p>7 Gardens Kränzelhof</text:p>
          </table:table-cell>
          <table:table-cell table:style-name="ce4" office:value-type="string" calcext:value-type="string">
            <text:p>Gampenstraße 1</text:p>
          </table:table-cell>
          <table:table-cell table:style-name="ce4" office:value-type="string" calcext:value-type="string">
            <text:p>via Palade 1</text:p>
          </table:table-cell>
          <table:table-cell table:style-name="ce7" office:value-type="float" office:value="39010" calcext:value-type="float">
            <text:p>39010</text:p>
          </table:table-cell>
          <table:table-cell table:style-name="ce4" office:value-type="string" calcext:value-type="string">
            <text:p>Tscherms</text:p>
          </table:table-cell>
          <table:table-cell table:style-name="ce4" office:value-type="string" calcext:value-type="string">
            <text:p>Cermes</text:p>
          </table:table-cell>
          <table:table-cell table:number-columns-repeated="2" table:style-name="ce4" office:value-type="string" calcext:value-type="string">
            <text:p>www.kraenzelhof.it</text:p>
          </table:table-cell>
          <table:table-cell table:style-name="ce4" office:value-type="string" calcext:value-type="string">
            <text:p>+39 0473 564549</text:p>
          </table:table-cell>
          <table:table-cell table:style-name="ce4"/>
          <table:table-cell table:style-name="ce4" office:value-type="string" calcext:value-type="string">
            <text:p>+39 0473 554806</text:p>
          </table:table-cell>
          <table:table-cell table:number-columns-repeated="2" table:style-name="ce4" office:value-type="string" calcext:value-type="string">
            <text:p>info@kraenzelhof.it</text:p>
          </table:table-cell>
          <table:table-cell table:style-name="ce10" office:value-type="string" calcext:value-type="string">
            <text:p>8,00 € Erwachsene</text:p>
            <text:p>4,90 € Kinder</text:p>
            <text:p>Familienkarte: 16,00 € zwei Erwachsene, Kinder jew. 2,90 € (unter 5 Jahren frei)</text:p>
          </table:table-cell>
          <table:table-cell table:style-name="ce10" office:value-type="string" calcext:value-type="string">
            <text:p>€ 8,00 adulti</text:p>
            <text:p>€ 4,90 bambini </text:p>
            <text:p>carta famiglia: € 16,00 due adulti, bambini risp. € 2,90 (gratuito fino ai 5 anni) </text:p>
          </table:table-cell>
          <table:table-cell table:style-name="ce10" office:value-type="string" calcext:value-type="string">
            <text:p>€8.00 adults</text:p>
            <text:p>€4.90 children</text:p>
            <text:p>family card: €16.00 two adults, children resp. €2.90 (free up to 5)</text:p>
          </table:table-cell>
          <table:table-cell table:style-name="ce10" office:value-type="string" calcext:value-type="string">
            <text:p>Ende März - Nov </text:p>
            <text:p>täglich 9.30 - 19 Uhr</text:p>
          </table:table-cell>
          <table:table-cell table:style-name="ce10" office:value-type="string" calcext:value-type="string">
            <text:p>fine marzo - nov</text:p>
            <text:p>tutti i giorni ore 9.30-19</text:p>
          </table:table-cell>
          <table:table-cell table:style-name="ce10" office:value-type="string" calcext:value-type="string">
            <text:p>end-March - Nov</text:p>
            <text:p>daily 9.30 am - 7 pm</text:p>
          </table:table-cell>
          <table:table-cell table:style-name="ce10" office:value-type="string" calcext:value-type="string">
            <text:p>Der mittelalterliche Ansitz Kränzelhof ist von Weinbergen und den „7 Gärten“ umgeben. Sie bieten den Rahmen für ein vielfältiges Kulturprogramm mit Skulpturenausstellungen.</text:p>
          </table:table-cell>
          <table:table-cell table:style-name="ce10" office:value-type="string" calcext:value-type="string">
            <text:p>La residenza medievale Kränzelhof è circondata dai propri vigneti e dai "7 Giardini", cornice per un ampio programma culturale con mostre di sculture.</text:p>
          </table:table-cell>
          <table:table-cell table:style-name="ce10" office:value-type="string" calcext:value-type="string">
            <text:p>The medieval Kränzelhof estate is surrounded by vineyards and the "7 gardens". They provide the setting for a diverse cultural programme with sculpture exhibitions.</text:p>
          </table:table-cell>
          <table:table-cell table:style-name="ce10" office:value-type="string" calcext:value-type="string">
            <text:p>11.147737</text:p>
          </table:table-cell>
          <table:table-cell table:style-name="ce10" office:value-type="string" calcext:value-type="string">
            <text:p>46.625965</text:p>
          </table:table-cell>
          <table:table-cell table:number-columns-repeated="995"/>
        </table:table-row>
        <table:table-row table:style-name="ro1" table:visibility="filter">
          <table:table-cell table:style-name="ce2" table:number-columns-repeated="2"/>
          <table:table-cell table:style-name="ce4" office:value-type="string" calcext:value-type="string">
            <text:p>Kapelle St. Stephan in Obermontani </text:p>
          </table:table-cell>
          <table:table-cell table:style-name="ce4" office:value-type="string" calcext:value-type="string">
            <text:p>Cappella di Santo Stefano a Montani di Sopra </text:p>
          </table:table-cell>
          <table:table-cell table:style-name="ce4" office:value-type="string" calcext:value-type="string">
            <text:p>Chapel of St. Stephan/Santo Stefano in Obermontani/Montani di Sopra</text:p>
          </table:table-cell>
          <table:table-cell table:number-columns-repeated="2" table:style-name="ce4" office:value-type="string" calcext:value-type="string">
            <text:p>Morter</text:p>
          </table:table-cell>
          <table:table-cell table:style-name="ce7" office:value-type="float" office:value="39021" calcext:value-type="float">
            <text:p>39021</text:p>
          </table:table-cell>
          <table:table-cell table:style-name="ce4" office:value-type="string" calcext:value-type="string">
            <text:p>Latsch</text:p>
          </table:table-cell>
          <table:table-cell table:style-name="ce4" office:value-type="string" calcext:value-type="string">
            <text:p>Laces</text:p>
          </table:table-cell>
          <table:table-cell table:style-name="ce4" table:number-columns-repeated="2"/>
          <table:table-cell table:style-name="ce4" office:value-type="string" calcext:value-type="string">
            <text:p>+39 0473 220221</text:p>
          </table:table-cell>
          <table:table-cell table:style-name="ce4" table:number-columns-repeated="2"/>
          <table:table-cell table:style-name="ce4" office:value-type="string" calcext:value-type="string">
            <text:p>info@casteltirolo.it</text:p>
          </table:table-cell>
          <table:table-cell table:style-name="ce4" office:value-type="string" calcext:value-type="string">
            <text:p>info@schlosstirol.it</text:p>
          </table:table-cell>
          <table:table-cell table:style-name="ce10" office:value-type="string" calcext:value-type="string">
            <text:p>3,00 € Erwachsene</text:p>
            <text:p>6,00 € Familienkarte für Eltern und Kinder bis 14 Jahren</text:p>
            <text:p>3,00 € Familienkarte für ein Elternteil und Kinder bis 14 Jahren</text:p>
            <text:p>Kinder bis 6 Jahren frei</text:p>
            <text:p>2,00 € Jugendliche bis 18 Jahren, Studenten, Gruppen ab 15 Personen, Senioren ab 65 Jahren und Schulklassen</text:p>
          </table:table-cell>
          <table:table-cell table:style-name="ce10" office:value-type="string" calcext:value-type="string">
            <text:p>€ 3,00 adulti</text:p>
            <text:p>€ 6,00 carta famiglia per genitori e bambini fino a 14 anni</text:p>
            <text:p>€ 3,00 carta famiglia per un genitore e bambini fino a 14 anni</text:p>
            <text:p>ingresso gratuito per bambini fino a 6 anni</text:p>
            <text:p>€ 2,00 giovani fino a 18 anni, studenti, gruppi fino a 15 persone, anziani oltre 65 anni e scolaresche</text:p>
          </table:table-cell>
          <table:table-cell table:style-name="ce10" office:value-type="string" calcext:value-type="string">
            <text:p>€ 3,00 adults</text:p>
            <text:p>€ 6,00 family card big (2 adults and children up to 14 years) </text:p>
            <text:p>€ 3,00 family card small (1 adult and children up to 14 years)    </text:p>
            <text:p>free admission for children up to 6 years</text:p>
            <text:p>€ 2,00 teenagers up to 18 years, students, groups of 15 persons or more, seniors from 65 years, school classes</text:p>
          </table:table-cell>
          <table:table-cell table:style-name="ce10" office:value-type="string" calcext:value-type="string">
            <text:p>Karfreitag - Sa vor Allerheiligen</text:p>
            <text:p>Fr, Sa 14.30-17.30 h</text:p>
            <text:p>Sonderöffnung für Gruppen auf Vormerkung</text:p>
          </table:table-cell>
          <table:table-cell table:style-name="ce10" office:value-type="string" calcext:value-type="string">
            <text:p>ven Santo-sab prima di Ognissanti</text:p>
            <text:p>ven, sab h 14.30-17.30</text:p>
            <text:p>apertura straordinaria per gruppi su prenotazione</text:p>
          </table:table-cell>
          <table:table-cell table:style-name="ce10" office:value-type="string" calcext:value-type="string">
            <text:p>Good Fri - Sat befor All Saints</text:p>
            <text:p>Fri, Sat 2.30 pm-5.30 pm</text:p>
            <text:p>special opening for groups by booking</text:p>
          </table:table-cell>
          <table:table-cell table:style-name="ce10" office:value-type="string" calcext:value-type="string">
            <text:p>Die Kapelle St. Stephan nahe der Burgruine von Obermontani (Martelltal), die von Schloss Tirol verwaltet wird, birgt einen der umfangreichsten gotischen Wandmalereibestände in Tirol.</text:p>
          </table:table-cell>
          <table:table-cell table:style-name="ce10" office:value-type="string" calcext:value-type="string">
            <text:p>La Cappella di Santo Stefano nei pressi delle rovine di Castel Montani di Sopra (val Martello), gestita da Castel Tirolo, custodisce uno dei più ampi patrimoni di pitture murali gotiche del Tirolo.</text:p>
          </table:table-cell>
          <table:table-cell table:style-name="ce10" office:value-type="string" calcext:value-type="string">
            <text:p>The Stephanus chapel near the castle ruins of Obermontani/Montani di Sopra, which is administered by Castle Tyrol, contains one of the most extensive collections of Gothic mural paintings in Tyrol.</text:p>
          </table:table-cell>
          <table:table-cell table:style-name="ce10" office:value-type="string" calcext:value-type="string">
            <text:p>10.824892</text:p>
          </table:table-cell>
          <table:table-cell table:style-name="ce10" office:value-type="string" calcext:value-type="string">
            <text:p>46.600333</text:p>
          </table:table-cell>
          <table:table-cell table:number-columns-repeated="995"/>
        </table:table-row>
        <table:table-row table:style-name="ro1" table:visibility="filter">
          <table:table-cell table:style-name="ce2" table:number-columns-repeated="2"/>
          <table:table-cell table:style-name="ce4" office:value-type="string" calcext:value-type="string">
            <text:p>Bergwerk Villanders</text:p>
          </table:table-cell>
          <table:table-cell table:style-name="ce4" office:value-type="string" calcext:value-type="string">
            <text:p>Miniera di Villandro</text:p>
          </table:table-cell>
          <table:table-cell table:style-name="ce4" office:value-type="string" calcext:value-type="string">
            <text:p>Silver Mine Villanders</text:p>
          </table:table-cell>
          <table:table-cell table:style-name="ce4" office:value-type="string" calcext:value-type="string">
            <text:p>Oberland 36</text:p>
          </table:table-cell>
          <table:table-cell table:style-name="ce4" office:value-type="string" calcext:value-type="string">
            <text:p>Oberland, 36</text:p>
          </table:table-cell>
          <table:table-cell table:style-name="ce7" office:value-type="float" office:value="39040" calcext:value-type="float">
            <text:p>39040</text:p>
          </table:table-cell>
          <table:table-cell table:style-name="ce4" office:value-type="string" calcext:value-type="string">
            <text:p>Villanders</text:p>
          </table:table-cell>
          <table:table-cell table:style-name="ce4" office:value-type="string" calcext:value-type="string">
            <text:p>Villandro</text:p>
          </table:table-cell>
          <table:table-cell table:number-columns-repeated="2" table:style-name="ce4" office:value-type="string" calcext:value-type="string">
            <text:p>www.bergwerk.it</text:p>
          </table:table-cell>
          <table:table-cell table:style-name="ce4" office:value-type="string" calcext:value-type="string">
            <text:p>+39 345 3115661</text:p>
          </table:table-cell>
          <table:table-cell table:style-name="ce4" table:number-columns-repeated="2"/>
          <table:table-cell table:number-columns-repeated="2" table:style-name="ce4" office:value-type="string" calcext:value-type="string">
            <text:p>info@bergwerk.it</text:p>
          </table:table-cell>
          <table:table-cell table:style-name="ce10" office:value-type="string" calcext:value-type="string">
            <text:p>Führung Elisabethstollen:</text:p>
            <text:p>9,00 € Erwachsene </text:p>
            <text:p>7,00 € Gruppen (ab 15 Personen) </text:p>
            <text:p>4,00 € Kinder (6-15 Jahre)</text:p>
            <text:p>7,00 € Senioren über 65 und Studenten</text:p>
            <text:p>3,00 € Schulklassen </text:p>
            <text:p>20,00 € Familien (2 Erwachsene, Kinder bis 15 Jahre) </text:p>
            <text:p>kostenlos für Kinder unter 6 Jahren </text:p>
            <text:p>Beim Besuch im Mineralienmuseum Teis und Archeoparc Villanders erhalten Sie mit dieser Eintrittskarte Ermäßigung.</text:p>
            <text:p/>
            <text:p>Führung Elisabeth- und Lorenzstollen:</text:p>
            <text:p>15,00 € Erwachsene </text:p>
            <text:p>13,00 € Gruppen (ab 15 Personen) </text:p>
            <text:p>8,00 € Kinder (6-15 Jahre)</text:p>
            <text:p>30,00 € Familien (2 Erwachsene, Kinder bis 15 Jahre) </text:p>
            <text:p>kostenlos für Kinder unter 6 Jahren </text:p>
          </table:table-cell>
          <table:table-cell table:style-name="ce10" office:value-type="string" calcext:value-type="string">
            <text:p>Visita guidata galleria S. Elisabetta:</text:p>
            <text:p>€ 9,00 adulti </text:p>
            <text:p>€ 7,00 gruppi (oltre 15 persone) </text:p>
            <text:p>€ 4,00 bambini (6-15 anni)</text:p>
            <text:p>€ 7,00 anziani dai 65 anni e studenti</text:p>
            <text:p>€ 3,00 scolaresche </text:p>
            <text:p>€ 20,00 famiglie (2 adulti, bambini fino ai 15 anni) </text:p>
            <text:p>gratuito per bambini inferiori ai 6 anni </text:p>
            <text:p>Il biglietto di ingresso a questo museo dà diritto ad una riduzione sulla visita al Museo mineralogico di Tiso e all'Archeoparc Villandro.</text:p>
            <text:p/>
            <text:p>Visita guidata gallerie S. Elisabetta e S. Lorenzo:</text:p>
            <text:p>€ 15,00 adulti </text:p>
            <text:p>€ 13,00 gruppi (oltre 15 persone) </text:p>
            <text:p>€ 8,00 bambini (6-15 anni)</text:p>
            <text:p>€ 30,00 famiglie (2 adulti, bambini fino ai 15 anni) </text:p>
            <text:p>gratuito per bambini inferiori ai 6 anni </text:p>
          </table:table-cell>
          <table:table-cell table:style-name="ce10" office:value-type="string" calcext:value-type="string">
            <text:p>Guided tours tunnel "Elisabeth":</text:p>
            <text:p>€9.00 adults </text:p>
            <text:p>€7.00 groups (more than 15 persons) </text:p>
            <text:p>€4.00 children (6-15 years) </text:p>
            <text:p>€7.00 seniors (over 65 years) and students</text:p>
            <text:p>€3.00 classes (school) </text:p>
            <text:p>€20.00 families (2 adults, children up to 15 years) </text:p>
            <text:p>free for children under 6 years </text:p>
            <text:p>With the admission ticket from this museum you can get a discount when you visit the Mineralogical Museum of Teis or the Archeoparc Villanders.</text:p>
            <text:p/>
            <text:p>Guided tours tunnels "Elisabeth" and "Lorenz":</text:p>
            <text:p>€15.00 adults </text:p>
            <text:p>€13.00 groups (more than 15 persons) </text:p>
            <text:p>€8.00 children (6-15 years) </text:p>
            <text:p>€30.00 families (2 adults, children up to 15 years) </text:p>
            <text:p>free for children under 6 years </text:p>
          </table:table-cell>
          <table:table-cell table:style-name="ce10" office:value-type="string" calcext:value-type="string">
            <text:p>nur mit Führung</text:p>
            <text:p>Ostermontag-Okt</text:p>
            <text:p>Di, Do 10.30, 14.30 h (Elisabethstollen)</text:p>
            <text:p>So 10.30 h (Elisabethstollen)</text:p>
            <text:p>Juli, Aug</text:p>
            <text:p>auch Mi 10.30 h (Elisabeth- u. Lorenzstollen)</text:p>
          </table:table-cell>
          <table:table-cell table:style-name="ce10" office:value-type="string" calcext:value-type="string">
            <text:p>solo con visita guidata</text:p>
            <text:p>Pasquetta-ott</text:p>
            <text:p>mar, gio h 10.30, 14.30 (galleria S. Elisabetta)</text:p>
            <text:p>dom h 10.30 (galleria S. Elisabetta)</text:p>
            <text:p>lug, ago </text:p>
            <text:p>anche mer h 10.30 (gallerie S. Elisabetta e S. Lorenzo)</text:p>
          </table:table-cell>
          <table:table-cell table:style-name="ce10" office:value-type="string" calcext:value-type="string">
            <text:p>Guided tours only</text:p>
            <text:p>Easter Monday-Oct (tunnel "Elisabeth")</text:p>
            <text:p>Tue, Thu 10.30, 2.30 pm (tunnel "Elisabeth")</text:p>
            <text:p>Sun 10.30</text:p>
            <text:p>July, Aug</text:p>
            <text:p>also Wed 10.30 (tunnels "Elisabeth" and "Lorenz")</text:p>
          </table:table-cell>
          <table:table-cell table:style-name="ce10" office:value-type="string" calcext:value-type="string">
            <text:p>Das Bergwerk Villanders zählte im Mittelalter zu den bedeutendsten Erzabbaugebieten Tirols. Nach seiner Stilllegung Anfang des 20. Jahrhunderts geriet es in Vergessenheit. Der Kultur- und Museumsverein Villanders hat es in mühevoller Arbeit wieder für die Öffentlichkeit zugänglich gemacht. Mehrere Stollen können bei geführten Rundgängen besichtigt werden.</text:p>
          </table:table-cell>
          <table:table-cell table:style-name="ce10" office:value-type="string" calcext:value-type="string">
            <text:p>Nel medioevo la miniera di Villandro era annoverata tra le aree di estrazione del minerale più significative del Tirolo. Dopo la sua chiusura all’inizio del XX secolo cadde nell’oblio. Con un faticoso lavoro, l’Associazione culturale e museale di Villandro l’ha resa accessibile al pubblico. È possibile visitare diverse gallerie con visite guidate.</text:p>
          </table:table-cell>
          <table:table-cell table:style-name="ce10" office:value-type="string" calcext:value-type="string">
            <text:p>This mine was one of the most important ore mining areas in Tyrol in the Middle Ages. After its closure at the beginning of the 20th century, it fell into oblivion. A local association made it accessible to the public again. Several galleries can be visited on guided tours.</text:p>
          </table:table-cell>
          <table:table-cell table:style-name="ce10" office:value-type="string" calcext:value-type="string">
            <text:p>11.543391</text:p>
          </table:table-cell>
          <table:table-cell table:style-name="ce10" office:value-type="string" calcext:value-type="string">
            <text:p>46.654212</text:p>
          </table:table-cell>
          <table:table-cell table:number-columns-repeated="995"/>
        </table:table-row>
        <table:table-row table:style-name="ro1" table:visibility="filter">
          <table:table-cell table:style-name="ce2" table:number-columns-repeated="2"/>
          <table:table-cell table:style-name="ce4" office:value-type="string" calcext:value-type="string">
            <text:p>Heimatmuseum Laatsch</text:p>
          </table:table-cell>
          <table:table-cell table:style-name="ce4" office:value-type="string" calcext:value-type="string">
            <text:p>Museo locale di Laudes</text:p>
          </table:table-cell>
          <table:table-cell table:style-name="ce4" office:value-type="string" calcext:value-type="string">
            <text:p>Laatsch Museum</text:p>
          </table:table-cell>
          <table:table-cell table:style-name="ce4" office:value-type="string" calcext:value-type="string">
            <text:p>Laatsch 139</text:p>
          </table:table-cell>
          <table:table-cell table:style-name="ce4" office:value-type="string" calcext:value-type="string">
            <text:p>Laudes, 139</text:p>
          </table:table-cell>
          <table:table-cell table:style-name="ce7" office:value-type="float" office:value="39024" calcext:value-type="float">
            <text:p>39024</text:p>
          </table:table-cell>
          <table:table-cell table:style-name="ce4" office:value-type="string" calcext:value-type="string">
            <text:p>Mals</text:p>
          </table:table-cell>
          <table:table-cell table:style-name="ce4" office:value-type="string" calcext:value-type="string">
            <text:p>Malles Venosta</text:p>
          </table:table-cell>
          <table:table-cell table:style-name="ce4" table:number-columns-repeated="2"/>
          <table:table-cell table:style-name="ce4" office:value-type="string" calcext:value-type="string">
            <text:p>+39 340 2653234</text:p>
          </table:table-cell>
          <table:table-cell table:style-name="ce4" table:number-columns-repeated="2"/>
          <table:table-cell table:number-columns-repeated="2" table:style-name="ce4" office:value-type="string" calcext:value-type="string">
            <text:p>andi.paulmichl@gmail.com</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Juni-Sep</text:p>
            <text:p>nur auf Anfrage</text:p>
          </table:table-cell>
          <table:table-cell table:style-name="ce10" office:value-type="string" calcext:value-type="string">
            <text:p>giu-sett</text:p>
            <text:p>solo su richiesta</text:p>
          </table:table-cell>
          <table:table-cell table:style-name="ce10" office:value-type="string" calcext:value-type="string">
            <text:p>June-Sep</text:p>
            <text:p>only on request</text:p>
          </table:table-cell>
          <table:table-cell table:style-name="ce10" office:value-type="string" calcext:value-type="string">
            <text:p>Im Stadel der Pfarrei Laatsch ist ein kleines, heimatkundliches Museum mit Gebrauchsgegenständen aus dem Alltag und Arbeitsgeräten aus der Landwirtschaft der näheren Umgebung untergebracht. Sie wurden von Norbert Schuster gesammelt.</text:p>
          </table:table-cell>
          <table:table-cell table:style-name="ce10" office:value-type="string" calcext:value-type="string">
            <text:p>Il fienile della parrocchia di Laudes ospita un piccolo museo di storia e cultura locale con oggetti d’uso quotidiano e attrezzi da lavoro agricolo provenienti dai dintorni, raccolti da Norbert Schuster.</text:p>
          </table:table-cell>
          <table:table-cell table:style-name="ce10" office:value-type="string" calcext:value-type="string">
            <text:p>The barn of the parish of Laatsch/Laudes houses a small museum of local history with everyday objects and farming tools from the surrounding area. They were collected by Norbert Schuster.</text:p>
          </table:table-cell>
          <table:table-cell table:style-name="ce10" office:value-type="string" calcext:value-type="string">
            <text:p>10.53367853</text:p>
          </table:table-cell>
          <table:table-cell table:style-name="ce10" office:value-type="string" calcext:value-type="string">
            <text:p>46.68003611</text:p>
          </table:table-cell>
          <table:table-cell table:number-columns-repeated="995"/>
        </table:table-row>
        <table:table-row table:style-name="ro1" table:visibility="filter">
          <table:table-cell table:style-name="ce2" table:number-columns-repeated="2"/>
          <table:table-cell table:style-name="ce4" office:value-type="string" calcext:value-type="string">
            <text:p>Capriz Erlebniskäserei </text:p>
          </table:table-cell>
          <table:table-cell table:style-name="ce4" office:value-type="string" calcext:value-type="string">
            <text:p>Capriz – caseificio da vivere</text:p>
          </table:table-cell>
          <table:table-cell table:style-name="ce4" office:value-type="string" calcext:value-type="string">
            <text:p>Capriz - the dairy adventure world</text:p>
          </table:table-cell>
          <table:table-cell table:style-name="ce4" office:value-type="string" calcext:value-type="string">
            <text:p>Pustertaler Straße 1/B</text:p>
          </table:table-cell>
          <table:table-cell table:style-name="ce4" office:value-type="string" calcext:value-type="string">
            <text:p>via Val Pusteria, 1/B</text:p>
          </table:table-cell>
          <table:table-cell table:style-name="ce7" office:value-type="float" office:value="39030" calcext:value-type="float">
            <text:p>39030</text:p>
          </table:table-cell>
          <table:table-cell table:style-name="ce4" office:value-type="string" calcext:value-type="string">
            <text:p>Vintl</text:p>
          </table:table-cell>
          <table:table-cell table:style-name="ce4" office:value-type="string" calcext:value-type="string">
            <text:p>Vandoies</text:p>
          </table:table-cell>
          <table:table-cell table:number-columns-repeated="2" table:style-name="ce4" office:value-type="string" calcext:value-type="string">
            <text:p>www.capriz.bz</text:p>
          </table:table-cell>
          <table:table-cell table:style-name="ce4" office:value-type="string" calcext:value-type="string">
            <text:p>+39 0472 869268</text:p>
          </table:table-cell>
          <table:table-cell table:style-name="ce4" table:number-columns-repeated="2"/>
          <table:table-cell table:number-columns-repeated="2" table:style-name="ce4" office:value-type="string" calcext:value-type="string">
            <text:p>info@capriz.it</text:p>
          </table:table-cell>
          <table:table-cell table:style-name="ce10" office:value-type="string" calcext:value-type="string">
            <text:p>8,00 € Erwachsene </text:p>
            <text:p>3,00 € Kinder 6-12 J.</text:p>
            <text:p>15,00 € Familienkarte (2 Erwachsene, beliebig viele Kinder 6-12 J.)</text:p>
            <text:p>6,00 € (pro Person) Gruppe mind. 10 Personen</text:p>
          </table:table-cell>
          <table:table-cell table:style-name="ce10" office:value-type="string" calcext:value-type="string">
            <text:p>€ 8,00 adulti </text:p>
            <text:p>€ 3,00 bambini 6-12 anni</text:p>
            <text:p>€ 15,00 biglietto famiglia (2 adulti con bambini dai 6 ai 12 anni) </text:p>
            <text:p>€ 6,00 (a persona) gruppo min. 10 persone </text:p>
          </table:table-cell>
          <table:table-cell table:style-name="ce10" office:value-type="string" calcext:value-type="string">
            <text:p>€8.00 adults </text:p>
            <text:p>€3.00 children 6-12 years</text:p>
            <text:p>€15.00 family card (2 adults, a random number of children 6-12 years) </text:p>
            <text:p>€6,00 (pro person) group min 10 persons</text:p>
          </table:table-cell>
          <table:table-cell table:style-name="ce10" office:value-type="string" calcext:value-type="string">
            <text:p>täglich 9-19 h</text:p>
          </table:table-cell>
          <table:table-cell table:style-name="ce10" office:value-type="string" calcext:value-type="string">
            <text:p>tutti i giorni h 9-19</text:p>
          </table:table-cell>
          <table:table-cell table:style-name="ce10" office:value-type="string" calcext:value-type="string">
            <text:p>daily 9-7pm</text:p>
          </table:table-cell>
          <table:table-cell table:style-name="ce10" office:value-type="string" calcext:value-type="string">
            <text:p>Capriz zeigt die Welt der Kuh- und Ziegenkäseherstellung für alle Sinne. In den Schauräumen wird mit interaktiven Elementen der gesamte Prozess, ausgehend von der Kuh und Ziege als Rohstofflieferantinnen, über die Milch als Ausgangsprodukt bis hin zum fertigen Käselaib und seiner fachgerechten Lagerung dargestellt.</text:p>
          </table:table-cell>
          <table:table-cell table:style-name="ce10" office:value-type="string" calcext:value-type="string">
            <text:p>Capriz mostra il mondo della produzione di formaggio di mucca e capra per tutti i sensi. Gli ambienti espositivi rappresentano, con l’aiuto di elementi interattivi, l’intero processo, dalla fornitura della materia prima, passando per il latte come prodotto di partenza fino alla forma di formaggio finita e al suo adeguato stoccaggio.</text:p>
          </table:table-cell>
          <table:table-cell table:style-name="ce10" office:value-type="string" calcext:value-type="string">
            <text:p>Capriz shows the world of cow's milk and goat's milk cheese making for all the senses. Interactive elements illustrate the entire process, starting with cow and goat as suppliers of raw materials, through the milk as the starting product to the finished cheese wheel and its professional storage.</text:p>
          </table:table-cell>
          <table:table-cell table:style-name="ce10" office:value-type="string" calcext:value-type="string">
            <text:p>11.76483</text:p>
          </table:table-cell>
          <table:table-cell table:style-name="ce10" office:value-type="string" calcext:value-type="string">
            <text:p>46.81132</text:p>
          </table:table-cell>
          <table:table-cell table:number-columns-repeated="995"/>
        </table:table-row>
        <table:table-row table:style-name="ro1">
          <table:table-cell office:value-type="string" calcext:value-type="string">
            <text:p>BRU</text:p>
          </table:table-cell>
          <table:table-cell table:number-columns-repeated="4" table:style-name="ce4" office:value-type="string" calcext:value-type="string">
            <text:p>ECK Museum of Art</text:p>
          </table:table-cell>
          <table:table-cell table:style-name="ce4" office:value-type="string" calcext:value-type="string">
            <text:p>Bruder-Willram-Straße 1</text:p>
          </table:table-cell>
          <table:table-cell table:style-name="ce4" office:value-type="string" calcext:value-type="string">
            <text:p>via Bruder Willram, 1</text:p>
          </table:table-cell>
          <table:table-cell table:style-name="ce7" office:value-type="float" office:value="39031" calcext:value-type="float">
            <text:p>39031</text:p>
          </table:table-cell>
          <table:table-cell table:style-name="ce4" office:value-type="string" calcext:value-type="string">
            <text:p>Bruneck</text:p>
          </table:table-cell>
          <table:table-cell table:style-name="ce4" office:value-type="string" calcext:value-type="string">
            <text:p>Brunico</text:p>
          </table:table-cell>
          <table:table-cell table:number-columns-repeated="2" table:style-name="ce4" office:value-type="string" calcext:value-type="string">
            <text:p>www.eck.museum</text:p>
          </table:table-cell>
          <table:table-cell table:style-name="ce4" office:value-type="string" calcext:value-type="string">
            <text:p>+39 0474 553292</text:p>
          </table:table-cell>
          <table:table-cell table:style-name="ce4" table:number-columns-repeated="2"/>
          <table:table-cell table:number-columns-repeated="2" table:style-name="ce4" office:value-type="string" calcext:value-type="string">
            <text:p>info@eck.museum</text:p>
          </table:table-cell>
          <table:table-cell table:style-name="ce10" office:value-type="string" calcext:value-type="string">
            <text:p>3,00 € Erwachsene </text:p>
            <text:p>2,00 € reduziert</text:p>
          </table:table-cell>
          <table:table-cell table:style-name="ce10" office:value-type="string" calcext:value-type="string">
            <text:p>€ 3,00 adulti </text:p>
            <text:p>€ 2,00 ridotto</text:p>
          </table:table-cell>
          <table:table-cell table:style-name="ce10" office:value-type="string" calcext:value-type="string">
            <text:p>€3,00 adults </text:p>
            <text:p>€2,00 reduced</text:p>
          </table:table-cell>
          <table:table-cell table:style-name="ce10" office:value-type="string" calcext:value-type="string">
            <text:p>Di, Do 10-16 h (bei Ausstellungen)</text:p>
            <text:p>Sa 10-12 h</text:p>
            <text:p>Juli-Aug (ab Beginn der Sommerausstellung)</text:p>
            <text:p>Mi-Fr 10-17 h</text:p>
            <text:p>Sa 10-12 h</text:p>
          </table:table-cell>
          <table:table-cell table:style-name="ce10" office:value-type="string" calcext:value-type="string">
            <text:p>mar, gio h 10-16 (durante le mostre)</text:p>
            <text:p>sab h 10-12</text:p>
            <text:p>lug-ago (dall'inizio della mostra estiva)</text:p>
            <text:p>mer-van h 10-17</text:p>
            <text:p>sab h 10-12</text:p>
          </table:table-cell>
          <table:table-cell table:style-name="ce10" office:value-type="string" calcext:value-type="string">
            <text:p>Tue, Thu 10-4 pm (during exhibitions)</text:p>
            <text:p>Sat 10-12</text:p>
            <text:p>July-Aug (from beginning of the summer exhibition)</text:p>
            <text:p>Thu-Fri 10-5 pm</text:p>
            <text:p>Sat 10-12</text:p>
          </table:table-cell>
          <table:table-cell table:style-name="ce10" office:value-type="string" calcext:value-type="string">
            <text:p>2023 zeigt sich das Museum als Kunsthaus, als Denk- und Kommunikationsort, als Raum für Vernetzung, eng verbunden mit zwei weiteren Ausstellungsflächen. Ursprung ist die Sammlung des ehemaligen Brunecker Heimatmuseums mit Beispielen spätgotischer Kunst. Jährlich drei Wechselausstellungen moderner und zeitgenössischer künstlerische Positionen.</text:p>
          </table:table-cell>
          <table:table-cell table:style-name="ce10" office:value-type="string" calcext:value-type="string">
            <text:p>Con il 2023, il museo si presenta come spazio per l'arte, luogo di riflessione, comunicazione e networking, in diretta connessione con altre due aree espositive. Propone parte della collezione storico-artistica dell'antico Museo Civico di Brunico con esempi di arte tardogotica e, ogni anno, tre mostre di posizioni artistiche moderne e contemporanee.</text:p>
          </table:table-cell>
          <table:table-cell table:style-name="ce10" office:value-type="string" calcext:value-type="string">
            <text:p>With 2023, the museum presents itself as a space for art, discussion and networking, connected with two further exhibition areas. The museum exhibits part of the collection of the former local history museum, in particular examples of late Gothic art. Three temporary exhibitions a year present modern and contemporary artistic positions.</text:p>
          </table:table-cell>
          <table:table-cell table:style-name="ce10" office:value-type="string" calcext:value-type="string">
            <text:p>11.94109797</text:p>
          </table:table-cell>
          <table:table-cell table:style-name="ce10" office:value-type="string" calcext:value-type="string">
            <text:p>46.7962035</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ulmuseum Tagusens</text:p>
          </table:table-cell>
          <table:table-cell table:style-name="ce4" office:value-type="string" calcext:value-type="string">
            <text:p>Museo della Scuola Tagusa</text:p>
          </table:table-cell>
          <table:table-cell table:style-name="ce4" office:value-type="string" calcext:value-type="string">
            <text:p>School Museum Tagusens</text:p>
          </table:table-cell>
          <table:table-cell table:style-name="ce4" office:value-type="string" calcext:value-type="string">
            <text:p>Alte Schule, Tagusens 2</text:p>
          </table:table-cell>
          <table:table-cell table:style-name="ce4" office:value-type="string" calcext:value-type="string">
            <text:p>ex Scuola, Tagusa, 2</text:p>
          </table:table-cell>
          <table:table-cell table:style-name="ce7" office:value-type="float" office:value="39040" calcext:value-type="float">
            <text:p>39040</text:p>
          </table:table-cell>
          <table:table-cell table:style-name="ce4" office:value-type="string" calcext:value-type="string">
            <text:p>Kastelruth</text:p>
          </table:table-cell>
          <table:table-cell table:style-name="ce4" office:value-type="string" calcext:value-type="string">
            <text:p>Castelrotto</text:p>
          </table:table-cell>
          <table:table-cell table:number-columns-repeated="2" table:style-name="ce4" office:value-type="string" calcext:value-type="string">
            <text:p>www.museum-kastelruth.com</text:p>
          </table:table-cell>
          <table:table-cell table:style-name="ce4" office:value-type="string" calcext:value-type="string">
            <text:p>+39 334 7423915 </text:p>
          </table:table-cell>
          <table:table-cell table:style-name="ce4" table:number-columns-repeated="2"/>
          <table:table-cell table:number-columns-repeated="2" table:style-name="ce4" office:value-type="string" calcext:value-type="string">
            <text:p>info@museum-kastelruth.com</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ontary contribution</text:p>
          </table:table-cell>
          <table:table-cell table:style-name="ce10" office:value-type="string" calcext:value-type="string">
            <text:p>Ostern-Allerheiligen</text:p>
            <text:p>Mi, Fr 14-18 h, So 10-18 h</text:p>
            <text:p>oder auf Anmeldung (Tel. 334 7423915)</text:p>
          </table:table-cell>
          <table:table-cell table:style-name="ce10" office:value-type="string" calcext:value-type="string">
            <text:p>Pasqua-Ognissanti</text:p>
            <text:p>mer, ven h 14-18, dom 10-18 h</text:p>
            <text:p>oppure su prenotazione (tel. 334 7423915)</text:p>
          </table:table-cell>
          <table:table-cell table:style-name="ce10" office:value-type="string" calcext:value-type="string">
            <text:p>Easter-All Saints</text:p>
            <text:p>Wed, Fri 2-6 pm, Sun 10-6 pm</text:p>
            <text:p>or on request (phone 334 7423915)</text:p>
          </table:table-cell>
          <table:table-cell table:style-name="ce10" office:value-type="string" calcext:value-type="string">
            <text:p>In der ehemaligen Grundschule von Tagusens wird die Schulgeschichte der Kinder der umliegenden Höfe von der faschistischen Zeit bis in die 1990er-Jahre gezeigt. Im ersten Stock können eine historische Stube aus der Zeit um 1700 sowie eine Schuhmacherwerkstatt aus den 1950er-Jahren besichtigt werden.</text:p>
          </table:table-cell>
          <table:table-cell table:style-name="ce10" office:value-type="string" calcext:value-type="string">
            <text:p>Nell’ex scuola elementare dell’isolata località di Tagusa è narrata la storia della scuola e dei suoi alunni, provenienti dai masi circostanti, dal periodo fascista agli anni ‘90. Al primo piano si possono ammirare una Stube del tardo ‘700 e un laboratorio da calzolaio degli anni '50.</text:p>
          </table:table-cell>
          <table:table-cell table:style-name="ce10" office:value-type="string" calcext:value-type="string">
            <text:p>The museum in the historic Lächler manor defines itself as a centre for research, documentation and information about the traditional costumes of Kastelruth/Castelrotto. On display are historical garbs and accessories from the 18th, 19th and 20th centuries as well as a collection of historical photographs.</text:p>
          </table:table-cell>
          <table:table-cell table:style-name="ce10" office:value-type="string" calcext:value-type="string">
            <text:p>11.554829</text:p>
          </table:table-cell>
          <table:table-cell table:style-name="ce10" office:value-type="string" calcext:value-type="string">
            <text:p>46.593116</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Steinegg</text:p>
          </table:table-cell>
          <table:table-cell table:style-name="ce4" office:value-type="string" calcext:value-type="string">
            <text:p>Museo di Collepietra</text:p>
          </table:table-cell>
          <table:table-cell table:style-name="ce4" office:value-type="string" calcext:value-type="string">
            <text:p>Steinegg Museum</text:p>
          </table:table-cell>
          <table:table-cell table:style-name="ce4" office:value-type="string" calcext:value-type="string">
            <text:p>Kirchplatz, 2</text:p>
          </table:table-cell>
          <table:table-cell table:style-name="ce4" office:value-type="string" calcext:value-type="string">
            <text:p>piazza della Chiesa, 2</text:p>
          </table:table-cell>
          <table:table-cell table:style-name="ce7" office:value-type="float" office:value="39053" calcext:value-type="float">
            <text:p>39053</text:p>
          </table:table-cell>
          <table:table-cell table:style-name="ce4" office:value-type="string" calcext:value-type="string">
            <text:p>Steinegg</text:p>
          </table:table-cell>
          <table:table-cell table:style-name="ce4" office:value-type="string" calcext:value-type="string">
            <text:p>Collepietra</text:p>
          </table:table-cell>
          <table:table-cell table:style-name="ce4" office:value-type="string" calcext:value-type="string">
            <text:p>www.sternendorf.it</text:p>
          </table:table-cell>
          <table:table-cell table:style-name="ce4" office:value-type="string" calcext:value-type="string">
            <text:p>www.astrovillaggio.it</text:p>
          </table:table-cell>
          <table:table-cell table:style-name="ce4" office:value-type="string" calcext:value-type="string">
            <text:p>+39 0471 619560</text:p>
          </table:table-cell>
          <table:table-cell table:style-name="ce4" table:number-columns-repeated="2"/>
          <table:table-cell table:style-name="ce4" office:value-type="string" calcext:value-type="string">
            <text:p>info@astrovillaggio.it</text:p>
          </table:table-cell>
          <table:table-cell table:style-name="ce4" office:value-type="string" calcext:value-type="string">
            <text:p>info@sternendorf.it</text:p>
          </table:table-cell>
          <table:table-cell table:style-name="ce10" office:value-type="string" calcext:value-type="string">
            <text:p>7,00 € Erwachsene </text:p>
            <text:p>4,00 € Kinder bis 14 Jahre, Studenten</text:p>
            <text:p>14,00 € Familienkarte (2 Erw. + 2 Kinder)</text:p>
            <text:p>7,00 € Familienkarte Mini (1 Erw. + 1 Kind)</text:p>
            <text:p>5,00 € Gruppen (ab 10 Personen, pro Person)</text:p>
          </table:table-cell>
          <table:table-cell table:style-name="ce10" office:value-type="string" calcext:value-type="string">
            <text:p>€ 7,00 adulti </text:p>
            <text:p>€ 4,00 bambini fino ai 14 anni, studenti </text:p>
            <text:p>€ 14,00 biglietto famiglia (2 adulti + 2 bambini)</text:p>
            <text:p>€ 7,00 biglietto famiglia mini (1 adulto + 1 bambino)</text:p>
            <text:p>€ 5,00 gruppi (a partire da 10 persone, a persone)</text:p>
          </table:table-cell>
          <table:table-cell table:style-name="ce10" office:value-type="string" calcext:value-type="string">
            <text:p>€7.00 adults </text:p>
            <text:p>€4.00children up to 14 years, students</text:p>
            <text:p>€14.00 family ticket (2 adults + 2 children)</text:p>
            <text:p>€7.00 family ticket mini (1 adult + 1 child)</text:p>
            <text:p>€5.00 groups (10 or more, pro person)</text:p>
          </table:table-cell>
          <table:table-cell table:style-name="ce10" office:value-type="string" calcext:value-type="string">
            <text:p>nur mit Führung</text:p>
            <text:p>Palmsonntag-31. Okt</text:p>
            <text:p>Di-Fr 10.10, 11.10 h</text:p>
            <text:p> Sa, So, Feiertage 17 h nur auf Voranmeldung (innerhalb Sa 12 h)</text:p>
          </table:table-cell>
          <table:table-cell table:style-name="ce10" office:value-type="string" calcext:value-type="string">
            <text:p>solo con visita guidata</text:p>
            <text:p>dom delle Palme-31 ott</text:p>
            <text:p>mar-ven h 10.10, 11.10</text:p>
            <text:p>sab, dom, festività h 17 solo su prenotazione (entro sab h 12)</text:p>
          </table:table-cell>
          <table:table-cell table:style-name="ce10" office:value-type="string" calcext:value-type="string">
            <text:p>only with guided tour</text:p>
            <text:p>Palm Sunday-October 31</text:p>
            <text:p>Tue-Fri 10.10 and 11.10</text:p>
            <text:p>Sat, Sun, holidays 5 pm only with appointment (within Sat 12)</text:p>
          </table:table-cell>
          <table:table-cell table:style-name="ce10" office:value-type="string" calcext:value-type="string">
            <text:p>Das Museum erzählt 1.000 Jahre Tiroler Geschichte, Brauchtum und Traditionen in Landwirtschaft und Handwerksberufen, und präsentiert eine Mineraliensammlung, die Tier- und Pflanzenwelt, Trachten und Kunstschätze religiöser und weltlicher Herkunft.</text:p>
          </table:table-cell>
          <table:table-cell table:style-name="ce10" office:value-type="string" calcext:value-type="string">
            <text:p>Il museo racconta 1.000 anni di storia, usanze e tradizioni tirolesi dedicati all’agricoltura ed all’artigianato. Vi si possono ammirare una collezione di minerali e di cristalli alpini, flora e fauna, costumi tradizionali e preziosi oggetti d’arte sacra e profana.</text:p>
          </table:table-cell>
          <table:table-cell table:style-name="ce10" office:value-type="string" calcext:value-type="string">
            <text:p>The museum recounts 1,000 years of Tyrolean history, customs and traditions in agriculture and crafts, and presents a collection of minerals, the animal and plant world, traditional costumes and art treasures of religious and secular origin.</text:p>
          </table:table-cell>
          <table:table-cell table:style-name="ce10" office:value-type="string" calcext:value-type="string">
            <text:p>11.455434</text:p>
          </table:table-cell>
          <table:table-cell table:style-name="ce10" office:value-type="string" calcext:value-type="string">
            <text:p>46.48587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Bunker Museum</text:p>
          </table:table-cell>
          <table:table-cell table:style-name="ce4" office:value-type="string" calcext:value-type="string">
            <text:p>Pustertaler Straße, 19/Baumannhof</text:p>
          </table:table-cell>
          <table:table-cell table:style-name="ce4" office:value-type="string" calcext:value-type="string">
            <text:p>via Val Pusteria, 19/Baumannhof</text:p>
          </table:table-cell>
          <table:table-cell table:style-name="ce7" office:value-type="float" office:value="39034" calcext:value-type="float">
            <text:p>39034</text:p>
          </table:table-cell>
          <table:table-cell table:style-name="ce4" office:value-type="string" calcext:value-type="string">
            <text:p>Toblach</text:p>
          </table:table-cell>
          <table:table-cell table:style-name="ce4" office:value-type="string" calcext:value-type="string">
            <text:p>Dobbiaco</text:p>
          </table:table-cell>
          <table:table-cell table:number-columns-repeated="2" table:style-name="ce4" office:value-type="string" calcext:value-type="string">
            <text:p>www.bunkermuseum.net</text:p>
          </table:table-cell>
          <table:table-cell table:style-name="ce4" office:value-type="string" calcext:value-type="string">
            <text:p>+39 349 8767196</text:p>
          </table:table-cell>
          <table:table-cell table:style-name="ce4" table:number-columns-repeated="2"/>
          <table:table-cell table:number-columns-repeated="2" table:style-name="ce4" office:value-type="string" calcext:value-type="string">
            <text:p>dolomiten.bunkermuseum@gmail.com</text:p>
          </table:table-cell>
          <table:table-cell table:style-name="ce10" office:value-type="string" calcext:value-type="string">
            <text:p>7,00 € Erwachsene</text:p>
            <text:p>4,00 € Kinder (6-14 Jahre)</text:p>
            <text:p>frei für Kinder bis 6 Jahren</text:p>
          </table:table-cell>
          <table:table-cell table:style-name="ce10" office:value-type="string" calcext:value-type="string">
            <text:p>€ 7,00 adulti</text:p>
            <text:p>€ 4,00 bambini (6-14 anni)</text:p>
            <text:p>gratuito per bambini fino a 6 anni</text:p>
          </table:table-cell>
          <table:table-cell table:style-name="ce10" office:value-type="string" calcext:value-type="string">
            <text:p>€7.00 adults</text:p>
            <text:p>€4.00 children</text:p>
            <text:p>free for children up to 6 years</text:p>
          </table:table-cell>
          <table:table-cell table:style-name="ce10" office:value-type="string" calcext:value-type="string">
            <text:p>Juli-Sep täglich 13.30-18.30 h</text:p>
            <text:p>Außerhalb der Saison und für Schulen auf Anfrage</text:p>
          </table:table-cell>
          <table:table-cell table:style-name="ce10" office:value-type="string" calcext:value-type="string">
            <text:p>lug-sett tutti i giorni h 13.30-18.30</text:p>
            <text:p>Fuori stagione e per le scuole su richiesta</text:p>
          </table:table-cell>
          <table:table-cell table:style-name="ce10" office:value-type="string" calcext:value-type="string">
            <text:p>July-Sep daily 1.30-6.30 pm </text:p>
            <text:p>Out of season and for schools on request</text:p>
          </table:table-cell>
          <table:table-cell table:style-name="ce10" office:value-type="string" calcext:value-type="string">
            <text:p>Eine ehemalige Bunkeranlage aus der Zeit des Faschismus, die vor allem während des Kalten Krieges von der NATO genutzt wurde. Im Mittelpunkt stehen die Struktur und ihr geschichtlicher Hintergrund. Ausgestellt sind Objekte wie Funkanlagen, Feldtelefone, Waffen, Lebensmittelrationen und mehr. Auch das Thema Grenze ist ein Schwerpunkt.</text:p>
          </table:table-cell>
          <table:table-cell table:style-name="ce10" office:value-type="string" calcext:value-type="string">
            <text:p>Sito in un ex bunker dell'epoca fascista, poi utilizzato dalla NATO durante la Guerra Fredda, il Bunker Museum tematizza in primo luogo la struttura stessa e il suo retroscena storico, esponendo oggetti come impianti radio, telefoni da campo, armi, razioni alimentari, ecc. Altro tema portante è quello dei confini. </text:p>
          </table:table-cell>
          <table:table-cell table:style-name="ce10" office:value-type="string" calcext:value-type="string">
            <text:p>A former bunker facility from the fascist era, used mainly by NATO during the Cold War. The focus is on the structure and its historical background. Objects on display include radio equipment, field telephones, weapons, food rations and more. The topic of borders is also a focal point.</text:p>
          </table:table-cell>
          <table:table-cell table:style-name="ce10" office:value-type="string" calcext:value-type="string">
            <text:p>12.24468743</text:p>
          </table:table-cell>
          <table:table-cell table:style-name="ce10" office:value-type="string" calcext:value-type="string">
            <text:p>46.72798917</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useum Pons Drusi</text:p>
          </table:table-cell>
          <table:table-cell table:style-name="ce4" office:value-type="string" calcext:value-type="string">
            <text:p>Grieserhof, Glaningerweg 1</text:p>
          </table:table-cell>
          <table:table-cell table:style-name="ce4" office:value-type="string" calcext:value-type="string">
            <text:p>Grieserhof, via Cologna 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stiftung-st-elisabeth.it</text:p>
          </table:table-cell>
          <table:table-cell table:style-name="ce4" office:value-type="string" calcext:value-type="string">
            <text:p>+39 0471 097100</text:p>
          </table:table-cell>
          <table:table-cell table:style-name="ce4" table:number-columns-repeated="2"/>
          <table:table-cell table:number-columns-repeated="2" table:style-name="ce4" office:value-type="string" calcext:value-type="string">
            <text:p>info@grieserhof.bz.it</text:p>
          </table:table-cell>
          <table:table-cell table:style-name="ce10" office:value-type="string" calcext:value-type="string">
            <text:p>7,00 € Erwachsene</text:p>
            <text:p>5,00 € Senioren ab 65 Jahren, Studenten</text:p>
            <text:p>3,00 € Kinder 7-16 Jahren</text:p>
            <text:p>kostenlos für Kinder unter 7 Jahren</text:p>
          </table:table-cell>
          <table:table-cell table:style-name="ce10" office:value-type="string" calcext:value-type="string">
            <text:p>€ 7,00 adulti</text:p>
            <text:p>€ 5,00 anziani a partire da 65 ann, studenti </text:p>
            <text:p>€ 3,00 bambini 7-16 anni</text:p>
            <text:p>gratuito per bambini sotto i 7 anni </text:p>
          </table:table-cell>
          <table:table-cell table:style-name="ce10" office:value-type="string" calcext:value-type="string">
            <text:p>€7.00 adults</text:p>
            <text:p>€5.00 seniors from 65 years, students</text:p>
            <text:p>€3.00 children 7-16 years</text:p>
            <text:p>free for children under 7 years</text:p>
          </table:table-cell>
          <table:table-cell table:style-name="ce10" office:value-type="string" calcext:value-type="string">
            <text:p>nur mit Führung, auf Anmeldung</text:p>
          </table:table-cell>
          <table:table-cell table:style-name="ce10" office:value-type="string" calcext:value-type="string">
            <text:p>solo con visita guidata, su prenotazione</text:p>
          </table:table-cell>
          <table:table-cell table:style-name="ce10" office:value-type="string" calcext:value-type="string">
            <text:p>with guided tours only, on request</text:p>
          </table:table-cell>
          <table:table-cell table:style-name="ce10" office:value-type="string" calcext:value-type="string">
            <text:p>Bei der Errichtung des Seniorenzentrums kamen außergewöhnliche römerzeitliche Funde ans Tageslicht: ein reich mit Fresken ausgestattetes Gebäude mit Säulenhalle und ein massiver Unterbau, wohl die Basis eines Tempels oder eines Denkmals. Es sind die bedeutendsten bisher bekannten archäologischen Reste von Pons Drusi, dem römerzeitlichen Bozen.</text:p>
          </table:table-cell>
          <table:table-cell table:style-name="ce10" office:value-type="string" calcext:value-type="string">
            <text:p>In occasione della costruzione del centro anziani sono venute alla luce straordinarie testimonianze di epoca romana: un edificio riccamente affrescato con sala colonnata e una massiccia struttura, probabilmente la base di un tempio o di un monumento. Ad oggi sono i resti archeologici più importanti di Pons Drusi, la Bolzano di epoca romana.</text:p>
          </table:table-cell>
          <table:table-cell table:style-name="ce10" office:value-type="string" calcext:value-type="string">
            <text:p>During the construction of the senior citizens' centre, extraordinary Roman-era findscame to light: a richly frescoed building with a portico and a massive substructure, probablythe base of a temple or monument. These are the most significant archaeological remains known so far from Pons Drusi, the Roman-era Bozen/Bolzano.</text:p>
          </table:table-cell>
          <table:table-cell table:style-name="ce10" office:value-type="string" calcext:value-type="string">
            <text:p>11.33088</text:p>
          </table:table-cell>
          <table:table-cell table:style-name="ce10" office:value-type="string" calcext:value-type="string">
            <text:p>46.50443</text:p>
          </table:table-cell>
          <table:table-cell table:number-columns-repeated="995"/>
        </table:table-row>
        <table:table-row table:style-name="ro1">
          <table:table-cell office:value-type="string" calcext:value-type="string">
            <text:p>MZK</text:p>
          </table:table-cell>
          <table:table-cell table:style-name="ce28" office:value-type="string" calcext:value-type="string">
            <text:p>Fondazione Museion. Museo d'arte moderna e contemporanea di Bolzano</text:p>
          </table:table-cell>
          <table:table-cell table:style-name="ce4" office:value-type="string" calcext:value-type="string">
            <text:p>Museion - Museum für moderne und zeitgenössische Kunst </text:p>
          </table:table-cell>
          <table:table-cell table:style-name="ce4" office:value-type="string" calcext:value-type="string">
            <text:p>Museion - Museo d'arte moderna e contemporanea </text:p>
          </table:table-cell>
          <table:table-cell table:style-name="ce4" office:value-type="string" calcext:value-type="string">
            <text:p>Museion - Museum of Modern and Contemporary Art</text:p>
          </table:table-cell>
          <table:table-cell table:style-name="ce4" office:value-type="string" calcext:value-type="string">
            <text:p>Piero Siena Platz, 1</text:p>
          </table:table-cell>
          <table:table-cell table:style-name="ce4" office:value-type="string" calcext:value-type="string">
            <text:p>Piazza Piero Siena, 1</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museion.it</text:p>
          </table:table-cell>
          <table:table-cell table:style-name="ce4" office:value-type="string" calcext:value-type="string">
            <text:p>+39 0471 223413</text:p>
          </table:table-cell>
          <table:table-cell table:style-name="ce4"/>
          <table:table-cell table:style-name="ce4" office:value-type="string" calcext:value-type="string">
            <text:p>+39 0471 223412 </text:p>
          </table:table-cell>
          <table:table-cell table:number-columns-repeated="2" table:style-name="ce4" office:value-type="string" calcext:value-type="string">
            <text:p>info@museion.it</text:p>
          </table:table-cell>
          <table:table-cell table:style-name="ce10" office:value-type="string" calcext:value-type="string">
            <text:p>10,00 € normal</text:p>
            <text:p>5,00 € reduziert (Studenten, over 65, Tourist Card, FAI, Italia Nostra, MART, Ferdinandeum)</text:p>
            <text:p>2,00 € pro Kopf Führung Schüler der Mittel-/Oberschulen, kostenlos für begleitende Lehrpersonen</text:p>
            <text:p>2,00 € pro Kopf Führung Studenten der Freien Universität Bozen</text:p>
            <text:p>60,00 € Führung für Erwachsene, 60 Minuten (auf Anmeldung, max. 25 Teilnehmer)</text:p>
            <text:p>90,00 € Workshop für Erwachsene, 90 Minuten (auf Anmeldung, min. 6 - max. 15 Teilnehmer)</text:p>
            <text:p/>
            <text:p>Eintritt frei:</text:p>
            <text:p>Kinder und Jugendliche bis 18 Jahre </text:p>
            <text:p>Studenten der der Freien Universität Bozen </text:p>
            <text:p>Freunde des Museion, ICOM, Inhaber MuseumMobilCard/Museumcard</text:p>
            <text:p>Kindergartenkinder und Grundschüler und ihre begleitenden Lehrpersonen </text:p>
          </table:table-cell>
          <table:table-cell table:style-name="ce10" office:value-type="string" calcext:value-type="string">
            <text:p>€ 10,00 adulti</text:p>
            <text:p>€ 5,00 ridotto intero (studenti, over 65, Tourist Card, FAI, Italia Nostra, MART, Ferdinandeum) </text:p>
            <text:p>€ 2,00 a testa per visita guidata giovani delle scuole medie e superiori, gratuito per gli insegnanti accompagnatori</text:p>
            <text:p>€ 2,00 a testa per visita guidata studenti della Libera Università di Bolzano</text:p>
            <text:p>€ 60,00 visita guidata 60 minuti per adulti (su prenotazione, max. 25 partecipanti)</text:p>
            <text:p>€ 90,00 workshop 90 minuti per adulti (su prenotazione, min. 6 - max. 15 partecipanti) </text:p>
            <text:p/>
            <text:p>Ingresso gratuito</text:p>
            <text:p>bambini e giovani fino a 18 anni</text:p>
            <text:p>Studenti della Libera Università di Bolzano </text:p>
            <text:p>Amici di Museion, ICOM, MuseumMobilcard/Museumcard </text:p>
            <text:p>scuole elementari e dell'infanzia e insegnanti accompagnatori</text:p>
          </table:table-cell>
          <table:table-cell table:style-name="ce10" office:value-type="string" calcext:value-type="string">
            <text:p>€10,00 adults</text:p>
            <text:p>€5,00 reduced (students, over 65, Tourist Card, FAI, Italia Nostra, MART, Ferdinandeum)</text:p>
            <text:p>€2,00 guided tours for pupils of Middle schools/Secondary schools, free for their teachers</text:p>
            <text:p>€2,00 guided tours for students of the Free University of Bozen-Bolzano</text:p>
            <text:p>€60,00 60 minutes guided tour for adults (reservation required, max. 25 participants)</text:p>
            <text:p>€90,00 90 minutes workshop for adults (reservation required, min. 6 - max. 15 participants)</text:p>
            <text:p/>
            <text:p>Free admission:</text:p>
            <text:p>children until 18 years </text:p>
            <text:p>Students of the Free University Bolzano</text:p>
            <text:p>Friends of Museion, ICOM</text:p>
            <text:p>Workshop for children of  Primary/nursery schools and their teachers/chaperons</text:p>
          </table:table-cell>
          <table:table-cell table:style-name="ce10" office:value-type="string" calcext:value-type="string">
            <text:p>Di-So 10-18 h</text:p>
            <text:p>Do 10-22 h (frei ab 18 h)</text:p>
            <text:p>auch Mo 10-18 h Aug, Adventszeit</text:p>
            <text:p>24., 31. Dez 10-15 h</text:p>
            <text:p>geschl. 25. Dez, 1. Jan</text:p>
          </table:table-cell>
          <table:table-cell table:style-name="ce10" office:value-type="string" calcext:value-type="string">
            <text:p>mar-dom h 10-18</text:p>
            <text:p>gio h 10-22 (gratis dalle h 18)</text:p>
            <text:p>anche lun h 10-18 ago, Avvento</text:p>
            <text:p>24, 31 dic h 10-15</text:p>
            <text:p>chiuso 25 dic, 1 gen</text:p>
          </table:table-cell>
          <table:table-cell table:style-name="ce10" office:value-type="string" calcext:value-type="string">
            <text:p>Tue-Sun 10-6 pm</text:p>
            <text:p>Thu 10-10 pm (freee from 6 pm)</text:p>
            <text:p>also Mon 10-6 pm Aug, Advent</text:p>
            <text:p>24, 31 dec 10-3 pm</text:p>
            <text:p>Closed 25 Dec, 1 Jan</text:p>
          </table:table-cell>
          <table:table-cell table:style-name="ce10" office:value-type="string" calcext:value-type="string">
            <text:p>Das Museion verfügt über eine umfangreiche Sammlung von über 4.500 Werken. Es werden regelmäßig Gruppen- und Themenausstellungen organisiert, mehrmals im Jahr finden Sonderausstellungen mit international bekannten zeitgenössischen Kunstschaffender aus aller Welt statt. Ein breitgefächertes Bildungsangebot für alle Altersgruppen sowie ein exklusives Veranstaltungsprogramm und die kostenlosen Donnerstagabendführungen bringen dem Publikum die zeitgenössische Kunst näher.</text:p>
          </table:table-cell>
          <table:table-cell table:style-name="ce10" office:value-type="string" calcext:value-type="string">
            <text:p>Museion dispone di oltre 4.500 opere,  utilizzate per organizzare regolarmente mostre collettive e mostre tematiche. Diverse volte all'anno vengono proposte esposizioni dedicate ad artiste ed artisti contemporanei di fama internazionale e provenienti da tutto il mondo. Un'ampia scelta di programmi educativi per bambini, famiglie e anziani, così come un programma di eventi esclusivi e le visite gratuite del giovedì sera, intendono avvicinare il pubblico all'arte contemporanea.</text:p>
          </table:table-cell>
          <table:table-cell table:style-name="ce10" office:value-type="string" calcext:value-type="string">
            <text:p>Museion has an extensive collection of over 4,500 works. Group and thematic exhibitions are shown regularly. Special exhibitions featuring internationally renowned contemporary artists from all over the world are held several times a year. A wide range of educational programmes for all age groups as well as an exclusive programme of events and free evening tours on every Thursday bring the public closer to contemporary art.</text:p>
          </table:table-cell>
          <table:table-cell table:style-name="ce10" office:value-type="string" calcext:value-type="string">
            <text:p>11.34868919</text:p>
          </table:table-cell>
          <table:table-cell table:style-name="ce10" office:value-type="string" calcext:value-type="string">
            <text:p>46.49735089</text:p>
          </table:table-cell>
          <table:table-cell table:number-columns-repeated="995"/>
        </table:table-row>
        <table:table-row table:style-name="ro1">
          <table:table-cell table:style-name="ce22" office:value-type="string" calcext:value-type="string">
            <text:p>MHP</text:p>
          </table:table-cell>
          <table:table-cell table:style-name="ce31" office:value-type="string" calcext:value-type="string">
            <text:p>MuseoAltaPassiria</text:p>
          </table:table-cell>
          <table:table-cell table:style-name="ce4" office:value-type="string" calcext:value-type="string">
            <text:p>MuseumHinterPasseier - Bunker Mooseum</text:p>
          </table:table-cell>
          <table:table-cell table:style-name="ce4" office:value-type="string" calcext:value-type="string">
            <text:p>MuseoAltaPassiria - Bunker Mooseum</text:p>
          </table:table-cell>
          <table:table-cell table:style-name="ce4" office:value-type="string" calcext:value-type="string">
            <text:p>MuseumHinterPasseier - Bunker Mooseum</text:p>
          </table:table-cell>
          <table:table-cell table:style-name="ce4" office:value-type="string" calcext:value-type="string">
            <text:p>Dorf 29 a</text:p>
          </table:table-cell>
          <table:table-cell table:style-name="ce4" office:value-type="string" calcext:value-type="string">
            <text:p>Paese 29 a</text:p>
          </table:table-cell>
          <table:table-cell table:style-name="ce7" office:value-type="float" office:value="39013" calcext:value-type="float">
            <text:p>39013</text:p>
          </table:table-cell>
          <table:table-cell table:style-name="ce4" office:value-type="string" calcext:value-type="string">
            <text:p>Moos in Passeier</text:p>
          </table:table-cell>
          <table:table-cell table:style-name="ce4" office:value-type="string" calcext:value-type="string">
            <text:p>Moso in Passiria</text:p>
          </table:table-cell>
          <table:table-cell table:number-columns-repeated="2" table:style-name="ce4" office:value-type="string" calcext:value-type="string">
            <text:p>www.museum.hinterpasseier.it</text:p>
          </table:table-cell>
          <table:table-cell table:style-name="ce4" office:value-type="string" calcext:value-type="string">
            <text:p>+39 0473 648529</text:p>
          </table:table-cell>
          <table:table-cell table:style-name="ce4"/>
          <table:table-cell table:style-name="ce4" office:value-type="string" calcext:value-type="string">
            <text:p>+39 0473 648703</text:p>
          </table:table-cell>
          <table:table-cell table:number-columns-repeated="2" table:style-name="ce4" office:value-type="string" calcext:value-type="string">
            <text:p>info@museum.hinterpasseier.it</text:p>
          </table:table-cell>
          <table:table-cell table:style-name="ce10" office:value-type="string" calcext:value-type="string">
            <text:p>10,00 € Erwachsene </text:p>
            <text:p>9,00 € ermäßigter Eintritt (Erwachsene mit Wohnsitz in Südtirol, Gäste mit Touristcard oder ADAC- oder ÖAMTC-Mitgliedskarte, Senioren (ab 60 Jahre)</text:p>
            <text:p>5,00 € Kinder von 6-14, Schüler, Studenten, Menschen mit Behinderung und Inhaber des Südtiroler Kulturpass</text:p>
            <text:p>7,00 € Gruppen (ab 10 Personen)</text:p>
            <text:p>18,00 € Familienkarte </text:p>
          </table:table-cell>
          <table:table-cell table:style-name="ce10" office:value-type="string" calcext:value-type="string">
            <text:p>€ 10,00 adulti </text:p>
            <text:p>€ 9,00 ridotto (adulti residenti in Alto Adige, ospiti con carta turistica o carta soci ADAC o ÖAMTC, anziani dai 60 anni)</text:p>
            <text:p>€ 5,00 bambini 6-14 anni, scolari, studenti, persone con disabilità e titolari del "Kulturpass" Alto Adige</text:p>
            <text:p>€ 7,00 gruppi (più di 10 persone)</text:p>
            <text:p>€ 18,00 carta famiglia</text:p>
          </table:table-cell>
          <table:table-cell table:style-name="ce10" office:value-type="string" calcext:value-type="string">
            <text:p>€10.00 adults </text:p>
            <text:p>€9.00 reduced (resident in South Tyrol, guests with tourist cards or membership card ADAC or ÖAMTC, elderly from 60 years)</text:p>
            <text:p>€5.00 children 6-14 years, students, disabled persons </text:p>
            <text:p>€7,00 groups (10 people or more)</text:p>
            <text:p>€18.00 Family Card</text:p>
          </table:table-cell>
          <table:table-cell table:style-name="ce10" office:value-type="string" calcext:value-type="string">
            <text:p>Apr-Okt</text:p>
            <text:p>Di-So 10-17 h (letzter Einlass 16 h)</text:p>
          </table:table-cell>
          <table:table-cell table:style-name="ce10" office:value-type="string" calcext:value-type="string">
            <text:p>apr-ott</text:p>
            <text:p>mar-dom h 10-17 (ultimo ingresso h 16)</text:p>
          </table:table-cell>
          <table:table-cell table:style-name="ce10" office:value-type="string" calcext:value-type="string">
            <text:p>Apr-Oct</text:p>
            <text:p>Tue-Sun 10-5 pm (last admission 4 pm)</text:p>
          </table:table-cell>
          <table:table-cell table:style-name="ce10" office:value-type="string" calcext:value-type="string">
            <text:p>Der Bunker-Rohbau stammt aus den 1940er-Jahren. Er beherbergt eine historisch-zeitgeschichtliche Ausstellung zum Tal von der Eiszeit bis ins 20. Jahrhundert und stellt als Infostelle des Naturparks Texelgruppe und des Bergwerks Schneeberg die kulturellen und naturkundlichen Besonderheiten des Gebiets vor. Im Außenbereich leben Steinwild und Steinhühner.</text:p>
          </table:table-cell>
          <table:table-cell table:style-name="ce10" office:value-type="string" calcext:value-type="string">
            <text:p>Il bunker è un residuato degli anni '40 scavato nella roccia. Ospita una mostra sulla storia della valle dall’epoca glaciale al XX secolo e presenta, come punto informativo del Parco naturale del Gruppo di Tessa e della miniera di Monteneve, le specificità culturali e naturali della zona. Nell’area esterna vivono stambecchi e pernici.</text:p>
          </table:table-cell>
          <table:table-cell table:style-name="ce10" office:value-type="string" calcext:value-type="string">
            <text:p>The bunker structure dates from the 1940s. It houses a historical and contemporary exhibition on the valley from the Ice Age to the 20th century and, as an information point of the Texel Group Nature Park and the Schneeberg mine, presents the cultural and natural history features of the area. Ibex and rock partridges live in the outdoor area.</text:p>
          </table:table-cell>
          <table:table-cell table:style-name="ce10" office:value-type="string" calcext:value-type="string">
            <text:p>11.165807</text:p>
          </table:table-cell>
          <table:table-cell table:style-name="ce10" office:value-type="string" calcext:value-type="string">
            <text:p>46.832557</text:p>
          </table:table-cell>
          <table:table-cell table:number-columns-repeated="995"/>
        </table:table-row>
        <table:table-row table:style-name="ro1">
          <table:table-cell office:value-type="string" calcext:value-type="string">
            <text:p>MAR</text:p>
          </table:table-cell>
          <table:table-cell table:style-name="ce4" office:value-type="string" calcext:value-type="string">
            <text:p>Museo "Ora et labora" dell'Abbazia di Marienberg</text:p>
          </table:table-cell>
          <table:table-cell table:style-name="ce4" office:value-type="string" calcext:value-type="string">
            <text:p>Museum "Ora et labora" im Benediktinerstift Marienberg</text:p>
          </table:table-cell>
          <table:table-cell table:style-name="ce4" office:value-type="string" calcext:value-type="string">
            <text:p>Museo "Ora et labora" dell'Abbazia di Marienberg</text:p>
          </table:table-cell>
          <table:table-cell table:style-name="ce4" office:value-type="string" calcext:value-type="string">
            <text:p>Museum "Ora et labora" in the Marienberg Monastery</text:p>
          </table:table-cell>
          <table:table-cell table:style-name="ce4" office:value-type="string" calcext:value-type="string">
            <text:p>Benediktinerstift Marienberg, Schlinig 1</text:p>
          </table:table-cell>
          <table:table-cell table:style-name="ce4" office:value-type="string" calcext:value-type="string">
            <text:p>Abbazia dei Benedettini di Marienberg, Slingia 1</text:p>
          </table:table-cell>
          <table:table-cell table:style-name="ce7" office:value-type="float" office:value="39024" calcext:value-type="float">
            <text:p>39024</text:p>
          </table:table-cell>
          <table:table-cell table:style-name="ce4" office:value-type="string" calcext:value-type="string">
            <text:p>Mals</text:p>
          </table:table-cell>
          <table:table-cell table:style-name="ce4" office:value-type="string" calcext:value-type="string">
            <text:p>Malles Venosta</text:p>
          </table:table-cell>
          <table:table-cell table:number-columns-repeated="2" table:style-name="ce4" office:value-type="string" calcext:value-type="string">
            <text:p>www.marienberg.it</text:p>
          </table:table-cell>
          <table:table-cell table:style-name="ce4" office:value-type="string" calcext:value-type="string">
            <text:p>+39 0473 843980</text:p>
          </table:table-cell>
          <table:table-cell table:style-name="ce4"/>
          <table:table-cell table:style-name="ce4" office:value-type="string" calcext:value-type="string">
            <text:p>+39 0473 835654</text:p>
          </table:table-cell>
          <table:table-cell table:number-columns-repeated="2" table:style-name="ce4" office:value-type="string" calcext:value-type="string">
            <text:p>info@marienberg.it</text:p>
          </table:table-cell>
          <table:table-cell table:style-name="ce10" office:value-type="string" calcext:value-type="string">
            <text:p>5,50 € Erwachsene</text:p>
            <text:p>3,00 € Schüler, Studenten </text:p>
            <text:p>2,00 € Schulklassen, Kindergruppen (2 Begleitpersonen frei) </text:p>
            <text:p>kostenlos für Kinder (bis 14 J., in Begleitung der Eltern)</text:p>
            <text:p>4,50 €&lt;span&gt; Gruppen ab 10 Personen, Preis pro Person</text:p>
          </table:table-cell>
          <table:table-cell table:style-name="ce10" office:value-type="string" calcext:value-type="string">
            <text:p>€ 5,50 adulti </text:p>
            <text:p>€ 3,00 scolari, studenti </text:p>
            <text:p>€ 2,00 scolaresche, gruppi di bambini (gratuito per 2 accompagnatori) </text:p>
            <text:p>libero per bambini (fino ai 14 anni, accompagnati dai genitori)</text:p>
            <text:p>€ 4,50 gruppi a partire da 10 persone, a persona</text:p>
          </table:table-cell>
          <table:table-cell table:style-name="ce10" office:value-type="string" calcext:value-type="string">
            <text:p>€5.50 adults </text:p>
            <text:p>€3.00 students </text:p>
            <text:p>€2.00 students (class), groups of children (2 accompanist free) </text:p>
            <text:p>free for children (up to 14, accompanied by parents)</text:p>
            <text:p>€4.50 groups from 10 persons up, per person</text:p>
          </table:table-cell>
          <table:table-cell table:style-name="ce10" office:value-type="string" calcext:value-type="string">
            <text:p>15. März-31.Okt, 27. Dez-5. Jan </text:p>
            <text:p>Mo-Sa 10-17 h</text:p>
            <text:p>geschl. So, kirchliche Feiertage außer Oster- und Pfingstmontag</text:p>
            <text:p>Führung 1. Mi im Monat 10 h</text:p>
            <text:p>Führungen durch Krypta, Bibliothek, Schaudepot und St. Stephan. Termine und Preise unter: &lt;a href="https://www.marienberg.it/de/museum/fuehrungen.html"&gt;https://www.marienberg.it/de/museum/fuehrungen.html&lt;/a&gt;</text:p>
          </table:table-cell>
          <table:table-cell table:style-name="ce10" office:value-type="string" calcext:value-type="string">
            <text:p>15 marzo-31 ott, 27 dic-5 gen</text:p>
            <text:p>lun-sab h 10-17</text:p>
            <text:p>chiuso dom, festività religiose eccetto Pasquetta e lun di Pentecoste</text:p>
            <text:p>visita guidata 1° mer del mese h 11</text:p>
            <text:p>Visite guidate a cripta, biblioteca, deposito museale e chiesa St. Stefano. Informazioni e prezzi: &lt;a href="https://www.marienberg.it/it/museo/visite-guidate.html"&gt;https://www.marienberg.it/it/museo/visite-guidate.html&lt;/a&gt;</text:p>
          </table:table-cell>
          <table:table-cell table:style-name="ce10" office:value-type="string" calcext:value-type="string">
            <text:p>15 March-31 Oct, 27 Dec-5 Jan</text:p>
            <text:p>Mon-Sat 10-5 pm</text:p>
            <text:p>Closed Sun and Church holidays except Easter Mon, Whit Mon</text:p>
            <text:p/>
            <text:p>Guided tours of crypt, library, chapel S. Stephan, viewable storage area. Information and prices: &lt;a href="https://www.marienberg.it/en/museum/guided-tours.html"&gt;https://www.marienberg.it/en/museum/guided-tours.html&lt;/a&gt;</text:p>
          </table:table-cell>
          <table:table-cell table:style-name="ce10" office:value-type="string" calcext:value-type="string">
            <text:p>Im ehemaligen Wirtschaftstrakt des Benediktinerstifts ist ein Museum eingerichtet. Es gewährt Einblick in die Geschichte des Klosters und ins Alltagsleben seiner Mönche und bietet außerdem Sonderausstellungen an.</text:p>
          </table:table-cell>
          <table:table-cell table:style-name="ce10" office:value-type="string" calcext:value-type="string">
            <text:p>Nell’ex edificio rurale dell’abbazia benedettina è ospitato un museo che offre uno sguardo sulla storia del convento e sulla vita quotidiana dei suoi monaci. Il museo propone inoltre mostre temporanee.</text:p>
          </table:table-cell>
          <table:table-cell table:style-name="ce10" office:value-type="string" calcext:value-type="string">
            <text:p>The former domestic wing of the Benedictine monastery houses a museum. It provides an insight into the history of the monastery and the daily life of its monks, and offers special exhibitions.</text:p>
          </table:table-cell>
          <table:table-cell table:style-name="ce10" office:value-type="string" calcext:value-type="string">
            <text:p>10.52020311</text:p>
          </table:table-cell>
          <table:table-cell table:style-name="ce10" office:value-type="string" calcext:value-type="string">
            <text:p>46.70561603</text:p>
          </table:table-cell>
          <table:table-cell table:number-columns-repeated="995"/>
        </table:table-row>
        <table:table-row table:style-name="ro1" table:visibility="filter">
          <table:table-cell table:style-name="ce2" table:number-columns-repeated="2"/>
          <table:table-cell table:style-name="ce4" office:value-type="string" calcext:value-type="string">
            <text:p>archeoParc Schnalstal</text:p>
          </table:table-cell>
          <table:table-cell table:number-columns-repeated="2" table:style-name="ce4" office:value-type="string" calcext:value-type="string">
            <text:p>archeoParc Val Senales</text:p>
          </table:table-cell>
          <table:table-cell table:style-name="ce4" office:value-type="string" calcext:value-type="string">
            <text:p>Unser Frau 163</text:p>
          </table:table-cell>
          <table:table-cell table:style-name="ce4" office:value-type="string" calcext:value-type="string">
            <text:p>Madonna, 163</text:p>
          </table:table-cell>
          <table:table-cell table:style-name="ce7" office:value-type="float" office:value="39020" calcext:value-type="float">
            <text:p>39020</text:p>
          </table:table-cell>
          <table:table-cell table:style-name="ce4" office:value-type="string" calcext:value-type="string">
            <text:p>Schnals</text:p>
          </table:table-cell>
          <table:table-cell table:style-name="ce4" office:value-type="string" calcext:value-type="string">
            <text:p>Senales</text:p>
          </table:table-cell>
          <table:table-cell table:number-columns-repeated="2" table:style-name="ce4" office:value-type="string" calcext:value-type="string">
            <text:p>www.archeoparc.it</text:p>
          </table:table-cell>
          <table:table-cell table:style-name="ce4" office:value-type="string" calcext:value-type="string">
            <text:p>+39 0473 676020</text:p>
          </table:table-cell>
          <table:table-cell table:style-name="ce4"/>
          <table:table-cell table:style-name="ce4" office:value-type="string" calcext:value-type="string">
            <text:p>+39 0473 676263</text:p>
          </table:table-cell>
          <table:table-cell table:number-columns-repeated="2" table:style-name="ce4" office:value-type="string" calcext:value-type="string">
            <text:p>info@archeoparc.it</text:p>
          </table:table-cell>
          <table:table-cell table:style-name="ce10" office:value-type="string" calcext:value-type="string">
            <text:p>Ticket Parcours 1 (Teil des Geländes):</text:p>
            <text:p>5,00 € Erwachsene </text:p>
            <text:p>4,00 € ermäßigt (Kinder ab 4 J. in Begleitung eines Erwachsenen, Jugendliche bis 18 J., Studierende bis 27 J., Seniorinnen und Senioren ab 65 J., Zivildienstleistende, Menschen mit Behinderung, Gruppen ab 15 Personen)</text:p>
            <text:p>11,00 € Familie 3 (zwei Erwachsene, 1 Kind bis 18 Jahre) </text:p>
            <text:p>14,00 € Familie 4+ (zwei Erwachsene mit Kindern bis 18 Jahre) </text:p>
            <text:p/>
            <text:p>Ticket Parcours 1, 2 und 3 (gesamtes Gelände):</text:p>
            <text:p>12,00 € Erwachsene </text:p>
            <text:p>10,00 € ermäßigt (Kinder ab 4 J. in Begleitung eines Erwachsenen,  Jugendliche bis 18 J., Studierende bis 27 J., Seniorinnen und Senioren ab 65 J.,  Zivildienstleistende, Menschen mit Behinderung, Gruppen ab 15 Personen)</text:p>
            <text:p>27,00 € Familie 3 (zwei Erwachsene, 1 Kind bis 18 Jahre) </text:p>
            <text:p>34,00 € Familie 4+ (zwei Erwachsene mit Kindern bis 18 Jahre) </text:p>
            <text:p>3,00 € Sonntagsführung</text:p>
            <text:p/>
            <text:p>Sonderkonditionen mit Museumcard, museumobilCard, Euregio Family Pass, GuestCard Meran, Vinschgau Card, Touring Club usw.</text:p>
          </table:table-cell>
          <table:table-cell table:style-name="ce10" office:value-type="string" calcext:value-type="string">
            <text:p>Ticket percorso 1 (parte dell'areale)</text:p>
            <text:p>€ 5,00 adulti </text:p>
            <text:p>€ 4,00 ridotto (bambini da 4 anni in su accompagnati da un adulto, giovani fino a 18 anni, studenti fino a 27 anni, anziani oltre 65 anni, obiettori, disabili, gruppi di 15 persone ed oltre) </text:p>
            <text:p>€ 11,00 due genitori con un figlio di età massima 18 anni</text:p>
            <text:p>€ 14,00 due genitori con figli di età massima 18 anni </text:p>
            <text:p/>
            <text:p>Ticket percorso 1, 2 e 3 (intero areale)</text:p>
            <text:p>€ 12,00 adulti </text:p>
            <text:p>€ 10,00 ridotto (bambini da 4 anni in su accompagnati da un adulto,  giovani fino a 18 anni, studenti fino a 27 anni, anziani oltre 65  anni, obiettori, disabili, gruppi di 15 persone ed oltre) </text:p>
            <text:p>€ 27,00 due genitori con un figlio di età massima 18 anni</text:p>
            <text:p>€ 34,00 due genitori con figli di età massima 18 anni </text:p>
            <text:p>€ 3,00 visita guidata domenicale</text:p>
            <text:p/>
            <text:p>Agevolazioni per chi possiede Museumcard, museumobilCard, Carta Famiglia Alto Adige, GuestCard Merano, VenostaCard, tessera Touring Club e altre tessere convenzionate.</text:p>
          </table:table-cell>
          <table:table-cell table:style-name="ce10" office:value-type="string" calcext:value-type="string">
            <text:p>Ticket Course 1 (a part of the area)</text:p>
            <text:p>€5.00 adults </text:p>
            <text:p>€4.00 reduced (children up to 4 accompagned by an adult, young persons (under 18), students (under 27), groups (over 15 person), students, elderly (over 65), handicapped</text:p>
            <text:p>€11.00 families (2 adults, 1 child up to 18)</text:p>
            <text:p>€14.00 families (2 adults, children up to 18)</text:p>
            <text:p/>
            <text:p>Ticket Course 1, 2 and 3 (whole area)</text:p>
            <text:p>€12.00 adults </text:p>
            <text:p>€10.00 reduced (children up to 4 accompagned by an adult, young  persons (under 18), students (under 27), groups (over 15 person),  students, elderly (over 65), handicapped</text:p>
            <text:p>€27.00 families (2 adults, 1 child up to 18)</text:p>
            <text:p>€34.00 families (2 adults, children up to 18)</text:p>
            <text:p>€3.00 Sunday guided tour</text:p>
            <text:p/>
            <text:p>Special conditions apply with Museumcard, museumobilCard, Euregio Family Pass, Guest Card Merano, Vinschgau Card, Touring Club, etc.</text:p>
          </table:table-cell>
          <table:table-cell table:style-name="ce10" office:value-type="string" calcext:value-type="string">
            <text:p>Ostern-Allerheiligen</text:p>
            <text:p>täglich 10-17 h</text:p>
          </table:table-cell>
          <table:table-cell table:style-name="ce10" office:value-type="string" calcext:value-type="string">
            <text:p>Pasqua-Ognissanti </text:p>
            <text:p>tutti i giorni h 10-17</text:p>
          </table:table-cell>
          <table:table-cell table:style-name="ce10" office:value-type="string" calcext:value-type="string">
            <text:p>Easter-All Saints</text:p>
            <text:p>daily 10-5 pm</text:p>
          </table:table-cell>
          <table:table-cell table:style-name="ce10" office:value-type="string" calcext:value-type="string">
            <text:p>Unterhalb der Ötzi-Fundstelle gelegen, zeigt das archäologische Freilichtmuseum, wie der Mann aus dem Eis entdeckt wurde und wo er gelebt haben könnte. Highlights der Ausstellungen sind die rekonstruierten Steinzeithäuser und die Nachbildungen von Ötzis Kleidern und Ausrüstung. Besonders spannend sind die Werkstatt, der Einbaumsteg und der Bogenschießstand.</text:p>
          </table:table-cell>
          <table:table-cell table:style-name="ce10" office:value-type="string" calcext:value-type="string">
            <text:p>Il parco-museo didattico vicino al luogo di ritrovamento di Ötzi spiega come fu trovato l’Uomo venuto dal ghiaccio e come sarebbe potuto vivere 5300 anni fa. Nelle mostre spiccano le ricostruzioni delle capanne neolitiche e dell’equipaggiamento di Ötzi. Da provare una visita ai laboratori, al pontile della canoa monossile e all’area del tiro con l’arco.</text:p>
          </table:table-cell>
          <table:table-cell table:style-name="ce10" office:value-type="string" calcext:value-type="string">
            <text:p>Located below the Ötzi discovery site, the archaeological open-air museum shows how the Iceman was discovered and where he might have lived. Highlights of the exhibitions are the reconstructed Stone Age houses and the replicas of Ötzi's clothes and equipment. The workshop, the dug-out jetty and the archery range are an experience not to miss.</text:p>
          </table:table-cell>
          <table:table-cell table:style-name="ce10" office:value-type="string" calcext:value-type="string">
            <text:p>10.85685253</text:p>
          </table:table-cell>
          <table:table-cell table:style-name="ce10" office:value-type="string" calcext:value-type="string">
            <text:p>46.72435909</text:p>
          </table:table-cell>
          <table:table-cell table:number-columns-repeated="995"/>
        </table:table-row>
        <table:table-row table:style-name="ro1" table:visibility="filter">
          <table:table-cell table:style-name="ce2" table:number-columns-repeated="2"/>
          <table:table-cell table:style-name="ce4" office:value-type="string" calcext:value-type="string">
            <text:p>Planetarium Südtirol</text:p>
          </table:table-cell>
          <table:table-cell table:style-name="ce4" office:value-type="string" calcext:value-type="string">
            <text:p>Planetarium Alto Adige</text:p>
          </table:table-cell>
          <table:table-cell table:style-name="ce4" office:value-type="string" calcext:value-type="string">
            <text:p>Planetarium South Tyrol</text:p>
          </table:table-cell>
          <table:table-cell table:style-name="ce4" office:value-type="string" calcext:value-type="string">
            <text:p>Gummer 13</text:p>
          </table:table-cell>
          <table:table-cell table:style-name="ce4" office:value-type="string" calcext:value-type="string">
            <text:p>San Valentino in Campo 13</text:p>
          </table:table-cell>
          <table:table-cell table:style-name="ce7" office:value-type="float" office:value="39050" calcext:value-type="float">
            <text:p>39050</text:p>
          </table:table-cell>
          <table:table-cell table:style-name="ce4" office:value-type="string" calcext:value-type="string">
            <text:p>Karneid</text:p>
          </table:table-cell>
          <table:table-cell table:style-name="ce4" office:value-type="string" calcext:value-type="string">
            <text:p>Cornedo all'Isarco</text:p>
          </table:table-cell>
          <table:table-cell table:number-columns-repeated="2" table:style-name="ce4" office:value-type="string" calcext:value-type="string">
            <text:p>www.planetarium.bz.it</text:p>
          </table:table-cell>
          <table:table-cell table:style-name="ce4" office:value-type="string" calcext:value-type="string">
            <text:p>+39 0471 610020</text:p>
          </table:table-cell>
          <table:table-cell table:style-name="ce4" table:number-columns-repeated="2"/>
          <table:table-cell table:number-columns-repeated="2" table:style-name="ce4" office:value-type="string" calcext:value-type="string">
            <text:p>info@planetarium.bz.it </text:p>
          </table:table-cell>
          <table:table-cell table:style-name="ce10" office:value-type="string" calcext:value-type="string">
            <text:p>7,00 € Erwachsene</text:p>
            <text:p>5,00 € ermäßigt: SchülerInnen, Lehrlinge, StudentInnen (bis 26 Jahre), Wehr- und Zivildienstleistende, Behinderte (mit Ausweis), Senioren ab 65 Jahren</text:p>
            <text:p>gratis Kinder unter 6 Jahren</text:p>
            <text:p>€ 14,00 Familienkarte (zwei Erwachsene und Kinder unter 16 Jahren)</text:p>
            <text:p>€ 7,00 Familienkarte &amp;bdquo;Mini &amp;ldquo;(ein Erwachsener und Kinder unter 16 Jahren)</text:p>
            <text:p>€ 5,00 Gruppen ab 15 Personen (pro Person)</text:p>
          </table:table-cell>
          <table:table-cell table:style-name="ce10" office:value-type="string" calcext:value-type="string">
            <text:p>€ 7,00 intero</text:p>
            <text:p>€ 5,00 ridotto: scolari, apprendisti, studenti (fino a 26 anni), militare e persone attive nel servizio civile, persone con disabilità (con tesserino), ospiti a partire dai 65 anni</text:p>
            <text:p>Gratis bambini fino ai 6 anni</text:p>
            <text:p>€ 14,00 biglietto famiglia (due adulti e bambini sotto i 16 anni)</text:p>
            <text:p>€ 7,00 mini-biglietto famiglia (un adulto e bambini sotto i 16 anni)</text:p>
            <text:p>€ 5,00 gruppi a partire da 15 persone (a persona)</text:p>
          </table:table-cell>
          <table:table-cell table:style-name="ce10" office:value-type="string" calcext:value-type="string">
            <text:p>€7.00 adults</text:p>
            <text:p>€5.00 reduced-price ticket: school children, apprentices and students (up to 26 years), disabled persons, Senior citizens (over 65 years)</text:p>
            <text:p>free for children up to 6 years of age</text:p>
            <text:p>€14.00 families (two adults and children under 16 years of age)</text:p>
            <text:p>€7.00 families (one adult and children under 16 years of age)</text:p>
            <text:p>€5.00 groups from 15 persons (pro person)</text:p>
          </table:table-cell>
          <table:table-cell table:style-name="ce10" office:value-type="string" calcext:value-type="string">
            <text:p>Uhrzeiten Vorführungen: </text:p>
            <text:p>siehe Webseite</text:p>
          </table:table-cell>
          <table:table-cell table:style-name="ce10" office:value-type="string" calcext:value-type="string">
            <text:p>orari proiezioni: </text:p>
            <text:p>vedi pagina web</text:p>
          </table:table-cell>
          <table:table-cell table:style-name="ce10" office:value-type="string" calcext:value-type="string">
            <text:p>times of the shows: </text:p>
            <text:p>see website</text:p>
          </table:table-cell>
          <table:table-cell table:style-name="ce10" office:value-type="string" calcext:value-type="string">
            <text:p>Unter der Kuppel des Planetariums erkundet man dank digitaler Projektoren und einer speziellen Software den Kosmos. Das reichhaltige Programm ermöglicht es, zahlreiche astronomische Themen zu entdecken, von den Sternbildern bis hin zu den Galaxien. Das Planetarium wird vom Naturmuseum Südtirol verwaltet.</text:p>
          </table:table-cell>
          <table:table-cell table:style-name="ce10" office:value-type="string" calcext:value-type="string">
            <text:p>Sotto la cupola del Planetarium Alto Adige è possibile esplorare il cosmo grazie a proiettori digitali e a un software dedicato. Il ricco programma di guide permette di svelare numerose tematiche astronomiche, dalle costellazioni visibili ogni notte alle frontiere della cosmologia. Il Planetarium è gestito dal Museo di Scienze Naturali dell'Alto Adige.</text:p>
          </table:table-cell>
          <table:table-cell table:style-name="ce10" office:value-type="string" calcext:value-type="string">
            <text:p>Explore the cosmos thanks to digital projectors and special software under the dome of the planetarium. The rich programme covers numerous astronomical themes, from the constellations to the galaxies. The planetarium is managed by the South Tyrolean Nature Museum.</text:p>
          </table:table-cell>
          <table:table-cell table:style-name="ce10" office:value-type="string" calcext:value-type="string">
            <text:p>11.47549</text:p>
          </table:table-cell>
          <table:table-cell table:style-name="ce10" office:value-type="string" calcext:value-type="string">
            <text:p>46.438824</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essner Mountain Museum Ortles </text:p>
          </table:table-cell>
          <table:table-cell table:style-name="ce4" office:value-type="string" calcext:value-type="string">
            <text:p>Forstraße 32/A</text:p>
          </table:table-cell>
          <table:table-cell table:style-name="ce4" office:value-type="string" calcext:value-type="string">
            <text:p>strada forestale, 32/A</text:p>
          </table:table-cell>
          <table:table-cell table:style-name="ce7" office:value-type="float" office:value="39029" calcext:value-type="float">
            <text:p>39029</text:p>
          </table:table-cell>
          <table:table-cell table:style-name="ce4" office:value-type="string" calcext:value-type="string">
            <text:p>Sulden</text:p>
          </table:table-cell>
          <table:table-cell table:style-name="ce4" office:value-type="string" calcext:value-type="string">
            <text:p>Solda</text:p>
          </table:table-cell>
          <table:table-cell table:number-columns-repeated="2" table:style-name="ce4" office:value-type="string" calcext:value-type="string">
            <text:p>www.messner-mountain-museum.it</text:p>
          </table:table-cell>
          <table:table-cell table:style-name="ce4" office:value-type="string" calcext:value-type="string">
            <text:p>+39 0473 613577</text:p>
          </table:table-cell>
          <table:table-cell table:style-name="ce4" table:number-columns-repeated="2"/>
          <table:table-cell table:number-columns-repeated="2" table:style-name="ce4" office:value-type="string" calcext:value-type="string">
            <text:p>ortles@messner-mountain-museum.it</text:p>
          </table:table-cell>
          <table:table-cell table:style-name="ce10" office:value-type="string" calcext:value-type="string">
            <text:p>12,00 € Erwachsene </text:p>
            <text:p>10,00 € Gruppen (ab 15 Personen), Studenten, Senioren (ab 65 Jahre), Personen mit Behinderung </text:p>
            <text:p>6,00 € Kinder (6-14 Jahre) </text:p>
            <text:p>28,00 € Familienkarte</text:p>
            <text:p>6,00 € Schulklassen</text:p>
            <text:p/>
            <text:p>MMM Tour-Ticket:</text:p>
            <text:p>55,00 € Erwachsene </text:p>
            <text:p>45,00 € Gruppen (ab 15 Personen), Studenten, Senioren (ab 65 Jahre) </text:p>
            <text:p>125,00 € Familienkarte</text:p>
            <text:p>25,00 € Kinder</text:p>
          </table:table-cell>
          <table:table-cell table:style-name="ce10" office:value-type="string" calcext:value-type="string">
            <text:p>€ 12,00 adulti </text:p>
            <text:p>€ 10,00 gruppi oltre 15 persone, studenti, anziani (oltre 65 anni, disabili </text:p>
            <text:p>€ 6,00 bambini (6-14 anni) </text:p>
            <text:p>€ 28,00 famiglie</text:p>
            <text:p>€ 6,00 scolaresche</text:p>
            <text:p/>
            <text:p>MMM Tour-Ticket:</text:p>
            <text:p>€ 55,00 adulti</text:p>
            <text:p>€ 45,00 gruppi oltre 15 persone, studenti, anziani (oltre 65 anni)</text:p>
            <text:p>€ 125,00 famiglie</text:p>
            <text:p>€ 25,00 bambini</text:p>
          </table:table-cell>
          <table:table-cell table:style-name="ce10" office:value-type="string" calcext:value-type="string">
            <text:p>€12.00 adults </text:p>
            <text:p>€10.00 groups (15 or more), students, elderly (over 65), disabled </text:p>
            <text:p>€6.00 children (6-14 years) </text:p>
            <text:p>€28.00 families</text:p>
            <text:p>€6,00 scoolclasses</text:p>
            <text:p/>
            <text:p>MMM Tour-Ticket:</text:p>
            <text:p>€55.00 adults</text:p>
            <text:p>€45.00 groups (15 or more), students, elderly (over 65)</text:p>
            <text:p>€125.00 families</text:p>
            <text:p>€25,00 children</text:p>
          </table:table-cell>
          <table:table-cell table:style-name="ce10" office:value-type="string" calcext:value-type="string">
            <text:p>4. So im Mai-2. So Okt</text:p>
            <text:p>2. So im Dez-1. Mai</text:p>
            <text:p>14-18 h</text:p>
            <text:p>Juli, Aug 13-18 h</text:p>
            <text:p>geschl. Di</text:p>
          </table:table-cell>
          <table:table-cell table:style-name="ce10" office:value-type="string" calcext:value-type="string">
            <text:p>4a dom mag-2a dom ott</text:p>
            <text:p>2a dom dic-1° mag</text:p>
            <text:p>h 14-18</text:p>
            <text:p>lug, ago h 13-18</text:p>
            <text:p>chiuso mar</text:p>
          </table:table-cell>
          <table:table-cell table:style-name="ce10" office:value-type="string" calcext:value-type="string">
            <text:p>4th Sun in May-2nd Sun in Oct</text:p>
            <text:p>2nd Sun in Dec-1 May</text:p>
            <text:p>2-6 pm</text:p>
            <text:p>July, Aug 1-6 pm</text:p>
            <text:p>Closed Tue</text:p>
          </table:table-cell>
          <table:table-cell table:style-name="ce10" office:value-type="string" calcext:value-type="string">
            <text:p>Im dem Eis gewidmeten MMM Ortles erzählt Reinhold Messner von den Schrecken des ewigen Eises und der Finsternis, von Schneemenschen und Schneelöwen, vom „White Out“ und dem dritten Pol. Gezeigt wird die weltweit größte Sammlung von Ortler-Bildern sowie Eisgeräten aus zwei Jahrhunderten. Skilauf, Eisklettern, Polfahrten werden hier thematisiert.</text:p>
          </table:table-cell>
          <table:table-cell table:style-name="ce10" office:value-type="string" calcext:value-type="string">
            <text:p>Dedicato al tema del ghiaccio, nell’MMM Ortles Reinhold Messner racconta il terrore del ghiaccio e dell'oscurità, i miti dell'uomo delle nevi e del leone delle nevi, il “white out” e il terzo polo, in un viaggio attraverso la storia dello sci, dell'arrampicata su ghiaccio e delle spedizioni ai poli. Esposta la più vasta collezione di dipinti dell’Ortles.</text:p>
          </table:table-cell>
          <table:table-cell table:style-name="ce10" office:value-type="string" calcext:value-type="string">
            <text:p>The MMM Ortles is dedicated to ice. Reinhold Messner tells of the terrors of eternal ice and darkness, of snow people and snow lions, of the "White Out" and the third pole. The world's largest collection of Ortler/Ortles pictures and ice tools from two centuries is on display. Skiing, ice climbing, polar journeys are focused on here.</text:p>
          </table:table-cell>
          <table:table-cell table:style-name="ce10" office:value-type="string" calcext:value-type="string">
            <text:p>10.581053</text:p>
          </table:table-cell>
          <table:table-cell table:style-name="ce10" office:value-type="string" calcext:value-type="string">
            <text:p>46.529796</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ionalparkhaus naturatrafoi</text:p>
          </table:table-cell>
          <table:table-cell table:style-name="ce4" office:value-type="string" calcext:value-type="string">
            <text:p>Centro visite naturatrafoi</text:p>
          </table:table-cell>
          <table:table-cell table:style-name="ce4" office:value-type="string" calcext:value-type="string">
            <text:p>National Park visitor centre naturatrafoi</text:p>
          </table:table-cell>
          <table:table-cell table:number-columns-repeated="2" table:style-name="ce4" office:value-type="string" calcext:value-type="string">
            <text:p>Trafoi 13/a</text:p>
          </table:table-cell>
          <table:table-cell table:style-name="ce7" office:value-type="float" office:value="39029" calcext:value-type="float">
            <text:p>39029</text:p>
          </table:table-cell>
          <table:table-cell table:style-name="ce4" office:value-type="string" calcext:value-type="string">
            <text:p>Stilfs</text:p>
          </table:table-cell>
          <table:table-cell table:style-name="ce4" office:value-type="string" calcext:value-type="string">
            <text:p>Stelvio</text:p>
          </table:table-cell>
          <table:table-cell table:style-name="ce4" office:value-type="string" calcext:value-type="string">
            <text:p>www.nationalpark-stelvio.it</text:p>
          </table:table-cell>
          <table:table-cell table:style-name="ce4" office:value-type="string" calcext:value-type="string">
            <text:p>www.parconazionale-stelvio.it</text:p>
          </table:table-cell>
          <table:table-cell table:style-name="ce4" office:value-type="string" calcext:value-type="string">
            <text:p>+39 0473 530045</text:p>
          </table:table-cell>
          <table:table-cell table:style-name="ce4" table:number-columns-repeated="2"/>
          <table:table-cell table:number-columns-repeated="2" table:style-name="ce4" office:value-type="string" calcext:value-type="string">
            <text:p>info@naturatrafoi.com</text:p>
          </table:table-cell>
          <table:table-cell table:style-name="ce10" office:value-type="string" calcext:value-type="string">
            <text:p>3,00 € Erwachsene / Einzelperson</text:p>
            <text:p>2,00 € Senioren ab 65, Wehr- bzw. Zivildienstleistende, Studenten, Schüler, Behinderte, Gruppen ab 10 Personen</text:p>
            <text:p>Kinder bis zu 6 Jahre frei </text:p>
            <text:p>7,00 € Familienticket (2 Erwachsene mit Kinder bis zu 14 Jahren)</text:p>
            <text:p>4,00 € Mini-Familienticket (1 Erwachsener mit Kindern)</text:p>
            <text:p>1,50 € Schulklassen mit Betreuung vom Lehrpersonal</text:p>
            <text:p>10,00 € Führungen (min 5 bis max 20 Personen) zzgl. Eintrittspreis - Anmeldung notwendig!</text:p>
            <text:p>Gruppenführungen (10 bis ca. 25 Personen) 1,00 € zzgl. zum Eintrittspreis</text:p>
          </table:table-cell>
          <table:table-cell table:style-name="ce10" office:value-type="string" calcext:value-type="string">
            <text:p>3,00 € biglietto singolo</text:p>
            <text:p>2,00 € anziani da 65, scolari, studenti, militari di leva ed in servizio civile, disabili, gruppi da 10 persone in più</text:p>
            <text:p> bambini fino a 6 anni ingresso libero</text:p>
            <text:p>7,00 € biglietto famiglia (2 adulti con ragazzi fino a 14 anni)</text:p>
            <text:p>4,00 € biglietto famiglia mini (1 adulto ragazzi fino a 14 anni)</text:p>
            <text:p>1,50 € scolaresche con accompagnatori</text:p>
            <text:p>10,00 € visite guidate su prenotazione per gruppi a partire da 5 persone</text:p>
            <text:p>visite guidate per gruppi (10-25 persone) 1,00 €/persona oltre all'ingresso</text:p>
          </table:table-cell>
          <table:table-cell table:style-name="ce10" office:value-type="string" calcext:value-type="string">
            <text:p>€3.00 Adult</text:p>
            <text:p>€2.00 Student (from 15 y.), person with handicap, senior from 65 y.,groups with at least 10 persons</text:p>
            <text:p>€7.00 family ticket (2 adults with children between 7 and 14 years)</text:p>
            <text:p>€4.00 1/2 family ticket (1 adult with children between 7 and 14 years)</text:p>
            <text:p>children up to 6 years old - free entrance</text:p>
            <text:p>€1.50 school classes with teacher (per kid)</text:p>
            <text:p>€10.00 Guided tour (from 5 to max. 20 persons) to add to the ticket - Please book it by telephone!</text:p>
            <text:p>Guided tour through the expositions for groups (10-25 visitors) €1.00 added to the entrance fee</text:p>
          </table:table-cell>
          <table:table-cell table:style-name="ce10" office:value-type="string" calcext:value-type="string">
            <text:p>Jän-März, Mai-Okt</text:p>
            <text:p>Di-Sa 9.30-12.30, 14.30-18 h</text:p>
            <text:p>Juli, Aug auch So 14.30-18 h</text:p>
          </table:table-cell>
          <table:table-cell table:style-name="ce10" office:value-type="string" calcext:value-type="string">
            <text:p>gen-mar, mag-ott</text:p>
            <text:p>mar-sab h 9.30-12.30, 14.30-18</text:p>
            <text:p>lug, ago anche dom h 14.30-18</text:p>
          </table:table-cell>
          <table:table-cell table:style-name="ce10" office:value-type="string" calcext:value-type="string">
            <text:p>Jan-March, May-Oct</text:p>
            <text:p>Tue-Sat 9.30-12.30, 2.30-6 pm</text:p>
            <text:p>July, Aug also Sun 2.30-6 pm</text:p>
          </table:table-cell>
          <table:table-cell table:style-name="ce10" office:value-type="string" calcext:value-type="string">
            <text:p>Naturatrafoi des Nationalparks Stilfserjoch informiert über das Schutzgebiet, Wanderwege und Veranstaltungen, und vermittelt den Lebensraum Ortlermassiv und die Überlebensstrategien der Natur.</text:p>
          </table:table-cell>
          <table:table-cell table:style-name="ce10" office:value-type="string" calcext:value-type="string">
            <text:p>Il Centro visite del Parco nazionale dello Stelvio “naturatrafoi” fornisce informazioni sull’area protetta, sui suoi sentieri e sulle manifestazioni. Offre inoltre una panoramica sull’ambiente naturale dell’Ortles.</text:p>
          </table:table-cell>
          <table:table-cell table:style-name="ce10" office:value-type="string" calcext:value-type="string">
            <text:p>Naturatrafoi of the Stilfserjoch/Stelvio National Park provides information about the protected area, hiking trails and events, and teaches about the Ortler Massif habitat and nature's survival strategies.</text:p>
          </table:table-cell>
          <table:table-cell table:style-name="ce10" office:value-type="string" calcext:value-type="string">
            <text:p>10.5092</text:p>
          </table:table-cell>
          <table:table-cell table:style-name="ce10" office:value-type="string" calcext:value-type="string">
            <text:p>46.549995</text:p>
          </table:table-cell>
          <table:table-cell table:number-columns-repeated="995"/>
        </table:table-row>
        <table:table-row table:style-name="ro1" table:visibility="filter">
          <table:table-cell table:style-name="ce2" table:number-columns-repeated="2"/>
          <table:table-cell table:style-name="ce4" office:value-type="string" calcext:value-type="string">
            <text:p>Lodenwelt</text:p>
          </table:table-cell>
          <table:table-cell table:style-name="ce4" office:value-type="string" calcext:value-type="string">
            <text:p>Mondo del Loden</text:p>
          </table:table-cell>
          <table:table-cell table:style-name="ce4" office:value-type="string" calcext:value-type="string">
            <text:p>Lodenwelt (World of Loden)</text:p>
          </table:table-cell>
          <table:table-cell table:style-name="ce4" office:value-type="string" calcext:value-type="string">
            <text:p>Pustertaler Straße 1</text:p>
          </table:table-cell>
          <table:table-cell table:style-name="ce4" office:value-type="string" calcext:value-type="string">
            <text:p>via Val Pusteria 1</text:p>
          </table:table-cell>
          <table:table-cell table:style-name="ce7" office:value-type="float" office:value="39030" calcext:value-type="float">
            <text:p>39030</text:p>
          </table:table-cell>
          <table:table-cell table:style-name="ce4" office:value-type="string" calcext:value-type="string">
            <text:p>Vintl</text:p>
          </table:table-cell>
          <table:table-cell table:style-name="ce4" office:value-type="string" calcext:value-type="string">
            <text:p>Vandoies</text:p>
          </table:table-cell>
          <table:table-cell table:style-name="ce4" table:number-columns-repeated="2"/>
          <table:table-cell table:style-name="ce4" office:value-type="string" calcext:value-type="string">
            <text:p>+ 39 0472 868540</text:p>
          </table:table-cell>
          <table:table-cell table:style-name="ce4" table:number-columns-repeated="2"/>
          <table:table-cell table:number-columns-repeated="2" table:style-name="ce4" office:value-type="string" calcext:value-type="string">
            <text:p>info.lodenwelt@oberrauch-zitt.com</text:p>
          </table:table-cell>
          <table:table-cell table:style-name="ce10" office:value-type="string" calcext:value-type="string">
            <text:p>5,00 € Erwachsene</text:p>
            <text:p>2,00 € Kinder bis 12 Jahren</text:p>
            <text:p>4,00 € ermäßigter Eintritt (Senioren über 65 Jahre, Studenten)</text:p>
            <text:p>11,00 € Familycard</text:p>
            <text:p>3,00 € Gruppen (ab 12 Personen)</text:p>
            <text:p>30,00 € Führungen </text:p>
          </table:table-cell>
          <table:table-cell table:style-name="ce10" office:value-type="string" calcext:value-type="string">
            <text:p>€ 5,00 adulti</text:p>
            <text:p>€ 2,00 bambinio fino a 12 anni</text:p>
            <text:p>€ 4,00 ridotto (anziani oltre 65 anni, studenti)</text:p>
            <text:p>€ 11,00 familiy card</text:p>
            <text:p>€ 3,00 gruppi (oltre 12 persone)</text:p>
            <text:p>€ 30,00 visite guidate</text:p>
          </table:table-cell>
          <table:table-cell table:style-name="ce10" office:value-type="string" calcext:value-type="string">
            <text:p>€ 5,00 adults</text:p>
            <text:p>€ 2,00 children (under 12)</text:p>
            <text:p>€ 4,00 riduced (senior citizens over 65 years, students)</text:p>
            <text:p>€ 11,00 familiy card</text:p>
            <text:p>€ 3,00 groups (mor than 12 persons)</text:p>
            <text:p>€ 30,00 guided tours</text:p>
          </table:table-cell>
          <table:table-cell table:style-name="ce10" office:value-type="string" calcext:value-type="string">
            <text:p>Jan-Juni, Sep-Dez Mo-Sa 9-17.30 h</text:p>
            <text:p>Juli, Aug Mo-Sa 9-18.30 h</text:p>
            <text:p>Aug-Okt auch So 10-16.30 h</text:p>
          </table:table-cell>
          <table:table-cell table:style-name="ce10" office:value-type="string" calcext:value-type="string">
            <text:p>gen-giu, set-dic lun-sab h 9-17.30</text:p>
            <text:p>lug, ago lun-sab h 9-18.30</text:p>
            <text:p>ago-ott anche dom h 10-16.30</text:p>
          </table:table-cell>
          <table:table-cell table:style-name="ce10" office:value-type="string" calcext:value-type="string">
            <text:p>Jan-June, Sep-Dec Mon-Sat 9-5.30 pm</text:p>
            <text:p>July, Aug Mon-Sat 9-6.30 pm</text:p>
            <text:p>Aug-Oct also Sun 10-4.30 pm</text:p>
          </table:table-cell>
          <table:table-cell table:style-name="ce10" office:value-type="string" calcext:value-type="string">
            <text:p>In der Lodenwelt wird der Weg vom Schaf zum fertigen Kleidungsstück nachgezeichnet. Anhand historischer Geräte wird die Geschichte der Stoffproduktion, das Spinnen, die Wanderung der Störweber erzählt sowie das Walken des Lodenstoffs aufgezeigt.</text:p>
          </table:table-cell>
          <table:table-cell table:style-name="ce10" office:value-type="string" calcext:value-type="string">
            <text:p>Il Mondo del Loden presenta l’intero processo che dalla pecora porta al capo di abbigliamento finito. Utensili storici raccontano la storia della produzione delle stoffe, l’attività di filatura, i viaggi dei venditori ambulanti di panni e la follatura del Loden.</text:p>
          </table:table-cell>
          <table:table-cell table:style-name="ce10" office:value-type="string" calcext:value-type="string">
            <text:p>The World of Loden traces the journey from sheep to finished garment. The history of fabric production, spinning, the migration of the wandering weavers and the fulling of loden fabric are told with the help of historical equipment.</text:p>
          </table:table-cell>
          <table:table-cell table:style-name="ce10" office:value-type="string" calcext:value-type="string">
            <text:p>11.737309</text:p>
          </table:table-cell>
          <table:table-cell table:style-name="ce10" office:value-type="string" calcext:value-type="string">
            <text:p>46.81565</text:p>
          </table:table-cell>
          <table:table-cell table:number-columns-repeated="995"/>
        </table:table-row>
        <table:table-row table:style-name="ro1" table:visibility="filter">
          <table:table-cell table:style-name="ce2" table:number-columns-repeated="2"/>
          <table:table-cell table:style-name="ce4" office:value-type="string" calcext:value-type="string">
            <text:p>Habsburger Museum</text:p>
          </table:table-cell>
          <table:table-cell table:style-name="ce4" office:value-type="string" calcext:value-type="string">
            <text:p>Museo Asburgico</text:p>
          </table:table-cell>
          <table:table-cell table:style-name="ce4" office:value-type="string" calcext:value-type="string">
            <text:p>Habsburg Museum</text:p>
          </table:table-cell>
          <table:table-cell table:style-name="ce4" office:value-type="string" calcext:value-type="string">
            <text:p>Hauptstraße 44, Gasthaus 'Zum Roten Adler'</text:p>
          </table:table-cell>
          <table:table-cell table:style-name="ce4" office:value-type="string" calcext:value-type="string">
            <text:p>via Principale, 44 nell’albergo 'Zum Roten Adler'</text:p>
          </table:table-cell>
          <table:table-cell table:style-name="ce7" office:value-type="float" office:value="39021" calcext:value-type="float">
            <text:p>39021</text:p>
          </table:table-cell>
          <table:table-cell table:style-name="ce4" office:value-type="string" calcext:value-type="string">
            <text:p>Latsch</text:p>
          </table:table-cell>
          <table:table-cell table:style-name="ce4" office:value-type="string" calcext:value-type="string">
            <text:p>Laces</text:p>
          </table:table-cell>
          <table:table-cell table:style-name="ce4" table:number-columns-repeated="2"/>
          <table:table-cell table:style-name="ce4" office:value-type="string" calcext:value-type="string">
            <text:p>+39 0473 720211</text:p>
          </table:table-cell>
          <table:table-cell table:style-name="ce4" table:number-columns-repeated="2"/>
          <table:table-cell table:number-columns-repeated="2" table:style-name="ce4" office:value-type="string" calcext:value-type="string">
            <text:p>info@pegger.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entrance</text:p>
          </table:table-cell>
          <table:table-cell table:style-name="ce10" office:value-type="string" calcext:value-type="string">
            <text:p>ganzjährig Führungen auf Anfrage</text:p>
          </table:table-cell>
          <table:table-cell table:style-name="ce10" office:value-type="string" calcext:value-type="string">
            <text:p>visite guidate tutto l'anno su richiesta</text:p>
          </table:table-cell>
          <table:table-cell table:style-name="ce10" office:value-type="string" calcext:value-type="string">
            <text:p>guided tours all year round on request</text:p>
          </table:table-cell>
          <table:table-cell table:style-name="ce10" office:value-type="string" calcext:value-type="string">
            <text:p>Das Habsburger Museum ist eine private Sammlung von Hermann Pegger, der über Jahre Gegenstände zur Geschichte der K.-u.-k.-Monarchie Österreich-Ungarn und der Freiheitskämpfe von 1809 gesammelt hat.</text:p>
          </table:table-cell>
          <table:table-cell table:style-name="ce10" office:value-type="string" calcext:value-type="string">
            <text:p>Il Museo Asburgico è una collezione privata di Hermann Pegger, che per anni ha raccolto oggetti storici relativi alla Monarchia austro-ungarica e alle guerre di liberazione del 1809.</text:p>
          </table:table-cell>
          <table:table-cell table:style-name="ce10" office:value-type="string" calcext:value-type="string">
            <text:p>The Habsburg Museum is a private collection of Hermann Pegger, who over the years has collected objects relating to the history of the Austro-Hungarian Empire and the freedom struggles of 1809.</text:p>
          </table:table-cell>
          <table:table-cell table:style-name="ce10" office:value-type="string" calcext:value-type="string">
            <text:p>10.860179</text:p>
          </table:table-cell>
          <table:table-cell table:style-name="ce10" office:value-type="string" calcext:value-type="string">
            <text:p>46.617782</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Fanes-Sennes-Prags</text:p>
          </table:table-cell>
          <table:table-cell table:style-name="ce4" office:value-type="string" calcext:value-type="string">
            <text:p>Centro visite Fanes-Senes-Braies</text:p>
          </table:table-cell>
          <table:table-cell table:style-name="ce4" office:value-type="string" calcext:value-type="string">
            <text:p>Fanes-Sennes-Prags visitor centre</text:p>
          </table:table-cell>
          <table:table-cell table:style-name="ce4" office:value-type="string" calcext:value-type="string">
            <text:p>Katharina Lanz Str. 96</text:p>
          </table:table-cell>
          <table:table-cell table:style-name="ce4" office:value-type="string" calcext:value-type="string">
            <text:p>via Katharina Lanz, 96</text:p>
          </table:table-cell>
          <table:table-cell table:style-name="ce7" office:value-type="float" office:value="39030" calcext:value-type="float">
            <text:p>39030</text:p>
          </table:table-cell>
          <table:table-cell table:style-name="ce4" office:value-type="string" calcext:value-type="string">
            <text:p>St. Vigil in Enneberg</text:p>
          </table:table-cell>
          <table:table-cell table:style-name="ce4" office:value-type="string" calcext:value-type="string">
            <text:p>San Vigilio a Marebbe</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4 506120</text:p>
          </table:table-cell>
          <table:table-cell table:style-name="ce4" table:number-columns-repeated="2"/>
          <table:table-cell table:style-name="ce4" office:value-type="string" calcext:value-type="string">
            <text:p>info.fsp@provincia.bz.it</text:p>
          </table:table-cell>
          <table:table-cell table:style-name="ce4" office:value-type="string" calcext:value-type="string">
            <text:p>info.fsp@provinz.bz.it</text:p>
          </table:table-cell>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Ende Dez-März</text:p>
            <text:p>Mai-Okt</text:p>
            <text:p>Di-Sa 9.30-12.30, 14.30-18 h</text:p>
            <text:p>Juli, Aug auch So</text:p>
          </table:table-cell>
          <table:table-cell table:style-name="ce10" office:value-type="string" calcext:value-type="string">
            <text:p>fine dic-mar</text:p>
            <text:p>mag-ott</text:p>
            <text:p>mar-sab h 9.30-12.30, 14.30-18</text:p>
            <text:p>lug, ago anche dom</text:p>
          </table:table-cell>
          <table:table-cell table:style-name="ce10" office:value-type="string" calcext:value-type="string">
            <text:p>end-Dec-March</text:p>
            <text:p>May-Oct</text:p>
            <text:p>Tue-Sat 9.30-12.30, 2.30-6 pm</text:p>
            <text:p>July, Aug also Sun</text:p>
          </table:table-cell>
          <table:table-cell table:style-name="ce10" office:value-type="string" calcext:value-type="string">
            <text:p>Im Naturparkhaus Fanes-Sennes-Prags geht es um die Entstehung der Dolomiten, die Fossilien, das Almwesen und den Höhlenbären der Conturines-Höhle.</text:p>
          </table:table-cell>
          <table:table-cell table:style-name="ce10" office:value-type="string" calcext:value-type="string">
            <text:p>Il Centro visite del Parco naturale di Fanes-Senes-Braies fornisce informazioni sulla formazione delle Dolomiti, sui fossili, sull’alpicoltura e sull’orso delle caverne ritrovato nella grotta delle Conturines.</text:p>
          </table:table-cell>
          <table:table-cell table:style-name="ce10" office:value-type="string" calcext:value-type="string">
            <text:p>The visitor centre focuses on the formation of the Dolomites, fossils, alpine pasture life and the cave bear of the Conturines Cave.</text:p>
          </table:table-cell>
          <table:table-cell table:style-name="ce10" office:value-type="string" calcext:value-type="string">
            <text:p>11.93596</text:p>
          </table:table-cell>
          <table:table-cell table:style-name="ce10" office:value-type="string" calcext:value-type="string">
            <text:p>46.694624</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Drei Zinnen</text:p>
          </table:table-cell>
          <table:table-cell table:style-name="ce4" office:value-type="string" calcext:value-type="string">
            <text:p>Centro visite Tre Cime</text:p>
          </table:table-cell>
          <table:table-cell table:style-name="ce4" office:value-type="string" calcext:value-type="string">
            <text:p>Drei Zinnen visitor centre</text:p>
          </table:table-cell>
          <table:table-cell table:style-name="ce4" office:value-type="string" calcext:value-type="string">
            <text:p>Kulturzentrum Grand Hotel Toblach - Dolomitenstraße 37</text:p>
          </table:table-cell>
          <table:table-cell table:style-name="ce4" office:value-type="string" calcext:value-type="string">
            <text:p>Centro culturale Grand Hotel Dobbiaco - via Dolomiti 37</text:p>
          </table:table-cell>
          <table:table-cell table:style-name="ce7" office:value-type="float" office:value="39034" calcext:value-type="float">
            <text:p>39034</text:p>
          </table:table-cell>
          <table:table-cell table:style-name="ce4" office:value-type="string" calcext:value-type="string">
            <text:p>Toblach</text:p>
          </table:table-cell>
          <table:table-cell table:style-name="ce4" office:value-type="string" calcext:value-type="string">
            <text:p>Dobbiaco</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4 973017</text:p>
          </table:table-cell>
          <table:table-cell table:style-name="ce4" table:number-columns-repeated="2"/>
          <table:table-cell table:style-name="ce4" office:value-type="string" calcext:value-type="string">
            <text:p>info.dz@provincia.bz.it</text:p>
          </table:table-cell>
          <table:table-cell table:style-name="ce4" office:value-type="string" calcext:value-type="string">
            <text:p>info.dz@provinz.bz.it</text:p>
          </table:table-cell>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Ende Dez-März</text:p>
            <text:p>Mai-Okt</text:p>
            <text:p>Di-Sa 9.30-12.30, 14.30-18 h</text:p>
            <text:p>Juli, Aug auch So</text:p>
          </table:table-cell>
          <table:table-cell table:style-name="ce10" office:value-type="string" calcext:value-type="string">
            <text:p>fine dic-marzo</text:p>
            <text:p>mag-ott</text:p>
            <text:p>mar-sab h 9.30-12.30, 14.30-18</text:p>
            <text:p>lug, ago anche dom</text:p>
          </table:table-cell>
          <table:table-cell table:style-name="ce10" office:value-type="string" calcext:value-type="string">
            <text:p>end-Dec-March</text:p>
            <text:p>May-Oct</text:p>
            <text:p>Tue-Sat 9.30-12.30, 2.30-6 pm</text:p>
            <text:p>July, Aug also Sun</text:p>
          </table:table-cell>
          <table:table-cell table:style-name="ce10" office:value-type="string" calcext:value-type="string">
            <text:p>Das Naturparkhaus im ehemaligen Grand Hotel gewährt Einblicke in die Natur- und Kulturlandschaften des Schutzgebietes, in die alpine und touristische Erschließung der Region und in die Kriegsereignisse an der Dolomitenfront. Die Dauerausstellung ist den Dolomiten als UNESCO-Welterbe gewidmet.</text:p>
          </table:table-cell>
          <table:table-cell table:style-name="ce10" office:value-type="string" calcext:value-type="string">
            <text:p>Il Centro visite, situato nell'ex-Grand Hotel di Dobbiaco, spiega i paesaggi naturali e culturali dell'area protetta, l'attività alpinistica e turistica sviluppatasi in questo territorio e gli avvenimenti bellici avvenuti lungo il fronte dolomitico. Ospita la mostra permanente dedicata alle Dolomiti Patrimonio Mondiale UNESCO.</text:p>
          </table:table-cell>
          <table:table-cell table:style-name="ce10" office:value-type="string" calcext:value-type="string">
            <text:p>The visitor centre in the former Grand Hotel provides insights into the natural and cultural landscapes of the protected area, into the alpine and touristic development of the region and into the events of the war on the Dolomite front. The permanent exhibition is dedicated to the Dolomites as a UNESCO World Heritage Site.</text:p>
          </table:table-cell>
          <table:table-cell table:style-name="ce10" office:value-type="string" calcext:value-type="string">
            <text:p>12.225389</text:p>
          </table:table-cell>
          <table:table-cell table:style-name="ce10" office:value-type="string" calcext:value-type="string">
            <text:p>46.723213</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ionalparkhaus culturamartell</text:p>
          </table:table-cell>
          <table:table-cell table:style-name="ce4" office:value-type="string" calcext:value-type="string">
            <text:p>Centro visite culturamartell</text:p>
          </table:table-cell>
          <table:table-cell table:style-name="ce4" office:value-type="string" calcext:value-type="string">
            <text:p>National Park visitor centre culturamartell</text:p>
          </table:table-cell>
          <table:table-cell table:number-columns-repeated="2" table:style-name="ce4" office:value-type="string" calcext:value-type="string">
            <text:p>Trattla 246</text:p>
          </table:table-cell>
          <table:table-cell table:style-name="ce7" office:value-type="float" office:value="39020" calcext:value-type="float">
            <text:p>39020</text:p>
          </table:table-cell>
          <table:table-cell table:style-name="ce4" office:value-type="string" calcext:value-type="string">
            <text:p>Martell</text:p>
          </table:table-cell>
          <table:table-cell table:style-name="ce4" office:value-type="string" calcext:value-type="string">
            <text:p>Martello</text:p>
          </table:table-cell>
          <table:table-cell table:style-name="ce4" office:value-type="string" calcext:value-type="string">
            <text:p>www.nationalpark-stelvio.it</text:p>
          </table:table-cell>
          <table:table-cell table:style-name="ce4" office:value-type="string" calcext:value-type="string">
            <text:p>www.parconazionale-stelvio.it</text:p>
          </table:table-cell>
          <table:table-cell table:style-name="ce4" office:value-type="string" calcext:value-type="string">
            <text:p>+39 0473 745027</text:p>
          </table:table-cell>
          <table:table-cell table:style-name="ce4" table:number-columns-repeated="2"/>
          <table:table-cell table:number-columns-repeated="2" table:style-name="ce4" office:value-type="string" calcext:value-type="string">
            <text:p>info@culturamartell.com</text:p>
          </table:table-cell>
          <table:table-cell table:style-name="ce10" office:value-type="string" calcext:value-type="string">
            <text:p>3,00 € Erwachsene / Einzelperson</text:p>
            <text:p>2,00 € Senioren ab 65, Wehr- bzw. Zivildienstleistende, Studenten, Schüler, Behinderte, Gruppen ab 10 Personen</text:p>
            <text:p>Kleinkinder (bis 6 J.) frei</text:p>
            <text:p>7,00 € Familienticket (2 Erwachsene mit Kinder bis zu 14 Jahren)</text:p>
            <text:p>4,00 € Mini-Familienticket (1 Erwachsener mit Kindern)</text:p>
            <text:p>10,00 € Führungen (min 5 bis max 20 Personen) zzgl. Eintrittspreis - Anmeldung notwendig!</text:p>
          </table:table-cell>
          <table:table-cell table:style-name="ce10" office:value-type="string" calcext:value-type="string">
            <text:p>€ 3,00 biglietto singolo per adulti</text:p>
            <text:p>€ 2,00 anziani da 65, scolari, studenti, militari di leva ed in servizio civile, disabili, gruppi da 10 persone in più</text:p>
            <text:p>bambini fino a 6 anni ingresso libero</text:p>
            <text:p>€ 7,00 biglietto famiglia (2 adulti con ragazzi fino a 14 anni)</text:p>
            <text:p>€ 4,00 mini biglietto famiglia (1 adulto con ragazzi fino a 14 anni)</text:p>
            <text:p>€ 10,00 guida per gruppi da min. 5 fino a 20 persone più biglietto d'ingresso - Solo su prenotazione!</text:p>
          </table:table-cell>
          <table:table-cell table:style-name="ce10" office:value-type="string" calcext:value-type="string">
            <text:p>€3.00 Adult</text:p>
            <text:p>€2.00 Student (from 15 y.), person with handicap, senior from 65 y., groups with at least 10 persons</text:p>
            <text:p>€7.00 family ticket (2 adults with children between 7 and 14 years)</text:p>
            <text:p>€4.00 1/2 family ticket (1 adult with children between 7 and 14 years)</text:p>
            <text:p>children up to 6 years old - free entrance</text:p>
            <text:p>€1.50 school classes with teacher (per kid)</text:p>
            <text:p>€10.00 Tour guide (from 5 to max. 20 persons) to add to the ticket</text:p>
          </table:table-cell>
          <table:table-cell table:style-name="ce10" office:value-type="string" calcext:value-type="string">
            <text:p>Mai-Juni, Sep-Okt</text:p>
            <text:p>Di-Sa 9.30-12.30, 14.30-18 h</text:p>
            <text:p>Juli, Aug täglich 9.30-12.30, 14.30-18 h</text:p>
          </table:table-cell>
          <table:table-cell table:style-name="ce10" office:value-type="string" calcext:value-type="string">
            <text:p>mag-giu, sett-ott</text:p>
            <text:p>mar-sab h 9.30-12.30, 14.30-18</text:p>
            <text:p>lug, ago tutti i giorni h 9.30-12.30, 14.30-18</text:p>
          </table:table-cell>
          <table:table-cell table:style-name="ce10" office:value-type="string" calcext:value-type="string">
            <text:p>May-June, Sep-Oct</text:p>
            <text:p>Tue-Sat 9.30-12.30, 2.30-6 pm</text:p>
            <text:p>July, Aug daily 9.30-12.30, 2.30-6 pm</text:p>
          </table:table-cell>
          <table:table-cell table:style-name="ce10" office:value-type="string" calcext:value-type="string">
            <text:p>Im Nationalparkhaus culturamartell des Nationalparks Stilfserjoch dreht sich alles um die alpine Kulturlandschaft und das Leben auf einem Bergbauernhof im Laufe der Jahrhunderte. Es präsentiert sich als „modernes“ Heimatmuseum.</text:p>
          </table:table-cell>
          <table:table-cell table:style-name="ce10" office:value-type="string" calcext:value-type="string">
            <text:p>Nel Centro visite del Parco Nazionale dello Stelvio "culturamartell" tutto ruota intorno al paesaggio culturale alpino e alla vita dei contadini di montagna nel corso dei secoli. Si presenta come un museo "moderno" di storia locale.</text:p>
          </table:table-cell>
          <table:table-cell table:style-name="ce10" office:value-type="string" calcext:value-type="string">
            <text:p>In the visitor centre culturamartell, everything revolves around the alpine cultural landscape and life on a mountain farm over the centuries. It presents itself as a “modern” museum of local history.</text:p>
          </table:table-cell>
          <table:table-cell table:style-name="ce10" office:value-type="string" calcext:value-type="string">
            <text:p>10.7951</text:p>
          </table:table-cell>
          <table:table-cell table:style-name="ce10" office:value-type="string" calcext:value-type="string">
            <text:p>46.57116</text:p>
          </table:table-cell>
          <table:table-cell table:number-columns-repeated="995"/>
        </table:table-row>
        <table:table-row table:style-name="ro1" table:visibility="filter">
          <table:table-cell table:style-name="ce2" table:number-columns-repeated="2"/>
          <table:table-cell table:style-name="ce4" office:value-type="string" calcext:value-type="string">
            <text:p>Volkskunst- und Krippenmuseum Maranatha</text:p>
          </table:table-cell>
          <table:table-cell table:style-name="ce4" office:value-type="string" calcext:value-type="string">
            <text:p>Museo dei presepi e dell'arte popolare Maranatha</text:p>
          </table:table-cell>
          <table:table-cell table:style-name="ce4" office:value-type="string" calcext:value-type="string">
            <text:p>Maranatha Folk Art and Crib Museum</text:p>
          </table:table-cell>
          <table:table-cell table:style-name="ce4" office:value-type="string" calcext:value-type="string">
            <text:p>Weißenbachstraße 17</text:p>
          </table:table-cell>
          <table:table-cell table:style-name="ce4" office:value-type="string" calcext:value-type="string">
            <text:p>via Weißenbach 17</text:p>
          </table:table-cell>
          <table:table-cell table:style-name="ce7" office:value-type="float" office:value="39030" calcext:value-type="float">
            <text:p>39030</text:p>
          </table:table-cell>
          <table:table-cell table:style-name="ce4" office:value-type="string" calcext:value-type="string">
            <text:p>Luttach</text:p>
          </table:table-cell>
          <table:table-cell table:style-name="ce4" office:value-type="string" calcext:value-type="string">
            <text:p>Luttago</text:p>
          </table:table-cell>
          <table:table-cell table:number-columns-repeated="2" table:style-name="ce4" office:value-type="string" calcext:value-type="string">
            <text:p>www.krippenmuseum.com</text:p>
          </table:table-cell>
          <table:table-cell table:style-name="ce4" office:value-type="string" calcext:value-type="string">
            <text:p>+39 0474 671682</text:p>
          </table:table-cell>
          <table:table-cell table:style-name="ce4" office:value-type="string" calcext:value-type="string">
            <text:p>+39 340 4592300</text:p>
          </table:table-cell>
          <table:table-cell table:style-name="ce4"/>
          <table:table-cell table:number-columns-repeated="2" table:style-name="ce4" office:value-type="string" calcext:value-type="string">
            <text:p>info@krippenmuseum.com</text:p>
          </table:table-cell>
          <table:table-cell table:style-name="ce10" office:value-type="string" calcext:value-type="string">
            <text:p>6,00 € Erwachsene</text:p>
            <text:p>14,00 € Familienkarte</text:p>
          </table:table-cell>
          <table:table-cell table:style-name="ce10" office:value-type="string" calcext:value-type="string">
            <text:p>€ 6,00 adulti</text:p>
            <text:p>€ 14,00 carta famiglia</text:p>
          </table:table-cell>
          <table:table-cell table:style-name="ce10" office:value-type="string" calcext:value-type="string">
            <text:p>€ 6,00 adulti</text:p>
            <text:p>€ 14,00 family card</text:p>
          </table:table-cell>
          <table:table-cell table:style-name="ce10" office:value-type="string" calcext:value-type="string">
            <text:p>Mo-Sa 9-12, 14-18 h</text:p>
            <text:p>So, Feiertage 14-17 h</text:p>
          </table:table-cell>
          <table:table-cell table:style-name="ce10" office:value-type="string" calcext:value-type="string">
            <text:p>lun-sab h 9-12, 14-18</text:p>
            <text:p>dom, festivi h 14-17</text:p>
          </table:table-cell>
          <table:table-cell table:style-name="ce10" office:value-type="string" calcext:value-type="string">
            <text:p>Mon-Sat 9-12, 2-6 pm</text:p>
            <text:p>Sun, public holidays 2-5 pm</text:p>
          </table:table-cell>
          <table:table-cell table:style-name="ce10" office:value-type="string" calcext:value-type="string">
            <text:p>Holzschnitzens und der Weihnachtskrippe im Ahrntal. Ausgestellt sind volkstümliche Tiroler Krippen, orientalische und neuzeitliche moderne Darstellungen.</text:p>
          </table:table-cell>
          <table:table-cell table:style-name="ce10" office:value-type="string" calcext:value-type="string">
            <text:p>Il museo mostra la storia dell’intaglio e del presepe natalizio in Valle Aurina, esponendo presepi popolari tirolesi, orientali e moderni.</text:p>
          </table:table-cell>
          <table:table-cell table:style-name="ce10" office:value-type="string" calcext:value-type="string">
            <text:p>The museum shows the history of woodcarving and nativity scenes in the valley. On display are traditional Tyrolean nativity scenes, oriental and modern representations.</text:p>
          </table:table-cell>
          <table:table-cell table:style-name="ce10" office:value-type="string" calcext:value-type="string">
            <text:p>11.91877</text:p>
          </table:table-cell>
          <table:table-cell table:style-name="ce10" office:value-type="string" calcext:value-type="string">
            <text:p>46.951847</text:p>
          </table:table-cell>
          <table:table-cell table:number-columns-repeated="995"/>
        </table:table-row>
        <table:table-row table:style-name="ro1">
          <table:table-cell table:style-name="ce18" office:value-type="string" calcext:value-type="string">
            <text:p>KMA</text:p>
          </table:table-cell>
          <table:table-cell table:style-name="ce4"/>
          <table:table-cell table:style-name="ce4" office:value-type="string" calcext:value-type="string">
            <text:p>Kunst Meran</text:p>
          </table:table-cell>
          <table:table-cell table:style-name="ce4" office:value-type="string" calcext:value-type="string">
            <text:p>Merano Arte</text:p>
          </table:table-cell>
          <table:table-cell table:style-name="ce4" office:value-type="string" calcext:value-type="string">
            <text:p>Kunst Meran</text:p>
          </table:table-cell>
          <table:table-cell table:style-name="ce4" office:value-type="string" calcext:value-type="string">
            <text:p>Lauben 163</text:p>
          </table:table-cell>
          <table:table-cell table:style-name="ce4" office:value-type="string" calcext:value-type="string">
            <text:p>Portici 163</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kunstmeranoarte.org</text:p>
          </table:table-cell>
          <table:table-cell table:style-name="ce4" office:value-type="string" calcext:value-type="string">
            <text:p>+39 0473 212643</text:p>
          </table:table-cell>
          <table:table-cell table:style-name="ce4" table:number-columns-repeated="2"/>
          <table:table-cell table:number-columns-repeated="2" table:style-name="ce4" office:value-type="string" calcext:value-type="string">
            <text:p>info@kunstmeranoarte.org</text:p>
          </table:table-cell>
          <table:table-cell table:style-name="ce10" office:value-type="string" calcext:value-type="string">
            <text:p>7,00 € Erwachsene</text:p>
            <text:p>5,00 € Senioren, Menschen mit Behinderungen</text:p>
            <text:p>2,00 € Studenten bis 26 Jahre</text:p>
            <text:p>Freier Eintritt bis 14 Jahre</text:p>
          </table:table-cell>
          <table:table-cell table:style-name="ce10" office:value-type="string" calcext:value-type="string">
            <text:p>€ 7,00 adulti</text:p>
            <text:p>€ 5,00 anziani, disabili</text:p>
            <text:p>€ 2,00 studenti fino a 26 anni</text:p>
            <text:p>ingresso libero fino ai 14 anni</text:p>
          </table:table-cell>
          <table:table-cell table:style-name="ce10" office:value-type="string" calcext:value-type="string">
            <text:p>€7.00 adults</text:p>
            <text:p>€5.00 seniors, Handycap</text:p>
            <text:p>€2.00 students</text:p>
            <text:p>free admission for children up to 14 years </text:p>
          </table:table-cell>
          <table:table-cell table:style-name="ce10" office:value-type="string" calcext:value-type="string">
            <text:p>Di-Sa 10-18 h</text:p>
            <text:p>So, Feiertage 11-18 h</text:p>
            <text:p>Führungen für Gruppen und Schulklassen nach Voranmeldung</text:p>
          </table:table-cell>
          <table:table-cell table:style-name="ce10" office:value-type="string" calcext:value-type="string">
            <text:p>mar-sab h 10-18</text:p>
            <text:p>dom, festivi h 11-18</text:p>
            <text:p>visite guidate per gruppi e scuole su prenotazione</text:p>
          </table:table-cell>
          <table:table-cell table:style-name="ce10" office:value-type="string" calcext:value-type="string">
            <text:p>Tue-Sat 10-6 pm</text:p>
            <text:p>Sun, public holidays 11-6 pm</text:p>
            <text:p>guided tours for groups on reservation</text:p>
          </table:table-cell>
          <table:table-cell table:style-name="ce10" office:value-type="string" calcext:value-type="string">
            <text:p>Kunst Meran ist ein Haus für zeitgenössische Kunst, lokale Kunstgeschichte und Architektur mit einem interdisziplinären, forschungsorientierten sowie gesellschaftspolitischen Ausstellungs- und Vermittlungsprogramm.</text:p>
          </table:table-cell>
          <table:table-cell table:style-name="ce10" office:value-type="string" calcext:value-type="string">
            <text:p>Merano Arte è uno spazio e una piattaforma per l’arte contemporanea, la storia dell’arte locale e l’architettura, con un’attività espositiva e un programma educativo dal taglio interdisciplinare, di ricerca e attenti a tematiche socio-politiche.</text:p>
          </table:table-cell>
          <table:table-cell table:style-name="ce10" office:value-type="string" calcext:value-type="string">
            <text:p>Kunst Meran Merano Arte is an establishment for contemporary art, local art history and architecture, whose interdisciplinary exhibition and educational programme is oriented towards both research and socio-political topics.</text:p>
          </table:table-cell>
          <table:table-cell table:style-name="ce10" office:value-type="string" calcext:value-type="string">
            <text:p>11.162042</text:p>
          </table:table-cell>
          <table:table-cell table:style-name="ce10" office:value-type="string" calcext:value-type="string">
            <text:p>46.671722</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Texelgruppe</text:p>
          </table:table-cell>
          <table:table-cell table:style-name="ce4" office:value-type="string" calcext:value-type="string">
            <text:p>Centro visite Gruppo di Tessa</text:p>
          </table:table-cell>
          <table:table-cell table:style-name="ce4" office:value-type="string" calcext:value-type="string">
            <text:p>Texel Group visitor centre</text:p>
          </table:table-cell>
          <table:table-cell table:style-name="ce4" office:value-type="string" calcext:value-type="string">
            <text:p>Feldgasse 3</text:p>
          </table:table-cell>
          <table:table-cell table:style-name="ce4" office:value-type="string" calcext:value-type="string">
            <text:p>via dei campi, 3</text:p>
          </table:table-cell>
          <table:table-cell table:style-name="ce7" office:value-type="float" office:value="39025" calcext:value-type="float">
            <text:p>39025</text:p>
          </table:table-cell>
          <table:table-cell table:style-name="ce4" office:value-type="string" calcext:value-type="string">
            <text:p>Naturns</text:p>
          </table:table-cell>
          <table:table-cell table:style-name="ce4" office:value-type="string" calcext:value-type="string">
            <text:p>Naturno</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3 668201</text:p>
          </table:table-cell>
          <table:table-cell table:style-name="ce4" table:number-columns-repeated="2"/>
          <table:table-cell table:style-name="ce4" office:value-type="string" calcext:value-type="string">
            <text:p>info.tg@provincia.bz.it</text:p>
          </table:table-cell>
          <table:table-cell table:style-name="ce4" office:value-type="string" calcext:value-type="string">
            <text:p>info.tg@provinz.bz.it</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Ende März-Okt</text:p>
            <text:p>Di-Sa 9.30-12.30,14.30-18 h</text:p>
            <text:p>Juli, Aug, Sep auch So</text:p>
          </table:table-cell>
          <table:table-cell table:style-name="ce10" office:value-type="string" calcext:value-type="string">
            <text:p>fine marzo-ott</text:p>
            <text:p>mar-sab h 9.30-12.30, 14.30-18</text:p>
            <text:p>lug, ago, set anche dom</text:p>
          </table:table-cell>
          <table:table-cell table:style-name="ce10" office:value-type="string" calcext:value-type="string">
            <text:p>end-March-Oct</text:p>
            <text:p>Tue-Sat 9.30-12.30, 2.30-6 pm</text:p>
            <text:p>July, Aug, Sep also Sun</text:p>
          </table:table-cell>
          <table:table-cell table:style-name="ce10" office:value-type="string" calcext:value-type="string">
            <text:p>Das Naturparkhaus erzählt von der Gegensätzlichkeit und der Vielfalt an Lebensräumen im Naturpark. Das Teichbiotop, die Aquarien, der Wasserwaal, Gesteinsproben, Tierpräparate, Wandtafeln und Tastboxen machen Natur hautnah greifbar, spürbar und sichtbar.</text:p>
          </table:table-cell>
          <table:table-cell table:style-name="ce10" office:value-type="string" calcext:value-type="string">
            <text:p>Il Centro visite racconta i forti contrasti e la varietà di ambienti che contraddistinguono il parco naturale. Lo stagno, gli aquari, il canale di irrigazione tipico, detto "Waal", pietre, preparati di animali, pannelli verticali e box per esperienze tattili invitano a scoprire la natura.</text:p>
          </table:table-cell>
          <table:table-cell table:style-name="ce10" office:value-type="string" calcext:value-type="string">
            <text:p>The visitor centre presents the contrasts and diversity of habitats in the nature park. The pond biotope, the aquariums, the irrigation canals (known as "Waale"), rock samples, animal specimens, wall charts and tactile boxes make nature tangible, palpable and visible.</text:p>
          </table:table-cell>
          <table:table-cell table:style-name="ce10" office:value-type="string" calcext:value-type="string">
            <text:p>11.004362</text:p>
          </table:table-cell>
          <table:table-cell table:style-name="ce10" office:value-type="string" calcext:value-type="string">
            <text:p>46.651936</text:p>
          </table:table-cell>
          <table:table-cell table:number-columns-repeated="995"/>
        </table:table-row>
        <table:table-row table:style-name="ro1" table:visibility="filter">
          <table:table-cell table:style-name="ce2" table:number-columns-repeated="2"/>
          <table:table-cell table:style-name="ce4" office:value-type="string" calcext:value-type="string">
            <text:p>Eisenbahnwelt</text:p>
          </table:table-cell>
          <table:table-cell table:style-name="ce4" office:value-type="string" calcext:value-type="string">
            <text:p>Mondo Treno</text:p>
          </table:table-cell>
          <table:table-cell table:style-name="ce4" office:value-type="string" calcext:value-type="string">
            <text:p>Railway World</text:p>
          </table:table-cell>
          <table:table-cell table:style-name="ce4" office:value-type="string" calcext:value-type="string">
            <text:p>Geroldplatz 3</text:p>
          </table:table-cell>
          <table:table-cell table:style-name="ce4" office:value-type="string" calcext:value-type="string">
            <text:p>piazza Gerold, 3</text:p>
          </table:table-cell>
          <table:table-cell table:style-name="ce7" office:value-type="float" office:value="39020" calcext:value-type="float">
            <text:p>39020</text:p>
          </table:table-cell>
          <table:table-cell table:style-name="ce4" office:value-type="string" calcext:value-type="string">
            <text:p>Rabland</text:p>
          </table:table-cell>
          <table:table-cell table:style-name="ce4" office:value-type="string" calcext:value-type="string">
            <text:p>Rablà</text:p>
          </table:table-cell>
          <table:table-cell table:number-columns-repeated="2" table:style-name="ce4" office:value-type="string" calcext:value-type="string">
            <text:p>www.eisenbahnwelt.eu</text:p>
          </table:table-cell>
          <table:table-cell table:style-name="ce4" office:value-type="string" calcext:value-type="string">
            <text:p>+39 0473 521460</text:p>
          </table:table-cell>
          <table:table-cell table:style-name="ce4" table:number-columns-repeated="2"/>
          <table:table-cell table:number-columns-repeated="2" table:style-name="ce4" office:value-type="string" calcext:value-type="string">
            <text:p>info@eisenbahnwelt.it</text:p>
          </table:table-cell>
          <table:table-cell table:style-name="ce10" office:value-type="string" calcext:value-type="string">
            <text:p>10,50 € Erwachsene</text:p>
            <text:p>23,00 € Familienkarte (2 Erwachsene mit einem Kind)</text:p>
            <text:p>27,00 € Familienkarte (2 Erwachsene mit zwei oder drei Kindern)</text:p>
            <text:p>8,00 € Kinder, Jugendliche (3-14 Jahre)</text:p>
            <text:p>8,00 € Ermäßigung (Studenten, Behinderte, Senioren ab 65 Jahren, Gruppen ab 15 Personen)</text:p>
            <text:p>5,00 € Schulen</text:p>
            <text:p>60,00 € Jahreskarte für Erwachsene</text:p>
            <text:p>35,00 € Jahreskarte für Kinder</text:p>
            <text:p>Eintritt frei unter 3 Jahen</text:p>
          </table:table-cell>
          <table:table-cell table:style-name="ce10" office:value-type="string" calcext:value-type="string">
            <text:p>€ 10,50 adulti</text:p>
            <text:p>€ 23,00 Family Card (2 adulti con un bambino)</text:p>
            <text:p>€ 27,00 Family Card (2 adulti con due o tre bambini)</text:p>
            <text:p>€ 8,00 bambini (3-14 anni)</text:p>
            <text:p>€ 8,00 ridotto (studenti, disabili, anziani, gruppi di 15 persone)</text:p>
            <text:p>€ 5,00 scuole</text:p>
            <text:p>€ 60,00 abbonamento annuale per audlti</text:p>
            <text:p>€ 35,00 abbonamento annuale per bambini</text:p>
            <text:p>ingresso libero fino ai 3 anni</text:p>
          </table:table-cell>
          <table:table-cell table:style-name="ce10" office:value-type="string" calcext:value-type="string">
            <text:p>€10.50 adults</text:p>
            <text:p>€23.00 Family Card (2 adults with one child)</text:p>
            <text:p>€27,00 Family Card (2 adults with two or three children)</text:p>
            <text:p>€8.00 children (3-14 years)</text:p>
            <text:p>€8.00 reduced (students, elderly, handicapped, groups 15 people or more)</text:p>
            <text:p>€5.00 schools</text:p>
            <text:p>freee entrance children up to 3 years</text:p>
          </table:table-cell>
          <table:table-cell table:style-name="ce10" office:value-type="string" calcext:value-type="string">
            <text:p>Ostern-Allerheiligen</text:p>
            <text:p>So-Fr 10-17 h</text:p>
            <text:p>1. Dez-Weihnachten nur So 10-17 h</text:p>
            <text:p>26. Dez-6. Jan täglich 10-17 h</text:p>
            <text:p>geschl. 7.-31. Jan </text:p>
            <text:p>Feb-Ostern nur So 10-17 h</text:p>
          </table:table-cell>
          <table:table-cell table:style-name="ce10" office:value-type="string" calcext:value-type="string">
            <text:p>Pasqua-Ognissanti</text:p>
            <text:p>dom-ven h 10-17</text:p>
            <text:p>1 dic-Natale solo dom h 10-17</text:p>
            <text:p>26 dic-6 gen tutti i giorni h 10-17</text:p>
            <text:p>chiuso 7-31 gen</text:p>
            <text:p>feb-Pasqua solo dom h 10-17</text:p>
          </table:table-cell>
          <table:table-cell table:style-name="ce10" office:value-type="string" calcext:value-type="string">
            <text:p>Easter-All Saints</text:p>
            <text:p>Sun-Fri 10-5 pm</text:p>
            <text:p>1 Dec-Christmas Sun only 10-5 pm</text:p>
            <text:p>26 Dec-6 Jan daily 10-5 pm</text:p>
            <text:p>closed 7-31 Jan</text:p>
            <text:p>Feb-Easter Sun only 10-5 pm</text:p>
          </table:table-cell>
          <table:table-cell table:style-name="ce10" office:value-type="string" calcext:value-type="string">
            <text:p>Die Eisenbahnwelt beherbergt mit zirka 20.000 Stück eine der größten privaten Modelleisenbahnsammlungen Europas. Auch „Südtirol in Miniatur“ kann hier erlebt werden.</text:p>
          </table:table-cell>
          <table:table-cell table:style-name="ce10" office:value-type="string" calcext:value-type="string">
            <text:p>Con i suoi circa 20.000 pezzi, Mondo Treno è una delle più ampie collezioni private di modellini di treno d’Europa. È possibile sperimentare anche “L’Alto Adige in miniatura”.</text:p>
          </table:table-cell>
          <table:table-cell table:style-name="ce10" office:value-type="string" calcext:value-type="string">
            <text:p>The "world of railway models" houses one of the largest private model railway collections in Europe with around 20,000 pieces. "South Tyrol in miniature" can also be experienced here.</text:p>
          </table:table-cell>
          <table:table-cell table:style-name="ce10" office:value-type="string" calcext:value-type="string">
            <text:p>11.059244</text:p>
          </table:table-cell>
          <table:table-cell table:style-name="ce10" office:value-type="string" calcext:value-type="string">
            <text:p>46.669019</text:p>
          </table:table-cell>
          <table:table-cell table:number-columns-repeated="995"/>
        </table:table-row>
        <table:table-row table:style-name="ro1" table:visibility="filter">
          <table:table-cell table:style-name="ce2" table:number-columns-repeated="2"/>
          <table:table-cell table:style-name="ce4" office:value-type="string" calcext:value-type="string">
            <text:p>Kleines Museum in Lana</text:p>
          </table:table-cell>
          <table:table-cell table:style-name="ce4" office:value-type="string" calcext:value-type="string">
            <text:p>Piccolo Museo a Lana</text:p>
          </table:table-cell>
          <table:table-cell table:style-name="ce4" office:value-type="string" calcext:value-type="string">
            <text:p>Little Museum in Lana</text:p>
          </table:table-cell>
          <table:table-cell table:style-name="ce4" office:value-type="string" calcext:value-type="string">
            <text:p>Binderweg 3</text:p>
          </table:table-cell>
          <table:table-cell table:style-name="ce4" office:value-type="string" calcext:value-type="string">
            <text:p>via Bottai 3</text:p>
          </table:table-cell>
          <table:table-cell table:style-name="ce7" office:value-type="float" office:value="39011" calcext:value-type="float">
            <text:p>39011</text:p>
          </table:table-cell>
          <table:table-cell table:number-columns-repeated="2" table:style-name="ce4" office:value-type="string" calcext:value-type="string">
            <text:p>Lana</text:p>
          </table:table-cell>
          <table:table-cell table:style-name="ce4" table:number-columns-repeated="2"/>
          <table:table-cell table:style-name="ce4" office:value-type="string" calcext:value-type="string">
            <text:p>+39 389 6794823</text:p>
          </table:table-cell>
          <table:table-cell table:style-name="ce4" table:number-columns-repeated="2"/>
          <table:table-cell table:number-columns-repeated="2" table:style-name="ce4" office:value-type="string" calcext:value-type="string">
            <text:p>kleines.museum@gmail.com</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free offering</text:p>
          </table:table-cell>
          <table:table-cell table:style-name="ce10" office:value-type="string" calcext:value-type="string">
            <text:p>Ganzjährig auf Anfrage</text:p>
          </table:table-cell>
          <table:table-cell table:style-name="ce10" office:value-type="string" calcext:value-type="string">
            <text:p>tutto l'anno su richiesta</text:p>
          </table:table-cell>
          <table:table-cell table:style-name="ce10" office:value-type="string" calcext:value-type="string">
            <text:p>Open all year round on request</text:p>
          </table:table-cell>
          <table:table-cell table:style-name="ce10" office:value-type="string" calcext:value-type="string">
            <text:p>Das Kleine Museum in Lana beherbergt die private Sammlung von Alexander Schwabl, die den beiden Weltkriegen gewidmet ist. Den Schwerpunkt bilden Uniformen, Dokumente und Fotos.</text:p>
          </table:table-cell>
          <table:table-cell table:style-name="ce10" office:value-type="string" calcext:value-type="string">
            <text:p>Il Piccolo Museo di Lana ospita la collezione privata di Alexander Schwabl dedicata alle due guerre mondiali. Pezzi forti sono le uniformi, i documenti e le foto.</text:p>
          </table:table-cell>
          <table:table-cell table:style-name="ce10" office:value-type="string" calcext:value-type="string">
            <text:p>This "little museum" houses Alexander Schwabl's private collection dedicated to the two world wars. The focus is on uniforms, documents and photos.</text:p>
          </table:table-cell>
          <table:table-cell table:style-name="ce10" office:value-type="string" calcext:value-type="string">
            <text:p>11.168356</text:p>
          </table:table-cell>
          <table:table-cell table:style-name="ce10" office:value-type="string" calcext:value-type="string">
            <text:p>46.608433</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ionalparkhaus Lahnersäge</text:p>
          </table:table-cell>
          <table:table-cell table:style-name="ce4" office:value-type="string" calcext:value-type="string">
            <text:p>Centro visite Lahnersäge</text:p>
          </table:table-cell>
          <table:table-cell table:style-name="ce4" office:value-type="string" calcext:value-type="string">
            <text:p>Lahner Sawmill National Park visitor centre</text:p>
          </table:table-cell>
          <table:table-cell table:number-columns-repeated="2" table:style-name="ce4" office:value-type="string" calcext:value-type="string">
            <text:p>Sägehüttl 64</text:p>
          </table:table-cell>
          <table:table-cell table:style-name="ce7" office:value-type="float" office:value="39010" calcext:value-type="float">
            <text:p>39010</text:p>
          </table:table-cell>
          <table:table-cell table:style-name="ce4" office:value-type="string" calcext:value-type="string">
            <text:p>St. Gertraud</text:p>
          </table:table-cell>
          <table:table-cell table:style-name="ce4" office:value-type="string" calcext:value-type="string">
            <text:p>Santa Gertrude</text:p>
          </table:table-cell>
          <table:table-cell table:style-name="ce4" office:value-type="string" calcext:value-type="string">
            <text:p>www.nationalpark-stelvio.it </text:p>
          </table:table-cell>
          <table:table-cell table:style-name="ce4" office:value-type="string" calcext:value-type="string">
            <text:p>www.parconazionale-stelvio.it</text:p>
          </table:table-cell>
          <table:table-cell table:style-name="ce4" office:value-type="string" calcext:value-type="string">
            <text:p>+39 0473 798123</text:p>
          </table:table-cell>
          <table:table-cell table:style-name="ce4" table:number-columns-repeated="2"/>
          <table:table-cell table:number-columns-repeated="2" table:style-name="ce4" office:value-type="string" calcext:value-type="string">
            <text:p>info@lahnersaege.com</text:p>
          </table:table-cell>
          <table:table-cell table:style-name="ce10" office:value-type="string" calcext:value-type="string">
            <text:p>3,00 € Erwachsene</text:p>
            <text:p>2,00 € Senioren ab 65, Studenten, Schüler, Behinderte, Gruppen ab 10 Personen</text:p>
            <text:p>7,00 € Familienticket (2 Erwachsene mit Kindern bis zu 14 Jahren)</text:p>
            <text:p>4,00 € Klein-Familienticket (1 Erwachsene/-r mit Kindern bis zu 14 Jahren)</text:p>
            <text:p>Kinder bis zu 6 Jahren frei</text:p>
            <text:p>1,50 € Schulklassen mit Betreuung vom Lehrpersonal (pro Person)</text:p>
            <text:p>Gruppenführungen (10 bis ca. 25 Personen) 1,00 € zzgl. zum Eintrittspreis</text:p>
          </table:table-cell>
          <table:table-cell table:style-name="ce10" office:value-type="string" calcext:value-type="string">
            <text:p>€ 3,00 adulti</text:p>
            <text:p>€ 2,00 anziani dai 65 anni, studenti, scolari, disabili, gruppi da 10 persone in sù</text:p>
            <text:p>€ 7,00 biglietto famiglia (2 adulti con bambini fino a 14 anni)</text:p>
            <text:p>€ 4,00 biglietto famiglia mini (1 adulto con bambini fino a 14 anni)</text:p>
            <text:p>ingresso libero per bambini fino ai 6 anni</text:p>
            <text:p>€ 1,50 scolaresche accompagnate da personale docente (a scolaro)</text:p>
            <text:p>visita guidata per gruppi (10-25 persone) € 1,00/persona oltre all'ingresso</text:p>
          </table:table-cell>
          <table:table-cell table:style-name="ce10" office:value-type="string" calcext:value-type="string">
            <text:p>€3.00 adults</text:p>
            <text:p>€2.00 persons with handicap, senior from up to 65 y., groups with at least 10 persons</text:p>
            <text:p>€7.00 family ticket (2 adults with children up to 14 yrs.)</text:p>
            <text:p>€4.00 mini-family ticket (1 adult with children up to 14 yrs.)</text:p>
            <text:p>free entrance for children up to 6 yrs. to add to the ticket</text:p>
            <text:p>€1.50 school classes with teachers (per student)</text:p>
            <text:p>guided tour through the expositions for groups (10-25 visitors) €1.00 added to the entrance fee</text:p>
          </table:table-cell>
          <table:table-cell table:style-name="ce10" office:value-type="string" calcext:value-type="string">
            <text:p>Jan-März, Mai-Okt</text:p>
            <text:p>Di-Sa 9.30-12.30, 14.30-17.30 h</text:p>
            <text:p>Juli, Aug auch So 14.30-17.30 h</text:p>
          </table:table-cell>
          <table:table-cell table:style-name="ce10" office:value-type="string" calcext:value-type="string">
            <text:p>gen-mar, mag-ott</text:p>
            <text:p>mar-sab h 9.30-12.30, 14.30-17.30</text:p>
            <text:p>lug, ago anche dom h 14.30-17.30</text:p>
          </table:table-cell>
          <table:table-cell table:style-name="ce10" office:value-type="string" calcext:value-type="string">
            <text:p>Jan-March, may-Oct</text:p>
            <text:p>Tue-Sat 9.30-12.30, 2.30-5.30 pm</text:p>
            <text:p>July, Aug also Sun 2.30-5.30 pm</text:p>
          </table:table-cell>
          <table:table-cell table:style-name="ce10" office:value-type="string" calcext:value-type="string">
            <text:p>Das Nationalparkhaus Lahnersäge beschäftigt sich mit dem Ökosystem Wald und seiner Bedeutung für den Menschen und die Natur. An der restaurierten wasserbetriebenen Venezianersäge wird das Schneiden des Baumstammes zu Bretterholz vorgeführt.</text:p>
          </table:table-cell>
          <table:table-cell table:style-name="ce10" office:value-type="string" calcext:value-type="string">
            <text:p>Il Centro visite del Parco Nazionale dello Stelvio “Lahnersäge” illustra quanto sia essenziale l’ecosistema “bosco” per l’uomo e la natura. Nell’antica segheria ad acqua alla veneziana, ora restaurata, i tronchi vengono trasformati in tavole, mentre la macina trasforma i chicchi di grano in farina.</text:p>
          </table:table-cell>
          <table:table-cell table:style-name="ce10" office:value-type="string" calcext:value-type="string">
            <text:p>The Lahnersäge visitor centre focuses on the forest ecosystem and its importance for people and nature. The production of boards and other wooden items is demonstrated at the refurbished old Venetian sawmill.</text:p>
          </table:table-cell>
          <table:table-cell table:style-name="ce10" office:value-type="string" calcext:value-type="string">
            <text:p>10.877133</text:p>
          </table:table-cell>
          <table:table-cell table:style-name="ce10" office:value-type="string" calcext:value-type="string">
            <text:p>46.490036</text:p>
          </table:table-cell>
          <table:table-cell table:number-columns-repeated="995"/>
        </table:table-row>
        <table:table-row table:style-name="ro1" table:visibility="filter">
          <table:table-cell table:style-name="ce2" table:number-columns-repeated="2"/>
          <table:table-cell table:style-name="ce4" office:value-type="string" calcext:value-type="string">
            <text:p>Feuerwehrhelmmuseum</text:p>
          </table:table-cell>
          <table:table-cell table:style-name="ce4" office:value-type="string" calcext:value-type="string">
            <text:p>Museo degli elmi dei pompieri</text:p>
          </table:table-cell>
          <table:table-cell table:style-name="ce4" office:value-type="string" calcext:value-type="string">
            <text:p>Firefighting Helmet Museum</text:p>
          </table:table-cell>
          <table:table-cell table:style-name="ce4" office:value-type="string" calcext:value-type="string">
            <text:p>Schloss-Neuhaus-Straße 7</text:p>
          </table:table-cell>
          <table:table-cell table:style-name="ce4" office:value-type="string" calcext:value-type="string">
            <text:p>via Schloss-Neuhaus, 7</text:p>
          </table:table-cell>
          <table:table-cell table:style-name="ce7" office:value-type="float" office:value="39030" calcext:value-type="float">
            <text:p>39030</text:p>
          </table:table-cell>
          <table:table-cell table:number-columns-repeated="2" table:style-name="ce4" office:value-type="string" calcext:value-type="string">
            <text:p>Gais</text:p>
          </table:table-cell>
          <table:table-cell table:number-columns-repeated="2" table:style-name="ce4" office:value-type="string" calcext:value-type="string">
            <text:p>www.hotel-burgfrieden.com</text:p>
          </table:table-cell>
          <table:table-cell table:style-name="ce4" office:value-type="string" calcext:value-type="string">
            <text:p>+39 0474 504117</text:p>
          </table:table-cell>
          <table:table-cell table:style-name="ce4" table:number-columns-repeated="2"/>
          <table:table-cell table:number-columns-repeated="2" table:style-name="ce4" office:value-type="string" calcext:value-type="string">
            <text:p>info@hotel-burgfrieden.com</text:p>
          </table:table-cell>
          <table:table-cell table:style-name="ce10" office:value-type="string" calcext:value-type="string">
            <text:p>5,00 € Erwachsene</text:p>
            <text:p>2,50 € Kinder bis 12 Jahren</text:p>
          </table:table-cell>
          <table:table-cell table:style-name="ce10" office:value-type="string" calcext:value-type="string">
            <text:p>€ 5,00 adulti</text:p>
            <text:p>€ 2,50 bambini fino ai 12 anni</text:p>
          </table:table-cell>
          <table:table-cell table:style-name="ce10" office:value-type="string" calcext:value-type="string">
            <text:p>€5.00 adults</text:p>
            <text:p>€2.50 children up to 12 years</text:p>
          </table:table-cell>
          <table:table-cell table:style-name="ce10" office:value-type="string" calcext:value-type="string">
            <text:p>Juni-Nov, Weihnachten-März 10-18 h</text:p>
            <text:p>oder mit Anmeldung</text:p>
          </table:table-cell>
          <table:table-cell table:style-name="ce10" office:value-type="string" calcext:value-type="string">
            <text:p>giu-nov, Natale-marzo h 10-18</text:p>
            <text:p>o su richiesta</text:p>
          </table:table-cell>
          <table:table-cell table:style-name="ce10" office:value-type="string" calcext:value-type="string">
            <text:p>June-Nov, Christmas-March 10-6 pm</text:p>
            <text:p>or on request</text:p>
          </table:table-cell>
          <table:table-cell table:style-name="ce10" office:value-type="string" calcext:value-type="string">
            <text:p>Im Feuerwehrhelmmuseum sind rund 700 Helme aus der ganzen Welt und aus unterschiedlichen Epochen&lt;ins datetime="2022-03-31T14:48" cite="mailto:Siller,%20Notburga"&gt;,&lt;/ins&gt; darunter auch französische Metallhelme mit Federbusch, Ärmelabzeichen, Feuerwehrbeile, Offizierssäbel sowie seltene Uniformen ausgestellt.</text:p>
          </table:table-cell>
          <table:table-cell table:style-name="ce10" office:value-type="string" calcext:value-type="string">
            <text:p>Il Museo degli elmi dei pompieri espone circa 700 elmi da tutto il mondo e di diverse epoche, tra i quali anche elmi francesi in metallo con pennacchio, scuri, sciabole e uniformi rare.</text:p>
          </table:table-cell>
          <table:table-cell table:style-name="ce10" office:value-type="string" calcext:value-type="string">
            <text:p>The Firefighter's Helmet Museum exhibits around 700 helmets from all over the world and from different eras, including French metal helmets with feather plumes, sleeve badges, fire brigade hatchets, officers' sabres and rare uniforms.</text:p>
          </table:table-cell>
          <table:table-cell table:style-name="ce10" office:value-type="string" calcext:value-type="string">
            <text:p>11.944184</text:p>
          </table:table-cell>
          <table:table-cell table:style-name="ce10" office:value-type="string" calcext:value-type="string">
            <text:p>46.841702</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Rieserferner-Ahrn</text:p>
          </table:table-cell>
          <table:table-cell table:style-name="ce4" office:value-type="string" calcext:value-type="string">
            <text:p>Centro visite Vedrette di Ries-Aurina</text:p>
          </table:table-cell>
          <table:table-cell table:style-name="ce4" office:value-type="string" calcext:value-type="string">
            <text:p>Rieserferner-Ahrn visitor centre</text:p>
          </table:table-cell>
          <table:table-cell table:style-name="ce4" office:value-type="string" calcext:value-type="string">
            <text:p>Rathausplatz 9</text:p>
          </table:table-cell>
          <table:table-cell table:style-name="ce4" office:value-type="string" calcext:value-type="string">
            <text:p>piazza Municipio 9</text:p>
          </table:table-cell>
          <table:table-cell table:style-name="ce7" office:value-type="float" office:value="39032" calcext:value-type="float">
            <text:p>39032</text:p>
          </table:table-cell>
          <table:table-cell table:style-name="ce4" office:value-type="string" calcext:value-type="string">
            <text:p>Sand in Taufers</text:p>
          </table:table-cell>
          <table:table-cell table:style-name="ce4" office:value-type="string" calcext:value-type="string">
            <text:p>Campo Tures</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4 677 546</text:p>
          </table:table-cell>
          <table:table-cell table:style-name="ce4" table:number-columns-repeated="2"/>
          <table:table-cell table:style-name="ce4" office:value-type="string" calcext:value-type="string">
            <text:p>info.ra@provincia.bz.it</text:p>
          </table:table-cell>
          <table:table-cell table:style-name="ce4" office:value-type="string" calcext:value-type="string">
            <text:p>info.rfa@provinz.bz.it</text:p>
          </table:table-cell>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Ende Dez-März</text:p>
            <text:p>Mai-Okt</text:p>
            <text:p>Di-Sa 9.30-12.30 h, 14.30-18 h</text:p>
            <text:p>Juli, Aug auch So</text:p>
          </table:table-cell>
          <table:table-cell table:style-name="ce10" office:value-type="string" calcext:value-type="string">
            <text:p>fine dic-marzo</text:p>
            <text:p>mag-ott</text:p>
            <text:p>mar-sab h 9.30-12.30, 14.30-18</text:p>
            <text:p>lug, ago anche dom</text:p>
          </table:table-cell>
          <table:table-cell table:style-name="ce10" office:value-type="string" calcext:value-type="string">
            <text:p>end-Dec-March</text:p>
            <text:p>May-Oct</text:p>
            <text:p>Tue-Sat 9.30-12.30, 2.30-6 pm</text:p>
            <text:p>July, Aug also Sun</text:p>
          </table:table-cell>
          <table:table-cell table:style-name="ce10" office:value-type="string" calcext:value-type="string">
            <text:p>Das Naturparkhaus beschäftigt sich mit den Grenzen der Natur und der Menschen. Erläutert werden die landschaftsformenden Kräfte der Gletscher, die geologische Vielfalt, die Vegetationsstufen, die Welt der Mineralien und kulturhistorische Aspekte wie der Ahrntaler Dialekt.</text:p>
          </table:table-cell>
          <table:table-cell table:style-name="ce10" office:value-type="string" calcext:value-type="string">
            <text:p>Tema centrale del Centro visite è “I confini della natura e i confini dell’uomo”. Vi si presentano le forze trasformatrici dei ghiacciai e dell’acqua, la varietà geologica, la vegetazione, il mondo dei minerali e vari aspetti storico-culturali come il caratteristico dialetto della valle.</text:p>
          </table:table-cell>
          <table:table-cell table:style-name="ce10" office:value-type="string" calcext:value-type="string">
            <text:p>The visitor centre deals with boundaries of nature and people. The landscape-forming forces of the glaciers, the geological diversity, the vegetation stages, the world of minerals and cultural-historical aspects such as the local dialect are covered.</text:p>
          </table:table-cell>
          <table:table-cell table:style-name="ce10" office:value-type="string" calcext:value-type="string">
            <text:p>11.952777</text:p>
          </table:table-cell>
          <table:table-cell table:style-name="ce10" office:value-type="string" calcext:value-type="string">
            <text:p>46.919424</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Runkelstein</text:p>
          </table:table-cell>
          <table:table-cell table:style-name="ce4" office:value-type="string" calcext:value-type="string">
            <text:p>Castel Roncolo</text:p>
          </table:table-cell>
          <table:table-cell table:style-name="ce4" office:value-type="string" calcext:value-type="string">
            <text:p>Runkelstein Castle</text:p>
          </table:table-cell>
          <table:table-cell table:style-name="ce4" office:value-type="string" calcext:value-type="string">
            <text:p>St. Anton 15</text:p>
          </table:table-cell>
          <table:table-cell table:style-name="ce4" office:value-type="string" calcext:value-type="string">
            <text:p>S. Antonio 15</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runkelstein.info</text:p>
          </table:table-cell>
          <table:table-cell table:style-name="ce4" office:value-type="string" calcext:value-type="string">
            <text:p>www.roncolo.info</text:p>
          </table:table-cell>
          <table:table-cell table:style-name="ce4" office:value-type="string" calcext:value-type="string">
            <text:p>+39 0471 329808</text:p>
          </table:table-cell>
          <table:table-cell table:style-name="ce4"/>
          <table:table-cell table:style-name="ce4" office:value-type="string" calcext:value-type="string">
            <text:p>+39 0471 324026</text:p>
          </table:table-cell>
          <table:table-cell table:style-name="ce4" office:value-type="string" calcext:value-type="string">
            <text:p>roncolo@roncolo.info</text:p>
          </table:table-cell>
          <table:table-cell table:style-name="ce4" office:value-type="string" calcext:value-type="string">
            <text:p>runkelstein@runkelstein.info</text:p>
          </table:table-cell>
          <table:table-cell table:style-name="ce10" office:value-type="string" calcext:value-type="string">
            <text:p>8,00 Euro Erwachsene</text:p>
            <text:p>5,50 Euro reduziert (Studenten, Senioren ab 65 Jahren, Menschen mit Behinderung,  Gruppen ab 10 Personen)</text:p>
            <text:p>16,00 Euro Familienkarte (2 Erwachsene mit Kinder unter 14 Jahren)</text:p>
            <text:p>2,50 Euro Schülerkarte (für Schulklassen)</text:p>
            <text:p>14,50 Euro Führungszuschlag pro Schulklasse</text:p>
            <text:p>2,70 Euro Führungszuschlag pro Person</text:p>
          </table:table-cell>
          <table:table-cell table:style-name="ce10" office:value-type="string" calcext:value-type="string">
            <text:p>€ 8,00 adulti</text:p>
            <text:p>€ 5,50 biglietto ridotto (studenti, anziani oltre 65 anni, disabili, gruppi a partire da 10 persone)</text:p>
            <text:p>€ 16,00 carta famiglia (2 adulti con bambini sotto i 14 anni)</text:p>
            <text:p>€ 2,50 scolari (per classi scolastiche)</text:p>
            <text:p>€ 14,50 supplemento guida per classe scolastica</text:p>
            <text:p>€ 2,70 supplemento guida per persone</text:p>
          </table:table-cell>
          <table:table-cell table:style-name="ce10" office:value-type="string" calcext:value-type="string">
            <text:p>€ 8,00 adults</text:p>
            <text:p>€ 5,50 reduced ticket (Students, seniors over 65, disabled persons, groups over 10 persons)</text:p>
            <text:p>€ 16,00 Family-Card (2 adults with children under 14 years)</text:p>
            <text:p>€ 2,50 scholar ticket (for school class)</text:p>
            <text:p>€ 14,50 supplement for guided tours (per school class)</text:p>
            <text:p>€ 2,70 supplement for guided tours (per person)</text:p>
          </table:table-cell>
          <table:table-cell table:style-name="ce10" office:value-type="string" calcext:value-type="string">
            <text:p>Mitte März-1. Nov</text:p>
            <text:p>Di-So 10-18 h (letzter Einlass 17.30 h)</text:p>
            <text:p>2. Nov-Mitte März 10-17 h (letzter Einlass 16.30 h)</text:p>
            <text:p>geschl. Mitte Jan-24. Feb und 24., 25., 31. Dez, 1. Jan</text:p>
          </table:table-cell>
          <table:table-cell table:style-name="ce10" office:value-type="string" calcext:value-type="string">
            <text:p>metà marzo-1 nov</text:p>
            <text:p>mar-dom h 10-18 (ultimo ingresso h 17.30)</text:p>
            <text:p>2 nov-metà marzo h 10-17 (ultimo ingresso h 16.30)</text:p>
            <text:p>chiuso metà gen-24 feb e 24, 25, 31 dic, 1° gen</text:p>
          </table:table-cell>
          <table:table-cell table:style-name="ce10" office:value-type="string" calcext:value-type="string">
            <text:p>mid-March-1 Nov</text:p>
            <text:p>Tue-Sun 10-6 pm (last admission 5.30 pm)</text:p>
            <text:p>2 Nov-mid-March 10-5 pm (last admission 4.30 pm)</text:p>
            <text:p>Closed mid-Jan-24 Feb and 24, 25, 31 Dec, 1 Jan</text:p>
          </table:table-cell>
          <table:table-cell table:style-name="ce10" office:value-type="string" calcext:value-type="string">
            <text:p>Schloss Runkelstein geht auf das 13. Jahrhundert zurück. Neben dem größten erhaltenen profanen Freskenzyklus des Mittelalters und Objekten aus der ehemaligen Waffenkammer werden wechselnde Ausstellungen zu kulturhistorischen Themen gezeigt.</text:p>
          </table:table-cell>
          <table:table-cell table:style-name="ce10" office:value-type="string" calcext:value-type="string">
            <text:p>Castel Roncolo risale al XIII secolo. Oltre al celebre ciclo di affreschi profani risalenti al Medioevo e a oggetti dalla vecchia armeria, si possono periodicamente ammirare mostre temporanee su temi di storia culturale.</text:p>
          </table:table-cell>
          <table:table-cell table:style-name="ce10" office:value-type="string" calcext:value-type="string">
            <text:p/>
            <text:p>Castle Runkelstein/Roncolo dates back to the 13th century. In addition to the largest preserved secular fresco cycle of the Middle Ages and objects from the former armoury, changing exhibitions on cultural-historical topics are shown.</text:p>
          </table:table-cell>
          <table:table-cell table:style-name="ce10" office:value-type="string" calcext:value-type="string">
            <text:p>11.35849</text:p>
          </table:table-cell>
          <table:table-cell table:style-name="ce10" office:value-type="string" calcext:value-type="string">
            <text:p>46.51542</text:p>
          </table:table-cell>
          <table:table-cell table:number-columns-repeated="995"/>
        </table:table-row>
        <table:table-row table:style-name="ro1">
          <table:table-cell office:value-type="string" calcext:value-type="string">
            <text:p>FRM</text:p>
          </table:table-cell>
          <table:table-cell table:style-name="ce28" office:value-type="string" calcext:value-type="string">
            <text:p>Museo delle Donne di Merano</text:p>
          </table:table-cell>
          <table:table-cell table:style-name="ce4" office:value-type="string" calcext:value-type="string">
            <text:p>Frauenmuseum</text:p>
          </table:table-cell>
          <table:table-cell table:style-name="ce4" office:value-type="string" calcext:value-type="string">
            <text:p>Museo delle Donne</text:p>
          </table:table-cell>
          <table:table-cell table:style-name="ce4" office:value-type="string" calcext:value-type="string">
            <text:p>Women's Museum</text:p>
          </table:table-cell>
          <table:table-cell table:style-name="ce4" office:value-type="string" calcext:value-type="string">
            <text:p>Meinhardstraße 2</text:p>
          </table:table-cell>
          <table:table-cell table:style-name="ce4" office:value-type="string" calcext:value-type="string">
            <text:p>via Mainardo, 2</text:p>
          </table:table-cell>
          <table:table-cell table:style-name="ce7" office:value-type="float" office:value="39012" calcext:value-type="float">
            <text:p>39012</text:p>
          </table:table-cell>
          <table:table-cell table:style-name="ce4" office:value-type="string" calcext:value-type="string">
            <text:p>Meran</text:p>
          </table:table-cell>
          <table:table-cell table:style-name="ce4" office:value-type="string" calcext:value-type="string">
            <text:p>Merano</text:p>
          </table:table-cell>
          <table:table-cell table:number-columns-repeated="2" table:style-name="ce4" office:value-type="string" calcext:value-type="string">
            <text:p>www.museia.it</text:p>
          </table:table-cell>
          <table:table-cell table:style-name="ce4" office:value-type="string" calcext:value-type="string">
            <text:p>+39 0473 231216</text:p>
          </table:table-cell>
          <table:table-cell table:style-name="ce4"/>
          <table:table-cell table:style-name="ce4" office:value-type="string" calcext:value-type="string">
            <text:p>+39 0473 239553</text:p>
          </table:table-cell>
          <table:table-cell table:number-columns-repeated="2" table:style-name="ce4" office:value-type="string" calcext:value-type="string">
            <text:p>info@museia.it</text:p>
          </table:table-cell>
          <table:table-cell table:style-name="ce10" office:value-type="string" calcext:value-type="string">
            <text:p>5,00 € Erwachsene </text:p>
            <text:p>4,50 € Ermäßigunge, mit Kurkarte, Studenteninnen, Senioreninnen </text:p>
            <text:p>8,00 € (pro Kopf) Führungen für Gruppen, Gruppenführungen auf Anfrage und auf Vormerkung auch außerhalb der Öffnungszeiten</text:p>
          </table:table-cell>
          <table:table-cell table:style-name="ce10" office:value-type="string" calcext:value-type="string">
            <text:p>€ 5,00 adulti </text:p>
            <text:p>€ 4,50 ridotto: con carta turistica, studenti, anziani</text:p>
            <text:p>€ 8,00 (a testa) visite guidate per gruppi, visite guidate su richiesta e su prenotazione anche al di fuori dell'orario d'apertura</text:p>
          </table:table-cell>
          <table:table-cell table:style-name="ce10" office:value-type="string" calcext:value-type="string">
            <text:p>€5.00 adults </text:p>
            <text:p>€4.50 reduced: with guest card, students, elderly</text:p>
            <text:p>€8.00 guided tours for groups, by appointment only</text:p>
          </table:table-cell>
          <table:table-cell table:style-name="ce10" office:value-type="string" calcext:value-type="string">
            <text:p>Mo-Fr 10-17 h</text:p>
            <text:p>Sa 10-12.30 h</text:p>
          </table:table-cell>
          <table:table-cell table:style-name="ce10" office:value-type="string" calcext:value-type="string">
            <text:p>lun-ven h 10-17</text:p>
            <text:p>sab h 10-12.30</text:p>
          </table:table-cell>
          <table:table-cell table:style-name="ce10" office:value-type="string" calcext:value-type="string">
            <text:p>Mon-Fri 10-5 pm</text:p>
            <text:p>Sat 10-12.30</text:p>
          </table:table-cell>
          <table:table-cell table:style-name="ce10" office:value-type="string" calcext:value-type="string">
            <text:p>Frauengeschichte im Wandel der Zeiten, von gestern bis heute, erzählt anhand Mode, Alltagsobjekten, Statistiken und Bildern: Das Frauenmuseum stellt Frauen ins Zentrum der Geschichtsschreibung, thematisiert Ausschnitte der Frauenemanzipation und präsentiert wichtige Vertreterinnen unterschiedlicher Epochen. Jährliche Sonderausstellungen.</text:p>
          </table:table-cell>
          <table:table-cell table:style-name="ce10" office:value-type="string" calcext:value-type="string">
            <text:p>La storia delle donne da ieri a oggi, raccontata attraverso la moda, gli oggetti della quotidianità, le statistiche e il costume: il Museo delle donne pone le donne al centro della storiografia, con sezioni dedicate all’emancipazione femminile e ritratti biografici di alcune sue protagoniste nelle varie epoche. Ogni anno ospita una mostra temporanea.</text:p>
          </table:table-cell>
          <table:table-cell table:style-name="ce10" office:value-type="string" calcext:value-type="string">
            <text:p>Women's history through the ages, from yesterday to today, told through fashion, everyday objects, statistics and pictures: The Frauenmuseum places women at the centre of historiography, explores excerpts from the emancipation of women and presents important representatives of different eras. Annual special exhibitions.</text:p>
          </table:table-cell>
          <table:table-cell table:style-name="ce10" office:value-type="string" calcext:value-type="string">
            <text:p>11.158706</text:p>
          </table:table-cell>
          <table:table-cell table:style-name="ce10" office:value-type="string" calcext:value-type="string">
            <text:p>46.672593</text:p>
          </table:table-cell>
          <table:table-cell table:number-columns-repeated="995"/>
        </table:table-row>
        <table:table-row table:style-name="ro1">
          <table:table-cell office:value-type="string" calcext:value-type="string">
            <text:p>KLA</text:p>
          </table:table-cell>
          <table:table-cell table:style-name="ce20" office:value-type="string" calcext:value-type="string">
            <text:p>Museo Civico di Chiusa</text:p>
          </table:table-cell>
          <table:table-cell table:style-name="ce4" office:value-type="string" calcext:value-type="string">
            <text:p>Stadtmuseum Klausen</text:p>
          </table:table-cell>
          <table:table-cell table:style-name="ce4" office:value-type="string" calcext:value-type="string">
            <text:p>Museo Civico di Chiusa</text:p>
          </table:table-cell>
          <table:table-cell table:style-name="ce4" office:value-type="string" calcext:value-type="string">
            <text:p>Klausen Municipal Museum</text:p>
          </table:table-cell>
          <table:table-cell table:style-name="ce4" office:value-type="string" calcext:value-type="string">
            <text:p>Kapuzinerkloster, Frag 1</text:p>
          </table:table-cell>
          <table:table-cell table:style-name="ce4" office:value-type="string" calcext:value-type="string">
            <text:p>Convento dei Cappuccini, via Fraghes, 1</text:p>
          </table:table-cell>
          <table:table-cell table:style-name="ce7" office:value-type="float" office:value="39043" calcext:value-type="float">
            <text:p>39043</text:p>
          </table:table-cell>
          <table:table-cell table:style-name="ce4" office:value-type="string" calcext:value-type="string">
            <text:p>Klausen</text:p>
          </table:table-cell>
          <table:table-cell table:style-name="ce4" office:value-type="string" calcext:value-type="string">
            <text:p>Chiusa</text:p>
          </table:table-cell>
          <table:table-cell table:number-columns-repeated="2" table:style-name="ce4" office:value-type="string" calcext:value-type="string">
            <text:p>www.museumklausenchiusa.it</text:p>
          </table:table-cell>
          <table:table-cell table:style-name="ce4" office:value-type="string" calcext:value-type="string">
            <text:p>+39 0472 846148</text:p>
          </table:table-cell>
          <table:table-cell table:style-name="ce4"/>
          <table:table-cell table:style-name="ce4" office:value-type="string" calcext:value-type="string">
            <text:p>+39 0472 846148</text:p>
          </table:table-cell>
          <table:table-cell table:number-columns-repeated="2" table:style-name="ce4" office:value-type="string" calcext:value-type="string">
            <text:p>museum@klausen-bz.it</text:p>
          </table:table-cell>
          <table:table-cell table:style-name="ce10" office:value-type="string" calcext:value-type="string">
            <text:p>4,00 € Erwachsene </text:p>
            <text:p>2,50 € Gruppen ab 8 Personen, Personen ab 60 Jahre, Mitglieder des FAI </text:p>
            <text:p>1,50 € Jugendliche (8-18 Jahre), Studentinnen und Studenten </text:p>
            <text:p>8,00 € Familien </text:p>
            <text:p>gratis für Kinder 0-8 Jahre</text:p>
            <text:p>gratis für Schüler und Inhaber abo+</text:p>
            <text:p>2,50 € Inhaber Kulturpass</text:p>
            <text:p>2,50 € nur Sonderausstellung oder Kapuzinerkirche</text:p>
          </table:table-cell>
          <table:table-cell table:style-name="ce10" office:value-type="string" calcext:value-type="string">
            <text:p>€ 4,00 adulti </text:p>
            <text:p>€ 2,50 gruppi oltre 8 persone, persone oltre 60 anni, soci FAI </text:p>
            <text:p>€ 1,50 giovani (8-18 anni), studenti </text:p>
            <text:p>€ 8,00 famiglie</text:p>
            <text:p>gratis bambini 0-8 anni</text:p>
            <text:p>gratis per scolari e titolari abo+</text:p>
            <text:p>€ 2,50 titolari Kulturpass</text:p>
            <text:p>€ 2,50 solo Galleria o Chiesa dei Cappuccini</text:p>
          </table:table-cell>
          <table:table-cell table:style-name="ce10" office:value-type="string" calcext:value-type="string">
            <text:p>€4.00 adults </text:p>
            <text:p>€2.50 groups of 8 or more, people over 60 years </text:p>
            <text:p>€1.50 young people (8-18 years), students </text:p>
            <text:p>€8.00 families </text:p>
            <text:p>gratis for children (0-8 years)</text:p>
            <text:p>gratis for abo+ holders</text:p>
            <text:p>€2.50 Kulturpass holders</text:p>
            <text:p>€2.50 exhibition or Capuchin Church only</text:p>
          </table:table-cell>
          <table:table-cell table:style-name="ce10" office:value-type="string" calcext:value-type="string">
            <text:p>Ende März-Ende Okt</text:p>
            <text:p>Di-Sa 9.30-12, 15.30-18 h</text:p>
            <text:p>geschl. So, Mo, feiertags</text:p>
          </table:table-cell>
          <table:table-cell table:style-name="ce10" office:value-type="string" calcext:value-type="string">
            <text:p>fine marzo-fine ott</text:p>
            <text:p>mar-sab h 9.30-12, 15.30-18</text:p>
            <text:p>chiuso dom, lun, festivi</text:p>
          </table:table-cell>
          <table:table-cell table:style-name="ce10" office:value-type="string" calcext:value-type="string">
            <text:p>end of March-end of Oct</text:p>
            <text:p>Tue-Sat 9.30-12, 3.30-6 pm</text:p>
            <text:p>Closed Sun, Mon, public holidays</text:p>
          </table:table-cell>
          <table:table-cell table:style-name="ce10" office:value-type="string" calcext:value-type="string">
            <text:p>Das Museum im ehemaligen Kapuzinerkloster bewahrt den berühmten Loretoschatz (wertvolles spanisches, italienisches und flämisches Kunsthandwerk des 16. und 17. Jahrhunderts), Werke der Klausner Künstlerkolonie (1874–1914) und von Alexander Koester. Zum Rundgang gehört die Besichtigung der Kapuzinerkirche. Die Museumsgalerie bietet Sonderausstellungen.</text:p>
          </table:table-cell>
          <table:table-cell table:style-name="ce10" office:value-type="string" calcext:value-type="string">
            <text:p>Il museo nell’ex Convento dei Cappuccini conserva il celebre Tesoro di Loreto (opere d’arte e preziosi oggetti sacri di scuola italiana, spagnola e fiamminga dei sec. XVI e XVII), dipinti degli artisti della Colonia Artistica di Chiusa (1874–1914) e di Alexander Koester. La visita include la Chiesa dei Cappuccini. La Galleria Civica offre mostre temporanee.</text:p>
          </table:table-cell>
          <table:table-cell table:style-name="ce10" office:value-type="string" calcext:value-type="string">
            <text:p>The museum in the former Capuchin monastery preserves the famous Loreto treasure (valuable Spanish, Italian and Flemish arts and crafts from the 16th and 17th centuries), works by the city's artists' colony (1874 – 1914) and by Alexander Koester. The tour includes a visit to the Capuchin Church. The museum gallery offers special exhibitions.</text:p>
          </table:table-cell>
          <table:table-cell table:style-name="ce10" office:value-type="string" calcext:value-type="string">
            <text:p>11.5636146</text:p>
          </table:table-cell>
          <table:table-cell table:style-name="ce10" office:value-type="string" calcext:value-type="string">
            <text:p>46.638859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Gampen Bunker</text:p>
          </table:table-cell>
          <table:table-cell table:style-name="ce4" office:value-type="string" calcext:value-type="string">
            <text:p>Gampen Pass</text:p>
          </table:table-cell>
          <table:table-cell table:style-name="ce4" office:value-type="string" calcext:value-type="string">
            <text:p>Passo Palade</text:p>
          </table:table-cell>
          <table:table-cell table:style-name="ce7" office:value-type="float" office:value="39010" calcext:value-type="float">
            <text:p>39010</text:p>
          </table:table-cell>
          <table:table-cell table:style-name="ce4" office:value-type="string" calcext:value-type="string">
            <text:p>Unsere Liebe Frau im Walde-Sankt Felix</text:p>
          </table:table-cell>
          <table:table-cell table:style-name="ce4" office:value-type="string" calcext:value-type="string">
            <text:p>Senale-San Felice</text:p>
          </table:table-cell>
          <table:table-cell table:number-columns-repeated="2" table:style-name="ce4" office:value-type="string" calcext:value-type="string">
            <text:p>www.gampengallery.it</text:p>
          </table:table-cell>
          <table:table-cell table:style-name="ce4" office:value-type="string" calcext:value-type="string">
            <text:p>+39 0463 800023</text:p>
          </table:table-cell>
          <table:table-cell table:style-name="ce4" table:number-columns-repeated="2"/>
          <table:table-cell table:number-columns-repeated="2" table:style-name="ce4" office:value-type="string" calcext:value-type="string">
            <text:p>info@gampengallery.it</text:p>
          </table:table-cell>
          <table:table-cell table:style-name="ce10" office:value-type="string" calcext:value-type="string">
            <text:p>4,50 € Erwachsene</text:p>
            <text:p>Kinder bis 5 J. freier Eintritt</text:p>
            <text:p>2,50 € Kinder (6-13 J.)</text:p>
            <text:p>3,50 € ab 60 Jahren</text:p>
            <text:p>3,50 € Gruppen ab 10 Personen</text:p>
            <text:p/>
            <text:p>Mit Führung:</text:p>
            <text:p>9,00 € Erwachsene</text:p>
            <text:p>freier Eintritt für Kinder bis 5 J.</text:p>
            <text:p>5,00 € Kinder (6-13 J.)</text:p>
            <text:p>7,00 € ab 60 Jahren</text:p>
            <text:p>7,00 € Gruppen ab 10 Personen</text:p>
          </table:table-cell>
          <table:table-cell table:style-name="ce10" office:value-type="string" calcext:value-type="string">
            <text:p>€ 4,50 adulti</text:p>
            <text:p>bambini fino ai 5 anni ingresso libero</text:p>
            <text:p>€ 2,50 bambini (6-13 anni)</text:p>
            <text:p>€ 3,50 dai 60 anni</text:p>
            <text:p>€ 3,50 gruppi min. 10 persone</text:p>
            <text:p/>
            <text:p>Con visita guidata:</text:p>
            <text:p>€ 9,00 adulti</text:p>
            <text:p>bambini fino ai 5 anni ingresso libero</text:p>
            <text:p>€ 5,00 bambini (6-13 anni)</text:p>
            <text:p>€ 7,00 dai 60 anni</text:p>
            <text:p>€ 7,00 gruppi min. 10 persone</text:p>
          </table:table-cell>
          <table:table-cell table:style-name="ce10" office:value-type="string" calcext:value-type="string">
            <text:p>€4.50 adults</text:p>
            <text:p>children up to 5 years free admission</text:p>
            <text:p>€2.50 children (6-13 years)</text:p>
            <text:p>€3.50 over 60 years</text:p>
            <text:p>€3.50 groups (min. 10 persons)</text:p>
            <text:p/>
            <text:p>With guided tour:</text:p>
            <text:p>€9.00 adults</text:p>
            <text:p>children up to 5 years free admission</text:p>
            <text:p>€5.00 children (6-13 years)</text:p>
            <text:p>€7.00 over 60 years</text:p>
            <text:p>€7.00 groups (min. 10 persons)</text:p>
          </table:table-cell>
          <table:table-cell table:style-name="ce10" office:value-type="string" calcext:value-type="string">
            <text:p>Mai, Okt Fr-So 10-17 h</text:p>
            <text:p>Juni, Sep Sa-Mo 10-17 h</text:p>
            <text:p>Juli, Aug täglich 10-17 h</text:p>
            <text:p>letzter Einlass 16.15 h</text:p>
          </table:table-cell>
          <table:table-cell table:style-name="ce10" office:value-type="string" calcext:value-type="string">
            <text:p>mag, ott ven-dom h 10-17</text:p>
            <text:p>giu, set sab-lun h 10-17</text:p>
            <text:p>lug, ago tutti i giorni h 10-17</text:p>
            <text:p>ultimo ingresso h 16.15</text:p>
          </table:table-cell>
          <table:table-cell table:style-name="ce10" office:value-type="string" calcext:value-type="string">
            <text:p>May, Oct Fri-Sun 10-5 pm</text:p>
            <text:p>June, Sep Sat-Mon 10-5 pm</text:p>
            <text:p>July, Aug daily 10-5 pm</text:p>
            <text:p>last entrance 4.15 pm</text:p>
          </table:table-cell>
          <table:table-cell table:style-name="ce10" office:value-type="string" calcext:value-type="string">
            <text:p>Die Bunkeranlage wurde 1940/1941 vom faschistischen Regime als Verteidigungsanlage errichtet. Der durch seine Größe beeindruckende unterirdische mehrstöckige Bau besteht aus einem Netz von Tunnels, die Schießscharten und innere Räume verbinden. Eingangs ist eine Bilderausstellung (Gampen Gallery) zu sehen, im Inneren u .a. eine Mineraliensammlung.</text:p>
          </table:table-cell>
          <table:table-cell table:style-name="ce10" office:value-type="string" calcext:value-type="string">
            <text:p>Realizzato nel 1940-41 dal regime fascista per scopi difensivi, il bunker è un’impressionante fortificazione sotterranea su più piani costituita da una lunga rete di gallerie che collegano postazioni di tiro e ampi spazi interni. La parte iniziale ospita una galleria espositiva di immagini (Gampen Gallery), l’interno tra l’altro una collezione di minerali.</text:p>
          </table:table-cell>
          <table:table-cell table:style-name="ce10" office:value-type="string" calcext:value-type="string">
            <text:p>The bunker was erected by the fascist regime in 1940/1941. The extensive underground multi-storey structure consists of a network of tunnels connecting embrasures and inner rooms. There is a photo exhibition (Gampen Gallery) at the entrance and a collection of minerals inside.</text:p>
          </table:table-cell>
          <table:table-cell table:style-name="ce10" office:value-type="string" calcext:value-type="string">
            <text:p>11.111276</text:p>
          </table:table-cell>
          <table:table-cell table:style-name="ce10" office:value-type="string" calcext:value-type="string">
            <text:p>46.528148</text:p>
          </table:table-cell>
          <table:table-cell table:number-columns-repeated="995"/>
        </table:table-row>
        <table:table-row table:style-name="ro1" table:visibility="filter">
          <table:table-cell table:style-name="ce2" table:number-columns-repeated="2"/>
          <table:table-cell table:style-name="ce4" office:value-type="string" calcext:value-type="string">
            <text:p>Dokumentationszentrum Culten</text:p>
          </table:table-cell>
          <table:table-cell table:style-name="ce4" office:value-type="string" calcext:value-type="string">
            <text:p>Centro di documentazione Culten</text:p>
          </table:table-cell>
          <table:table-cell table:style-name="ce4" office:value-type="string" calcext:value-type="string">
            <text:p>Documentation Centre Culten</text:p>
          </table:table-cell>
          <table:table-cell table:style-name="ce4" office:value-type="string" calcext:value-type="string">
            <text:p>Fachhaus 33</text:p>
          </table:table-cell>
          <table:table-cell table:style-name="ce4" office:value-type="string" calcext:value-type="string">
            <text:p>Fachhaus, 33</text:p>
          </table:table-cell>
          <table:table-cell table:style-name="ce7" office:value-type="float" office:value="39016" calcext:value-type="float">
            <text:p>39016</text:p>
          </table:table-cell>
          <table:table-cell table:style-name="ce4" office:value-type="string" calcext:value-type="string">
            <text:p>St. Walburg/Ulten</text:p>
          </table:table-cell>
          <table:table-cell table:style-name="ce4" office:value-type="string" calcext:value-type="string">
            <text:p>Santa Valpurga/Ultimo</text:p>
          </table:table-cell>
          <table:table-cell table:number-columns-repeated="2" table:style-name="ce4" office:value-type="string" calcext:value-type="string">
            <text:p>www.culten.it</text:p>
          </table:table-cell>
          <table:table-cell table:style-name="ce4" office:value-type="string" calcext:value-type="string">
            <text:p>+39 0473 428900</text:p>
          </table:table-cell>
          <table:table-cell table:style-name="ce4" table:number-columns-repeated="2"/>
          <table:table-cell table:number-columns-repeated="2" table:style-name="ce4" office:value-type="string" calcext:value-type="string">
            <text:p>info@culten.it</text:p>
          </table:table-cell>
          <table:table-cell table:style-name="ce10" office:value-type="string" calcext:value-type="string">
            <text:p>€ 5,00 adulti</text:p>
            <text:p>€ 4,00 gruppi a partire da 10 persone (a persona)</text:p>
            <text:p>€ 3,00 bambini e ragazzi 6-14, studenti, persone con disabilità</text:p>
            <text:p>€ 2,00 scolaresche (a persona)</text:p>
            <text:p>€ 2,00 visita guidata (a persona)</text:p>
          </table:table-cell>
          <table:table-cell table:style-name="ce10" office:value-type="string" calcext:value-type="string">
            <text:p>5,00 € Erwachsene</text:p>
            <text:p>4,00 € Gruppen ab 10 Personen (pro Person)</text:p>
            <text:p>3,00 € Schüler, Studenten, Menschen mit Beeinträchtigung</text:p>
            <text:p>2,00 € Schulklassen (pro Person)</text:p>
            <text:p>2,00 € Führungen (pro Person)</text:p>
          </table:table-cell>
          <table:table-cell table:style-name="ce10" office:value-type="string" calcext:value-type="string">
            <text:p>€5.00 adults</text:p>
            <text:p>€4.00 groups of 10 or more</text:p>
            <text:p>€3.00 children and young people 6-14, students, handicapped</text:p>
            <text:p>€2.00 schools </text:p>
            <text:p>€2.00 guided tour</text:p>
          </table:table-cell>
          <table:table-cell table:style-name="ce10" office:value-type="string" calcext:value-type="string">
            <text:p>Mitte Mai-Anfang Nov</text:p>
            <text:p>Sa, So 14-18 h</text:p>
          </table:table-cell>
          <table:table-cell table:style-name="ce10" office:value-type="string" calcext:value-type="string">
            <text:p>metà mag-inizio nov</text:p>
            <text:p>sab, dom h 14-18</text:p>
          </table:table-cell>
          <table:table-cell table:style-name="ce10" office:value-type="string" calcext:value-type="string">
            <text:p>mid-May-beginning of Nov</text:p>
            <text:p>Sat, Sun 2-6 pm</text:p>
          </table:table-cell>
          <table:table-cell table:style-name="ce10" office:value-type="string" calcext:value-type="string">
            <text:p>Das Dokumentationszentrum Culten am Kirchhügel von St. Walburg/Ulten steht am Standort einer bronze- und eisenzeitlichen Siedlung (1400–600 v. Chr.), welche später zu einem Brandopferplatz wurde. Die Ausstellung dokumentiert den Lebensraum der Menschen im Tal seit der Steinzeit und zeigt archäologische Fundstücke aus verschiedenen Epochen.</text:p>
          </table:table-cell>
          <table:table-cell table:style-name="ce10" office:value-type="string" calcext:value-type="string">
            <text:p>Il Centro di documentazione Culten è sito sul colle della chiesa di Santa Valpurga/Ultimo, antico insediamento dell'età del bronzo e del ferro (1400-600 a.C.) poi trasformato in luogo per olocausti. La mostra presenta la storia insediativa della valle in età preistorica e reperti archeologici di diverse epoche.</text:p>
          </table:table-cell>
          <table:table-cell table:style-name="ce10" office:value-type="string" calcext:value-type="string">
            <text:p>The Culten documentation centre on the church hill of St. Walburg/S. Valpurga stands on the site of a Bronze and Iron Age settlement (1400 – 600 BC), which later became a burnt offering site. The exhibition documents the living space of the people in the valley since the Stone Age and shows archaeological finds from different eras.</text:p>
          </table:table-cell>
          <table:table-cell table:style-name="ce10" office:value-type="string" calcext:value-type="string">
            <text:p>11.008797</text:p>
          </table:table-cell>
          <table:table-cell table:style-name="ce10" office:value-type="string" calcext:value-type="string">
            <text:p>46.550347</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Plessi Museum</text:p>
          </table:table-cell>
          <table:table-cell table:style-name="ce4" office:value-type="string" calcext:value-type="string">
            <text:p>Rastplatz "Plessi"</text:p>
          </table:table-cell>
          <table:table-cell table:style-name="ce4" office:value-type="string" calcext:value-type="string">
            <text:p>Area di sosta "Plessi"</text:p>
          </table:table-cell>
          <table:table-cell table:style-name="ce7" office:value-type="float" office:value="39041" calcext:value-type="float">
            <text:p>39041</text:p>
          </table:table-cell>
          <table:table-cell table:style-name="ce4" office:value-type="string" calcext:value-type="string">
            <text:p>Brenner</text:p>
          </table:table-cell>
          <table:table-cell table:style-name="ce4" office:value-type="string" calcext:value-type="string">
            <text:p>Brennero</text:p>
          </table:table-cell>
          <table:table-cell table:style-name="ce4" office:value-type="string" calcext:value-type="string">
            <text:p>www.autobrennero.it/de/das-autobahnnetz-/dienstleistungen/plessi-museum</text:p>
          </table:table-cell>
          <table:table-cell table:style-name="ce4" office:value-type="string" calcext:value-type="string">
            <text:p>www.autobrennero.it/it/la-rete-autostradale/i-servizi/plessi-museum</text:p>
          </table:table-cell>
          <table:table-cell table:style-name="ce4" table:number-columns-repeated="3"/>
          <table:table-cell table:number-columns-repeated="2" table:style-name="ce4" office:value-type="string" calcext:value-type="string">
            <text:p>plessimuseum@autobrennero.it</text:p>
          </table:table-cell>
          <table:table-cell table:style-name="ce10" office:value-type="string" calcext:value-type="string">
            <text:p>freier Eintritt</text:p>
          </table:table-cell>
          <table:table-cell table:style-name="ce10" office:value-type="string" calcext:value-type="string">
            <text:p>ingresso gratuito</text:p>
          </table:table-cell>
          <table:table-cell table:style-name="ce10" office:value-type="string" calcext:value-type="string">
            <text:p>free admission</text:p>
          </table:table-cell>
          <table:table-cell table:style-name="ce10" office:value-type="string" calcext:value-type="string">
            <text:p>täglich 6-22 Uhr</text:p>
          </table:table-cell>
          <table:table-cell table:style-name="ce10" office:value-type="string" calcext:value-type="string">
            <text:p>ogni giorno h 6-22</text:p>
          </table:table-cell>
          <table:table-cell table:style-name="ce10" office:value-type="string" calcext:value-type="string">
            <text:p>daily 6-10 pm</text:p>
          </table:table-cell>
          <table:table-cell table:style-name="ce10" office:value-type="string" calcext:value-type="string">
            <text:p>as Plessi Museum ist das erste Museumgelände an der italienischen Autobahn. Innen zeichnet es sich durch die große Installation aus, die der Künstler Fabrizio Plessi im Jahr 2000 für die Expo Hannover zur Feier der Europaregion Tirol-Südtirol-Trentino geschaffen hat. Zu sehen sind zudem Videoinstallationen, Skulpturen sowie grafisch-malerische Werke.</text:p>
          </table:table-cell>
          <table:table-cell table:style-name="ce10" office:value-type="string" calcext:value-type="string">
            <text:p>Il Plessi Museum è il primo spazio museale in autostrada in Italia. È segnato dalla presenza dell’installazione che l’artista Fabrizio Plessi ha realizzato nel 2000, in occasione dell’Expo di Hannover, per celebrare l’Euregio Tirolo-Alto Adige-Trentino. Da vedere anche installazioni video, sculture e presenze grafico-pittoriche.</text:p>
          </table:table-cell>
          <table:table-cell table:style-name="ce10" office:value-type="string" calcext:value-type="string">
            <text:p>The Plessi Museum is the first museum-like site on the Italian motorway. Inside dominates the large installation created by the artist Fabrizio Plessi in 2000 for Expo Hanover to celebrate the European region of Tyrol-South Tyrol-Trentino. Also on view are video installations, sculptures and graphic-painting works.</text:p>
          </table:table-cell>
          <table:table-cell table:style-name="ce10" office:value-type="string" calcext:value-type="string">
            <text:p>11.501314</text:p>
          </table:table-cell>
          <table:table-cell table:style-name="ce10" office:value-type="string" calcext:value-type="string">
            <text:p>46.99484</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Rodenegg</text:p>
          </table:table-cell>
          <table:table-cell table:style-name="ce4" office:value-type="string" calcext:value-type="string">
            <text:p>Castel Rodengo</text:p>
          </table:table-cell>
          <table:table-cell table:style-name="ce4" office:value-type="string" calcext:value-type="string">
            <text:p>Castle Rodenegg</text:p>
          </table:table-cell>
          <table:table-cell table:style-name="ce4" office:value-type="string" calcext:value-type="string">
            <text:p>Vill 1</text:p>
          </table:table-cell>
          <table:table-cell table:style-name="ce4" office:value-type="string" calcext:value-type="string">
            <text:p>Villa 1</text:p>
          </table:table-cell>
          <table:table-cell table:style-name="ce7" office:value-type="float" office:value="39037" calcext:value-type="float">
            <text:p>39037</text:p>
          </table:table-cell>
          <table:table-cell table:style-name="ce4" office:value-type="string" calcext:value-type="string">
            <text:p>Rodeneck</text:p>
          </table:table-cell>
          <table:table-cell table:style-name="ce4" office:value-type="string" calcext:value-type="string">
            <text:p>Rodengo</text:p>
          </table:table-cell>
          <table:table-cell table:number-columns-repeated="2" table:style-name="ce4" office:value-type="string" calcext:value-type="string">
            <text:p>www.rodenegg.com</text:p>
          </table:table-cell>
          <table:table-cell table:style-name="ce4" office:value-type="string" calcext:value-type="string">
            <text:p>+39 391 7489492</text:p>
          </table:table-cell>
          <table:table-cell table:style-name="ce4" table:number-columns-repeated="2"/>
          <table:table-cell table:number-columns-repeated="2" table:style-name="ce4" office:value-type="string" calcext:value-type="string">
            <text:p>schloss.rodenegg@gmail.com</text:p>
          </table:table-cell>
          <table:table-cell table:style-name="ce10" office:value-type="string" calcext:value-type="string">
            <text:p>8,00 € Erwachsene </text:p>
            <text:p>6,00 € Erwachsene (auch Senioren) in Gruppen</text:p>
            <text:p>4,00 € Jugend (10-18 Jahre)</text:p>
            <text:p>3,00 € Kinder (6-10 Jahre)</text:p>
          </table:table-cell>
          <table:table-cell table:style-name="ce10" office:value-type="string" calcext:value-type="string">
            <text:p>8,00 € adulti</text:p>
            <text:p>6,00 € adulti (anche anziani) in gruppi</text:p>
            <text:p>4,00 € ragazzi (10-18 anni)</text:p>
            <text:p>3,00 € bambini (6-10 anni)</text:p>
          </table:table-cell>
          <table:table-cell table:style-name="ce10" office:value-type="string" calcext:value-type="string">
            <text:p>€8,00 adults</text:p>
            <text:p>€6,00 adults (elderly too) in groups</text:p>
            <text:p>€4,00 children (10-18 years)</text:p>
            <text:p>€3,00 children (6-10 years)</text:p>
          </table:table-cell>
          <table:table-cell table:style-name="ce10" office:value-type="string" calcext:value-type="string">
            <text:p>Führungen</text:p>
            <text:p>Ende Mai-Anfang Okt</text:p>
            <text:p> So-Fr, 11.30, 14.30 h</text:p>
            <text:p>Jul-Aug auch 16 h</text:p>
            <text:p>Gruppen ab 15 Personen mit Anmeldung</text:p>
          </table:table-cell>
          <table:table-cell table:style-name="ce10" office:value-type="string" calcext:value-type="string">
            <text:p>visite guidate</text:p>
            <text:p>fine mag-inizio sett</text:p>
            <text:p>dom-ven, h 11.30, 14.30</text:p>
            <text:p>lug-ago anche h 16</text:p>
            <text:p>gruppi da 15 persone su prenotazione</text:p>
          </table:table-cell>
          <table:table-cell table:style-name="ce10" office:value-type="string" calcext:value-type="string">
            <text:p>Guided tours</text:p>
            <text:p>end of May-beginning of Oct</text:p>
            <text:p>Sun-Fri at 11.30, 2.30 pm</text:p>
            <text:p>July-Aug also at 4 pm</text:p>
            <text:p>Groups from 15 people by appointment only</text:p>
          </table:table-cell>
          <table:table-cell table:style-name="ce10" office:value-type="string" calcext:value-type="string">
            <text:p>Die Ursprünge des Schlosses gehen auf 1140 zurück. Der Rundgang führt zu den Ywein-Fresken aus dem frühen 13. Jahrhundert – sie zählen zu den ältesten profanen Wandmalereien im deutschsprachigen Raum –, in den farbenprächtigen Hochzeitssaal und zur Waffensammlung.</text:p>
          </table:table-cell>
          <table:table-cell table:style-name="ce10" office:value-type="string" calcext:value-type="string">
            <text:p>Il castello risale al 1140. Il percorso propone gli affreschi del “Ciclo di Ivano” (XIII sec.), primissima testimonianza della cultura profana e cavalleresca di area tedesca, la sala nuziale e la cappella riccamente dipinte, l’ampia biblioteca e una raccolta di dipinti, stemmi e armi.</text:p>
          </table:table-cell>
          <table:table-cell table:style-name="ce10" office:value-type="string" calcext:value-type="string">
            <text:p>The origins of the castle date back to 1140. The tour leads to the Ywein frescoes from the early 13th century – they are among the oldest secular wall paintings in the Germanspeaking world –, to the colourful wedding hall and to the weapons collection.</text:p>
          </table:table-cell>
          <table:table-cell table:style-name="ce10" office:value-type="string" calcext:value-type="string">
            <text:p>11.687945</text:p>
          </table:table-cell>
          <table:table-cell table:style-name="ce10" office:value-type="string" calcext:value-type="string">
            <text:p>46.774205</text:p>
          </table:table-cell>
          <table:table-cell table:number-columns-repeated="995"/>
        </table:table-row>
        <table:table-row table:style-name="ro1">
          <table:table-cell office:value-type="string" calcext:value-type="string">
            <text:p>PAS</text:p>
          </table:table-cell>
          <table:table-cell table:style-name="ce4" office:value-type="string" calcext:value-type="string">
            <text:p>MuseoPassiria - Andreas Hofer</text:p>
          </table:table-cell>
          <table:table-cell table:style-name="ce4" office:value-type="string" calcext:value-type="string">
            <text:p>MuseumPasseier - Andreas Hofer</text:p>
          </table:table-cell>
          <table:table-cell table:style-name="ce4" office:value-type="string" calcext:value-type="string">
            <text:p>MuseoPassiria - Andreas Hofer</text:p>
          </table:table-cell>
          <table:table-cell table:style-name="ce4" office:value-type="string" calcext:value-type="string">
            <text:p>MuseumPasseier - Andreas Hofer</text:p>
          </table:table-cell>
          <table:table-cell table:style-name="ce4" office:value-type="string" calcext:value-type="string">
            <text:p>Sandhof, Passeirerstraße 72</text:p>
          </table:table-cell>
          <table:table-cell table:style-name="ce4" office:value-type="string" calcext:value-type="string">
            <text:p>Maso Sand, via Passiria, 72</text:p>
          </table:table-cell>
          <table:table-cell table:style-name="ce7" office:value-type="float" office:value="39015" calcext:value-type="float">
            <text:p>39015</text:p>
          </table:table-cell>
          <table:table-cell table:style-name="ce4" office:value-type="string" calcext:value-type="string">
            <text:p>St. Leonhard in Passeier</text:p>
          </table:table-cell>
          <table:table-cell table:style-name="ce4" office:value-type="string" calcext:value-type="string">
            <text:p>San Leonardo in Passiria</text:p>
          </table:table-cell>
          <table:table-cell table:number-columns-repeated="2" table:style-name="ce4" office:value-type="string" calcext:value-type="string">
            <text:p>www.museum.passeier.it</text:p>
          </table:table-cell>
          <table:table-cell table:style-name="ce4" office:value-type="string" calcext:value-type="string">
            <text:p>+39 0473 659086</text:p>
          </table:table-cell>
          <table:table-cell table:style-name="ce4"/>
          <table:table-cell table:style-name="ce4" office:value-type="string" calcext:value-type="string">
            <text:p>+39 0473 657721</text:p>
          </table:table-cell>
          <table:table-cell table:number-columns-repeated="2" table:style-name="ce4" office:value-type="string" calcext:value-type="string">
            <text:p>info@museum.passeier.it</text:p>
          </table:table-cell>
          <table:table-cell table:style-name="ce10" office:value-type="string" calcext:value-type="string">
            <text:p>10,00 € Erwachsene (18 bis 64 Jahren) </text:p>
            <text:p>9,00 € Erwachsene mit Wohnsitz in Südtirol, Gäste mit GuestCard, Senior (ab 65 Jahren), Studenten, Personen mit Behinderung</text:p>
            <text:p>7,00 € Gruppen ab 10 Personen </text:p>
            <text:p>Jugend bis 18 Jahren frei</text:p>
            <text:p>14,00 € Kombiticket MuseumPasseier + Bunker Mooseum (Einzelticket)</text:p>
            <text:p>26,00 € Kombiticket MuseumPasseier + Bunker Mooseum (Familien mit Kindern bis 18 Jahren)</text:p>
            <text:p>frei mit museumobil Card/Museumcard, ICOM-Ausweis, Ausweis Museumsverband Südtirol</text:p>
          </table:table-cell>
          <table:table-cell table:style-name="ce10" office:value-type="string" calcext:value-type="string">
            <text:p>€ 10,00 adulti (18-64 anni) </text:p>
            <text:p>€ 9,00 adulti residenti in Alto Adige, visitatori con GuestCard, visitatori over 65, studenti, disabili </text:p>
            <text:p>€ 7,00 gruppi a partire da 10 persone </text:p>
            <text:p>gratuito per giovani fino ai 18 anni</text:p>
            <text:p>€ 14,00 biglietto combinato MuseumPasseier + Bunker Mooseum (biglietto singolo)</text:p>
            <text:p>€ 26,00 biglietto combinato MuseumPasseier + Bunker Mooseum (famiglie con ragazzi fino ai 18 anni)</text:p>
            <text:p>gratuito con museumobil Card/Museumcard, tessera ICOM, tessera Associazione Musei Alto Adige</text:p>
          </table:table-cell>
          <table:table-cell table:style-name="ce10" office:value-type="string" calcext:value-type="string">
            <text:p>€10,00 adults (18-64 years)</text:p>
            <text:p>€9.00 visitors with GuestCard, seniors from 65 years, students, persons with disabilities</text:p>
            <text:p>€7.00 groups of 10 persons and above</text:p>
            <text:p>free for young people up to 18 years</text:p>
            <text:p>€14.00 combi ticket MuseumPasseier + Bunker Mooseum (single ticket)</text:p>
            <text:p>€26.00 combi ticket MuseumPasseier + Bunker Mooseum (families with children up to 18 years)</text:p>
            <text:p>free with museumobil Card/Museumcard, ICOM card</text:p>
          </table:table-cell>
          <table:table-cell table:style-name="ce10" office:value-type="string" calcext:value-type="string">
            <text:p>Apr-Okt</text:p>
            <text:p> Di-So 10-17 h (letzter Einlass 16 h)</text:p>
            <text:p>geschl. Mo außer an Feiertagen</text:p>
          </table:table-cell>
          <table:table-cell table:style-name="ce10" office:value-type="string" calcext:value-type="string">
            <text:p>apr-ott</text:p>
            <text:p> mar-dom h 10-17 (ultimo accesso h 16)</text:p>
            <text:p>chiuso lun eccetto festivi</text:p>
          </table:table-cell>
          <table:table-cell table:style-name="ce10" office:value-type="string" calcext:value-type="string">
            <text:p>Apr-Oct</text:p>
            <text:p>Tue-Sun 10-5 pm (last entrance 4 pm)</text:p>
            <text:p>closed Mon except public holidays</text:p>
          </table:table-cell>
          <table:table-cell table:style-name="ce10" office:value-type="string" calcext:value-type="string">
            <text:p>Das Museum am Sandhof erzählt lebendig und unterhaltsam die Geschichte von Andreas Hofer, dem Tiroler Volkshelden. Die Dauerausstellung „Helden &amp; Wir“ reflektiert über Vorbilder der heutigen Zeit. Im Freilichtbereich ist das bäuerliche Leben veranschaulicht.</text:p>
          </table:table-cell>
          <table:table-cell table:style-name="ce10" office:value-type="string" calcext:value-type="string">
            <text:p>Ospitato nel maso Sand, il museo racconta in forma viva e avvincente la storia di Andreas Hofer, l’eroe popolare tirolese. La mostra permanente “Eroi &amp; Noi” riflette su eroi odierni. Il museo all’aperto illustra la vita contadina.</text:p>
          </table:table-cell>
          <table:table-cell table:style-name="ce10" office:value-type="string" calcext:value-type="string">
            <text:p>The museum tells the story of Andreas Hofer, the Tyrolean folk hero, in a lively and entertaining way. The permanent exhibition “Heroes &amp; Us” reflects on role models of today. In the open-air area, rural life is illustrated.</text:p>
          </table:table-cell>
          <table:table-cell table:style-name="ce10" office:value-type="string" calcext:value-type="string">
            <text:p>11.23868</text:p>
          </table:table-cell>
          <table:table-cell table:style-name="ce10" office:value-type="string" calcext:value-type="string">
            <text:p>46.801642</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Schlern-Rosengarten</text:p>
          </table:table-cell>
          <table:table-cell table:style-name="ce4" office:value-type="string" calcext:value-type="string">
            <text:p>Centro visite Sciliar-Catinaccio</text:p>
          </table:table-cell>
          <table:table-cell table:style-name="ce4" office:value-type="string" calcext:value-type="string">
            <text:p>Schlern-Rosengarten/Sciliar-Catinaccio visitor centre</text:p>
          </table:table-cell>
          <table:table-cell table:style-name="ce4" office:value-type="string" calcext:value-type="string">
            <text:p>Oswald von Wolkensteinplatz 6</text:p>
          </table:table-cell>
          <table:table-cell table:style-name="ce4" office:value-type="string" calcext:value-type="string">
            <text:p>piazza Oswald von Wolkenstein, 6</text:p>
          </table:table-cell>
          <table:table-cell table:style-name="ce7" office:value-type="float" office:value="39040" calcext:value-type="float">
            <text:p>39040</text:p>
          </table:table-cell>
          <table:table-cell table:style-name="ce4" office:value-type="string" calcext:value-type="string">
            <text:p>Seis am Schlern</text:p>
          </table:table-cell>
          <table:table-cell table:style-name="ce4" office:value-type="string" calcext:value-type="string">
            <text:p>Siusi allo Sciliar</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1 708110</text:p>
          </table:table-cell>
          <table:table-cell table:style-name="ce4" table:number-columns-repeated="2"/>
          <table:table-cell table:style-name="ce4" office:value-type="string" calcext:value-type="string">
            <text:p>info.sc@provincia.bz.it</text:p>
          </table:table-cell>
          <table:table-cell table:style-name="ce4" office:value-type="string" calcext:value-type="string">
            <text:p>info.sr@provinz.bz.it</text:p>
          </table:table-cell>
          <table:table-cell table:style-name="ce10" office:value-type="string" calcext:value-type="string">
            <text:p>Eintritt frei</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Öffnungszeiten: siehe &lt;a href="http://www.provinz.bz.it/naturparke"&gt;www.provinz.bz.it/naturparke&lt;/a&gt;</text:p>
          </table:table-cell>
          <table:table-cell table:style-name="ce10" office:value-type="string" calcext:value-type="string">
            <text:p>Orari di apertura: vedi &lt;a href="http://www.provincia.bz.it/parchi-naturali"&gt;www.provincia.bz.it/parchi-naturali&lt;/a&gt;</text:p>
          </table:table-cell>
          <table:table-cell table:style-name="ce10" office:value-type="string" calcext:value-type="string">
            <text:p>Opening times: see &lt;a href="http://www.provinz.bz.it/nature-parks"&gt;www.provinz.bz.it/nature-parks&lt;/a&gt;</text:p>
          </table:table-cell>
          <table:table-cell table:style-name="ce10" office:value-type="string" calcext:value-type="string">
            <text:p>Das Naturparkhaus Schlern-Rosengarten im Dorfzentrum von Seis am Schlern gewährt einen Einblick in die Geologie sowie die Tier- und Pflanzenwelt des Naturparks. Wechselausstellungen zeigen immer wieder neue Seiten des Naturparks.</text:p>
          </table:table-cell>
          <table:table-cell table:style-name="ce10" office:value-type="string" calcext:value-type="string">
            <text:p>Al Centro visite Sciliar-Catinaccio è possibile scoprire la geologia, la flora e la fauna del parco naturale Sciliar-Catinaccio. Una parte della mostra viene costantemente cambiata, in modo che il parco naturale possa presentarsi nei suoi vari aspetti.</text:p>
          </table:table-cell>
          <table:table-cell table:style-name="ce10" office:value-type="string" calcext:value-type="string">
            <text:p>Castle Prösels was the ancestral seat of the Lords of Völs-Colonna and, in addition to the paintings and drawings of the Batzenhäusl Collection from the 19th and 20th centuries, houses a collection of weapons from the 19th century, paintings from a donation by the artist Lotte Copi and the permanent exhibition of archaeological finds "finff Majolica Schaln".</text:p>
          </table:table-cell>
          <table:table-cell table:style-name="ce10" office:value-type="string" calcext:value-type="string">
            <text:p>11.55776184</text:p>
          </table:table-cell>
          <table:table-cell table:style-name="ce10" office:value-type="string" calcext:value-type="string">
            <text:p>46.54507983</text:p>
          </table:table-cell>
          <table:table-cell table:number-columns-repeated="995"/>
        </table:table-row>
        <table:table-row table:style-name="ro1" table:visibility="filter">
          <table:table-cell table:style-name="ce2" table:number-columns-repeated="2"/>
          <table:table-cell table:style-name="ce4" office:value-type="string" calcext:value-type="string">
            <text:p>Mühlenensemble im Thal</text:p>
          </table:table-cell>
          <table:table-cell table:style-name="ce4" office:value-type="string" calcext:value-type="string">
            <text:p>Mulini di Aldino</text:p>
          </table:table-cell>
          <table:table-cell table:style-name="ce4" office:value-type="string" calcext:value-type="string">
            <text:p>Mill ensemble on the Thal stream Aldein</text:p>
          </table:table-cell>
          <table:table-cell table:style-name="ce4" office:value-type="string" calcext:value-type="string">
            <text:p>Thalweg 10</text:p>
          </table:table-cell>
          <table:table-cell table:style-name="ce4" office:value-type="string" calcext:value-type="string">
            <text:p>via Thal 10</text:p>
          </table:table-cell>
          <table:table-cell table:style-name="ce7" office:value-type="float" office:value="39040" calcext:value-type="float">
            <text:p>39040</text:p>
          </table:table-cell>
          <table:table-cell table:style-name="ce4" office:value-type="string" calcext:value-type="string">
            <text:p>Aldein</text:p>
          </table:table-cell>
          <table:table-cell table:style-name="ce4" office:value-type="string" calcext:value-type="string">
            <text:p>Aldino</text:p>
          </table:table-cell>
          <table:table-cell table:style-name="ce4" office:value-type="string" calcext:value-type="string">
            <text:p>www.museum-aldein.com</text:p>
          </table:table-cell>
          <table:table-cell table:style-name="ce4" office:value-type="string" calcext:value-type="string">
            <text:p>www.museo-aldino.it</text:p>
          </table:table-cell>
          <table:table-cell table:style-name="ce4" office:value-type="string" calcext:value-type="string">
            <text:p>+39 0471 886832</text:p>
          </table:table-cell>
          <table:table-cell table:style-name="ce4" office:value-type="string" calcext:value-type="string">
            <text:p>+39 0471 886800</text:p>
          </table:table-cell>
          <table:table-cell table:style-name="ce4"/>
          <table:table-cell table:style-name="ce4" office:value-type="string" calcext:value-type="string">
            <text:p>info@museo-aldino.com</text:p>
          </table:table-cell>
          <table:table-cell table:style-name="ce4" office:value-type="string" calcext:value-type="string">
            <text:p>info@museum-aldein.com</text:p>
          </table:table-cell>
          <table:table-cell table:style-name="ce10" office:value-type="string" calcext:value-type="string">
            <text:p>freiwilllige Spende</text:p>
          </table:table-cell>
          <table:table-cell table:style-name="ce10" office:value-type="string" calcext:value-type="string">
            <text:p>offerta libera</text:p>
          </table:table-cell>
          <table:table-cell table:style-name="ce10" office:value-type="string" calcext:value-type="string">
            <text:p>volontary contribution</text:p>
          </table:table-cell>
          <table:table-cell table:style-name="ce10" office:value-type="string" calcext:value-type="string">
            <text:p>Jul, Aug </text:p>
            <text:p>Führungen Sa 9 h (Treffpunkt: FF Aldein) oder mit Anmeldung</text:p>
            <text:p>Mai-Okt </text:p>
            <text:p>Führungen ab 8 Personen mit Anmeldung</text:p>
          </table:table-cell>
          <table:table-cell table:style-name="ce10" office:value-type="string" calcext:value-type="string">
            <text:p>lug, ago </text:p>
            <text:p>visite guidate sab h 9 (ritrovo: VVF Aldino) o su prenotazione</text:p>
            <text:p>mag-ott</text:p>
            <text:p>visite guidate minimo 8 persone su prenotazione</text:p>
          </table:table-cell>
          <table:table-cell table:style-name="ce10" office:value-type="string" calcext:value-type="string">
            <text:p>July, Aug</text:p>
            <text:p>guided tour on Sat 9 (meeting point: firefighters Aldein) or by appointment</text:p>
            <text:p>May-Oct</text:p>
            <text:p>guided tour min. 8 persons by appointment</text:p>
          </table:table-cell>
          <table:table-cell table:style-name="ce10" office:value-type="string" calcext:value-type="string">
            <text:p>Im Aldeiner Gemeindegebiet gab es einst zahlreiche Mühlen, Stampfen und Rendeln, denn der Getreideanbau war die wichtigste Lebensgrundlage. Einige davon sind wieder aktiviert worden und können besichtigt werden.</text:p>
          </table:table-cell>
          <table:table-cell table:style-name="ce10" office:value-type="string" calcext:value-type="string">
            <text:p>La zona di Aldino era un tempo sede di innumerevoli mulini, brillatoi e pestini, poiché la coltivazione dei cereali rappresentava la più importante fonte di sostentamento. Lungo il rio Thal ora alcuni di essi, riattivati, sono accessibili al pubblico.</text:p>
          </table:table-cell>
          <table:table-cell table:style-name="ce10" office:value-type="string" calcext:value-type="string">
            <text:p>There were once numerous mills, stamping mills and reeds in the town, because grain cultivation was the most important source of livelihood. Some of them have been reactivated and can be visited.</text:p>
          </table:table-cell>
          <table:table-cell table:style-name="ce10" office:value-type="string" calcext:value-type="string">
            <text:p>11.354077</text:p>
          </table:table-cell>
          <table:table-cell table:style-name="ce10" office:value-type="string" calcext:value-type="string">
            <text:p>46.368122</text:p>
          </table:table-cell>
          <table:table-cell table:number-columns-repeated="995"/>
        </table:table-row>
        <table:table-row table:style-name="ro1" table:visibility="filter">
          <table:table-cell table:style-name="ce2" table:number-columns-repeated="2"/>
          <table:table-cell table:style-name="ce4" office:value-type="string" calcext:value-type="string">
            <text:p>GEOMuseum Radein</text:p>
          </table:table-cell>
          <table:table-cell table:style-name="ce4" office:value-type="string" calcext:value-type="string">
            <text:p>GEOMuseo Redagno</text:p>
          </table:table-cell>
          <table:table-cell table:style-name="ce4" office:value-type="string" calcext:value-type="string">
            <text:p>GEOMuseum Radein</text:p>
          </table:table-cell>
          <table:table-cell table:style-name="ce4" office:value-type="string" calcext:value-type="string">
            <text:p>Peter Rosegger Haus, Radein</text:p>
          </table:table-cell>
          <table:table-cell table:style-name="ce4" office:value-type="string" calcext:value-type="string">
            <text:p>Casa Peter Rosegger, Redagno</text:p>
          </table:table-cell>
          <table:table-cell table:style-name="ce7" office:value-type="float" office:value="39040" calcext:value-type="float">
            <text:p>39040</text:p>
          </table:table-cell>
          <table:table-cell table:style-name="ce4" office:value-type="string" calcext:value-type="string">
            <text:p>Aldein</text:p>
          </table:table-cell>
          <table:table-cell table:style-name="ce4" office:value-type="string" calcext:value-type="string">
            <text:p>Aldino</text:p>
          </table:table-cell>
          <table:table-cell table:number-columns-repeated="2" table:style-name="ce4" office:value-type="string" calcext:value-type="string">
            <text:p>www.bletterbach.info </text:p>
          </table:table-cell>
          <table:table-cell table:style-name="ce4" office:value-type="string" calcext:value-type="string">
            <text:p>+39 0471 886946</text:p>
          </table:table-cell>
          <table:table-cell table:style-name="ce4" table:number-columns-repeated="2"/>
          <table:table-cell table:number-columns-repeated="2" table:style-name="ce4" office:value-type="string" calcext:value-type="string">
            <text:p>info@bletterbach.info</text:p>
          </table:table-cell>
          <table:table-cell table:style-name="ce10" office:value-type="string" calcext:value-type="string">
            <text:p>6,00 € Erwachsene*</text:p>
            <text:p>3,00 € Schulklassen und Busreisende*</text:p>
            <text:p>Kinder bis 14 Jahren frei*</text:p>
            <text:p/>
            <text:p>* inkl. Eintritte Bletterbachschlucht, GEOMuseum Radein und BEsucherzentrum, Helmverleih</text:p>
            <text:p/>
            <text:p>Führungen:</text:p>
            <text:p>13,00 € geführte Wanderungen Einzelperson **</text:p>
            <text:p>10,00 € geführte Wanderungen Seniores, Menschen mit Behinderung, Studenten bis 27 Jahre **</text:p>
            <text:p>10,00 € Gruppen **</text:p>
            <text:p>7,00 € Schulklassen **</text:p>
            <text:p>29,00 € Familienticket (16,00 € 1 Erwachsener mit Kindern) **</text:p>
            <text:p/>
            <text:p>** inkl. Führung Bletterbachschlucht, GEOMuseum Radein oder Besucherzentrum, Helmverleih</text:p>
          </table:table-cell>
          <table:table-cell table:style-name="ce10" office:value-type="string" calcext:value-type="string">
            <text:p>€ 6,00 adulti*</text:p>
            <text:p>€ 3,00 scuole e adulti viaggianti con autobus*</text:p>
            <text:p>bambini fino ai 14 anni ingresso gratuito*</text:p>
            <text:p/>
            <text:p>* include ingresso gola Bletterbach, GEOMuseo Redagno e Centro visitatori, noleggio casco</text:p>
            <text:p/>
            <text:p>Visite guidate:</text:p>
            <text:p>€ 13,00 visita guidata a persona **</text:p>
            <text:p>€ 10,00 visita guidata anziani, portatori di handicap e studenti fino ai 27 anni **</text:p>
            <text:p>€ 10,00 gruppi **</text:p>
            <text:p>€ 7,00 scolaresche **</text:p>
            <text:p>€ 29,00 ticket famiglia (€ 16,00 un adulto con bambini) **</text:p>
            <text:p/>
            <text:p>** include visita guidata gola Bletterbach, GEOMuseo Redagno o Centro visitatori, noleggio casco</text:p>
          </table:table-cell>
          <table:table-cell table:style-name="ce10" office:value-type="string" calcext:value-type="string">
            <text:p>€6.00 adults*</text:p>
            <text:p>€3.00 schools and buses passengers*</text:p>
            <text:p>children up to 14 years free entrance*</text:p>
            <text:p/>
            <text:p>* incl. entrance fees to Bletterbach gorge, GEOMuseum Radein and Visitor Centre, helmet rental</text:p>
            <text:p/>
            <text:p>Guides tours:</text:p>
            <text:p>€13.00 guided tour (for one - admission)  **</text:p>
            <text:p>€10.00 guided tour elderly, disabled, students up to 27 **</text:p>
            <text:p>€10.00 group **</text:p>
            <text:p>€7.00 shool classes **</text:p>
            <text:p>€29.00 family card (€16,00 one adult with children) **</text:p>
            <text:p/>
            <text:p>** incl. guided tour of Bletterbach gorge, GEOMuseum Radein or Visitor Centre, helmet rental</text:p>
          </table:table-cell>
          <table:table-cell table:style-name="ce10" office:value-type="string" calcext:value-type="string">
            <text:p>Mai-Okt</text:p>
            <text:p>täglich 9.30-18 h</text:p>
          </table:table-cell>
          <table:table-cell table:style-name="ce10" office:value-type="string" calcext:value-type="string">
            <text:p>mag-ott</text:p>
            <text:p>ogni giorno h 9.30-18</text:p>
          </table:table-cell>
          <table:table-cell table:style-name="ce10" office:value-type="string" calcext:value-type="string">
            <text:p>May-Oct</text:p>
            <text:p>daily 9.30-6 pm</text:p>
          </table:table-cell>
          <table:table-cell table:style-name="ce10" office:value-type="string" calcext:value-type="string">
            <text:p>Das GEOMuseum Radein im Peter-Rosegger-Haus direkt bei der Kirche in Oberradein zeigt die wichtigsten Funde aus dem GEOPARC Bletterbach und die die Bletterbachschlucht umgebenden charakteristischen Gesteine.</text:p>
          </table:table-cell>
          <table:table-cell table:style-name="ce10" office:value-type="string" calcext:value-type="string">
            <text:p>Il GEOMuseo di Redagno, allestito nell’edificio "Peter Rosegger", situato nei pressi della chiesa di Redagno di Sopra, espone i più importanti reperti fossili provenienti dal GEOPARC Bletterbach e le sue caratteristiche rocce.</text:p>
          </table:table-cell>
          <table:table-cell table:style-name="ce10" office:value-type="string" calcext:value-type="string">
            <text:p>The GEOMuseum in the Peter Rosegger House right next to the church in Oberradein /Radegno di Sopra displays the most important finds from the GEOPARC Bletterbach and characteristic rocks from the Bletterbach gorge.</text:p>
          </table:table-cell>
          <table:table-cell table:style-name="ce10" office:value-type="string" calcext:value-type="string">
            <text:p>11.396719</text:p>
          </table:table-cell>
          <table:table-cell table:style-name="ce10" office:value-type="string" calcext:value-type="string">
            <text:p>46.34669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GEOPARC Bletterbach</text:p>
          </table:table-cell>
          <table:table-cell table:number-columns-repeated="2" table:style-name="ce4" office:value-type="string" calcext:value-type="string">
            <text:p>Lerch 40</text:p>
          </table:table-cell>
          <table:table-cell table:style-name="ce7" office:value-type="float" office:value="39040" calcext:value-type="float">
            <text:p>39040</text:p>
          </table:table-cell>
          <table:table-cell table:style-name="ce4" office:value-type="string" calcext:value-type="string">
            <text:p>Aldein</text:p>
          </table:table-cell>
          <table:table-cell table:style-name="ce4" office:value-type="string" calcext:value-type="string">
            <text:p>Aldino</text:p>
          </table:table-cell>
          <table:table-cell table:number-columns-repeated="2" table:style-name="ce4" office:value-type="string" calcext:value-type="string">
            <text:p>www.bletterbach.info</text:p>
          </table:table-cell>
          <table:table-cell table:style-name="ce4" office:value-type="string" calcext:value-type="string">
            <text:p>+39 0471 886946</text:p>
          </table:table-cell>
          <table:table-cell table:style-name="ce4" table:number-columns-repeated="2"/>
          <table:table-cell table:number-columns-repeated="2" table:style-name="ce4" office:value-type="string" calcext:value-type="string">
            <text:p>info@bletterbach.info</text:p>
          </table:table-cell>
          <table:table-cell table:style-name="ce10" office:value-type="string" calcext:value-type="string">
            <text:p>6,00 € Erwachsene*</text:p>
            <text:p>3,00 € Schulklassen und Busreisende*</text:p>
            <text:p>Kinder bis 14 Jahren frei*</text:p>
            <text:p/>
            <text:p>    * inkl. Eintritte Bletterbachschlucht, Besucherzentrum und GEOMuseum Radein, Helmverleih</text:p>
            <text:p/>
            <text:p>Führungen:</text:p>
            <text:p> 13,00 € geführte Wanderungen Einzelperson **</text:p>
            <text:p> 10,00 € geführte Wanderungen Seniores, Menschen mit Behinderung, Studenten bis 27 Jahre **</text:p>
            <text:p> 10,00 € Gruppen **</text:p>
            <text:p> 7,00 € Schulklassen **</text:p>
            <text:p> 29,00 € Familienticket (16,00 € 1 Erwachsener mit Kindern) **</text:p>
            <text:p/>
            <text:p>    ** inkl. Führung Bletterbachschlucht, Besucherzentrum oder GEOMuseum Radein, Helmverleih</text:p>
          </table:table-cell>
          <table:table-cell table:style-name="ce10" office:value-type="string" calcext:value-type="string">
            <text:p>€ 6,00 adulti*</text:p>
            <text:p>€ 3,00 scuole e adulti viaggianti con autobus*</text:p>
            <text:p>bambini fino ai 14 anni ingresso gratuito*</text:p>
            <text:p/>
            <text:p>    * include ingresso gola Bletterbach, Centro visitatori e GEOMuseo Redagno, noleggio casco</text:p>
            <text:p/>
            <text:p>Visite guidate:</text:p>
            <text:p>€ 13,00 visita guidata a persona **</text:p>
            <text:p>€ 10,00 visita guidata anziani, portatori di handicap e studenti fino ai 27 anni **</text:p>
            <text:p>€ 10,00 gruppi **</text:p>
            <text:p>€ 7,00 scolaresche **</text:p>
            <text:p>€ 29,00 ticket famiglia (€ 16,00 un adulto con bambini) **</text:p>
            <text:p/>
            <text:p>    ** include visita guidata gola Bletterbach, Centro visitatori o GEOMuseo Redagno, noleggio casco</text:p>
          </table:table-cell>
          <table:table-cell table:style-name="ce10" office:value-type="string" calcext:value-type="string">
            <text:p>€6.00 adults*</text:p>
            <text:p>€3.00 schools and buses passengers*</text:p>
            <text:p>children up to 14 years free entrance*</text:p>
            <text:p/>
            <text:p>    * incl. entrance fees to Bletterbach gorge, Visitor Centre and GEOMuseum Radein, helmet rental</text:p>
            <text:p/>
            <text:p>Guides tours:</text:p>
            <text:p>€13.00 guided tour (for one - admission)  **</text:p>
            <text:p>€10.00 guided tour elderly, disabled, students up to 27 **</text:p>
            <text:p>€10.00 group **</text:p>
            <text:p>€7.00 shool classes **</text:p>
            <text:p>€29.00 family card (€16,00 one adult with children) **</text:p>
            <text:p/>
            <text:p>    ** incl. guided tour of Bletterbach gorge, Visitor Centre or GEOMuseum Radein, helmet rental</text:p>
          </table:table-cell>
          <table:table-cell table:style-name="ce10" office:value-type="string" calcext:value-type="string">
            <text:p>Mai-Okt</text:p>
            <text:p>täglich 9.30-18 h</text:p>
            <text:p>täglich geführte Wanderung 10.30 h</text:p>
          </table:table-cell>
          <table:table-cell table:style-name="ce10" office:value-type="string" calcext:value-type="string">
            <text:p>mag-ott</text:p>
            <text:p>tutti i giorni h 9.30-18</text:p>
            <text:p>ogni giorno escursione guidata h 10.30</text:p>
          </table:table-cell>
          <table:table-cell table:style-name="ce10" office:value-type="string" calcext:value-type="string">
            <text:p>May-Oct</text:p>
            <text:p>daily 9.30-6 pm</text:p>
            <text:p>daily guided walks 10.30</text:p>
          </table:table-cell>
          <table:table-cell table:style-name="ce10" office:value-type="string" calcext:value-type="string">
            <text:p>Der GEOPARC Bletterbach zählt zum Dolomiten UNESCO-Welterbe und erstreckt sich über eine Gesamtfläche von 818 Hektar. Seine einzigartige Landschaft weist Pflanzenfossilien und Saurierspuren auf. Der Geologie und Geomorphologie kommen daher im Freigelände und im Innenbereich besondere Aufmerksamkeit zu.</text:p>
          </table:table-cell>
          <table:table-cell table:style-name="ce10" office:value-type="string" calcext:value-type="string">
            <text:p/>
            <text:p>Il GEOPARC Bletterbach rientra nelle Dolomiti Patrimonio Mondiale UNESCO e si estende su una superficie complessiva di 818 ettari. Nel suo paesaggio unico si trovano fossili di piante e orme di sauri. Nell’areale e nel centro visitatori sono illustrate questa particolare geologia e geomorfologia.</text:p>
          </table:table-cell>
          <table:table-cell table:style-name="ce10" office:value-type="string" calcext:value-type="string">
            <text:p>The GEOPARC Bletterbach is part of the Dolomites UNESCO World Heritage Site and covers a total area of 818 hectares. Its unique landscape has plant fossils and dinosaur tracks. Special attention is therefore paid to geology and geomorphology in the outdoor and indoor areas.</text:p>
          </table:table-cell>
          <table:table-cell table:style-name="ce10" office:value-type="string" calcext:value-type="string">
            <text:p>11.406899</text:p>
          </table:table-cell>
          <table:table-cell table:style-name="ce10" office:value-type="string" calcext:value-type="string">
            <text:p>46.366398</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Trudner Horn</text:p>
          </table:table-cell>
          <table:table-cell table:style-name="ce4" office:value-type="string" calcext:value-type="string">
            <text:p>Centro visite Monte Corno</text:p>
          </table:table-cell>
          <table:table-cell table:style-name="ce4" office:value-type="string" calcext:value-type="string">
            <text:p>Trudner Horn visitor centre</text:p>
          </table:table-cell>
          <table:table-cell table:number-columns-repeated="2" table:style-name="ce4" office:value-type="string" calcext:value-type="string">
            <text:p>Am Kofl 2</text:p>
          </table:table-cell>
          <table:table-cell table:style-name="ce7" office:value-type="float" office:value="39040" calcext:value-type="float">
            <text:p>39040</text:p>
          </table:table-cell>
          <table:table-cell table:style-name="ce4" office:value-type="string" calcext:value-type="string">
            <text:p>Truden</text:p>
          </table:table-cell>
          <table:table-cell table:style-name="ce4" office:value-type="string" calcext:value-type="string">
            <text:p>Trodena</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1 869247</text:p>
          </table:table-cell>
          <table:table-cell table:style-name="ce4" table:number-columns-repeated="2"/>
          <table:table-cell table:style-name="ce4" office:value-type="string" calcext:value-type="string">
            <text:p>info.th@provincia.bz.it</text:p>
          </table:table-cell>
          <table:table-cell table:style-name="ce4" office:value-type="string" calcext:value-type="string">
            <text:p>info.th@provinz.bz.it</text:p>
          </table:table-cell>
          <table:table-cell table:style-name="ce10" office:value-type="string" calcext:value-type="string">
            <text:p>freier Eintritt</text:p>
          </table:table-cell>
          <table:table-cell table:style-name="ce10" office:value-type="string" calcext:value-type="string">
            <text:p>ingresso gratuito</text:p>
          </table:table-cell>
          <table:table-cell table:style-name="ce10" office:value-type="string" calcext:value-type="string">
            <text:p>free entrance</text:p>
          </table:table-cell>
          <table:table-cell table:style-name="ce10" office:value-type="string" calcext:value-type="string">
            <text:p>Apr-Okt</text:p>
            <text:p>Di-Sa 9.30-12.30, 14.30-18 h</text:p>
            <text:p>Juli-Sep auch So</text:p>
          </table:table-cell>
          <table:table-cell table:style-name="ce10" office:value-type="string" calcext:value-type="string">
            <text:p>apr-ott</text:p>
            <text:p>mar-sab h 9.30-12.30,14.30-18</text:p>
            <text:p>lug-set anche dom</text:p>
          </table:table-cell>
          <table:table-cell table:style-name="ce10" office:value-type="string" calcext:value-type="string">
            <text:p>April-Oct</text:p>
            <text:p>Tue-Sat 9.30-12.30, 2.30-6 pm</text:p>
            <text:p>July-Sep also Sun</text:p>
          </table:table-cell>
          <table:table-cell table:style-name="ce10" office:value-type="string" calcext:value-type="string">
            <text:p>Das Naturparkhaus ist in einer alten, elektrischen Mühle untergebracht, die saniert wurde und wieder funktionstüchtig ist. Der Außenbereich ist mit typischer Kalkstein- und Porphyrvegetation gestaltet, verfügt über einen Amphibienteich, einen Kräutergarten und ein kleines Kornfeld.</text:p>
          </table:table-cell>
          <table:table-cell table:style-name="ce10" office:value-type="string" calcext:value-type="string">
            <text:p>Il Centro visite è ospitato in un vecchio mulino elettrico ristrutturato. L’esterno del Centro comprende un’area con la tipica vegetazione su substrato calcareo e porfirico e dispone di uno stagno per anfibi, di un orto con erbe medicinali e di un piccolo campo di grano.</text:p>
          </table:table-cell>
          <table:table-cell table:style-name="ce10" office:value-type="string" calcext:value-type="string">
            <text:p>The visitor centre is housed in an old electric mill that has been renovated and is once again functional. The outdoor area is landscaped with typical limestone and porphyry vegetation, has an amphibian pond, a herb garden and a small cornfield.</text:p>
          </table:table-cell>
          <table:table-cell table:style-name="ce10" office:value-type="string" calcext:value-type="string">
            <text:p>11.349096</text:p>
          </table:table-cell>
          <table:table-cell table:style-name="ce10" office:value-type="string" calcext:value-type="string">
            <text:p>46.322646</text:p>
          </table:table-cell>
          <table:table-cell table:number-columns-repeated="995"/>
        </table:table-row>
        <table:table-row table:style-name="ro1" table:visibility="filter">
          <table:table-cell table:style-name="ce2" table:number-columns-repeated="2"/>
          <table:table-cell table:style-name="ce4" office:value-type="string" calcext:value-type="string">
            <text:p>Museum im Heimathaus des Bischof Johannes Zwerger</text:p>
          </table:table-cell>
          <table:table-cell table:style-name="ce4" office:value-type="string" calcext:value-type="string">
            <text:p>Museo nella casa natale del Vescovo Johannes Zwerger</text:p>
          </table:table-cell>
          <table:table-cell table:style-name="ce4" office:value-type="string" calcext:value-type="string">
            <text:p>Museum in the Residence of Bishop Johannes Zwerger</text:p>
          </table:table-cell>
          <table:table-cell table:number-columns-repeated="2" table:style-name="ce4" office:value-type="string" calcext:value-type="string">
            <text:p>Guggal 15</text:p>
          </table:table-cell>
          <table:table-cell table:style-name="ce7" office:value-type="float" office:value="39040" calcext:value-type="float">
            <text:p>39040</text:p>
          </table:table-cell>
          <table:table-cell table:style-name="ce4" office:value-type="string" calcext:value-type="string">
            <text:p>Altrei</text:p>
          </table:table-cell>
          <table:table-cell table:style-name="ce4" office:value-type="string" calcext:value-type="string">
            <text:p>Anterivo</text:p>
          </table:table-cell>
          <table:table-cell table:style-name="ce4" office:value-type="string" calcext:value-type="string">
            <text:p>www.gemeinde.altrei.bz.it</text:p>
          </table:table-cell>
          <table:table-cell table:style-name="ce4" office:value-type="string" calcext:value-type="string">
            <text:p>www.comune.anterivo.bz.it</text:p>
          </table:table-cell>
          <table:table-cell table:style-name="ce4" office:value-type="string" calcext:value-type="string">
            <text:p>+39 0471 882021</text:p>
          </table:table-cell>
          <table:table-cell table:style-name="ce4"/>
          <table:table-cell table:style-name="ce4" office:value-type="string" calcext:value-type="string">
            <text:p>+39 0471 882600</text:p>
          </table:table-cell>
          <table:table-cell table:style-name="ce4" office:value-type="string" calcext:value-type="string">
            <text:p>info@anterivo.eu</text:p>
          </table:table-cell>
          <table:table-cell table:style-name="ce4" office:value-type="string" calcext:value-type="string">
            <text:p>info@altrei.eu</text:p>
          </table:table-cell>
          <table:table-cell table:style-name="ce10" office:value-type="string" calcext:value-type="string">
            <text:p>Freiwillige Spende</text:p>
          </table:table-cell>
          <table:table-cell table:style-name="ce10" office:value-type="string" calcext:value-type="string">
            <text:p>offerta libera</text:p>
          </table:table-cell>
          <table:table-cell table:style-name="ce10" office:value-type="string" calcext:value-type="string">
            <text:p>voluntary contribution</text:p>
          </table:table-cell>
          <table:table-cell table:style-name="ce10" office:value-type="string" calcext:value-type="string">
            <text:p>nur mit Anmeldung</text:p>
          </table:table-cell>
          <table:table-cell table:style-name="ce10" office:value-type="string" calcext:value-type="string">
            <text:p>solo su prenotazione</text:p>
          </table:table-cell>
          <table:table-cell table:style-name="ce10" office:value-type="string" calcext:value-type="string">
            <text:p>By appointment only</text:p>
          </table:table-cell>
          <table:table-cell table:style-name="ce10" office:value-type="string" calcext:value-type="string">
            <text:p>Das Museum im ehemaligen Heimathaus von Fürstbischof Johannes Zwerger dokumentiert das Leben und Wirken des bekanntesten Altreier Bürgers. Es bewahrt Dokumente aus seinem Leben sowie Gegenstände aus seinem Alltag auf.</text:p>
          </table:table-cell>
          <table:table-cell table:style-name="ce10" office:value-type="string" calcext:value-type="string">
            <text:p>Il museo allestito in quella che fu la casa natale del Principe Vescovo Johannes Zwerger documenta la vita e le opere del più noto cittadino di Anterivo. Conserva documenti dalla sua vita e oggetti della sua quotidianità.</text:p>
          </table:table-cell>
          <table:table-cell table:style-name="ce10" office:value-type="string" calcext:value-type="string">
            <text:p>The museum in the former home of Prince-Bishop Johannes Zwerger documents the life and work of the town's most famous citizen. It exhibits documents as well as objects from his everyday life.</text:p>
          </table:table-cell>
          <table:table-cell table:style-name="ce10" office:value-type="string" calcext:value-type="string">
            <text:p>11.366306</text:p>
          </table:table-cell>
          <table:table-cell table:style-name="ce10" office:value-type="string" calcext:value-type="string">
            <text:p>46.277761</text:p>
          </table:table-cell>
          <table:table-cell table:number-columns-repeated="995"/>
        </table:table-row>
        <table:table-row table:style-name="ro1" table:visibility="filter">
          <table:table-cell table:style-name="ce2" table:number-columns-repeated="2"/>
          <table:table-cell table:style-name="ce4" office:value-type="string" calcext:value-type="string">
            <text:p>Archeoparc Villanders</text:p>
          </table:table-cell>
          <table:table-cell table:style-name="ce4" office:value-type="string" calcext:value-type="string">
            <text:p>Archeoparc Villandro</text:p>
          </table:table-cell>
          <table:table-cell table:style-name="ce4" office:value-type="string" calcext:value-type="string">
            <text:p>Archeoparc Villanders</text:p>
          </table:table-cell>
          <table:table-cell table:style-name="ce4" office:value-type="string" calcext:value-type="string">
            <text:p>Franz-von-Defregger Gasse</text:p>
          </table:table-cell>
          <table:table-cell table:style-name="ce4" office:value-type="string" calcext:value-type="string">
            <text:p>vicolo Franz von Defregger</text:p>
          </table:table-cell>
          <table:table-cell table:style-name="ce7" office:value-type="float" office:value="39040" calcext:value-type="float">
            <text:p>39040</text:p>
          </table:table-cell>
          <table:table-cell table:style-name="ce4" office:value-type="string" calcext:value-type="string">
            <text:p>Villanders</text:p>
          </table:table-cell>
          <table:table-cell table:style-name="ce4" office:value-type="string" calcext:value-type="string">
            <text:p>Villandro</text:p>
          </table:table-cell>
          <table:table-cell table:number-columns-repeated="2" table:style-name="ce4" office:value-type="string" calcext:value-type="string">
            <text:p>www.villanders.info</text:p>
          </table:table-cell>
          <table:table-cell table:style-name="ce4" office:value-type="string" calcext:value-type="string">
            <text:p>+39 0472 843121</text:p>
          </table:table-cell>
          <table:table-cell table:style-name="ce4" table:number-columns-repeated="2"/>
          <table:table-cell table:number-columns-repeated="2" table:style-name="ce4" office:value-type="string" calcext:value-type="string">
            <text:p>info@villanders.info</text:p>
          </table:table-cell>
          <table:table-cell table:style-name="ce10" office:value-type="string" calcext:value-type="string">
            <text:p>3,00 € Erwachsene</text:p>
            <text:p>1,00 € Kinder zwischen 6 und 14 Jahren</text:p>
            <text:p>freier Eintritt für Kinder unter 6 Jahren</text:p>
            <text:p>2,00 € (pro Person) für Gruppen mit mindestens 10 Personen</text:p>
          </table:table-cell>
          <table:table-cell table:style-name="ce10" office:value-type="string" calcext:value-type="string">
            <text:p>€ 3,00 adulto</text:p>
            <text:p>€ 1,00 bambini da 6 a 14 anni</text:p>
            <text:p>gratuito per bambini fino a 6 anni</text:p>
            <text:p>€ 2,00 (a persona) per gruppi con più di 10 persone</text:p>
          </table:table-cell>
          <table:table-cell table:style-name="ce10" office:value-type="string" calcext:value-type="string">
            <text:p>€ 3,00 adults</text:p>
            <text:p>€ 1,00 children from 6 to 14 years</text:p>
            <text:p>free entrance for children under 6 years</text:p>
            <text:p>€ 2,00 (per person) for groups with at least 10 persons</text:p>
          </table:table-cell>
          <table:table-cell table:style-name="ce10" office:value-type="string" calcext:value-type="string">
            <text:p>Juni-Sep</text:p>
            <text:p>Fr 20.30-22 h</text:p>
            <text:p>Gruppen (ab 10 Personen) auch außerhalb der Öffnungszeiten, auf Anmeldung</text:p>
          </table:table-cell>
          <table:table-cell table:style-name="ce10" office:value-type="string" calcext:value-type="string">
            <text:p>giu-sett</text:p>
            <text:p>ven h 20.30-22</text:p>
            <text:p>gruppi (a partire da 10 persone) anche fuori orario, su prenotazione</text:p>
          </table:table-cell>
          <table:table-cell table:style-name="ce10" office:value-type="string" calcext:value-type="string">
            <text:p>June-Sep</text:p>
            <text:p>Fri 8.30-10</text:p>
            <text:p>groups (from 10 persons up) also out of opening time, on reservation</text:p>
          </table:table-cell>
          <table:table-cell table:style-name="ce10" office:value-type="string" calcext:value-type="string">
            <text:p>Der Plunacker ist eine bedeutende archäologische Fundstätte mit Siedlungsspuren von der Mittelstein- über die Jungsteinzeit und Bronze- bis zur Römerzeit. Die umfangreichen römerzeitlichen und mittelalterlichen Gebäudereste stellen die Hauptattraktion dar.</text:p>
          </table:table-cell>
          <table:table-cell table:style-name="ce10" office:value-type="string" calcext:value-type="string">
            <text:p>Plunacker è un importante sito archeologico con tracce di insediamenti dal mesolitico al neolitico e dall’età del bronzo all’età romana. Attrazione principale sono i numerosi resti di costruzioni romane e medievali.</text:p>
          </table:table-cell>
          <table:table-cell table:style-name="ce10" office:value-type="string" calcext:value-type="string">
            <text:p>The Plunacker is an important archaeological site with traces of settlements from the Middle Stone Age through the Neolithic and Bronze Age to the Roman period. The extensive Roman and medieval building remains are the main attraction.</text:p>
          </table:table-cell>
          <table:table-cell table:style-name="ce10" office:value-type="string" calcext:value-type="string">
            <text:p>11.540279</text:p>
          </table:table-cell>
          <table:table-cell table:style-name="ce10" office:value-type="string" calcext:value-type="string">
            <text:p>46.631396</text:p>
          </table:table-cell>
          <table:table-cell table:number-columns-repeated="995"/>
        </table:table-row>
        <table:table-row table:style-name="ro1" table:visibility="filter">
          <table:table-cell table:style-name="ce2" table:number-columns-repeated="2"/>
          <table:table-cell table:style-name="ce4" office:value-type="string" calcext:value-type="string">
            <text:p>Naturparkhaus Puez-Geisler</text:p>
          </table:table-cell>
          <table:table-cell table:style-name="ce4" office:value-type="string" calcext:value-type="string">
            <text:p>Centro visite Puez-Odle</text:p>
          </table:table-cell>
          <table:table-cell table:style-name="ce4" office:value-type="string" calcext:value-type="string">
            <text:p>Puez-Geisler visitor centre</text:p>
          </table:table-cell>
          <table:table-cell table:style-name="ce4" office:value-type="string" calcext:value-type="string">
            <text:p>St. Magdalena - Trebich 1</text:p>
          </table:table-cell>
          <table:table-cell table:style-name="ce4" office:value-type="string" calcext:value-type="string">
            <text:p>S. Maddalena - Trebich 1</text:p>
          </table:table-cell>
          <table:table-cell table:style-name="ce7" office:value-type="float" office:value="39040" calcext:value-type="float">
            <text:p>39040</text:p>
          </table:table-cell>
          <table:table-cell table:style-name="ce4" office:value-type="string" calcext:value-type="string">
            <text:p>Villnöss</text:p>
          </table:table-cell>
          <table:table-cell table:style-name="ce4" office:value-type="string" calcext:value-type="string">
            <text:p>Funes</text:p>
          </table:table-cell>
          <table:table-cell table:style-name="ce4" office:value-type="string" calcext:value-type="string">
            <text:p>www.provinz.bz.it/naturparke</text:p>
          </table:table-cell>
          <table:table-cell table:style-name="ce4" office:value-type="string" calcext:value-type="string">
            <text:p>www.provincia.bz.it/parchi-naturali</text:p>
          </table:table-cell>
          <table:table-cell table:style-name="ce4" office:value-type="string" calcext:value-type="string">
            <text:p>+39 0472 842523</text:p>
          </table:table-cell>
          <table:table-cell table:style-name="ce4" table:number-columns-repeated="2"/>
          <table:table-cell table:style-name="ce4" office:value-type="string" calcext:value-type="string">
            <text:p>info.po@provincia.bz.it</text:p>
          </table:table-cell>
          <table:table-cell table:style-name="ce4" office:value-type="string" calcext:value-type="string">
            <text:p>info.pg@provinz.bz.it</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e entrance</text:p>
          </table:table-cell>
          <table:table-cell table:style-name="ce10" office:value-type="string" calcext:value-type="string">
            <text:p>Ende Dez-März</text:p>
            <text:p>Mai-Okt</text:p>
            <text:p>Di-Sa 9.30-12.30, 14.30-18 h</text:p>
            <text:p>Juli, Aug auch So</text:p>
            <text:p>feiertags geschl.</text:p>
          </table:table-cell>
          <table:table-cell table:style-name="ce10" office:value-type="string" calcext:value-type="string">
            <text:p>fine dic-marzo</text:p>
            <text:p>mag-ott</text:p>
            <text:p>mar-sab h 9.30-12.30, 14.30-18</text:p>
            <text:p>lug, ago anche dom</text:p>
            <text:p>chiuso nei festivi</text:p>
          </table:table-cell>
          <table:table-cell table:style-name="ce10" office:value-type="string" calcext:value-type="string">
            <text:p>end-Dec-March</text:p>
            <text:p>May-Oct</text:p>
            <text:p>Tue-Sat 9.30-12.30, 2.30-6 pm</text:p>
            <text:p>July, Aug also Sun</text:p>
            <text:p>closed on public holidays</text:p>
          </table:table-cell>
          <table:table-cell table:style-name="ce10" office:value-type="string" calcext:value-type="string">
            <text:p>Das Naturparkhaus ist der Geologie und Natur der Dolomiten und dem Alpinismus rund um Reinhold Messner gewidmet. In der „Wunderkammer Natur“ können Tierfelle, Vogeleier, Federn, Gebisse, Geweihe und Heilkräuter erkundet werden.</text:p>
          </table:table-cell>
          <table:table-cell table:style-name="ce10" office:value-type="string" calcext:value-type="string">
            <text:p>Il Centro visite è dedicato alla geologia delle Dolomiti e all’alpinismo di Reinhold Messner. Nell’area "Meraviglie della natura" è possibile scoprire pellicce di animali, uova e penne d’uccello, dentature, palchi ed erbe medicinali.</text:p>
          </table:table-cell>
          <table:table-cell table:style-name="ce10" office:value-type="string" calcext:value-type="string">
            <text:p>The visitor centre is dedicated to the geology and nature of the Dolomites and to alpinism pertaining to Reinhold Messner. In a cabinet of nature's wonders, animal skins, bird eggs, feathers, sets of teeth, antlers and medicinal herbs can be explored.</text:p>
          </table:table-cell>
          <table:table-cell table:style-name="ce10" office:value-type="string" calcext:value-type="string">
            <text:p>11.710919</text:p>
          </table:table-cell>
          <table:table-cell table:style-name="ce10" office:value-type="string" calcext:value-type="string">
            <text:p>46.642358</text:p>
          </table:table-cell>
          <table:table-cell table:number-columns-repeated="995"/>
        </table:table-row>
        <table:table-row table:style-name="ro1" table:visibility="filter">
          <table:table-cell table:style-name="ce2" table:number-columns-repeated="2"/>
          <table:table-cell table:style-name="ce4" office:value-type="string" calcext:value-type="string">
            <text:p>Archeoparc Feldthurns</text:p>
          </table:table-cell>
          <table:table-cell table:style-name="ce4" office:value-type="string" calcext:value-type="string">
            <text:p>Archeoparc Velturno</text:p>
          </table:table-cell>
          <table:table-cell table:style-name="ce4" office:value-type="string" calcext:value-type="string">
            <text:p>Archeoparc Feldthurns</text:p>
          </table:table-cell>
          <table:table-cell table:style-name="ce4" office:value-type="string" calcext:value-type="string">
            <text:p>Silvius Magnago Platz 3</text:p>
          </table:table-cell>
          <table:table-cell table:style-name="ce4" office:value-type="string" calcext:value-type="string">
            <text:p>piazza Silvius Magnago, 3</text:p>
          </table:table-cell>
          <table:table-cell table:style-name="ce7" office:value-type="float" office:value="39040" calcext:value-type="float">
            <text:p>39040</text:p>
          </table:table-cell>
          <table:table-cell table:style-name="ce4" office:value-type="string" calcext:value-type="string">
            <text:p>Feldthurns</text:p>
          </table:table-cell>
          <table:table-cell table:style-name="ce4" office:value-type="string" calcext:value-type="string">
            <text:p>Velturno</text:p>
          </table:table-cell>
          <table:table-cell table:number-columns-repeated="2" table:style-name="ce4" office:value-type="string" calcext:value-type="string">
            <text:p>www.feldthurns.info</text:p>
          </table:table-cell>
          <table:table-cell table:style-name="ce4" office:value-type="string" calcext:value-type="string">
            <text:p>+39 0472 855290</text:p>
          </table:table-cell>
          <table:table-cell table:style-name="ce4" table:number-columns-repeated="2"/>
          <table:table-cell table:number-columns-repeated="2" table:style-name="ce4" office:value-type="string" calcext:value-type="string">
            <text:p>info@feldthurns.info</text:p>
          </table:table-cell>
          <table:table-cell table:style-name="ce10" office:value-type="string" calcext:value-type="string">
            <text:p>3,00 € </text:p>
            <text:p>2,00 € Gruppen ab 15 Personen</text:p>
          </table:table-cell>
          <table:table-cell table:style-name="ce10" office:value-type="string" calcext:value-type="string">
            <text:p>€ 3,00 </text:p>
            <text:p>€ 2,00 gruppi da 15 persone in su</text:p>
          </table:table-cell>
          <table:table-cell table:style-name="ce10" office:value-type="string" calcext:value-type="string">
            <text:p>€3.00  </text:p>
            <text:p>€2.00 groups up to 15 persons</text:p>
          </table:table-cell>
          <table:table-cell table:style-name="ce10" office:value-type="string" calcext:value-type="string">
            <text:p>Öffnungszeiten siehe Webseite</text:p>
          </table:table-cell>
          <table:table-cell table:style-name="ce10" office:value-type="string" calcext:value-type="string">
            <text:p>orari di apertura vedi pagina web</text:p>
          </table:table-cell>
          <table:table-cell table:style-name="ce10" office:value-type="string" calcext:value-type="string">
            <text:p>opening hours see website</text:p>
          </table:table-cell>
          <table:table-cell table:style-name="ce10" office:value-type="string" calcext:value-type="string">
            <text:p>Feldthurns ist reich an Zeugnissen einer hohen religiösen Kultur, vom Königsanger bis in die Talsohle. Zentrale Fundstelle ist die Tanzgasse, wo man auf Grabstätten und Überreste der Keramikherstellung gestoßen ist, die auf erste Gemeinschaften mit Ackerbau und Viehzucht schließen lassen, die bis ins 5. Jahrtausend v. Christus zurückreichen.</text:p>
          </table:table-cell>
          <table:table-cell table:style-name="ce10" office:value-type="string" calcext:value-type="string">
            <text:p>Velturno è ricca di testimonianze di alta cultura religiosa, dal Königsanger fino al fondovalle. La Tanzgasse è il luogo di ritrovamento centrale di tombe e resti di produzione di ceramiche, che dimostrano le prime convivenze tra coltivatori e pastori nomadi e che risalgono fino al 5000 a. C.</text:p>
          </table:table-cell>
          <table:table-cell table:style-name="ce10" office:value-type="string" calcext:value-type="string">
            <text:p>The area is rich in evidence of a high religious culture, from the Königsanger to the valley floor. The central site is Tanzgasse, where burial sites and remains of pottery production have been found, suggesting early communities with agriculture and livestock breeding dating back to the 5th millennium BC.</text:p>
          </table:table-cell>
          <table:table-cell table:style-name="ce10" office:value-type="string" calcext:value-type="string">
            <text:p>11.598168</text:p>
          </table:table-cell>
          <table:table-cell table:style-name="ce10" office:value-type="string" calcext:value-type="string">
            <text:p>46.669391</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oss Velthurns</text:p>
          </table:table-cell>
          <table:table-cell table:style-name="ce4" office:value-type="string" calcext:value-type="string">
            <text:p>Castel Velturno</text:p>
          </table:table-cell>
          <table:table-cell table:style-name="ce4" office:value-type="string" calcext:value-type="string">
            <text:p>Velthurns Castle</text:p>
          </table:table-cell>
          <table:table-cell table:style-name="ce4" office:value-type="string" calcext:value-type="string">
            <text:p>Dorf 1</text:p>
          </table:table-cell>
          <table:table-cell table:style-name="ce4" office:value-type="string" calcext:value-type="string">
            <text:p>Paese, 1</text:p>
          </table:table-cell>
          <table:table-cell table:style-name="ce7" office:value-type="float" office:value="39040" calcext:value-type="float">
            <text:p>39040</text:p>
          </table:table-cell>
          <table:table-cell table:style-name="ce4" office:value-type="string" calcext:value-type="string">
            <text:p>Feldthurns</text:p>
          </table:table-cell>
          <table:table-cell table:style-name="ce4" office:value-type="string" calcext:value-type="string">
            <text:p>Velturno</text:p>
          </table:table-cell>
          <table:table-cell table:style-name="ce4" office:value-type="string" calcext:value-type="string">
            <text:p>www.schlossvelthurns.it</text:p>
          </table:table-cell>
          <table:table-cell table:style-name="ce4" office:value-type="string" calcext:value-type="string">
            <text:p>www.castelvelturno.it</text:p>
          </table:table-cell>
          <table:table-cell table:style-name="ce4" office:value-type="string" calcext:value-type="string">
            <text:p>+39 0472 855525</text:p>
          </table:table-cell>
          <table:table-cell table:style-name="ce4" table:number-columns-repeated="4"/>
          <table:table-cell table:style-name="ce10" office:value-type="string" calcext:value-type="string">
            <text:p>6,00 € Erwachsene </text:p>
            <text:p>5,00 € Gruppen (ab 15 Personen), Senioren ab 65 Jahren </text:p>
            <text:p>3,50 € Jugendliche bis 18 Jahre und Studenten</text:p>
            <text:p>2,00 € Grund-, Mittel-, Berufs und Oberschulen</text:p>
            <text:p>12,00 € Familienkarte (Eltern und Kinder bis 14 Jahren)</text:p>
            <text:p>6,00 € ein Elternteil und Kinder bis 14 Jahren</text:p>
            <text:p>frei für Kinder bis 6 Jahren </text:p>
          </table:table-cell>
          <table:table-cell table:style-name="ce10" office:value-type="string" calcext:value-type="string">
            <text:p>€ 6,00 adulti </text:p>
            <text:p>€ 5,00 gruppi (oltre 15 persone), anziani da 65 anni in su</text:p>
            <text:p>€ 3,50 ragazzi fino a 18 anni e studenti</text:p>
            <text:p>€ 2,00 (scuole elementari, medie, professionali e superiori)</text:p>
            <text:p>€ 12,00 biglietto famiglia (genitori e bambini fino a 14 anni)</text:p>
            <text:p>€ 6,00 un genitore e bambini fino a 14 anni</text:p>
            <text:p>ingresso libero per bambini fino a 6 anni </text:p>
          </table:table-cell>
          <table:table-cell table:style-name="ce10" office:value-type="string" calcext:value-type="string">
            <text:p>€6.00 adults </text:p>
            <text:p>€5.00 groups (15 or more), elderly (over 65)</text:p>
            <text:p>€3,50 young people up to 18 years and students</text:p>
            <text:p>€2.00 students up to 18 years </text:p>
            <text:p>€12.00 family ticket (parents with children up to 14 years)</text:p>
            <text:p>€ 6.00 one parent with children up to 14 years</text:p>
            <text:p>free admission for chlidren up to 6 years</text:p>
          </table:table-cell>
          <table:table-cell table:style-name="ce10" office:value-type="string" calcext:value-type="string">
            <text:p>Ostern - Allerheiligen</text:p>
            <text:p>Di-So 10-17 h</text:p>
          </table:table-cell>
          <table:table-cell table:style-name="ce10" office:value-type="string" calcext:value-type="string">
            <text:p>Pasqua-Ognissanti</text:p>
            <text:p>mar-dom h 10-17</text:p>
          </table:table-cell>
          <table:table-cell table:style-name="ce10" office:value-type="string" calcext:value-type="string">
            <text:p>Easter - All Saints</text:p>
            <text:p>Tue-Sun 10-5 pm</text:p>
          </table:table-cell>
          <table:table-cell table:style-name="ce10" office:value-type="string" calcext:value-type="string">
            <text:p>Die Schlossanlage aus dem 16. Jahrhundert war bis 1803 Sommersitz der Fürstbischöfe von Brixen. Sie weist im Inneren eine reiche Ausstattung aus der Renaissance mit Täfelungen, Einlegearbeiten, geschnitzten Portalen, Öfen und Fresken und eine Sammlung Südtiroler Kunstwerke des 15. bis 20. Jahrhunderts auf. Die Struktur wird von Schloss Tirol verwaltet.</text:p>
          </table:table-cell>
          <table:table-cell table:style-name="ce10" office:value-type="string" calcext:value-type="string">
            <text:p>Il palazzo del XVI secolo fu fino al 1803 residenza estiva dei principi vescovi di Bressanone. Particolari attrazioni sono i preziosi arredi rinascimentali (pannelli lignei, stufe, affreschi) e una collezione di opere d’arte risalenti ai secoli XV–XX. La struttura è gestita da Castel Tirolo.</text:p>
          </table:table-cell>
          <table:table-cell table:style-name="ce10" office:value-type="string" calcext:value-type="string">
            <text:p>The castle complex from the 16th century was the summer residence of the princebishops of Brixen/Bressanone until 1803. Inside, it has a rich Renaissance interior with panelling, inlay work, carved portals, stoves and frescoes and a collection of South Tyrolean artworks from the 15th to 20th centuries. The structure is managed by Castle Tyrol.</text:p>
          </table:table-cell>
          <table:table-cell table:style-name="ce10" office:value-type="string" calcext:value-type="string">
            <text:p>11.600272</text:p>
          </table:table-cell>
          <table:table-cell table:style-name="ce10" office:value-type="string" calcext:value-type="string">
            <text:p>46.669907</text:p>
          </table:table-cell>
          <table:table-cell table:number-columns-repeated="995"/>
        </table:table-row>
        <table:table-row table:style-name="ro1" table:visibility="filter">
          <table:table-cell table:style-name="ce2" table:number-columns-repeated="2"/>
          <table:table-cell table:style-name="ce4" office:value-type="string" calcext:value-type="string">
            <text:p>Schludernser Torturm</text:p>
          </table:table-cell>
          <table:table-cell table:style-name="ce4" office:value-type="string" calcext:value-type="string">
            <text:p>Torre di Porta Sluderno</text:p>
          </table:table-cell>
          <table:table-cell table:style-name="ce4" office:value-type="string" calcext:value-type="string">
            <text:p>Schluderns Gate Tower</text:p>
          </table:table-cell>
          <table:table-cell table:style-name="ce4" office:value-type="string" calcext:value-type="string">
            <text:p>Florastraße 33</text:p>
          </table:table-cell>
          <table:table-cell table:style-name="ce4" office:value-type="string" calcext:value-type="string">
            <text:p>via Flora 33</text:p>
          </table:table-cell>
          <table:table-cell table:style-name="ce7" office:value-type="float" office:value="39020" calcext:value-type="float">
            <text:p>39020</text:p>
          </table:table-cell>
          <table:table-cell table:style-name="ce4" office:value-type="string" calcext:value-type="string">
            <text:p>Glurns</text:p>
          </table:table-cell>
          <table:table-cell table:style-name="ce4" office:value-type="string" calcext:value-type="string">
            <text:p>Glorenza</text:p>
          </table:table-cell>
          <table:table-cell table:number-columns-repeated="2" table:style-name="ce4" office:value-type="string" calcext:value-type="string">
            <text:p>www.glurns.eu</text:p>
          </table:table-cell>
          <table:table-cell table:style-name="ce4" office:value-type="string" calcext:value-type="string">
            <text:p>+39 0473 831288</text:p>
          </table:table-cell>
          <table:table-cell table:style-name="ce4" table:number-columns-repeated="2"/>
          <table:table-cell table:number-columns-repeated="2" table:style-name="ce4" office:value-type="string" calcext:value-type="string">
            <text:p>info@glurnsmarketing.it</text:p>
          </table:table-cell>
          <table:table-cell table:style-name="ce10" office:value-type="string" calcext:value-type="string">
            <text:p>3,00 € Erwachsene</text:p>
            <text:p>2,50 € Senioren (ab 60 J.) und Gruppen (ab 10 Personen)</text:p>
            <text:p>1,50 € Kinder (bis 15 J.)</text:p>
          </table:table-cell>
          <table:table-cell table:style-name="ce10" office:value-type="string" calcext:value-type="string">
            <text:p>€ 3,00 adulti</text:p>
            <text:p>€ 2,50 anziani (dai 60 anni) e gruppi (più di 10 persone)</text:p>
            <text:p>€ 1,50 bambini (fino ai 15 anni)</text:p>
          </table:table-cell>
          <table:table-cell table:style-name="ce10" office:value-type="string" calcext:value-type="string">
            <text:p>€3.00 adults</text:p>
            <text:p>€2.50 elderly (over 60), groups (from 10 persons up)</text:p>
            <text:p>€1.50 children (up to 15)</text:p>
          </table:table-cell>
          <table:table-cell table:style-name="ce10" office:value-type="string" calcext:value-type="string">
            <text:p>Mitte Apr-Okt</text:p>
            <text:p>Di-Fr 10-12, 14-16 h</text:p>
          </table:table-cell>
          <table:table-cell table:style-name="ce10" office:value-type="string" calcext:value-type="string">
            <text:p>metà apr-ott</text:p>
            <text:p>mar-ven h 10-12, 14-16</text:p>
          </table:table-cell>
          <table:table-cell table:style-name="ce10" office:value-type="string" calcext:value-type="string">
            <text:p>mid-Apr-Oct</text:p>
            <text:p>Tue-Fri 10-12, 2-6 pm</text:p>
          </table:table-cell>
          <table:table-cell table:style-name="ce10" office:value-type="string" calcext:value-type="string">
            <text:p>Im Schludernser Torturm wird auf zwei Stockwerken die Geschichte in „Stationen einer kleinen Stadt“ illustriert. Die Themen sind Handel, Verteidigung, Markt und Berufe sowie der Wiederaufbau und die Befestigung der Stadt Glurns im 16. Jahrhundert.</text:p>
          </table:table-cell>
          <table:table-cell table:style-name="ce10" office:value-type="string" calcext:value-type="string">
            <text:p>All’interno della Torre di Porta Sluderno, su due piani, sono illustrate le "Tappe di una piccola città". Temi centrali sono il commercio, la difesa, il mercato, le professioni nonché la ricostruzione e fortificazione della città di Glorenza nel XVI secolo.</text:p>
          </table:table-cell>
          <table:table-cell table:style-name="ce10" office:value-type="string" calcext:value-type="string">
            <text:p>History is illustrated in "Stations of a small town" on two floors in the gate tower of Schluderns/Sluderno. The topics are trade, defence, market and professions as well as the reconstruction and fortification of the city in the 16th century.</text:p>
          </table:table-cell>
          <table:table-cell table:style-name="ce10" office:value-type="string" calcext:value-type="string">
            <text:p>10.556722</text:p>
          </table:table-cell>
          <table:table-cell table:style-name="ce10" office:value-type="string" calcext:value-type="string">
            <text:p>46.671139</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essner Mountain Museum Corones</text:p>
          </table:table-cell>
          <table:table-cell table:style-name="ce4" office:value-type="string" calcext:value-type="string">
            <text:p>Kronplatz</text:p>
          </table:table-cell>
          <table:table-cell table:style-name="ce4" office:value-type="string" calcext:value-type="string">
            <text:p>Plan de Corones</text:p>
          </table:table-cell>
          <table:table-cell table:style-name="ce7" office:value-type="float" office:value="39030" calcext:value-type="float">
            <text:p>39030</text:p>
          </table:table-cell>
          <table:table-cell table:style-name="ce4" office:value-type="string" calcext:value-type="string">
            <text:p>Enneberg</text:p>
          </table:table-cell>
          <table:table-cell table:style-name="ce4" office:value-type="string" calcext:value-type="string">
            <text:p>Marebbe</text:p>
          </table:table-cell>
          <table:table-cell table:number-columns-repeated="2" table:style-name="ce4" office:value-type="string" calcext:value-type="string">
            <text:p>www.messner-mountain-museum.it</text:p>
          </table:table-cell>
          <table:table-cell table:style-name="ce4" office:value-type="string" calcext:value-type="string">
            <text:p>+39 0474 501350</text:p>
          </table:table-cell>
          <table:table-cell table:style-name="ce4" table:number-columns-repeated="2"/>
          <table:table-cell table:number-columns-repeated="2" table:style-name="ce4" office:value-type="string" calcext:value-type="string">
            <text:p>corones@messner-mountain-museum.it</text:p>
          </table:table-cell>
          <table:table-cell table:style-name="ce10" office:value-type="string" calcext:value-type="string">
            <text:p>14,00 € Erwachsene </text:p>
            <text:p>12,00 € Gruppen (ab 15 Personen), Personen mit Behinderung, Studenten, Senioren (ab 65 Jahre) </text:p>
            <text:p>6,00 € Kinder (6-14 Jahre), Schulklassen (6-19 Jahre)</text:p>
            <text:p>32,00 € Familienkarte</text:p>
            <text:p/>
            <text:p>MMM Tour-Ticket:</text:p>
            <text:p>55,00 € Erwachsene </text:p>
            <text:p>45,00 € Gruppen (ab 15 Personen), Personen mit Behinderung, Studenten, Senioren (ab 65 Jahre) </text:p>
            <text:p>25,00 € Kinder (6-14 Jahre)</text:p>
            <text:p>125,00 € Familienkarte</text:p>
          </table:table-cell>
          <table:table-cell table:style-name="ce10" office:value-type="string" calcext:value-type="string">
            <text:p>€ 14,00 adulti </text:p>
            <text:p>€ 12,00 gruppi oltre 15 persone, portatori di handicap, studenti, anziani (oltre 65 anni) </text:p>
            <text:p>€ 6,00 bambini (dai 6 ai 14 anni), classi scolastiche (6-19 anni)</text:p>
            <text:p>€ 32,00 famiglie</text:p>
            <text:p/>
            <text:p>MMM Tour-Ticket:</text:p>
            <text:p>€ 55,00 adulti</text:p>
            <text:p>€ 45,00 gruppi oltre 15 persone, portatori di handicap, studenti, anziani (oltre 65 anni)</text:p>
            <text:p>€ 25,00 bambini (6-14 anni) </text:p>
            <text:p>€ 125,00 famiglie</text:p>
          </table:table-cell>
          <table:table-cell table:style-name="ce10" office:value-type="string" calcext:value-type="string">
            <text:p>€14.00 adults </text:p>
            <text:p>€12.00 groups (15 or more), disabled persons, students, elderly (over 65) </text:p>
            <text:p>€6.00 children (6-14 years), school classes (6-19 years)</text:p>
            <text:p>€32.00 families</text:p>
            <text:p/>
            <text:p>MMM Tour-Ticket:</text:p>
            <text:p>€55.00 adults</text:p>
            <text:p>€45.00 groups (15 or more), disabled persons, students, elderly (over 65)</text:p>
            <text:p>€25.00 children (6-14 years)</text:p>
            <text:p>€125.00 families</text:p>
          </table:table-cell>
          <table:table-cell table:style-name="ce10" office:value-type="string" calcext:value-type="string">
            <text:p>1. Sa im Juni-2. So im Okt, Ende Nov-Mitte April (entsprechend der Öffnungszeiten der Seilbahn Reischach)</text:p>
            <text:p>h 10-16</text:p>
            <text:p>letzter Einlass 15.30 h</text:p>
          </table:table-cell>
          <table:table-cell table:style-name="ce10" office:value-type="string" calcext:value-type="string">
            <text:p>1° sab di giugno-2a dom di ott, fine nov-metà di aprile (collegato agli orari delle funivie)</text:p>
            <text:p>ore 10-16</text:p>
            <text:p>ultimo ingresso h 15.30</text:p>
          </table:table-cell>
          <table:table-cell table:style-name="ce10" office:value-type="string" calcext:value-type="string">
            <text:p>first Saturday of June-second Sunday of Oct, end of Nov-mid-Apr (corresponding to the opening hours of the ropeways)</text:p>
            <text:p>10-4 pm</text:p>
            <text:p>last admission 3.30 pm</text:p>
          </table:table-cell>
          <table:table-cell table:style-name="ce10" office:value-type="string" calcext:value-type="string">
            <text:p>Auf dem Gipfelplateau des Kronplatzes auf 2.275 Metern Höhe geht es um den traditionellen Alpinismus, den Reinhold Messner entscheidend geprägt hat. Im unverwechselbaren Museumsbau von Zaha Hadid wird Alpingeschichte erzählt, der einmalige Blick in alle Himmelsrichtungen auf die großen Wände der Dolomiten und Alpen ist Teil der Erfahrung.</text:p>
          </table:table-cell>
          <table:table-cell table:style-name="ce10" office:value-type="string" calcext:value-type="string">
            <text:p>Situato sul Plan de Corones (2.275 m s.l.m.), il museo è dedicato all’alpinismo tradizionale plasmato in maniera decisiva da Reinhold Messner. La vista mozzafiato sulle grandi pareti delle Dolomiti e delle Alpi, che si gode dall’inconfondibile edificio progettato da Zaha Hadid, è parte integrante dell'esperienza museale.</text:p>
          </table:table-cell>
          <table:table-cell table:style-name="ce10" office:value-type="string" calcext:value-type="string">
            <text:p>On the summit plateau of the Kronplatz at 2,275 metres above sea level, it's all about traditional alpinism, which Reinhold Messner had a decisive influence on. Alpine history is told in Zaha Hadid's distinctive museum building, and the unique view in all directions of the great walls of the Dolomites and Alps is part of the experience.</text:p>
          </table:table-cell>
          <table:table-cell table:style-name="ce10" office:value-type="string" calcext:value-type="string">
            <text:p>11.95762</text:p>
          </table:table-cell>
          <table:table-cell table:style-name="ce10" office:value-type="string" calcext:value-type="string">
            <text:p>46.73863</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Lanserhaus</text:p>
          </table:table-cell>
          <table:table-cell table:style-name="ce4" office:value-type="string" calcext:value-type="string">
            <text:p>Johann-Georg-Plazer-Straße 22-24</text:p>
          </table:table-cell>
          <table:table-cell table:style-name="ce4" office:value-type="string" calcext:value-type="string">
            <text:p>via Johann Georg Plazer 22-24</text:p>
          </table:table-cell>
          <table:table-cell table:style-name="ce7" office:value-type="float" office:value="39057" calcext:value-type="float">
            <text:p>39057</text:p>
          </table:table-cell>
          <table:table-cell table:style-name="ce4" office:value-type="string" calcext:value-type="string">
            <text:p>Eppan</text:p>
          </table:table-cell>
          <table:table-cell table:style-name="ce4" office:value-type="string" calcext:value-type="string">
            <text:p>Appiano</text:p>
          </table:table-cell>
          <table:table-cell table:style-name="ce4" office:value-type="string" calcext:value-type="string">
            <text:p>www.eppan.eu/lanserhaus</text:p>
          </table:table-cell>
          <table:table-cell table:style-name="ce4" office:value-type="string" calcext:value-type="string">
            <text:p>www.appiano.eu/lanserhaus</text:p>
          </table:table-cell>
          <table:table-cell table:style-name="ce4" office:value-type="string" calcext:value-type="string">
            <text:p>+39 0471 667566</text:p>
          </table:table-cell>
          <table:table-cell table:style-name="ce4"/>
          <table:table-cell table:style-name="ce4" office:value-type="string" calcext:value-type="string">
            <text:p>+39 0471 667577</text:p>
          </table:table-cell>
          <table:table-cell table:style-name="ce4" office:value-type="string" calcext:value-type="string">
            <text:p>economia.cultura@appiano.eu</text:p>
          </table:table-cell>
          <table:table-cell table:style-name="ce4" office:value-type="string" calcext:value-type="string">
            <text:p>wirtschaft.kultur@eppan.eu</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entrance</text:p>
          </table:table-cell>
          <table:table-cell table:style-name="ce10" office:value-type="string" calcext:value-type="string">
            <text:p>Sonderausstellungen (wenn geöffnet):</text:p>
            <text:p>Di-Fr 15-18 h</text:p>
            <text:p>Sa, So 10-12, 15-18 h</text:p>
            <text:p>Archäologische Dauerausstellung zu Eppaner Funden:</text:p>
            <text:p>Di-Do 10-12, Di auch 15-17 h</text:p>
            <text:p>weitere Termine für Gruppen nach Voranmeldung</text:p>
          </table:table-cell>
          <table:table-cell table:style-name="ce10" office:value-type="string" calcext:value-type="string">
            <text:p>Mostre temporanee (se aperte):</text:p>
            <text:p>mar-ven h 15-18</text:p>
            <text:p>sab, dom h 10-12, 15-18</text:p>
            <text:p>Mostra permanente archeologica sui ritrovamenti di Appiano:</text:p>
            <text:p>mar-gio h 10-12, mar anche 15-17</text:p>
            <text:p>ulteriori appuntamenti per gruppi su prenotazione</text:p>
          </table:table-cell>
          <table:table-cell table:style-name="ce10" office:value-type="string" calcext:value-type="string">
            <text:p>Special Exhibitions (if open):</text:p>
            <text:p>Tue-Fri 3-6 pm</text:p>
            <text:p>Sat, Sun 10-12, 3-6 pm</text:p>
            <text:p>Archeological exhibition to the finds of Eppan/Appiano:</text:p>
            <text:p>Tue-Thu 10-12, Tue also 3-5 pm</text:p>
          </table:table-cell>
          <table:table-cell table:style-name="ce10" office:value-type="string" calcext:value-type="string">
            <text:p>Der historische Ansitz Lanserhaus ist seit Herbst 2005 als kulturelles Zentrum zugänglich. In den verschiedenen Räumlichkeiten finden Kunstausstellungen, Konzerte, Seminare und andere kulturelle Veranstaltungen statt. Außerdem zeigt eine ständige archäologische Ausstellung einen Überblick über die Siedlungsgeschichte der Gemeinde Eppan.</text:p>
          </table:table-cell>
          <table:table-cell table:style-name="ce10" office:value-type="string" calcext:value-type="string">
            <text:p>La residenza storica Lanserhaus è un centro culturale dall'autunno 2005. Nei vari ambienti si svolgono mostre d'arte, concerti, seminari ed altri eventi culturali. Inoltre&lt;ins datetime="2022-04-11T11:17" cite="mailto:Bianco,%20Igor"&gt;,&lt;/ins&gt; presenta una mostra archeologica permanente, che propone una panoramica sulla storia degli insediamenti nell’area di Appiano. </text:p>
          </table:table-cell>
          <table:table-cell table:style-name="ce10" office:value-type="string" calcext:value-type="string">
            <text:p>The historic Lanserhaus residence has been accessible as a cultural centre since autumn 2005. Art exhibitions, concerts, seminars and other cultural events take place in the various rooms. In addition, a permanent archaeological exhibition shows an overview of the settlement history of the municipality of Eppan/Appiano.</text:p>
          </table:table-cell>
          <table:table-cell table:style-name="ce10" office:value-type="string" calcext:value-type="string">
            <text:p>11.259283</text:p>
          </table:table-cell>
          <table:table-cell table:style-name="ce10" office:value-type="string" calcext:value-type="string">
            <text:p>46.45619</text:p>
          </table:table-cell>
          <table:table-cell table:number-columns-repeated="995"/>
        </table:table-row>
        <table:table-row table:style-name="ro1">
          <table:table-cell table:style-name="ce18" office:value-type="string" calcext:value-type="string">
            <text:p>SKM</text:p>
          </table:table-cell>
          <table:table-cell table:style-name="ce4"/>
          <table:table-cell table:style-name="ce4" office:value-type="string" calcext:value-type="string">
            <text:p>Schloss Tirol - Südtiroler Landesmuseum für Kultur- und Landesgeschichte</text:p>
          </table:table-cell>
          <table:table-cell table:style-name="ce4" office:value-type="string" calcext:value-type="string">
            <text:p>Castel Tirolo - Museo storico-culturale della Provincia di Bolzano </text:p>
          </table:table-cell>
          <table:table-cell table:style-name="ce4" office:value-type="string" calcext:value-type="string">
            <text:p>South Tyrolean Museum of Culture and Provincial History - Castle Tyrol</text:p>
          </table:table-cell>
          <table:table-cell table:style-name="ce4" office:value-type="string" calcext:value-type="string">
            <text:p>Schloss Tirol, Schlossweg 24</text:p>
          </table:table-cell>
          <table:table-cell table:style-name="ce4" office:value-type="string" calcext:value-type="string">
            <text:p>Castel Tirolo, via del Castello, 24</text:p>
          </table:table-cell>
          <table:table-cell table:style-name="ce7" office:value-type="float" office:value="39019" calcext:value-type="float">
            <text:p>39019</text:p>
          </table:table-cell>
          <table:table-cell table:style-name="ce4" office:value-type="string" calcext:value-type="string">
            <text:p>Tirol</text:p>
          </table:table-cell>
          <table:table-cell table:style-name="ce4" office:value-type="string" calcext:value-type="string">
            <text:p>Tirolo</text:p>
          </table:table-cell>
          <table:table-cell table:style-name="ce4" office:value-type="string" calcext:value-type="string">
            <text:p>www.schlosstirol.it</text:p>
          </table:table-cell>
          <table:table-cell table:style-name="ce4" office:value-type="string" calcext:value-type="string">
            <text:p>www.casteltirolo.it</text:p>
          </table:table-cell>
          <table:table-cell table:style-name="ce4" office:value-type="string" calcext:value-type="string">
            <text:p>+39 0473 220221</text:p>
          </table:table-cell>
          <table:table-cell table:style-name="ce4" table:number-columns-repeated="2"/>
          <table:table-cell table:style-name="ce4" office:value-type="string" calcext:value-type="string">
            <text:p>info@casteltirolo.it</text:p>
          </table:table-cell>
          <table:table-cell table:style-name="ce4" office:value-type="string" calcext:value-type="string">
            <text:p>info@schlosstirol.it</text:p>
          </table:table-cell>
          <table:table-cell table:style-name="ce10" office:value-type="string" calcext:value-type="string">
            <text:p>8,00 € Erwachsene</text:p>
            <text:p>16,00 € Familien mit 2 Erwachsenen und Kindern bis 14 Jahren</text:p>
            <text:p> 8,00 € Familien mit 1 Erwachsenen und Kindern bis 14 Jahren</text:p>
            <text:p>5,50 € Gruppen ab 15 Personen, Senioren ab 65 Jahren</text:p>
            <text:p>3,50 € Studenten und Lehrlinge bis 27 Jahren</text:p>
            <text:p>1,50 € pro Kopf für Schulklassen (Grund-, Mittel-, Berufs- und Oberschulen)</text:p>
            <text:p>freier Eintritt für Kinder bis 6 Jahren</text:p>
            <text:p>4,00 € Miete Audioguide (+ 10,00 € Kaution) </text:p>
            <text:p>Zutritt für Hunde nur mit Hundetasche erlaubt, die man an der Kassa ausleihen kann</text:p>
            <text:p/>
            <text:p> </text:p>
            <text:p>2,00 € Zuschlag für Führungen (pro Person)</text:p>
            <text:p>1,50 € Zuschlag für Führungen für Schulklassen (pro Person)</text:p>
            <text:p>2,50 € Zuschlag für Vermittlungsprogramme für Schulklassen (pro Person)</text:p>
          </table:table-cell>
          <table:table-cell table:style-name="ce10" office:value-type="string" calcext:value-type="string">
            <text:p>€ 8,00 adulti </text:p>
            <text:p>€ 16,00 biglietto famiglia (2 adulti con figli fino a 14 anni)</text:p>
            <text:p>€ 8,00 biglietto famiglia (1 adulto con figli fino a 14 anni)</text:p>
            <text:p>€ 5,50 gruppi di min. 15 persone, anziani a partire dai 65 anni</text:p>
            <text:p>€ 3,50 scolari, apprendisti e studenti universitari fino ai 27 anni</text:p>
            <text:p>€ 1,50 a persona per scolaresche (scuole elementari, medie, professionali e superiori)</text:p>
            <text:p>ingresso grautuito per bambini fino a 6 anni</text:p>
            <text:p>€ 4,00 noleggio audioguida (+ € 10,00 cauzione)</text:p>
            <text:p>cani ammessi solo con trasportino, che può essere preso in prestito alla cassa</text:p>
            <text:p/>
            <text:p> </text:p>
            <text:p>€ 2,00 supplemento guida (a persona)</text:p>
            <text:p>€ 1,50 supplemento guida per scolaresche (a persona)</text:p>
            <text:p>€ 2,50 supplemento per programma didattico per scolaresche (a persona)</text:p>
          </table:table-cell>
          <table:table-cell table:style-name="ce10" office:value-type="string" calcext:value-type="string">
            <text:p>€8.00 adults</text:p>
            <text:p>€16.00 families (two adults and children under 14 years of age)</text:p>
            <text:p>€8.00 families (one adult and children under 14 years of age)</text:p>
            <text:p>€5.50 groups of 15 or more people, Senior citizens (over 65 years)</text:p>
            <text:p>€3.50 school children, students and apprentices up to 27 years</text:p>
            <text:p>€1.50 per person school classes </text:p>
            <text:p>free for children up to 6 </text:p>
            <text:p>€4.00 rental audioguide (+ €10.00 deposit)</text:p>
            <text:p>dogs only allowed in a pet carrier, available for hire at the till</text:p>
            <text:p/>
            <text:p> </text:p>
            <text:p>€2.00 per person surcharge for guided tour</text:p>
            <text:p>€1.50 per person surcharge for school classes</text:p>
            <text:p>€2.50 per person surcharge for teaching program for school classes</text:p>
          </table:table-cell>
          <table:table-cell table:style-name="ce10" office:value-type="string" calcext:value-type="string">
            <text:p>Mitte März-Anfang Dez</text:p>
            <text:p>Di-So 10-17 h</text:p>
          </table:table-cell>
          <table:table-cell table:style-name="ce10" office:value-type="string" calcext:value-type="string">
            <text:p>metà marzo-inizio dic </text:p>
            <text:p>mar-dom h 10-17</text:p>
          </table:table-cell>
          <table:table-cell table:style-name="ce10" office:value-type="string" calcext:value-type="string">
            <text:p>mid-March-beginning of Dec </text:p>
            <text:p>Tue-Sun 10-5 pm</text:p>
          </table:table-cell>
          <table:table-cell table:style-name="ce10" office:value-type="string" calcext:value-type="string">
            <text:p>Als Dynastenburg der Grafen von Tirol gab die Burg dem Land seinen Namen. Ihre Errichtung reicht ins späte 11. Jahrhundert zurück. Es wird die Landesgeschichte von den Anfängen bis in die heutige Zeit erzählt. Im Südpalas liegen die beiden romanischen Portale. Die Burgkapelle zum Heiligen Pankratius ist als Doppelkapelle errichtet, bedeutsam sind ihre gotischen Wandmalereien. Im Bergfried wird die Geschichte Südtirols im 20. Jahrhundert vermittelt.</text:p>
          </table:table-cell>
          <table:table-cell table:style-name="ce10" office:value-type="string" calcext:value-type="string">
            <text:p>Residenza dinastica dei conti del Tirolo, il castello ha dato il nome all'intera regione. La sua realizzazione risale alla seconda metà dell'XI secolo. Il percorso racconta la storia del Tirolo dai primordi ai giorni nostri. Nel palazzo meridionale si trovano i due portali romanici, mentre nella cappella del castello, intitolata a San Pancrazio ed edificata su due piani, notevoli pitture murali gotiche. Il mastio illustra la storia dell’Alto Adige nel XX secolo.</text:p>
          </table:table-cell>
          <table:table-cell table:style-name="ce10" office:value-type="string" calcext:value-type="string">
            <text:p>As the dynastic castle of the Counts of Tyrol, the castle gave the region its name. Its construction dates to the late 11th century. The history of the region is told from its beginnings to the present day. The two Romanesque portals are in the south palace. The castle chapel of St. Pancras was built as a double chapel; its Gothic wall paintings are significant. The keep houses an exhibition dedicated to the history of South Tyrol in the 20th century.</text:p>
          </table:table-cell>
          <table:table-cell table:style-name="ce10" office:value-type="string" calcext:value-type="string">
            <text:p>11.144887</text:p>
          </table:table-cell>
          <table:table-cell table:style-name="ce10" office:value-type="string" calcext:value-type="string">
            <text:p>46.694059</text:p>
          </table:table-cell>
          <table:table-cell table:number-columns-repeated="995"/>
        </table:table-row>
        <table:table-row table:style-name="ro1" table:visibility="filter">
          <table:table-cell table:style-name="ce2" table:number-columns-repeated="2"/>
          <table:table-cell table:style-name="ce4" office:value-type="string" calcext:value-type="string">
            <text:p>Festung Franzensfeste</text:p>
          </table:table-cell>
          <table:table-cell table:style-name="ce4" office:value-type="string" calcext:value-type="string">
            <text:p>Forte di Fortezza</text:p>
          </table:table-cell>
          <table:table-cell table:style-name="ce4" office:value-type="string" calcext:value-type="string">
            <text:p>Franzensfeste Fortress</text:p>
          </table:table-cell>
          <table:table-cell table:style-name="ce4" office:value-type="string" calcext:value-type="string">
            <text:p>Brennerstraße</text:p>
          </table:table-cell>
          <table:table-cell table:style-name="ce4" office:value-type="string" calcext:value-type="string">
            <text:p>via Brennero</text:p>
          </table:table-cell>
          <table:table-cell table:style-name="ce7" office:value-type="float" office:value="39045" calcext:value-type="float">
            <text:p>39045</text:p>
          </table:table-cell>
          <table:table-cell table:style-name="ce4" office:value-type="string" calcext:value-type="string">
            <text:p>Franzensfeste</text:p>
          </table:table-cell>
          <table:table-cell table:style-name="ce4" office:value-type="string" calcext:value-type="string">
            <text:p>Fortezza</text:p>
          </table:table-cell>
          <table:table-cell table:style-name="ce4" office:value-type="string" calcext:value-type="string">
            <text:p>www.franzensfeste.info</text:p>
          </table:table-cell>
          <table:table-cell table:style-name="ce4" office:value-type="string" calcext:value-type="string">
            <text:p>www.fortezza.info</text:p>
          </table:table-cell>
          <table:table-cell table:style-name="ce4" office:value-type="string" calcext:value-type="string">
            <text:p>+39 0472 057218</text:p>
          </table:table-cell>
          <table:table-cell table:style-name="ce4" table:number-columns-repeated="2"/>
          <table:table-cell table:style-name="ce4" office:value-type="string" calcext:value-type="string">
            <text:p>info@fortezza.info</text:p>
          </table:table-cell>
          <table:table-cell table:style-name="ce4" office:value-type="string" calcext:value-type="string">
            <text:p>info@franzensfeste.info</text:p>
          </table:table-cell>
          <table:table-cell table:style-name="ce10" office:value-type="string" calcext:value-type="string">
            <text:p>9,00 € Erwachsene</text:p>
            <text:p>7,00 € reduziert (Kinder 7-16 Jahre, Studentinnen und Studenten, 65+, Gruppen über 15 Personen, MEnschen mit Beeinträchtigung)</text:p>
            <text:p>18,00 € Familienkarte (Eltern mit Kindern bis 16 Jahre)</text:p>
            <text:p>9,00 € Familienkarte "mini" (1 Erwachsene/r mit Kindern bis 16 Jahre)</text:p>
            <text:p>2,00 € Schulklassen (pro Kind)</text:p>
          </table:table-cell>
          <table:table-cell table:style-name="ce10" office:value-type="string" calcext:value-type="string">
            <text:p>€ 9,00 adulti</text:p>
            <text:p>€ 7,00 ridotto (bambini 7-16 anni, studenti, 65+, gruppi a partire da 15 persone,, persone con disabilità)</text:p>
            <text:p>€ 18,00 biglietto famiglia (genitori con bambini fino a 16 anni)</text:p>
            <text:p>€ 9,00 biglietto famiglia "mini" (1 adulto/a con bambini fino a 16 anni)</text:p>
            <text:p>€ 2,00 scolaresche (a bambino)</text:p>
          </table:table-cell>
          <table:table-cell table:style-name="ce10" office:value-type="string" calcext:value-type="string">
            <text:p>€9,00 adults</text:p>
            <text:p>€7,00 reduced (children 7-16 years, students, 65+, groups from 15 up, disabled persons)</text:p>
            <text:p>€18,00 family ticket (parents with children up to 16 years)</text:p>
            <text:p>€9,00 family ticket "mini" (1 adult with children up to 16 years)</text:p>
            <text:p>€ 2,00 classes (each child)</text:p>
          </table:table-cell>
          <table:table-cell table:style-name="ce10" office:value-type="string" calcext:value-type="string">
            <text:p>Mai-Okt</text:p>
            <text:p>Di-So h 10-18</text:p>
            <text:p>Nov, März-Apr</text:p>
            <text:p>Di-So h 10-16</text:p>
            <text:p>Dez-Feb</text:p>
            <text:p>geschlossen</text:p>
          </table:table-cell>
          <table:table-cell table:style-name="ce10" office:value-type="string" calcext:value-type="string">
            <text:p>mag-ott</text:p>
            <text:p>mar-dom h 10-18</text:p>
            <text:p>nov, marzo-apr</text:p>
            <text:p>mar-dom h 10-16</text:p>
            <text:p>dic-feb</text:p>
            <text:p>chiuso</text:p>
          </table:table-cell>
          <table:table-cell table:style-name="ce10" office:value-type="string" calcext:value-type="string">
            <text:p>May-Oct</text:p>
            <text:p>Tue-Sun 10-6 pm</text:p>
            <text:p>Nov, March-Apr</text:p>
            <text:p>Tue-Sun 10-4 pm</text:p>
            <text:p>Dec-Feb</text:p>
            <text:p>closed</text:p>
          </table:table-cell>
          <table:table-cell table:style-name="ce10" office:value-type="string" calcext:value-type="string">
            <text:p>Mit seinem beeindruckenden Labyrinth aus Räumen, Gängen und Treppen zählt die Franzensfeste zu den interessantesten Festungen im Alpenraum und gilt als Meisterwerk österreichischer Festungsarchitektur. Seit 2008 finden hier Kunst- und Architekturausstellungen sowie Veranstaltungen statt. Die Dauerausstellung „Eingebunkert: Bunker in Südtirol“ vermittelt einen bedeutenden, aber bisher häufig unbekannten Abschnitt der Südtiroler Zeitgeschichte. Unweit davon und zu Fuß erreichbar ist der Bunker Nr. 3, Besichtigung auf Anfrage.</text:p>
          </table:table-cell>
          <table:table-cell table:style-name="ce10" office:value-type="string" calcext:value-type="string">
            <text:p>Con il suo imponente labirinto di stanze, corridoi e scale, il Forte di Fortezza è considerato una delle più interessanti fortificazioni dell’area alpina e un capolavoro dell’architettura bellica austriaca. Dal 2008 ospita mostre d’arte e di architettura e manifestazioni. La mostra permanente "Bunkerizzato. Bunker in Alto Adige" illustra una parte significativa, ma finora spesso sconosciuta, della storia contemporanea dell'Alto Adige. Non lontano da essa e raggiungibile a piedi è il Bunker n. 3, visitabile su richiesta.</text:p>
          </table:table-cell>
          <table:table-cell table:style-name="ce10" office:value-type="string" calcext:value-type="string">
            <text:p>With its impressive labyrinth of rooms, corridors and staircases, this is one of the most interesting fortresses in the Alpine region and is considered a masterpiece of Austrian fortress architecture. Art and architecture exhibitions and events have been held here since 2008. The permanent exhibition about bunker presents an important, now often unknown part of South Tyrolean contemporary history. Not far away and within walking distance is Bunker No. 3, visit on request.</text:p>
          </table:table-cell>
          <table:table-cell table:style-name="ce10" office:value-type="string" calcext:value-type="string">
            <text:p>11.628099</text:p>
          </table:table-cell>
          <table:table-cell table:style-name="ce10" office:value-type="string" calcext:value-type="string">
            <text:p>46.777359</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Marmorplus</text:p>
          </table:table-cell>
          <table:table-cell table:style-name="ce4" office:value-type="string" calcext:value-type="string">
            <text:p>Vinschgaustraße 52</text:p>
          </table:table-cell>
          <table:table-cell table:style-name="ce4" office:value-type="string" calcext:value-type="string">
            <text:p>via Venosta 52</text:p>
          </table:table-cell>
          <table:table-cell table:style-name="ce7" office:value-type="float" office:value="39023" calcext:value-type="float">
            <text:p>39023</text:p>
          </table:table-cell>
          <table:table-cell table:style-name="ce4" office:value-type="string" calcext:value-type="string">
            <text:p>Laas</text:p>
          </table:table-cell>
          <table:table-cell table:style-name="ce4" office:value-type="string" calcext:value-type="string">
            <text:p>Lasa</text:p>
          </table:table-cell>
          <table:table-cell table:number-columns-repeated="2" table:style-name="ce4" office:value-type="string" calcext:value-type="string">
            <text:p>www.marmorplus.it</text:p>
          </table:table-cell>
          <table:table-cell table:style-name="ce4" office:value-type="string" calcext:value-type="string">
            <text:p>+39 347 4095404</text:p>
          </table:table-cell>
          <table:table-cell table:style-name="ce4" table:number-columns-repeated="2"/>
          <table:table-cell table:number-columns-repeated="2" table:style-name="ce4" office:value-type="string" calcext:value-type="string">
            <text:p>info@marmorplus.it</text:p>
          </table:table-cell>
          <table:table-cell table:style-name="ce10" office:value-type="string" calcext:value-type="string">
            <text:p>Erlebnisführung</text:p>
            <text:p>9 € Erwachsene </text:p>
            <text:p>4 € Kinder bis 12 Jahre</text:p>
            <text:p/>
            <text:p>Erlebnistour</text:p>
            <text:p>45 € Erwachsene</text:p>
            <text:p>25 € Jugendliche (11-16 Jahre)</text:p>
            <text:p/>
            <text:p>Marmor Spurensuche</text:p>
            <text:p>32 € Erwachsene</text:p>
            <text:p>20 € Jugendliche (11-16 Jahre)</text:p>
            <text:p>Marmor Relaxtour</text:p>
            <text:p>42 € Erwachsene</text:p>
            <text:p>25 € Jugendliche (11-16 Jahre)</text:p>
          </table:table-cell>
          <table:table-cell table:style-name="ce10" office:value-type="string" calcext:value-type="string">
            <text:p>Visita guidata breve</text:p>
            <text:p>9 € adulti </text:p>
            <text:p>4 € bambini fino a 12 anni</text:p>
            <text:p/>
            <text:p>Tour d'avventura</text:p>
            <text:p>45 € adulti</text:p>
            <text:p>25 € giovani (11-16 anni)</text:p>
            <text:p/>
            <text:p>Sulle tracce del marmo</text:p>
            <text:p>32 € adulti</text:p>
            <text:p>20 € giovani (11-16 anni)</text:p>
            <text:p>Marmo tour relax</text:p>
            <text:p>42 € adulti</text:p>
            <text:p>25 € giovani (11-16 anni)</text:p>
          </table:table-cell>
          <table:table-cell table:style-name="ce10" office:value-type="string" calcext:value-type="string">
            <text:p>short guided tour</text:p>
            <text:p>9 € adults </text:p>
            <text:p>4 € children up to 12</text:p>
            <text:p/>
            <text:p>Adventure tour</text:p>
            <text:p>45 € adults</text:p>
            <text:p>25 € adolescents (11-16 years)</text:p>
            <text:p/>
            <text:p>Searching traces of marble</text:p>
            <text:p>32 € adults</text:p>
            <text:p>20 € adolescents (11-16 years)</text:p>
            <text:p>Marble relax tour</text:p>
            <text:p>42 € adults</text:p>
            <text:p>25 € adolescents (11-16 years)</text:p>
          </table:table-cell>
          <table:table-cell table:style-name="ce10" office:value-type="string" calcext:value-type="string">
            <text:p>Erlebnisführung: Palmsonntag-1. So im Nov Di, Do 10.30 h (ohne Anmeldung)</text:p>
            <text:p>Erlebnistour: Mai-Okt Mi 9 h (mit Anmeldung)</text:p>
            <text:p>Marmor Relaxtour: Mai-Okt Fr 14 h (mit Anmeldung)</text:p>
            <text:p>Marmor Spurensuche: Mai-Okt Do 9 h (mit Anmeldung)</text:p>
          </table:table-cell>
          <table:table-cell table:style-name="ce10" office:value-type="string" calcext:value-type="string">
            <text:p>Viaggio nel mondo del marmo: metà lug-metà sett mar h 14.45 (su prenotazione)</text:p>
            <text:p>Tour d'avventura: mag-ott mer h 9 (solo in tedesco - su prenotazione)</text:p>
            <text:p>Marmo tour relax: mag-ott h 14 (solo in tedesco - su prenotazione)</text:p>
            <text:p>Sulle tracce del marmo: mag - ott gio h 9 (solo in tedesco - su prenotazione)</text:p>
          </table:table-cell>
          <table:table-cell table:style-name="ce10" office:value-type="string" calcext:value-type="string">
            <text:p>Short guided tour: Palm Sunday - 1st Sun in Nov Tue, Thu, 10.30 am (German - no request needed); mid-July - mid-Sep Tue 4.45 pm (Italian - on request)</text:p>
            <text:p>Adventure guided tour: May-Oct Wed 9 am (German - on request)</text:p>
            <text:p>Marmor Relaxtour: May-Oct Fr 2 pm (German - on request)</text:p>
            <text:p>Searching traces of marble: May-Oct Thu 9 am (German - on request)</text:p>
          </table:table-cell>
          <table:table-cell table:style-name="ce10" office:value-type="string" calcext:value-type="string">
            <text:p>Ausgebildete Marmorführer*innen präsentieren Wissenswertes über die Entstehung, die Geschichte, den gefährlichen Abbau und die Verarbeitung des „weißen Goldes“, des edlen Laaser Marmors. Täglich starten verschiedene Führungen direkt am Bahnhof in Laas.</text:p>
          </table:table-cell>
          <table:table-cell table:style-name="ce10" office:value-type="string" calcext:value-type="string">
            <text:p>Guide con una formazione specifica sul tema del marmo presentano curiosità e informazioni interessanti sulla genesi, la storia, la pericolosa estrazione e la lavorazione dell’“oro bianco”, il pregiato marmo di Lasa. Tutti i giorni diverse visite guidate partono direttamente dalla stazione ferroviaria di Lasa.</text:p>
          </table:table-cell>
          <table:table-cell table:style-name="ce10" office:value-type="string" calcext:value-type="string">
            <text:p>Trained marble guides present interesting facts about the origin, history, dangerous mining and processing of the "white gold", the exquisite marble of Laas/Lasa. Various guided tours start every day directly at the train station in Laas/Lasa.</text:p>
          </table:table-cell>
          <table:table-cell table:style-name="ce10" office:value-type="string" calcext:value-type="string">
            <text:p>10.698527</text:p>
          </table:table-cell>
          <table:table-cell table:style-name="ce10" office:value-type="string" calcext:value-type="string">
            <text:p>46.617632</text:p>
          </table:table-cell>
          <table:table-cell table:number-columns-repeated="995"/>
        </table:table-row>
        <table:table-row table:style-name="ro1">
          <table:table-cell table:style-name="ce18" office:value-type="string" calcext:value-type="string">
            <text:p>SBM</text:p>
          </table:table-cell>
          <table:table-cell table:style-name="ce4"/>
          <table:table-cell table:style-name="ce4" office:value-type="string" calcext:value-type="string">
            <text:p>Landesmuseum Bergbau - Standort Prettau mit Klimastollen</text:p>
          </table:table-cell>
          <table:table-cell table:style-name="ce4" office:value-type="string" calcext:value-type="string">
            <text:p>Museo provinciale Miniere - sede Predoi con Centro climatico</text:p>
          </table:table-cell>
          <table:table-cell table:style-name="ce4" office:value-type="string" calcext:value-type="string">
            <text:p>South Tyrol Museum of Mining - Site Prettau with the Climate Gallery</text:p>
          </table:table-cell>
          <table:table-cell table:style-name="ce4" office:value-type="string" calcext:value-type="string">
            <text:p>Hörmanngasse 38a</text:p>
          </table:table-cell>
          <table:table-cell table:style-name="ce4" office:value-type="string" calcext:value-type="string">
            <text:p>Vicolo Hörmann 38a</text:p>
          </table:table-cell>
          <table:table-cell table:style-name="ce7" office:value-type="float" office:value="39030" calcext:value-type="float">
            <text:p>39030</text:p>
          </table:table-cell>
          <table:table-cell table:style-name="ce4" office:value-type="string" calcext:value-type="string">
            <text:p>Prettau</text:p>
          </table:table-cell>
          <table:table-cell table:style-name="ce4" office:value-type="string" calcext:value-type="string">
            <text:p>Predoi</text:p>
          </table:table-cell>
          <table:table-cell table:style-name="ce4" office:value-type="string" calcext:value-type="string">
            <text:p>www.bergbaumuseum.it</text:p>
          </table:table-cell>
          <table:table-cell table:style-name="ce4" office:value-type="string" calcext:value-type="string">
            <text:p>www.museominiere.it</text:p>
          </table:table-cell>
          <table:table-cell table:style-name="ce4" office:value-type="string" calcext:value-type="string">
            <text:p>+39 0474 654298</text:p>
          </table:table-cell>
          <table:table-cell table:style-name="ce4"/>
          <table:table-cell table:style-name="ce4" office:value-type="string" calcext:value-type="string">
            <text:p>+39 0474 654156</text:p>
          </table:table-cell>
          <table:table-cell table:style-name="ce4" office:value-type="string" calcext:value-type="string">
            <text:p>predoi@museiprovinciali.it</text:p>
          </table:table-cell>
          <table:table-cell table:style-name="ce4" office:value-type="string" calcext:value-type="string">
            <text:p>prettau@landesmuseen.it</text:p>
          </table:table-cell>
          <table:table-cell table:style-name="ce10" office:value-type="string" calcext:value-type="string">
            <text:p>Abenteuer Stollen - geführte Tour (Kombiticket mit Dauerausstellung am Standort Steinhaus):</text:p>
            <text:p>13,00 € Erwachsene </text:p>
            <text:p>9,00 € SeniorInnen (ab 65 Jahre)</text:p>
            <text:p>5,00 € SchülerInnen, StudentInnen und Lehrlinge (bis 27 Jahre), Personen      mit Beeinträchtigung </text:p>
            <text:p>25,00 € Familienkarte (mit Kindern bis 16 Jahre) </text:p>
            <text:p>12,50 € "Kleine" Familienkarte (1 Erziehungsberechtigte/r mit Kindern bis 16 Jahre)</text:p>
            <text:p/>
            <text:p>Bergbau Junior Prettau - Kinderführung</text:p>
            <text:p>10,00 € Kinder</text:p>
            <text:p>12,00 € Erwachsene </text:p>
            <text:p/>
            <text:p>Klimastollen</text:p>
            <text:p>Ich atme - Fern der Welt</text:p>
            <text:p/>
            <text:p>20,00 € Erwachsene</text:p>
            <text:p>17,00 € Senioren ab 65 Jahre, Studierende und Lehrlinge bis 27 Jahre, Menschen mit Behinderung  </text:p>
            <text:p>9,00 € Kinder und SchülerInnen bis 16 Jahre</text:p>
            <text:p/>
            <text:p>Abonnements für Erwachsene (nicht übertragbar)</text:p>
            <text:p>230,00 € Saisonkarte </text:p>
            <text:p>200,00 € Saisonkarte für Seniores ab 65 und Studenten/Schüler</text:p>
            <text:p>100,00 € Karte für sechs Einfahrten    </text:p>
            <text:p>90,00 € Karte für sechs Einfahrten für Seniores ab 65 und Studenten/Schüler </text:p>
            <text:p>170,00 € Karte für zehn Einfahrten </text:p>
            <text:p>150,00 € Karte für zehn Einfahrten für Seniores ab 65 und Studenten/Schüler</text:p>
            <text:p/>
            <text:p>Abonnements für Kinder bis 7 Jahre (nicht übertragbar)</text:p>
            <text:p>100,00 € Saisonkarte </text:p>
            <text:p>40,00 € Karte für sechs Einfahrten    </text:p>
            <text:p>70,00 € Karte für zehn Einfahrten </text:p>
          </table:table-cell>
          <table:table-cell table:style-name="ce10" office:value-type="string" calcext:value-type="string">
            <text:p>Avventura in Galleria - visita guidata (biglietto combinato per una visita alla sede di Cadipietra)</text:p>
            <text:p>13,00 € adulti </text:p>
            <text:p>9,00 € over 65</text:p>
            <text:p>5,00 € scolaresche, studenti e apprendisti fino a 27 anni, disabili in carrozzina   </text:p>
            <text:p>25,00 € biglietto famiglia con bambini fino ai 16 anni </text:p>
            <text:p>12,50 € biglietto famiglia "piccolo" (1 genitore con bambini fino ai 16 anni)</text:p>
            <text:p/>
            <text:p>Miniera junior Predoi - visita guidata per i bambini</text:p>
            <text:p>10,00 € bambini</text:p>
            <text:p>12,00 € adulti </text:p>
            <text:p/>
            <text:p>Centro climatico</text:p>
            <text:p>Io respiro - Lontano dal mondo</text:p>
            <text:p/>
            <text:p>20,00 € adulti </text:p>
            <text:p>17,00 € over 65, studenti e apprendisti fino a 27 anni, disabili</text:p>
            <text:p>9,00 € bambini e scolari fino a 16 anni</text:p>
            <text:p/>
            <text:p>Abbonamento stagionale per adulti (non trasferibile)</text:p>
            <text:p>230,00 € ticket stagionale </text:p>
            <text:p>200,00 € ticket stagionale seniores dai 65 anni e studenti</text:p>
            <text:p>100,00 € abbonamento per 6 entrate</text:p>
            <text:p>90,00 € abbonamento per 6 entrate seniores dai 65 anni e studenti</text:p>
            <text:p>170,00 € abbonamento per 10 entrate </text:p>
            <text:p>150,00 € abbonamento per 10 entrate seniores dai 65 anni e studenti</text:p>
            <text:p/>
            <text:p>Abbonamento stagionale per bambini fino a 7 anni (non trasferibile)</text:p>
            <text:p>100,00 € ticket stagionale </text:p>
            <text:p>40,00 € abbonamento per 6 entrate </text:p>
            <text:p>70,00 € abbonamento per 10 entrate </text:p>
          </table:table-cell>
          <table:table-cell table:style-name="ce10" office:value-type="string" calcext:value-type="string">
            <text:p>Gallery Adventure - guided tour (combined ticket with Steinhaus site)</text:p>
            <text:p>13,00 € adults </text:p>
            <text:p>9,00 € seniors from 65 years   </text:p>
            <text:p>5,00 € school students, students, apprentices up to 27 years, people with disabilities   </text:p>
            <text:p>25,00 € family ticket with children up to 16 years </text:p>
            <text:p>12,50 € "small" family ticket (1 parent)</text:p>
            <text:p/>
            <text:p>Mining Junior Prettau - tour for kids</text:p>
            <text:p/>
            <text:p>10,00 € Children </text:p>
            <text:p>12,00 € adults </text:p>
            <text:p/>
            <text:p>Climate gallery</text:p>
            <text:p>I breathe - Far from the World</text:p>
            <text:p/>
            <text:p>20,00 € adults</text:p>
            <text:p>17,00 € seniors from 65 years, students and apprentices up to 27 years, people with disabilities    </text:p>
            <text:p>9,00 € children up to 16 years</text:p>
            <text:p/>
            <text:p>Season tickets for adults (not transferable)</text:p>
            <text:p>230,00 € season ticket </text:p>
            <text:p>200,00 € season ticket seniors and students</text:p>
            <text:p>100,00 € ticket for 6 visits </text:p>
            <text:p>90,00 € ticket for 6 visits for seniors and students</text:p>
            <text:p>170,00 € tickets for 10 visits </text:p>
            <text:p>150,00 € ticket for 10 visits for seniors and students</text:p>
            <text:p/>
            <text:p>Season tickets for children up to 7 years (not transferable)</text:p>
            <text:p>100,00 € season ticket </text:p>
            <text:p>40,00 € ticket for 6 visits   </text:p>
            <text:p>70,00 € tickets for 10 visits </text:p>
          </table:table-cell>
          <table:table-cell table:style-name="ce10" office:value-type="string" calcext:value-type="string">
            <text:p>14. Apr-6. Nov</text:p>
            <text:p>Di-So 10-17 h</text:p>
            <text:p>geschl. Mo (außer Feiertage)</text:p>
          </table:table-cell>
          <table:table-cell table:style-name="ce10" office:value-type="string" calcext:value-type="string">
            <text:p>14 apr-6 nov</text:p>
            <text:p>mar-dom h 10-17</text:p>
            <text:p>chiuso lun (eccetto festivi)</text:p>
          </table:table-cell>
          <table:table-cell table:style-name="ce10" office:value-type="string" calcext:value-type="string">
            <text:p>14 Apr-6 Nov</text:p>
            <text:p>Tue-Sun 10-5 pm</text:p>
            <text:p>closed Mon (except on public holidays)</text:p>
          </table:table-cell>
          <table:table-cell table:style-name="ce10" office:value-type="string" calcext:value-type="string">
            <text:p>Seine Blütezeit erlebte das Bergwerk von Prettau vor 600 Jahren, als der Prettauer Kupfer weitum begehrt war. Die damals mit einfachen Werkzeugen Zentimeter um Zentimeter vorgetriebenen Stollen sind Meisterwerke bergmännischer Handwerkskunst. Noch im 20. Jahrhundert war Prettau der drittgrößte Kupferlieferant Italiens. Heute führt eine Grubenbahn in das Herz des Bergwerks und in den Klimastollen, wo die Luft so rein ist, dass Menschen ihren Atem wiederfinden.</text:p>
          </table:table-cell>
          <table:table-cell table:style-name="ce10" office:value-type="string" calcext:value-type="string">
            <text:p>La miniera di Predoi ha conosciuto il suo periodo di massimo sviluppo 600 anni fa, quando il suo rame era già particolarmente ambito. Le gallerie, scavate a mano utilizzando utensili molto semplici, sono veri e propri capolavori di abilità mineraria. Nel XX secolo, la miniera era ancora la terza in Italia per importanza. Oggi si entra nel cuore della miniera a bordo di un trenino per delle visite guidate. Nel Centro climatico, dove l'aria è così pura, le persone possono di nuovo respirare liberamente.</text:p>
          </table:table-cell>
          <table:table-cell table:style-name="ce10" office:value-type="string" calcext:value-type="string">
            <text:p>This mine experienced its heyday 600 years ago, when the local copper was in great demand. The tunnels, which were driven centimetre by centimetre with simple tools back then, are masterpieces of mining craftsmanship. In the 20th century, Prettau/Predoi was still the third largest copper supplier in Italy. Today, a mine railway leads into the heart of the mine and into the climate tunnel, where the air is so pure that people can find their breath again.</text:p>
          </table:table-cell>
          <table:table-cell table:style-name="ce10" office:value-type="string" calcext:value-type="string">
            <text:p>12.120577</text:p>
          </table:table-cell>
          <table:table-cell table:style-name="ce10" office:value-type="string" calcext:value-type="string">
            <text:p>47.045212</text:p>
          </table:table-cell>
          <table:table-cell table:number-columns-repeated="995"/>
        </table:table-row>
        <table:table-row table:style-name="ro1" table:visibility="filter">
          <table:table-cell table:style-name="ce2" table:number-columns-repeated="2"/>
          <table:table-cell table:style-name="ce4" office:value-type="string" calcext:value-type="string">
            <text:p>Passage der Erinnerung</text:p>
          </table:table-cell>
          <table:table-cell table:style-name="ce4" office:value-type="string" calcext:value-type="string">
            <text:p>Passaggio della Memoria</text:p>
          </table:table-cell>
          <table:table-cell table:style-name="ce4" office:value-type="string" calcext:value-type="string">
            <text:p>Passage of the Memory</text:p>
          </table:table-cell>
          <table:table-cell table:style-name="ce4" office:value-type="string" calcext:value-type="string">
            <text:p>Reschenstraße 80</text:p>
          </table:table-cell>
          <table:table-cell table:style-name="ce4" office:value-type="string" calcext:value-type="string">
            <text:p>via Resia 80</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gemeinde.bozen.it/lager</text:p>
          </table:table-cell>
          <table:table-cell table:style-name="ce4" office:value-type="string" calcext:value-type="string">
            <text:p>www.comune.bolzano.it/lager</text:p>
          </table:table-cell>
          <table:table-cell table:style-name="ce4" office:value-type="string" calcext:value-type="string">
            <text:p>+39 0471 997581</text:p>
          </table:table-cell>
          <table:table-cell table:style-name="ce4" office:value-type="string" calcext:value-type="string">
            <text:p>+39 0471 997588</text:p>
          </table:table-cell>
          <table:table-cell table:style-name="ce4"/>
          <table:table-cell table:style-name="ce4" office:value-type="string" calcext:value-type="string">
            <text:p>7.0.0@comune.bolzano.it</text:p>
          </table:table-cell>
          <table:table-cell table:style-name="ce4" office:value-type="string" calcext:value-type="string">
            <text:p>7.0.0@gemeinde.bozen.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ganzjährig geöffnet</text:p>
            <text:p>jederzeit frei zugänglich</text:p>
            <text:p>Führungen mit Vormerkung:</text:p>
            <text:p>Tel. +39 0471 095474</text:p>
            <text:p>&lt;a href="mailto: museenvormerkungen@gemeinde.bozen.it"&gt;museenvormerkungen@gemeinde.bozen.it&lt;/a&gt;</text:p>
          </table:table-cell>
          <table:table-cell table:style-name="ce10" office:value-type="string" calcext:value-type="string">
            <text:p>accesso libero tutto l'anno</text:p>
            <text:p>visite guidate su prenotazione:</text:p>
            <text:p>tel. +39 0471 095474</text:p>
            <text:p>&lt;a href="mailto: prenotazionimusei@comune.bolzano.it"&gt;prenotazionimusei@comune.bolzano.it&lt;/a&gt;</text:p>
          </table:table-cell>
          <table:table-cell table:style-name="ce10" office:value-type="string" calcext:value-type="string">
            <text:p>open all year</text:p>
            <text:p>free admission at all times</text:p>
            <text:p>guided tours by booking:</text:p>
            <text:p>phone +39 0471 095474</text:p>
            <text:p>&lt;a href="mailto: museumsbookings@comune.bolzano.it"&gt;museumsbookings@comune.bolzano.it&lt;/a&gt;</text:p>
          </table:table-cell>
          <table:table-cell table:style-name="ce10" office:value-type="string" calcext:value-type="string">
            <text:p>1944/1945 wurden rund 11.000 Menschen in das NS-Lager in Bozen deportiert. Heute ist nur noch die Umfassungsmauer erhalten. Die Passage der Erinnerung an der Außenseite der Mauer erzählt die Geschichte des Lagers anhand von Tafeln und Hörstationen. Eine Gedenkinstallation erinnert an die Namen der Frauen, Männer und Kinder, die das Lager durchlebten.</text:p>
          </table:table-cell>
          <table:table-cell table:style-name="ce10" office:value-type="string" calcext:value-type="string">
            <text:p>Tra il 1944 e il 1945 furono deportate nel Lager nazista di Bolzano circa 11.000 persone. Di esso rimane oggi solo il muro di recinzione. Il Passaggio della Memoria lungo il lato esterno del muro racconta, con tabelle e testimonianze audio, la storia del campo. Un’installazione commemorativa ricorda i nomi di donne, uomini e bambini che vi transitarono.</text:p>
          </table:table-cell>
          <table:table-cell table:style-name="ce10" office:value-type="string" calcext:value-type="string">
            <text:p>In 1944/1945, about 11,000 people were deported to the Nazi camp in Bozen/Bolzano. Today, only the perimeter wall remains. The Passage of Remembrance on the wall tells the story of the camp through panels and audio. A memorial installation recalls the names of the women, men and children who lived through the camp.</text:p>
          </table:table-cell>
          <table:table-cell table:style-name="ce10" office:value-type="string" calcext:value-type="string">
            <text:p>11.31922</text:p>
          </table:table-cell>
          <table:table-cell table:style-name="ce10" office:value-type="string" calcext:value-type="string">
            <text:p>46.48649</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adtgalerie Brixen</text:p>
          </table:table-cell>
          <table:table-cell table:style-name="ce4" office:value-type="string" calcext:value-type="string">
            <text:p>Galleria Civica Bressanone</text:p>
          </table:table-cell>
          <table:table-cell table:style-name="ce4" office:value-type="string" calcext:value-type="string">
            <text:p>Brixen Municipal Gallery</text:p>
          </table:table-cell>
          <table:table-cell table:style-name="ce4" office:value-type="string" calcext:value-type="string">
            <text:p>Große Lauben 5</text:p>
          </table:table-cell>
          <table:table-cell table:style-name="ce4" office:value-type="string" calcext:value-type="string">
            <text:p>Portici Maggiori 5</text:p>
          </table:table-cell>
          <table:table-cell table:style-name="ce7" office:value-type="float" office:value="39042" calcext:value-type="float">
            <text:p>39042</text:p>
          </table:table-cell>
          <table:table-cell table:style-name="ce4" office:value-type="string" calcext:value-type="string">
            <text:p>Brixen</text:p>
          </table:table-cell>
          <table:table-cell table:style-name="ce4" office:value-type="string" calcext:value-type="string">
            <text:p>Bressanone</text:p>
          </table:table-cell>
          <table:table-cell table:number-columns-repeated="2" table:style-name="ce4" office:value-type="string" calcext:value-type="string">
            <text:p>www.kuenstlerbund.org</text:p>
          </table:table-cell>
          <table:table-cell table:style-name="ce4" office:value-type="string" calcext:value-type="string">
            <text:p>+39 0471 977037</text:p>
          </table:table-cell>
          <table:table-cell table:style-name="ce4" table:number-columns-repeated="2"/>
          <table:table-cell table:number-columns-repeated="2" table:style-name="ce4" office:value-type="string" calcext:value-type="string">
            <text:p>info@kuenstlerbund.org</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Fr 10-12, 16-18 h</text:p>
            <text:p>Sa 10-13 h</text:p>
          </table:table-cell>
          <table:table-cell table:style-name="ce10" office:value-type="string" calcext:value-type="string">
            <text:p>mar-ven h 10-12, 16-18</text:p>
            <text:p>sab h 10-13</text:p>
          </table:table-cell>
          <table:table-cell table:style-name="ce10" office:value-type="string" calcext:value-type="string">
            <text:p>Tue-Fri 10-12, 4-6 pm</text:p>
            <text:p>Sat 10-1 am</text:p>
          </table:table-cell>
          <table:table-cell table:style-name="ce10" office:value-type="string" calcext:value-type="string">
            <text:p>Die Stadtgalerie Brixen lädt unter der Leitung des Südtiroler Künstlerbundes jährlich wechselnde Kurator:innen ein, um aktuelle Kunst, die auf den Ort und die Umgebung Bezug nehmen, erfahrbar zu machen.</text:p>
          </table:table-cell>
          <table:table-cell table:style-name="ce10" office:value-type="string" calcext:value-type="string">
            <text:p>Ogni anno la Galleria Civica di Bressanone invita, sotto la direzione artistica del Südtiroler Künstlerbund, curatrici e curatori perché facciano conoscere, prendendo a riferimento il contesto locale, l’arte di oggi.</text:p>
          </table:table-cell>
          <table:table-cell table:style-name="ce10" office:value-type="string" calcext:value-type="string">
            <text:p>The municipal gallery of Brixen/Bressanone in collaboration with the Südtiroler Künstlerbund invites every year curators to explore contemporary art in interaction with the location and the environment.</text:p>
          </table:table-cell>
          <table:table-cell table:style-name="ce10" office:value-type="string" calcext:value-type="string">
            <text:p>11.656666</text:p>
          </table:table-cell>
          <table:table-cell table:style-name="ce10" office:value-type="string" calcext:value-type="string">
            <text:p>46.716519</text:p>
          </table:table-cell>
          <table:table-cell table:number-columns-repeated="995"/>
        </table:table-row>
        <table:table-row table:style-name="ro1" table:visibility="filter">
          <table:table-cell table:style-name="ce2" table:number-columns-repeated="2"/>
          <table:table-cell table:style-name="ce4" office:value-type="string" calcext:value-type="string">
            <text:p>Galerie Gefängnis</text:p>
          </table:table-cell>
          <table:table-cell table:style-name="ce4" office:value-type="string" calcext:value-type="string">
            <text:p>Galleria Le Carceri</text:p>
          </table:table-cell>
          <table:table-cell table:style-name="ce4" office:value-type="string" calcext:value-type="string">
            <text:p>Gefängnis Le Carceri Gallery</text:p>
          </table:table-cell>
          <table:table-cell table:style-name="ce4" office:value-type="string" calcext:value-type="string">
            <text:p>Pater Bühel</text:p>
          </table:table-cell>
          <table:table-cell table:style-name="ce4" office:value-type="string" calcext:value-type="string">
            <text:p>Colle dei Frati</text:p>
          </table:table-cell>
          <table:table-cell table:style-name="ce7" office:value-type="float" office:value="39052" calcext:value-type="float">
            <text:p>39052</text:p>
          </table:table-cell>
          <table:table-cell table:style-name="ce4" office:value-type="string" calcext:value-type="string">
            <text:p>Kaltern</text:p>
          </table:table-cell>
          <table:table-cell table:style-name="ce4" office:value-type="string" calcext:value-type="string">
            <text:p>Caldaro</text:p>
          </table:table-cell>
          <table:table-cell table:number-columns-repeated="2" table:style-name="ce4" office:value-type="string" calcext:value-type="string">
            <text:p>www.gefaengnislecarcerigalerie.it</text:p>
          </table:table-cell>
          <table:table-cell table:style-name="ce4" office:value-type="string" calcext:value-type="string">
            <text:p>+39 333 2874345</text:p>
          </table:table-cell>
          <table:table-cell table:style-name="ce4" table:number-columns-repeated="2"/>
          <table:table-cell table:number-columns-repeated="2" table:style-name="ce4" office:value-type="string" calcext:value-type="string">
            <text:p>info@gefaengnislecarcerigalerie.it</text:p>
          </table:table-cell>
          <table:table-cell table:style-name="ce10" office:value-type="string" calcext:value-type="string">
            <text:p>Freier Eintritt</text:p>
          </table:table-cell>
          <table:table-cell table:style-name="ce10" office:value-type="string" calcext:value-type="string">
            <text:p>Entrata gratuita</text:p>
          </table:table-cell>
          <table:table-cell table:style-name="ce10" office:value-type="string" calcext:value-type="string">
            <text:p>Free Admission</text:p>
          </table:table-cell>
          <table:table-cell table:style-name="ce10" office:value-type="string" calcext:value-type="string">
            <text:p>Apr-Okt</text:p>
            <text:p>Di-So 10.30-12, 17-19 h</text:p>
            <text:p>Juli-Aug Do bis 22 h</text:p>
          </table:table-cell>
          <table:table-cell table:style-name="ce10" office:value-type="string" calcext:value-type="string">
            <text:p>apr-ott</text:p>
            <text:p>mar-dom h 10.30-12, 17-19</text:p>
            <text:p>lug-ago gio fino h 22</text:p>
          </table:table-cell>
          <table:table-cell table:style-name="ce10" office:value-type="string" calcext:value-type="string">
            <text:p>Apr-Oct </text:p>
            <text:p>Tue-Sun 10.30-12, 5-7 pm</text:p>
            <text:p>July-Aug Thu until 10 pm</text:p>
          </table:table-cell>
          <table:table-cell table:style-name="ce10" office:value-type="string" calcext:value-type="string">
            <text:p>Die Galerie Gefängnis zeigt seit 2007 in den historischen Räumlichkeiten des ehemaligen Gefängnisses von Kaltern jährlich mehrere Ausstellungen zu zeitgenössischer Kunst. Dabei werden Südtiroler Kunstschaffende eingeladen, mit Partner*innen die Ausstellung im Dialog zu gestalten.</text:p>
          </table:table-cell>
          <table:table-cell table:style-name="ce10" office:value-type="string" calcext:value-type="string">
            <text:p>Dal 2007 la galleria Le Carceri presenta ogni anno negli spazi storici delle ex carceri di Caldaro varie esposizioni d’arte contemporanea. Per ogni mostra un/a artista dell’Alto Adige viene invitato/a a creare in dialogo con le opere di un/a collega.</text:p>
          </table:table-cell>
          <table:table-cell table:style-name="ce10" office:value-type="string" calcext:value-type="string">
            <text:p>Since 2007, the art gallery Gefängnis/Le Carceri has been showing several exhibitions of contemporary art every year in the historic premises of the former prison of Kaltern/ Caldaro. South Tyrolean artists are invited to create the exhibition in dialogue with partners.</text:p>
          </table:table-cell>
          <table:table-cell table:style-name="ce10" office:value-type="string" calcext:value-type="string">
            <text:p>11.244186</text:p>
          </table:table-cell>
          <table:table-cell table:style-name="ce10" office:value-type="string" calcext:value-type="string">
            <text:p>46.413372</text:p>
          </table:table-cell>
          <table:table-cell table:number-columns-repeated="995"/>
        </table:table-row>
        <table:table-row table:style-name="ro1" table:visibility="filter">
          <table:table-cell table:style-name="ce2" table:number-columns-repeated="2"/>
          <table:table-cell table:style-name="ce4" office:value-type="string" calcext:value-type="string">
            <text:p>Magie des Wassers</text:p>
          </table:table-cell>
          <table:table-cell table:style-name="ce4" office:value-type="string" calcext:value-type="string">
            <text:p>Magia dell'acqua</text:p>
          </table:table-cell>
          <table:table-cell table:style-name="ce4" office:value-type="string" calcext:value-type="string">
            <text:p>Magic of the Water</text:p>
          </table:table-cell>
          <table:table-cell table:style-name="ce4" office:value-type="string" calcext:value-type="string">
            <text:p>Lappach 210</text:p>
          </table:table-cell>
          <table:table-cell table:style-name="ce4" office:value-type="string" calcext:value-type="string">
            <text:p>Lappago, 210</text:p>
          </table:table-cell>
          <table:table-cell table:style-name="ce7" office:value-type="float" office:value="39030" calcext:value-type="float">
            <text:p>39030</text:p>
          </table:table-cell>
          <table:table-cell table:style-name="ce4" office:value-type="string" calcext:value-type="string">
            <text:p>Mühlwald</text:p>
          </table:table-cell>
          <table:table-cell table:style-name="ce4" office:value-type="string" calcext:value-type="string">
            <text:p>Selva dei Molini</text:p>
          </table:table-cell>
          <table:table-cell table:number-columns-repeated="2" table:style-name="ce4" office:value-type="string" calcext:value-type="string">
            <text:p>www.muehlwaldertal.it/wasser-museum</text:p>
          </table:table-cell>
          <table:table-cell table:style-name="ce4" office:value-type="string" calcext:value-type="string">
            <text:p>+39 320 6914437</text:p>
          </table:table-cell>
          <table:table-cell table:style-name="ce4" table:number-columns-repeated="2"/>
          <table:table-cell table:number-columns-repeated="2" table:style-name="ce4" office:value-type="string" calcext:value-type="string">
            <text:p>museum@muehlwaldertal.it</text:p>
          </table:table-cell>
          <table:table-cell table:style-name="ce10" office:value-type="string" calcext:value-type="string">
            <text:p>7,00 € Erwachsene</text:p>
            <text:p>11,00 € Paare</text:p>
            <text:p>15,00 € Familienkarte</text:p>
            <text:p>frei für Kinder unter 8 Jahren</text:p>
            <text:p>5,00 € Schüler</text:p>
            <text:p>20% Rabatt für Gruppen ab 15 Personen</text:p>
          </table:table-cell>
          <table:table-cell table:style-name="ce10" office:value-type="string" calcext:value-type="string">
            <text:p>€ 7,00 adulti</text:p>
            <text:p>€ 11,00 coppie</text:p>
            <text:p>€ 15,00 carta famiglia</text:p>
            <text:p>gratuito per bambini fino a 8 anni</text:p>
            <text:p>€ 5,00 scolari</text:p>
            <text:p>20% sconto per gruppi a partire da 15 persone</text:p>
          </table:table-cell>
          <table:table-cell table:style-name="ce10" office:value-type="string" calcext:value-type="string">
            <text:p>€7.00 adults</text:p>
            <text:p>€11.00 couple</text:p>
            <text:p>€15.00 family card</text:p>
            <text:p>free for children (up to 8)</text:p>
            <text:p>€5.00 students</text:p>
            <text:p>20% discount for groups from 15 persons</text:p>
          </table:table-cell>
          <table:table-cell table:style-name="ce10" office:value-type="string" calcext:value-type="string">
            <text:p>Mitte Mai- Mitte Sep</text:p>
            <text:p>Di 10-13 h Fr, So 14.30-17.45 h</text:p>
            <text:p>ganzjährig Gruppen und Schulen mit Anmeldung</text:p>
          </table:table-cell>
          <table:table-cell table:style-name="ce10" office:value-type="string" calcext:value-type="string">
            <text:p>mag-set</text:p>
            <text:p>mar h 10-13 ven, dom h 14.30-17.45</text:p>
            <text:p>tutto l'anno gruppi e scuole su richiesta</text:p>
          </table:table-cell>
          <table:table-cell table:style-name="ce10" office:value-type="string" calcext:value-type="string">
            <text:p>May-Sep</text:p>
            <text:p>Thu 10-1 pm Fri, Sun 2.30-5.45 pm</text:p>
            <text:p>Guided tours for groups and schools on request</text:p>
          </table:table-cell>
          <table:table-cell table:style-name="ce10" office:value-type="string" calcext:value-type="string">
            <text:p>Im Widum Lappach wird das Wasser mit all seinen Eigenschaften und Geheimnissen erlebt. Die Aufmerksamkeit wird auch auf Zufälliges, Beiläufiges und auf viele kleine Begebenheiten, unterwegs in der Natur, gelenkt. Die fotografische Ausstellung „Goodbye Glaciers“ ist dem Gletscherschwund gewidmet.</text:p>
          </table:table-cell>
          <table:table-cell table:style-name="ce10" office:value-type="string" calcext:value-type="string">
            <text:p>Nei locali della parrocchia di Lappago, è possibile conoscere l’acqua con tutte le sue qualità e i suoi segreti. Il percorso richiama l’attenzione su ciò che è casuale e marginale, ovvero sulle piccole cose che si incontrano nella natura. La mostra fotografica “Goodbye Glaciers” è dedicata al ritiro dei ghiacciai.</text:p>
          </table:table-cell>
          <table:table-cell table:style-name="ce10" office:value-type="string" calcext:value-type="string">
            <text:p>Here, water is experienced with all its properties and secrets. The establishment draws attention to the coincidental, the incidental and to many small occurrences on the way in nature. The photographic exhibition "Goodbye Glaciers" is dedicated to glacier shrinkage.</text:p>
          </table:table-cell>
          <table:table-cell table:style-name="ce10" office:value-type="string" calcext:value-type="string">
            <text:p>11.803253</text:p>
          </table:table-cell>
          <table:table-cell table:style-name="ce10" office:value-type="string" calcext:value-type="string">
            <text:p>46.918449</text:p>
          </table:table-cell>
          <table:table-cell table:number-columns-repeated="995"/>
        </table:table-row>
        <table:table-row table:style-name="ro1" table:visibility="filter">
          <table:table-cell table:style-name="ce2" table:number-columns-repeated="2"/>
          <table:table-cell table:style-name="ce4" office:value-type="string" calcext:value-type="string">
            <text:p>BZ '18-'45: Eine Dokumentations-Ausstellung im Siegesdenkmal</text:p>
          </table:table-cell>
          <table:table-cell table:style-name="ce4" office:value-type="string" calcext:value-type="string">
            <text:p>BZ '18-'45: Un percorso espositivo nel Monumento alla Vittoria</text:p>
          </table:table-cell>
          <table:table-cell table:style-name="ce4" office:value-type="string" calcext:value-type="string">
            <text:p>BZ '18-'45: A permanent exhibition within the Monument to Victory</text:p>
          </table:table-cell>
          <table:table-cell table:style-name="ce4" office:value-type="string" calcext:value-type="string">
            <text:p>Siegesplatz 1</text:p>
          </table:table-cell>
          <table:table-cell table:style-name="ce4" office:value-type="string" calcext:value-type="string">
            <text:p>piazza Vittoria, 1 </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office:value-type="string" calcext:value-type="string">
            <text:p>www.siegesdenkmal.com</text:p>
          </table:table-cell>
          <table:table-cell table:style-name="ce4" office:value-type="string" calcext:value-type="string">
            <text:p>www.monumentoallavittoria.com</text:p>
          </table:table-cell>
          <table:table-cell table:style-name="ce4" office:value-type="string" calcext:value-type="string">
            <text:p>+39 0471 997581</text:p>
          </table:table-cell>
          <table:table-cell table:style-name="ce4" office:value-type="string" calcext:value-type="string">
            <text:p>+39 0471 997588</text:p>
          </table:table-cell>
          <table:table-cell table:style-name="ce4"/>
          <table:table-cell table:style-name="ce4" office:value-type="string" calcext:value-type="string">
            <text:p>monumento@comune.bolzano.it</text:p>
          </table:table-cell>
          <table:table-cell table:style-name="ce4" office:value-type="string" calcext:value-type="string">
            <text:p>monument@gemeinde.bozen.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Außenbereich aus Sicherheitsgründen geschlossen</text:p>
            <text:p>Apr-Sept: Di, Mi, Fr, Sa, So 11-13, 14-17 h, Do 15-21 h</text:p>
            <text:p>Okt-März: Di-Sa 10.30-12.30, 14.30-16.30 h</text:p>
            <text:p>So 10.30-12, 15-17 h</text:p>
            <text:p>geschl. 24., 25. und 31. Dez, 1. Jan, Ostern and 1. Mai</text:p>
            <text:p>Führungen mit Vormerkung:</text:p>
            <text:p>Tel.  +39 0471 095474, &lt;a href="mailto: museenvormerkungen@gemeinde.bozen.it"&gt;museenvormerkungen@gemeinde.bozen.it&lt;/a&gt;</text:p>
          </table:table-cell>
          <table:table-cell table:style-name="ce10" office:value-type="string" calcext:value-type="string">
            <text:p>area esterna chiusa per motivi di sicurezza</text:p>
            <text:p>apr-sett: mar, mer, ven, sab, dom h 11-13, 14-17, gio h 15-21</text:p>
            <text:p>ott-marzo: mar-sab h 10.30-12.30, 14.30-16.30</text:p>
            <text:p>dom h 10.30-12, 15-17</text:p>
            <text:p>chiuso 24, 25 e 31 dic, 1° gen, Pasqua e 1° mag</text:p>
            <text:p>visite guidate solo su prenotazione:</text:p>
            <text:p>tel. +39 0471 095474, &lt;a href="mailto: prenotazionimusei@comune.bolzano.it"&gt;prenotazionimusei@comune.bolzano.it&lt;/a&gt;</text:p>
          </table:table-cell>
          <table:table-cell table:style-name="ce10" office:value-type="string" calcext:value-type="string">
            <text:p>For safety reasons the external fenced area remains closed to the public.</text:p>
            <text:p>Apr-Sep: Tue, Wed, Fri, Sat, Sun 11-1 pm, 2-5 pm, Thu 3-9pm</text:p>
            <text:p>Oct-March: Tue-Sat 10.30-12.30, 2.30-4.30 pm</text:p>
            <text:p>Sun 10.30-12, 3-5 pm</text:p>
            <text:p>closed 24, 25 and 31 Dec, 1 Jan, Easter and 1 May</text:p>
            <text:p>guided tours only by booking:</text:p>
            <text:p>phone +39 0471 095474, &lt;a href="mailto: museumsbookings@comune.bolzano.it"&gt;museumsbookings@comune.bolzano.it&lt;/a&gt;</text:p>
          </table:table-cell>
          <table:table-cell table:style-name="ce10" office:value-type="string" calcext:value-type="string">
            <text:p>Das Siegesdenkmal wurde 1926–1928 vom faschistischen Regime errichtet. Vor dem Hintergrund der Denkmalgeschichte blickt die Ausstellung auf die Jahre 1918–1945 und thematisiert den italienischen Faschismus und die Zeit der nationalsozialistischen Besetzung. Ein Augenmerk wird auf die tiefgreifenden städtebaulichen Umgestaltungen seit dieser Zeit gelegt.</text:p>
          </table:table-cell>
          <table:table-cell table:style-name="ce10" office:value-type="string" calcext:value-type="string">
            <text:p>Il percorso racconta la storia del Monumento alla Vittoria, eretto dal regime fascista negli anni 1926-28, e ripercorre le vicende storiche locali, nazionali e internazionali tra le due guerre mondiali, legate in particolare modo all’avvicendarsi di fascismo e nazismo. Illustra inoltre i radicali mutamenti urbanistici a Bolzano dalla fine degli anni ‘20.</text:p>
          </table:table-cell>
          <table:table-cell table:style-name="ce10" office:value-type="string" calcext:value-type="string">
            <text:p>The Monument to Victory was erected by the fascist regime in 1926 – 1928. By looking at the building's history, the exhibition illustrates the years 1918 – 1945 and focuses on Italian fascism and the period of Nazi occupation. Attention is paid to the far-reaching urban redevelopments that have taken place since that time.</text:p>
          </table:table-cell>
          <table:table-cell table:style-name="ce10" office:value-type="string" calcext:value-type="string">
            <text:p>11.345026</text:p>
          </table:table-cell>
          <table:table-cell table:style-name="ce10" office:value-type="string" calcext:value-type="string">
            <text:p>46.500521</text:p>
          </table:table-cell>
          <table:table-cell table:number-columns-repeated="995"/>
        </table:table-row>
        <table:table-row table:style-name="ro1" table:visibility="filter">
          <table:table-cell table:style-name="ce2" table:number-columns-repeated="2"/>
          <table:table-cell table:number-columns-repeated="3" table:style-name="ce4" office:value-type="string" calcext:value-type="string">
            <text:p>ar/ge Kunst</text:p>
          </table:table-cell>
          <table:table-cell table:style-name="ce4" office:value-type="string" calcext:value-type="string">
            <text:p>Museumstraße 29</text:p>
          </table:table-cell>
          <table:table-cell table:style-name="ce4" office:value-type="string" calcext:value-type="string">
            <text:p>via Museo, 29</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argekunst.it</text:p>
          </table:table-cell>
          <table:table-cell table:style-name="ce4" office:value-type="string" calcext:value-type="string">
            <text:p>+39 0471 971601</text:p>
          </table:table-cell>
          <table:table-cell table:style-name="ce4" table:number-columns-repeated="2"/>
          <table:table-cell table:number-columns-repeated="2" table:style-name="ce4" office:value-type="string" calcext:value-type="string">
            <text:p>info@argekunst.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Fr 10-13, 15-19 h</text:p>
            <text:p>Sa 10-13 h</text:p>
          </table:table-cell>
          <table:table-cell table:style-name="ce10" office:value-type="string" calcext:value-type="string">
            <text:p>mar-ven h 10-13, 15-19</text:p>
            <text:p>sab h 10-13</text:p>
          </table:table-cell>
          <table:table-cell table:style-name="ce10" office:value-type="string" calcext:value-type="string">
            <text:p>Tue-Fri 10-1 pm, 3-7 pm</text:p>
            <text:p>Sat 10-1 pm</text:p>
          </table:table-cell>
          <table:table-cell table:style-name="ce10" office:value-type="string" calcext:value-type="string">
            <text:p>Im Zentrum des Interesses von ar/ge kunst, dem Bozner Kunstverein, sind das Aufspüren innovativer künstlerischer Positionen jenseits kurzlebiger Trends sowie das Präsentieren internationaler, nationaler und regionaler Kunstschaffender mit einem eigenständigen künstlerischen Umgang mit aktuellen und relevanten Fragestellungen zu Gesellschaft und Umwelt.</text:p>
          </table:table-cell>
          <table:table-cell table:style-name="ce10" office:value-type="string" calcext:value-type="string">
            <text:p>ar/ge kunst è il Kunstverein (Associazione artistica) di Bolzano. Fulcro dell’attività è la scoperta di posizioni artistiche innovative che vadano oltre le tendenze temporanee e dalla presentazione di artisti/e internazionali/e, nazionali e regionali con un approccio autonomo alle tematiche attuali e rilevanti relative a società e ambiente.</text:p>
          </table:table-cell>
          <table:table-cell table:style-name="ce10" office:value-type="string" calcext:value-type="string">
            <text:p>ar/ge kunst, the city's Art Society, focuses on tracking down artistic positions beyond short-lived trends, as well as presenting international, national and regional artists with an independent artistic approach to current and relevant issues about society and the environment.</text:p>
          </table:table-cell>
          <table:table-cell table:style-name="ce10" office:value-type="string" calcext:value-type="string">
            <text:p>11.350718</text:p>
          </table:table-cell>
          <table:table-cell table:style-name="ce10" office:value-type="string" calcext:value-type="string">
            <text:p>46.499815</text:p>
          </table:table-cell>
          <table:table-cell table:number-columns-repeated="995"/>
        </table:table-row>
        <table:table-row table:style-name="ro1" table:visibility="filter">
          <table:table-cell table:style-name="ce2" table:number-columns-repeated="2"/>
          <table:table-cell table:style-name="ce4" office:value-type="string" calcext:value-type="string">
            <text:p>Stadtgalerie Bozen</text:p>
          </table:table-cell>
          <table:table-cell table:style-name="ce4" office:value-type="string" calcext:value-type="string">
            <text:p>Galleria Civica di Bolzano</text:p>
          </table:table-cell>
          <table:table-cell table:style-name="ce4" office:value-type="string" calcext:value-type="string">
            <text:p>Municipal Gallery Bolzano</text:p>
          </table:table-cell>
          <table:table-cell table:style-name="ce4" office:value-type="string" calcext:value-type="string">
            <text:p>Dominikanerplatz 18</text:p>
          </table:table-cell>
          <table:table-cell table:style-name="ce4" office:value-type="string" calcext:value-type="string">
            <text:p>piazza Domenicani 18</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style-name="ce4" table:number-columns-repeated="2"/>
          <table:table-cell table:style-name="ce4" office:value-type="string" calcext:value-type="string">
            <text:p>+39 0471 977855</text:p>
          </table:table-cell>
          <table:table-cell table:style-name="ce4" office:value-type="string" calcext:value-type="string">
            <text:p>+39 0471 997581</text:p>
          </table:table-cell>
          <table:table-cell table:style-name="ce4" office:value-type="string" calcext:value-type="string">
            <text:p>+39 0471 997456</text:p>
          </table:table-cell>
          <table:table-cell table:style-name="ce4" office:value-type="string" calcext:value-type="string">
            <text:p>7.0.0@comune.bolzano.it</text:p>
          </table:table-cell>
          <table:table-cell table:style-name="ce4" office:value-type="string" calcext:value-type="string">
            <text:p>7.0.0@gemeinde.bozen.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e Öffnungszeiten ändern sich je nach Ausstellung, weitere Infos &lt;a title="Webseite der Gemeinde Bozen" href="http://www.gemeinde.bozen.it/cultura_context.jsp?hostmatch=true&amp;area=48&amp;ID_LINK=747"&gt;hier&lt;/a&gt;</text:p>
          </table:table-cell>
          <table:table-cell table:style-name="ce10" office:value-type="string" calcext:value-type="string">
            <text:p>Gli orari d'apertura variano a seconda dell'esposizione in corso, maggiori informazioni &lt;a title="sito del Comune di Bolzano" href="http://www.comune.bolzano.it/cultura_context.jsp?ID_LINK=747&amp;area=48"&gt;qui&lt;/a&gt;</text:p>
          </table:table-cell>
          <table:table-cell table:style-name="ce10" office:value-type="string" calcext:value-type="string">
            <text:p>The opening hours are dependent on the current exposition, more information &lt;a title="website of the Municipal Departement of culture of Bozen/Bolzano" href="http://www.gemeinde.bozen.it/cultura_context.jsp?hostmatch=true&amp;area=48&amp;ID_LINK=747"&gt;here &lt;/a&gt;</text:p>
          </table:table-cell>
          <table:table-cell table:style-name="ce10" office:value-type="string" calcext:value-type="string">
            <text:p>Die Stadtgalerie befindet sich im früheren Kloster der Dominikaner und erstreckt sich über zwei Stockwerke. Die zuständige Abteilung für Kultur der Gemeinde Bozen organisiert regional und überregional ausgerichtete Ausstellungen zu Kunst- und Kulturthemen.</text:p>
          </table:table-cell>
          <table:table-cell table:style-name="ce10" office:value-type="string" calcext:value-type="string">
            <text:p>La Galleria Civica, situata su due piani, occupa una piccola porzione dell’antico convento dei frati Domenicani. Gestita dalla Ripartizione Servizi culturali del Comune di Bolzano, ospita esposizioni dedicate all’arte e alla cultura non solo cittadina.</text:p>
          </table:table-cell>
          <table:table-cell table:style-name="ce10" office:value-type="string" calcext:value-type="string">
            <text:p>The Municipal Gallery is located on two floors in the former Dominican monastery. The responsible city's department for culture organises regionally and supra-regionally oriented exhibitions on art and cultural themes.</text:p>
          </table:table-cell>
          <table:table-cell table:style-name="ce10" office:value-type="string" calcext:value-type="string">
            <text:p>11.3517</text:p>
          </table:table-cell>
          <table:table-cell table:style-name="ce10" office:value-type="string" calcext:value-type="string">
            <text:p>46.497672</text:p>
          </table:table-cell>
          <table:table-cell table:number-columns-repeated="995"/>
        </table:table-row>
        <table:table-row table:style-name="ro1" table:visibility="filter">
          <table:table-cell table:style-name="ce2" table:number-columns-repeated="2"/>
          <table:table-cell table:style-name="ce4" office:value-type="string" calcext:value-type="string">
            <text:p>Galerie Prisma</text:p>
          </table:table-cell>
          <table:table-cell table:style-name="ce4" office:value-type="string" calcext:value-type="string">
            <text:p>Galleria Prisma</text:p>
          </table:table-cell>
          <table:table-cell table:style-name="ce4" office:value-type="string" calcext:value-type="string">
            <text:p>Prisma Gallery</text:p>
          </table:table-cell>
          <table:table-cell table:style-name="ce4" office:value-type="string" calcext:value-type="string">
            <text:p>Weggensteinstraße 12</text:p>
          </table:table-cell>
          <table:table-cell table:style-name="ce4" office:value-type="string" calcext:value-type="string">
            <text:p>via Weggenstein, 12</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kuenstlerbund.org</text:p>
          </table:table-cell>
          <table:table-cell table:style-name="ce4" office:value-type="string" calcext:value-type="string">
            <text:p>+39 0471 977037</text:p>
          </table:table-cell>
          <table:table-cell table:style-name="ce4" table:number-columns-repeated="2"/>
          <table:table-cell table:number-columns-repeated="2" table:style-name="ce4" office:value-type="string" calcext:value-type="string">
            <text:p>info@kuenstlerbund.org</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Fr 15-19 h</text:p>
            <text:p>Sa 10-13 h</text:p>
          </table:table-cell>
          <table:table-cell table:style-name="ce10" office:value-type="string" calcext:value-type="string">
            <text:p>mar-ven h 15-19</text:p>
            <text:p>sab h 10-13</text:p>
          </table:table-cell>
          <table:table-cell table:style-name="ce10" office:value-type="string" calcext:value-type="string">
            <text:p>Tue-Fri 3-7 pm</text:p>
            <text:p>Sat 10 am - 1 pm</text:p>
          </table:table-cell>
          <table:table-cell table:style-name="ce10" office:value-type="string" calcext:value-type="string">
            <text:p>Die Galerie Prisma ist die Galerie des Südtiroler Künstlerbundes. In der historischen Gewölbehalle des Deutschhauses werden jährlich zehn unterschiedliche Ausstellungen der Mitglieder, eine Architekturausstellung sowie eine Schau internationaler Kunstschaffender organisiert.</text:p>
          </table:table-cell>
          <table:table-cell table:style-name="ce10" office:value-type="string" calcext:value-type="string">
            <text:p>La Galleria Prisma è la galleria del Südtiroler Künstlerbund. Nella sala storica con volta a botte del Deutschhaus ogni anno vengono organizzate dieci diverse mostre dei soci, una mostra di architettura e un’esposizione di artisti/e internazionali.</text:p>
          </table:table-cell>
          <table:table-cell table:style-name="ce10" office:value-type="string" calcext:value-type="string">
            <text:p>Prisma gallery is the gallery of the South Tyrolean Artists' Association. Every year different exhibitions are shown in the historic vaulted hall of the Deutschhaus: exhibitions of ten members, an architecture exhibition and a show of international artists.</text:p>
          </table:table-cell>
          <table:table-cell table:style-name="ce10" office:value-type="string" calcext:value-type="string">
            <text:p>11.356805</text:p>
          </table:table-cell>
          <table:table-cell table:style-name="ce10" office:value-type="string" calcext:value-type="string">
            <text:p>46.50272</text:p>
          </table:table-cell>
          <table:table-cell table:number-columns-repeated="995"/>
        </table:table-row>
        <table:table-row table:style-name="ro1" table:visibility="filter">
          <table:table-cell table:style-name="ce2" table:number-columns-repeated="2"/>
          <table:table-cell table:style-name="ce4" office:value-type="string" calcext:value-type="string">
            <text:p>Galerie Foto Forum</text:p>
          </table:table-cell>
          <table:table-cell table:style-name="ce4" office:value-type="string" calcext:value-type="string">
            <text:p>Galleria Foto Forum</text:p>
          </table:table-cell>
          <table:table-cell table:style-name="ce4" office:value-type="string" calcext:value-type="string">
            <text:p>Foto Forum Gallery</text:p>
          </table:table-cell>
          <table:table-cell table:style-name="ce4" office:value-type="string" calcext:value-type="string">
            <text:p>Weggensteinstraße 3F</text:p>
          </table:table-cell>
          <table:table-cell table:style-name="ce4" office:value-type="string" calcext:value-type="string">
            <text:p>via Weggenstein, 3F</text:p>
          </table:table-cell>
          <table:table-cell table:style-name="ce7" office:value-type="float" office:value="39100" calcext:value-type="float">
            <text:p>39100</text:p>
          </table:table-cell>
          <table:table-cell table:style-name="ce4" office:value-type="string" calcext:value-type="string">
            <text:p>Bozen</text:p>
          </table:table-cell>
          <table:table-cell table:style-name="ce4" office:value-type="string" calcext:value-type="string">
            <text:p>Bolzano</text:p>
          </table:table-cell>
          <table:table-cell table:number-columns-repeated="2" table:style-name="ce4" office:value-type="string" calcext:value-type="string">
            <text:p>www.foto-forum.it</text:p>
          </table:table-cell>
          <table:table-cell table:style-name="ce4" office:value-type="string" calcext:value-type="string">
            <text:p>+39 366 9043610</text:p>
          </table:table-cell>
          <table:table-cell table:style-name="ce4" table:number-columns-repeated="2"/>
          <table:table-cell table:number-columns-repeated="2" table:style-name="ce4" office:value-type="string" calcext:value-type="string">
            <text:p>info@foto-forum.it</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Di-Fr 15-19 h</text:p>
            <text:p>Sa 10-12 h</text:p>
          </table:table-cell>
          <table:table-cell table:style-name="ce10" office:value-type="string" calcext:value-type="string">
            <text:p>mar-ven h 15-19</text:p>
            <text:p>sab h 10-12</text:p>
          </table:table-cell>
          <table:table-cell table:style-name="ce10" office:value-type="string" calcext:value-type="string">
            <text:p>Tue-Fri 3-7 pm</text:p>
            <text:p>Sat 10-12</text:p>
          </table:table-cell>
          <table:table-cell table:style-name="ce10" office:value-type="string" calcext:value-type="string">
            <text:p>Foto Forum ist eine Plattform für Fotografie. Mit Ausstellungen und anderen Aktivitäten werden kommunikative, kreative und künstlerische Positionen der Fotografie vorgestellt und vermittelt.</text:p>
          </table:table-cell>
          <table:table-cell table:style-name="ce10" office:value-type="string" calcext:value-type="string">
            <text:p>Foto Forum s’intende come piattaforma per la fotografia. Attraverso mostre e altre attività vengono presentate posizioni comunicative, creative e artistiche in ambito fotografico.</text:p>
          </table:table-cell>
          <table:table-cell table:style-name="ce10" office:value-type="string" calcext:value-type="string">
            <text:p>Foto Forum is a platform for photography. With exhibitions and other activities, communicative, creative, and artistic positions of photography are presented and communicated.</text:p>
          </table:table-cell>
          <table:table-cell table:style-name="ce10" office:value-type="string" calcext:value-type="string">
            <text:p>11.357074</text:p>
          </table:table-cell>
          <table:table-cell table:style-name="ce10" office:value-type="string" calcext:value-type="string">
            <text:p>46.50188</text:p>
          </table:table-cell>
          <table:table-cell table:number-columns-repeated="995"/>
        </table:table-row>
        <table:table-row table:style-name="ro1" table:visibility="filter">
          <table:table-cell table:style-name="ce2" table:number-columns-repeated="2"/>
          <table:table-cell table:style-name="ce4" office:value-type="string" calcext:value-type="string">
            <text:p>Kunstforum Unterland</text:p>
          </table:table-cell>
          <table:table-cell table:style-name="ce4" office:value-type="string" calcext:value-type="string">
            <text:p>Kunstforum Unterland </text:p>
          </table:table-cell>
          <table:table-cell table:style-name="ce4" office:value-type="string" calcext:value-type="string">
            <text:p>Kunstforum Unterland</text:p>
          </table:table-cell>
          <table:table-cell table:style-name="ce4" office:value-type="string" calcext:value-type="string">
            <text:p>Laubengasse 26</text:p>
          </table:table-cell>
          <table:table-cell table:style-name="ce4" office:value-type="string" calcext:value-type="string">
            <text:p>via Portici 26</text:p>
          </table:table-cell>
          <table:table-cell table:style-name="ce7" office:value-type="float" office:value="39044" calcext:value-type="float">
            <text:p>39044</text:p>
          </table:table-cell>
          <table:table-cell table:style-name="ce4" office:value-type="string" calcext:value-type="string">
            <text:p>Neumarkt</text:p>
          </table:table-cell>
          <table:table-cell table:style-name="ce4" office:value-type="string" calcext:value-type="string">
            <text:p>Egna</text:p>
          </table:table-cell>
          <table:table-cell table:style-name="ce4" office:value-type="string" calcext:value-type="string">
            <text:p>www.bzgcc.bz.it/de/Kunstforum</text:p>
          </table:table-cell>
          <table:table-cell table:style-name="ce4" office:value-type="string" calcext:value-type="string">
            <text:p>www.bzgcc.bz.it/it/Kunstforum_della_Bassa_Atesina</text:p>
          </table:table-cell>
          <table:table-cell table:style-name="ce4" office:value-type="string" calcext:value-type="string">
            <text:p>+39 333 9366551</text:p>
          </table:table-cell>
          <table:table-cell table:style-name="ce4" table:number-columns-repeated="2"/>
          <table:table-cell table:number-columns-repeated="2" table:style-name="ce4" office:value-type="string" calcext:value-type="string">
            <text:p>kunstforum@bzgue.org</text:p>
          </table:table-cell>
          <table:table-cell table:style-name="ce10" office:value-type="string" calcext:value-type="string">
            <text:p>Freier Eintritt.</text:p>
          </table:table-cell>
          <table:table-cell table:style-name="ce10" office:value-type="string" calcext:value-type="string">
            <text:p>Entrata gratuita.</text:p>
          </table:table-cell>
          <table:table-cell table:style-name="ce10" office:value-type="string" calcext:value-type="string">
            <text:p>Free admission.</text:p>
          </table:table-cell>
          <table:table-cell table:style-name="ce10" office:value-type="string" calcext:value-type="string">
            <text:p>Anfang Feb-Mitte Dez</text:p>
            <text:p>Di-Sa 10-12, 16-18 h</text:p>
            <text:p>geschl. Juli, Aug</text:p>
            <text:p>Kunstvermittlung mit telefonischer Vormerkung</text:p>
          </table:table-cell>
          <table:table-cell table:style-name="ce10" office:value-type="string" calcext:value-type="string">
            <text:p>inizio feb-metà dic</text:p>
            <text:p>mar-sab h 10-12, 16-18</text:p>
            <text:p>chiuso lug, ago</text:p>
            <text:p>visite guidate a tema artistico su prenotazione telefonica</text:p>
          </table:table-cell>
          <table:table-cell table:style-name="ce10" office:value-type="string" calcext:value-type="string">
            <text:p>beginning of Feb-mid-Dec</text:p>
            <text:p>Tue-Sat 10-12, 4-6pm</text:p>
            <text:p>closed July, Aug</text:p>
            <text:p>guided tours with subject "art" on phone reservation</text:p>
          </table:table-cell>
          <table:table-cell table:style-name="ce10" office:value-type="string" calcext:value-type="string">
            <text:p>Das Kunstforum Unterland – Galerie der Bezirksgemeinschaft Überetsch/Unterland zeigt in mittelalterlichen Räumen unter den Lauben von Neumarkt zeitgenössische Kunst. Jährlich werden in sechs Ausstellungen verschiedene Positionen regionaler und internationaler Kunstschaffender präsentiert.</text:p>
          </table:table-cell>
          <table:table-cell table:style-name="ce10" office:value-type="string" calcext:value-type="string">
            <text:p>Il Kunstforum Unterland - Galleria della Comunità Comprensoriale Oltradige/Bassa Atesina presenta, nei suoi spazi medievali sotto i portici di Egna, mostre d'arte contemporanea di caratura sia locale che internazionale. Diverse posizioni artistiche vengono presentate attraverso sei appuntamenti annuali.</text:p>
          </table:table-cell>
          <table:table-cell table:style-name="ce10" office:value-type="string" calcext:value-type="string">
            <text:p>The Kunstforum Unterland shows contemporary art in medieval rooms under the arbours of Neumarkt/Egna. Every year, different positions of regional and international artists are presented in six exhibitions.</text:p>
          </table:table-cell>
          <table:table-cell table:style-name="ce10" office:value-type="string" calcext:value-type="string">
            <text:p>11.271583</text:p>
          </table:table-cell>
          <table:table-cell table:style-name="ce10" office:value-type="string" calcext:value-type="string">
            <text:p>46.312806</text:p>
          </table:table-cell>
          <table:table-cell table:number-columns-repeated="995"/>
        </table:table-row>
        <table:table-row table:style-name="ro1" table:visibility="filter">
          <table:table-cell table:style-name="ce2" table:number-columns-repeated="2"/>
          <table:table-cell table:style-name="ce4" office:value-type="string" calcext:value-type="string">
            <text:p>Trachtenmuseum</text:p>
          </table:table-cell>
          <table:table-cell table:style-name="ce4" office:value-type="string" calcext:value-type="string">
            <text:p>Museo dei costumi tradizionali</text:p>
          </table:table-cell>
          <table:table-cell table:style-name="ce4" office:value-type="string" calcext:value-type="string">
            <text:p>Museum of Traditional Costumes</text:p>
          </table:table-cell>
          <table:table-cell table:style-name="ce4" office:value-type="string" calcext:value-type="string">
            <text:p>Ansitz Lächler, Krausenplatz 2</text:p>
          </table:table-cell>
          <table:table-cell table:style-name="ce4" office:value-type="string" calcext:value-type="string">
            <text:p>Residenza Lächler, piazza Krausen 2</text:p>
          </table:table-cell>
          <table:table-cell table:style-name="ce7" office:value-type="float" office:value="39040" calcext:value-type="float">
            <text:p>39040</text:p>
          </table:table-cell>
          <table:table-cell table:style-name="ce4" office:value-type="string" calcext:value-type="string">
            <text:p>Kastelruth</text:p>
          </table:table-cell>
          <table:table-cell table:style-name="ce4" office:value-type="string" calcext:value-type="string">
            <text:p>Castelrotto</text:p>
          </table:table-cell>
          <table:table-cell table:number-columns-repeated="2" table:style-name="ce4" office:value-type="string" calcext:value-type="string">
            <text:p>www.museum-kastelruth.com</text:p>
          </table:table-cell>
          <table:table-cell table:style-name="ce4" office:value-type="string" calcext:value-type="string">
            <text:p>+39 0471 706333</text:p>
          </table:table-cell>
          <table:table-cell table:style-name="ce4" table:number-columns-repeated="2"/>
          <table:table-cell table:number-columns-repeated="2" table:style-name="ce4" office:value-type="string" calcext:value-type="string">
            <text:p>info@museum-kastelruth.com</text:p>
          </table:table-cell>
          <table:table-cell table:style-name="ce10" office:value-type="string" calcext:value-type="string">
            <text:p>freier Eintritt</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Mo-Sa 8.30-12, 15-18 h</text:p>
            <text:p>feiertags geschlossen</text:p>
          </table:table-cell>
          <table:table-cell table:style-name="ce10" office:value-type="string" calcext:value-type="string">
            <text:p>lun-sab h 8.30-12, 15-18</text:p>
            <text:p>chiuso nei festivi</text:p>
          </table:table-cell>
          <table:table-cell table:style-name="ce10" office:value-type="string" calcext:value-type="string">
            <text:p>Mon-Sat 8.30-12, 3-6 pm</text:p>
            <text:p>closed on public holidays</text:p>
          </table:table-cell>
          <table:table-cell table:style-name="ce10" office:value-type="string" calcext:value-type="string">
            <text:p>Das Trachtenmuseum im historischen Ansitz Lächler sieht sich als Forschungs-, Dokumentations- und Informationsstätte rund um die Kastelruther Tracht. Zu sehen sind historische Trachten und Accessoires aus dem 18., 19. und 20. Jahrhundert sowie eine Sammlung von historischen Fotografien.</text:p>
          </table:table-cell>
          <table:table-cell table:style-name="ce10" office:value-type="string" calcext:value-type="string">
            <text:p>Sito al secondo piano della residenza Lächler, sopra l'associazione turistica, il museo intende essere un centro di ricerca, documentazione e informazione sul costume tradizionale ("Tracht") di Castelrotto e sulla sua storia. Espone costumi tradizionali del XVIII, XIX e XX secolo e parti di essi nonché una ricca raccolta di immagini storiche.</text:p>
          </table:table-cell>
          <table:table-cell table:style-name="ce10" office:value-type="string" calcext:value-type="string">
            <text:p>The museum in the historic Lächler manor defines itself as a centre for research, documentation and information about the traditional costumes of Kastelruth/Castelrotto. On display are historical garbs and accessories from the 18th, 19th and 20th centuries as well as a collection of historical photographs.</text:p>
          </table:table-cell>
          <table:table-cell table:style-name="ce10" office:value-type="string" calcext:value-type="string">
            <text:p>11.5596</text:p>
          </table:table-cell>
          <table:table-cell table:style-name="ce10" office:value-type="string" calcext:value-type="string">
            <text:p>46.5679</text:p>
          </table:table-cell>
          <table:table-cell table:number-columns-repeated="995"/>
        </table:table-row>
        <table:table-row table:style-name="ro1">
          <table:table-cell table:style-name="ce18" office:value-type="string" calcext:value-type="string">
            <text:p>MHP</text:p>
          </table:table-cell>
          <table:table-cell table:style-name="ce4"/>
          <table:table-cell table:style-name="ce4" office:value-type="string" calcext:value-type="string">
            <text:p>MuseumHinterPasseier - Timmel_Transit</text:p>
          </table:table-cell>
          <table:table-cell table:style-name="ce4" office:value-type="string" calcext:value-type="string">
            <text:p>MuseoAltaPassiria - Timmel_Transit</text:p>
          </table:table-cell>
          <table:table-cell table:style-name="ce4" office:value-type="string" calcext:value-type="string">
            <text:p>MuseumHinterPasseier - Timmel_Transit</text:p>
          </table:table-cell>
          <table:table-cell table:style-name="ce4" office:value-type="string" calcext:value-type="string">
            <text:p>Timmelsjoch, italienische Seite</text:p>
          </table:table-cell>
          <table:table-cell table:style-name="ce4" office:value-type="string" calcext:value-type="string">
            <text:p>valico del Rombo, versante italiano</text:p>
          </table:table-cell>
          <table:table-cell table:style-name="ce7" office:value-type="float" office:value="39013" calcext:value-type="float">
            <text:p>39013</text:p>
          </table:table-cell>
          <table:table-cell table:style-name="ce4" office:value-type="string" calcext:value-type="string">
            <text:p>Moos in Passeier</text:p>
          </table:table-cell>
          <table:table-cell table:style-name="ce4" office:value-type="string" calcext:value-type="string">
            <text:p>Moso in Passiria</text:p>
          </table:table-cell>
          <table:table-cell table:number-columns-repeated="2" table:style-name="ce4" office:value-type="string" calcext:value-type="string">
            <text:p>www.museum.hinterpasseier.it</text:p>
          </table:table-cell>
          <table:table-cell table:style-name="ce4" office:value-type="string" calcext:value-type="string">
            <text:p>+39 0473 648529</text:p>
          </table:table-cell>
          <table:table-cell table:style-name="ce4"/>
          <table:table-cell table:style-name="ce4" office:value-type="string" calcext:value-type="string">
            <text:p>+39 0473 648703</text:p>
          </table:table-cell>
          <table:table-cell table:number-columns-repeated="2" table:style-name="ce4" office:value-type="string" calcext:value-type="string">
            <text:p>info@museum.hinterpasseier.it</text:p>
          </table:table-cell>
          <table:table-cell table:style-name="ce10" office:value-type="string" calcext:value-type="string">
            <text:p>Eintritt frei</text:p>
          </table:table-cell>
          <table:table-cell table:style-name="ce10" office:value-type="string" calcext:value-type="string">
            <text:p>Ingresso libero</text:p>
          </table:table-cell>
          <table:table-cell table:style-name="ce10" office:value-type="string" calcext:value-type="string">
            <text:p>Free admission</text:p>
          </table:table-cell>
          <table:table-cell table:style-name="ce10" office:value-type="string" calcext:value-type="string">
            <text:p>Mai-Okt</text:p>
            <text:p>täglich 7-20 h</text:p>
            <text:p>(wenn die Timmelsjochstraße geöffnet ist)</text:p>
          </table:table-cell>
          <table:table-cell table:style-name="ce10" office:value-type="string" calcext:value-type="string">
            <text:p>mag-ott</text:p>
            <text:p>tutti i giorni h 7-20</text:p>
            <text:p>(se la strada del Rombo &amp;egrave; aperta al traffico)</text:p>
          </table:table-cell>
          <table:table-cell table:style-name="ce10" office:value-type="string" calcext:value-type="string">
            <text:p>Mai-Oct</text:p>
            <text:p>daily 7-8 pm</text:p>
            <text:p>(if the Timmelsjoch Street is open)</text:p>
          </table:table-cell>
          <table:table-cell table:style-name="ce10" office:value-type="string" calcext:value-type="string">
            <text:p>Die museale Struktur Timmel_Transit in einer ehemaligen Kaserne am Timmelsjoch ergänzt das sich auf österreichischem Gebiet befindende Passmuseum und vervollständigt den Parcours „Timmelsjoch Erfahrung“, museale Stationen an der Timmelsjoch-Hochalpenstraße. Hier wird die Geschichte des Straßenbaus mit Bildern und Interviews mit Zeitzeug*innen aufgearbeitet.</text:p>
          </table:table-cell>
          <table:table-cell table:style-name="ce10" office:value-type="string" calcext:value-type="string">
            <text:p>La struttura museale Timmel_Transit, in una ex caserma sul valico del Rombo, integra il Museo del Passo, che si trova in territorio austriaco, e completa il percorso dell’“Esperienza Passo Rombo”(stazioni museali sulla strada del Passo). Immagini, pannelli e filmati con interviste a testimoni d’epoca tematizzano la storia della costruzione della strada.</text:p>
          </table:table-cell>
          <table:table-cell table:style-name="ce10" office:value-type="string" calcext:value-type="string">
            <text:p>The museum structure Timmel_Transit in a former barracks on the Timmelsjoch/valico del Rombo complements the Pass Museum located on Austrian territory and completes the experience trail, museum stations on the Timmelsjoch High Alpine Road. Here, the history of road construction is reappraised with pictures and interviews with contemporary witnesses.</text:p>
          </table:table-cell>
          <table:table-cell table:style-name="ce10" office:value-type="string" calcext:value-type="string">
            <text:p>11.097854</text:p>
          </table:table-cell>
          <table:table-cell table:style-name="ce10" office:value-type="string" calcext:value-type="string">
            <text:p>46.904103</text:p>
          </table:table-cell>
          <table:table-cell table:number-columns-repeated="995"/>
        </table:table-row>
        <table:table-row table:style-name="ro2" table:number-rows-repeated="1048417">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Museen.A1:Museen.A158" table:display-filter-buttons="true">
          <table:filter>
            <table:filter-and>
              <table:filter-condition table:value="ALD" table:operator="=" table:field-number="0">
                <table:filter-set-item table:value="ALD"/>
                <table:filter-set-item table:value="AUG"/>
                <table:filter-set-item table:value="BRU"/>
                <table:filter-set-item table:value="DBX"/>
                <table:filter-set-item table:value="FRM"/>
                <table:filter-set-item table:value="GUF"/>
                <table:filter-set-item table:value="KLA"/>
                <table:filter-set-item table:value="KMA"/>
                <table:filter-set-item table:value="MAL"/>
                <table:filter-set-item table:value="MAR"/>
                <table:filter-set-item table:value="MGH"/>
                <table:filter-set-item table:value="MHP"/>
                <table:filter-set-item table:value="MUR"/>
                <table:filter-set-item table:value="MVB"/>
                <table:filter-set-item table:value="MZK"/>
                <table:filter-set-item table:value="NMS"/>
                <table:filter-set-item table:value="NUS"/>
                <table:filter-set-item table:value="PAS"/>
                <table:filter-set-item table:value="PMB"/>
                <table:filter-set-item table:value="ROH"/>
                <table:filter-set-item table:value="RUS"/>
                <table:filter-set-item table:value="SAM"/>
                <table:filter-set-item table:value="SBM"/>
                <table:filter-set-item table:value="SKM"/>
                <table:filter-set-item table:value="SME"/>
                <table:filter-set-item table:value="SML"/>
                <table:filter-set-item table:value="SMM"/>
                <table:filter-set-item table:value="STM"/>
                <table:filter-set-item table:value="SVM"/>
                <table:filter-set-item table:value="TEI"/>
                <table:filter-set-item table:value="TRA"/>
                <table:filter-set-item table:value="UTM"/>
              </table:filter-condition>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2" style:font-size-complex="10pt" style:language-complex="hi" style:country-complex="IN"/>
    </style:default-style>
    <number:number-style style:name="N0">
      <number:number number:min-integer-digits="1"/>
    </number:number-style>
    <number:date-style style:name="N188">
      <number:month/>
      <number:text>/</number:text>
      <number:day/>
      <number:text>/</number:text>
      <number:year number:style="long"/>
    </number:date-style>
    <number:number-style style:name="N124P0" style:volatile="true">
      <number:text> </number:text>
      <number:fill-character> </number:fill-character>
      <number:number number:decimal-places="0" number:min-decimal-places="0" number:min-integer-digits="1" number:grouping="true"/>
      <number:text> </number:text>
    </number:number-style>
    <number:number-style style:name="N124P1" style:volatile="true">
      <number:text> </number:text>
      <number:fill-character> </number:fill-character>
      <number:text>(</number:text>
      <number:number number:decimal-places="0" number:min-decimal-places="0" number:min-integer-digits="1" number:grouping="true"/>
      <number:text>)</number:text>
    </number:number-style>
    <number:number-style style:name="N124P2" style:volatile="true">
      <number:text> </number:text>
      <number:fill-character> </number: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date-style style:name="N190">
      <number:day/>
      <number:text>-</number:text>
      <number:month number:textual="true"/>
    </number:date-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 €</number:text>
      <style:map style:condition="value()&gt;=0" style:apply-style-name="N126P0"/>
    </number:number-style>
    <number:time-style style:name="N194">
      <number:hours/>
      <number:text>:</number:text>
      <number:minutes number:style="long"/>
    </number:time-style>
    <number:currency-style style:name="N130P0" style:volatile="true">
      <number:currency-symbol/>
      <number:fill-character> </number:fill-character>
      <number:number number:decimal-places="0" number:min-decimal-places="0" number:min-integer-digits="1" number:grouping="true"/>
      <number:text> </number:text>
    </number:currency-style>
    <number:currency-style style:name="N130P1" style:volatile="true">
      <number:currency-symbol/>
      <number:fill-character> </number:fill-character>
      <number:text>(</number:text>
      <number:number number:decimal-places="0" number:min-decimal-places="0" number:min-integer-digits="1" number:grouping="true"/>
      <number:text>)</number:text>
    </number:currency-style>
    <number:currency-style style:name="N130P2" style:volatile="true">
      <number:currency-symbol/>
      <number:fill-character> </number:fill-character>
      <number:text>- </number:text>
    </number:currency-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95">
      <number:hours/>
      <number:text>:</number:text>
      <number:minutes number:style="long"/>
      <number:text>:</number:text>
      <number:seconds number:style="long"/>
    </number:time-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currency-style style:name="N135P0" style:volatile="true">
      <number:currency-symbol/>
      <number:fill-character> </number:fill-character>
      <number:number number:decimal-places="2" number:min-decimal-places="2" number:min-integer-digits="1" number:grouping="true"/>
      <number:text> </number:text>
    </number:currency-style>
    <number:currency-style style:name="N135P1" style:volatile="true">
      <number:currency-symbol/>
      <number:fill-character> </number:fill-character>
      <number:text>(</number:text>
      <number:number number:decimal-places="2" number:min-decimal-places="2" number:min-integer-digits="1" number:grouping="true"/>
      <number:text>)</number:text>
    </number:currency-style>
    <number:currency-style style:name="N135P2" style:volatile="true">
      <number:currency-symbol/>
      <number:fill-character> </number:fill-character>
      <number:text>-</number:text>
      <number:number number:decimal-places="0" number:min-decimal-places="0" number:min-integer-digits="0"/>
      <number:text> </number:text>
    </number:currency-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 €</number:text>
      <style:map style:condition="value()&gt;=0" style:apply-style-name="N137P0"/>
    </number:number-style>
    <number:number-style style:name="N202P0" style:volatile="true">
      <number:text> </number:text>
      <number:fill-character> </number:fill-character>
      <number:number number:decimal-places="2" number:min-decimal-places="2" number:min-integer-digits="1" number:grouping="true"/>
      <number:text> </number:text>
    </number:number-style>
    <number:number-style style:name="N202P1" style:volatile="true">
      <number:text> </number:text>
      <number:fill-character> </number:fill-character>
      <number:text>(</number:text>
      <number:number number:decimal-places="2" number:min-decimal-places="2" number:min-integer-digits="1" number:grouping="true"/>
      <number:text>)</number:text>
    </number:number-style>
    <number:number-style style:name="N202P2" style:volatile="true">
      <number:text> </number:text>
      <number:fill-character> </number:fill-character>
      <number:text>-</number:text>
      <number:number number:decimal-places="0" number:min-decimal-places="0" number:min-integer-digits="0"/>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138">
      <number:number number:decimal-places="0" number:min-decimal-places="0" number:min-integer-digits="5"/>
    </number:number-style>
    <number:number-style style:name="N203">
      <number:number number:decimal-places="0" number:min-decimal-places="0" number:min-integer-digits="8"/>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 €</number:text>
      <style:map style:condition="value()&gt;=0" style:apply-style-name="N139P0"/>
    </number:number-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number:text>
      <number:fill-character> </number:fill-character>
      <number:number number:decimal-places="0" number:min-decimal-places="0" number:min-integer-digits="1" number:grouping="true"/>
      <number:text> </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fill-character> </number:fill-character>
      <number:number number:decimal-places="0" number:min-decimal-places="0" number:min-integer-digits="1" number:grouping="true"/>
      <number:text> € </number:text>
    </number:number-style>
    <number:number-style style:name="N145P1" style:volatile="true">
      <number:text>-</number:text>
      <number:fill-character> </number:fill-character>
      <number:number number:decimal-places="0" number:min-decimal-places="0" number:min-integer-digits="1" number:grouping="true"/>
      <number:text> € </number:text>
    </number:number-style>
    <number:number-style style:name="N145P2" style:volatile="true">
      <number:text> </number:text>
      <number:fill-character> </number:fill-character>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fill-character> </number:fill-character>
      <number:number number:decimal-places="2" number:min-decimal-places="2" number:min-integer-digits="1" number:grouping="true"/>
      <number:text> </number:text>
    </number:number-style>
    <number:number-style style:name="N149P1" style:volatile="true">
      <number:text>-</number:text>
      <number:fill-character> </number:fill-character>
      <number:number number:decimal-places="2" number:min-decimal-places="2" number:min-integer-digits="1" number:grouping="true"/>
      <number:text> </number:text>
    </number:number-style>
    <number:number-style style:name="N149P2" style:volatile="true">
      <number:text> </number:text>
      <number:fill-character> </number:fill-character>
      <number:text>-</number:text>
      <number:number number:decimal-places="0" number:min-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2" number:min-decimal-places="2" number:min-integer-digits="1" number:grouping="true"/>
      <number:text> € </number:text>
    </number:number-style>
    <number:number-style style:name="N153P1" style:volatile="true">
      <number:text>-</number:text>
      <number:fill-character> </number:fill-character>
      <number:number number:decimal-places="2" number:min-decimal-places="2" number:min-integer-digits="1" number:grouping="true"/>
      <number:text> € </number:text>
    </number:number-style>
    <number:number-style style:name="N153P2" style:volatile="true">
      <number:text> </number:text>
      <number:fill-character> </number:fill-character>
      <number:text>-</number:text>
      <number:number number:decimal-places="0" number:min-decimal-places="0" number:min-integer-digits="0"/>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number:min-decimal-places="1" number:min-integer-digits="1" number:min-exponent-digits="1" number:exponent-interval="3" number:forced-exponent-sign="true"/>
    </number:number-style>
    <number:number-style style:name="N159P0" style:volatile="true">
      <number:number number:decimal-places="0" number:min-decimal-places="0" number:min-integer-digits="1" number:grouping="true"/>
      <number:text>€</number:text>
    </number:number-style>
    <number:number-style style:name="N159">
      <number:text>-</number:text>
      <number:number number:decimal-places="0" number:min-decimal-places="0" number:min-integer-digits="1" number:grouping="true"/>
      <number:text>€</number:text>
      <style:map style:condition="value()&gt;=0" style:apply-style-name="N159P0"/>
    </number:number-style>
    <number:number-style style:name="N160P0" style:volatile="true">
      <number:number number:decimal-places="0" number:min-decimal-places="0" number:min-integer-digits="1" number:grouping="true"/>
      <number:text>€</number:text>
    </number:number-style>
    <number:number-style style:name="N160">
      <style:text-properties fo:color="#ff0000"/>
      <number:text>-</number:text>
      <number:number number:decimal-places="0" number:min-decimal-places="0" number:min-integer-digits="1" number:grouping="true"/>
      <number:text>€</number:text>
      <style:map style:condition="value()&gt;=0" style:apply-style-name="N160P0"/>
    </number:number-style>
    <number:number-style style:name="N162P0" style:volatile="true">
      <number:number number:decimal-places="2" number:min-decimal-places="2" number:min-integer-digits="1" number:grouping="true"/>
      <number:text>€</number:text>
    </number:number-style>
    <number:number-style style:name="N162">
      <number:text>-</number:text>
      <number:number number:decimal-places="2" number:min-decimal-places="2" number:min-integer-digits="1" number:grouping="true"/>
      <number:text>€</number:text>
      <style:map style:condition="value()&gt;=0" style:apply-style-name="N162P0"/>
    </number:number-style>
    <number:number-style style:name="N163P0" style:volatile="true">
      <number:number number:decimal-places="2" number:min-decimal-places="2" number:min-integer-digits="1" number:grouping="true"/>
      <number:text>€</number:text>
    </number:number-style>
    <number:number-style style:name="N163">
      <style:text-properties fo:color="#ff0000"/>
      <number:text>-</number:text>
      <number:number number:decimal-places="2" number:min-decimal-places="2" number:min-integer-digits="1" number:grouping="true"/>
      <number:text>€</number:text>
      <style:map style:condition="value()&gt;=0" style:apply-style-name="N163P0"/>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fill-character> </number:fill-character>
      <number:number number:decimal-places="0" number:min-decimal-places="0" number:min-integer-digits="1" number:grouping="true"/>
      <number:text>   </number:text>
    </number:number-style>
    <number:number-style style:name="N171P1" style:volatile="true">
      <number:text>-</number:text>
      <number:fill-character> </number:fill-character>
      <number:number number:decimal-places="0" number:min-decimal-places="0" number:min-integer-digits="1" number:grouping="true"/>
      <number:text>   </number:text>
    </number:number-style>
    <number:number-style style:name="N171P2" style:volatile="true">
      <number:text> </number:text>
      <number:fill-character> </number:fill-character>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fill-character> </number:fill-character>
      <number:number number:decimal-places="2" number:min-decimal-places="2" number:min-integer-digits="1" number:grouping="true"/>
      <number:text>€ </number:text>
    </number:number-style>
    <number:number-style style:name="N175P1" style:volatile="true">
      <number:text>-</number:text>
      <number:fill-character> </number:fill-character>
      <number:number number:decimal-places="2" number:min-decimal-places="2" number:min-integer-digits="1" number:grouping="true"/>
      <number:text>€ </number:text>
    </number:number-style>
    <number:number-style style:name="N175P2" style:volatile="true">
      <number:text> </number:text>
      <number:fill-character> </number:fill-character>
      <number:text>-</number:text>
      <number:number number:decimal-places="0" number: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number:text>
      <number:fill-character> </number:fill-character>
      <number:number number:decimal-places="2" number:min-decimal-places="2" number:min-integer-digits="1" number:grouping="true"/>
      <number:text>   </number:text>
    </number:number-style>
    <number:number-style style:name="N179P1" style:volatile="true">
      <number:text>-</number:text>
      <number:fill-character> </number:fill-character>
      <number:number number:decimal-places="2" number:min-decimal-places="2" number:min-integer-digits="1" number:grouping="true"/>
      <number:text>   </number:text>
    </number:number-style>
    <number:number-style style:name="N179P2" style:volatile="true">
      <number:text> </number:text>
      <number:fill-character> </number:fill-character>
      <number:text>-</number:text>
      <number:number number:decimal-places="0" number:min-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date-style style:name="N180">
      <number:month number:textual="true"/>
      <number:text> </number:text>
      <number:day number:style="long"/>
      <number:text>, </number:text>
      <number:year number:style="long"/>
    </number:date-style>
    <number:date-style style:name="N181">
      <number:month number:textual="true"/>
      <number:text> </number:text>
      <number:day number:style="long"/>
      <number:text>, </number:text>
      <number:year number:style="long"/>
      <number:text> </number:text>
      <number:hours/>
      <number:text>:</number:text>
      <number:minutes number:style="long"/>
      <number:text>:</number:text>
      <number:seconds number:style="long"/>
      <number:text> </number:text>
      <number:am-pm/>
    </number:date-style>
    <number:currency-style style:name="N183P0" style:volatile="true">
      <number:currency-symbol/>
      <number:number number:decimal-places="0" number:min-decimal-places="0" number:min-integer-digits="1" number:grouping="true"/>
      <number:text> </number:text>
    </number:currency-style>
    <number:currency-style style:name="N183">
      <number:text>(</number:text>
      <number:currency-symbol/>
      <number:number number:decimal-places="0" number:min-decimal-places="0" number:min-integer-digits="1" number:grouping="true"/>
      <number:text>)</number:text>
      <style:map style:condition="value()&gt;=0" style:apply-style-name="N183P0"/>
    </number:currency-style>
    <number:currency-style style:name="N184P0" style:volatile="true">
      <number:currency-symbol/>
      <number:number number:decimal-places="0" number:min-decimal-places="0" number:min-integer-digits="1" number:grouping="true"/>
      <number:text> </number:text>
    </number:currency-style>
    <number:currency-style style:name="N184">
      <style:text-properties fo:color="#ff0000"/>
      <number:text>(</number:text>
      <number:currency-symbol/>
      <number:number number:decimal-places="0" number:min-decimal-places="0" number:min-integer-digits="1" number:grouping="true"/>
      <number:text>)</number:text>
      <style:map style:condition="value()&gt;=0" style:apply-style-name="N184P0"/>
    </number:currency-style>
    <number:currency-style style:name="N186P0" style:volatile="true">
      <number:currency-symbol/>
      <number:number number:decimal-places="2" number:min-decimal-places="2" number:min-integer-digits="1" number:grouping="true"/>
      <number:text> </number:text>
    </number:currency-style>
    <number:currency-style style:name="N186">
      <number:text>(</number:text>
      <number:currency-symbol/>
      <number:number number:decimal-places="2" number:min-decimal-places="2" number:min-integer-digits="1" number:grouping="true"/>
      <number:text>)</number:text>
      <style:map style:condition="value()&gt;=0" style:apply-style-name="N186P0"/>
    </number:currency-style>
    <number:currency-style style:name="N187P0" style:volatile="true">
      <number:currency-symbol/>
      <number:number number:decimal-places="2" number:min-decimal-places="2" number:min-integer-digits="1" number:grouping="true"/>
      <number:text> </number:text>
    </number:currency-style>
    <number:currency-style style:name="N187">
      <style:text-properties fo:color="#ff0000"/>
      <number:text>(</number:text>
      <number:currency-symbol/>
      <number:number number:decimal-places="2" number:min-decimal-places="2" number:min-integer-digits="1" number:grouping="true"/>
      <number:text>)</number:text>
      <style:map style:condition="value()&gt;=0" style:apply-style-name="N187P0"/>
    </number:currency-style>
    <number:date-style style:name="N189">
      <number:day/>
      <number:text>-</number:text>
      <number:month number:textual="true"/>
      <number:text>-</number:text>
      <number:year/>
    </number:date-style>
    <number:date-style style:name="N191">
      <number:month number:textual="true"/>
      <number:text>-</number:text>
      <number:year/>
    </number:date-style>
    <number:time-style style:name="N192">
      <number:hours/>
      <number:text>:</number:text>
      <number:minutes number:style="long"/>
      <number:text> </number:text>
      <number:am-pm/>
    </number:time-style>
    <number:time-style style:name="N193">
      <number:hours/>
      <number:text>:</number:text>
      <number:minutes number:style="long"/>
      <number:text>:</number:text>
      <number:seconds number:style="long"/>
      <number:text> </number:text>
      <number:am-pm/>
    </number:time-style>
    <number:date-style style:name="N196">
      <number:month/>
      <number:text>/</number:text>
      <number:day/>
      <number:text>/</number:text>
      <number:year number:style="long"/>
      <number:text> </number:text>
      <number:hours/>
      <number:text>:</number:text>
      <number:minutes number:style="long"/>
    </number:date-style>
    <number:number-style style:name="N198P0" style:volatile="true">
      <number:number number:decimal-places="0" number:min-decimal-places="0" number:min-integer-digits="1" number:grouping="true"/>
      <number:text> </number:text>
    </number:number-style>
    <number:number-style style:name="N198">
      <style:text-properties fo:color="#ff0000"/>
      <number:text>(</number:text>
      <number:number number:decimal-places="0" number:min-decimal-places="0" number:min-integer-digits="1" number:grouping="true"/>
      <number:text>)</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number:text>
      <style:map style:condition="value()&gt;=0" style:apply-style-name="N200P0"/>
    </number:number-style>
    <number:number-style style:name="N204">
      <number:number number:decimal-places="0" number:min-decimal-places="0" number:min-integer-digits="1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6-30">00/00/0000</text:date>, <text:time style:data-style-name="N2" text:time-value="08:29:56.04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Museen" style:display-name="PageStyle_Musee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ummerer, Guenther</meta:initial-creator>
    <meta:creation-date>2016-05-09T15:04:08</meta:creation-date>
    <dc:date>2023-06-30T09:01:23.936000000</dc:date>
    <meta:editing-duration>PT1H54M33S</meta:editing-duration>
    <meta:editing-cycles>7</meta:editing-cycles>
    <meta:generator>LibreOffice/7.3.0.3$Windows_x86 LibreOffice_project/0f246aa12d0eee4a0f7adcefbf7c878fc2238db3</meta:generator>
    <meta:document-statistic meta:table-count="1" meta:cell-count="3860" meta:object-count="0"/>
  </office:meta>
</office:document-meta>
</file>